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2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2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4"/>
    </style:style>
    <style:style style:name="ce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4"/>
    </style:style>
    <style:style style:name="ce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6"/>
    </style:style>
    <style:style style:name="ce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6"/>
    </style:style>
    <style:style style:name="ce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8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8"/>
    </style:style>
    <style:style style:name="ce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10"/>
    </style:style>
    <style:style style:name="ce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10"/>
    </style:style>
    <style:style style:name="ce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2"/>
    </style:style>
    <style:style style:name="ce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2"/>
    </style:style>
    <style:style style:name="ce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4"/>
    </style:style>
    <style:style style:name="ce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4"/>
    </style:style>
    <style:style style:name="ce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6"/>
    </style:style>
    <style:style style:name="ce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6"/>
    </style:style>
    <style:style style:name="ce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8"/>
    </style:style>
    <style:style style:name="ce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8"/>
    </style:style>
    <style:style style:name="ce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10"/>
    </style:style>
    <style:style style:name="ce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10"/>
    </style:style>
    <style:style style:name="ce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2"/>
    </style:style>
    <style:style style:name="ce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2"/>
    </style:style>
    <style:style style:name="ce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4"/>
    </style:style>
    <style:style style:name="ce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4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6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6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8"/>
    </style:style>
    <style:style style:name="ce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8"/>
    </style:style>
    <style:style style:name="ce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10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10"/>
    </style:style>
    <style:style style:name="ce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2"/>
    </style:style>
    <style:style style:name="ce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2"/>
    </style:style>
    <style:style style:name="ce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4"/>
    </style:style>
    <style:style style:name="ce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4"/>
    </style:style>
    <style:style style:name="ce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6"/>
    </style:style>
    <style:style style:name="ce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6"/>
    </style:style>
    <style:style style:name="ce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8"/>
    </style:style>
    <style:style style:name="ce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8"/>
    </style:style>
    <style:style style:name="ce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10"/>
    </style:style>
    <style:style style:name="ce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10"/>
    </style:style>
    <style:style style:name="ce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2"/>
    </style:style>
    <style:style style:name="ce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2"/>
    </style:style>
    <style:style style:name="ce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4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4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6"/>
    </style:style>
    <style:style style:name="ce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6"/>
    </style:style>
    <style:style style:name="ce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8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8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10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10"/>
    </style:style>
    <style:style style:name="ce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2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2"/>
    </style:style>
    <style:style style:name="ce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4"/>
    </style:style>
    <style:style style:name="ce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4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6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6"/>
    </style:style>
    <style:style style:name="ce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8"/>
    </style:style>
    <style:style style:name="ce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8"/>
    </style:style>
    <style:style style:name="ce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10"/>
    </style:style>
    <style:style style:name="ce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10"/>
    </style:style>
    <style:style style:name="ce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2"/>
    </style:style>
    <style:style style:name="ce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2"/>
    </style:style>
    <style:style style:name="ce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4"/>
    </style:style>
    <style:style style:name="ce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4"/>
    </style:style>
    <style:style style:name="ce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6"/>
    </style:style>
    <style:style style:name="ce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6"/>
    </style:style>
    <style:style style:name="ce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8"/>
    </style:style>
    <style:style style:name="ce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8"/>
    </style:style>
    <style:style style:name="ce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10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10"/>
    </style:style>
    <style:style style:name="ce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2"/>
    </style:style>
    <style:style style:name="ce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2"/>
    </style:style>
    <style:style style:name="ce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4"/>
    </style:style>
    <style:style style:name="ce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4"/>
    </style:style>
    <style:style style:name="ce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6"/>
    </style:style>
    <style:style style:name="ce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6"/>
    </style:style>
    <style:style style:name="ce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8"/>
    </style:style>
    <style:style style:name="ce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8"/>
    </style:style>
    <style:style style:name="ce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10"/>
    </style:style>
    <style:style style:name="ce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10"/>
    </style:style>
    <style:style style:name="ce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2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2"/>
    </style:style>
    <style:style style:name="ce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4"/>
    </style:style>
    <style:style style:name="ce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4"/>
    </style:style>
    <style:style style:name="ce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6"/>
    </style:style>
    <style:style style:name="ce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6"/>
    </style:style>
    <style:style style:name="ce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8"/>
    </style:style>
    <style:style style:name="ce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8"/>
    </style:style>
    <style:style style:name="ce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10"/>
    </style:style>
    <style:style style:name="ce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10"/>
    </style:style>
    <style:style style:name="ce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2"/>
    </style:style>
    <style:style style:name="ce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2"/>
    </style:style>
    <style:style style:name="ce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4"/>
    </style:style>
    <style:style style:name="ce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4"/>
    </style:style>
    <style:style style:name="ce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6"/>
    </style:style>
    <style:style style:name="ce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6"/>
    </style:style>
    <style:style style:name="ce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8"/>
    </style:style>
    <style:style style:name="ce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8"/>
    </style:style>
    <style:style style:name="ce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10"/>
    </style:style>
    <style:style style:name="ce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10"/>
    </style:style>
    <style:style style:name="ce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2"/>
    </style:style>
    <style:style style:name="ce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2"/>
    </style:style>
    <style:style style:name="ce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4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4"/>
    </style:style>
    <style:style style:name="ce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6"/>
    </style:style>
    <style:style style:name="ce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6"/>
    </style:style>
    <style:style style:name="ce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8"/>
    </style:style>
    <style:style style:name="ce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8"/>
    </style:style>
    <style:style style:name="ce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10"/>
    </style:style>
    <style:style style:name="ce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10"/>
    </style:style>
    <style:style style:name="ce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2"/>
    </style:style>
    <style:style style:name="ce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2"/>
    </style:style>
    <style:style style:name="ce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4"/>
    </style:style>
    <style:style style:name="ce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4"/>
    </style:style>
    <style:style style:name="ce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6"/>
    </style:style>
    <style:style style:name="ce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6"/>
    </style:style>
    <style:style style:name="ce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8"/>
    </style:style>
    <style:style style:name="ce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8"/>
    </style:style>
    <style:style style:name="ce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10"/>
    </style:style>
    <style:style style:name="ce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10"/>
    </style:style>
    <style:style style:name="ce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2"/>
    </style:style>
    <style:style style:name="ce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2"/>
    </style:style>
    <style:style style:name="ce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4"/>
    </style:style>
    <style:style style:name="ce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4"/>
    </style:style>
    <style:style style:name="ce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6"/>
    </style:style>
    <style:style style:name="ce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6"/>
    </style:style>
    <style:style style:name="ce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8"/>
    </style:style>
    <style:style style:name="ce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8"/>
    </style:style>
    <style:style style:name="ce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10"/>
    </style:style>
    <style:style style:name="ce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10"/>
    </style:style>
    <style:style style:name="ce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2"/>
    </style:style>
    <style:style style:name="ce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2"/>
    </style:style>
    <style:style style:name="ce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4"/>
    </style:style>
    <style:style style:name="ce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4"/>
    </style:style>
    <style:style style:name="ce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6"/>
    </style:style>
    <style:style style:name="ce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6"/>
    </style:style>
    <style:style style:name="ce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8"/>
    </style:style>
    <style:style style:name="ce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8"/>
    </style:style>
    <style:style style:name="ce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10"/>
    </style:style>
    <style:style style:name="ce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10"/>
    </style:style>
    <style:style style:name="ce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2"/>
    </style:style>
    <style:style style:name="ce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2"/>
    </style:style>
    <style:style style:name="ce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4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4"/>
    </style:style>
    <style:style style:name="ce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6"/>
    </style:style>
    <style:style style:name="ce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6"/>
    </style:style>
    <style:style style:name="ce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8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8"/>
    </style:style>
    <style:style style:name="ce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10"/>
    </style:style>
    <style:style style:name="ce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10"/>
    </style:style>
    <style:style style:name="ce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2"/>
    </style:style>
    <style:style style:name="ce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2"/>
    </style:style>
    <style:style style:name="ce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4"/>
    </style:style>
    <style:style style:name="ce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4"/>
    </style:style>
    <style:style style:name="ce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6"/>
    </style:style>
    <style:style style:name="ce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6"/>
    </style:style>
    <style:style style:name="ce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8"/>
    </style:style>
    <style:style style:name="ce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8"/>
    </style:style>
    <style:style style:name="ce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10"/>
    </style:style>
    <style:style style:name="ce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10"/>
    </style:style>
    <style:style style:name="ce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2"/>
    </style:style>
    <style:style style:name="ce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2"/>
    </style:style>
    <style:style style:name="ce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4"/>
    </style:style>
    <style:style style:name="ce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4"/>
    </style:style>
    <style:style style:name="ce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6"/>
    </style:style>
    <style:style style:name="ce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6"/>
    </style:style>
    <style:style style:name="ce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8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8"/>
    </style:style>
    <style:style style:name="ce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10"/>
    </style:style>
    <style:style style:name="ce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10"/>
    </style:style>
    <style:style style:name="ce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2"/>
    </style:style>
    <style:style style:name="ce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2"/>
    </style:style>
    <style:style style:name="ce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4"/>
    </style:style>
    <style:style style:name="ce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4"/>
    </style:style>
    <style:style style:name="ce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6"/>
    </style:style>
    <style:style style:name="ce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6"/>
    </style:style>
    <style:style style:name="ce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8"/>
    </style:style>
    <style:style style:name="ce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8"/>
    </style:style>
    <style:style style:name="ce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10"/>
    </style:style>
    <style:style style:name="ce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10"/>
    </style:style>
    <style:style style:name="ce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2"/>
    </style:style>
    <style:style style:name="ce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2"/>
    </style:style>
    <style:style style:name="ce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4"/>
    </style:style>
    <style:style style:name="ce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4"/>
    </style:style>
    <style:style style:name="ce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6"/>
    </style:style>
    <style:style style:name="ce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6"/>
    </style:style>
    <style:style style:name="ce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8"/>
    </style:style>
    <style:style style:name="ce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8"/>
    </style:style>
    <style:style style:name="ce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10"/>
    </style:style>
    <style:style style:name="ce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10"/>
    </style:style>
    <style:style style:name="ce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2"/>
    </style:style>
    <style:style style:name="ce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2"/>
    </style:style>
    <style:style style:name="ce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4"/>
    </style:style>
    <style:style style:name="ce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4"/>
    </style:style>
    <style:style style:name="ce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6"/>
    </style:style>
    <style:style style:name="ce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6"/>
    </style:style>
    <style:style style:name="ce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8"/>
    </style:style>
    <style:style style:name="ce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8"/>
    </style:style>
    <style:style style:name="ce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10"/>
    </style:style>
    <style:style style:name="ce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10"/>
    </style:style>
    <style:style style:name="ce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2"/>
    </style:style>
    <style:style style:name="ce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2"/>
    </style:style>
    <style:style style:name="ce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4"/>
    </style:style>
    <style:style style:name="ce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4"/>
    </style:style>
    <style:style style:name="ce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6"/>
    </style:style>
    <style:style style:name="ce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6"/>
    </style:style>
    <style:style style:name="ce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8"/>
    </style:style>
    <style:style style:name="ce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8"/>
    </style:style>
    <style:style style:name="ce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10"/>
    </style:style>
    <style:style style:name="ce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10"/>
    </style:style>
    <style:style style:name="ce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2"/>
    </style:style>
    <style:style style:name="ce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2"/>
    </style:style>
    <style:style style:name="ce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4"/>
    </style:style>
    <style:style style:name="ce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4"/>
    </style:style>
    <style:style style:name="ce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6"/>
    </style:style>
    <style:style style:name="ce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6"/>
    </style:style>
    <style:style style:name="ce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8"/>
    </style:style>
    <style:style style:name="ce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8"/>
    </style:style>
    <style:style style:name="ce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10"/>
    </style:style>
    <style:style style:name="ce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10"/>
    </style:style>
    <style:style style:name="ce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2"/>
    </style:style>
    <style:style style:name="ce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2"/>
    </style:style>
    <style:style style:name="ce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4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4"/>
    </style:style>
    <style:style style:name="ce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6"/>
    </style:style>
    <style:style style:name="ce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6"/>
    </style:style>
    <style:style style:name="ce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8"/>
    </style:style>
    <style:style style:name="ce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8"/>
    </style:style>
    <style:style style:name="ce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10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10"/>
    </style:style>
    <style:style style:name="ce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2"/>
    </style:style>
    <style:style style:name="ce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2"/>
    </style:style>
    <style:style style:name="ce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4"/>
    </style:style>
    <style:style style:name="ce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4"/>
    </style:style>
    <style:style style:name="ce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6"/>
    </style:style>
    <style:style style:name="ce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6"/>
    </style:style>
    <style:style style:name="ce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8"/>
    </style:style>
    <style:style style:name="ce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8"/>
    </style:style>
    <style:style style:name="ce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10"/>
    </style:style>
    <style:style style:name="ce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10"/>
    </style:style>
    <style:style style:name="ce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2"/>
    </style:style>
    <style:style style:name="ce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2"/>
    </style:style>
    <style:style style:name="ce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4"/>
    </style:style>
    <style:style style:name="ce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4"/>
    </style:style>
    <style:style style:name="ce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6"/>
    </style:style>
    <style:style style:name="ce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6"/>
    </style:style>
    <style:style style:name="ce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8"/>
    </style:style>
    <style:style style:name="ce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8"/>
    </style:style>
    <style:style style:name="ce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10"/>
    </style:style>
    <style:style style:name="ce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10"/>
    </style:style>
    <style:style style:name="ce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2"/>
    </style:style>
    <style:style style:name="ce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2"/>
    </style:style>
    <style:style style:name="ce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4"/>
    </style:style>
    <style:style style:name="ce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4"/>
    </style:style>
    <style:style style:name="ce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6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6"/>
    </style:style>
    <style:style style:name="ce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8"/>
    </style:style>
    <style:style style:name="ce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8"/>
    </style:style>
    <style:style style:name="ce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10"/>
    </style:style>
    <style:style style:name="ce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10"/>
    </style:style>
    <style:style style:name="ce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2"/>
    </style:style>
    <style:style style:name="ce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2"/>
    </style:style>
    <style:style style:name="ce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4"/>
    </style:style>
    <style:style style:name="ce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4"/>
    </style:style>
    <style:style style:name="ce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6"/>
    </style:style>
    <style:style style:name="ce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6"/>
    </style:style>
    <style:style style:name="ce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8"/>
    </style:style>
    <style:style style:name="ce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8"/>
    </style:style>
    <style:style style:name="ce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10"/>
    </style:style>
    <style:style style:name="ce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10"/>
    </style:style>
    <style:style style:name="ce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2"/>
    </style:style>
    <style:style style:name="ce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2"/>
    </style:style>
    <style:style style:name="ce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4"/>
    </style:style>
    <style:style style:name="ce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4"/>
    </style:style>
    <style:style style:name="ce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6"/>
    </style:style>
    <style:style style:name="ce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6"/>
    </style:style>
    <style:style style:name="ce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8"/>
    </style:style>
    <style:style style:name="ce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8"/>
    </style:style>
    <style:style style:name="ce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10"/>
    </style:style>
    <style:style style:name="ce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10"/>
    </style:style>
    <style:style style:name="ce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2"/>
    </style:style>
    <style:style style:name="ce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2"/>
    </style:style>
    <style:style style:name="ce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4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4"/>
    </style:style>
    <style:style style:name="ce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6"/>
    </style:style>
    <style:style style:name="ce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6"/>
    </style:style>
    <style:style style:name="ce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8"/>
    </style:style>
    <style:style style:name="ce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8"/>
    </style:style>
    <style:style style:name="ce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10"/>
    </style:style>
    <style:style style:name="ce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10"/>
    </style:style>
    <style:style style:name="ce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2"/>
    </style:style>
    <style:style style:name="ce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2"/>
    </style:style>
    <style:style style:name="ce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4"/>
    </style:style>
    <style:style style:name="ce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4"/>
    </style:style>
    <style:style style:name="ce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6"/>
    </style:style>
    <style:style style:name="ce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6"/>
    </style:style>
    <style:style style:name="ce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8"/>
    </style:style>
    <style:style style:name="ce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8"/>
    </style:style>
    <style:style style:name="ce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10"/>
    </style:style>
    <style:style style:name="ce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10"/>
    </style:style>
    <style:style style:name="ce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2"/>
    </style:style>
    <style:style style:name="ce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2"/>
    </style:style>
    <style:style style:name="ce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4"/>
    </style:style>
    <style:style style:name="ce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4"/>
    </style:style>
    <style:style style:name="ce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6"/>
    </style:style>
    <style:style style:name="ce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6"/>
    </style:style>
    <style:style style:name="ce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8"/>
    </style:style>
    <style:style style:name="ce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8"/>
    </style:style>
    <style:style style:name="ce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10"/>
    </style:style>
    <style:style style:name="ce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10"/>
    </style:style>
    <style:style style:name="ce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2"/>
    </style:style>
    <style:style style:name="ce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2"/>
    </style:style>
    <style:style style:name="ce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4"/>
    </style:style>
    <style:style style:name="ce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4"/>
    </style:style>
    <style:style style:name="ce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6"/>
    </style:style>
    <style:style style:name="ce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6"/>
    </style:style>
    <style:style style:name="ce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8"/>
    </style:style>
    <style:style style:name="ce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8"/>
    </style:style>
    <style:style style:name="ce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10"/>
    </style:style>
    <style:style style:name="ce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10"/>
    </style:style>
    <style:style style:name="ce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2"/>
    </style:style>
    <style:style style:name="ce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2"/>
    </style:style>
    <style:style style:name="ce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4"/>
    </style:style>
    <style:style style:name="ce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4"/>
    </style:style>
    <style:style style:name="ce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6"/>
    </style:style>
    <style:style style:name="ce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6"/>
    </style:style>
    <style:style style:name="ce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8"/>
    </style:style>
    <style:style style:name="ce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8"/>
    </style:style>
    <style:style style:name="ce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10"/>
    </style:style>
    <style:style style:name="ce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10"/>
    </style:style>
    <style:style style:name="ce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2"/>
    </style:style>
    <style:style style:name="ce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2"/>
    </style:style>
    <style:style style:name="ce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4"/>
    </style:style>
    <style:style style:name="ce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4"/>
    </style:style>
    <style:style style:name="ce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6"/>
    </style:style>
    <style:style style:name="ce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6"/>
    </style:style>
    <style:style style:name="ce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8"/>
    </style:style>
    <style:style style:name="ce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8"/>
    </style:style>
    <style:style style:name="ce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10"/>
    </style:style>
    <style:style style:name="ce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10"/>
    </style:style>
    <style:style style:name="ce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2"/>
    </style:style>
    <style:style style:name="ce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2"/>
    </style:style>
    <style:style style:name="ce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4"/>
    </style:style>
    <style:style style:name="ce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4"/>
    </style:style>
    <style:style style:name="ce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6"/>
    </style:style>
    <style:style style:name="ce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6"/>
    </style:style>
    <style:style style:name="ce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8"/>
    </style:style>
    <style:style style:name="ce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8"/>
    </style:style>
    <style:style style:name="ce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10"/>
    </style:style>
    <style:style style:name="ce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10"/>
    </style:style>
    <style:style style:name="ce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2"/>
    </style:style>
    <style:style style:name="ce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2"/>
    </style:style>
    <style:style style:name="ce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4"/>
    </style:style>
    <style:style style:name="ce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4"/>
    </style:style>
    <style:style style:name="ce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6"/>
    </style:style>
    <style:style style:name="ce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6"/>
    </style:style>
    <style:style style:name="ce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8"/>
    </style:style>
    <style:style style:name="ce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8"/>
    </style:style>
    <style:style style:name="ce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10"/>
    </style:style>
    <style:style style:name="ce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10"/>
    </style:style>
    <style:style style:name="ce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2"/>
    </style:style>
    <style:style style:name="ce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2"/>
    </style:style>
    <style:style style:name="ce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4"/>
    </style:style>
    <style:style style:name="ce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4"/>
    </style:style>
    <style:style style:name="ce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6"/>
    </style:style>
    <style:style style:name="ce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6"/>
    </style:style>
    <style:style style:name="ce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8"/>
    </style:style>
    <style:style style:name="ce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8"/>
    </style:style>
    <style:style style:name="ce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10"/>
    </style:style>
    <style:style style:name="ce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10"/>
    </style:style>
    <style:style style:name="ce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2"/>
    </style:style>
    <style:style style:name="ce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2"/>
    </style:style>
    <style:style style:name="ce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4"/>
    </style:style>
    <style:style style:name="ce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4"/>
    </style:style>
    <style:style style:name="ce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6"/>
    </style:style>
    <style:style style:name="ce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6"/>
    </style:style>
    <style:style style:name="ce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8"/>
    </style:style>
    <style:style style:name="ce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8"/>
    </style:style>
    <style:style style:name="ce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10"/>
    </style:style>
    <style:style style:name="ce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10"/>
    </style:style>
    <style:style style:name="ce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2"/>
    </style:style>
    <style:style style:name="ce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2"/>
    </style:style>
    <style:style style:name="ce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4"/>
    </style:style>
    <style:style style:name="ce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4"/>
    </style:style>
    <style:style style:name="ce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6"/>
    </style:style>
    <style:style style:name="ce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6"/>
    </style:style>
    <style:style style:name="ce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8"/>
    </style:style>
    <style:style style:name="ce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8"/>
    </style:style>
    <style:style style:name="ce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10"/>
    </style:style>
    <style:style style:name="ce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10"/>
    </style:style>
    <style:style style:name="ce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2"/>
    </style:style>
    <style:style style:name="ce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2"/>
    </style:style>
    <style:style style:name="ce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4"/>
    </style:style>
    <style:style style:name="ce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4"/>
    </style:style>
    <style:style style:name="ce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6"/>
    </style:style>
    <style:style style:name="ce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6"/>
    </style:style>
    <style:style style:name="ce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8"/>
    </style:style>
    <style:style style:name="ce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8"/>
    </style:style>
    <style:style style:name="ce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10"/>
    </style:style>
    <style:style style:name="ce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10"/>
    </style:style>
    <style:style style:name="ce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2"/>
    </style:style>
    <style:style style:name="ce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2"/>
    </style:style>
    <style:style style:name="ce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4"/>
    </style:style>
    <style:style style:name="ce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4"/>
    </style:style>
    <style:style style:name="ce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6"/>
    </style:style>
    <style:style style:name="ce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6"/>
    </style:style>
    <style:style style:name="ce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8"/>
    </style:style>
    <style:style style:name="ce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8"/>
    </style:style>
    <style:style style:name="ce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10"/>
    </style:style>
    <style:style style:name="ce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10"/>
    </style:style>
    <style:style style:name="ce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2"/>
    </style:style>
    <style:style style:name="ce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2"/>
    </style:style>
    <style:style style:name="ce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4"/>
    </style:style>
    <style:style style:name="ce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4"/>
    </style:style>
    <style:style style:name="ce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6"/>
    </style:style>
    <style:style style:name="ce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6"/>
    </style:style>
    <style:style style:name="ce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8"/>
    </style:style>
    <style:style style:name="ce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8"/>
    </style:style>
    <style:style style:name="ce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10"/>
    </style:style>
    <style:style style:name="ce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10"/>
    </style:style>
    <style:style style:name="ce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2"/>
    </style:style>
    <style:style style:name="ce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2"/>
    </style:style>
    <style:style style:name="ce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4"/>
    </style:style>
    <style:style style:name="ce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4"/>
    </style:style>
    <style:style style:name="ce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6"/>
    </style:style>
    <style:style style:name="ce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6"/>
    </style:style>
    <style:style style:name="ce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8"/>
    </style:style>
    <style:style style:name="ce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8"/>
    </style:style>
    <style:style style:name="ce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10"/>
    </style:style>
    <style:style style:name="ce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10"/>
    </style:style>
    <style:style style:name="ce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2"/>
    </style:style>
    <style:style style:name="ce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2"/>
    </style:style>
    <style:style style:name="ce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4"/>
    </style:style>
    <style:style style:name="ce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4"/>
    </style:style>
    <style:style style:name="ce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6"/>
    </style:style>
    <style:style style:name="ce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6"/>
    </style:style>
    <style:style style:name="ce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8"/>
    </style:style>
    <style:style style:name="ce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8"/>
    </style:style>
    <style:style style:name="ce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10"/>
    </style:style>
    <style:style style:name="ce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10"/>
    </style:style>
    <style:style style:name="ce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2"/>
    </style:style>
    <style:style style:name="ce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2"/>
    </style:style>
    <style:style style:name="ce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4"/>
    </style:style>
    <style:style style:name="ce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4"/>
    </style:style>
    <style:style style:name="ce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6"/>
    </style:style>
    <style:style style:name="ce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6"/>
    </style:style>
    <style:style style:name="ce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8"/>
    </style:style>
    <style:style style:name="ce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8"/>
    </style:style>
    <style:style style:name="ce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10"/>
    </style:style>
    <style:style style:name="ce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10"/>
    </style:style>
    <style:style style:name="ce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2"/>
    </style:style>
    <style:style style:name="ce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2"/>
    </style:style>
    <style:style style:name="ce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4"/>
    </style:style>
    <style:style style:name="ce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4"/>
    </style:style>
    <style:style style:name="ce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6"/>
    </style:style>
    <style:style style:name="ce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6"/>
    </style:style>
    <style:style style:name="ce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8"/>
    </style:style>
    <style:style style:name="ce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8"/>
    </style:style>
    <style:style style:name="ce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10"/>
    </style:style>
    <style:style style:name="ce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10"/>
    </style:style>
    <style:style style:name="ce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2"/>
    </style:style>
    <style:style style:name="ce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2"/>
    </style:style>
    <style:style style:name="ce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4"/>
    </style:style>
    <style:style style:name="ce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4"/>
    </style:style>
    <style:style style:name="ce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6"/>
    </style:style>
    <style:style style:name="ce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6"/>
    </style:style>
    <style:style style:name="ce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8"/>
    </style:style>
    <style:style style:name="ce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8"/>
    </style:style>
    <style:style style:name="ce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10"/>
    </style:style>
    <style:style style:name="ce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10"/>
    </style:style>
    <style:style style:name="ce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2"/>
    </style:style>
    <style:style style:name="ce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2"/>
    </style:style>
    <style:style style:name="ce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4"/>
    </style:style>
    <style:style style:name="ce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4"/>
    </style:style>
    <style:style style:name="ce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6"/>
    </style:style>
    <style:style style:name="ce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6"/>
    </style:style>
    <style:style style:name="ce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8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8"/>
    </style:style>
    <style:style style:name="ce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10"/>
    </style:style>
    <style:style style:name="ce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10"/>
    </style:style>
    <style:style style:name="ce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2"/>
    </style:style>
    <style:style style:name="ce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2"/>
    </style:style>
    <style:style style:name="ce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4"/>
    </style:style>
    <style:style style:name="ce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4"/>
    </style:style>
    <style:style style:name="ce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6"/>
    </style:style>
    <style:style style:name="ce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6"/>
    </style:style>
    <style:style style:name="ce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8"/>
    </style:style>
    <style:style style:name="ce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8"/>
    </style:style>
    <style:style style:name="ce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10"/>
    </style:style>
    <style:style style:name="ce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10"/>
    </style:style>
    <style:style style:name="ce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2"/>
    </style:style>
    <style:style style:name="ce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2"/>
    </style:style>
    <style:style style:name="ce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4"/>
    </style:style>
    <style:style style:name="ce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4"/>
    </style:style>
    <style:style style:name="ce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6"/>
    </style:style>
    <style:style style:name="ce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6"/>
    </style:style>
    <style:style style:name="ce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8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8"/>
    </style:style>
    <style:style style:name="ce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10"/>
    </style:style>
    <style:style style:name="ce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10"/>
    </style:style>
    <style:style style:name="ce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2"/>
    </style:style>
    <style:style style:name="ce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2"/>
    </style:style>
    <style:style style:name="ce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4"/>
    </style:style>
    <style:style style:name="ce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4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6"/>
    </style:style>
    <style:style style:name="ce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6"/>
    </style:style>
    <style:style style:name="ce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8"/>
    </style:style>
    <style:style style:name="ce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8"/>
    </style:style>
    <style:style style:name="ce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10"/>
    </style:style>
    <style:style style:name="ce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10"/>
    </style:style>
    <style:style style:name="ce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2"/>
    </style:style>
    <style:style style:name="ce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2"/>
    </style:style>
    <style:style style:name="ce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4"/>
    </style:style>
    <style:style style:name="ce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4"/>
    </style:style>
    <style:style style:name="ce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6"/>
    </style:style>
    <style:style style:name="ce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6"/>
    </style:style>
    <style:style style:name="ce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8"/>
    </style:style>
    <style:style style:name="ce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8"/>
    </style:style>
    <style:style style:name="ce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10"/>
    </style:style>
    <style:style style:name="ce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10"/>
    </style:style>
    <style:style style:name="ce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2"/>
    </style:style>
    <style:style style:name="ce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2"/>
    </style:style>
    <style:style style:name="ce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4"/>
    </style:style>
    <style:style style:name="ce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4"/>
    </style:style>
    <style:style style:name="ce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6"/>
    </style:style>
    <style:style style:name="ce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6"/>
    </style:style>
    <style:style style:name="ce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8"/>
    </style:style>
    <style:style style:name="ce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8"/>
    </style:style>
    <style:style style:name="ce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10"/>
    </style:style>
    <style:style style:name="ce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10"/>
    </style:style>
    <style:style style:name="ce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2"/>
    </style:style>
    <style:style style:name="ce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2"/>
    </style:style>
    <style:style style:name="ce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4"/>
    </style:style>
    <style:style style:name="ce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4"/>
    </style:style>
    <style:style style:name="ce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6"/>
    </style:style>
    <style:style style:name="ce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6"/>
    </style:style>
    <style:style style:name="ce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8"/>
    </style:style>
    <style:style style:name="ce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8"/>
    </style:style>
    <style:style style:name="ce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10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10"/>
    </style:style>
    <style:style style:name="ce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2"/>
    </style:style>
    <style:style style:name="ce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2"/>
    </style:style>
    <style:style style:name="ce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4"/>
    </style:style>
    <style:style style:name="ce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4"/>
    </style:style>
    <style:style style:name="ce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6"/>
    </style:style>
    <style:style style:name="ce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6"/>
    </style:style>
    <style:style style:name="ce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8"/>
    </style:style>
    <style:style style:name="ce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8"/>
    </style:style>
    <style:style style:name="ce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10"/>
    </style:style>
    <style:style style:name="ce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10"/>
    </style:style>
    <style:style style:name="ce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2"/>
    </style:style>
    <style:style style:name="ce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2"/>
    </style:style>
    <style:style style:name="ce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4"/>
    </style:style>
    <style:style style:name="ce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4"/>
    </style:style>
    <style:style style:name="ce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6"/>
    </style:style>
    <style:style style:name="ce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6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8"/>
    </style:style>
    <style:style style:name="ce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8"/>
    </style:style>
    <style:style style:name="ce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10"/>
    </style:style>
    <style:style style:name="ce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10"/>
    </style:style>
    <style:style style:name="ce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2"/>
    </style:style>
    <style:style style:name="ce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2"/>
    </style:style>
    <style:style style:name="ce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4"/>
    </style:style>
    <style:style style:name="ce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4"/>
    </style:style>
    <style:style style:name="ce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6"/>
    </style:style>
    <style:style style:name="ce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6"/>
    </style:style>
    <style:style style:name="ce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8"/>
    </style:style>
    <style:style style:name="ce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8"/>
    </style:style>
    <style:style style:name="ce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10"/>
    </style:style>
    <style:style style:name="ce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10"/>
    </style:style>
    <style:style style:name="ce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2"/>
    </style:style>
    <style:style style:name="ce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2"/>
    </style:style>
    <style:style style:name="ce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4"/>
    </style:style>
    <style:style style:name="ce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4"/>
    </style:style>
    <style:style style:name="ce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6"/>
    </style:style>
    <style:style style:name="ce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6"/>
    </style:style>
    <style:style style:name="ce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8"/>
    </style:style>
    <style:style style:name="ce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8"/>
    </style:style>
    <style:style style:name="ce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10"/>
    </style:style>
    <style:style style:name="ce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10"/>
    </style:style>
    <style:style style:name="ce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2"/>
    </style:style>
    <style:style style:name="ce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2"/>
    </style:style>
    <style:style style:name="ce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4"/>
    </style:style>
    <style:style style:name="ce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4"/>
    </style:style>
    <style:style style:name="ce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6"/>
    </style:style>
    <style:style style:name="ce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6"/>
    </style:style>
    <style:style style:name="ce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8"/>
    </style:style>
    <style:style style:name="ce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8"/>
    </style:style>
    <style:style style:name="ce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10"/>
    </style:style>
    <style:style style:name="ce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10"/>
    </style:style>
    <style:style style:name="ce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2"/>
    </style:style>
    <style:style style:name="ce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2"/>
    </style:style>
    <style:style style:name="ce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4"/>
    </style:style>
    <style:style style:name="ce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4"/>
    </style:style>
    <style:style style:name="ce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6"/>
    </style:style>
    <style:style style:name="ce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6"/>
    </style:style>
    <style:style style:name="ce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8"/>
    </style:style>
    <style:style style:name="ce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8"/>
    </style:style>
    <style:style style:name="ce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10"/>
    </style:style>
    <style:style style:name="ce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10"/>
    </style:style>
    <style:style style:name="ce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2"/>
    </style:style>
    <style:style style:name="ce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2"/>
    </style:style>
    <style:style style:name="ce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4"/>
    </style:style>
    <style:style style:name="ce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4"/>
    </style:style>
    <style:style style:name="ce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6"/>
    </style:style>
    <style:style style:name="ce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6"/>
    </style:style>
    <style:style style:name="ce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8"/>
    </style:style>
    <style:style style:name="ce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8"/>
    </style:style>
    <style:style style:name="ce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10"/>
    </style:style>
    <style:style style:name="ce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10"/>
    </style:style>
    <style:style style:name="ce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2"/>
    </style:style>
    <style:style style:name="ce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2"/>
    </style:style>
    <style:style style:name="ce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4"/>
    </style:style>
    <style:style style:name="ce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4"/>
    </style:style>
    <style:style style:name="ce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6"/>
    </style:style>
    <style:style style:name="ce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6"/>
    </style:style>
    <style:style style:name="ce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8"/>
    </style:style>
    <style:style style:name="ce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8"/>
    </style:style>
    <style:style style:name="ce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10"/>
    </style:style>
    <style:style style:name="ce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10"/>
    </style:style>
    <style:style style:name="ce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2"/>
    </style:style>
    <style:style style:name="ce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2"/>
    </style:style>
    <style:style style:name="ce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4"/>
    </style:style>
    <style:style style:name="ce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4"/>
    </style:style>
    <style:style style:name="ce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6"/>
    </style:style>
    <style:style style:name="ce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6"/>
    </style:style>
    <style:style style:name="ce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8"/>
    </style:style>
    <style:style style:name="ce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8"/>
    </style:style>
    <style:style style:name="ce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10"/>
    </style:style>
    <style:style style:name="ce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10"/>
    </style:style>
    <style:style style:name="ce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2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2"/>
    </style:style>
    <style:style style:name="ce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4"/>
    </style:style>
    <style:style style:name="ce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4"/>
    </style:style>
    <style:style style:name="ce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6"/>
    </style:style>
    <style:style style:name="ce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6"/>
    </style:style>
    <style:style style:name="ce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8"/>
    </style:style>
    <style:style style:name="ce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8"/>
    </style:style>
    <style:style style:name="ce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10"/>
    </style:style>
    <style:style style:name="ce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10"/>
    </style:style>
    <style:style style:name="ce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2"/>
    </style:style>
    <style:style style:name="ce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2"/>
    </style:style>
    <style:style style:name="ce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4"/>
    </style:style>
    <style:style style:name="ce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4"/>
    </style:style>
    <style:style style:name="ce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6"/>
    </style:style>
    <style:style style:name="ce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6"/>
    </style:style>
    <style:style style:name="ce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8"/>
    </style:style>
    <style:style style:name="ce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8"/>
    </style:style>
    <style:style style:name="ce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10"/>
    </style:style>
    <style:style style:name="ce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10"/>
    </style:style>
    <style:style style:name="ce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2"/>
    </style:style>
    <style:style style:name="ce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2"/>
    </style:style>
    <style:style style:name="ce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4"/>
    </style:style>
    <style:style style:name="ce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4"/>
    </style:style>
    <style:style style:name="ce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6"/>
    </style:style>
    <style:style style:name="ce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6"/>
    </style:style>
    <style:style style:name="ce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8"/>
    </style:style>
    <style:style style:name="ce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8"/>
    </style:style>
    <style:style style:name="ce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10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10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2"/>
    </style:style>
    <style:style style:name="ce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2"/>
    </style:style>
    <style:style style:name="ce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4"/>
    </style:style>
    <style:style style:name="ce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4"/>
    </style:style>
    <style:style style:name="ce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6"/>
    </style:style>
    <style:style style:name="ce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6"/>
    </style:style>
    <style:style style:name="ce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8"/>
    </style:style>
    <style:style style:name="ce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8"/>
    </style:style>
    <style:style style:name="ce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10"/>
    </style:style>
    <style:style style:name="ce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10"/>
    </style:style>
    <style:style style:name="ce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2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2"/>
    </style:style>
    <style:style style:name="ce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4"/>
    </style:style>
    <style:style style:name="ce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4"/>
    </style:style>
    <style:style style:name="ce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6"/>
    </style:style>
    <style:style style:name="ce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6"/>
    </style:style>
    <style:style style:name="ce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8"/>
    </style:style>
    <style:style style:name="ce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8"/>
    </style:style>
    <style:style style:name="ce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10"/>
    </style:style>
    <style:style style:name="ce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10"/>
    </style:style>
    <style:style style:name="ce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2"/>
    </style:style>
    <style:style style:name="ce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2"/>
    </style:style>
    <style:style style:name="ce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4"/>
    </style:style>
    <style:style style:name="ce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4"/>
    </style:style>
    <style:style style:name="ce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6"/>
    </style:style>
    <style:style style:name="ce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6"/>
    </style:style>
    <style:style style:name="ce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8"/>
    </style:style>
    <style:style style:name="ce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8"/>
    </style:style>
    <style:style style:name="ce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10"/>
    </style:style>
    <style:style style:name="ce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10"/>
    </style:style>
    <style:style style:name="ce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2"/>
    </style:style>
    <style:style style:name="ce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2"/>
    </style:style>
    <style:style style:name="ce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4"/>
    </style:style>
    <style:style style:name="ce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4"/>
    </style:style>
    <style:style style:name="ce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6"/>
    </style:style>
    <style:style style:name="ce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6"/>
    </style:style>
    <style:style style:name="ce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8"/>
    </style:style>
    <style:style style:name="ce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8"/>
    </style:style>
    <style:style style:name="ce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10"/>
    </style:style>
    <style:style style:name="ce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10"/>
    </style:style>
    <style:style style:name="ce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2"/>
    </style:style>
    <style:style style:name="ce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2"/>
    </style:style>
    <style:style style:name="ce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4"/>
    </style:style>
    <style:style style:name="ce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4"/>
    </style:style>
    <style:style style:name="ce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6"/>
    </style:style>
    <style:style style:name="ce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6"/>
    </style:style>
    <style:style style:name="ce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8"/>
    </style:style>
    <style:style style:name="ce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8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10"/>
    </style:style>
    <style:style style:name="ce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10"/>
    </style:style>
    <style:style style:name="ce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2"/>
    </style:style>
    <style:style style:name="ce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2"/>
    </style:style>
    <style:style style:name="ce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4"/>
    </style:style>
    <style:style style:name="ce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4"/>
    </style:style>
    <style:style style:name="ce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6"/>
    </style:style>
    <style:style style:name="ce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6"/>
    </style:style>
    <style:style style:name="ce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8"/>
    </style:style>
    <style:style style:name="ce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8"/>
    </style:style>
    <style:style style:name="ce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10"/>
    </style:style>
    <style:style style:name="ce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10"/>
    </style:style>
    <style:style style:name="ce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2"/>
    </style:style>
    <style:style style:name="ce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2"/>
    </style:style>
    <style:style style:name="ce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4"/>
    </style:style>
    <style:style style:name="ce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4"/>
    </style:style>
    <style:style style:name="ce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6"/>
    </style:style>
    <style:style style:name="ce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6"/>
    </style:style>
    <style:style style:name="ce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8"/>
    </style:style>
    <style:style style:name="ce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8"/>
    </style:style>
    <style:style style:name="ce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10"/>
    </style:style>
    <style:style style:name="ce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10"/>
    </style:style>
    <style:style style:name="ce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2"/>
    </style:style>
    <style:style style:name="ce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2"/>
    </style:style>
    <style:style style:name="ce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4"/>
    </style:style>
    <style:style style:name="ce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4"/>
    </style:style>
    <style:style style:name="ce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6"/>
    </style:style>
    <style:style style:name="ce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6"/>
    </style:style>
    <style:style style:name="ce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8"/>
    </style:style>
    <style:style style:name="ce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8"/>
    </style:style>
    <style:style style:name="ce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10"/>
    </style:style>
    <style:style style:name="ce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10"/>
    </style:style>
    <style:style style:name="ce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2"/>
    </style:style>
    <style:style style:name="ce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2"/>
    </style:style>
    <style:style style:name="ce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4"/>
    </style:style>
    <style:style style:name="ce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4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6"/>
    </style:style>
    <style:style style:name="ce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6"/>
    </style:style>
    <style:style style:name="ce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8"/>
    </style:style>
    <style:style style:name="ce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8"/>
    </style:style>
    <style:style style:name="ce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10"/>
    </style:style>
    <style:style style:name="ce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10"/>
    </style:style>
    <style:style style:name="ce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2"/>
    </style:style>
    <style:style style:name="ce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2"/>
    </style:style>
    <style:style style:name="ce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4"/>
    </style:style>
    <style:style style:name="ce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4"/>
    </style:style>
    <style:style style:name="ce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6"/>
    </style:style>
    <style:style style:name="ce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6"/>
    </style:style>
    <style:style style:name="ce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8"/>
    </style:style>
    <style:style style:name="ce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8"/>
    </style:style>
    <style:style style:name="ce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10"/>
    </style:style>
    <style:style style:name="ce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10"/>
    </style:style>
    <style:style style:name="ce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2"/>
    </style:style>
    <style:style style:name="ce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2"/>
    </style:style>
    <style:style style:name="ce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4"/>
    </style:style>
    <style:style style:name="ce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4"/>
    </style:style>
    <style:style style:name="ce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6"/>
    </style:style>
    <style:style style:name="ce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6"/>
    </style:style>
    <style:style style:name="ce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8"/>
    </style:style>
    <style:style style:name="ce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8"/>
    </style:style>
    <style:style style:name="ce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10"/>
    </style:style>
    <style:style style:name="ce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10"/>
    </style:style>
    <style:style style:name="ce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2"/>
    </style:style>
    <style:style style:name="ce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2"/>
    </style:style>
    <style:style style:name="ce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4"/>
    </style:style>
    <style:style style:name="ce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4"/>
    </style:style>
    <style:style style:name="ce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6"/>
    </style:style>
    <style:style style:name="ce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6"/>
    </style:style>
    <style:style style:name="ce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8"/>
    </style:style>
    <style:style style:name="ce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8"/>
    </style:style>
    <style:style style:name="ce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10"/>
    </style:style>
    <style:style style:name="ce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10"/>
    </style:style>
    <style:style style:name="ce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2"/>
    </style:style>
    <style:style style:name="ce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2"/>
    </style:style>
    <style:style style:name="ce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4"/>
    </style:style>
    <style:style style:name="ce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4"/>
    </style:style>
    <style:style style:name="ce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6"/>
    </style:style>
    <style:style style:name="ce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6"/>
    </style:style>
    <style:style style:name="ce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8"/>
    </style:style>
    <style:style style:name="ce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8"/>
    </style:style>
    <style:style style:name="ce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10"/>
    </style:style>
    <style:style style:name="ce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10"/>
    </style:style>
    <style:style style:name="ce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2"/>
    </style:style>
    <style:style style:name="ce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2"/>
    </style:style>
    <style:style style:name="ce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4"/>
    </style:style>
    <style:style style:name="ce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4"/>
    </style:style>
    <style:style style:name="ce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6"/>
    </style:style>
    <style:style style:name="ce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6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8"/>
    </style:style>
    <style:style style:name="ce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8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10"/>
    </style:style>
    <style:style style:name="ce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10"/>
    </style:style>
    <style:style style:name="ce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2"/>
    </style:style>
    <style:style style:name="ce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2"/>
    </style:style>
    <style:style style:name="ce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4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4"/>
    </style:style>
    <style:style style:name="ce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6"/>
    </style:style>
    <style:style style:name="ce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6"/>
    </style:style>
    <style:style style:name="ce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8"/>
    </style:style>
    <style:style style:name="ce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8"/>
    </style:style>
    <style:style style:name="ce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10"/>
    </style:style>
    <style:style style:name="ce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10"/>
    </style:style>
    <style:style style:name="ce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2"/>
    </style:style>
    <style:style style:name="ce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2"/>
    </style:style>
    <style:style style:name="ce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4"/>
    </style:style>
    <style:style style:name="ce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4"/>
    </style:style>
    <style:style style:name="ce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6"/>
    </style:style>
    <style:style style:name="ce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6"/>
    </style:style>
    <style:style style:name="ce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8"/>
    </style:style>
    <style:style style:name="ce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8"/>
    </style:style>
    <style:style style:name="ce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10"/>
    </style:style>
    <style:style style:name="ce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10"/>
    </style:style>
    <style:style style:name="ce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2"/>
    </style:style>
    <style:style style:name="ce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2"/>
    </style:style>
    <style:style style:name="ce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4"/>
    </style:style>
    <style:style style:name="ce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4"/>
    </style:style>
    <style:style style:name="ce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6"/>
    </style:style>
    <style:style style:name="ce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6"/>
    </style:style>
    <style:style style:name="ce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8"/>
    </style:style>
    <style:style style:name="ce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8"/>
    </style:style>
    <style:style style:name="ce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10"/>
    </style:style>
    <style:style style:name="ce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10"/>
    </style:style>
    <style:style style:name="ce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2"/>
    </style:style>
    <style:style style:name="ce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2"/>
    </style:style>
    <style:style style:name="ce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4"/>
    </style:style>
    <style:style style:name="ce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4"/>
    </style:style>
    <style:style style:name="ce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6"/>
    </style:style>
    <style:style style:name="ce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6"/>
    </style:style>
    <style:style style:name="ce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8"/>
    </style:style>
    <style:style style:name="ce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8"/>
    </style:style>
    <style:style style:name="ce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10"/>
    </style:style>
    <style:style style:name="ce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10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2"/>
    </style:style>
    <style:style style:name="ce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2"/>
    </style:style>
    <style:style style:name="ce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4"/>
    </style:style>
    <style:style style:name="ce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4"/>
    </style:style>
    <style:style style:name="ce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6"/>
    </style:style>
    <style:style style:name="ce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6"/>
    </style:style>
    <style:style style:name="ce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8"/>
    </style:style>
    <style:style style:name="ce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8"/>
    </style:style>
    <style:style style:name="ce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10"/>
    </style:style>
    <style:style style:name="ce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10"/>
    </style:style>
    <style:style style:name="ce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2"/>
    </style:style>
    <style:style style:name="ce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2"/>
    </style:style>
    <style:style style:name="ce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4"/>
    </style:style>
    <style:style style:name="ce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4"/>
    </style:style>
    <style:style style:name="ce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6"/>
    </style:style>
    <style:style style:name="ce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6"/>
    </style:style>
    <style:style style:name="ce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8"/>
    </style:style>
    <style:style style:name="ce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8"/>
    </style:style>
    <style:style style:name="ce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10"/>
    </style:style>
    <style:style style:name="ce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10"/>
    </style:style>
    <style:style style:name="ce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2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2"/>
    </style:style>
    <style:style style:name="ce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4"/>
    </style:style>
    <style:style style:name="ce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4"/>
    </style:style>
    <style:style style:name="ce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6"/>
    </style:style>
    <style:style style:name="ce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6"/>
    </style:style>
    <style:style style:name="ce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8"/>
    </style:style>
    <style:style style:name="ce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8"/>
    </style:style>
    <style:style style:name="ce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10"/>
    </style:style>
    <style:style style:name="ce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10"/>
    </style:style>
    <style:style style:name="ce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2"/>
    </style:style>
    <style:style style:name="ce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2"/>
    </style:style>
    <style:style style:name="ce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4"/>
    </style:style>
    <style:style style:name="ce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4"/>
    </style:style>
    <style:style style:name="ce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6"/>
    </style:style>
    <style:style style:name="ce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6"/>
    </style:style>
    <style:style style:name="ce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8"/>
    </style:style>
    <style:style style:name="ce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8"/>
    </style:style>
    <style:style style:name="ce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10"/>
    </style:style>
    <style:style style:name="ce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10"/>
    </style:style>
    <style:style style:name="ce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2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2"/>
    </style:style>
    <style:style style:name="ce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4"/>
    </style:style>
    <style:style style:name="ce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4"/>
    </style:style>
    <style:style style:name="ce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6"/>
    </style:style>
    <style:style style:name="ce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6"/>
    </style:style>
    <style:style style:name="ce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8"/>
    </style:style>
    <style:style style:name="ce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8"/>
    </style:style>
    <style:style style:name="ce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10"/>
    </style:style>
    <style:style style:name="ce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10"/>
    </style:style>
    <style:style style:name="ce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2"/>
    </style:style>
    <style:style style:name="ce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2"/>
    </style:style>
    <style:style style:name="ce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4"/>
    </style:style>
    <style:style style:name="ce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4"/>
    </style:style>
    <style:style style:name="ce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6"/>
    </style:style>
    <style:style style:name="ce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6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8"/>
    </style:style>
    <style:style style:name="ce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8"/>
    </style:style>
    <style:style style:name="ce1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10"/>
    </style:style>
    <style:style style:name="ce1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10"/>
    </style:style>
    <style:style style:name="ce1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2"/>
    </style:style>
    <style:style style:name="ce1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2"/>
    </style:style>
    <style:style style:name="ce1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4"/>
    </style:style>
    <style:style style:name="ce1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4"/>
    </style:style>
    <style:style style:name="ce1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6"/>
    </style:style>
    <style:style style:name="ce1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6"/>
    </style:style>
    <style:style style:name="ce1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8"/>
    </style:style>
    <style:style style:name="ce1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8"/>
    </style:style>
    <style:style style:name="ce1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10"/>
    </style:style>
    <style:style style:name="ce1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10"/>
    </style:style>
    <style:style style:name="ce1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2"/>
    </style:style>
    <style:style style:name="ce1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2"/>
    </style:style>
    <style:style style:name="ce1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4"/>
    </style:style>
    <style:style style:name="ce1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4"/>
    </style:style>
    <style:style style:name="ce1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6"/>
    </style:style>
    <style:style style:name="ce1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6"/>
    </style:style>
    <style:style style:name="ce1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8"/>
    </style:style>
    <style:style style:name="ce1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8"/>
    </style:style>
    <style:style style:name="ce1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10"/>
    </style:style>
    <style:style style:name="ce1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10"/>
    </style:style>
    <style:style style:name="ce1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2"/>
    </style:style>
    <style:style style:name="ce1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2"/>
    </style:style>
    <style:style style:name="ce1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4"/>
    </style:style>
    <style:style style:name="ce1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4"/>
    </style:style>
    <style:style style:name="ce1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6"/>
    </style:style>
    <style:style style:name="ce1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6"/>
    </style:style>
    <style:style style:name="ce1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8"/>
    </style:style>
    <style:style style:name="ce1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8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10"/>
    </style:style>
    <style:style style:name="ce1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10"/>
    </style:style>
    <style:style style:name="ce1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2"/>
    </style:style>
    <style:style style:name="ce1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2"/>
    </style:style>
    <style:style style:name="ce1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4"/>
    </style:style>
    <style:style style:name="ce1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4"/>
    </style:style>
    <style:style style:name="ce1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6"/>
    </style:style>
    <style:style style:name="ce1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6"/>
    </style:style>
    <style:style style:name="ce1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8"/>
    </style:style>
    <style:style style:name="ce1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8"/>
    </style:style>
    <style:style style:name="ce1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10"/>
    </style:style>
    <style:style style:name="ce1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10"/>
    </style:style>
    <style:style style:name="ce1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2"/>
    </style:style>
    <style:style style:name="ce1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2"/>
    </style:style>
    <style:style style:name="ce1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4"/>
    </style:style>
    <style:style style:name="ce1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4"/>
    </style:style>
    <style:style style:name="ce1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6"/>
    </style:style>
    <style:style style:name="ce1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6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8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8"/>
    </style:style>
    <style:style style:name="ce1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10"/>
    </style:style>
    <style:style style:name="ce1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10"/>
    </style:style>
    <style:style style:name="ce1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2"/>
    </style:style>
    <style:style style:name="ce1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2"/>
    </style:style>
    <style:style style:name="ce1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4"/>
    </style:style>
    <style:style style:name="ce1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4"/>
    </style:style>
    <style:style style:name="ce1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6"/>
    </style:style>
    <style:style style:name="ce1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6"/>
    </style:style>
    <style:style style:name="ce1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8"/>
    </style:style>
    <style:style style:name="ce1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8"/>
    </style:style>
    <style:style style:name="ce1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10"/>
    </style:style>
    <style:style style:name="ce1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10"/>
    </style:style>
    <style:style style:name="ce1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2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2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4"/>
    </style:style>
    <style:style style:name="ce1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4"/>
    </style:style>
    <style:style style:name="ce1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6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6"/>
    </style:style>
    <style:style style:name="ce1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8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8"/>
    </style:style>
    <style:style style:name="ce1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10"/>
    </style:style>
    <style:style style:name="ce1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10"/>
    </style:style>
    <style:style style:name="ce1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2"/>
    </style:style>
    <style:style style:name="ce1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2"/>
    </style:style>
    <style:style style:name="ce1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4"/>
    </style:style>
    <style:style style:name="ce1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4"/>
    </style:style>
    <style:style style:name="ce1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6"/>
    </style:style>
    <style:style style:name="ce1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6"/>
    </style:style>
    <style:style style:name="ce1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8"/>
    </style:style>
    <style:style style:name="ce1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8"/>
    </style:style>
    <style:style style:name="ce1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10"/>
    </style:style>
    <style:style style:name="ce1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10"/>
    </style:style>
    <style:style style:name="ce1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2"/>
    </style:style>
    <style:style style:name="ce1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2"/>
    </style:style>
    <style:style style:name="ce1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4"/>
    </style:style>
    <style:style style:name="ce1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4"/>
    </style:style>
    <style:style style:name="ce1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6"/>
    </style:style>
    <style:style style:name="ce1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6"/>
    </style:style>
    <style:style style:name="ce1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8"/>
    </style:style>
    <style:style style:name="ce1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8"/>
    </style:style>
    <style:style style:name="ce1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10"/>
    </style:style>
    <style:style style:name="ce1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10"/>
    </style:style>
    <style:style style:name="ce1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2"/>
    </style:style>
    <style:style style:name="ce1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2"/>
    </style:style>
    <style:style style:name="ce1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4"/>
    </style:style>
    <style:style style:name="ce1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4"/>
    </style:style>
    <style:style style:name="ce1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6"/>
    </style:style>
    <style:style style:name="ce1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6"/>
    </style:style>
    <style:style style:name="ce1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8"/>
    </style:style>
    <style:style style:name="ce1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8"/>
    </style:style>
    <style:style style:name="ce1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10"/>
    </style:style>
    <style:style style:name="ce1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10"/>
    </style:style>
    <style:style style:name="ce1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2"/>
    </style:style>
    <style:style style:name="ce1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2"/>
    </style:style>
    <style:style style:name="ce1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4"/>
    </style:style>
    <style:style style:name="ce1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4"/>
    </style:style>
    <style:style style:name="ce1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6"/>
    </style:style>
    <style:style style:name="ce1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6"/>
    </style:style>
    <style:style style:name="ce1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8"/>
    </style:style>
    <style:style style:name="ce1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8"/>
    </style:style>
    <style:style style:name="ce1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10"/>
    </style:style>
    <style:style style:name="ce1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10"/>
    </style:style>
    <style:style style:name="ce1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2"/>
    </style:style>
    <style:style style:name="ce1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2"/>
    </style:style>
    <style:style style:name="ce1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4"/>
    </style:style>
    <style:style style:name="ce1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4"/>
    </style:style>
    <style:style style:name="ce1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6"/>
    </style:style>
    <style:style style:name="ce1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6"/>
    </style:style>
    <style:style style:name="ce1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8"/>
    </style:style>
    <style:style style:name="ce1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8"/>
    </style:style>
    <style:style style:name="ce1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10"/>
    </style:style>
    <style:style style:name="ce1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10"/>
    </style:style>
    <style:style style:name="ce1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2"/>
    </style:style>
    <style:style style:name="ce1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2"/>
    </style:style>
    <style:style style:name="ce1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4"/>
    </style:style>
    <style:style style:name="ce1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4"/>
    </style:style>
    <style:style style:name="ce1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6"/>
    </style:style>
    <style:style style:name="ce1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6"/>
    </style:style>
    <style:style style:name="ce1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8"/>
    </style:style>
    <style:style style:name="ce1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8"/>
    </style:style>
    <style:style style:name="ce1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10"/>
    </style:style>
    <style:style style:name="ce1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10"/>
    </style:style>
    <style:style style:name="ce1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2"/>
    </style:style>
    <style:style style:name="ce1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2"/>
    </style:style>
    <style:style style:name="ce1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4"/>
    </style:style>
    <style:style style:name="ce1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4"/>
    </style:style>
    <style:style style:name="ce1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6"/>
    </style:style>
    <style:style style:name="ce1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6"/>
    </style:style>
    <style:style style:name="ce1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8"/>
    </style:style>
    <style:style style:name="ce1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8"/>
    </style:style>
    <style:style style:name="ce1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10"/>
    </style:style>
    <style:style style:name="ce1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10"/>
    </style:style>
    <style:style style:name="ce1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2"/>
    </style:style>
    <style:style style:name="ce1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2"/>
    </style:style>
    <style:style style:name="ce1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4"/>
    </style:style>
    <style:style style:name="ce1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4"/>
    </style:style>
    <style:style style:name="ce1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6"/>
    </style:style>
    <style:style style:name="ce1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6"/>
    </style:style>
    <style:style style:name="ce1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8"/>
    </style:style>
    <style:style style:name="ce1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8"/>
    </style:style>
    <style:style style:name="ce1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10"/>
    </style:style>
    <style:style style:name="ce1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10"/>
    </style:style>
    <style:style style:name="ce1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2"/>
    </style:style>
    <style:style style:name="ce1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2"/>
    </style:style>
    <style:style style:name="ce1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4"/>
    </style:style>
    <style:style style:name="ce1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4"/>
    </style:style>
    <style:style style:name="ce1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6"/>
    </style:style>
    <style:style style:name="ce1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6"/>
    </style:style>
    <style:style style:name="ce1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8"/>
    </style:style>
    <style:style style:name="ce1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8"/>
    </style:style>
    <style:style style:name="ce1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10"/>
    </style:style>
    <style:style style:name="ce1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10"/>
    </style:style>
    <style:style style:name="ce1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2"/>
    </style:style>
    <style:style style:name="ce1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2"/>
    </style:style>
    <style:style style:name="ce1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4"/>
    </style:style>
    <style:style style:name="ce1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4"/>
    </style:style>
    <style:style style:name="ce1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6"/>
    </style:style>
    <style:style style:name="ce1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6"/>
    </style:style>
    <style:style style:name="ce1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8"/>
    </style:style>
    <style:style style:name="ce1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8"/>
    </style:style>
    <style:style style:name="ce1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10"/>
    </style:style>
    <style:style style:name="ce1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10"/>
    </style:style>
    <style:style style:name="ce1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2"/>
    </style:style>
    <style:style style:name="ce1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2"/>
    </style:style>
    <style:style style:name="ce1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4"/>
    </style:style>
    <style:style style:name="ce1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4"/>
    </style:style>
    <style:style style:name="ce1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6"/>
    </style:style>
    <style:style style:name="ce1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6"/>
    </style:style>
    <style:style style:name="ce1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8"/>
    </style:style>
    <style:style style:name="ce1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8"/>
    </style:style>
    <style:style style:name="ce1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10"/>
    </style:style>
    <style:style style:name="ce1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10"/>
    </style:style>
    <style:style style:name="ce1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2"/>
    </style:style>
    <style:style style:name="ce1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2"/>
    </style:style>
    <style:style style:name="ce1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4"/>
    </style:style>
    <style:style style:name="ce1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4"/>
    </style:style>
    <style:style style:name="ce1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6"/>
    </style:style>
    <style:style style:name="ce1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6"/>
    </style:style>
    <style:style style:name="ce1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8"/>
    </style:style>
    <style:style style:name="ce1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8"/>
    </style:style>
    <style:style style:name="ce1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10"/>
    </style:style>
    <style:style style:name="ce1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10"/>
    </style:style>
    <style:style style:name="ce1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2"/>
    </style:style>
    <style:style style:name="ce1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2"/>
    </style:style>
    <style:style style:name="ce1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4"/>
    </style:style>
    <style:style style:name="ce1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4"/>
    </style:style>
    <style:style style:name="ce1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6"/>
    </style:style>
    <style:style style:name="ce1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6"/>
    </style:style>
    <style:style style:name="ce1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8"/>
    </style:style>
    <style:style style:name="ce1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8"/>
    </style:style>
    <style:style style:name="ce1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10"/>
    </style:style>
    <style:style style:name="ce1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10"/>
    </style:style>
    <style:style style:name="ce1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2"/>
    </style:style>
    <style:style style:name="ce1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2"/>
    </style:style>
    <style:style style:name="ce1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4"/>
    </style:style>
    <style:style style:name="ce1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4"/>
    </style:style>
    <style:style style:name="ce1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6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6"/>
    </style:style>
    <style:style style:name="ce1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8"/>
    </style:style>
    <style:style style:name="ce1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8"/>
    </style:style>
    <style:style style:name="ce1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10"/>
    </style:style>
    <style:style style:name="ce1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10"/>
    </style:style>
    <style:style style:name="ce1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2"/>
    </style:style>
    <style:style style:name="ce1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2"/>
    </style:style>
    <style:style style:name="ce1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4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4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6"/>
    </style:style>
    <style:style style:name="ce1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6"/>
    </style:style>
    <style:style style:name="ce1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8"/>
    </style:style>
    <style:style style:name="ce1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8"/>
    </style:style>
    <style:style style:name="ce1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10"/>
    </style:style>
    <style:style style:name="ce1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10"/>
    </style:style>
    <style:style style:name="ce1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2"/>
    </style:style>
    <style:style style:name="ce1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2"/>
    </style:style>
    <style:style style:name="ce1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4"/>
    </style:style>
    <style:style style:name="ce1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4"/>
    </style:style>
    <style:style style:name="ce1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6"/>
    </style:style>
    <style:style style:name="ce1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6"/>
    </style:style>
    <style:style style:name="ce1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8"/>
    </style:style>
    <style:style style:name="ce1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8"/>
    </style:style>
    <style:style style:name="ce1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10"/>
    </style:style>
    <style:style style:name="ce1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10"/>
    </style:style>
    <style:style style:name="ce1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2"/>
    </style:style>
    <style:style style:name="ce1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2"/>
    </style:style>
    <style:style style:name="ce1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4"/>
    </style:style>
    <style:style style:name="ce1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4"/>
    </style:style>
    <style:style style:name="ce1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6"/>
    </style:style>
    <style:style style:name="ce1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6"/>
    </style:style>
    <style:style style:name="ce1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8"/>
    </style:style>
    <style:style style:name="ce1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8"/>
    </style:style>
    <style:style style:name="ce1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10"/>
    </style:style>
    <style:style style:name="ce1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10"/>
    </style:style>
    <style:style style:name="ce1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2"/>
    </style:style>
    <style:style style:name="ce1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2"/>
    </style:style>
    <style:style style:name="ce1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4"/>
    </style:style>
    <style:style style:name="ce1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4"/>
    </style:style>
    <style:style style:name="ce1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6"/>
    </style:style>
    <style:style style:name="ce1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6"/>
    </style:style>
    <style:style style:name="ce1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8"/>
    </style:style>
    <style:style style:name="ce1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8"/>
    </style:style>
    <style:style style:name="ce1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10"/>
    </style:style>
    <style:style style:name="ce1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10"/>
    </style:style>
    <style:style style:name="ce1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2"/>
    </style:style>
    <style:style style:name="ce1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2"/>
    </style:style>
    <style:style style:name="ce1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4"/>
    </style:style>
    <style:style style:name="ce1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4"/>
    </style:style>
    <style:style style:name="ce1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6"/>
    </style:style>
    <style:style style:name="ce1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6"/>
    </style:style>
    <style:style style:name="ce1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8"/>
    </style:style>
    <style:style style:name="ce1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8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10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10"/>
    </style:style>
    <style:style style:name="ce1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2"/>
    </style:style>
    <style:style style:name="ce1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2"/>
    </style:style>
    <style:style style:name="ce1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4"/>
    </style:style>
    <style:style style:name="ce1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4"/>
    </style:style>
    <style:style style:name="ce1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6"/>
    </style:style>
    <style:style style:name="ce1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6"/>
    </style:style>
    <style:style style:name="ce1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8"/>
    </style:style>
    <style:style style:name="ce1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8"/>
    </style:style>
    <style:style style:name="ce1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10"/>
    </style:style>
    <style:style style:name="ce1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10"/>
    </style:style>
    <style:style style:name="ce1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2"/>
    </style:style>
    <style:style style:name="ce1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2"/>
    </style:style>
    <style:style style:name="ce1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4"/>
    </style:style>
    <style:style style:name="ce1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4"/>
    </style:style>
    <style:style style:name="ce1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6"/>
    </style:style>
    <style:style style:name="ce1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6"/>
    </style:style>
    <style:style style:name="ce1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8"/>
    </style:style>
    <style:style style:name="ce1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8"/>
    </style:style>
    <style:style style:name="ce1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10"/>
    </style:style>
    <style:style style:name="ce1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10"/>
    </style:style>
    <style:style style:name="ce1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2"/>
    </style:style>
    <style:style style:name="ce1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2"/>
    </style:style>
    <style:style style:name="ce1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4"/>
    </style:style>
    <style:style style:name="ce1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4"/>
    </style:style>
    <style:style style:name="ce1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6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6"/>
    </style:style>
    <style:style style:name="ce1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8"/>
    </style:style>
    <style:style style:name="ce1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8"/>
    </style:style>
    <style:style style:name="ce1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10"/>
    </style:style>
    <style:style style:name="ce1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10"/>
    </style:style>
    <style:style style:name="ce1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2"/>
    </style:style>
    <style:style style:name="ce1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2"/>
    </style:style>
    <style:style style:name="ce1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4"/>
    </style:style>
    <style:style style:name="ce1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4"/>
    </style:style>
    <style:style style:name="ce1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6"/>
    </style:style>
    <style:style style:name="ce1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6"/>
    </style:style>
    <style:style style:name="ce1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8"/>
    </style:style>
    <style:style style:name="ce1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8"/>
    </style:style>
    <style:style style:name="ce1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10"/>
    </style:style>
    <style:style style:name="ce1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10"/>
    </style:style>
    <style:style style:name="ce1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2"/>
    </style:style>
    <style:style style:name="ce1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2"/>
    </style:style>
    <style:style style:name="ce1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4"/>
    </style:style>
    <style:style style:name="ce1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5"/>
    </style:style>
    <style:style style:name="ce1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6"/>
    </style:style>
    <style:style style:name="ce1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7"/>
    </style:style>
    <style:style style:name="ce1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8"/>
    </style:style>
    <style:style style:name="ce1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9"/>
    </style:style>
    <style:style style:name="ce1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10"/>
    </style:style>
    <style:style style:name="ce1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10"/>
    </style:style>
    <style:style style:name="ce1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2"/>
    </style:style>
    <style:style style:name="ce1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2"/>
    </style:style>
    <style:style style:name="ce1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4"/>
    </style:style>
    <style:style style:name="ce1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4"/>
    </style:style>
    <style:style style:name="ce1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6"/>
    </style:style>
    <style:style style:name="ce1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6"/>
    </style:style>
    <style:style style:name="ce1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8"/>
    </style:style>
    <style:style style:name="ce1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8"/>
    </style:style>
    <style:style style:name="ce1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10"/>
    </style:style>
    <style:style style:name="ce1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10"/>
    </style:style>
    <style:style style:name="ce1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2"/>
    </style:style>
    <style:style style:name="ce1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2"/>
    </style:style>
    <style:style style:name="ce1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4"/>
    </style:style>
    <style:style style:name="ce1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4"/>
    </style:style>
    <style:style style:name="ce1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6"/>
    </style:style>
    <style:style style:name="ce1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6"/>
    </style:style>
    <style:style style:name="ce1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8"/>
    </style:style>
    <style:style style:name="ce1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8"/>
    </style:style>
    <style:style style:name="ce1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10"/>
    </style:style>
    <style:style style:name="ce1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10"/>
    </style:style>
    <style:style style:name="ce1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2"/>
    </style:style>
    <style:style style:name="ce1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2"/>
    </style:style>
    <style:style style:name="ce1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4"/>
    </style:style>
    <style:style style:name="ce1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4"/>
    </style:style>
    <style:style style:name="ce1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6"/>
    </style:style>
    <style:style style:name="ce1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6"/>
    </style:style>
    <style:style style:name="ce1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8"/>
    </style:style>
    <style:style style:name="ce1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8"/>
    </style:style>
    <style:style style:name="ce1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10"/>
    </style:style>
    <style:style style:name="ce1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10"/>
    </style:style>
    <style:style style:name="ce1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2"/>
    </style:style>
    <style:style style:name="ce1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2"/>
    </style:style>
    <style:style style:name="ce1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4"/>
    </style:style>
    <style:style style:name="ce1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4"/>
    </style:style>
    <style:style style:name="ce1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6"/>
    </style:style>
    <style:style style:name="ce1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6"/>
    </style:style>
    <style:style style:name="ce1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8"/>
    </style:style>
    <style:style style:name="ce1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8"/>
    </style:style>
    <style:style style:name="ce1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10"/>
    </style:style>
    <style:style style:name="ce1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10"/>
    </style:style>
    <style:style style:name="ce1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2"/>
    </style:style>
    <style:style style:name="ce1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2"/>
    </style:style>
    <style:style style:name="ce1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4"/>
    </style:style>
    <style:style style:name="ce1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4"/>
    </style:style>
    <style:style style:name="ce1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6"/>
    </style:style>
    <style:style style:name="ce1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6"/>
    </style:style>
    <style:style style:name="ce1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8"/>
    </style:style>
    <style:style style:name="ce1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8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10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10"/>
    </style:style>
    <style:style style:name="ce1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2"/>
    </style:style>
    <style:style style:name="ce1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2"/>
    </style:style>
    <style:style style:name="ce1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4"/>
    </style:style>
    <style:style style:name="ce1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4"/>
    </style:style>
    <style:style style:name="ce1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6"/>
    </style:style>
    <style:style style:name="ce1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6"/>
    </style:style>
    <style:style style:name="ce1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8"/>
    </style:style>
    <style:style style:name="ce1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8"/>
    </style:style>
    <style:style style:name="ce1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10"/>
    </style:style>
    <style:style style:name="ce1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10"/>
    </style:style>
    <style:style style:name="ce1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2"/>
    </style:style>
    <style:style style:name="ce1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2"/>
    </style:style>
    <style:style style:name="ce1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4"/>
    </style:style>
    <style:style style:name="ce1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4"/>
    </style:style>
    <style:style style:name="ce1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6"/>
    </style:style>
    <style:style style:name="ce1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6"/>
    </style:style>
    <style:style style:name="ce1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8"/>
    </style:style>
    <style:style style:name="ce1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8"/>
    </style:style>
    <style:style style:name="ce1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10"/>
    </style:style>
    <style:style style:name="ce1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10"/>
    </style:style>
    <style:style style:name="ce1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2"/>
    </style:style>
    <style:style style:name="ce1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2"/>
    </style:style>
    <style:style style:name="ce1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4"/>
    </style:style>
    <style:style style:name="ce1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4"/>
    </style:style>
    <style:style style:name="ce1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6"/>
    </style:style>
    <style:style style:name="ce1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6"/>
    </style:style>
    <style:style style:name="ce1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8"/>
    </style:style>
    <style:style style:name="ce1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8"/>
    </style:style>
    <style:style style:name="ce1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10"/>
    </style:style>
    <style:style style:name="ce1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10"/>
    </style:style>
    <style:style style:name="ce1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2"/>
    </style:style>
    <style:style style:name="ce1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2"/>
    </style:style>
    <style:style style:name="ce1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4"/>
    </style:style>
    <style:style style:name="ce1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4"/>
    </style:style>
    <style:style style:name="ce1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6"/>
    </style:style>
    <style:style style:name="ce1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6"/>
    </style:style>
    <style:style style:name="ce1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8"/>
    </style:style>
    <style:style style:name="ce1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8"/>
    </style:style>
    <style:style style:name="ce1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10"/>
    </style:style>
    <style:style style:name="ce1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10"/>
    </style:style>
    <style:style style:name="ce1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2"/>
    </style:style>
    <style:style style:name="ce1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2"/>
    </style:style>
    <style:style style:name="ce1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4"/>
    </style:style>
    <style:style style:name="ce1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4"/>
    </style:style>
    <style:style style:name="ce1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6"/>
    </style:style>
    <style:style style:name="ce1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6"/>
    </style:style>
    <style:style style:name="ce1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8"/>
    </style:style>
    <style:style style:name="ce1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8"/>
    </style:style>
    <style:style style:name="ce1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10"/>
    </style:style>
    <style:style style:name="ce1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10"/>
    </style:style>
    <style:style style:name="ce1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2"/>
    </style:style>
    <style:style style:name="ce1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2"/>
    </style:style>
    <style:style style:name="ce1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4"/>
    </style:style>
    <style:style style:name="ce1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4"/>
    </style:style>
    <style:style style:name="ce1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6"/>
    </style:style>
    <style:style style:name="ce1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6"/>
    </style:style>
    <style:style style:name="ce1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8"/>
    </style:style>
    <style:style style:name="ce1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8"/>
    </style:style>
    <style:style style:name="ce1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10"/>
    </style:style>
    <style:style style:name="ce1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10"/>
    </style:style>
    <style:style style:name="ce1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2"/>
    </style:style>
    <style:style style:name="ce1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2"/>
    </style:style>
    <style:style style:name="ce1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4"/>
    </style:style>
    <style:style style:name="ce1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4"/>
    </style:style>
    <style:style style:name="ce1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6"/>
    </style:style>
    <style:style style:name="ce1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6"/>
    </style:style>
    <style:style style:name="ce1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8"/>
    </style:style>
    <style:style style:name="ce1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8"/>
    </style:style>
    <style:style style:name="ce1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10"/>
    </style:style>
    <style:style style:name="ce1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10"/>
    </style:style>
    <style:style style:name="ce1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2"/>
    </style:style>
    <style:style style:name="ce1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2"/>
    </style:style>
    <style:style style:name="ce1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4"/>
    </style:style>
    <style:style style:name="ce1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4"/>
    </style:style>
    <style:style style:name="ce1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6"/>
    </style:style>
    <style:style style:name="ce1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6"/>
    </style:style>
    <style:style style:name="ce1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8"/>
    </style:style>
    <style:style style:name="ce1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8"/>
    </style:style>
    <style:style style:name="ce1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10"/>
    </style:style>
    <style:style style:name="ce1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10"/>
    </style:style>
    <style:style style:name="ce1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2"/>
    </style:style>
    <style:style style:name="ce1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2"/>
    </style:style>
    <style:style style:name="ce1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4"/>
    </style:style>
    <style:style style:name="ce1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4"/>
    </style:style>
    <style:style style:name="ce1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6"/>
    </style:style>
    <style:style style:name="ce1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6"/>
    </style:style>
    <style:style style:name="ce1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8"/>
    </style:style>
    <style:style style:name="ce1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8"/>
    </style:style>
    <style:style style:name="ce1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10"/>
    </style:style>
    <style:style style:name="ce1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10"/>
    </style:style>
    <style:style style:name="ce1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2"/>
    </style:style>
    <style:style style:name="ce1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2"/>
    </style:style>
    <style:style style:name="ce1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4"/>
    </style:style>
    <style:style style:name="ce1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4"/>
    </style:style>
    <style:style style:name="ce1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6"/>
    </style:style>
    <style:style style:name="ce1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6"/>
    </style:style>
    <style:style style:name="ce1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8"/>
    </style:style>
    <style:style style:name="ce1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8"/>
    </style:style>
    <style:style style:name="ce1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10"/>
    </style:style>
    <style:style style:name="ce1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10"/>
    </style:style>
    <style:style style:name="ce1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2"/>
    </style:style>
    <style:style style:name="ce1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2"/>
    </style:style>
    <style:style style:name="ce1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4"/>
    </style:style>
    <style:style style:name="ce1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4"/>
    </style:style>
    <style:style style:name="ce1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6"/>
    </style:style>
    <style:style style:name="ce1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6"/>
    </style:style>
    <style:style style:name="ce1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8"/>
    </style:style>
    <style:style style:name="ce1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8"/>
    </style:style>
    <style:style style:name="ce1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10"/>
    </style:style>
    <style:style style:name="ce1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10"/>
    </style:style>
    <style:style style:name="ce1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2"/>
    </style:style>
    <style:style style:name="ce1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2"/>
    </style:style>
    <style:style style:name="ce1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4"/>
    </style:style>
    <style:style style:name="ce1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4"/>
    </style:style>
    <style:style style:name="ce1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6"/>
    </style:style>
    <style:style style:name="ce1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6"/>
    </style:style>
    <style:style style:name="ce1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8"/>
    </style:style>
    <style:style style:name="ce1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8"/>
    </style:style>
    <style:style style:name="ce1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10"/>
    </style:style>
    <style:style style:name="ce1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10"/>
    </style:style>
    <style:style style:name="ce1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2"/>
    </style:style>
    <style:style style:name="ce1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2"/>
    </style:style>
    <style:style style:name="ce1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4"/>
    </style:style>
    <style:style style:name="ce1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4"/>
    </style:style>
    <style:style style:name="ce1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6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6"/>
    </style:style>
    <style:style style:name="ce1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8"/>
    </style:style>
    <style:style style:name="ce1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8"/>
    </style:style>
    <style:style style:name="ce1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10"/>
    </style:style>
    <style:style style:name="ce1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10"/>
    </style:style>
    <style:style style:name="ce1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2"/>
    </style:style>
    <style:style style:name="ce1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2"/>
    </style:style>
    <style:style style:name="ce1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4"/>
    </style:style>
    <style:style style:name="ce1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4"/>
    </style:style>
    <style:style style:name="ce1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6"/>
    </style:style>
    <style:style style:name="ce1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6"/>
    </style:style>
    <style:style style:name="ce1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8"/>
    </style:style>
    <style:style style:name="ce1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8"/>
    </style:style>
    <style:style style:name="ce1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10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10"/>
    </style:style>
    <style:style style:name="ce1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2"/>
    </style:style>
    <style:style style:name="ce1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2"/>
    </style:style>
    <style:style style:name="ce1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4"/>
    </style:style>
    <style:style style:name="ce1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4"/>
    </style:style>
    <style:style style:name="ce1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6"/>
    </style:style>
    <style:style style:name="ce1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6"/>
    </style:style>
    <style:style style:name="ce1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8"/>
    </style:style>
    <style:style style:name="ce1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8"/>
    </style:style>
    <style:style style:name="ce1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10"/>
    </style:style>
    <style:style style:name="ce1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10"/>
    </style:style>
    <style:style style:name="ce1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2"/>
    </style:style>
    <style:style style:name="ce1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2"/>
    </style:style>
    <style:style style:name="ce1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4"/>
    </style:style>
    <style:style style:name="ce1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4"/>
    </style:style>
    <style:style style:name="ce1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6"/>
    </style:style>
    <style:style style:name="ce1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6"/>
    </style:style>
    <style:style style:name="ce1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8"/>
    </style:style>
    <style:style style:name="ce1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8"/>
    </style:style>
    <style:style style:name="ce1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10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10"/>
    </style:style>
    <style:style style:name="ce1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2"/>
    </style:style>
    <style:style style:name="ce1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2"/>
    </style:style>
    <style:style style:name="ce1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4"/>
    </style:style>
    <style:style style:name="ce1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4"/>
    </style:style>
    <style:style style:name="ce1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6"/>
    </style:style>
    <style:style style:name="ce1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6"/>
    </style:style>
    <style:style style:name="ce1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8"/>
    </style:style>
    <style:style style:name="ce1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8"/>
    </style:style>
    <style:style style:name="ce1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10"/>
    </style:style>
    <style:style style:name="ce1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10"/>
    </style:style>
    <style:style style:name="ce1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2"/>
    </style:style>
    <style:style style:name="ce1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2"/>
    </style:style>
    <style:style style:name="ce1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4"/>
    </style:style>
    <style:style style:name="ce1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4"/>
    </style:style>
    <style:style style:name="ce1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6"/>
    </style:style>
    <style:style style:name="ce1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6"/>
    </style:style>
    <style:style style:name="ce1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8"/>
    </style:style>
    <style:style style:name="ce1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8"/>
    </style:style>
    <style:style style:name="ce1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10"/>
    </style:style>
    <style:style style:name="ce1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10"/>
    </style:style>
    <style:style style:name="ce1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2"/>
    </style:style>
    <style:style style:name="ce1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2"/>
    </style:style>
    <style:style style:name="ce1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4"/>
    </style:style>
    <style:style style:name="ce1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4"/>
    </style:style>
    <style:style style:name="ce1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6"/>
    </style:style>
    <style:style style:name="ce1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6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8"/>
    </style:style>
    <style:style style:name="ce1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8"/>
    </style:style>
    <style:style style:name="ce1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10"/>
    </style:style>
    <style:style style:name="ce1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10"/>
    </style:style>
    <style:style style:name="ce1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2"/>
    </style:style>
    <style:style style:name="ce1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2"/>
    </style:style>
    <style:style style:name="ce1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4"/>
    </style:style>
    <style:style style:name="ce1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4"/>
    </style:style>
    <style:style style:name="ce1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6"/>
    </style:style>
    <style:style style:name="ce1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6"/>
    </style:style>
    <style:style style:name="ce1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8"/>
    </style:style>
    <style:style style:name="ce1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8"/>
    </style:style>
    <style:style style:name="ce1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10"/>
    </style:style>
    <style:style style:name="ce1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10"/>
    </style:style>
    <style:style style:name="ce1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2"/>
    </style:style>
    <style:style style:name="ce1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2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4"/>
    </style:style>
    <style:style style:name="ce1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4"/>
    </style:style>
    <style:style style:name="ce1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6"/>
    </style:style>
    <style:style style:name="ce1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6"/>
    </style:style>
    <style:style style:name="ce1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8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8"/>
    </style:style>
    <style:style style:name="ce1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10"/>
    </style:style>
    <style:style style:name="ce1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10"/>
    </style:style>
    <style:style style:name="ce1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2"/>
    </style:style>
    <style:style style:name="ce1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2"/>
    </style:style>
    <style:style style:name="ce1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4"/>
    </style:style>
    <style:style style:name="ce1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4"/>
    </style:style>
    <style:style style:name="ce1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6"/>
    </style:style>
    <style:style style:name="ce1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6"/>
    </style:style>
    <style:style style:name="ce1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8"/>
    </style:style>
    <style:style style:name="ce1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8"/>
    </style:style>
    <style:style style:name="ce1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10"/>
    </style:style>
    <style:style style:name="ce1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10"/>
    </style:style>
    <style:style style:name="ce1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2"/>
    </style:style>
    <style:style style:name="ce1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2"/>
    </style:style>
    <style:style style:name="ce1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4"/>
    </style:style>
    <style:style style:name="ce1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4"/>
    </style:style>
    <style:style style:name="ce1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6"/>
    </style:style>
    <style:style style:name="ce1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6"/>
    </style:style>
    <style:style style:name="ce1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8"/>
    </style:style>
    <style:style style:name="ce1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8"/>
    </style:style>
    <style:style style:name="ce1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10"/>
    </style:style>
    <style:style style:name="ce1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10"/>
    </style:style>
    <style:style style:name="ce1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2"/>
    </style:style>
    <style:style style:name="ce1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2"/>
    </style:style>
    <style:style style:name="ce1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4"/>
    </style:style>
    <style:style style:name="ce1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4"/>
    </style:style>
    <style:style style:name="ce1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6"/>
    </style:style>
    <style:style style:name="ce1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6"/>
    </style:style>
    <style:style style:name="ce1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8"/>
    </style:style>
    <style:style style:name="ce1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8"/>
    </style:style>
    <style:style style:name="ce1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10"/>
    </style:style>
    <style:style style:name="ce1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10"/>
    </style:style>
    <style:style style:name="ce1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2"/>
    </style:style>
    <style:style style:name="ce1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2"/>
    </style:style>
    <style:style style:name="ce1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4"/>
    </style:style>
    <style:style style:name="ce1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4"/>
    </style:style>
    <style:style style:name="ce1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6"/>
    </style:style>
    <style:style style:name="ce1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6"/>
    </style:style>
    <style:style style:name="ce1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8"/>
    </style:style>
    <style:style style:name="ce1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8"/>
    </style:style>
    <style:style style:name="ce1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10"/>
    </style:style>
    <style:style style:name="ce1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10"/>
    </style:style>
    <style:style style:name="ce1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2"/>
    </style:style>
    <style:style style:name="ce1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2"/>
    </style:style>
    <style:style style:name="ce1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4"/>
    </style:style>
    <style:style style:name="ce1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4"/>
    </style:style>
    <style:style style:name="ce1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6"/>
    </style:style>
    <style:style style:name="ce1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6"/>
    </style:style>
    <style:style style:name="ce1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8"/>
    </style:style>
    <style:style style:name="ce1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8"/>
    </style:style>
    <style:style style:name="ce1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10"/>
    </style:style>
    <style:style style:name="ce1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10"/>
    </style:style>
    <style:style style:name="ce1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2"/>
    </style:style>
    <style:style style:name="ce1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2"/>
    </style:style>
    <style:style style:name="ce1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4"/>
    </style:style>
    <style:style style:name="ce1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4"/>
    </style:style>
    <style:style style:name="ce1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6"/>
    </style:style>
    <style:style style:name="ce1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6"/>
    </style:style>
    <style:style style:name="ce1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8"/>
    </style:style>
    <style:style style:name="ce1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8"/>
    </style:style>
    <style:style style:name="ce1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10"/>
    </style:style>
    <style:style style:name="ce1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10"/>
    </style:style>
    <style:style style:name="ce1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2"/>
    </style:style>
    <style:style style:name="ce1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2"/>
    </style:style>
    <style:style style:name="ce1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4"/>
    </style:style>
    <style:style style:name="ce1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4"/>
    </style:style>
    <style:style style:name="ce1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6"/>
    </style:style>
    <style:style style:name="ce1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6"/>
    </style:style>
    <style:style style:name="ce1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8"/>
    </style:style>
    <style:style style:name="ce1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8"/>
    </style:style>
    <style:style style:name="ce1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10"/>
    </style:style>
    <style:style style:name="ce1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10"/>
    </style:style>
    <style:style style:name="ce1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2"/>
    </style:style>
    <style:style style:name="ce1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2"/>
    </style:style>
    <style:style style:name="ce1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4"/>
    </style:style>
    <style:style style:name="ce1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4"/>
    </style:style>
    <style:style style:name="ce1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6"/>
    </style:style>
    <style:style style:name="ce1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6"/>
    </style:style>
    <style:style style:name="ce1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8"/>
    </style:style>
    <style:style style:name="ce1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8"/>
    </style:style>
    <style:style style:name="ce1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10"/>
    </style:style>
    <style:style style:name="ce1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10"/>
    </style:style>
    <style:style style:name="ce1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2"/>
    </style:style>
    <style:style style:name="ce1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2"/>
    </style:style>
    <style:style style:name="ce1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4"/>
    </style:style>
    <style:style style:name="ce1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4"/>
    </style:style>
    <style:style style:name="ce1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6"/>
    </style:style>
    <style:style style:name="ce1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6"/>
    </style:style>
    <style:style style:name="ce1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8"/>
    </style:style>
    <style:style style:name="ce1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8"/>
    </style:style>
    <style:style style:name="ce1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10"/>
    </style:style>
    <style:style style:name="ce1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10"/>
    </style:style>
    <style:style style:name="ce1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2"/>
    </style:style>
    <style:style style:name="ce1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2"/>
    </style:style>
    <style:style style:name="ce1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4"/>
    </style:style>
    <style:style style:name="ce1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4"/>
    </style:style>
    <style:style style:name="ce1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6"/>
    </style:style>
    <style:style style:name="ce1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6"/>
    </style:style>
    <style:style style:name="ce1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8"/>
    </style:style>
    <style:style style:name="ce1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8"/>
    </style:style>
    <style:style style:name="ce1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10"/>
    </style:style>
    <style:style style:name="ce1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10"/>
    </style:style>
    <style:style style:name="ce1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2"/>
    </style:style>
    <style:style style:name="ce1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2"/>
    </style:style>
    <style:style style:name="ce1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4"/>
    </style:style>
    <style:style style:name="ce1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4"/>
    </style:style>
    <style:style style:name="ce1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6"/>
    </style:style>
    <style:style style:name="ce1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6"/>
    </style:style>
    <style:style style:name="ce1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8"/>
    </style:style>
    <style:style style:name="ce1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8"/>
    </style:style>
    <style:style style:name="ce1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10"/>
    </style:style>
    <style:style style:name="ce1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10"/>
    </style:style>
    <style:style style:name="ce1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2"/>
    </style:style>
    <style:style style:name="ce1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2"/>
    </style:style>
    <style:style style:name="ce1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4"/>
    </style:style>
    <style:style style:name="ce1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4"/>
    </style:style>
    <style:style style:name="ce1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6"/>
    </style:style>
    <style:style style:name="ce1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6"/>
    </style:style>
    <style:style style:name="ce1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8"/>
    </style:style>
    <style:style style:name="ce1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8"/>
    </style:style>
    <style:style style:name="ce1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10"/>
    </style:style>
    <style:style style:name="ce1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10"/>
    </style:style>
    <style:style style:name="ce1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2"/>
    </style:style>
    <style:style style:name="ce1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2"/>
    </style:style>
    <style:style style:name="ce1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4"/>
    </style:style>
    <style:style style:name="ce1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4"/>
    </style:style>
    <style:style style:name="ce1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6"/>
    </style:style>
    <style:style style:name="ce1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6"/>
    </style:style>
    <style:style style:name="ce1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8"/>
    </style:style>
    <style:style style:name="ce1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8"/>
    </style:style>
    <style:style style:name="ce1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10"/>
    </style:style>
    <style:style style:name="ce1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10"/>
    </style:style>
    <style:style style:name="ce1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2"/>
    </style:style>
    <style:style style:name="ce1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2"/>
    </style:style>
    <style:style style:name="ce1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4"/>
    </style:style>
    <style:style style:name="ce1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4"/>
    </style:style>
    <style:style style:name="ce1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6"/>
    </style:style>
    <style:style style:name="ce1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6"/>
    </style:style>
    <style:style style:name="ce1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8"/>
    </style:style>
    <style:style style:name="ce1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8"/>
    </style:style>
    <style:style style:name="ce1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10"/>
    </style:style>
    <style:style style:name="ce1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10"/>
    </style:style>
    <style:style style:name="ce1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2"/>
    </style:style>
    <style:style style:name="ce1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2"/>
    </style:style>
    <style:style style:name="ce1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4"/>
    </style:style>
    <style:style style:name="ce1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4"/>
    </style:style>
    <style:style style:name="ce1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6"/>
    </style:style>
    <style:style style:name="ce1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6"/>
    </style:style>
    <style:style style:name="ce1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8"/>
    </style:style>
    <style:style style:name="ce1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8"/>
    </style:style>
    <style:style style:name="ce1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10"/>
    </style:style>
    <style:style style:name="ce1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10"/>
    </style:style>
    <style:style style:name="ce1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2"/>
    </style:style>
    <style:style style:name="ce1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2"/>
    </style:style>
    <style:style style:name="ce1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4"/>
    </style:style>
    <style:style style:name="ce1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4"/>
    </style:style>
    <style:style style:name="ce1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6"/>
    </style:style>
    <style:style style:name="ce1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6"/>
    </style:style>
    <style:style style:name="ce1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8"/>
    </style:style>
    <style:style style:name="ce1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8"/>
    </style:style>
    <style:style style:name="ce1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10"/>
    </style:style>
    <style:style style:name="ce1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10"/>
    </style:style>
    <style:style style:name="ce1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2"/>
    </style:style>
    <style:style style:name="ce1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2"/>
    </style:style>
    <style:style style:name="ce1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4"/>
    </style:style>
    <style:style style:name="ce1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4"/>
    </style:style>
    <style:style style:name="ce1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6"/>
    </style:style>
    <style:style style:name="ce1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6"/>
    </style:style>
    <style:style style:name="ce1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8"/>
    </style:style>
    <style:style style:name="ce1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8"/>
    </style:style>
    <style:style style:name="ce1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10"/>
    </style:style>
    <style:style style:name="ce1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10"/>
    </style:style>
    <style:style style:name="ce1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2"/>
    </style:style>
    <style:style style:name="ce1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2"/>
    </style:style>
    <style:style style:name="ce1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4"/>
    </style:style>
    <style:style style:name="ce1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4"/>
    </style:style>
    <style:style style:name="ce1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6"/>
    </style:style>
    <style:style style:name="ce1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6"/>
    </style:style>
    <style:style style:name="ce1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8"/>
    </style:style>
    <style:style style:name="ce1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8"/>
    </style:style>
    <style:style style:name="ce1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10"/>
    </style:style>
    <style:style style:name="ce1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10"/>
    </style:style>
    <style:style style:name="ce1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2"/>
    </style:style>
    <style:style style:name="ce1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2"/>
    </style:style>
    <style:style style:name="ce1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4"/>
    </style:style>
    <style:style style:name="ce1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4"/>
    </style:style>
    <style:style style:name="ce1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6"/>
    </style:style>
    <style:style style:name="ce1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6"/>
    </style:style>
    <style:style style:name="ce1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8"/>
    </style:style>
    <style:style style:name="ce1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8"/>
    </style:style>
    <style:style style:name="ce1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10"/>
    </style:style>
    <style:style style:name="ce1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10"/>
    </style:style>
    <style:style style:name="ce1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2"/>
    </style:style>
    <style:style style:name="ce1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2"/>
    </style:style>
    <style:style style:name="ce1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4"/>
    </style:style>
    <style:style style:name="ce1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4"/>
    </style:style>
    <style:style style:name="ce1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6"/>
    </style:style>
    <style:style style:name="ce1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6"/>
    </style:style>
    <style:style style:name="ce1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8"/>
    </style:style>
    <style:style style:name="ce1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8"/>
    </style:style>
    <style:style style:name="ce1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10"/>
    </style:style>
    <style:style style:name="ce1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10"/>
    </style:style>
    <style:style style:name="ce1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2"/>
    </style:style>
    <style:style style:name="ce1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2"/>
    </style:style>
    <style:style style:name="ce1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4"/>
    </style:style>
    <style:style style:name="ce1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4"/>
    </style:style>
    <style:style style:name="ce1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6"/>
    </style:style>
    <style:style style:name="ce1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6"/>
    </style:style>
    <style:style style:name="ce1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8"/>
    </style:style>
    <style:style style:name="ce1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8"/>
    </style:style>
    <style:style style:name="ce1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10"/>
    </style:style>
    <style:style style:name="ce1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10"/>
    </style:style>
    <style:style style:name="ce1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2"/>
    </style:style>
    <style:style style:name="ce1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2"/>
    </style:style>
    <style:style style:name="ce1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4"/>
    </style:style>
    <style:style style:name="ce1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4"/>
    </style:style>
    <style:style style:name="ce1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6"/>
    </style:style>
    <style:style style:name="ce1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6"/>
    </style:style>
    <style:style style:name="ce1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8"/>
    </style:style>
    <style:style style:name="ce1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8"/>
    </style:style>
    <style:style style:name="ce1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10"/>
    </style:style>
    <style:style style:name="ce1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10"/>
    </style:style>
    <style:style style:name="ce1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2"/>
    </style:style>
    <style:style style:name="ce1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2"/>
    </style:style>
    <style:style style:name="ce1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4"/>
    </style:style>
    <style:style style:name="ce1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4"/>
    </style:style>
    <style:style style:name="ce1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6"/>
    </style:style>
    <style:style style:name="ce1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6"/>
    </style:style>
    <style:style style:name="ce1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8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8"/>
    </style:style>
    <style:style style:name="ce1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10"/>
    </style:style>
    <style:style style:name="ce1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10"/>
    </style:style>
    <style:style style:name="ce1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2"/>
    </style:style>
    <style:style style:name="ce1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2"/>
    </style:style>
    <style:style style:name="ce1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4"/>
    </style:style>
    <style:style style:name="ce1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4"/>
    </style:style>
    <style:style style:name="ce1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6"/>
    </style:style>
    <style:style style:name="ce1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6"/>
    </style:style>
    <style:style style:name="ce1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8"/>
    </style:style>
    <style:style style:name="ce1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8"/>
    </style:style>
    <style:style style:name="ce1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10"/>
    </style:style>
    <style:style style:name="ce1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10"/>
    </style:style>
    <style:style style:name="ce1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2"/>
    </style:style>
    <style:style style:name="ce1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2"/>
    </style:style>
    <style:style style:name="ce1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4"/>
    </style:style>
    <style:style style:name="ce1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4"/>
    </style:style>
    <style:style style:name="ce1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6"/>
    </style:style>
    <style:style style:name="ce1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6"/>
    </style:style>
    <style:style style:name="ce1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8"/>
    </style:style>
    <style:style style:name="ce1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8"/>
    </style:style>
    <style:style style:name="ce1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10"/>
    </style:style>
    <style:style style:name="ce1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10"/>
    </style:style>
    <style:style style:name="ce1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2"/>
    </style:style>
    <style:style style:name="ce1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2"/>
    </style:style>
    <style:style style:name="ce1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4"/>
    </style:style>
    <style:style style:name="ce1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4"/>
    </style:style>
    <style:style style:name="ce1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6"/>
    </style:style>
    <style:style style:name="ce1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6"/>
    </style:style>
    <style:style style:name="ce1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8"/>
    </style:style>
    <style:style style:name="ce1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8"/>
    </style:style>
    <style:style style:name="ce1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10"/>
    </style:style>
    <style:style style:name="ce1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10"/>
    </style:style>
    <style:style style:name="ce1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2"/>
    </style:style>
    <style:style style:name="ce1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2"/>
    </style:style>
    <style:style style:name="ce1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4"/>
    </style:style>
    <style:style style:name="ce1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4"/>
    </style:style>
    <style:style style:name="ce1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6"/>
    </style:style>
    <style:style style:name="ce1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6"/>
    </style:style>
    <style:style style:name="ce1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8"/>
    </style:style>
    <style:style style:name="ce1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8"/>
    </style:style>
    <style:style style:name="ce1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10"/>
    </style:style>
    <style:style style:name="ce1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10"/>
    </style:style>
    <style:style style:name="ce1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2"/>
    </style:style>
    <style:style style:name="ce1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2"/>
    </style:style>
    <style:style style:name="ce1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4"/>
    </style:style>
    <style:style style:name="ce1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4"/>
    </style:style>
    <style:style style:name="ce1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6"/>
    </style:style>
    <style:style style:name="ce1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6"/>
    </style:style>
    <style:style style:name="ce1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8"/>
    </style:style>
    <style:style style:name="ce1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8"/>
    </style:style>
    <style:style style:name="ce1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10"/>
    </style:style>
    <style:style style:name="ce1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10"/>
    </style:style>
    <style:style style:name="ce1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2"/>
    </style:style>
    <style:style style:name="ce1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2"/>
    </style:style>
    <style:style style:name="ce1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4"/>
    </style:style>
    <style:style style:name="ce1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4"/>
    </style:style>
    <style:style style:name="ce1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6"/>
    </style:style>
    <style:style style:name="ce1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6"/>
    </style:style>
    <style:style style:name="ce1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8"/>
    </style:style>
    <style:style style:name="ce1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8"/>
    </style:style>
    <style:style style:name="ce1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10"/>
    </style:style>
    <style:style style:name="ce1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10"/>
    </style:style>
    <style:style style:name="ce1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2"/>
    </style:style>
    <style:style style:name="ce1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2"/>
    </style:style>
    <style:style style:name="ce1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4"/>
    </style:style>
    <style:style style:name="ce1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4"/>
    </style:style>
    <style:style style:name="ce1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6"/>
    </style:style>
    <style:style style:name="ce1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6"/>
    </style:style>
    <style:style style:name="ce1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8"/>
    </style:style>
    <style:style style:name="ce1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8"/>
    </style:style>
    <style:style style:name="ce1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10"/>
    </style:style>
    <style:style style:name="ce1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10"/>
    </style:style>
    <style:style style:name="ce1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2"/>
    </style:style>
    <style:style style:name="ce1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2"/>
    </style:style>
    <style:style style:name="ce1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4"/>
    </style:style>
    <style:style style:name="ce1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4"/>
    </style:style>
    <style:style style:name="ce1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6"/>
    </style:style>
    <style:style style:name="ce1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6"/>
    </style:style>
    <style:style style:name="ce1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8"/>
    </style:style>
    <style:style style:name="ce1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8"/>
    </style:style>
    <style:style style:name="ce1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10"/>
    </style:style>
    <style:style style:name="ce1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10"/>
    </style:style>
    <style:style style:name="ce1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2"/>
    </style:style>
    <style:style style:name="ce1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2"/>
    </style:style>
    <style:style style:name="ce1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4"/>
    </style:style>
    <style:style style:name="ce1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4"/>
    </style:style>
    <style:style style:name="ce1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6"/>
    </style:style>
    <style:style style:name="ce1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6"/>
    </style:style>
    <style:style style:name="ce1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8"/>
    </style:style>
    <style:style style:name="ce1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8"/>
    </style:style>
    <style:style style:name="ce1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10"/>
    </style:style>
    <style:style style:name="ce1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10"/>
    </style:style>
    <style:style style:name="ce1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2"/>
    </style:style>
    <style:style style:name="ce1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2"/>
    </style:style>
    <style:style style:name="ce1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4"/>
    </style:style>
    <style:style style:name="ce1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4"/>
    </style:style>
    <style:style style:name="ce1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6"/>
    </style:style>
    <style:style style:name="ce1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6"/>
    </style:style>
    <style:style style:name="ce1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8"/>
    </style:style>
    <style:style style:name="ce1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8"/>
    </style:style>
    <style:style style:name="ce1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10"/>
    </style:style>
    <style:style style:name="ce1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10"/>
    </style:style>
    <style:style style:name="ce1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2"/>
    </style:style>
    <style:style style:name="ce1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2"/>
    </style:style>
    <style:style style:name="ce1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4"/>
    </style:style>
    <style:style style:name="ce1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4"/>
    </style:style>
    <style:style style:name="ce1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6"/>
    </style:style>
    <style:style style:name="ce1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6"/>
    </style:style>
    <style:style style:name="ce1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8"/>
    </style:style>
    <style:style style:name="ce1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8"/>
    </style:style>
    <style:style style:name="ce1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10"/>
    </style:style>
    <style:style style:name="ce1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10"/>
    </style:style>
    <style:style style:name="ce1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2"/>
    </style:style>
    <style:style style:name="ce1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2"/>
    </style:style>
    <style:style style:name="ce1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4"/>
    </style:style>
    <style:style style:name="ce1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4"/>
    </style:style>
    <style:style style:name="ce1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6"/>
    </style:style>
    <style:style style:name="ce1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6"/>
    </style:style>
    <style:style style:name="ce1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8"/>
    </style:style>
    <style:style style:name="ce1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8"/>
    </style:style>
    <style:style style:name="ce1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10"/>
    </style:style>
    <style:style style:name="ce1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10"/>
    </style:style>
    <style:style style:name="ce1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2"/>
    </style:style>
    <style:style style:name="ce1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2"/>
    </style:style>
    <style:style style:name="ce1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4"/>
    </style:style>
    <style:style style:name="ce1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4"/>
    </style:style>
    <style:style style:name="ce1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6"/>
    </style:style>
    <style:style style:name="ce1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6"/>
    </style:style>
    <style:style style:name="ce1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8"/>
    </style:style>
    <style:style style:name="ce1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8"/>
    </style:style>
    <style:style style:name="ce1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10"/>
    </style:style>
    <style:style style:name="ce1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10"/>
    </style:style>
    <style:style style:name="ce1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2"/>
    </style:style>
    <style:style style:name="ce1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2"/>
    </style:style>
    <style:style style:name="ce1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4"/>
    </style:style>
    <style:style style:name="ce1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4"/>
    </style:style>
    <style:style style:name="ce1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6"/>
    </style:style>
    <style:style style:name="ce1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6"/>
    </style:style>
    <style:style style:name="ce1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8"/>
    </style:style>
    <style:style style:name="ce1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8"/>
    </style:style>
    <style:style style:name="ce1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10"/>
    </style:style>
    <style:style style:name="ce1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10"/>
    </style:style>
    <style:style style:name="ce1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2"/>
    </style:style>
    <style:style style:name="ce1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2"/>
    </style:style>
    <style:style style:name="ce1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4"/>
    </style:style>
    <style:style style:name="ce1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4"/>
    </style:style>
    <style:style style:name="ce1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6"/>
    </style:style>
    <style:style style:name="ce1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6"/>
    </style:style>
    <style:style style:name="ce1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8"/>
    </style:style>
    <style:style style:name="ce1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8"/>
    </style:style>
    <style:style style:name="ce1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10"/>
    </style:style>
    <style:style style:name="ce1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10"/>
    </style:style>
    <style:style style:name="ce1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2"/>
    </style:style>
    <style:style style:name="ce1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2"/>
    </style:style>
    <style:style style:name="ce1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4"/>
    </style:style>
    <style:style style:name="ce1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4"/>
    </style:style>
    <style:style style:name="ce1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6"/>
    </style:style>
    <style:style style:name="ce1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6"/>
    </style:style>
    <style:style style:name="ce1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8"/>
    </style:style>
    <style:style style:name="ce1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8"/>
    </style:style>
    <style:style style:name="ce1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10"/>
    </style:style>
    <style:style style:name="ce1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10"/>
    </style:style>
    <style:style style:name="ce1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2"/>
    </style:style>
    <style:style style:name="ce1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2"/>
    </style:style>
    <style:style style:name="ce1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4"/>
    </style:style>
    <style:style style:name="ce1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4"/>
    </style:style>
    <style:style style:name="ce1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6"/>
    </style:style>
    <style:style style:name="ce1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6"/>
    </style:style>
    <style:style style:name="ce1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8"/>
    </style:style>
    <style:style style:name="ce1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8"/>
    </style:style>
    <style:style style:name="ce1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10"/>
    </style:style>
    <style:style style:name="ce1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10"/>
    </style:style>
    <style:style style:name="ce1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2"/>
    </style:style>
    <style:style style:name="ce1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2"/>
    </style:style>
    <style:style style:name="ce1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4"/>
    </style:style>
    <style:style style:name="ce1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4"/>
    </style:style>
    <style:style style:name="ce1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6"/>
    </style:style>
    <style:style style:name="ce1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6"/>
    </style:style>
    <style:style style:name="ce1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8"/>
    </style:style>
    <style:style style:name="ce1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8"/>
    </style:style>
    <style:style style:name="ce1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10"/>
    </style:style>
    <style:style style:name="ce1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10"/>
    </style:style>
    <style:style style:name="ce1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2"/>
    </style:style>
    <style:style style:name="ce1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2"/>
    </style:style>
    <style:style style:name="ce1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4"/>
    </style:style>
    <style:style style:name="ce1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4"/>
    </style:style>
    <style:style style:name="ce1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6"/>
    </style:style>
    <style:style style:name="ce1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6"/>
    </style:style>
    <style:style style:name="ce1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8"/>
    </style:style>
    <style:style style:name="ce1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8"/>
    </style:style>
    <style:style style:name="ce1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10"/>
    </style:style>
    <style:style style:name="ce1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10"/>
    </style:style>
    <style:style style:name="ce1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2"/>
    </style:style>
    <style:style style:name="ce1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2"/>
    </style:style>
    <style:style style:name="ce1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4"/>
    </style:style>
    <style:style style:name="ce1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4"/>
    </style:style>
    <style:style style:name="ce1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6"/>
    </style:style>
    <style:style style:name="ce1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6"/>
    </style:style>
    <style:style style:name="ce1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8"/>
    </style:style>
    <style:style style:name="ce1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8"/>
    </style:style>
    <style:style style:name="ce2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10"/>
    </style:style>
    <style:style style:name="ce2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10"/>
    </style:style>
    <style:style style:name="ce2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2"/>
    </style:style>
    <style:style style:name="ce2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2"/>
    </style:style>
    <style:style style:name="ce2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4"/>
    </style:style>
    <style:style style:name="ce2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4"/>
    </style:style>
    <style:style style:name="ce2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6"/>
    </style:style>
    <style:style style:name="ce2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6"/>
    </style:style>
    <style:style style:name="ce2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8"/>
    </style:style>
    <style:style style:name="ce2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8"/>
    </style:style>
    <style:style style:name="ce2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10"/>
    </style:style>
    <style:style style:name="ce2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10"/>
    </style:style>
    <style:style style:name="ce2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2"/>
    </style:style>
    <style:style style:name="ce2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2"/>
    </style:style>
    <style:style style:name="ce2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4"/>
    </style:style>
    <style:style style:name="ce2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4"/>
    </style:style>
    <style:style style:name="ce2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6"/>
    </style:style>
    <style:style style:name="ce2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6"/>
    </style:style>
    <style:style style:name="ce2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8"/>
    </style:style>
    <style:style style:name="ce2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8"/>
    </style:style>
    <style:style style:name="ce2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10"/>
    </style:style>
    <style:style style:name="ce2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10"/>
    </style:style>
    <style:style style:name="ce2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2"/>
    </style:style>
    <style:style style:name="ce2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2"/>
    </style:style>
    <style:style style:name="ce2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4"/>
    </style:style>
    <style:style style:name="ce2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4"/>
    </style:style>
    <style:style style:name="ce2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6"/>
    </style:style>
    <style:style style:name="ce2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6"/>
    </style:style>
    <style:style style:name="ce2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8"/>
    </style:style>
    <style:style style:name="ce2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8"/>
    </style:style>
    <style:style style:name="ce2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10"/>
    </style:style>
    <style:style style:name="ce2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10"/>
    </style:style>
    <style:style style:name="ce2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2"/>
    </style:style>
    <style:style style:name="ce2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2"/>
    </style:style>
    <style:style style:name="ce2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4"/>
    </style:style>
    <style:style style:name="ce2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4"/>
    </style:style>
    <style:style style:name="ce2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6"/>
    </style:style>
    <style:style style:name="ce2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6"/>
    </style:style>
    <style:style style:name="ce2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8"/>
    </style:style>
    <style:style style:name="ce2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8"/>
    </style:style>
    <style:style style:name="ce2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10"/>
    </style:style>
    <style:style style:name="ce2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10"/>
    </style:style>
    <style:style style:name="ce2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2"/>
    </style:style>
    <style:style style:name="ce2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2"/>
    </style:style>
    <style:style style:name="ce2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4"/>
    </style:style>
    <style:style style:name="ce2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4"/>
    </style:style>
    <style:style style:name="ce2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6"/>
    </style:style>
    <style:style style:name="ce2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6"/>
    </style:style>
    <style:style style:name="ce2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8"/>
    </style:style>
    <style:style style:name="ce2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8"/>
    </style:style>
    <style:style style:name="ce2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10"/>
    </style:style>
    <style:style style:name="ce2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10"/>
    </style:style>
    <style:style style:name="ce2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2"/>
    </style:style>
    <style:style style:name="ce2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2"/>
    </style:style>
    <style:style style:name="ce2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4"/>
    </style:style>
    <style:style style:name="ce2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4"/>
    </style:style>
    <style:style style:name="ce2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6"/>
    </style:style>
    <style:style style:name="ce2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6"/>
    </style:style>
    <style:style style:name="ce2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8"/>
    </style:style>
    <style:style style:name="ce2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8"/>
    </style:style>
    <style:style style:name="ce2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10"/>
    </style:style>
    <style:style style:name="ce2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10"/>
    </style:style>
    <style:style style:name="ce2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2"/>
    </style:style>
    <style:style style:name="ce2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2"/>
    </style:style>
    <style:style style:name="ce2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4"/>
    </style:style>
    <style:style style:name="ce2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4"/>
    </style:style>
    <style:style style:name="ce2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6"/>
    </style:style>
    <style:style style:name="ce2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6"/>
    </style:style>
    <style:style style:name="ce2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8"/>
    </style:style>
    <style:style style:name="ce2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8"/>
    </style:style>
    <style:style style:name="ce2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10"/>
    </style:style>
    <style:style style:name="ce2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10"/>
    </style:style>
    <style:style style:name="ce2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2"/>
    </style:style>
    <style:style style:name="ce2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2"/>
    </style:style>
    <style:style style:name="ce2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4"/>
    </style:style>
    <style:style style:name="ce2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4"/>
    </style:style>
    <style:style style:name="ce2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6"/>
    </style:style>
    <style:style style:name="ce2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6"/>
    </style:style>
    <style:style style:name="ce2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8"/>
    </style:style>
    <style:style style:name="ce2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8"/>
    </style:style>
    <style:style style:name="ce2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10"/>
    </style:style>
    <style:style style:name="ce2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10"/>
    </style:style>
    <style:style style:name="ce2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2"/>
    </style:style>
    <style:style style:name="ce2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2"/>
    </style:style>
    <style:style style:name="ce2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4"/>
    </style:style>
    <style:style style:name="ce2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4"/>
    </style:style>
    <style:style style:name="ce2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6"/>
    </style:style>
    <style:style style:name="ce2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6"/>
    </style:style>
    <style:style style:name="ce2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8"/>
    </style:style>
    <style:style style:name="ce2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8"/>
    </style:style>
    <style:style style:name="ce2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10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10"/>
    </style:style>
    <style:style style:name="ce2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2"/>
    </style:style>
    <style:style style:name="ce2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2"/>
    </style:style>
    <style:style style:name="ce2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4"/>
    </style:style>
    <style:style style:name="ce2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4"/>
    </style:style>
    <style:style style:name="ce2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6"/>
    </style:style>
    <style:style style:name="ce2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6"/>
    </style:style>
    <style:style style:name="ce2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8"/>
    </style:style>
    <style:style style:name="ce2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8"/>
    </style:style>
    <style:style style:name="ce2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10"/>
    </style:style>
    <style:style style:name="ce2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10"/>
    </style:style>
    <style:style style:name="ce2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2"/>
    </style:style>
    <style:style style:name="ce2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2"/>
    </style:style>
    <style:style style:name="ce2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4"/>
    </style:style>
    <style:style style:name="ce2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4"/>
    </style:style>
    <style:style style:name="ce2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6"/>
    </style:style>
    <style:style style:name="ce2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6"/>
    </style:style>
    <style:style style:name="ce2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8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8"/>
    </style:style>
    <style:style style:name="ce2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10"/>
    </style:style>
    <style:style style:name="ce2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10"/>
    </style:style>
    <style:style style:name="ce2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2"/>
    </style:style>
    <style:style style:name="ce2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2"/>
    </style:style>
    <style:style style:name="ce2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4"/>
    </style:style>
    <style:style style:name="ce2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4"/>
    </style:style>
    <style:style style:name="ce2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6"/>
    </style:style>
    <style:style style:name="ce2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6"/>
    </style:style>
    <style:style style:name="ce2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8"/>
    </style:style>
    <style:style style:name="ce2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8"/>
    </style:style>
    <style:style style:name="ce2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10"/>
    </style:style>
    <style:style style:name="ce2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10"/>
    </style:style>
    <style:style style:name="ce2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2"/>
    </style:style>
    <style:style style:name="ce2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2"/>
    </style:style>
    <style:style style:name="ce2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4"/>
    </style:style>
    <style:style style:name="ce2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4"/>
    </style:style>
    <style:style style:name="ce2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6"/>
    </style:style>
    <style:style style:name="ce2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6"/>
    </style:style>
    <style:style style:name="ce2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8"/>
    </style:style>
    <style:style style:name="ce2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8"/>
    </style:style>
    <style:style style:name="ce2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10"/>
    </style:style>
    <style:style style:name="ce2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10"/>
    </style:style>
    <style:style style:name="ce2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2"/>
    </style:style>
    <style:style style:name="ce2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2"/>
    </style:style>
    <style:style style:name="ce2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4"/>
    </style:style>
    <style:style style:name="ce2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4"/>
    </style:style>
    <style:style style:name="ce2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6"/>
    </style:style>
    <style:style style:name="ce2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6"/>
    </style:style>
    <style:style style:name="ce2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8"/>
    </style:style>
    <style:style style:name="ce2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8"/>
    </style:style>
    <style:style style:name="ce2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10"/>
    </style:style>
    <style:style style:name="ce2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10"/>
    </style:style>
    <style:style style:name="ce2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2"/>
    </style:style>
    <style:style style:name="ce2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2"/>
    </style:style>
    <style:style style:name="ce2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4"/>
    </style:style>
    <style:style style:name="ce2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4"/>
    </style:style>
    <style:style style:name="ce2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6"/>
    </style:style>
    <style:style style:name="ce2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6"/>
    </style:style>
    <style:style style:name="ce2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8"/>
    </style:style>
    <style:style style:name="ce2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8"/>
    </style:style>
    <style:style style:name="ce2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10"/>
    </style:style>
    <style:style style:name="ce2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10"/>
    </style:style>
    <style:style style:name="ce2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2"/>
    </style:style>
    <style:style style:name="ce2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2"/>
    </style:style>
    <style:style style:name="ce2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4"/>
    </style:style>
    <style:style style:name="ce2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4"/>
    </style:style>
    <style:style style:name="ce2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6"/>
    </style:style>
    <style:style style:name="ce2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6"/>
    </style:style>
    <style:style style:name="ce2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8"/>
    </style:style>
    <style:style style:name="ce2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8"/>
    </style:style>
    <style:style style:name="ce2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10"/>
    </style:style>
    <style:style style:name="ce2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10"/>
    </style:style>
    <style:style style:name="ce2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2"/>
    </style:style>
    <style:style style:name="ce2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2"/>
    </style:style>
    <style:style style:name="ce2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4"/>
    </style:style>
    <style:style style:name="ce2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4"/>
    </style:style>
    <style:style style:name="ce2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6"/>
    </style:style>
    <style:style style:name="ce2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6"/>
    </style:style>
    <style:style style:name="ce2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8"/>
    </style:style>
    <style:style style:name="ce2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8"/>
    </style:style>
    <style:style style:name="ce2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10"/>
    </style:style>
    <style:style style:name="ce2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10"/>
    </style:style>
    <style:style style:name="ce2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2"/>
    </style:style>
    <style:style style:name="ce2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2"/>
    </style:style>
    <style:style style:name="ce2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4"/>
    </style:style>
    <style:style style:name="ce2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4"/>
    </style:style>
    <style:style style:name="ce2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6"/>
    </style:style>
    <style:style style:name="ce2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6"/>
    </style:style>
    <style:style style:name="ce2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8"/>
    </style:style>
    <style:style style:name="ce2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8"/>
    </style:style>
    <style:style style:name="ce2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10"/>
    </style:style>
    <style:style style:name="ce2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10"/>
    </style:style>
    <style:style style:name="ce2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2"/>
    </style:style>
    <style:style style:name="ce2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2"/>
    </style:style>
    <style:style style:name="ce2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4"/>
    </style:style>
    <style:style style:name="ce2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4"/>
    </style:style>
    <style:style style:name="ce2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6"/>
    </style:style>
    <style:style style:name="ce2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6"/>
    </style:style>
    <style:style style:name="ce2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8"/>
    </style:style>
    <style:style style:name="ce2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8"/>
    </style:style>
    <style:style style:name="ce2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10"/>
    </style:style>
    <style:style style:name="ce2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10"/>
    </style:style>
    <style:style style:name="ce2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2"/>
    </style:style>
    <style:style style:name="ce2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2"/>
    </style:style>
    <style:style style:name="ce2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4"/>
    </style:style>
    <style:style style:name="ce2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4"/>
    </style:style>
    <style:style style:name="ce2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6"/>
    </style:style>
    <style:style style:name="ce2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6"/>
    </style:style>
    <style:style style:name="ce2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8"/>
    </style:style>
    <style:style style:name="ce2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8"/>
    </style:style>
    <style:style style:name="ce2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10"/>
    </style:style>
    <style:style style:name="ce2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10"/>
    </style:style>
    <style:style style:name="ce2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2"/>
    </style:style>
    <style:style style:name="ce2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2"/>
    </style:style>
    <style:style style:name="ce2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4"/>
    </style:style>
    <style:style style:name="ce2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4"/>
    </style:style>
    <style:style style:name="ce2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6"/>
    </style:style>
    <style:style style:name="ce2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6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8"/>
    </style:style>
    <style:style style:name="ce2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8"/>
    </style:style>
    <style:style style:name="ce2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10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10"/>
    </style:style>
    <style:style style:name="ce2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2"/>
    </style:style>
    <style:style style:name="ce2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2"/>
    </style:style>
    <style:style style:name="ce2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4"/>
    </style:style>
    <style:style style:name="ce2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4"/>
    </style:style>
    <style:style style:name="ce2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6"/>
    </style:style>
    <style:style style:name="ce2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6"/>
    </style:style>
    <style:style style:name="ce2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8"/>
    </style:style>
    <style:style style:name="ce2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8"/>
    </style:style>
    <style:style style:name="ce2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10"/>
    </style:style>
    <style:style style:name="ce2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10"/>
    </style:style>
    <style:style style:name="ce2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2"/>
    </style:style>
    <style:style style:name="ce2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2"/>
    </style:style>
    <style:style style:name="ce2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4"/>
    </style:style>
    <style:style style:name="ce2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4"/>
    </style:style>
    <style:style style:name="ce2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6"/>
    </style:style>
    <style:style style:name="ce2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6"/>
    </style:style>
    <style:style style:name="ce2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8"/>
    </style:style>
    <style:style style:name="ce2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8"/>
    </style:style>
    <style:style style:name="ce2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10"/>
    </style:style>
    <style:style style:name="ce2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10"/>
    </style:style>
    <style:style style:name="ce2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2"/>
    </style:style>
    <style:style style:name="ce2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2"/>
    </style:style>
    <style:style style:name="ce2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4"/>
    </style:style>
    <style:style style:name="ce2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4"/>
    </style:style>
    <style:style style:name="ce2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6"/>
    </style:style>
    <style:style style:name="ce2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6"/>
    </style:style>
    <style:style style:name="ce2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8"/>
    </style:style>
    <style:style style:name="ce2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8"/>
    </style:style>
    <style:style style:name="ce2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10"/>
    </style:style>
    <style:style style:name="ce2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10"/>
    </style:style>
    <style:style style:name="ce2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2"/>
    </style:style>
    <style:style style:name="ce2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2"/>
    </style:style>
    <style:style style:name="ce2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4"/>
    </style:style>
    <style:style style:name="ce2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4"/>
    </style:style>
    <style:style style:name="ce2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6"/>
    </style:style>
    <style:style style:name="ce2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6"/>
    </style:style>
    <style:style style:name="ce2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8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8"/>
    </style:style>
    <style:style style:name="ce2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10"/>
    </style:style>
    <style:style style:name="ce2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10"/>
    </style:style>
    <style:style style:name="ce2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2"/>
    </style:style>
    <style:style style:name="ce2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2"/>
    </style:style>
    <style:style style:name="ce2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4"/>
    </style:style>
    <style:style style:name="ce2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4"/>
    </style:style>
    <style:style style:name="ce2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6"/>
    </style:style>
    <style:style style:name="ce2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6"/>
    </style:style>
    <style:style style:name="ce2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8"/>
    </style:style>
    <style:style style:name="ce2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8"/>
    </style:style>
    <style:style style:name="ce2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10"/>
    </style:style>
    <style:style style:name="ce2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10"/>
    </style:style>
    <style:style style:name="ce2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2"/>
    </style:style>
    <style:style style:name="ce2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2"/>
    </style:style>
    <style:style style:name="ce2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4"/>
    </style:style>
    <style:style style:name="ce2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4"/>
    </style:style>
    <style:style style:name="ce2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6"/>
    </style:style>
    <style:style style:name="ce2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6"/>
    </style:style>
    <style:style style:name="ce2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8"/>
    </style:style>
    <style:style style:name="ce2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8"/>
    </style:style>
    <style:style style:name="ce2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10"/>
    </style:style>
    <style:style style:name="ce2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10"/>
    </style:style>
    <style:style style:name="ce2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2"/>
    </style:style>
    <style:style style:name="ce2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2"/>
    </style:style>
    <style:style style:name="ce2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4"/>
    </style:style>
    <style:style style:name="ce2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4"/>
    </style:style>
    <style:style style:name="ce2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6"/>
    </style:style>
    <style:style style:name="ce2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6"/>
    </style:style>
    <style:style style:name="ce2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8"/>
    </style:style>
    <style:style style:name="ce2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8"/>
    </style:style>
    <style:style style:name="ce2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10"/>
    </style:style>
    <style:style style:name="ce2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10"/>
    </style:style>
    <style:style style:name="ce2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2"/>
    </style:style>
    <style:style style:name="ce2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2"/>
    </style:style>
    <style:style style:name="ce2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4"/>
    </style:style>
    <style:style style:name="ce2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4"/>
    </style:style>
    <style:style style:name="ce2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6"/>
    </style:style>
    <style:style style:name="ce2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6"/>
    </style:style>
    <style:style style:name="ce2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8"/>
    </style:style>
    <style:style style:name="ce2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8"/>
    </style:style>
    <style:style style:name="ce2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10"/>
    </style:style>
    <style:style style:name="ce2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10"/>
    </style:style>
    <style:style style:name="ce2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2"/>
    </style:style>
    <style:style style:name="ce2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2"/>
    </style:style>
    <style:style style:name="ce2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4"/>
    </style:style>
    <style:style style:name="ce2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4"/>
    </style:style>
    <style:style style:name="ce2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6"/>
    </style:style>
    <style:style style:name="ce2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6"/>
    </style:style>
    <style:style style:name="ce2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8"/>
    </style:style>
    <style:style style:name="ce2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8"/>
    </style:style>
    <style:style style:name="ce2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10"/>
    </style:style>
    <style:style style:name="ce2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10"/>
    </style:style>
    <style:style style:name="ce2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2"/>
    </style:style>
    <style:style style:name="ce2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2"/>
    </style:style>
    <style:style style:name="ce2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4"/>
    </style:style>
    <style:style style:name="ce2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4"/>
    </style:style>
    <style:style style:name="ce2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6"/>
    </style:style>
    <style:style style:name="ce2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6"/>
    </style:style>
    <style:style style:name="ce2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8"/>
    </style:style>
    <style:style style:name="ce2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8"/>
    </style:style>
    <style:style style:name="ce2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10"/>
    </style:style>
    <style:style style:name="ce2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10"/>
    </style:style>
    <style:style style:name="ce2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2"/>
    </style:style>
    <style:style style:name="ce2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2"/>
    </style:style>
    <style:style style:name="ce2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4"/>
    </style:style>
    <style:style style:name="ce2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4"/>
    </style:style>
    <style:style style:name="ce2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6"/>
    </style:style>
    <style:style style:name="ce2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6"/>
    </style:style>
    <style:style style:name="ce2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8"/>
    </style:style>
    <style:style style:name="ce2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8"/>
    </style:style>
    <style:style style:name="ce2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10"/>
    </style:style>
    <style:style style:name="ce2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10"/>
    </style:style>
    <style:style style:name="ce2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2"/>
    </style:style>
    <style:style style:name="ce2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2"/>
    </style:style>
    <style:style style:name="ce2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4"/>
    </style:style>
    <style:style style:name="ce2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4"/>
    </style:style>
    <style:style style:name="ce2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6"/>
    </style:style>
    <style:style style:name="ce2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6"/>
    </style:style>
    <style:style style:name="ce2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8"/>
    </style:style>
    <style:style style:name="ce2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8"/>
    </style:style>
    <style:style style:name="ce2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10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10"/>
    </style:style>
    <style:style style:name="ce2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2"/>
    </style:style>
    <style:style style:name="ce2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2"/>
    </style:style>
    <style:style style:name="ce2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4"/>
    </style:style>
    <style:style style:name="ce2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4"/>
    </style:style>
    <style:style style:name="ce2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6"/>
    </style:style>
    <style:style style:name="ce2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6"/>
    </style:style>
    <style:style style:name="ce2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8"/>
    </style:style>
    <style:style style:name="ce2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8"/>
    </style:style>
    <style:style style:name="ce2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10"/>
    </style:style>
    <style:style style:name="ce2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10"/>
    </style:style>
    <style:style style:name="ce2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2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2"/>
    </style:style>
    <style:style style:name="ce2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4"/>
    </style:style>
    <style:style style:name="ce2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4"/>
    </style:style>
    <style:style style:name="ce2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6"/>
    </style:style>
    <style:style style:name="ce2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6"/>
    </style:style>
    <style:style style:name="ce2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8"/>
    </style:style>
    <style:style style:name="ce2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8"/>
    </style:style>
    <style:style style:name="ce2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10"/>
    </style:style>
    <style:style style:name="ce2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10"/>
    </style:style>
    <style:style style:name="ce2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2"/>
    </style:style>
    <style:style style:name="ce2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2"/>
    </style:style>
    <style:style style:name="ce2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4"/>
    </style:style>
    <style:style style:name="ce2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4"/>
    </style:style>
    <style:style style:name="ce2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6"/>
    </style:style>
    <style:style style:name="ce2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6"/>
    </style:style>
    <style:style style:name="ce2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8"/>
    </style:style>
    <style:style style:name="ce2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8"/>
    </style:style>
    <style:style style:name="ce2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10"/>
    </style:style>
    <style:style style:name="ce2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10"/>
    </style:style>
    <style:style style:name="ce2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2"/>
    </style:style>
    <style:style style:name="ce2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2"/>
    </style:style>
    <style:style style:name="ce2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4"/>
    </style:style>
    <style:style style:name="ce2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4"/>
    </style:style>
    <style:style style:name="ce2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6"/>
    </style:style>
    <style:style style:name="ce2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6"/>
    </style:style>
    <style:style style:name="ce2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8"/>
    </style:style>
    <style:style style:name="ce2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8"/>
    </style:style>
    <style:style style:name="ce2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10"/>
    </style:style>
    <style:style style:name="ce2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10"/>
    </style:style>
    <style:style style:name="ce2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2"/>
    </style:style>
    <style:style style:name="ce2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2"/>
    </style:style>
    <style:style style:name="ce2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4"/>
    </style:style>
    <style:style style:name="ce2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4"/>
    </style:style>
    <style:style style:name="ce2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6"/>
    </style:style>
    <style:style style:name="ce2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6"/>
    </style:style>
    <style:style style:name="ce2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8"/>
    </style:style>
    <style:style style:name="ce2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8"/>
    </style:style>
    <style:style style:name="ce2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10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10"/>
    </style:style>
    <style:style style:name="ce2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2"/>
    </style:style>
    <style:style style:name="ce2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2"/>
    </style:style>
    <style:style style:name="ce2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4"/>
    </style:style>
    <style:style style:name="ce2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4"/>
    </style:style>
    <style:style style:name="ce2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6"/>
    </style:style>
    <style:style style:name="ce2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6"/>
    </style:style>
    <style:style style:name="ce2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8"/>
    </style:style>
    <style:style style:name="ce2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8"/>
    </style:style>
    <style:style style:name="ce2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10"/>
    </style:style>
    <style:style style:name="ce2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10"/>
    </style:style>
    <style:style style:name="ce2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2"/>
    </style:style>
    <style:style style:name="ce2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2"/>
    </style:style>
    <style:style style:name="ce2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4"/>
    </style:style>
    <style:style style:name="ce2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4"/>
    </style:style>
    <style:style style:name="ce2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6"/>
    </style:style>
    <style:style style:name="ce2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6"/>
    </style:style>
    <style:style style:name="ce2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8"/>
    </style:style>
    <style:style style:name="ce2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8"/>
    </style:style>
    <style:style style:name="ce2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10"/>
    </style:style>
    <style:style style:name="ce2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10"/>
    </style:style>
    <style:style style:name="ce2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2"/>
    </style:style>
    <style:style style:name="ce2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2"/>
    </style:style>
    <style:style style:name="ce2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4"/>
    </style:style>
    <style:style style:name="ce2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4"/>
    </style:style>
    <style:style style:name="ce2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6"/>
    </style:style>
    <style:style style:name="ce2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6"/>
    </style:style>
    <style:style style:name="ce2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8"/>
    </style:style>
    <style:style style:name="ce2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8"/>
    </style:style>
    <style:style style:name="ce2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10"/>
    </style:style>
    <style:style style:name="ce2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10"/>
    </style:style>
    <style:style style:name="ce2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2"/>
    </style:style>
    <style:style style:name="ce2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2"/>
    </style:style>
    <style:style style:name="ce2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4"/>
    </style:style>
    <style:style style:name="ce2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4"/>
    </style:style>
    <style:style style:name="ce2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6"/>
    </style:style>
    <style:style style:name="ce2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6"/>
    </style:style>
    <style:style style:name="ce2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8"/>
    </style:style>
    <style:style style:name="ce2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8"/>
    </style:style>
    <style:style style:name="ce2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10"/>
    </style:style>
    <style:style style:name="ce2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10"/>
    </style:style>
    <style:style style:name="ce2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2"/>
    </style:style>
    <style:style style:name="ce2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2"/>
    </style:style>
    <style:style style:name="ce2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4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4"/>
    </style:style>
    <style:style style:name="ce2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6"/>
    </style:style>
    <style:style style:name="ce2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6"/>
    </style:style>
    <style:style style:name="ce2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8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8"/>
    </style:style>
    <style:style style:name="ce2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10"/>
    </style:style>
    <style:style style:name="ce2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10"/>
    </style:style>
    <style:style style:name="ce2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2"/>
    </style:style>
    <style:style style:name="ce2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2"/>
    </style:style>
    <style:style style:name="ce2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4"/>
    </style:style>
    <style:style style:name="ce2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4"/>
    </style:style>
    <style:style style:name="ce2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6"/>
    </style:style>
    <style:style style:name="ce2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6"/>
    </style:style>
    <style:style style:name="ce2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8"/>
    </style:style>
    <style:style style:name="ce2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8"/>
    </style:style>
    <style:style style:name="ce2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10"/>
    </style:style>
    <style:style style:name="ce2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10"/>
    </style:style>
    <style:style style:name="ce2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2"/>
    </style:style>
    <style:style style:name="ce2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2"/>
    </style:style>
    <style:style style:name="ce2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4"/>
    </style:style>
    <style:style style:name="ce2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4"/>
    </style:style>
    <style:style style:name="ce2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6"/>
    </style:style>
    <style:style style:name="ce2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6"/>
    </style:style>
    <style:style style:name="ce2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8"/>
    </style:style>
    <style:style style:name="ce2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8"/>
    </style:style>
    <style:style style:name="ce2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10"/>
    </style:style>
    <style:style style:name="ce2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10"/>
    </style:style>
    <style:style style:name="ce2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2"/>
    </style:style>
    <style:style style:name="ce2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2"/>
    </style:style>
    <style:style style:name="ce2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4"/>
    </style:style>
    <style:style style:name="ce2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4"/>
    </style:style>
    <style:style style:name="ce2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6"/>
    </style:style>
    <style:style style:name="ce2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6"/>
    </style:style>
    <style:style style:name="ce2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8"/>
    </style:style>
    <style:style style:name="ce2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8"/>
    </style:style>
    <style:style style:name="ce2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10"/>
    </style:style>
    <style:style style:name="ce2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10"/>
    </style:style>
    <style:style style:name="ce2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2"/>
    </style:style>
    <style:style style:name="ce2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2"/>
    </style:style>
    <style:style style:name="ce2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4"/>
    </style:style>
    <style:style style:name="ce2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4"/>
    </style:style>
    <style:style style:name="ce2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6"/>
    </style:style>
    <style:style style:name="ce2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6"/>
    </style:style>
    <style:style style:name="ce2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8"/>
    </style:style>
    <style:style style:name="ce2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8"/>
    </style:style>
    <style:style style:name="ce2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10"/>
    </style:style>
    <style:style style:name="ce2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10"/>
    </style:style>
    <style:style style:name="ce2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2"/>
    </style:style>
    <style:style style:name="ce2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2"/>
    </style:style>
    <style:style style:name="ce2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4"/>
    </style:style>
    <style:style style:name="ce2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4"/>
    </style:style>
    <style:style style:name="ce2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6"/>
    </style:style>
    <style:style style:name="ce2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6"/>
    </style:style>
    <style:style style:name="ce2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8"/>
    </style:style>
    <style:style style:name="ce2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8"/>
    </style:style>
    <style:style style:name="ce2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10"/>
    </style:style>
    <style:style style:name="ce2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10"/>
    </style:style>
    <style:style style:name="ce2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2"/>
    </style:style>
    <style:style style:name="ce2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2"/>
    </style:style>
    <style:style style:name="ce2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4"/>
    </style:style>
    <style:style style:name="ce2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4"/>
    </style:style>
    <style:style style:name="ce2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6"/>
    </style:style>
    <style:style style:name="ce2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6"/>
    </style:style>
    <style:style style:name="ce2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8"/>
    </style:style>
    <style:style style:name="ce2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8"/>
    </style:style>
    <style:style style:name="ce2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10"/>
    </style:style>
    <style:style style:name="ce2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10"/>
    </style:style>
    <style:style style:name="ce2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2"/>
    </style:style>
    <style:style style:name="ce2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2"/>
    </style:style>
    <style:style style:name="ce2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4"/>
    </style:style>
    <style:style style:name="ce2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4"/>
    </style:style>
    <style:style style:name="ce2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6"/>
    </style:style>
    <style:style style:name="ce2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6"/>
    </style:style>
    <style:style style:name="ce2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8"/>
    </style:style>
    <style:style style:name="ce2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8"/>
    </style:style>
    <style:style style:name="ce2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10"/>
    </style:style>
    <style:style style:name="ce2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10"/>
    </style:style>
    <style:style style:name="ce2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2"/>
    </style:style>
    <style:style style:name="ce2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2"/>
    </style:style>
    <style:style style:name="ce2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4"/>
    </style:style>
    <style:style style:name="ce2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4"/>
    </style:style>
    <style:style style:name="ce2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6"/>
    </style:style>
    <style:style style:name="ce2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6"/>
    </style:style>
    <style:style style:name="ce2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8"/>
    </style:style>
    <style:style style:name="ce2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8"/>
    </style:style>
    <style:style style:name="ce2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10"/>
    </style:style>
    <style:style style:name="ce2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10"/>
    </style:style>
    <style:style style:name="ce2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2"/>
    </style:style>
    <style:style style:name="ce2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2"/>
    </style:style>
    <style:style style:name="ce2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4"/>
    </style:style>
    <style:style style:name="ce2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4"/>
    </style:style>
    <style:style style:name="ce2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6"/>
    </style:style>
    <style:style style:name="ce2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6"/>
    </style:style>
    <style:style style:name="ce2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8"/>
    </style:style>
    <style:style style:name="ce2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8"/>
    </style:style>
    <style:style style:name="ce2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10"/>
    </style:style>
    <style:style style:name="ce2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10"/>
    </style:style>
    <style:style style:name="ce2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2"/>
    </style:style>
    <style:style style:name="ce2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2"/>
    </style:style>
    <style:style style:name="ce2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4"/>
    </style:style>
    <style:style style:name="ce2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4"/>
    </style:style>
    <style:style style:name="ce2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6"/>
    </style:style>
    <style:style style:name="ce2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6"/>
    </style:style>
    <style:style style:name="ce2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8"/>
    </style:style>
    <style:style style:name="ce2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8"/>
    </style:style>
    <style:style style:name="ce2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10"/>
    </style:style>
    <style:style style:name="ce2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10"/>
    </style:style>
    <style:style style:name="ce2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2"/>
    </style:style>
    <style:style style:name="ce2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2"/>
    </style:style>
    <style:style style:name="ce2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4"/>
    </style:style>
    <style:style style:name="ce2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4"/>
    </style:style>
    <style:style style:name="ce2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6"/>
    </style:style>
    <style:style style:name="ce2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6"/>
    </style:style>
    <style:style style:name="ce2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8"/>
    </style:style>
    <style:style style:name="ce2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8"/>
    </style:style>
    <style:style style:name="ce2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10"/>
    </style:style>
    <style:style style:name="ce2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10"/>
    </style:style>
    <style:style style:name="ce2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2"/>
    </style:style>
    <style:style style:name="ce2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2"/>
    </style:style>
    <style:style style:name="ce2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4"/>
    </style:style>
    <style:style style:name="ce2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4"/>
    </style:style>
    <style:style style:name="ce2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6"/>
    </style:style>
    <style:style style:name="ce2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6"/>
    </style:style>
    <style:style style:name="ce2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8"/>
    </style:style>
    <style:style style:name="ce2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8"/>
    </style:style>
    <style:style style:name="ce2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10"/>
    </style:style>
    <style:style style:name="ce2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10"/>
    </style:style>
    <style:style style:name="ce2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2"/>
    </style:style>
    <style:style style:name="ce2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2"/>
    </style:style>
    <style:style style:name="ce2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4"/>
    </style:style>
    <style:style style:name="ce2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4"/>
    </style:style>
    <style:style style:name="ce2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6"/>
    </style:style>
    <style:style style:name="ce2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6"/>
    </style:style>
    <style:style style:name="ce2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8"/>
    </style:style>
    <style:style style:name="ce2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8"/>
    </style:style>
    <style:style style:name="ce2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10"/>
    </style:style>
    <style:style style:name="ce2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10"/>
    </style:style>
    <style:style style:name="ce2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2"/>
    </style:style>
    <style:style style:name="ce2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2"/>
    </style:style>
    <style:style style:name="ce2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4"/>
    </style:style>
    <style:style style:name="ce2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4"/>
    </style:style>
    <style:style style:name="ce2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6"/>
    </style:style>
    <style:style style:name="ce2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6"/>
    </style:style>
    <style:style style:name="ce2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8"/>
    </style:style>
    <style:style style:name="ce2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8"/>
    </style:style>
    <style:style style:name="ce2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10"/>
    </style:style>
    <style:style style:name="ce2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10"/>
    </style:style>
    <style:style style:name="ce2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2"/>
    </style:style>
    <style:style style:name="ce2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2"/>
    </style:style>
    <style:style style:name="ce2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4"/>
    </style:style>
    <style:style style:name="ce2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4"/>
    </style:style>
    <style:style style:name="ce2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6"/>
    </style:style>
    <style:style style:name="ce2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6"/>
    </style:style>
    <style:style style:name="ce2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8"/>
    </style:style>
    <style:style style:name="ce2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8"/>
    </style:style>
    <style:style style:name="ce2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10"/>
    </style:style>
    <style:style style:name="ce2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10"/>
    </style:style>
    <style:style style:name="ce2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2"/>
    </style:style>
    <style:style style:name="ce2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2"/>
    </style:style>
    <style:style style:name="ce2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4"/>
    </style:style>
    <style:style style:name="ce2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4"/>
    </style:style>
    <style:style style:name="ce2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6"/>
    </style:style>
    <style:style style:name="ce2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6"/>
    </style:style>
    <style:style style:name="ce2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8"/>
    </style:style>
    <style:style style:name="ce2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8"/>
    </style:style>
    <style:style style:name="ce2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10"/>
    </style:style>
    <style:style style:name="ce2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10"/>
    </style:style>
    <style:style style:name="ce2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2"/>
    </style:style>
    <style:style style:name="ce2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2"/>
    </style:style>
    <style:style style:name="ce2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4"/>
    </style:style>
    <style:style style:name="ce2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4"/>
    </style:style>
    <style:style style:name="ce2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6"/>
    </style:style>
    <style:style style:name="ce2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6"/>
    </style:style>
    <style:style style:name="ce2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8"/>
    </style:style>
    <style:style style:name="ce2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8"/>
    </style:style>
    <style:style style:name="ce2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10"/>
    </style:style>
    <style:style style:name="ce2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10"/>
    </style:style>
    <style:style style:name="ce2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2"/>
    </style:style>
    <style:style style:name="ce2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2"/>
    </style:style>
    <style:style style:name="ce2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4"/>
    </style:style>
    <style:style style:name="ce2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4"/>
    </style:style>
    <style:style style:name="ce2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6"/>
    </style:style>
    <style:style style:name="ce2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6"/>
    </style:style>
    <style:style style:name="ce2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8"/>
    </style:style>
    <style:style style:name="ce2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8"/>
    </style:style>
    <style:style style:name="ce2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10"/>
    </style:style>
    <style:style style:name="ce2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10"/>
    </style:style>
    <style:style style:name="ce2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2"/>
    </style:style>
    <style:style style:name="ce2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2"/>
    </style:style>
    <style:style style:name="ce2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4"/>
    </style:style>
    <style:style style:name="ce2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4"/>
    </style:style>
    <style:style style:name="ce2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6"/>
    </style:style>
    <style:style style:name="ce2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6"/>
    </style:style>
    <style:style style:name="ce2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8"/>
    </style:style>
    <style:style style:name="ce2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8"/>
    </style:style>
    <style:style style:name="ce2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10"/>
    </style:style>
    <style:style style:name="ce2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10"/>
    </style:style>
    <style:style style:name="ce2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2"/>
    </style:style>
    <style:style style:name="ce2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2"/>
    </style:style>
    <style:style style:name="ce2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4"/>
    </style:style>
    <style:style style:name="ce2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4"/>
    </style:style>
    <style:style style:name="ce2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6"/>
    </style:style>
    <style:style style:name="ce2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6"/>
    </style:style>
    <style:style style:name="ce2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8"/>
    </style:style>
    <style:style style:name="ce2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8"/>
    </style:style>
    <style:style style:name="ce2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10"/>
    </style:style>
    <style:style style:name="ce2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10"/>
    </style:style>
    <style:style style:name="ce2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2"/>
    </style:style>
    <style:style style:name="ce2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2"/>
    </style:style>
    <style:style style:name="ce2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4"/>
    </style:style>
    <style:style style:name="ce2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4"/>
    </style:style>
    <style:style style:name="ce2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6"/>
    </style:style>
    <style:style style:name="ce2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6"/>
    </style:style>
    <style:style style:name="ce2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8"/>
    </style:style>
    <style:style style:name="ce2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8"/>
    </style:style>
    <style:style style:name="ce2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10"/>
    </style:style>
    <style:style style:name="ce2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10"/>
    </style:style>
    <style:style style:name="ce2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2"/>
    </style:style>
    <style:style style:name="ce2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2"/>
    </style:style>
    <style:style style:name="ce2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4"/>
    </style:style>
    <style:style style:name="ce2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4"/>
    </style:style>
    <style:style style:name="ce2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6"/>
    </style:style>
    <style:style style:name="ce2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6"/>
    </style:style>
    <style:style style:name="ce2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8"/>
    </style:style>
    <style:style style:name="ce2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8"/>
    </style:style>
    <style:style style:name="ce2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10"/>
    </style:style>
    <style:style style:name="ce2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10"/>
    </style:style>
    <style:style style:name="ce2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2"/>
    </style:style>
    <style:style style:name="ce2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2"/>
    </style:style>
    <style:style style:name="ce2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4"/>
    </style:style>
    <style:style style:name="ce2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4"/>
    </style:style>
    <style:style style:name="ce2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6"/>
    </style:style>
    <style:style style:name="ce2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6"/>
    </style:style>
    <style:style style:name="ce2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8"/>
    </style:style>
    <style:style style:name="ce2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8"/>
    </style:style>
    <style:style style:name="ce2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10"/>
    </style:style>
    <style:style style:name="ce2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10"/>
    </style:style>
    <style:style style:name="ce2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2"/>
    </style:style>
    <style:style style:name="ce2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2"/>
    </style:style>
    <style:style style:name="ce2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4"/>
    </style:style>
    <style:style style:name="ce2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4"/>
    </style:style>
    <style:style style:name="ce2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6"/>
    </style:style>
    <style:style style:name="ce2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6"/>
    </style:style>
    <style:style style:name="ce2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8"/>
    </style:style>
    <style:style style:name="ce2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8"/>
    </style:style>
    <style:style style:name="ce2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10"/>
    </style:style>
    <style:style style:name="ce2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10"/>
    </style:style>
    <style:style style:name="ce2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2"/>
    </style:style>
    <style:style style:name="ce2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2"/>
    </style:style>
    <style:style style:name="ce2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4"/>
    </style:style>
    <style:style style:name="ce2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4"/>
    </style:style>
    <style:style style:name="ce2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6"/>
    </style:style>
    <style:style style:name="ce2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6"/>
    </style:style>
    <style:style style:name="ce2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8"/>
    </style:style>
    <style:style style:name="ce2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8"/>
    </style:style>
    <style:style style:name="ce2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10"/>
    </style:style>
    <style:style style:name="ce2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10"/>
    </style:style>
    <style:style style:name="ce2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2"/>
    </style:style>
    <style:style style:name="ce2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2"/>
    </style:style>
    <style:style style:name="ce2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4"/>
    </style:style>
    <style:style style:name="ce2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4"/>
    </style:style>
    <style:style style:name="ce2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6"/>
    </style:style>
    <style:style style:name="ce2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6"/>
    </style:style>
    <style:style style:name="ce2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8"/>
    </style:style>
    <style:style style:name="ce2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8"/>
    </style:style>
    <style:style style:name="ce2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10"/>
    </style:style>
    <style:style style:name="ce2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10"/>
    </style:style>
    <style:style style:name="ce2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2"/>
    </style:style>
    <style:style style:name="ce2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2"/>
    </style:style>
    <style:style style:name="ce2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4"/>
    </style:style>
    <style:style style:name="ce2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4"/>
    </style:style>
    <style:style style:name="ce2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6"/>
    </style:style>
    <style:style style:name="ce2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6"/>
    </style:style>
    <style:style style:name="ce2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8"/>
    </style:style>
    <style:style style:name="ce2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8"/>
    </style:style>
    <style:style style:name="ce2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10"/>
    </style:style>
    <style:style style:name="ce2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10"/>
    </style:style>
    <style:style style:name="ce2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2"/>
    </style:style>
    <style:style style:name="ce2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2"/>
    </style:style>
    <style:style style:name="ce2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4"/>
    </style:style>
    <style:style style:name="ce2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4"/>
    </style:style>
    <style:style style:name="ce2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6"/>
    </style:style>
    <style:style style:name="ce2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6"/>
    </style:style>
    <style:style style:name="ce2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8"/>
    </style:style>
    <style:style style:name="ce2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8"/>
    </style:style>
    <style:style style:name="ce2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10"/>
    </style:style>
    <style:style style:name="ce2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10"/>
    </style:style>
    <style:style style:name="ce2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2"/>
    </style:style>
    <style:style style:name="ce2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2"/>
    </style:style>
    <style:style style:name="ce2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4"/>
    </style:style>
    <style:style style:name="ce2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4"/>
    </style:style>
    <style:style style:name="ce2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6"/>
    </style:style>
    <style:style style:name="ce2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6"/>
    </style:style>
    <style:style style:name="ce2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8"/>
    </style:style>
    <style:style style:name="ce2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8"/>
    </style:style>
    <style:style style:name="ce2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10"/>
    </style:style>
    <style:style style:name="ce2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10"/>
    </style:style>
    <style:style style:name="ce2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2"/>
    </style:style>
    <style:style style:name="ce2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2"/>
    </style:style>
    <style:style style:name="ce2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4"/>
    </style:style>
    <style:style style:name="ce2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4"/>
    </style:style>
    <style:style style:name="ce2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6"/>
    </style:style>
    <style:style style:name="ce2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6"/>
    </style:style>
    <style:style style:name="ce2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8"/>
    </style:style>
    <style:style style:name="ce2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8"/>
    </style:style>
    <style:style style:name="ce2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10"/>
    </style:style>
    <style:style style:name="ce2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10"/>
    </style:style>
    <style:style style:name="ce2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2"/>
    </style:style>
    <style:style style:name="ce2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2"/>
    </style:style>
    <style:style style:name="ce2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4"/>
    </style:style>
    <style:style style:name="ce2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4"/>
    </style:style>
    <style:style style:name="ce2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6"/>
    </style:style>
    <style:style style:name="ce2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6"/>
    </style:style>
    <style:style style:name="ce2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8"/>
    </style:style>
    <style:style style:name="ce2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8"/>
    </style:style>
    <style:style style:name="ce2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10"/>
    </style:style>
    <style:style style:name="ce2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10"/>
    </style:style>
    <style:style style:name="ce2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2"/>
    </style:style>
    <style:style style:name="ce2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2"/>
    </style:style>
    <style:style style:name="ce2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4"/>
    </style:style>
    <style:style style:name="ce2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4"/>
    </style:style>
    <style:style style:name="ce2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6"/>
    </style:style>
    <style:style style:name="ce2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6"/>
    </style:style>
    <style:style style:name="ce2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8"/>
    </style:style>
    <style:style style:name="ce2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8"/>
    </style:style>
    <style:style style:name="ce2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10"/>
    </style:style>
    <style:style style:name="ce2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10"/>
    </style:style>
    <style:style style:name="ce2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2"/>
    </style:style>
    <style:style style:name="ce2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2"/>
    </style:style>
    <style:style style:name="ce2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4"/>
    </style:style>
    <style:style style:name="ce2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4"/>
    </style:style>
    <style:style style:name="ce2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6"/>
    </style:style>
    <style:style style:name="ce2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6"/>
    </style:style>
    <style:style style:name="ce2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8"/>
    </style:style>
    <style:style style:name="ce2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8"/>
    </style:style>
    <style:style style:name="ce2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10"/>
    </style:style>
    <style:style style:name="ce2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10"/>
    </style:style>
    <style:style style:name="ce2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2"/>
    </style:style>
    <style:style style:name="ce2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2"/>
    </style:style>
    <style:style style:name="ce2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4"/>
    </style:style>
    <style:style style:name="ce2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4"/>
    </style:style>
    <style:style style:name="ce2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6"/>
    </style:style>
    <style:style style:name="ce2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6"/>
    </style:style>
    <style:style style:name="ce2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8"/>
    </style:style>
    <style:style style:name="ce2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8"/>
    </style:style>
    <style:style style:name="ce2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10"/>
    </style:style>
    <style:style style:name="ce2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10"/>
    </style:style>
    <style:style style:name="ce2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2"/>
    </style:style>
    <style:style style:name="ce2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2"/>
    </style:style>
    <style:style style:name="ce2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4"/>
    </style:style>
    <style:style style:name="ce2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4"/>
    </style:style>
    <style:style style:name="ce2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6"/>
    </style:style>
    <style:style style:name="ce2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6"/>
    </style:style>
    <style:style style:name="ce2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8"/>
    </style:style>
    <style:style style:name="ce2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8"/>
    </style:style>
    <style:style style:name="ce2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10"/>
    </style:style>
    <style:style style:name="ce2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10"/>
    </style:style>
    <style:style style:name="ce2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2"/>
    </style:style>
    <style:style style:name="ce2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2"/>
    </style:style>
    <style:style style:name="ce2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4"/>
    </style:style>
    <style:style style:name="ce2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4"/>
    </style:style>
    <style:style style:name="ce2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6"/>
    </style:style>
    <style:style style:name="ce2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6"/>
    </style:style>
    <style:style style:name="ce2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8"/>
    </style:style>
    <style:style style:name="ce2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8"/>
    </style:style>
    <style:style style:name="ce2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10"/>
    </style:style>
    <style:style style:name="ce2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10"/>
    </style:style>
    <style:style style:name="ce2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2"/>
    </style:style>
    <style:style style:name="ce2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2"/>
    </style:style>
    <style:style style:name="ce2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4"/>
    </style:style>
    <style:style style:name="ce2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4"/>
    </style:style>
    <style:style style:name="ce2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6"/>
    </style:style>
    <style:style style:name="ce2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6"/>
    </style:style>
    <style:style style:name="ce2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8"/>
    </style:style>
    <style:style style:name="ce2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8"/>
    </style:style>
    <style:style style:name="ce2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10"/>
    </style:style>
    <style:style style:name="ce2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10"/>
    </style:style>
    <style:style style:name="ce2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2"/>
    </style:style>
    <style:style style:name="ce2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2"/>
    </style:style>
    <style:style style:name="ce2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4"/>
    </style:style>
    <style:style style:name="ce2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4"/>
    </style:style>
    <style:style style:name="ce2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6"/>
    </style:style>
    <style:style style:name="ce2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6"/>
    </style:style>
    <style:style style:name="ce2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8"/>
    </style:style>
    <style:style style:name="ce2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8"/>
    </style:style>
    <style:style style:name="ce2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10"/>
    </style:style>
    <style:style style:name="ce2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10"/>
    </style:style>
    <style:style style:name="ce2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2"/>
    </style:style>
    <style:style style:name="ce2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2"/>
    </style:style>
    <style:style style:name="ce2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4"/>
    </style:style>
    <style:style style:name="ce2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4"/>
    </style:style>
    <style:style style:name="ce2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6"/>
    </style:style>
    <style:style style:name="ce2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6"/>
    </style:style>
    <style:style style:name="ce2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8"/>
    </style:style>
    <style:style style:name="ce2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8"/>
    </style:style>
    <style:style style:name="ce2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10"/>
    </style:style>
    <style:style style:name="ce2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10"/>
    </style:style>
    <style:style style:name="ce2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2"/>
    </style:style>
    <style:style style:name="ce2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2"/>
    </style:style>
    <style:style style:name="ce2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4"/>
    </style:style>
    <style:style style:name="ce2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4"/>
    </style:style>
    <style:style style:name="ce2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6"/>
    </style:style>
    <style:style style:name="ce2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6"/>
    </style:style>
    <style:style style:name="ce2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8"/>
    </style:style>
    <style:style style:name="ce2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8"/>
    </style:style>
    <style:style style:name="ce2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10"/>
    </style:style>
    <style:style style:name="ce2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10"/>
    </style:style>
    <style:style style:name="ce2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2"/>
    </style:style>
    <style:style style:name="ce2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2"/>
    </style:style>
    <style:style style:name="ce2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4"/>
    </style:style>
    <style:style style:name="ce2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4"/>
    </style:style>
    <style:style style:name="ce2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6"/>
    </style:style>
    <style:style style:name="ce2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6"/>
    </style:style>
    <style:style style:name="ce2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8"/>
    </style:style>
    <style:style style:name="ce2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8"/>
    </style:style>
    <style:style style:name="ce2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10"/>
    </style:style>
    <style:style style:name="ce2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10"/>
    </style:style>
    <style:style style:name="ce2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2"/>
    </style:style>
    <style:style style:name="ce2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2"/>
    </style:style>
    <style:style style:name="ce2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4"/>
    </style:style>
    <style:style style:name="ce2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4"/>
    </style:style>
    <style:style style:name="ce2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6"/>
    </style:style>
    <style:style style:name="ce2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6"/>
    </style:style>
    <style:style style:name="ce2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8"/>
    </style:style>
    <style:style style:name="ce2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8"/>
    </style:style>
    <style:style style:name="ce2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10"/>
    </style:style>
    <style:style style:name="ce2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10"/>
    </style:style>
    <style:style style:name="ce2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2"/>
    </style:style>
    <style:style style:name="ce2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2"/>
    </style:style>
    <style:style style:name="ce2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4"/>
    </style:style>
    <style:style style:name="ce2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4"/>
    </style:style>
    <style:style style:name="ce2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6"/>
    </style:style>
    <style:style style:name="ce2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6"/>
    </style:style>
    <style:style style:name="ce2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8"/>
    </style:style>
    <style:style style:name="ce2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8"/>
    </style:style>
    <style:style style:name="ce2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10"/>
    </style:style>
    <style:style style:name="ce2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10"/>
    </style:style>
    <style:style style:name="ce2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2"/>
    </style:style>
    <style:style style:name="ce2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2"/>
    </style:style>
    <style:style style:name="ce2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4"/>
    </style:style>
    <style:style style:name="ce2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4"/>
    </style:style>
    <style:style style:name="ce2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6"/>
    </style:style>
    <style:style style:name="ce2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6"/>
    </style:style>
    <style:style style:name="ce2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8"/>
    </style:style>
    <style:style style:name="ce2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8"/>
    </style:style>
    <style:style style:name="ce2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10"/>
    </style:style>
    <style:style style:name="ce2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10"/>
    </style:style>
    <style:style style:name="ce2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2"/>
    </style:style>
    <style:style style:name="ce2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2"/>
    </style:style>
    <style:style style:name="ce2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4"/>
    </style:style>
    <style:style style:name="ce2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4"/>
    </style:style>
    <style:style style:name="ce2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6"/>
    </style:style>
    <style:style style:name="ce2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6"/>
    </style:style>
    <style:style style:name="ce2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8"/>
    </style:style>
    <style:style style:name="ce2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8"/>
    </style:style>
    <style:style style:name="ce2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10"/>
    </style:style>
    <style:style style:name="ce2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10"/>
    </style:style>
    <style:style style:name="ce2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2"/>
    </style:style>
    <style:style style:name="ce2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2"/>
    </style:style>
    <style:style style:name="ce2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4"/>
    </style:style>
    <style:style style:name="ce2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4"/>
    </style:style>
    <style:style style:name="ce2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6"/>
    </style:style>
    <style:style style:name="ce2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6"/>
    </style:style>
    <style:style style:name="ce2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8"/>
    </style:style>
    <style:style style:name="ce2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8"/>
    </style:style>
    <style:style style:name="ce2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10"/>
    </style:style>
    <style:style style:name="ce2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10"/>
    </style:style>
    <style:style style:name="ce2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2"/>
    </style:style>
    <style:style style:name="ce2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2"/>
    </style:style>
    <style:style style:name="ce2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4"/>
    </style:style>
    <style:style style:name="ce2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4"/>
    </style:style>
    <style:style style:name="ce2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6"/>
    </style:style>
    <style:style style:name="ce2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6"/>
    </style:style>
    <style:style style:name="ce2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8"/>
    </style:style>
    <style:style style:name="ce2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8"/>
    </style:style>
    <style:style style:name="ce2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10"/>
    </style:style>
    <style:style style:name="ce2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10"/>
    </style:style>
    <style:style style:name="ce2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2"/>
    </style:style>
    <style:style style:name="ce2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2"/>
    </style:style>
    <style:style style:name="ce2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4"/>
    </style:style>
    <style:style style:name="ce2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4"/>
    </style:style>
    <style:style style:name="ce2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6"/>
    </style:style>
    <style:style style:name="ce2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6"/>
    </style:style>
    <style:style style:name="ce2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8"/>
    </style:style>
    <style:style style:name="ce2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8"/>
    </style:style>
    <style:style style:name="ce2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10"/>
    </style:style>
    <style:style style:name="ce2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10"/>
    </style:style>
    <style:style style:name="ce2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2"/>
    </style:style>
    <style:style style:name="ce2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2"/>
    </style:style>
    <style:style style:name="ce2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4"/>
    </style:style>
    <style:style style:name="ce2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4"/>
    </style:style>
    <style:style style:name="ce2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6"/>
    </style:style>
    <style:style style:name="ce2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6"/>
    </style:style>
    <style:style style:name="ce2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8"/>
    </style:style>
    <style:style style:name="ce2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8"/>
    </style:style>
    <style:style style:name="ce2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10"/>
    </style:style>
    <style:style style:name="ce2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10"/>
    </style:style>
    <style:style style:name="ce2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2"/>
    </style:style>
    <style:style style:name="ce2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2"/>
    </style:style>
    <style:style style:name="ce2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4"/>
    </style:style>
    <style:style style:name="ce2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4"/>
    </style:style>
    <style:style style:name="ce2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6"/>
    </style:style>
    <style:style style:name="ce2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6"/>
    </style:style>
    <style:style style:name="ce2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8"/>
    </style:style>
    <style:style style:name="ce2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8"/>
    </style:style>
    <style:style style:name="ce2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10"/>
    </style:style>
    <style:style style:name="ce2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10"/>
    </style:style>
    <style:style style:name="ce2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2"/>
    </style:style>
    <style:style style:name="ce2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2"/>
    </style:style>
    <style:style style:name="ce2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4"/>
    </style:style>
    <style:style style:name="ce2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4"/>
    </style:style>
    <style:style style:name="ce2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6"/>
    </style:style>
    <style:style style:name="ce2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6"/>
    </style:style>
    <style:style style:name="ce2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8"/>
    </style:style>
    <style:style style:name="ce2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8"/>
    </style:style>
    <style:style style:name="ce2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10"/>
    </style:style>
    <style:style style:name="ce2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10"/>
    </style:style>
    <style:style style:name="ce2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2"/>
    </style:style>
    <style:style style:name="ce2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2"/>
    </style:style>
    <style:style style:name="ce2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4"/>
    </style:style>
    <style:style style:name="ce2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4"/>
    </style:style>
    <style:style style:name="ce2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6"/>
    </style:style>
    <style:style style:name="ce2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6"/>
    </style:style>
    <style:style style:name="ce2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8"/>
    </style:style>
    <style:style style:name="ce2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8"/>
    </style:style>
    <style:style style:name="ce2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10"/>
    </style:style>
    <style:style style:name="ce2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10"/>
    </style:style>
    <style:style style:name="ce2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2"/>
    </style:style>
    <style:style style:name="ce2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2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4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4"/>
    </style:style>
    <style:style style:name="ce2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6"/>
    </style:style>
    <style:style style:name="ce2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6"/>
    </style:style>
    <style:style style:name="ce2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8"/>
    </style:style>
    <style:style style:name="ce2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8"/>
    </style:style>
    <style:style style:name="ce2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10"/>
    </style:style>
    <style:style style:name="ce2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10"/>
    </style:style>
    <style:style style:name="ce2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2"/>
    </style:style>
    <style:style style:name="ce2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2"/>
    </style:style>
    <style:style style:name="ce2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4"/>
    </style:style>
    <style:style style:name="ce2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4"/>
    </style:style>
    <style:style style:name="ce2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6"/>
    </style:style>
    <style:style style:name="ce2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6"/>
    </style:style>
    <style:style style:name="ce2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8"/>
    </style:style>
    <style:style style:name="ce2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8"/>
    </style:style>
    <style:style style:name="ce2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10"/>
    </style:style>
    <style:style style:name="ce2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10"/>
    </style:style>
    <style:style style:name="ce2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2"/>
    </style:style>
    <style:style style:name="ce2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2"/>
    </style:style>
    <style:style style:name="ce2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4"/>
    </style:style>
    <style:style style:name="ce2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4"/>
    </style:style>
    <style:style style:name="ce2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6"/>
    </style:style>
    <style:style style:name="ce2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6"/>
    </style:style>
    <style:style style:name="ce2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8"/>
    </style:style>
    <style:style style:name="ce2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8"/>
    </style:style>
    <style:style style:name="ce2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10"/>
    </style:style>
    <style:style style:name="ce2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10"/>
    </style:style>
    <style:style style:name="ce2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2"/>
    </style:style>
    <style:style style:name="ce2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2"/>
    </style:style>
    <style:style style:name="ce2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4"/>
    </style:style>
    <style:style style:name="ce2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4"/>
    </style:style>
    <style:style style:name="ce2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6"/>
    </style:style>
    <style:style style:name="ce2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6"/>
    </style:style>
    <style:style style:name="ce2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8"/>
    </style:style>
    <style:style style:name="ce2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8"/>
    </style:style>
    <style:style style:name="ce2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10"/>
    </style:style>
    <style:style style:name="ce2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10"/>
    </style:style>
    <style:style style:name="ce2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2"/>
    </style:style>
    <style:style style:name="ce2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2"/>
    </style:style>
    <style:style style:name="ce2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4"/>
    </style:style>
    <style:style style:name="ce2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4"/>
    </style:style>
    <style:style style:name="ce2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6"/>
    </style:style>
    <style:style style:name="ce2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6"/>
    </style:style>
    <style:style style:name="ce2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8"/>
    </style:style>
    <style:style style:name="ce2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8"/>
    </style:style>
    <style:style style:name="ce3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10"/>
    </style:style>
    <style:style style:name="ce3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10"/>
    </style:style>
    <style:style style:name="ce3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2"/>
    </style:style>
    <style:style style:name="ce3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2"/>
    </style:style>
    <style:style style:name="ce3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4"/>
    </style:style>
    <style:style style:name="ce3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4"/>
    </style:style>
    <style:style style:name="ce3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6"/>
    </style:style>
    <style:style style:name="ce3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6"/>
    </style:style>
    <style:style style:name="ce3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8"/>
    </style:style>
    <style:style style:name="ce3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8"/>
    </style:style>
    <style:style style:name="ce3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10"/>
    </style:style>
    <style:style style:name="ce3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10"/>
    </style:style>
    <style:style style:name="ce3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2"/>
    </style:style>
    <style:style style:name="ce3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2"/>
    </style:style>
    <style:style style:name="ce3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4"/>
    </style:style>
    <style:style style:name="ce3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4"/>
    </style:style>
    <style:style style:name="ce3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6"/>
    </style:style>
    <style:style style:name="ce3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6"/>
    </style:style>
    <style:style style:name="ce3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8"/>
    </style:style>
    <style:style style:name="ce3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8"/>
    </style:style>
    <style:style style:name="ce3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10"/>
    </style:style>
    <style:style style:name="ce3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10"/>
    </style:style>
    <style:style style:name="ce3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2"/>
    </style:style>
    <style:style style:name="ce3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2"/>
    </style:style>
    <style:style style:name="ce3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4"/>
    </style:style>
    <style:style style:name="ce3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4"/>
    </style:style>
    <style:style style:name="ce3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6"/>
    </style:style>
    <style:style style:name="ce3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6"/>
    </style:style>
    <style:style style:name="ce3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8"/>
    </style:style>
    <style:style style:name="ce3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8"/>
    </style:style>
    <style:style style:name="ce3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10"/>
    </style:style>
    <style:style style:name="ce3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10"/>
    </style:style>
    <style:style style:name="ce3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2"/>
    </style:style>
    <style:style style:name="ce3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2"/>
    </style:style>
    <style:style style:name="ce3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4"/>
    </style:style>
    <style:style style:name="ce3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4"/>
    </style:style>
    <style:style style:name="ce3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6"/>
    </style:style>
    <style:style style:name="ce3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6"/>
    </style:style>
    <style:style style:name="ce3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8"/>
    </style:style>
    <style:style style:name="ce3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8"/>
    </style:style>
    <style:style style:name="ce3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10"/>
    </style:style>
    <style:style style:name="ce3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10"/>
    </style:style>
    <style:style style:name="ce3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2"/>
    </style:style>
    <style:style style:name="ce3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2"/>
    </style:style>
    <style:style style:name="ce3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4"/>
    </style:style>
    <style:style style:name="ce3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4"/>
    </style:style>
    <style:style style:name="ce3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6"/>
    </style:style>
    <style:style style:name="ce3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6"/>
    </style:style>
    <style:style style:name="ce3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8"/>
    </style:style>
    <style:style style:name="ce3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8"/>
    </style:style>
    <style:style style:name="ce3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10"/>
    </style:style>
    <style:style style:name="ce3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10"/>
    </style:style>
    <style:style style:name="ce3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2"/>
    </style:style>
    <style:style style:name="ce3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2"/>
    </style:style>
    <style:style style:name="ce3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4"/>
    </style:style>
    <style:style style:name="ce3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4"/>
    </style:style>
    <style:style style:name="ce3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6"/>
    </style:style>
    <style:style style:name="ce3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6"/>
    </style:style>
    <style:style style:name="ce3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8"/>
    </style:style>
    <style:style style:name="ce3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8"/>
    </style:style>
    <style:style style:name="ce3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10"/>
    </style:style>
    <style:style style:name="ce3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10"/>
    </style:style>
    <style:style style:name="ce3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2"/>
    </style:style>
    <style:style style:name="ce3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2"/>
    </style:style>
    <style:style style:name="ce3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4"/>
    </style:style>
    <style:style style:name="ce3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4"/>
    </style:style>
    <style:style style:name="ce3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6"/>
    </style:style>
    <style:style style:name="ce3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6"/>
    </style:style>
    <style:style style:name="ce3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8"/>
    </style:style>
    <style:style style:name="ce3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8"/>
    </style:style>
    <style:style style:name="ce3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10"/>
    </style:style>
    <style:style style:name="ce3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10"/>
    </style:style>
    <style:style style:name="ce3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2"/>
    </style:style>
    <style:style style:name="ce3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2"/>
    </style:style>
    <style:style style:name="ce3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4"/>
    </style:style>
    <style:style style:name="ce3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4"/>
    </style:style>
    <style:style style:name="ce3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6"/>
    </style:style>
    <style:style style:name="ce3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6"/>
    </style:style>
    <style:style style:name="ce3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8"/>
    </style:style>
    <style:style style:name="ce3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8"/>
    </style:style>
    <style:style style:name="ce3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10"/>
    </style:style>
    <style:style style:name="ce3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10"/>
    </style:style>
    <style:style style:name="ce3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2"/>
    </style:style>
    <style:style style:name="ce3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2"/>
    </style:style>
    <style:style style:name="ce3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4"/>
    </style:style>
    <style:style style:name="ce3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4"/>
    </style:style>
    <style:style style:name="ce3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6"/>
    </style:style>
    <style:style style:name="ce3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6"/>
    </style:style>
    <style:style style:name="ce3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8"/>
    </style:style>
    <style:style style:name="ce3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8"/>
    </style:style>
    <style:style style:name="ce3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10"/>
    </style:style>
    <style:style style:name="ce3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10"/>
    </style:style>
    <style:style style:name="ce3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2"/>
    </style:style>
    <style:style style:name="ce3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2"/>
    </style:style>
    <style:style style:name="ce3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4"/>
    </style:style>
    <style:style style:name="ce3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4"/>
    </style:style>
    <style:style style:name="ce3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6"/>
    </style:style>
    <style:style style:name="ce3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6"/>
    </style:style>
    <style:style style:name="ce3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8"/>
    </style:style>
    <style:style style:name="ce3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8"/>
    </style:style>
    <style:style style:name="ce3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10"/>
    </style:style>
    <style:style style:name="ce3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10"/>
    </style:style>
    <style:style style:name="ce3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B2"/>
    </style:style>
    <style:style style:name="ce3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B2"/>
    </style:style>
    <style:style style:name="ce3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B4"/>
    </style:style>
    <style:style style:name="ce3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B4"/>
    </style:style>
    <style:style style:name="ce3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B6"/>
    </style:style>
    <style:style style:name="ce3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B6"/>
    </style:style>
    <style:style style:name="ce3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B8"/>
    </style:style>
    <style:style style:name="ce3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B8"/>
    </style:style>
    <style:style style:name="ce3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B10"/>
    </style:style>
    <style:style style:name="ce3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B10"/>
    </style:style>
    <style:style style:name="ce3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B2"/>
    </style:style>
    <style:style style:name="ce3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B2"/>
    </style:style>
    <style:style style:name="ce3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B4"/>
    </style:style>
    <style:style style:name="ce3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B4"/>
    </style:style>
    <style:style style:name="ce3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B6"/>
    </style:style>
    <style:style style:name="ce3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B6"/>
    </style:style>
    <style:style style:name="ce3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B8"/>
    </style:style>
    <style:style style:name="ce3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B8"/>
    </style:style>
    <style:style style:name="ce3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B10"/>
    </style:style>
    <style:style style:name="ce3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B10"/>
    </style:style>
    <style:style style:name="ce3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D2"/>
    </style:style>
    <style:style style:name="ce3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D2"/>
    </style:style>
    <style:style style:name="ce3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D4"/>
    </style:style>
    <style:style style:name="ce3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D4"/>
    </style:style>
    <style:style style:name="ce3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D6"/>
    </style:style>
    <style:style style:name="ce3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D6"/>
    </style:style>
    <style:style style:name="ce3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D8"/>
    </style:style>
    <style:style style:name="ce3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D8"/>
    </style:style>
    <style:style style:name="ce3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D10"/>
    </style:style>
    <style:style style:name="ce3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D10"/>
    </style:style>
    <style:style style:name="ce3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D2"/>
    </style:style>
    <style:style style:name="ce3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D2"/>
    </style:style>
    <style:style style:name="ce3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D4"/>
    </style:style>
    <style:style style:name="ce3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D4"/>
    </style:style>
    <style:style style:name="ce3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D6"/>
    </style:style>
    <style:style style:name="ce3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D6"/>
    </style:style>
    <style:style style:name="ce3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D8"/>
    </style:style>
    <style:style style:name="ce3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D8"/>
    </style:style>
    <style:style style:name="ce3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D10"/>
    </style:style>
    <style:style style:name="ce3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D10"/>
    </style:style>
    <style:style style:name="ce3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F2"/>
    </style:style>
    <style:style style:name="ce3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F2"/>
    </style:style>
    <style:style style:name="ce3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F4"/>
    </style:style>
    <style:style style:name="ce3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F4"/>
    </style:style>
    <style:style style:name="ce3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F6"/>
    </style:style>
    <style:style style:name="ce3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F6"/>
    </style:style>
    <style:style style:name="ce3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F8"/>
    </style:style>
    <style:style style:name="ce3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F8"/>
    </style:style>
    <style:style style:name="ce3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F10"/>
    </style:style>
    <style:style style:name="ce3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F10"/>
    </style:style>
    <style:style style:name="ce3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F2"/>
    </style:style>
    <style:style style:name="ce3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F2"/>
    </style:style>
    <style:style style:name="ce3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F4"/>
    </style:style>
    <style:style style:name="ce3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F4"/>
    </style:style>
    <style:style style:name="ce3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F6"/>
    </style:style>
    <style:style style:name="ce3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F6"/>
    </style:style>
    <style:style style:name="ce3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F8"/>
    </style:style>
    <style:style style:name="ce3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F8"/>
    </style:style>
    <style:style style:name="ce3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F10"/>
    </style:style>
    <style:style style:name="ce3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F10"/>
    </style:style>
    <style:style style:name="ce3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H2"/>
    </style:style>
    <style:style style:name="ce3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H2"/>
    </style:style>
    <style:style style:name="ce3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H4"/>
    </style:style>
    <style:style style:name="ce3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H4"/>
    </style:style>
    <style:style style:name="ce3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H6"/>
    </style:style>
    <style:style style:name="ce3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H6"/>
    </style:style>
    <style:style style:name="ce3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H8"/>
    </style:style>
    <style:style style:name="ce3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H8"/>
    </style:style>
    <style:style style:name="ce3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H10"/>
    </style:style>
    <style:style style:name="ce3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H10"/>
    </style:style>
    <style:style style:name="ce3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H2"/>
    </style:style>
    <style:style style:name="ce3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H2"/>
    </style:style>
    <style:style style:name="ce3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H4"/>
    </style:style>
    <style:style style:name="ce3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H4"/>
    </style:style>
    <style:style style:name="ce3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H6"/>
    </style:style>
    <style:style style:name="ce3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H6"/>
    </style:style>
    <style:style style:name="ce3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H8"/>
    </style:style>
    <style:style style:name="ce3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H8"/>
    </style:style>
    <style:style style:name="ce3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H10"/>
    </style:style>
    <style:style style:name="ce3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H10"/>
    </style:style>
    <style:style style:name="ce3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J2"/>
    </style:style>
    <style:style style:name="ce3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J2"/>
    </style:style>
    <style:style style:name="ce3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J4"/>
    </style:style>
    <style:style style:name="ce3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J4"/>
    </style:style>
    <style:style style:name="ce3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J6"/>
    </style:style>
    <style:style style:name="ce3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J6"/>
    </style:style>
    <style:style style:name="ce3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J8"/>
    </style:style>
    <style:style style:name="ce3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J8"/>
    </style:style>
    <style:style style:name="ce3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J10"/>
    </style:style>
    <style:style style:name="ce3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J10"/>
    </style:style>
    <style:style style:name="ce3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J2"/>
    </style:style>
    <style:style style:name="ce3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J2"/>
    </style:style>
    <style:style style:name="ce3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J4"/>
    </style:style>
    <style:style style:name="ce3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J4"/>
    </style:style>
    <style:style style:name="ce3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J6"/>
    </style:style>
    <style:style style:name="ce3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J6"/>
    </style:style>
    <style:style style:name="ce3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J8"/>
    </style:style>
    <style:style style:name="ce3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J8"/>
    </style:style>
    <style:style style:name="ce3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J10"/>
    </style:style>
    <style:style style:name="ce3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J10"/>
    </style:style>
    <style:style style:name="ce3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L2"/>
    </style:style>
    <style:style style:name="ce3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L2"/>
    </style:style>
    <style:style style:name="ce3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L4"/>
    </style:style>
    <style:style style:name="ce3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L4"/>
    </style:style>
    <style:style style:name="ce3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L6"/>
    </style:style>
    <style:style style:name="ce3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L6"/>
    </style:style>
    <style:style style:name="ce3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L8"/>
    </style:style>
    <style:style style:name="ce3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L8"/>
    </style:style>
    <style:style style:name="ce3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L10"/>
    </style:style>
    <style:style style:name="ce3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L10"/>
    </style:style>
    <style:style style:name="ce3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L2"/>
    </style:style>
    <style:style style:name="ce3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L2"/>
    </style:style>
    <style:style style:name="ce3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L4"/>
    </style:style>
    <style:style style:name="ce3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L4"/>
    </style:style>
    <style:style style:name="ce3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L6"/>
    </style:style>
    <style:style style:name="ce3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L6"/>
    </style:style>
    <style:style style:name="ce3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L8"/>
    </style:style>
    <style:style style:name="ce3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L8"/>
    </style:style>
    <style:style style:name="ce3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L10"/>
    </style:style>
    <style:style style:name="ce3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L10"/>
    </style:style>
    <style:style style:name="ce3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N2"/>
    </style:style>
    <style:style style:name="ce3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N2"/>
    </style:style>
    <style:style style:name="ce3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N4"/>
    </style:style>
    <style:style style:name="ce3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N4"/>
    </style:style>
    <style:style style:name="ce3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N6"/>
    </style:style>
    <style:style style:name="ce3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N6"/>
    </style:style>
    <style:style style:name="ce3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N8"/>
    </style:style>
    <style:style style:name="ce3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N8"/>
    </style:style>
    <style:style style:name="ce3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N10"/>
    </style:style>
    <style:style style:name="ce3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N10"/>
    </style:style>
    <style:style style:name="ce3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N2"/>
    </style:style>
    <style:style style:name="ce3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N2"/>
    </style:style>
    <style:style style:name="ce3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N4"/>
    </style:style>
    <style:style style:name="ce3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N4"/>
    </style:style>
    <style:style style:name="ce3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N6"/>
    </style:style>
    <style:style style:name="ce3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N6"/>
    </style:style>
    <style:style style:name="ce3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N8"/>
    </style:style>
    <style:style style:name="ce3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N8"/>
    </style:style>
    <style:style style:name="ce3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N10"/>
    </style:style>
    <style:style style:name="ce3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N10"/>
    </style:style>
    <style:style style:name="ce3242" style:family="table-cell" style:parent-style-name="Default">
      <style:table-cell-properties fo:border-bottom="none" style:diagonal-tl-br="none" style:text-align-source="fix" style:repeat-content="false" fo:border-left="0.74pt solid #ff33ff" fo:border-right="none" fo:border-top="0.74pt solid #ff33ff" style:vertical-align="middle"/>
      <style:paragraph-properties fo:text-align="center"/>
    </style:style>
    <style:style style:name="ce3243" style:family="table-cell" style:parent-style-name="Default">
      <style:table-cell-properties fo:border-bottom="2.49pt fine-dashed #ff6600" style:diagonal-tl-br="2.01pt solid #000000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44" style:family="table-cell" style:parent-style-name="Default">
      <style:table-cell-properties fo:border-bottom="none" style:diagonal-tl-br="none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45" style:family="table-cell" style:parent-style-name="Default">
      <style:table-cell-properties fo:border-bottom="none" style:diagonal-tl-br="2.01pt dashed #666666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46" style:family="table-cell" style:parent-style-name="Default">
      <style:table-cell-properties fo:border-bottom="none" style:diagonal-tl-br="none" style:text-align-source="fix" style:repeat-content="false" fo:border-left="0.74pt solid #ff33ff" fo:border-right="2.49pt solid #000000" fo:border-top="2.49pt solid #000000" style:vertical-align="middle"/>
      <style:paragraph-properties fo:text-align="center"/>
    </style:style>
    <style:style style:name="ce3247" style:family="table-cell" style:parent-style-name="Default">
      <style:table-cell-properties fo:border-bottom="2.49pt solid #000000" style:diagonal-tl-br="none" style:text-align-source="fix" style:repeat-content="false" fo:border-left="0.74pt solid #ff33ff" fo:border-right="2.49pt solid #000000" fo:border-top="none" style:vertical-align="middle"/>
      <style:paragraph-properties fo:text-align="center"/>
    </style:style>
    <style:style style:name="ce3248" style:family="table-cell" style:parent-style-name="Default">
      <style:table-cell-properties fo:border-bottom="2.49pt dashed #666666" style:diagonal-tl-br="none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49" style:family="table-cell" style:parent-style-name="Default">
      <style:table-cell-properties fo:border-bottom="none" style:diagonal-tl-br="none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50" style:family="table-cell" style:parent-style-name="Default">
      <style:table-cell-properties fo:border-bottom="none" style:diagonal-tl-br="none" style:text-align-source="fix" style:repeat-content="false" fo:border-left="0.74pt solid #ff33ff" fo:border-right="none" fo:border-top="2.49pt fine-dashed #ff6600" style:vertical-align="middle"/>
      <style:paragraph-properties fo:text-align="center"/>
    </style:style>
    <style:style style:name="ce3251" style:family="table-cell" style:parent-style-name="Default">
      <style:table-cell-properties fo:border-bottom="0.74pt solid #ff33ff" style:diagonal-tl-br="none" style:text-align-source="fix" style:repeat-content="false" fo:border-left="0.74pt solid #ff33ff" fo:border-right="none" fo:border-top="2.49pt solid #000000" style:vertical-align="middle"/>
      <style:paragraph-properties fo:text-align="center"/>
    </style:style>
    <style:style style:name="ce3252" style:family="table-cell" style:parent-style-name="Default">
      <style:table-cell-properties fo:border-bottom="2.49pt solid #000000" style:text-align-source="fix" style:repeat-content="false" fo:border-left="0.74pt solid #ff33ff" fo:border-right="none" fo:border-top="0.74pt solid #ff33ff" style:vertical-align="middle"/>
      <style:paragraph-properties fo:text-align="center"/>
    </style:style>
    <style:style style:name="ce3253" style:family="table-cell" style:parent-style-name="Default">
      <style:table-cell-properties fo:border-bottom="none" style:diagonal-bl-tr="2.01pt fine-dashed #ff6600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54" style:family="table-cell" style:parent-style-name="Default">
      <style:table-cell-properties fo:border-bottom="none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55" style:family="table-cell" style:parent-style-name="Default">
      <style:table-cell-properties fo:border-bottom="none" style:diagonal-tl-br="2.01pt dashed #666666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56" style:family="table-cell" style:parent-style-name="Default">
      <style:table-cell-properties fo:border-bottom="none" style:text-align-source="fix" style:repeat-content="false" fo:border-left="0.74pt solid #ff33ff" fo:border-right="2.49pt solid #000000" fo:border-top="2.49pt solid #000000" style:vertical-align="middle"/>
      <style:paragraph-properties fo:text-align="center"/>
    </style:style>
    <style:style style:name="ce3257" style:family="table-cell" style:parent-style-name="Default">
      <style:table-cell-properties fo:border-bottom="2.49pt solid #000000" style:text-align-source="fix" style:repeat-content="false" fo:border-left="0.74pt solid #ff33ff" fo:border-right="2.49pt solid #000000" fo:border-top="none" style:vertical-align="middle"/>
      <style:paragraph-properties fo:text-align="center"/>
    </style:style>
    <style:style style:name="ce3258" style:family="table-cell" style:parent-style-name="Default">
      <style:table-cell-properties fo:border-bottom="2.49pt dashed #666666" style:text-align-source="fix" style:repeat-content="false" fo:border-left="0.74pt solid #ff33ff" fo:border-right="2.49pt dashed #666666" fo:border-top="none" style:vertical-align="middle"/>
      <style:paragraph-properties fo:text-align="center"/>
    </style:style>
    <style:style style:name="ce3259" style:family="table-cell" style:parent-style-name="Default">
      <style:table-cell-properties fo:border-bottom="none" style:text-align-source="fix" style:repeat-content="false" fo:border-left="0.74pt solid #ff33ff" fo:border-right="none" fo:border-top="2.49pt fine-dashed #ff6600" style:vertical-align="middle"/>
      <style:paragraph-properties fo:text-align="center"/>
    </style:style>
    <style:style style:name="ce3260" style:family="table-cell" style:parent-style-name="Default">
      <style:table-cell-properties fo:border-bottom="0.74pt solid #ff33ff" style:text-align-source="fix" style:repeat-content="false" fo:border-left="0.74pt solid #ff33ff" fo:border-right="none" fo:border-top="2.49pt solid #000000" style:vertical-align="middle"/>
      <style:paragraph-properties fo:text-align="center"/>
    </style:style>
    <style:style style:name="ce3261" style:family="table-cell" style:parent-style-name="Default">
      <style:table-cell-properties fo:border-bottom="2.49pt fine-dashed #ff6600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62" style:family="table-cell" style:parent-style-name="Default">
      <style:table-cell-properties fo:border-bottom="none" style:text-align-source="fix" style:repeat-content="false" fo:border-left="0.74pt solid #ff33ff" fo:border-right="2.49pt dashed #666666" fo:border-top="2.49pt dashed #666666" style:vertical-align="middle"/>
      <style:paragraph-properties fo:text-align="center"/>
    </style:style>
    <style:style style:name="ce3263" style:family="table-cell" style:parent-style-name="Default">
      <style:table-cell-properties fo:border-bottom="none" style:diagonal-bl-tr="2.01pt dashed #666666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64" style:family="table-cell" style:parent-style-name="Default">
      <style:table-cell-properties fo:border-bottom="none" style:diagonal-tl-br="2.01pt fine-dashed #ff6600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65" style:family="table-cell" style:parent-style-name="Default">
      <style:table-cell-properties fo:border-bottom="none" style:diagonal-tl-br="none" style:text-align-source="fix" style:repeat-content="false" fo:border-left="0.74pt solid #ff33ff" fo:border-right="none" fo:border-top="0.74pt solid #ff33ff" style:vertical-align="middle"/>
      <style:paragraph-properties fo:text-align="center"/>
    </style:style>
    <style:style style:name="ce3266" style:family="table-cell" style:parent-style-name="Default">
      <style:table-cell-properties fo:border-bottom="2.49pt fine-dashed #ff6600" style:diagonal-tl-br="2.01pt solid #000000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67" style:family="table-cell" style:parent-style-name="Default">
      <style:table-cell-properties fo:border-bottom="none" style:diagonal-tl-br="none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68" style:family="table-cell" style:parent-style-name="Default">
      <style:table-cell-properties fo:border-bottom="none" style:diagonal-tl-br="none" style:text-align-source="fix" style:repeat-content="false" fo:border-left="0.74pt solid #ff33ff" fo:border-right="2.49pt solid #000000" fo:border-top="2.49pt solid #000000" style:vertical-align="middle"/>
      <style:paragraph-properties fo:text-align="center"/>
    </style:style>
    <style:style style:name="ce3269" style:family="table-cell" style:parent-style-name="Default">
      <style:table-cell-properties fo:border-bottom="2.49pt solid #000000" style:diagonal-tl-br="none" style:text-align-source="fix" style:repeat-content="false" fo:border-left="0.74pt solid #ff33ff" fo:border-right="2.49pt solid #000000" fo:border-top="none" style:vertical-align="middle"/>
      <style:paragraph-properties fo:text-align="center"/>
    </style:style>
    <style:style style:name="ce3270" style:family="table-cell" style:parent-style-name="Default">
      <style:table-cell-properties fo:border-bottom="2.49pt dashed #666666" style:diagonal-tl-br="none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71" style:family="table-cell" style:parent-style-name="Default">
      <style:table-cell-properties fo:border-bottom="none" style:diagonal-tl-br="none" style:text-align-source="fix" style:repeat-content="false" fo:border-left="0.74pt solid #ff33ff" fo:border-right="none" fo:border-top="2.49pt fine-dashed #ff6600" style:vertical-align="middle"/>
      <style:paragraph-properties fo:text-align="center"/>
    </style:style>
    <style:style style:name="ce3272" style:family="table-cell" style:parent-style-name="Default">
      <style:table-cell-properties fo:border-bottom="0.74pt solid #ff33ff" style:diagonal-tl-br="none" style:text-align-source="fix" style:repeat-content="false" fo:border-left="0.74pt solid #ff33ff" fo:border-right="none" fo:border-top="2.49pt solid #000000" style:vertical-align="middle"/>
      <style:paragraph-properties fo:text-align="center"/>
    </style:style>
    <style:style style:name="ce3273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274" style:family="table-cell" style:parent-style-name="Default">
      <style:table-cell-properties fo:border-bottom="2.49pt solid #000000" style:diagonal-tl-br="none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327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276" style:family="table-cell" style:parent-style-name="Default">
      <style:table-cell-properties fo:border-bottom="none" style:diagonal-tl-br="none" style:text-align-source="fix" style:repeat-content="false" fo:border-left="none" fo:border-right="2.49pt solid #00cc00" fo:border-top="2.49pt solid #00cc00" style:vertical-align="middle"/>
      <style:paragraph-properties fo:text-align="center"/>
    </style:style>
    <style:style style:name="ce3277" style:family="table-cell" style:parent-style-name="Default">
      <style:table-cell-properties fo:border-bottom="2.49pt solid #00cc00" style:diagonal-tl-br="none" style:text-align-source="fix" style:repeat-content="false" fo:border-left="none" fo:border-right="2.49pt solid #00cc00" fo:border-top="none" style:vertical-align="middle"/>
      <style:paragraph-properties fo:text-align="center"/>
    </style:style>
    <style:style style:name="ce3278" style:family="table-cell" style:parent-style-name="Default">
      <style:table-cell-properties style:diagonal-bl-tr="2.01pt dashed #666666" style:diagonal-tl-br="none" style:text-align-source="fix" style:repeat-content="false" fo:border="none" style:vertical-align="middle"/>
      <style:paragraph-properties fo:text-align="center"/>
    </style:style>
    <style:style style:name="ce3279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280" style:family="table-cell" style:parent-style-name="Default">
      <style:table-cell-properties fo:border-bottom="none" style:diagonal-tl-br="none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281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</style:style>
    <style:style style:name="ce3282" style:family="table-cell" style:parent-style-name="Default">
      <style:table-cell-properties fo:border-bottom="2.49pt fine-dashed #ff6600" style:diagonal-bl-tr="2.01pt solid #000000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283" style:family="table-cell" style:parent-style-name="Default">
      <style:table-cell-properties style:diagonal-tl-br="2.01pt fine-dashed #ff6600" style:text-align-source="fix" style:repeat-content="false" style:vertical-align="middle"/>
      <style:paragraph-properties fo:text-align="center"/>
    </style:style>
    <style:style style:name="ce3284" style:family="table-cell" style:parent-style-name="Default">
      <style:table-cell-properties fo:border-bottom="none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285" style:family="table-cell" style:parent-style-name="Default">
      <style:table-cell-properties style:diagonal-bl-tr="2.01pt fine-dashed #ff6600" style:text-align-source="fix" style:repeat-content="false" style:vertical-align="middle"/>
      <style:paragraph-properties fo:text-align="center"/>
    </style:style>
    <style:style style:name="ce3286" style:family="table-cell" style:parent-style-name="Default">
      <style:table-cell-properties fo:border-bottom="none" style:diagonal-bl-tr="2.01pt solid #000000" style:text-align-source="fix" style:repeat-content="false" fo:border-left="none" fo:border-right="2.49pt solid #000000" fo:border-top="2.49pt fine-dashed #ff6600" style:vertical-align="middle"/>
      <style:paragraph-properties fo:text-align="center"/>
    </style:style>
    <style:style style:name="ce3287" style:family="table-cell" style:parent-style-name="Default">
      <style:table-cell-properties fo:border-bottom="0.74pt solid #ff33ff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3288" style:family="table-cell" style:parent-style-name="Default">
      <style:table-cell-properties fo:border-bottom="none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289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3290" style:family="table-cell" style:parent-style-name="Default">
      <style:table-cell-properties fo:border-bottom="0.74pt solid #ff33ff" style:diagonal-tl-br="2.01pt solid #000000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291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292" style:family="table-cell" style:parent-style-name="Default">
      <style:table-cell-properties fo:border-bottom="2.49pt solid #000000" style:diagonal-tl-br="none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3293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294" style:family="table-cell" style:parent-style-name="Default">
      <style:table-cell-properties fo:border-bottom="none" style:diagonal-tl-br="none" style:text-align-source="fix" style:repeat-content="false" fo:border-left="none" fo:border-right="2.49pt solid #00cc00" fo:border-top="2.49pt solid #00cc00" style:vertical-align="middle"/>
      <style:paragraph-properties fo:text-align="center"/>
    </style:style>
    <style:style style:name="ce3295" style:family="table-cell" style:parent-style-name="Default">
      <style:table-cell-properties fo:border-bottom="2.49pt solid #00cc00" style:diagonal-tl-br="none" style:text-align-source="fix" style:repeat-content="false" fo:border-left="none" fo:border-right="2.49pt solid #00cc00" fo:border-top="none" style:vertical-align="middle"/>
      <style:paragraph-properties fo:text-align="center"/>
    </style:style>
    <style:style style:name="ce3296" style:family="table-cell" style:parent-style-name="Default">
      <style:table-cell-properties style:diagonal-bl-tr="2.01pt dashed #666666" style:diagonal-tl-br="none" style:text-align-source="fix" style:repeat-content="false" fo:border="none" style:vertical-align="middle"/>
      <style:paragraph-properties fo:text-align="center"/>
    </style:style>
    <style:style style:name="ce3297" style:family="table-cell" style:parent-style-name="Default">
      <style:table-cell-properties fo:border-bottom="none" style:diagonal-tl-br="none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298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</style:style>
    <style:style style:name="ce3299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0.74pt solid #ff33ff" style:vertical-align="middle"/>
      <style:paragraph-properties fo:text-align="center"/>
    </style:style>
    <style:style style:name="ce3300" style:family="table-cell" style:parent-style-name="Default">
      <style:table-cell-properties fo:border-bottom="2.49pt fine-dashed #ff6600" style:diagonal-tl-br="none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301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302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303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304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</style:style>
    <style:style style:name="ce3305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306" style:family="table-cell" style:parent-style-name="Default">
      <style:table-cell-properties fo:border-bottom="2.49pt fine-dashed #ff6600" style:text-align-source="fix" style:repeat-content="false" fo:border-left="none" fo:border-right="2.49pt fine-dashed #ff6600" fo:border-top="0.74pt solid #ff33ff" style:vertical-align="middle"/>
      <style:paragraph-properties fo:text-align="center"/>
    </style:style>
    <style:style style:name="ce3307" style:family="table-cell" style:parent-style-name="Default">
      <style:table-cell-properties fo:border-bottom="none" style:text-align-source="fix" style:repeat-content="false" fo:border-left="2.49pt fine-dashed #ff6600" fo:border-right="none" fo:border-top="2.49pt fine-dashed #ff6600" style:vertical-align="middle"/>
      <style:paragraph-properties fo:text-align="center"/>
    </style:style>
    <style:style style:name="ce3308" style:family="table-cell" style:parent-style-name="Default">
      <style:table-cell-properties fo:border-bottom="0.74pt solid #ff33ff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309" style:family="table-cell" style:parent-style-name="Default">
      <style:table-cell-properties fo:border-bottom="none" style:text-align-source="fix" style:repeat-content="false" fo:border-left="none" fo:border-right="2.49pt fine-dashed #ff6600" fo:border-top="0.74pt solid #ff33ff" style:vertical-align="middle"/>
      <style:paragraph-properties fo:text-align="center"/>
    </style:style>
    <style:style style:name="ce3310" style:family="table-cell" style:parent-style-name="Default">
      <style:table-cell-properties fo:border-bottom="2.49pt fine-dashed #ff6600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311" style:family="table-cell" style:parent-style-name="Default">
      <style:table-cell-properties fo:border-bottom="0.74pt solid #ff33ff" style:text-align-source="fix" style:repeat-content="false" fo:border-left="none" fo:border-right="2.49pt fine-dashed #ff6600" fo:border-top="2.49pt fine-dashed #ff6600" style:vertical-align="middle"/>
      <style:paragraph-properties fo:text-align="center"/>
    </style:style>
    <style:style style:name="ce3312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0.74pt solid #ff33ff" style:vertical-align="middle"/>
      <style:paragraph-properties fo:text-align="center"/>
    </style:style>
    <style:style style:name="ce3313" style:family="table-cell" style:parent-style-name="Default">
      <style:table-cell-properties fo:border-bottom="2.49pt fine-dashed #ff6600" style:diagonal-tl-br="none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314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</style:style>
    <style:style style:name="ce3315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316" style:family="table-cell" style:parent-style-name="Default">
      <style:table-cell-properties fo:border-bottom="none" style:diagonal-tl-br="none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317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318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319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320" style:family="table-cell" style:parent-style-name="Default">
      <style:table-cell-properties fo:border-bottom="none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321" style:family="table-cell" style:parent-style-name="Default">
      <style:table-cell-properties fo:border-bottom="0.74pt solid #ff33ff" style:text-align-source="fix" style:repeat-content="false" fo:border-left="none" fo:border-right="none" fo:border-top="none" style:vertical-align="middle"/>
      <style:paragraph-properties fo:text-align="center"/>
    </style:style>
    <style:style style:name="ce3322" style:family="table-cell" style:parent-style-name="Default">
      <style:table-cell-properties fo:border-bottom="none" style:diagonal-tl-br="none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323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324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0.74pt solid #ff33ff" style:vertical-align="middle"/>
      <style:paragraph-properties fo:text-align="center"/>
    </style:style>
    <style:style style:name="ce3325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326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</style:style>
    <style:style style:name="ce3327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328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329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</style:style>
    <style:style style:name="ce3330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331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332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333" style:family="table-cell" style:parent-style-name="Default">
      <style:table-cell-properties fo:border-bottom="none" style:text-align-source="fix" style:repeat-content="false" fo:border-left="2.49pt fine-dashed #ff6600" fo:border-right="none" fo:border-top="0.74pt solid #ff33ff" style:vertical-align="middle"/>
      <style:paragraph-properties fo:text-align="center"/>
    </style:style>
    <style:style style:name="ce3334" style:family="table-cell" style:parent-style-name="Default">
      <style:table-cell-properties fo:border-bottom="none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335" style:family="table-cell" style:parent-style-name="Default">
      <style:table-cell-properties fo:border-bottom="0.74pt solid #ff33ff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336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0.74pt solid #ff33ff" style:vertical-align="middle"/>
      <style:paragraph-properties fo:text-align="center"/>
    </style:style>
    <style:style style:name="ce3337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338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</style:style>
    <style:style style:name="ce3339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340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none" fo:border-top="0.74pt solid #ff33ff" style:vertical-align="middle"/>
      <style:paragraph-properties fo:text-align="center"/>
    </style:style>
    <style:style style:name="ce3341" style:family="table-cell" style:parent-style-name="Default">
      <style:table-cell-properties style:diagonal-tl-br="2.01pt dashed #666666" style:text-align-source="fix" style:repeat-content="false" fo:border="none" style:vertical-align="middle"/>
      <style:paragraph-properties fo:text-align="center"/>
    </style:style>
    <style:style style:name="ce3342" style:family="table-cell" style:parent-style-name="Default">
      <style:table-cell-properties fo:border-bottom="2.49pt fine-dashed #ff6600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343" style:family="table-cell" style:parent-style-name="Default">
      <style:table-cell-properties fo:border-bottom="none" style:diagonal-tl-br="none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344" style:family="table-cell" style:parent-style-name="Default">
      <style:table-cell-properties fo:border-bottom="none" style:diagonal-tl-br="none" style:text-align-source="fix" style:repeat-content="false" fo:border-left="2.49pt solid #00cc00" fo:border-right="none" fo:border-top="2.49pt solid #00cc00" style:vertical-align="middle"/>
      <style:paragraph-properties fo:text-align="center"/>
    </style:style>
    <style:style style:name="ce3345" style:family="table-cell" style:parent-style-name="Default">
      <style:table-cell-properties fo:border-bottom="none" style:diagonal-tl-br="none" style:text-align-source="fix" style:repeat-content="false" fo:border-left="2.49pt dashed #666666" fo:border-right="none" fo:border-top="2.49pt dashed #666666" style:vertical-align="middle"/>
      <style:paragraph-properties fo:text-align="center"/>
    </style:style>
    <style:style style:name="ce3346" style:family="table-cell" style:parent-style-name="Default">
      <style:table-cell-properties fo:border-bottom="none" style:diagonal-tl-br="none" style:text-align-source="fix" style:repeat-content="false" fo:border-left="2.49pt solid #000000" fo:border-right="none" fo:border-top="2.49pt solid #000000" style:vertical-align="middle"/>
      <style:paragraph-properties fo:text-align="center"/>
    </style:style>
    <style:style style:name="ce3347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348" style:family="table-cell" style:parent-style-name="Default">
      <style:table-cell-properties fo:border-bottom="2.49pt solid #000000" style:text-align-source="fix" style:repeat-content="false" fo:border-left="2.49pt solid #000000" fo:border-right="none" fo:border-top="0.74pt solid #ff33ff" style:vertical-align="middle"/>
      <style:paragraph-properties fo:text-align="center"/>
    </style:style>
    <style:style style:name="ce3349" style:family="table-cell" style:parent-style-name="Default">
      <style:table-cell-properties style:diagonal-tl-br="2.01pt dashed #666666" style:text-align-source="fix" style:repeat-content="false" style:vertical-align="middle"/>
      <style:paragraph-properties fo:text-align="center"/>
    </style:style>
    <style:style style:name="ce3350" style:family="table-cell" style:parent-style-name="Default">
      <style:table-cell-properties style:diagonal-bl-tr="2.01pt dashed #666666" style:text-align-source="fix" style:repeat-content="false" style:vertical-align="middle"/>
      <style:paragraph-properties fo:text-align="center"/>
    </style:style>
    <style:style style:name="ce3351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</style:style>
    <style:style style:name="ce3352" style:family="table-cell" style:parent-style-name="Default">
      <style:table-cell-properties fo:border-bottom="0.74pt solid #ff33ff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353" style:family="table-cell" style:parent-style-name="Default">
      <style:table-cell-properties fo:border-bottom="none" style:text-align-source="fix" style:repeat-content="false" fo:border-left="2.49pt solid #000000" fo:border-right="none" fo:border-top="0.74pt solid #ff33ff" style:vertical-align="middle"/>
      <style:paragraph-properties fo:text-align="center"/>
    </style:style>
    <style:style style:name="ce3354" style:family="table-cell" style:parent-style-name="Default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355" style:family="table-cell" style:parent-style-name="Default">
      <style:table-cell-properties fo:border-bottom="0.74pt solid #ff33ff" style:text-align-source="fix" style:repeat-content="false" fo:border-left="2.49pt solid #000000" fo:border-right="none" fo:border-top="2.49pt solid #000000" style:vertical-align="middle"/>
      <style:paragraph-properties fo:text-align="center"/>
    </style:style>
    <style:style style:name="ce3356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none" fo:border-top="0.74pt solid #ff33ff" style:vertical-align="middle"/>
      <style:paragraph-properties fo:text-align="center"/>
    </style:style>
    <style:style style:name="ce3357" style:family="table-cell" style:parent-style-name="Default">
      <style:table-cell-properties style:diagonal-tl-br="2.01pt dashed #666666" style:text-align-source="fix" style:repeat-content="false" fo:border="none" style:vertical-align="middle"/>
      <style:paragraph-properties fo:text-align="center"/>
    </style:style>
    <style:style style:name="ce3358" style:family="table-cell" style:parent-style-name="Default">
      <style:table-cell-properties fo:border-bottom="2.49pt fine-dashed #ff6600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359" style:family="table-cell" style:parent-style-name="Default">
      <style:table-cell-properties fo:border-bottom="none" style:diagonal-tl-br="none" style:text-align-source="fix" style:repeat-content="false" fo:border-left="2.49pt solid #00cc00" fo:border-right="none" fo:border-top="2.49pt solid #00cc00" style:vertical-align="middle"/>
      <style:paragraph-properties fo:text-align="center"/>
    </style:style>
    <style:style style:name="ce3360" style:family="table-cell" style:parent-style-name="Default">
      <style:table-cell-properties fo:border-bottom="none" style:diagonal-tl-br="none" style:text-align-source="fix" style:repeat-content="false" fo:border-left="2.49pt dashed #666666" fo:border-right="none" fo:border-top="2.49pt dashed #666666" style:vertical-align="middle"/>
      <style:paragraph-properties fo:text-align="center"/>
    </style:style>
    <style:style style:name="ce3361" style:family="table-cell" style:parent-style-name="Default">
      <style:table-cell-properties fo:border-bottom="none" style:diagonal-tl-br="none" style:text-align-source="fix" style:repeat-content="false" fo:border-left="2.49pt solid #000000" fo:border-right="none" fo:border-top="2.49pt solid #000000" style:vertical-align="middle"/>
      <style:paragraph-properties fo:text-align="center"/>
    </style:style>
    <style:style style:name="ce3362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363" style:family="table-cell" style:parent-style-name="Default">
      <style:table-cell-properties fo:border-bottom="2.49pt solid #000000" style:diagonal-tl-br="none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364" style:family="table-cell" style:parent-style-name="Default">
      <style:table-cell-properties fo:border-bottom="2.49pt dashed #666666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365" style:family="table-cell" style:parent-style-name="Default">
      <style:table-cell-properties fo:border-bottom="2.49pt fine-dashed #ff6600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36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367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368" style:family="table-cell" style:parent-style-name="Default">
      <style:table-cell-properties fo:border-bottom="none" style:diagonal-tl-br="none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369" style:family="table-cell" style:parent-style-name="Default">
      <style:table-cell-properties fo:border-bottom="none" style:diagonal-tl-br="none" style:text-align-source="fix" style:repeat-content="false" fo:border-left="none" fo:border-right="none" fo:border-top="2.49pt solid #00cc00" style:vertical-align="middle"/>
      <style:paragraph-properties fo:text-align="center"/>
    </style:style>
    <style:style style:name="ce3370" style:family="table-cell" style:parent-style-name="Default">
      <style:table-cell-properties fo:border-bottom="none" style:diagonal-tl-br="none" style:text-align-source="fix" style:repeat-content="false" fo:border-left="none" fo:border-right="none" fo:border-top="2.49pt dashed #666666" style:vertical-align="middle"/>
      <style:paragraph-properties fo:text-align="center"/>
    </style:style>
    <style:style style:name="ce3371" style:family="table-cell" style:parent-style-name="Default">
      <style:table-cell-properties fo:border-bottom="none" style:diagonal-tl-br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3372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373" style:family="table-cell" style:parent-style-name="Default">
      <style:table-cell-properties fo:border-bottom="2.49pt solid #000000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374" style:family="table-cell" style:parent-style-name="Default">
      <style:table-cell-properties fo:border-bottom="2.49pt dashed #666666" style:text-align-source="fix" style:repeat-content="false" fo:border-left="none" fo:border-right="none" fo:border-top="none" style:vertical-align="middle"/>
      <style:paragraph-properties fo:text-align="center"/>
    </style:style>
    <style:style style:name="ce3375" style:family="table-cell" style:parent-style-name="Default">
      <style:table-cell-properties fo:border-bottom="2.49pt fine-dashed #ff6600" style:text-align-source="fix" style:repeat-content="false" fo:border-left="none" fo:border-right="none" fo:border-top="none" style:vertical-align="middle"/>
      <style:paragraph-properties fo:text-align="center"/>
    </style:style>
    <style:style style:name="ce3376" style:family="table-cell" style:parent-style-name="Default">
      <style:table-cell-properties style:diagonal-bl-tr="2.01pt solid #00cc00" style:text-align-source="fix" style:repeat-content="false" style:vertical-align="middle"/>
      <style:paragraph-properties fo:text-align="center"/>
    </style:style>
    <style:style style:name="ce3377" style:family="table-cell" style:parent-style-name="Default">
      <style:table-cell-properties fo:border-bottom="none" style:text-align-source="fix" style:repeat-content="false" fo:border-left="none" fo:border-right="none" fo:border-top="2.49pt dashed #666666" style:vertical-align="middle"/>
      <style:paragraph-properties fo:text-align="center"/>
    </style:style>
    <style:style style:name="ce3378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33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380" style:family="table-cell" style:parent-style-name="Default">
      <style:table-cell-properties style:diagonal-tl-br="2.01pt solid #00cc00" style:text-align-source="fix" style:repeat-content="false" style:vertical-align="middle"/>
      <style:paragraph-properties fo:text-align="center"/>
    </style:style>
    <style:style style:name="ce3381" style:family="table-cell" style:parent-style-name="Default">
      <style:table-cell-properties fo:border-bottom="none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382" style:family="table-cell" style:parent-style-name="Default">
      <style:table-cell-properties fo:border-bottom="0.74pt solid #ff33ff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3383" style:family="table-cell" style:parent-style-name="Default">
      <style:table-cell-properties fo:border-bottom="2.49pt solid #000000" style:diagonal-tl-br="none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384" style:family="table-cell" style:parent-style-name="Default">
      <style:table-cell-properties fo:border-bottom="2.49pt dashed #666666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385" style:family="table-cell" style:parent-style-name="Default">
      <style:table-cell-properties fo:border-bottom="none" style:diagonal-tl-br="none" style:text-align-source="fix" style:repeat-content="false" fo:border-left="none" fo:border-right="none" fo:border-top="2.49pt solid #00cc00" style:vertical-align="middle"/>
      <style:paragraph-properties fo:text-align="center"/>
    </style:style>
    <style:style style:name="ce3386" style:family="table-cell" style:parent-style-name="Default">
      <style:table-cell-properties fo:border-bottom="none" style:diagonal-tl-br="none" style:text-align-source="fix" style:repeat-content="false" fo:border-left="none" fo:border-right="none" fo:border-top="2.49pt dashed #666666" style:vertical-align="middle"/>
      <style:paragraph-properties fo:text-align="center"/>
    </style:style>
    <style:style style:name="ce3387" style:family="table-cell" style:parent-style-name="Default">
      <style:table-cell-properties fo:border-bottom="none" style:diagonal-tl-br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3388" style:family="table-cell" style:parent-style-name="Default">
      <style:table-cell-properties fo:border-bottom="2.49pt solid #000000" style:diagonal-tl-br="none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389" style:family="table-cell" style:parent-style-name="Default">
      <style:table-cell-properties fo:border-bottom="2.49pt dashed #666666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390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</style:style>
    <style:style style:name="ce3391" style:family="table-cell" style:parent-style-name="Default">
      <style:table-cell-properties style:diagonal-tl-br="2.49pt solid #00cc00" style:text-align-source="fix" style:repeat-content="false" fo:border="none" style:vertical-align="middle"/>
      <style:paragraph-properties fo:text-align="center"/>
    </style:style>
    <style:style style:name="ce3392" style:family="table-cell" style:parent-style-name="Default">
      <style:table-cell-properties fo:border-bottom="none" style:text-align-source="fix" style:repeat-content="false" fo:border-left="none" fo:border-right="none" fo:border-top="2.49pt solid #00cc00" style:vertical-align="middle"/>
      <style:paragraph-properties fo:text-align="center"/>
    </style:style>
    <style:style style:name="ce3393" style:family="table-cell" style:parent-style-name="Default">
      <style:table-cell-properties fo:border-bottom="2.49pt solid #00cc00" style:text-align-source="fix" style:repeat-content="false" fo:border-left="none" fo:border-right="none" fo:border-top="none" style:vertical-align="middle"/>
      <style:paragraph-properties fo:text-align="center"/>
    </style:style>
    <style:style style:name="ce3394" style:family="table-cell" style:parent-style-name="Default">
      <style:table-cell-properties style:diagonal-tl-br="2.49pt solid #00cc00" style:text-align-source="fix" style:repeat-content="false" fo:border="none" style:vertical-align="middle"/>
      <style:paragraph-properties fo:text-align="center"/>
    </style:style>
    <style:style style:name="ce3395" style:family="table-cell" style:parent-style-name="Default">
      <style:table-cell-properties fo:border-bottom="2.49pt solid #000000" style:diagonal-tl-br="none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396" style:family="table-cell" style:parent-style-name="Default">
      <style:table-cell-properties style:diagonal-bl-tr="2.01pt dashed #666666" style:diagonal-tl-br="none" style:text-align-source="fix" style:repeat-content="false" fo:border="none" style:vertical-align="middle"/>
      <style:paragraph-properties fo:text-align="center"/>
    </style:style>
    <style:style style:name="ce3397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</style:style>
    <style:style style:name="ce3398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399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400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</style:style>
    <style:style style:name="ce3401" style:family="table-cell" style:parent-style-name="Default">
      <style:table-cell-properties style:diagonal-tl-br="2.49pt dashed #666666" style:text-align-source="fix" style:repeat-content="false" fo:border="none" style:vertical-align="middle"/>
      <style:paragraph-properties fo:text-align="center"/>
    </style:style>
    <style:style style:name="ce3402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J10"/>
    </style:style>
    <style:style style:name="ce3403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J10"/>
    </style:style>
    <style:style style:name="ce3404" style:family="table-cell" style:parent-style-name="Default">
      <style:table-cell-properties fo:border-bottom="2.49pt solid #000000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405" style:family="table-cell" style:parent-style-name="Default">
      <style:table-cell-properties fo:border-bottom="none" style:text-align-source="fix" style:repeat-content="false" fo:border-left="none" fo:border-right="2.49pt solid #00cc00" fo:border-top="2.49pt solid #00cc00" style:vertical-align="middle"/>
      <style:paragraph-properties fo:text-align="center"/>
    </style:style>
    <style:style style:name="ce3406" style:family="table-cell" style:parent-style-name="Default">
      <style:table-cell-properties fo:border-bottom="none" style:text-align-source="fix" style:repeat-content="false" fo:border-left="none" fo:border-right="2.49pt dashed #666666" fo:border-top="2.49pt dashed #666666" style:vertical-align="middle"/>
      <style:paragraph-properties fo:text-align="center"/>
    </style:style>
    <style:style style:name="ce3407" style:family="table-cell" style:parent-style-name="Default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/>
    </style:style>
    <style:style style:name="ce3408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3409" style:family="table-cell" style:parent-style-name="Default">
      <style:table-cell-properties fo:border-bottom="2.49pt dashed #666666" style:text-align-source="fix" style:repeat-content="false" fo:border-left="none" fo:border-right="2.49pt dashed #666666" fo:border-top="none" style:vertical-align="middle"/>
      <style:paragraph-properties fo:text-align="center"/>
    </style:style>
    <style:style style:name="ce3410" style:family="table-cell" style:parent-style-name="Default">
      <style:table-cell-properties fo:border-bottom="2.49pt solid #00cc00" style:text-align-source="fix" style:repeat-content="false" fo:border-left="none" fo:border-right="2.49pt solid #00cc00" fo:border-top="none" style:vertical-align="middle"/>
      <style:paragraph-properties fo:text-align="center"/>
    </style:style>
    <style:style style:name="ce3411" style:family="table-cell" style:parent-style-name="Default">
      <style:table-cell-properties fo:border-bottom="0.74pt solid #ff33ff" style:text-align-source="fix" style:repeat-content="false" fo:border-left="none" fo:border-right="2.49pt solid #000000" fo:border-top="2.49pt solid #000000" style:vertical-align="middle"/>
      <style:paragraph-properties fo:text-align="center"/>
    </style:style>
    <style:style style:name="ce3412" style:family="table-cell" style:parent-style-name="Default">
      <style:table-cell-properties fo:border-bottom="2.49pt solid #000000" style:diagonal-tl-br="none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413" style:family="table-cell" style:parent-style-name="Default">
      <style:table-cell-properties style:diagonal-tl-br="2.49pt dashed #666666" style:text-align-source="fix" style:repeat-content="false" fo:border="none" style:vertical-align="middle"/>
      <style:paragraph-properties fo:text-align="center"/>
    </style:style>
    <style:style style:name="ce3414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J50"/>
    </style:style>
    <style:style style:name="ce3415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J50"/>
    </style:style>
    <style:style style:name="ce3416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0.74pt solid #ff33ff" style:vertical-align="middle"/>
      <style:paragraph-properties fo:text-align="center"/>
    </style:style>
    <style:style style:name="ce3417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</style:style>
    <style:style style:name="ce3418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2"/>
    </style:style>
    <style:style style:name="ce3419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</style:style>
    <style:style style:name="ce3420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421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J10"/>
    </style:style>
    <style:style style:name="ce3422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J10"/>
    </style:style>
    <style:style style:name="ce3423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J50"/>
    </style:style>
    <style:style style:name="ce3424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J50"/>
    </style:style>
    <style:style style:name="ce3425" style:family="table-cell" style:parent-style-name="Default">
      <style:table-cell-properties fo:border-bottom="none" style:diagonal-tl-br="none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42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427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N10"/>
    </style:style>
    <style:style style:name="ce3428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429" style:family="table-cell" style:parent-style-name="Default">
      <style:table-cell-properties fo:border-bottom="2.49pt fine-dashed #ff6600" style:diagonal-tl-br="none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430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431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432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L10"/>
    </style:style>
    <style:style style:name="ce3433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L10"/>
    </style:style>
    <style:style style:name="ce3434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L50"/>
    </style:style>
    <style:style style:name="ce3435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L50"/>
    </style:style>
    <style:style style:name="ce3436" style:family="table-cell" style:parent-style-name="Default">
      <style:table-cell-properties fo:border-bottom="2.49pt fine-dashed #ff6600" style:diagonal-tl-br="none" style:text-align-source="fix" style:repeat-content="false" fo:border-left="2.49pt fine-dashed #ff6600" fo:border-right="none" fo:border-top="0.74pt solid #ff33ff" style:vertical-align="middle"/>
      <style:paragraph-properties fo:text-align="center"/>
    </style:style>
    <style:style style:name="ce3437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2.49pt fine-dashed #ff6600" style:vertical-align="middle"/>
      <style:paragraph-properties fo:text-align="center"/>
    </style:style>
    <style:style style:name="ce3438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</style:style>
    <style:style style:name="ce3439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L10"/>
    </style:style>
    <style:style style:name="ce3440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L10"/>
    </style:style>
    <style:style style:name="ce3441" style:family="table-cell" style:parent-style-name="Default">
      <style:table-cell-properties fo:border-bottom="2.49pt fine-dashed #ff6600" style:diagonal-tl-br="none" style:text-align-source="fix" style:repeat-content="false" fo:border-left="2.49pt fine-dashed #ff6600" fo:border-right="none" fo:border-top="0.74pt solid #ff33ff" style:vertical-align="middle"/>
      <style:paragraph-properties fo:text-align="center"/>
    </style:style>
    <style:style style:name="ce3442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2.49pt fine-dashed #ff6600" style:vertical-align="middle"/>
      <style:paragraph-properties fo:text-align="center"/>
    </style:style>
    <style:style style:name="ce3443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L50"/>
    </style:style>
    <style:style style:name="ce3444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L50"/>
    </style:style>
    <style:style style:name="ce3445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N2"/>
    </style:style>
    <style:style style:name="ce344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2"/>
    </style:style>
    <style:style style:name="ce3447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"/>
    </style:style>
    <style:style style:name="ce3448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6"/>
    </style:style>
    <style:style style:name="ce3449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N6"/>
    </style:style>
    <style:style style:name="ce3450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8"/>
    </style:style>
    <style:style style:name="ce3451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8"/>
    </style:style>
    <style:style style:name="ce3452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N10"/>
    </style:style>
    <style:style style:name="ce3453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N10"/>
    </style:style>
    <style:style style:name="ce3454" style:family="table-cell" style:parent-style-name="Default">
      <style:table-cell-properties fo:border-bottom="none" style:text-align-source="fix" style:repeat-content="false" fo:border-left="2.49pt solid #00cc00" fo:border-right="none" fo:border-top="2.49pt solid #00cc00" style:vertical-align="middle"/>
      <style:paragraph-properties fo:text-align="center"/>
    </style:style>
    <style:style style:name="ce3455" style:family="table-cell" style:parent-style-name="Default">
      <style:table-cell-properties fo:border-bottom="2.49pt solid #00cc00" style:text-align-source="fix" style:repeat-content="false" fo:border-left="2.49pt solid #00cc00" fo:border-right="none" fo:border-top="none" style:vertical-align="middle"/>
      <style:paragraph-properties fo:text-align="center"/>
    </style:style>
    <style:style style:name="ce3456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N42"/>
    </style:style>
    <style:style style:name="ce3457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2"/>
    </style:style>
    <style:style style:name="ce3458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4"/>
    </style:style>
    <style:style style:name="ce3459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6"/>
    </style:style>
    <style:style style:name="ce3460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N46"/>
    </style:style>
    <style:style style:name="ce3461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8"/>
    </style:style>
    <style:style style:name="ce3462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8"/>
    </style:style>
    <style:style style:name="ce3463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N50"/>
    </style:style>
    <style:style style:name="ce3464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N50"/>
    </style:style>
    <style:style style:name="ce3465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N2"/>
    </style:style>
    <style:style style:name="ce3466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2"/>
    </style:style>
    <style:style style:name="ce3467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"/>
    </style:style>
    <style:style style:name="ce3468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"/>
    </style:style>
    <style:style style:name="ce3469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N6"/>
    </style:style>
    <style:style style:name="ce3470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N6"/>
    </style:style>
    <style:style style:name="ce3471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N8"/>
    </style:style>
    <style:style style:name="ce3472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8"/>
    </style:style>
    <style:style style:name="ce3473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N10"/>
    </style:style>
    <style:style style:name="ce3474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10"/>
    </style:style>
    <style:style style:name="ce3475" style:family="table-cell" style:parent-style-name="Default">
      <style:table-cell-properties fo:border-bottom="none" style:text-align-source="fix" style:repeat-content="false" fo:border-left="none" fo:border-right="0.74pt solid #ff33ff" fo:border-top="0.74pt solid #ff33ff" style:vertical-align="middle"/>
      <style:paragraph-properties fo:text-align="center"/>
    </style:style>
    <style:style style:name="ce3476" style:family="table-cell" style:parent-style-name="Default">
      <style:table-cell-properties fo:border-bottom="2.49pt fine-dashed #ff6600" style:diagonal-bl-tr="2.01pt solid #000000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477" style:family="table-cell" style:parent-style-name="Default">
      <style:table-cell-properties fo:border-bottom="none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478" style:family="table-cell" style:parent-style-name="Default">
      <style:table-cell-properties fo:border-bottom="none" style:diagonal-bl-tr="2.49pt dashed #666666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479" style:family="table-cell" style:parent-style-name="Default">
      <style:table-cell-properties fo:border-bottom="none" style:text-align-source="fix" style:repeat-content="false" fo:border-left="2.49pt solid #000000" fo:border-right="0.74pt solid #ff33ff" fo:border-top="2.49pt solid #000000" style:vertical-align="middle"/>
      <style:paragraph-properties fo:text-align="center"/>
    </style:style>
    <style:style style:name="ce3480" style:family="table-cell" style:parent-style-name="Default">
      <style:table-cell-properties fo:border-bottom="2.49pt solid #000000" style:text-align-source="fix" style:repeat-content="false" fo:border-left="2.49pt solid #000000" fo:border-right="0.74pt solid #ff33ff" fo:border-top="none" style:vertical-align="middle"/>
      <style:paragraph-properties fo:text-align="center"/>
    </style:style>
    <style:style style:name="ce3481" style:family="table-cell" style:parent-style-name="Default">
      <style:table-cell-properties fo:border-bottom="2.49pt dashed #666666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482" style:family="table-cell" style:parent-style-name="Default">
      <style:table-cell-properties fo:border-bottom="none" style:text-align-source="fix" style:repeat-content="false" fo:border-left="none" fo:border-right="0.74pt solid #ff33ff" fo:border-top="2.49pt fine-dashed #ff6600" style:vertical-align="middle"/>
      <style:paragraph-properties fo:text-align="center"/>
    </style:style>
    <style:style style:name="ce3483" style:family="table-cell" style:parent-style-name="Default">
      <style:table-cell-properties fo:border-bottom="0.74pt solid #ff33ff" style:text-align-source="fix" style:repeat-content="false" fo:border-left="none" fo:border-right="0.74pt solid #ff33ff" fo:border-top="2.49pt solid #000000" style:vertical-align="middle"/>
      <style:paragraph-properties fo:text-align="center"/>
    </style:style>
    <style:style style:name="ce3484" style:family="table-cell" style:parent-style-name="Default">
      <style:table-cell-properties fo:border-bottom="2.49pt solid #000000" style:text-align-source="fix" style:repeat-content="false" fo:border-left="none" fo:border-right="0.74pt solid #ff33ff" fo:border-top="0.74pt solid #ff33ff" style:vertical-align="middle"/>
      <style:paragraph-properties fo:text-align="center"/>
    </style:style>
    <style:style style:name="ce3485" style:family="table-cell" style:parent-style-name="Default">
      <style:table-cell-properties fo:border-bottom="2.49pt fine-dashed #ff6600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486" style:family="table-cell" style:parent-style-name="Default">
      <style:table-cell-properties fo:border-bottom="none" style:text-align-source="fix" style:repeat-content="false" fo:border-left="none" fo:border-right="0.74pt solid #ff33ff" fo:border-top="2.49pt dashed #666666" style:vertical-align="middle"/>
      <style:paragraph-properties fo:text-align="center"/>
    </style:style>
    <style:style style:name="ce3487" style:family="table-cell" style:parent-style-name="Default">
      <style:table-cell-properties fo:border-bottom="none" style:diagonal-tl-br="2.01pt dashed #666666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488" style:family="table-cell" style:parent-style-name="Default">
      <style:table-cell-properties fo:border-bottom="none" style:diagonal-tl-br="2.01pt solid #000000" style:text-align-source="fix" style:repeat-content="false" fo:border-left="none" fo:border-right="0.74pt solid #ff33ff" fo:border-top="2.01pt fine-dashed #ff6600" style:vertical-align="middle"/>
      <style:paragraph-properties fo:text-align="center"/>
    </style:style>
    <style:style style:name="ce3489" style:family="table-cell" style:parent-style-name="Default">
      <style:table-cell-properties fo:border-bottom="0.74pt solid #ff33ff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490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N42"/>
    </style:style>
    <style:style style:name="ce3491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2"/>
    </style:style>
    <style:style style:name="ce3492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4"/>
    </style:style>
    <style:style style:name="ce3493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4"/>
    </style:style>
    <style:style style:name="ce3494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N46"/>
    </style:style>
    <style:style style:name="ce3495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N46"/>
    </style:style>
    <style:style style:name="ce3496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N48"/>
    </style:style>
    <style:style style:name="ce3497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8"/>
    </style:style>
    <style:style style:name="ce3498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N50"/>
    </style:style>
    <style:style style:name="ce3499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50"/>
    </style:style>
    <style:style style:name="ce3500" style:family="table-cell" style:parent-style-name="Default">
      <style:table-cell-properties fo:border-bottom="none" style:text-align-source="fix" style:repeat-content="false" fo:border-left="0.74pt solid #ff33ff" fo:border-right="none" fo:border-top="2.49pt dashed #666666" style:vertical-align="middle"/>
      <style:paragraph-properties fo:text-align="center"/>
    </style:style>
    <style:style style:name="ce3501" style:family="table-cell" style:parent-style-name="Default">
      <style:table-cell-properties fo:border-bottom="none" style:diagonal-bl-tr="2.01pt solid #000000" style:text-align-source="fix" style:repeat-content="false" fo:border-left="0.74pt solid #ff33ff" fo:border-right="none" fo:border-top="2.49pt fine-dashed #ff6600" style:vertical-align="middle"/>
      <style:paragraph-properties fo:text-align="center"/>
    </style:style>
    <style:style style:name="ce3502" style:family="table-cell" style:parent-style-name="Default">
      <style:table-cell-properties fo:border-bottom="0.74pt solid #ff33ff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503" style:family="table-cell" style:parent-style-name="Default">
      <style:table-cell-properties fo:border-bottom="none" style:text-align-source="fix" style:repeat-content="false" fo:border-left="none" fo:border-right="2.49pt fine-dashed #ff6600" fo:border-top="2.49pt fine-dashed #ff6600" style:vertical-align="middle"/>
      <style:paragraph-properties fo:text-align="center"/>
    </style:style>
    <style:style style:name="ce3504" style:family="table-cell" style:parent-style-name="Default">
      <style:table-cell-properties fo:border-bottom="2.49pt dashed #666666" style:text-align-source="fix" style:repeat-content="false" fo:border-left="2.49pt dashed #666666" fo:border-right="none" fo:border-top="none" style:vertical-align="middle"/>
      <style:paragraph-properties fo:text-align="center"/>
    </style:style>
    <style:style style:name="ce3505" style:family="table-cell" style:parent-style-name="Default">
      <style:table-cell-properties fo:border-bottom="2.49pt solid #00cc00" fo:border-left="2.49pt solid #00cc00" fo:border-right="none" fo:border-top="none"/>
    </style:style>
    <style:style style:name="ce3506" style:family="table-cell" style:parent-style-name="Default">
      <style:table-cell-properties fo:border-bottom="2.49pt fine-dashed #ff6600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507" style:family="table-cell" style:parent-style-name="Default">
      <style:table-cell-properties fo:border-bottom="0.74pt solid #ff33ff" style:text-align-source="fix" style:repeat-content="false" fo:border-left="2.49pt fine-dashed #ff6600" fo:border-right="none" fo:border-top="2.49pt fine-dashed #ff6600" style:vertical-align="middle"/>
      <style:paragraph-properties fo:text-align="center"/>
    </style:style>
    <style:style style:name="ce3508" style:family="table-cell" style:parent-style-name="Default">
      <style:table-cell-properties fo:border-bottom="2.49pt fine-dashed #ff6600" style:diagonal-bl-tr="2.01pt solid #000000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509" style:family="table-cell" style:parent-style-name="Default">
      <style:table-cell-properties fo:border-bottom="0.74pt solid #ff33ff" style:diagonal-bl-tr="2.01pt solid #000000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510" style:family="table-cell" style:parent-style-name="Default">
      <style:table-cell-properties fo:border-bottom="none" style:text-align-source="fix" style:repeat-content="false" fo:border-left="2.49pt dashed #666666" fo:border-right="0.74pt solid #ff33ff" fo:border-top="2.49pt dashed #666666" style:vertical-align="middle"/>
      <style:paragraph-properties fo:text-align="center"/>
    </style:style>
    <style:style style:name="ce3511" style:family="table-cell" style:parent-style-name="Default">
      <style:table-cell-properties fo:border-bottom="none" style:diagonal-bl-tr="2.01pt fine-dashed #ff6600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512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AL40"/>
    </style:style>
    <style:style style:name="ce3513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AL40"/>
    </style:style>
    <style:style style:name="ce3514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L40"/>
    </style:style>
    <style:style style:name="ce3515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L40"/>
    </style:style>
    <style:style style:name="ce351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N40"/>
    </style:style>
    <style:style style:name="ce3517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AN40"/>
    </style:style>
    <style:style style:name="ce3518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N40"/>
    </style:style>
    <style:style style:name="ce3519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AN40"/>
    </style:style>
    <style:style style:name="ce3520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AP32"/>
    </style:style>
    <style:style style:name="ce3521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2"/>
    </style:style>
    <style:style style:name="ce3522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4"/>
    </style:style>
    <style:style style:name="ce3523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6"/>
    </style:style>
    <style:style style:name="ce3524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AP36"/>
    </style:style>
    <style:style style:name="ce3525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8"/>
    </style:style>
    <style:style style:name="ce352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8"/>
    </style:style>
    <style:style style:name="ce3527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AP40"/>
    </style:style>
    <style:style style:name="ce3528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AP40"/>
    </style:style>
    <style:style style:name="ce3529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AP32"/>
    </style:style>
    <style:style style:name="ce3530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32"/>
    </style:style>
    <style:style style:name="ce3531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34"/>
    </style:style>
    <style:style style:name="ce3532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34"/>
    </style:style>
    <style:style style:name="ce3533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AP36"/>
    </style:style>
    <style:style style:name="ce3534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AP36"/>
    </style:style>
    <style:style style:name="ce3535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AP38"/>
    </style:style>
    <style:style style:name="ce3536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38"/>
    </style:style>
    <style:style style:name="ce3537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AP40"/>
    </style:style>
    <style:style style:name="ce3538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40"/>
    </style:style>
    <style:style style:name="ce3539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AZ20"/>
    </style:style>
    <style:style style:name="ce3540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AZ20"/>
    </style:style>
    <style:style style:name="ce3541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AZ30"/>
    </style:style>
    <style:style style:name="ce3542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AZ30"/>
    </style:style>
    <style:style style:name="ce3543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Z20"/>
    </style:style>
    <style:style style:name="ce3544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Z20"/>
    </style:style>
    <style:style style:name="ce3545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Z30"/>
    </style:style>
    <style:style style:name="ce3546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Z30"/>
    </style:style>
    <style:style style:name="ce3547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B20"/>
    </style:style>
    <style:style style:name="ce3548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BB20"/>
    </style:style>
    <style:style style:name="ce3549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B30"/>
    </style:style>
    <style:style style:name="ce3550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BB30"/>
    </style:style>
    <style:style style:name="ce3551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B20"/>
    </style:style>
    <style:style style:name="ce3552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B20"/>
    </style:style>
    <style:style style:name="ce3553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B30"/>
    </style:style>
    <style:style style:name="ce3554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B30"/>
    </style:style>
    <style:style style:name="ce3555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BD12"/>
    </style:style>
    <style:style style:name="ce355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2"/>
    </style:style>
    <style:style style:name="ce3557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4"/>
    </style:style>
    <style:style style:name="ce3558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6"/>
    </style:style>
    <style:style style:name="ce3559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D16"/>
    </style:style>
    <style:style style:name="ce3560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8"/>
    </style:style>
    <style:style style:name="ce3561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8"/>
    </style:style>
    <style:style style:name="ce3562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BD20"/>
    </style:style>
    <style:style style:name="ce3563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BD20"/>
    </style:style>
    <style:style style:name="ce3564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BD22"/>
    </style:style>
    <style:style style:name="ce356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2"/>
    </style:style>
    <style:style style:name="ce356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4"/>
    </style:style>
    <style:style style:name="ce3567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6"/>
    </style:style>
    <style:style style:name="ce3568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D26"/>
    </style:style>
    <style:style style:name="ce3569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8"/>
    </style:style>
    <style:style style:name="ce3570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8"/>
    </style:style>
    <style:style style:name="ce3571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BD30"/>
    </style:style>
    <style:style style:name="ce3572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BD30"/>
    </style:style>
    <style:style style:name="ce3573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BD12"/>
    </style:style>
    <style:style style:name="ce3574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12"/>
    </style:style>
    <style:style style:name="ce3575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14"/>
    </style:style>
    <style:style style:name="ce3576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14"/>
    </style:style>
    <style:style style:name="ce3577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BD16"/>
    </style:style>
    <style:style style:name="ce3578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BD16"/>
    </style:style>
    <style:style style:name="ce3579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BD18"/>
    </style:style>
    <style:style style:name="ce3580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18"/>
    </style:style>
    <style:style style:name="ce3581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BD20"/>
    </style:style>
    <style:style style:name="ce3582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0"/>
    </style:style>
    <style:style style:name="ce3583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BD22"/>
    </style:style>
    <style:style style:name="ce3584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2"/>
    </style:style>
    <style:style style:name="ce3585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4"/>
    </style:style>
    <style:style style:name="ce3586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4"/>
    </style:style>
    <style:style style:name="ce3587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BD26"/>
    </style:style>
    <style:style style:name="ce3588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BD26"/>
    </style:style>
    <style:style style:name="ce3589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BD28"/>
    </style:style>
    <style:style style:name="ce3590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8"/>
    </style:style>
    <style:style style:name="ce3591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BD30"/>
    </style:style>
    <style:style style:name="ce3592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30"/>
    </style:style>
    <style:style style:name="ce3593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BN10"/>
    </style:style>
    <style:style style:name="ce3594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BN10"/>
    </style:style>
    <style:style style:name="ce3595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BN10"/>
    </style:style>
    <style:style style:name="ce3596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BN10"/>
    </style:style>
    <style:style style:name="ce3597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P10"/>
    </style:style>
    <style:style style:name="ce3598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BP10"/>
    </style:style>
    <style:style style:name="ce3599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P10"/>
    </style:style>
    <style:style style:name="ce3600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P10"/>
    </style:style>
    <style:style style:name="ce3601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BR2"/>
    </style:style>
    <style:style style:name="ce3602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2"/>
    </style:style>
    <style:style style:name="ce3603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4"/>
    </style:style>
    <style:style style:name="ce3604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6"/>
    </style:style>
    <style:style style:name="ce3605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R6"/>
    </style:style>
    <style:style style:name="ce3606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8"/>
    </style:style>
    <style:style style:name="ce3607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8"/>
    </style:style>
    <style:style style:name="ce3608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BR10"/>
    </style:style>
    <style:style style:name="ce3609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BR10"/>
    </style:style>
    <style:style style:name="ce3610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BR2"/>
    </style:style>
    <style:style style:name="ce3611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2"/>
    </style:style>
    <style:style style:name="ce3612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4"/>
    </style:style>
    <style:style style:name="ce3613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4"/>
    </style:style>
    <style:style style:name="ce3614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BR6"/>
    </style:style>
    <style:style style:name="ce3615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BR6"/>
    </style:style>
    <style:style style:name="ce3616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BR8"/>
    </style:style>
    <style:style style:name="ce3617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8"/>
    </style:style>
    <style:style style:name="ce3618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BR10"/>
    </style:style>
    <style:style style:name="ce3619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10"/>
    </style:style>
    <style:style style:name="gr1" style:family="graphic">
      <style:graphic-properties svg:stroke-width="0.2cm" svg:stroke-color="#ff6600" draw:marker-start-width="0.05cm" draw:marker-end-width="0.05cm" draw:fill="solid" draw:fill-color="#ff8080" draw:textarea-horizontal-align="center" draw:textarea-vertical-align="middle" fo:padding-top="0.1cm" fo:padding-bottom="0.1cm" fo:padding-left="0.1cm" fo:padding-right="0.1cm"/>
    </style:style>
    <style:style style:name="gr2" style:family="graphic">
      <style:graphic-properties svg:stroke-width="0.2cm" svg:stroke-color="#ff6600" draw:marker-start-width="0.05cm" draw:marker-end-width="0.05cm" draw:fill="solid" draw:fill-color="#ff950e" draw:textarea-horizontal-align="center" draw:textarea-vertical-align="middle" fo:padding-top="0.1cm" fo:padding-bottom="0.1cm" fo:padding-left="0.1cm" fo:padding-right="0.1cm"/>
    </style:style>
    <style:style style:name="gr3" style:family="graphic">
      <style:graphic-properties svg:stroke-width="0.3cm" draw:fill="solid" draw:fill-color="#ff950e" draw:textarea-horizontal-align="center" draw:textarea-vertical-align="middle" fo:padding-top="0.15cm" fo:padding-bottom="0.15cm" fo:padding-left="0.15cm" fo:padding-right="0.15cm"/>
    </style:style>
    <style:style style:name="gr4" style:family="graphic">
      <style:graphic-properties svg:stroke-width="0.2cm" svg:stroke-color="#666666" draw:marker-start-width="0.05cm" draw:marker-end-width="0.05cm" draw:fill="solid" draw:fill-color="#ff950e" draw:textarea-horizontal-align="center" draw:textarea-vertical-align="middle" fo:padding-top="0.1cm" fo:padding-bottom="0.1cm" fo:padding-left="0.1cm" fo:padding-right="0.1cm"/>
    </style:style>
    <style:style style:name="gr5" style:family="graphic">
      <style:graphic-properties svg:stroke-width="0.3cm" svg:stroke-color="#00ccff" draw:fill="solid" draw:fill-color="#ff950e" draw:textarea-horizontal-align="center" draw:textarea-vertical-align="middle" fo:padding-top="0.15cm" fo:padding-bottom="0.15cm" fo:padding-left="0.15cm" fo:padding-right="0.15cm"/>
    </style:style>
    <style:style style:name="gr6" style:family="graphic">
      <style:graphic-properties svg:stroke-width="0.3cm" svg:stroke-color="#00cc00" draw:fill="solid" draw:fill-color="#ff950e" draw:textarea-horizontal-align="center" draw:textarea-vertical-align="middle" fo:padding-top="0.15cm" fo:padding-bottom="0.15cm" fo:padding-left="0.15cm" fo:padding-right="0.15cm"/>
    </style:style>
    <style:style style:name="gr7" style:family="graphic">
      <style:graphic-properties svg:stroke-width="0.3cm" svg:stroke-color="#ff33ff" draw:fill="solid" draw:fill-color="#ff950e" draw:textarea-horizontal-align="center" draw:textarea-vertical-align="middle" fo:padding-top="0.15cm" fo:padding-bottom="0.15cm" fo:padding-left="0.15cm" fo:padding-right="0.15cm"/>
    </style:style>
    <style:style style:name="P1" style:family="paragraph">
      <style:paragraph-properties fo:text-align="center"/>
    </style:style>
  </office:automatic-styles>
  <office:body>
    <office:spreadsheet>
      <table:table table:name="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1</text:p>
          </table:table-cell>
          <table:table-cell table:style-name="ce12"/>
          <table:table-cell table:style-name="ce22"/>
          <table:table-cell table:style-name="ce32"/>
          <table:table-cell table:style-name="ce42"/>
          <table:table-cell table:style-name="ce52"/>
          <table:table-cell table:style-name="ce62"/>
          <table:table-cell table:style-name="ce72"/>
          <table:table-cell table:style-name="ce82"/>
          <table:table-cell table:style-name="ce92"/>
          <table:table-cell table:number-columns-repeated="1013"/>
        </table:table-row>
        <table:table-row table:style-name="ro1">
          <table:table-cell/>
          <table:table-cell table:style-name="ce3"/>
          <table:table-cell table:style-name="ce13"/>
          <table:table-cell table:style-name="ce23"/>
          <table:table-cell table:style-name="ce33"/>
          <table:table-cell table:style-name="ce43"/>
          <table:table-cell table:style-name="ce53"/>
          <table:table-cell table:style-name="ce63"/>
          <table:table-cell table:style-name="ce73"/>
          <table:table-cell table:style-name="ce83"/>
          <table:table-cell table:style-name="ce93"/>
          <table:table-cell table:number-columns-repeated="1013"/>
        </table:table-row>
        <table:table-row table:style-name="ro1">
          <table:table-cell/>
          <table:table-cell table:style-name="ce4"/>
          <table:table-cell table:style-name="ce14"/>
          <table:table-cell table:style-name="ce24"/>
          <table:table-cell table:style-name="ce34"/>
          <table:table-cell table:style-name="ce44"/>
          <table:table-cell table:style-name="ce54"/>
          <table:table-cell table:style-name="ce64"/>
          <table:table-cell table:style-name="ce74"/>
          <table:table-cell table:style-name="ce84"/>
          <table:table-cell table:style-name="ce94"/>
          <table:table-cell table:number-columns-repeated="1013"/>
        </table:table-row>
        <table:table-row table:style-name="ro1">
          <table:table-cell/>
          <table:table-cell table:style-name="ce5"/>
          <table:table-cell table:style-name="ce15"/>
          <table:table-cell table:style-name="ce25"/>
          <table:table-cell table:style-name="ce35"/>
          <table:table-cell table:style-name="ce45"/>
          <table:table-cell table:style-name="ce55"/>
          <table:table-cell table:style-name="ce65"/>
          <table:table-cell table:style-name="ce75"/>
          <table:table-cell table:style-name="ce85"/>
          <table:table-cell table:style-name="ce95"/>
          <table:table-cell table:number-columns-repeated="1013"/>
        </table:table-row>
        <table:table-row table:style-name="ro1">
          <table:table-cell/>
          <table:table-cell table:style-name="ce6"/>
          <table:table-cell table:style-name="ce16"/>
          <table:table-cell table:style-name="ce26"/>
          <table:table-cell table:style-name="ce36"/>
          <table:table-cell table:style-name="ce46"/>
          <table:table-cell table:style-name="ce56"/>
          <table:table-cell table:style-name="ce66"/>
          <table:table-cell table:style-name="ce76"/>
          <table:table-cell table:style-name="ce86"/>
          <table:table-cell table:style-name="ce96"/>
          <table:table-cell table:number-columns-repeated="1013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7"/>
          <table:table-cell table:style-name="ce47"/>
          <table:table-cell table:style-name="ce57"/>
          <table:table-cell table:style-name="ce67"/>
          <table:table-cell table:style-name="ce77"/>
          <table:table-cell table:style-name="ce87"/>
          <table:table-cell table:style-name="ce97"/>
          <table:table-cell table:number-columns-repeated="1013"/>
        </table:table-row>
        <table:table-row table:style-name="ro1">
          <table:table-cell/>
          <table:table-cell table:style-name="ce8"/>
          <table:table-cell table:style-name="ce18"/>
          <table:table-cell table:style-name="ce28"/>
          <table:table-cell table:style-name="ce38"/>
          <table:table-cell table:style-name="ce48"/>
          <table:table-cell table:style-name="ce58"/>
          <table:table-cell table:style-name="ce68"/>
          <table:table-cell table:style-name="ce78"/>
          <table:table-cell table:style-name="ce88"/>
          <table:table-cell table:style-name="ce98"/>
          <table:table-cell table:number-columns-repeated="1013"/>
        </table:table-row>
        <table:table-row table:style-name="ro1">
          <table:table-cell/>
          <table:table-cell table:style-name="ce9"/>
          <table:table-cell table:style-name="ce19"/>
          <table:table-cell table:style-name="ce29"/>
          <table:table-cell table:style-name="ce39"/>
          <table:table-cell table:style-name="ce49"/>
          <table:table-cell table:style-name="ce59"/>
          <table:table-cell table:style-name="ce69"/>
          <table:table-cell table:style-name="ce79"/>
          <table:table-cell table:style-name="ce89"/>
          <table:table-cell table:style-name="ce99"/>
          <table:table-cell table:number-columns-repeated="1013"/>
        </table:table-row>
        <table:table-row table:style-name="ro1">
          <table:table-cell/>
          <table:table-cell table:style-name="ce10"/>
          <table:table-cell table:style-name="ce20"/>
          <table:table-cell table:style-name="ce30"/>
          <table:table-cell table:style-name="ce40"/>
          <table:table-cell table:style-name="ce50"/>
          <table:table-cell table:style-name="ce60"/>
          <table:table-cell table:style-name="ce70"/>
          <table:table-cell table:style-name="ce80"/>
          <table:table-cell table:style-name="ce90"/>
          <table:table-cell table:style-name="ce100"/>
          <table:table-cell table:number-columns-repeated="1013"/>
        </table:table-row>
        <table:table-row table:style-name="ro1">
          <table:table-cell/>
          <table:table-cell table:style-name="ce11"/>
          <table:table-cell table:style-name="ce21"/>
          <table:table-cell table:style-name="ce31"/>
          <table:table-cell table:style-name="ce41"/>
          <table:table-cell table:style-name="ce51"/>
          <table:table-cell table:style-name="ce61"/>
          <table:table-cell table:style-name="ce71"/>
          <table:table-cell table:style-name="ce81"/>
          <table:table-cell table:style-name="ce91"/>
          <table:table-cell table:style-name="ce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.B2:A1.C3">
            <calcext:condition calcext:apply-style-name="Heading" calcext:value="begins-with('a')" calcext:base-cell-address="A1.B2"/>
            <calcext:condition calcext:apply-style-name="Default" calcext:value="=0" calcext:base-cell-address="A1.B2"/>
          </calcext:conditional-format>
          <calcext:conditional-format calcext:target-range-address="A1.D2:A1.E3">
            <calcext:condition calcext:apply-style-name="Heading" calcext:value="begins-with('a')" calcext:base-cell-address="A1.D2"/>
            <calcext:condition calcext:apply-style-name="Default" calcext:value="=0" calcext:base-cell-address="A1.D2"/>
          </calcext:conditional-format>
          <calcext:conditional-format calcext:target-range-address="A1.F2:A1.G3">
            <calcext:condition calcext:apply-style-name="Heading" calcext:value="begins-with('a')" calcext:base-cell-address="A1.F2"/>
            <calcext:condition calcext:apply-style-name="Default" calcext:value="=0" calcext:base-cell-address="A1.F2"/>
          </calcext:conditional-format>
          <calcext:conditional-format calcext:target-range-address="A1.H2:A1.I3">
            <calcext:condition calcext:apply-style-name="Heading" calcext:value="begins-with('a')" calcext:base-cell-address="A1.H2"/>
            <calcext:condition calcext:apply-style-name="Default" calcext:value="=0" calcext:base-cell-address="A1.H2"/>
          </calcext:conditional-format>
          <calcext:conditional-format calcext:target-range-address="A1.J2:A1.K3">
            <calcext:condition calcext:apply-style-name="Heading" calcext:value="begins-with('a')" calcext:base-cell-address="A1.J2"/>
            <calcext:condition calcext:apply-style-name="Default" calcext:value="=0" calcext:base-cell-address="A1.J2"/>
          </calcext:conditional-format>
          <calcext:conditional-format calcext:target-range-address="A1.B4:A1.C5">
            <calcext:condition calcext:apply-style-name="Heading" calcext:value="begins-with('a')" calcext:base-cell-address="A1.B4"/>
            <calcext:condition calcext:apply-style-name="Default" calcext:value="=0" calcext:base-cell-address="A1.B4"/>
          </calcext:conditional-format>
          <calcext:conditional-format calcext:target-range-address="A1.D4:A1.E5">
            <calcext:condition calcext:apply-style-name="Heading" calcext:value="begins-with('a')" calcext:base-cell-address="A1.D4"/>
            <calcext:condition calcext:apply-style-name="Default" calcext:value="=0" calcext:base-cell-address="A1.D4"/>
          </calcext:conditional-format>
          <calcext:conditional-format calcext:target-range-address="A1.F4:A1.G5">
            <calcext:condition calcext:apply-style-name="Heading" calcext:value="begins-with('a')" calcext:base-cell-address="A1.F4"/>
            <calcext:condition calcext:apply-style-name="Default" calcext:value="=0" calcext:base-cell-address="A1.F4"/>
          </calcext:conditional-format>
          <calcext:conditional-format calcext:target-range-address="A1.H4:A1.I5">
            <calcext:condition calcext:apply-style-name="Heading" calcext:value="begins-with('a')" calcext:base-cell-address="A1.H4"/>
            <calcext:condition calcext:apply-style-name="Default" calcext:value="=0" calcext:base-cell-address="A1.H4"/>
          </calcext:conditional-format>
          <calcext:conditional-format calcext:target-range-address="A1.J4:A1.K5">
            <calcext:condition calcext:apply-style-name="Heading" calcext:value="begins-with('a')" calcext:base-cell-address="A1.J4"/>
            <calcext:condition calcext:apply-style-name="Default" calcext:value="=0" calcext:base-cell-address="A1.J4"/>
          </calcext:conditional-format>
          <calcext:conditional-format calcext:target-range-address="A1.B6:A1.C7">
            <calcext:condition calcext:apply-style-name="Heading" calcext:value="begins-with('a')" calcext:base-cell-address="A1.B6"/>
            <calcext:condition calcext:apply-style-name="Default" calcext:value="=0" calcext:base-cell-address="A1.B6"/>
          </calcext:conditional-format>
          <calcext:conditional-format calcext:target-range-address="A1.D6:A1.E7">
            <calcext:condition calcext:apply-style-name="Heading" calcext:value="begins-with('a')" calcext:base-cell-address="A1.D6"/>
            <calcext:condition calcext:apply-style-name="Default" calcext:value="=0" calcext:base-cell-address="A1.D6"/>
          </calcext:conditional-format>
          <calcext:conditional-format calcext:target-range-address="A1.F6:A1.G7">
            <calcext:condition calcext:apply-style-name="Heading" calcext:value="begins-with('a')" calcext:base-cell-address="A1.F6"/>
            <calcext:condition calcext:apply-style-name="Default" calcext:value="=0" calcext:base-cell-address="A1.F6"/>
          </calcext:conditional-format>
          <calcext:conditional-format calcext:target-range-address="A1.H6:A1.I7">
            <calcext:condition calcext:apply-style-name="Heading" calcext:value="begins-with('a')" calcext:base-cell-address="A1.H6"/>
            <calcext:condition calcext:apply-style-name="Default" calcext:value="=0" calcext:base-cell-address="A1.H6"/>
          </calcext:conditional-format>
          <calcext:conditional-format calcext:target-range-address="A1.J6:A1.K7">
            <calcext:condition calcext:apply-style-name="Heading" calcext:value="begins-with('a')" calcext:base-cell-address="A1.J6"/>
            <calcext:condition calcext:apply-style-name="Default" calcext:value="=0" calcext:base-cell-address="A1.J6"/>
          </calcext:conditional-format>
          <calcext:conditional-format calcext:target-range-address="A1.B8:A1.C9">
            <calcext:condition calcext:apply-style-name="Heading" calcext:value="begins-with('a')" calcext:base-cell-address="A1.B8"/>
            <calcext:condition calcext:apply-style-name="Default" calcext:value="=0" calcext:base-cell-address="A1.B8"/>
          </calcext:conditional-format>
          <calcext:conditional-format calcext:target-range-address="A1.D8:A1.E9">
            <calcext:condition calcext:apply-style-name="Heading" calcext:value="begins-with('a')" calcext:base-cell-address="A1.D8"/>
            <calcext:condition calcext:apply-style-name="Default" calcext:value="=0" calcext:base-cell-address="A1.D8"/>
          </calcext:conditional-format>
          <calcext:conditional-format calcext:target-range-address="A1.F8:A1.G9">
            <calcext:condition calcext:apply-style-name="Heading" calcext:value="begins-with('a')" calcext:base-cell-address="A1.F8"/>
            <calcext:condition calcext:apply-style-name="Default" calcext:value="=0" calcext:base-cell-address="A1.F8"/>
          </calcext:conditional-format>
          <calcext:conditional-format calcext:target-range-address="A1.H8:A1.I9">
            <calcext:condition calcext:apply-style-name="Heading" calcext:value="begins-with('a')" calcext:base-cell-address="A1.H8"/>
            <calcext:condition calcext:apply-style-name="Default" calcext:value="=0" calcext:base-cell-address="A1.H8"/>
          </calcext:conditional-format>
          <calcext:conditional-format calcext:target-range-address="A1.J8:A1.K9">
            <calcext:condition calcext:apply-style-name="Heading" calcext:value="begins-with('a')" calcext:base-cell-address="A1.J8"/>
            <calcext:condition calcext:apply-style-name="Default" calcext:value="=0" calcext:base-cell-address="A1.J8"/>
          </calcext:conditional-format>
          <calcext:conditional-format calcext:target-range-address="A1.B10:A1.C11">
            <calcext:condition calcext:apply-style-name="Heading" calcext:value="begins-with('a')" calcext:base-cell-address="A1.B10"/>
            <calcext:condition calcext:apply-style-name="Default" calcext:value="=0" calcext:base-cell-address="A1.B10"/>
          </calcext:conditional-format>
          <calcext:conditional-format calcext:target-range-address="A1.D10:A1.E11">
            <calcext:condition calcext:apply-style-name="Heading" calcext:value="begins-with('a')" calcext:base-cell-address="A1.D10"/>
            <calcext:condition calcext:apply-style-name="Default" calcext:value="=0" calcext:base-cell-address="A1.D10"/>
          </calcext:conditional-format>
          <calcext:conditional-format calcext:target-range-address="A1.F10:A1.G11">
            <calcext:condition calcext:apply-style-name="Heading" calcext:value="begins-with('a')" calcext:base-cell-address="A1.F10"/>
            <calcext:condition calcext:apply-style-name="Default" calcext:value="=0" calcext:base-cell-address="A1.F10"/>
          </calcext:conditional-format>
          <calcext:conditional-format calcext:target-range-address="A1.H10:A1.I11">
            <calcext:condition calcext:apply-style-name="Heading" calcext:value="begins-with('a')" calcext:base-cell-address="A1.H10"/>
            <calcext:condition calcext:apply-style-name="Default" calcext:value="=0" calcext:base-cell-address="A1.H10"/>
          </calcext:conditional-format>
          <calcext:conditional-format calcext:target-range-address="A1.J10:A1.K11">
            <calcext:condition calcext:apply-style-name="Heading" calcext:value="begins-with('a')" calcext:base-cell-address="A1.J10"/>
            <calcext:condition calcext:apply-style-name="Default" calcext:value="=0" calcext:base-cell-address="A1.J10"/>
          </calcext:conditional-format>
        </calcext:conditional-formats>
      </table:table>
      <table:table table:name="A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2" office:value-type="string" calcext:value-type="string">
            <text:p>A1</text:p>
          </table:table-cell>
          <table:table-cell table:style-name="ce112"/>
          <table:table-cell table:style-name="ce122" office:value-type="string" calcext:value-type="string">
            <text:p>A2</text:p>
          </table:table-cell>
          <table:table-cell table:style-name="ce132"/>
          <table:table-cell table:style-name="ce142"/>
          <table:table-cell table:style-name="ce152"/>
          <table:table-cell table:style-name="ce162"/>
          <table:table-cell table:style-name="ce172"/>
          <table:table-cell table:style-name="ce182"/>
          <table:table-cell table:style-name="ce192"/>
          <table:table-cell table:number-columns-repeated="1013"/>
        </table:table-row>
        <table:table-row table:style-name="ro1">
          <table:table-cell/>
          <table:table-cell table:style-name="ce103"/>
          <table:table-cell table:style-name="ce113"/>
          <table:table-cell table:style-name="ce123"/>
          <table:table-cell table:style-name="ce133"/>
          <table:table-cell table:style-name="ce143"/>
          <table:table-cell table:style-name="ce153"/>
          <table:table-cell table:style-name="ce163"/>
          <table:table-cell table:style-name="ce173"/>
          <table:table-cell table:style-name="ce183"/>
          <table:table-cell table:style-name="ce193"/>
          <table:table-cell table:number-columns-repeated="1013"/>
        </table:table-row>
        <table:table-row table:style-name="ro1">
          <table:table-cell/>
          <table:table-cell table:style-name="ce104" office:value-type="string" calcext:value-type="string">
            <text:p>A2</text:p>
          </table:table-cell>
          <table:table-cell table:style-name="ce114"/>
          <table:table-cell table:style-name="ce124"/>
          <table:table-cell table:style-name="ce134"/>
          <table:table-cell table:style-name="ce144"/>
          <table:table-cell table:style-name="ce154"/>
          <table:table-cell table:style-name="ce164"/>
          <table:table-cell table:style-name="ce174"/>
          <table:table-cell table:style-name="ce184"/>
          <table:table-cell table:style-name="ce194"/>
          <table:table-cell table:number-columns-repeated="1013"/>
        </table:table-row>
        <table:table-row table:style-name="ro1">
          <table:table-cell/>
          <table:table-cell table:style-name="ce105"/>
          <table:table-cell table:style-name="ce115"/>
          <table:table-cell table:style-name="ce125"/>
          <table:table-cell table:style-name="ce135"/>
          <table:table-cell table:style-name="ce145"/>
          <table:table-cell table:style-name="ce155"/>
          <table:table-cell table:style-name="ce165"/>
          <table:table-cell table:style-name="ce175"/>
          <table:table-cell table:style-name="ce185"/>
          <table:table-cell table:style-name="ce195"/>
          <table:table-cell table:number-columns-repeated="1013"/>
        </table:table-row>
        <table:table-row table:style-name="ro1">
          <table:table-cell/>
          <table:table-cell table:style-name="ce106"/>
          <table:table-cell table:style-name="ce116"/>
          <table:table-cell table:style-name="ce126"/>
          <table:table-cell table:style-name="ce136"/>
          <table:table-cell table:style-name="ce146"/>
          <table:table-cell table:style-name="ce156"/>
          <table:table-cell table:style-name="ce166"/>
          <table:table-cell table:style-name="ce176"/>
          <table:table-cell table:style-name="ce186"/>
          <table:table-cell table:style-name="ce196"/>
          <table:table-cell table:number-columns-repeated="1013"/>
        </table:table-row>
        <table:table-row table:style-name="ro1">
          <table:table-cell/>
          <table:table-cell table:style-name="ce107"/>
          <table:table-cell table:style-name="ce117"/>
          <table:table-cell table:style-name="ce127"/>
          <table:table-cell table:style-name="ce137"/>
          <table:table-cell table:style-name="ce147"/>
          <table:table-cell table:style-name="ce157"/>
          <table:table-cell table:style-name="ce167"/>
          <table:table-cell table:style-name="ce177"/>
          <table:table-cell table:style-name="ce187"/>
          <table:table-cell table:style-name="ce197"/>
          <table:table-cell table:number-columns-repeated="1013"/>
        </table:table-row>
        <table:table-row table:style-name="ro1">
          <table:table-cell/>
          <table:table-cell table:style-name="ce108"/>
          <table:table-cell table:style-name="ce118"/>
          <table:table-cell table:style-name="ce128"/>
          <table:table-cell table:style-name="ce138"/>
          <table:table-cell table:style-name="ce148"/>
          <table:table-cell table:style-name="ce158"/>
          <table:table-cell table:style-name="ce168"/>
          <table:table-cell table:style-name="ce178"/>
          <table:table-cell table:style-name="ce188"/>
          <table:table-cell table:style-name="ce198"/>
          <table:table-cell table:number-columns-repeated="1013"/>
        </table:table-row>
        <table:table-row table:style-name="ro1">
          <table:table-cell/>
          <table:table-cell table:style-name="ce109"/>
          <table:table-cell table:style-name="ce119"/>
          <table:table-cell table:style-name="ce129"/>
          <table:table-cell table:style-name="ce139"/>
          <table:table-cell table:style-name="ce149"/>
          <table:table-cell table:style-name="ce159"/>
          <table:table-cell table:style-name="ce169"/>
          <table:table-cell table:style-name="ce179"/>
          <table:table-cell table:style-name="ce189"/>
          <table:table-cell table:style-name="ce199"/>
          <table:table-cell table:number-columns-repeated="1013"/>
        </table:table-row>
        <table:table-row table:style-name="ro1">
          <table:table-cell/>
          <table:table-cell table:style-name="ce110"/>
          <table:table-cell table:style-name="ce120"/>
          <table:table-cell table:style-name="ce130"/>
          <table:table-cell table:style-name="ce140"/>
          <table:table-cell table:style-name="ce150"/>
          <table:table-cell table:style-name="ce160"/>
          <table:table-cell table:style-name="ce170"/>
          <table:table-cell table:style-name="ce180"/>
          <table:table-cell table:style-name="ce190"/>
          <table:table-cell table:style-name="ce200"/>
          <table:table-cell table:number-columns-repeated="1013"/>
        </table:table-row>
        <table:table-row table:style-name="ro1">
          <table:table-cell/>
          <table:table-cell table:style-name="ce111"/>
          <table:table-cell table:style-name="ce121"/>
          <table:table-cell table:style-name="ce131"/>
          <table:table-cell table:style-name="ce141"/>
          <table:table-cell table:style-name="ce151"/>
          <table:table-cell table:style-name="ce161"/>
          <table:table-cell table:style-name="ce171"/>
          <table:table-cell table:style-name="ce181"/>
          <table:table-cell table:style-name="ce191"/>
          <table:table-cell table:style-name="ce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.B2:A2.C3">
            <calcext:condition calcext:apply-style-name="Heading" calcext:value="begins-with('a')" calcext:base-cell-address="A2.B2"/>
            <calcext:condition calcext:apply-style-name="Default" calcext:value="=0" calcext:base-cell-address="A2.B2"/>
          </calcext:conditional-format>
          <calcext:conditional-format calcext:target-range-address="A2.D2:A2.E3">
            <calcext:condition calcext:apply-style-name="Heading" calcext:value="begins-with('a')" calcext:base-cell-address="A2.D2"/>
            <calcext:condition calcext:apply-style-name="Default" calcext:value="=0" calcext:base-cell-address="A2.D2"/>
          </calcext:conditional-format>
          <calcext:conditional-format calcext:target-range-address="A2.F2:A2.G3">
            <calcext:condition calcext:apply-style-name="Heading" calcext:value="begins-with('a')" calcext:base-cell-address="A2.F2"/>
            <calcext:condition calcext:apply-style-name="Default" calcext:value="=0" calcext:base-cell-address="A2.F2"/>
          </calcext:conditional-format>
          <calcext:conditional-format calcext:target-range-address="A2.H2:A2.I3">
            <calcext:condition calcext:apply-style-name="Heading" calcext:value="begins-with('a')" calcext:base-cell-address="A2.H2"/>
            <calcext:condition calcext:apply-style-name="Default" calcext:value="=0" calcext:base-cell-address="A2.H2"/>
          </calcext:conditional-format>
          <calcext:conditional-format calcext:target-range-address="A2.J2:A2.K3">
            <calcext:condition calcext:apply-style-name="Heading" calcext:value="begins-with('a')" calcext:base-cell-address="A2.J2"/>
            <calcext:condition calcext:apply-style-name="Default" calcext:value="=0" calcext:base-cell-address="A2.J2"/>
          </calcext:conditional-format>
          <calcext:conditional-format calcext:target-range-address="A2.B4:A2.C5">
            <calcext:condition calcext:apply-style-name="Heading" calcext:value="begins-with('a')" calcext:base-cell-address="A2.B4"/>
            <calcext:condition calcext:apply-style-name="Default" calcext:value="=0" calcext:base-cell-address="A2.B4"/>
          </calcext:conditional-format>
          <calcext:conditional-format calcext:target-range-address="A2.D4:A2.E5">
            <calcext:condition calcext:apply-style-name="Heading" calcext:value="begins-with('a')" calcext:base-cell-address="A2.D4"/>
            <calcext:condition calcext:apply-style-name="Default" calcext:value="=0" calcext:base-cell-address="A2.D4"/>
          </calcext:conditional-format>
          <calcext:conditional-format calcext:target-range-address="A2.F4:A2.G5">
            <calcext:condition calcext:apply-style-name="Heading" calcext:value="begins-with('a')" calcext:base-cell-address="A2.F4"/>
            <calcext:condition calcext:apply-style-name="Default" calcext:value="=0" calcext:base-cell-address="A2.F4"/>
          </calcext:conditional-format>
          <calcext:conditional-format calcext:target-range-address="A2.H4:A2.I5">
            <calcext:condition calcext:apply-style-name="Heading" calcext:value="begins-with('a')" calcext:base-cell-address="A2.H4"/>
            <calcext:condition calcext:apply-style-name="Default" calcext:value="=0" calcext:base-cell-address="A2.H4"/>
          </calcext:conditional-format>
          <calcext:conditional-format calcext:target-range-address="A2.J4:A2.K5">
            <calcext:condition calcext:apply-style-name="Heading" calcext:value="begins-with('a')" calcext:base-cell-address="A2.J4"/>
            <calcext:condition calcext:apply-style-name="Default" calcext:value="=0" calcext:base-cell-address="A2.J4"/>
          </calcext:conditional-format>
          <calcext:conditional-format calcext:target-range-address="A2.B6:A2.C7">
            <calcext:condition calcext:apply-style-name="Heading" calcext:value="begins-with('a')" calcext:base-cell-address="A2.B6"/>
            <calcext:condition calcext:apply-style-name="Default" calcext:value="=0" calcext:base-cell-address="A2.B6"/>
          </calcext:conditional-format>
          <calcext:conditional-format calcext:target-range-address="A2.D6:A2.E7">
            <calcext:condition calcext:apply-style-name="Heading" calcext:value="begins-with('a')" calcext:base-cell-address="A2.D6"/>
            <calcext:condition calcext:apply-style-name="Default" calcext:value="=0" calcext:base-cell-address="A2.D6"/>
          </calcext:conditional-format>
          <calcext:conditional-format calcext:target-range-address="A2.F6:A2.G7">
            <calcext:condition calcext:apply-style-name="Heading" calcext:value="begins-with('a')" calcext:base-cell-address="A2.F6"/>
            <calcext:condition calcext:apply-style-name="Default" calcext:value="=0" calcext:base-cell-address="A2.F6"/>
          </calcext:conditional-format>
          <calcext:conditional-format calcext:target-range-address="A2.H6:A2.I7">
            <calcext:condition calcext:apply-style-name="Heading" calcext:value="begins-with('a')" calcext:base-cell-address="A2.H6"/>
            <calcext:condition calcext:apply-style-name="Default" calcext:value="=0" calcext:base-cell-address="A2.H6"/>
          </calcext:conditional-format>
          <calcext:conditional-format calcext:target-range-address="A2.J6:A2.K7">
            <calcext:condition calcext:apply-style-name="Heading" calcext:value="begins-with('a')" calcext:base-cell-address="A2.J6"/>
            <calcext:condition calcext:apply-style-name="Default" calcext:value="=0" calcext:base-cell-address="A2.J6"/>
          </calcext:conditional-format>
          <calcext:conditional-format calcext:target-range-address="A2.B8:A2.C9">
            <calcext:condition calcext:apply-style-name="Heading" calcext:value="begins-with('a')" calcext:base-cell-address="A2.B8"/>
            <calcext:condition calcext:apply-style-name="Default" calcext:value="=0" calcext:base-cell-address="A2.B8"/>
          </calcext:conditional-format>
          <calcext:conditional-format calcext:target-range-address="A2.D8:A2.E9">
            <calcext:condition calcext:apply-style-name="Heading" calcext:value="begins-with('a')" calcext:base-cell-address="A2.D8"/>
            <calcext:condition calcext:apply-style-name="Default" calcext:value="=0" calcext:base-cell-address="A2.D8"/>
          </calcext:conditional-format>
          <calcext:conditional-format calcext:target-range-address="A2.F8:A2.G9">
            <calcext:condition calcext:apply-style-name="Heading" calcext:value="begins-with('a')" calcext:base-cell-address="A2.F8"/>
            <calcext:condition calcext:apply-style-name="Default" calcext:value="=0" calcext:base-cell-address="A2.F8"/>
          </calcext:conditional-format>
          <calcext:conditional-format calcext:target-range-address="A2.H8:A2.I9">
            <calcext:condition calcext:apply-style-name="Heading" calcext:value="begins-with('a')" calcext:base-cell-address="A2.H8"/>
            <calcext:condition calcext:apply-style-name="Default" calcext:value="=0" calcext:base-cell-address="A2.H8"/>
          </calcext:conditional-format>
          <calcext:conditional-format calcext:target-range-address="A2.J8:A2.K9">
            <calcext:condition calcext:apply-style-name="Heading" calcext:value="begins-with('a')" calcext:base-cell-address="A2.J8"/>
            <calcext:condition calcext:apply-style-name="Default" calcext:value="=0" calcext:base-cell-address="A2.J8"/>
          </calcext:conditional-format>
          <calcext:conditional-format calcext:target-range-address="A2.B10:A2.C11">
            <calcext:condition calcext:apply-style-name="Heading" calcext:value="begins-with('a')" calcext:base-cell-address="A2.B10"/>
            <calcext:condition calcext:apply-style-name="Default" calcext:value="=0" calcext:base-cell-address="A2.B10"/>
          </calcext:conditional-format>
          <calcext:conditional-format calcext:target-range-address="A2.D10:A2.E11">
            <calcext:condition calcext:apply-style-name="Heading" calcext:value="begins-with('a')" calcext:base-cell-address="A2.D10"/>
            <calcext:condition calcext:apply-style-name="Default" calcext:value="=0" calcext:base-cell-address="A2.D10"/>
          </calcext:conditional-format>
          <calcext:conditional-format calcext:target-range-address="A2.F10:A2.G11">
            <calcext:condition calcext:apply-style-name="Heading" calcext:value="begins-with('a')" calcext:base-cell-address="A2.F10"/>
            <calcext:condition calcext:apply-style-name="Default" calcext:value="=0" calcext:base-cell-address="A2.F10"/>
          </calcext:conditional-format>
          <calcext:conditional-format calcext:target-range-address="A2.H10:A2.I11">
            <calcext:condition calcext:apply-style-name="Heading" calcext:value="begins-with('a')" calcext:base-cell-address="A2.H10"/>
            <calcext:condition calcext:apply-style-name="Default" calcext:value="=0" calcext:base-cell-address="A2.H10"/>
          </calcext:conditional-format>
          <calcext:conditional-format calcext:target-range-address="A2.J10:A2.K11">
            <calcext:condition calcext:apply-style-name="Heading" calcext:value="begins-with('a')" calcext:base-cell-address="A2.J10"/>
            <calcext:condition calcext:apply-style-name="Default" calcext:value="=0" calcext:base-cell-address="A2.J10"/>
          </calcext:conditional-format>
        </calcext:conditional-formats>
      </table:table>
      <table:table table:name="A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2" office:value-type="string" calcext:value-type="string">
            <text:p>A1</text:p>
          </table:table-cell>
          <table:table-cell table:style-name="ce212"/>
          <table:table-cell table:style-name="ce222" office:value-type="string" calcext:value-type="string">
            <text:p>A2</text:p>
          </table:table-cell>
          <table:table-cell table:style-name="ce232"/>
          <table:table-cell table:style-name="ce242" office:value-type="string" calcext:value-type="string">
            <text:p>A3</text:p>
          </table:table-cell>
          <table:table-cell table:style-name="ce252"/>
          <table:table-cell table:style-name="ce262"/>
          <table:table-cell table:style-name="ce272"/>
          <table:table-cell table:style-name="ce282"/>
          <table:table-cell table:style-name="ce292"/>
          <table:table-cell table:number-columns-repeated="1013"/>
        </table:table-row>
        <table:table-row table:style-name="ro1">
          <table:table-cell/>
          <table:table-cell table:style-name="ce203"/>
          <table:table-cell table:style-name="ce213"/>
          <table:table-cell table:style-name="ce223"/>
          <table:table-cell table:style-name="ce233"/>
          <table:table-cell table:style-name="ce243"/>
          <table:table-cell table:style-name="ce253"/>
          <table:table-cell table:style-name="ce263"/>
          <table:table-cell table:style-name="ce273"/>
          <table:table-cell table:style-name="ce283"/>
          <table:table-cell table:style-name="ce293"/>
          <table:table-cell table:number-columns-repeated="1013"/>
        </table:table-row>
        <table:table-row table:style-name="ro1">
          <table:table-cell/>
          <table:table-cell table:style-name="ce204" office:value-type="string" calcext:value-type="string">
            <text:p>A2</text:p>
          </table:table-cell>
          <table:table-cell table:style-name="ce214"/>
          <table:table-cell table:style-name="ce224" office:value-type="string" calcext:value-type="string">
            <text:p>A3</text:p>
          </table:table-cell>
          <table:table-cell table:style-name="ce234"/>
          <table:table-cell table:style-name="ce244"/>
          <table:table-cell table:style-name="ce254"/>
          <table:table-cell table:style-name="ce264"/>
          <table:table-cell table:style-name="ce274"/>
          <table:table-cell table:style-name="ce284"/>
          <table:table-cell table:style-name="ce294"/>
          <table:table-cell table:number-columns-repeated="1013"/>
        </table:table-row>
        <table:table-row table:style-name="ro1">
          <table:table-cell/>
          <table:table-cell table:style-name="ce205"/>
          <table:table-cell table:style-name="ce215"/>
          <table:table-cell table:style-name="ce225"/>
          <table:table-cell table:style-name="ce235"/>
          <table:table-cell table:style-name="ce245"/>
          <table:table-cell table:style-name="ce255"/>
          <table:table-cell table:style-name="ce265"/>
          <table:table-cell table:style-name="ce275"/>
          <table:table-cell table:style-name="ce285"/>
          <table:table-cell table:style-name="ce295"/>
          <table:table-cell table:number-columns-repeated="1013"/>
        </table:table-row>
        <table:table-row table:style-name="ro1">
          <table:table-cell/>
          <table:table-cell table:style-name="ce206" office:value-type="string" calcext:value-type="string">
            <text:p>A3</text:p>
          </table:table-cell>
          <table:table-cell table:style-name="ce216"/>
          <table:table-cell table:style-name="ce226"/>
          <table:table-cell table:style-name="ce236"/>
          <table:table-cell table:style-name="ce246"/>
          <table:table-cell table:style-name="ce256"/>
          <table:table-cell table:style-name="ce266"/>
          <table:table-cell table:style-name="ce276"/>
          <table:table-cell table:style-name="ce286"/>
          <table:table-cell table:style-name="ce296"/>
          <table:table-cell table:number-columns-repeated="1013"/>
        </table:table-row>
        <table:table-row table:style-name="ro1">
          <table:table-cell/>
          <table:table-cell table:style-name="ce207"/>
          <table:table-cell table:style-name="ce217"/>
          <table:table-cell table:style-name="ce227"/>
          <table:table-cell table:style-name="ce237"/>
          <table:table-cell table:style-name="ce247"/>
          <table:table-cell table:style-name="ce257"/>
          <table:table-cell table:style-name="ce267"/>
          <table:table-cell table:style-name="ce277"/>
          <table:table-cell table:style-name="ce287"/>
          <table:table-cell table:style-name="ce297"/>
          <table:table-cell table:number-columns-repeated="1013"/>
        </table:table-row>
        <table:table-row table:style-name="ro1">
          <table:table-cell/>
          <table:table-cell table:style-name="ce208"/>
          <table:table-cell table:style-name="ce218"/>
          <table:table-cell table:style-name="ce228"/>
          <table:table-cell table:style-name="ce238"/>
          <table:table-cell table:style-name="ce248"/>
          <table:table-cell table:style-name="ce258"/>
          <table:table-cell table:style-name="ce268"/>
          <table:table-cell table:style-name="ce278"/>
          <table:table-cell table:style-name="ce288"/>
          <table:table-cell table:style-name="ce298"/>
          <table:table-cell table:number-columns-repeated="1013"/>
        </table:table-row>
        <table:table-row table:style-name="ro1">
          <table:table-cell/>
          <table:table-cell table:style-name="ce209"/>
          <table:table-cell table:style-name="ce219"/>
          <table:table-cell table:style-name="ce229"/>
          <table:table-cell table:style-name="ce239"/>
          <table:table-cell table:style-name="ce249"/>
          <table:table-cell table:style-name="ce259"/>
          <table:table-cell table:style-name="ce269"/>
          <table:table-cell table:style-name="ce279"/>
          <table:table-cell table:style-name="ce289"/>
          <table:table-cell table:style-name="ce299"/>
          <table:table-cell table:number-columns-repeated="1013"/>
        </table:table-row>
        <table:table-row table:style-name="ro1">
          <table:table-cell/>
          <table:table-cell table:style-name="ce210"/>
          <table:table-cell table:style-name="ce220"/>
          <table:table-cell table:style-name="ce230"/>
          <table:table-cell table:style-name="ce240"/>
          <table:table-cell table:style-name="ce250"/>
          <table:table-cell table:style-name="ce260"/>
          <table:table-cell table:style-name="ce270"/>
          <table:table-cell table:style-name="ce280"/>
          <table:table-cell table:style-name="ce290"/>
          <table:table-cell table:style-name="ce300"/>
          <table:table-cell table:number-columns-repeated="1013"/>
        </table:table-row>
        <table:table-row table:style-name="ro1">
          <table:table-cell/>
          <table:table-cell table:style-name="ce211"/>
          <table:table-cell table:style-name="ce221"/>
          <table:table-cell table:style-name="ce231"/>
          <table:table-cell table:style-name="ce241"/>
          <table:table-cell table:style-name="ce251"/>
          <table:table-cell table:style-name="ce261"/>
          <table:table-cell table:style-name="ce271"/>
          <table:table-cell table:style-name="ce281"/>
          <table:table-cell table:style-name="ce291"/>
          <table:table-cell table:style-name="ce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.B2:A3.C3">
            <calcext:condition calcext:apply-style-name="Heading" calcext:value="begins-with('a')" calcext:base-cell-address="A3.B2"/>
            <calcext:condition calcext:apply-style-name="Default" calcext:value="=0" calcext:base-cell-address="A3.B2"/>
          </calcext:conditional-format>
          <calcext:conditional-format calcext:target-range-address="A3.D2:A3.E3">
            <calcext:condition calcext:apply-style-name="Heading" calcext:value="begins-with('a')" calcext:base-cell-address="A3.D2"/>
            <calcext:condition calcext:apply-style-name="Default" calcext:value="=0" calcext:base-cell-address="A3.D2"/>
          </calcext:conditional-format>
          <calcext:conditional-format calcext:target-range-address="A3.F2:A3.G3">
            <calcext:condition calcext:apply-style-name="Heading" calcext:value="begins-with('a')" calcext:base-cell-address="A3.F2"/>
            <calcext:condition calcext:apply-style-name="Default" calcext:value="=0" calcext:base-cell-address="A3.F2"/>
          </calcext:conditional-format>
          <calcext:conditional-format calcext:target-range-address="A3.H2:A3.I3">
            <calcext:condition calcext:apply-style-name="Heading" calcext:value="begins-with('a')" calcext:base-cell-address="A3.H2"/>
            <calcext:condition calcext:apply-style-name="Default" calcext:value="=0" calcext:base-cell-address="A3.H2"/>
          </calcext:conditional-format>
          <calcext:conditional-format calcext:target-range-address="A3.J2:A3.K3">
            <calcext:condition calcext:apply-style-name="Heading" calcext:value="begins-with('a')" calcext:base-cell-address="A3.J2"/>
            <calcext:condition calcext:apply-style-name="Default" calcext:value="=0" calcext:base-cell-address="A3.J2"/>
          </calcext:conditional-format>
          <calcext:conditional-format calcext:target-range-address="A3.B4:A3.C5">
            <calcext:condition calcext:apply-style-name="Heading" calcext:value="begins-with('a')" calcext:base-cell-address="A3.B4"/>
            <calcext:condition calcext:apply-style-name="Default" calcext:value="=0" calcext:base-cell-address="A3.B4"/>
          </calcext:conditional-format>
          <calcext:conditional-format calcext:target-range-address="A3.D4:A3.E5">
            <calcext:condition calcext:apply-style-name="Heading" calcext:value="begins-with('a')" calcext:base-cell-address="A3.D4"/>
            <calcext:condition calcext:apply-style-name="Default" calcext:value="=0" calcext:base-cell-address="A3.D4"/>
          </calcext:conditional-format>
          <calcext:conditional-format calcext:target-range-address="A3.F4:A3.G5">
            <calcext:condition calcext:apply-style-name="Heading" calcext:value="begins-with('a')" calcext:base-cell-address="A3.F4"/>
            <calcext:condition calcext:apply-style-name="Default" calcext:value="=0" calcext:base-cell-address="A3.F4"/>
          </calcext:conditional-format>
          <calcext:conditional-format calcext:target-range-address="A3.H4:A3.I5">
            <calcext:condition calcext:apply-style-name="Heading" calcext:value="begins-with('a')" calcext:base-cell-address="A3.H4"/>
            <calcext:condition calcext:apply-style-name="Default" calcext:value="=0" calcext:base-cell-address="A3.H4"/>
          </calcext:conditional-format>
          <calcext:conditional-format calcext:target-range-address="A3.J4:A3.K5">
            <calcext:condition calcext:apply-style-name="Heading" calcext:value="begins-with('a')" calcext:base-cell-address="A3.J4"/>
            <calcext:condition calcext:apply-style-name="Default" calcext:value="=0" calcext:base-cell-address="A3.J4"/>
          </calcext:conditional-format>
          <calcext:conditional-format calcext:target-range-address="A3.B6:A3.C7">
            <calcext:condition calcext:apply-style-name="Heading" calcext:value="begins-with('a')" calcext:base-cell-address="A3.B6"/>
            <calcext:condition calcext:apply-style-name="Default" calcext:value="=0" calcext:base-cell-address="A3.B6"/>
          </calcext:conditional-format>
          <calcext:conditional-format calcext:target-range-address="A3.D6:A3.E7">
            <calcext:condition calcext:apply-style-name="Heading" calcext:value="begins-with('a')" calcext:base-cell-address="A3.D6"/>
            <calcext:condition calcext:apply-style-name="Default" calcext:value="=0" calcext:base-cell-address="A3.D6"/>
          </calcext:conditional-format>
          <calcext:conditional-format calcext:target-range-address="A3.F6:A3.G7">
            <calcext:condition calcext:apply-style-name="Heading" calcext:value="begins-with('a')" calcext:base-cell-address="A3.F6"/>
            <calcext:condition calcext:apply-style-name="Default" calcext:value="=0" calcext:base-cell-address="A3.F6"/>
          </calcext:conditional-format>
          <calcext:conditional-format calcext:target-range-address="A3.H6:A3.I7">
            <calcext:condition calcext:apply-style-name="Heading" calcext:value="begins-with('a')" calcext:base-cell-address="A3.H6"/>
            <calcext:condition calcext:apply-style-name="Default" calcext:value="=0" calcext:base-cell-address="A3.H6"/>
          </calcext:conditional-format>
          <calcext:conditional-format calcext:target-range-address="A3.J6:A3.K7">
            <calcext:condition calcext:apply-style-name="Heading" calcext:value="begins-with('a')" calcext:base-cell-address="A3.J6"/>
            <calcext:condition calcext:apply-style-name="Default" calcext:value="=0" calcext:base-cell-address="A3.J6"/>
          </calcext:conditional-format>
          <calcext:conditional-format calcext:target-range-address="A3.B8:A3.C9">
            <calcext:condition calcext:apply-style-name="Heading" calcext:value="begins-with('a')" calcext:base-cell-address="A3.B8"/>
            <calcext:condition calcext:apply-style-name="Default" calcext:value="=0" calcext:base-cell-address="A3.B8"/>
          </calcext:conditional-format>
          <calcext:conditional-format calcext:target-range-address="A3.D8:A3.E9">
            <calcext:condition calcext:apply-style-name="Heading" calcext:value="begins-with('a')" calcext:base-cell-address="A3.D8"/>
            <calcext:condition calcext:apply-style-name="Default" calcext:value="=0" calcext:base-cell-address="A3.D8"/>
          </calcext:conditional-format>
          <calcext:conditional-format calcext:target-range-address="A3.F8:A3.G9">
            <calcext:condition calcext:apply-style-name="Heading" calcext:value="begins-with('a')" calcext:base-cell-address="A3.F8"/>
            <calcext:condition calcext:apply-style-name="Default" calcext:value="=0" calcext:base-cell-address="A3.F8"/>
          </calcext:conditional-format>
          <calcext:conditional-format calcext:target-range-address="A3.H8:A3.I9">
            <calcext:condition calcext:apply-style-name="Heading" calcext:value="begins-with('a')" calcext:base-cell-address="A3.H8"/>
            <calcext:condition calcext:apply-style-name="Default" calcext:value="=0" calcext:base-cell-address="A3.H8"/>
          </calcext:conditional-format>
          <calcext:conditional-format calcext:target-range-address="A3.J8:A3.K9">
            <calcext:condition calcext:apply-style-name="Heading" calcext:value="begins-with('a')" calcext:base-cell-address="A3.J8"/>
            <calcext:condition calcext:apply-style-name="Default" calcext:value="=0" calcext:base-cell-address="A3.J8"/>
          </calcext:conditional-format>
          <calcext:conditional-format calcext:target-range-address="A3.B10:A3.C11">
            <calcext:condition calcext:apply-style-name="Heading" calcext:value="begins-with('a')" calcext:base-cell-address="A3.B10"/>
            <calcext:condition calcext:apply-style-name="Default" calcext:value="=0" calcext:base-cell-address="A3.B10"/>
          </calcext:conditional-format>
          <calcext:conditional-format calcext:target-range-address="A3.D10:A3.E11">
            <calcext:condition calcext:apply-style-name="Heading" calcext:value="begins-with('a')" calcext:base-cell-address="A3.D10"/>
            <calcext:condition calcext:apply-style-name="Default" calcext:value="=0" calcext:base-cell-address="A3.D10"/>
          </calcext:conditional-format>
          <calcext:conditional-format calcext:target-range-address="A3.F10:A3.G11">
            <calcext:condition calcext:apply-style-name="Heading" calcext:value="begins-with('a')" calcext:base-cell-address="A3.F10"/>
            <calcext:condition calcext:apply-style-name="Default" calcext:value="=0" calcext:base-cell-address="A3.F10"/>
          </calcext:conditional-format>
          <calcext:conditional-format calcext:target-range-address="A3.H10:A3.I11">
            <calcext:condition calcext:apply-style-name="Heading" calcext:value="begins-with('a')" calcext:base-cell-address="A3.H10"/>
            <calcext:condition calcext:apply-style-name="Default" calcext:value="=0" calcext:base-cell-address="A3.H10"/>
          </calcext:conditional-format>
          <calcext:conditional-format calcext:target-range-address="A3.J10:A3.K11">
            <calcext:condition calcext:apply-style-name="Heading" calcext:value="begins-with('a')" calcext:base-cell-address="A3.J10"/>
            <calcext:condition calcext:apply-style-name="Default" calcext:value="=0" calcext:base-cell-address="A3.J10"/>
          </calcext:conditional-format>
        </calcext:conditional-formats>
      </table:table>
      <table:table table:name="A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02" office:value-type="string" calcext:value-type="string">
            <text:p>A1</text:p>
          </table:table-cell>
          <table:table-cell table:style-name="ce312"/>
          <table:table-cell table:style-name="ce322" office:value-type="string" calcext:value-type="string">
            <text:p>A2</text:p>
          </table:table-cell>
          <table:table-cell table:style-name="ce332"/>
          <table:table-cell table:style-name="ce342" office:value-type="string" calcext:value-type="string">
            <text:p>A3</text:p>
          </table:table-cell>
          <table:table-cell table:style-name="ce352"/>
          <table:table-cell table:style-name="ce362" office:value-type="string" calcext:value-type="string">
            <text:p>A4</text:p>
          </table:table-cell>
          <table:table-cell table:style-name="ce372"/>
          <table:table-cell table:style-name="ce382"/>
          <table:table-cell table:style-name="ce392"/>
          <table:table-cell table:number-columns-repeated="1013"/>
        </table:table-row>
        <table:table-row table:style-name="ro1">
          <table:table-cell/>
          <table:table-cell table:style-name="ce303"/>
          <table:table-cell table:style-name="ce313"/>
          <table:table-cell table:style-name="ce323"/>
          <table:table-cell table:style-name="ce333"/>
          <table:table-cell table:style-name="ce343"/>
          <table:table-cell table:style-name="ce353"/>
          <table:table-cell table:style-name="ce363"/>
          <table:table-cell table:style-name="ce373"/>
          <table:table-cell table:style-name="ce383"/>
          <table:table-cell table:style-name="ce393"/>
          <table:table-cell table:number-columns-repeated="1013"/>
        </table:table-row>
        <table:table-row table:style-name="ro1">
          <table:table-cell/>
          <table:table-cell table:style-name="ce304" office:value-type="string" calcext:value-type="string">
            <text:p>A2</text:p>
          </table:table-cell>
          <table:table-cell table:style-name="ce314"/>
          <table:table-cell table:style-name="ce324" office:value-type="string" calcext:value-type="string">
            <text:p>A3</text:p>
          </table:table-cell>
          <table:table-cell table:style-name="ce334"/>
          <table:table-cell table:style-name="ce344" office:value-type="string" calcext:value-type="string">
            <text:p>A4</text:p>
          </table:table-cell>
          <table:table-cell table:style-name="ce354"/>
          <table:table-cell table:style-name="ce364"/>
          <table:table-cell table:style-name="ce374"/>
          <table:table-cell table:style-name="ce384"/>
          <table:table-cell table:style-name="ce394"/>
          <table:table-cell table:number-columns-repeated="1013"/>
        </table:table-row>
        <table:table-row table:style-name="ro1">
          <table:table-cell/>
          <table:table-cell table:style-name="ce305"/>
          <table:table-cell table:style-name="ce315"/>
          <table:table-cell table:style-name="ce325"/>
          <table:table-cell table:style-name="ce335"/>
          <table:table-cell table:style-name="ce345"/>
          <table:table-cell table:style-name="ce355"/>
          <table:table-cell table:style-name="ce365"/>
          <table:table-cell table:style-name="ce375"/>
          <table:table-cell table:style-name="ce385"/>
          <table:table-cell table:style-name="ce395"/>
          <table:table-cell table:number-columns-repeated="1013"/>
        </table:table-row>
        <table:table-row table:style-name="ro1">
          <table:table-cell/>
          <table:table-cell table:style-name="ce306" office:value-type="string" calcext:value-type="string">
            <text:p>A3</text:p>
          </table:table-cell>
          <table:table-cell table:style-name="ce316"/>
          <table:table-cell table:style-name="ce326" office:value-type="string" calcext:value-type="string">
            <text:p>A4</text:p>
          </table:table-cell>
          <table:table-cell table:style-name="ce336"/>
          <table:table-cell table:style-name="ce346"/>
          <table:table-cell table:style-name="ce356"/>
          <table:table-cell table:style-name="ce366"/>
          <table:table-cell table:style-name="ce376"/>
          <table:table-cell table:style-name="ce386"/>
          <table:table-cell table:style-name="ce396"/>
          <table:table-cell table:number-columns-repeated="1013"/>
        </table:table-row>
        <table:table-row table:style-name="ro1">
          <table:table-cell/>
          <table:table-cell table:style-name="ce307"/>
          <table:table-cell table:style-name="ce317"/>
          <table:table-cell table:style-name="ce327"/>
          <table:table-cell table:style-name="ce337"/>
          <table:table-cell table:style-name="ce347"/>
          <table:table-cell table:style-name="ce357"/>
          <table:table-cell table:style-name="ce367"/>
          <table:table-cell table:style-name="ce377"/>
          <table:table-cell table:style-name="ce387"/>
          <table:table-cell table:style-name="ce397"/>
          <table:table-cell table:number-columns-repeated="1013"/>
        </table:table-row>
        <table:table-row table:style-name="ro1">
          <table:table-cell/>
          <table:table-cell table:style-name="ce308" office:value-type="string" calcext:value-type="string">
            <text:p>A4</text:p>
          </table:table-cell>
          <table:table-cell table:style-name="ce318"/>
          <table:table-cell table:style-name="ce328"/>
          <table:table-cell table:style-name="ce338"/>
          <table:table-cell table:style-name="ce348"/>
          <table:table-cell table:style-name="ce358"/>
          <table:table-cell table:style-name="ce368"/>
          <table:table-cell table:style-name="ce378"/>
          <table:table-cell table:style-name="ce388"/>
          <table:table-cell table:style-name="ce398"/>
          <table:table-cell table:number-columns-repeated="1013"/>
        </table:table-row>
        <table:table-row table:style-name="ro1">
          <table:table-cell/>
          <table:table-cell table:style-name="ce309"/>
          <table:table-cell table:style-name="ce319"/>
          <table:table-cell table:style-name="ce329"/>
          <table:table-cell table:style-name="ce339"/>
          <table:table-cell table:style-name="ce349"/>
          <table:table-cell table:style-name="ce359"/>
          <table:table-cell table:style-name="ce369"/>
          <table:table-cell table:style-name="ce379"/>
          <table:table-cell table:style-name="ce389"/>
          <table:table-cell table:style-name="ce399"/>
          <table:table-cell table:number-columns-repeated="1013"/>
        </table:table-row>
        <table:table-row table:style-name="ro1">
          <table:table-cell/>
          <table:table-cell table:style-name="ce310"/>
          <table:table-cell table:style-name="ce320"/>
          <table:table-cell table:style-name="ce330"/>
          <table:table-cell table:style-name="ce340"/>
          <table:table-cell table:style-name="ce350"/>
          <table:table-cell table:style-name="ce360"/>
          <table:table-cell table:style-name="ce370"/>
          <table:table-cell table:style-name="ce380"/>
          <table:table-cell table:style-name="ce390"/>
          <table:table-cell table:style-name="ce400"/>
          <table:table-cell table:number-columns-repeated="1013"/>
        </table:table-row>
        <table:table-row table:style-name="ro1">
          <table:table-cell/>
          <table:table-cell table:style-name="ce311"/>
          <table:table-cell table:style-name="ce321"/>
          <table:table-cell table:style-name="ce331"/>
          <table:table-cell table:style-name="ce341"/>
          <table:table-cell table:style-name="ce351"/>
          <table:table-cell table:style-name="ce361"/>
          <table:table-cell table:style-name="ce371"/>
          <table:table-cell table:style-name="ce381"/>
          <table:table-cell table:style-name="ce391"/>
          <table:table-cell table:style-name="ce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.B2:A4.C3">
            <calcext:condition calcext:apply-style-name="Heading" calcext:value="begins-with('a')" calcext:base-cell-address="A4.B2"/>
            <calcext:condition calcext:apply-style-name="Default" calcext:value="=0" calcext:base-cell-address="A4.B2"/>
          </calcext:conditional-format>
          <calcext:conditional-format calcext:target-range-address="A4.D2:A4.E3">
            <calcext:condition calcext:apply-style-name="Heading" calcext:value="begins-with('a')" calcext:base-cell-address="A4.D2"/>
            <calcext:condition calcext:apply-style-name="Default" calcext:value="=0" calcext:base-cell-address="A4.D2"/>
          </calcext:conditional-format>
          <calcext:conditional-format calcext:target-range-address="A4.F2:A4.G3">
            <calcext:condition calcext:apply-style-name="Heading" calcext:value="begins-with('a')" calcext:base-cell-address="A4.F2"/>
            <calcext:condition calcext:apply-style-name="Default" calcext:value="=0" calcext:base-cell-address="A4.F2"/>
          </calcext:conditional-format>
          <calcext:conditional-format calcext:target-range-address="A4.H2:A4.I3">
            <calcext:condition calcext:apply-style-name="Heading" calcext:value="begins-with('a')" calcext:base-cell-address="A4.H2"/>
            <calcext:condition calcext:apply-style-name="Default" calcext:value="=0" calcext:base-cell-address="A4.H2"/>
          </calcext:conditional-format>
          <calcext:conditional-format calcext:target-range-address="A4.J2:A4.K3">
            <calcext:condition calcext:apply-style-name="Heading" calcext:value="begins-with('a')" calcext:base-cell-address="A4.J2"/>
            <calcext:condition calcext:apply-style-name="Default" calcext:value="=0" calcext:base-cell-address="A4.J2"/>
          </calcext:conditional-format>
          <calcext:conditional-format calcext:target-range-address="A4.B4:A4.C5">
            <calcext:condition calcext:apply-style-name="Heading" calcext:value="begins-with('a')" calcext:base-cell-address="A4.B4"/>
            <calcext:condition calcext:apply-style-name="Default" calcext:value="=0" calcext:base-cell-address="A4.B4"/>
          </calcext:conditional-format>
          <calcext:conditional-format calcext:target-range-address="A4.D4:A4.E5">
            <calcext:condition calcext:apply-style-name="Heading" calcext:value="begins-with('a')" calcext:base-cell-address="A4.D4"/>
            <calcext:condition calcext:apply-style-name="Default" calcext:value="=0" calcext:base-cell-address="A4.D4"/>
          </calcext:conditional-format>
          <calcext:conditional-format calcext:target-range-address="A4.F4:A4.G5">
            <calcext:condition calcext:apply-style-name="Heading" calcext:value="begins-with('a')" calcext:base-cell-address="A4.F4"/>
            <calcext:condition calcext:apply-style-name="Default" calcext:value="=0" calcext:base-cell-address="A4.F4"/>
          </calcext:conditional-format>
          <calcext:conditional-format calcext:target-range-address="A4.H4:A4.I5">
            <calcext:condition calcext:apply-style-name="Heading" calcext:value="begins-with('a')" calcext:base-cell-address="A4.H4"/>
            <calcext:condition calcext:apply-style-name="Default" calcext:value="=0" calcext:base-cell-address="A4.H4"/>
          </calcext:conditional-format>
          <calcext:conditional-format calcext:target-range-address="A4.J4:A4.K5">
            <calcext:condition calcext:apply-style-name="Heading" calcext:value="begins-with('a')" calcext:base-cell-address="A4.J4"/>
            <calcext:condition calcext:apply-style-name="Default" calcext:value="=0" calcext:base-cell-address="A4.J4"/>
          </calcext:conditional-format>
          <calcext:conditional-format calcext:target-range-address="A4.B6:A4.C7">
            <calcext:condition calcext:apply-style-name="Heading" calcext:value="begins-with('a')" calcext:base-cell-address="A4.B6"/>
            <calcext:condition calcext:apply-style-name="Default" calcext:value="=0" calcext:base-cell-address="A4.B6"/>
          </calcext:conditional-format>
          <calcext:conditional-format calcext:target-range-address="A4.D6:A4.E7">
            <calcext:condition calcext:apply-style-name="Heading" calcext:value="begins-with('a')" calcext:base-cell-address="A4.D6"/>
            <calcext:condition calcext:apply-style-name="Default" calcext:value="=0" calcext:base-cell-address="A4.D6"/>
          </calcext:conditional-format>
          <calcext:conditional-format calcext:target-range-address="A4.F6:A4.G7">
            <calcext:condition calcext:apply-style-name="Heading" calcext:value="begins-with('a')" calcext:base-cell-address="A4.F6"/>
            <calcext:condition calcext:apply-style-name="Default" calcext:value="=0" calcext:base-cell-address="A4.F6"/>
          </calcext:conditional-format>
          <calcext:conditional-format calcext:target-range-address="A4.H6:A4.I7">
            <calcext:condition calcext:apply-style-name="Heading" calcext:value="begins-with('a')" calcext:base-cell-address="A4.H6"/>
            <calcext:condition calcext:apply-style-name="Default" calcext:value="=0" calcext:base-cell-address="A4.H6"/>
          </calcext:conditional-format>
          <calcext:conditional-format calcext:target-range-address="A4.J6:A4.K7">
            <calcext:condition calcext:apply-style-name="Heading" calcext:value="begins-with('a')" calcext:base-cell-address="A4.J6"/>
            <calcext:condition calcext:apply-style-name="Default" calcext:value="=0" calcext:base-cell-address="A4.J6"/>
          </calcext:conditional-format>
          <calcext:conditional-format calcext:target-range-address="A4.B8:A4.C9">
            <calcext:condition calcext:apply-style-name="Heading" calcext:value="begins-with('a')" calcext:base-cell-address="A4.B8"/>
            <calcext:condition calcext:apply-style-name="Default" calcext:value="=0" calcext:base-cell-address="A4.B8"/>
          </calcext:conditional-format>
          <calcext:conditional-format calcext:target-range-address="A4.D8:A4.E9">
            <calcext:condition calcext:apply-style-name="Heading" calcext:value="begins-with('a')" calcext:base-cell-address="A4.D8"/>
            <calcext:condition calcext:apply-style-name="Default" calcext:value="=0" calcext:base-cell-address="A4.D8"/>
          </calcext:conditional-format>
          <calcext:conditional-format calcext:target-range-address="A4.F8:A4.G9">
            <calcext:condition calcext:apply-style-name="Heading" calcext:value="begins-with('a')" calcext:base-cell-address="A4.F8"/>
            <calcext:condition calcext:apply-style-name="Default" calcext:value="=0" calcext:base-cell-address="A4.F8"/>
          </calcext:conditional-format>
          <calcext:conditional-format calcext:target-range-address="A4.H8:A4.I9">
            <calcext:condition calcext:apply-style-name="Heading" calcext:value="begins-with('a')" calcext:base-cell-address="A4.H8"/>
            <calcext:condition calcext:apply-style-name="Default" calcext:value="=0" calcext:base-cell-address="A4.H8"/>
          </calcext:conditional-format>
          <calcext:conditional-format calcext:target-range-address="A4.J8:A4.K9">
            <calcext:condition calcext:apply-style-name="Heading" calcext:value="begins-with('a')" calcext:base-cell-address="A4.J8"/>
            <calcext:condition calcext:apply-style-name="Default" calcext:value="=0" calcext:base-cell-address="A4.J8"/>
          </calcext:conditional-format>
          <calcext:conditional-format calcext:target-range-address="A4.B10:A4.C11">
            <calcext:condition calcext:apply-style-name="Heading" calcext:value="begins-with('a')" calcext:base-cell-address="A4.B10"/>
            <calcext:condition calcext:apply-style-name="Default" calcext:value="=0" calcext:base-cell-address="A4.B10"/>
          </calcext:conditional-format>
          <calcext:conditional-format calcext:target-range-address="A4.D10:A4.E11">
            <calcext:condition calcext:apply-style-name="Heading" calcext:value="begins-with('a')" calcext:base-cell-address="A4.D10"/>
            <calcext:condition calcext:apply-style-name="Default" calcext:value="=0" calcext:base-cell-address="A4.D10"/>
          </calcext:conditional-format>
          <calcext:conditional-format calcext:target-range-address="A4.F10:A4.G11">
            <calcext:condition calcext:apply-style-name="Heading" calcext:value="begins-with('a')" calcext:base-cell-address="A4.F10"/>
            <calcext:condition calcext:apply-style-name="Default" calcext:value="=0" calcext:base-cell-address="A4.F10"/>
          </calcext:conditional-format>
          <calcext:conditional-format calcext:target-range-address="A4.H10:A4.I11">
            <calcext:condition calcext:apply-style-name="Heading" calcext:value="begins-with('a')" calcext:base-cell-address="A4.H10"/>
            <calcext:condition calcext:apply-style-name="Default" calcext:value="=0" calcext:base-cell-address="A4.H10"/>
          </calcext:conditional-format>
          <calcext:conditional-format calcext:target-range-address="A4.J10:A4.K11">
            <calcext:condition calcext:apply-style-name="Heading" calcext:value="begins-with('a')" calcext:base-cell-address="A4.J10"/>
            <calcext:condition calcext:apply-style-name="Default" calcext:value="=0" calcext:base-cell-address="A4.J10"/>
          </calcext:conditional-format>
        </calcext:conditional-formats>
      </table:table>
      <table:table table:name="A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02" office:value-type="string" calcext:value-type="string">
            <text:p>A1</text:p>
          </table:table-cell>
          <table:table-cell table:style-name="ce412"/>
          <table:table-cell table:style-name="ce422" office:value-type="string" calcext:value-type="string">
            <text:p>A2</text:p>
          </table:table-cell>
          <table:table-cell table:style-name="ce432"/>
          <table:table-cell table:style-name="ce442" office:value-type="string" calcext:value-type="string">
            <text:p>A3</text:p>
          </table:table-cell>
          <table:table-cell table:style-name="ce452"/>
          <table:table-cell table:style-name="ce462" office:value-type="string" calcext:value-type="string">
            <text:p>A4</text:p>
          </table:table-cell>
          <table:table-cell table:style-name="ce472"/>
          <table:table-cell table:style-name="ce482" office:value-type="string" calcext:value-type="string">
            <text:p>A5</text:p>
          </table:table-cell>
          <table:table-cell table:style-name="ce492"/>
          <table:table-cell table:number-columns-repeated="1013"/>
        </table:table-row>
        <table:table-row table:style-name="ro1">
          <table:table-cell/>
          <table:table-cell table:style-name="ce403"/>
          <table:table-cell table:style-name="ce413"/>
          <table:table-cell table:style-name="ce423"/>
          <table:table-cell table:style-name="ce433"/>
          <table:table-cell table:style-name="ce443"/>
          <table:table-cell table:style-name="ce453"/>
          <table:table-cell table:style-name="ce463"/>
          <table:table-cell table:style-name="ce473"/>
          <table:table-cell table:style-name="ce483"/>
          <table:table-cell table:style-name="ce493"/>
          <table:table-cell table:number-columns-repeated="1013"/>
        </table:table-row>
        <table:table-row table:style-name="ro1">
          <table:table-cell/>
          <table:table-cell table:style-name="ce404" office:value-type="string" calcext:value-type="string">
            <text:p>A2</text:p>
          </table:table-cell>
          <table:table-cell table:style-name="ce414"/>
          <table:table-cell table:style-name="ce424" office:value-type="string" calcext:value-type="string">
            <text:p>A3</text:p>
          </table:table-cell>
          <table:table-cell table:style-name="ce434"/>
          <table:table-cell table:style-name="ce444" office:value-type="string" calcext:value-type="string">
            <text:p>A4</text:p>
          </table:table-cell>
          <table:table-cell table:style-name="ce454"/>
          <table:table-cell table:style-name="ce464" office:value-type="string" calcext:value-type="string">
            <text:p>A5</text:p>
          </table:table-cell>
          <table:table-cell table:style-name="ce474"/>
          <table:table-cell table:style-name="ce484"/>
          <table:table-cell table:style-name="ce494"/>
          <table:table-cell table:number-columns-repeated="1013"/>
        </table:table-row>
        <table:table-row table:style-name="ro1">
          <table:table-cell/>
          <table:table-cell table:style-name="ce405"/>
          <table:table-cell table:style-name="ce415"/>
          <table:table-cell table:style-name="ce425"/>
          <table:table-cell table:style-name="ce435"/>
          <table:table-cell table:style-name="ce445"/>
          <table:table-cell table:style-name="ce455"/>
          <table:table-cell table:style-name="ce465"/>
          <table:table-cell table:style-name="ce475"/>
          <table:table-cell table:style-name="ce485"/>
          <table:table-cell table:style-name="ce495"/>
          <table:table-cell table:number-columns-repeated="1013"/>
        </table:table-row>
        <table:table-row table:style-name="ro1">
          <table:table-cell/>
          <table:table-cell table:style-name="ce406" office:value-type="string" calcext:value-type="string">
            <text:p>A3</text:p>
          </table:table-cell>
          <table:table-cell table:style-name="ce416"/>
          <table:table-cell table:style-name="ce426" office:value-type="string" calcext:value-type="string">
            <text:p>A4</text:p>
          </table:table-cell>
          <table:table-cell table:style-name="ce436"/>
          <table:table-cell table:style-name="ce446" office:value-type="string" calcext:value-type="string">
            <text:p>A5</text:p>
          </table:table-cell>
          <table:table-cell table:style-name="ce456"/>
          <table:table-cell table:style-name="ce466"/>
          <table:table-cell table:style-name="ce476"/>
          <table:table-cell table:style-name="ce486"/>
          <table:table-cell table:style-name="ce496"/>
          <table:table-cell table:number-columns-repeated="1013"/>
        </table:table-row>
        <table:table-row table:style-name="ro1">
          <table:table-cell/>
          <table:table-cell table:style-name="ce407"/>
          <table:table-cell table:style-name="ce417"/>
          <table:table-cell table:style-name="ce427"/>
          <table:table-cell table:style-name="ce437"/>
          <table:table-cell table:style-name="ce447"/>
          <table:table-cell table:style-name="ce457"/>
          <table:table-cell table:style-name="ce467"/>
          <table:table-cell table:style-name="ce477"/>
          <table:table-cell table:style-name="ce487"/>
          <table:table-cell table:style-name="ce497"/>
          <table:table-cell table:number-columns-repeated="1013"/>
        </table:table-row>
        <table:table-row table:style-name="ro1">
          <table:table-cell/>
          <table:table-cell table:style-name="ce408" office:value-type="string" calcext:value-type="string">
            <text:p>A4</text:p>
          </table:table-cell>
          <table:table-cell table:style-name="ce418"/>
          <table:table-cell table:style-name="ce428" office:value-type="string" calcext:value-type="string">
            <text:p>A5</text:p>
          </table:table-cell>
          <table:table-cell table:style-name="ce438"/>
          <table:table-cell table:style-name="ce448"/>
          <table:table-cell table:style-name="ce458"/>
          <table:table-cell table:style-name="ce468"/>
          <table:table-cell table:style-name="ce478"/>
          <table:table-cell table:style-name="ce488"/>
          <table:table-cell table:style-name="ce498"/>
          <table:table-cell table:number-columns-repeated="1013"/>
        </table:table-row>
        <table:table-row table:style-name="ro1">
          <table:table-cell/>
          <table:table-cell table:style-name="ce409"/>
          <table:table-cell table:style-name="ce419"/>
          <table:table-cell table:style-name="ce429"/>
          <table:table-cell table:style-name="ce439"/>
          <table:table-cell table:style-name="ce449"/>
          <table:table-cell table:style-name="ce459"/>
          <table:table-cell table:style-name="ce469"/>
          <table:table-cell table:style-name="ce479"/>
          <table:table-cell table:style-name="ce489"/>
          <table:table-cell table:style-name="ce499"/>
          <table:table-cell table:number-columns-repeated="1013"/>
        </table:table-row>
        <table:table-row table:style-name="ro1">
          <table:table-cell/>
          <table:table-cell table:style-name="ce410" office:value-type="string" calcext:value-type="string">
            <text:p>A5</text:p>
          </table:table-cell>
          <table:table-cell table:style-name="ce420"/>
          <table:table-cell table:style-name="ce430"/>
          <table:table-cell table:style-name="ce440"/>
          <table:table-cell table:style-name="ce450"/>
          <table:table-cell table:style-name="ce460"/>
          <table:table-cell table:style-name="ce470"/>
          <table:table-cell table:style-name="ce480"/>
          <table:table-cell table:style-name="ce490"/>
          <table:table-cell table:style-name="ce500"/>
          <table:table-cell table:number-columns-repeated="1013"/>
        </table:table-row>
        <table:table-row table:style-name="ro1">
          <table:table-cell/>
          <table:table-cell table:style-name="ce411"/>
          <table:table-cell table:style-name="ce421"/>
          <table:table-cell table:style-name="ce431"/>
          <table:table-cell table:style-name="ce441"/>
          <table:table-cell table:style-name="ce451"/>
          <table:table-cell table:style-name="ce461"/>
          <table:table-cell table:style-name="ce471"/>
          <table:table-cell table:style-name="ce481"/>
          <table:table-cell table:style-name="ce491"/>
          <table:table-cell table:style-name="ce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.B2:A5.C3">
            <calcext:condition calcext:apply-style-name="Heading" calcext:value="begins-with('a')" calcext:base-cell-address="A5.B2"/>
            <calcext:condition calcext:apply-style-name="Default" calcext:value="=0" calcext:base-cell-address="A5.B2"/>
          </calcext:conditional-format>
          <calcext:conditional-format calcext:target-range-address="A5.D2:A5.E3">
            <calcext:condition calcext:apply-style-name="Heading" calcext:value="begins-with('a')" calcext:base-cell-address="A5.D2"/>
            <calcext:condition calcext:apply-style-name="Default" calcext:value="=0" calcext:base-cell-address="A5.D2"/>
          </calcext:conditional-format>
          <calcext:conditional-format calcext:target-range-address="A5.F2:A5.G3">
            <calcext:condition calcext:apply-style-name="Heading" calcext:value="begins-with('a')" calcext:base-cell-address="A5.F2"/>
            <calcext:condition calcext:apply-style-name="Default" calcext:value="=0" calcext:base-cell-address="A5.F2"/>
          </calcext:conditional-format>
          <calcext:conditional-format calcext:target-range-address="A5.H2:A5.I3">
            <calcext:condition calcext:apply-style-name="Heading" calcext:value="begins-with('a')" calcext:base-cell-address="A5.H2"/>
            <calcext:condition calcext:apply-style-name="Default" calcext:value="=0" calcext:base-cell-address="A5.H2"/>
          </calcext:conditional-format>
          <calcext:conditional-format calcext:target-range-address="A5.J2:A5.K3">
            <calcext:condition calcext:apply-style-name="Heading" calcext:value="begins-with('a')" calcext:base-cell-address="A5.J2"/>
            <calcext:condition calcext:apply-style-name="Default" calcext:value="=0" calcext:base-cell-address="A5.J2"/>
          </calcext:conditional-format>
          <calcext:conditional-format calcext:target-range-address="A5.B4:A5.C5">
            <calcext:condition calcext:apply-style-name="Heading" calcext:value="begins-with('a')" calcext:base-cell-address="A5.B4"/>
            <calcext:condition calcext:apply-style-name="Default" calcext:value="=0" calcext:base-cell-address="A5.B4"/>
          </calcext:conditional-format>
          <calcext:conditional-format calcext:target-range-address="A5.D4:A5.E5">
            <calcext:condition calcext:apply-style-name="Heading" calcext:value="begins-with('a')" calcext:base-cell-address="A5.D4"/>
            <calcext:condition calcext:apply-style-name="Default" calcext:value="=0" calcext:base-cell-address="A5.D4"/>
          </calcext:conditional-format>
          <calcext:conditional-format calcext:target-range-address="A5.F4:A5.G5">
            <calcext:condition calcext:apply-style-name="Heading" calcext:value="begins-with('a')" calcext:base-cell-address="A5.F4"/>
            <calcext:condition calcext:apply-style-name="Default" calcext:value="=0" calcext:base-cell-address="A5.F4"/>
          </calcext:conditional-format>
          <calcext:conditional-format calcext:target-range-address="A5.H4:A5.I5">
            <calcext:condition calcext:apply-style-name="Heading" calcext:value="begins-with('a')" calcext:base-cell-address="A5.H4"/>
            <calcext:condition calcext:apply-style-name="Default" calcext:value="=0" calcext:base-cell-address="A5.H4"/>
          </calcext:conditional-format>
          <calcext:conditional-format calcext:target-range-address="A5.J4:A5.K5">
            <calcext:condition calcext:apply-style-name="Heading" calcext:value="begins-with('a')" calcext:base-cell-address="A5.J4"/>
            <calcext:condition calcext:apply-style-name="Default" calcext:value="=0" calcext:base-cell-address="A5.J4"/>
          </calcext:conditional-format>
          <calcext:conditional-format calcext:target-range-address="A5.B6:A5.C7">
            <calcext:condition calcext:apply-style-name="Heading" calcext:value="begins-with('a')" calcext:base-cell-address="A5.B6"/>
            <calcext:condition calcext:apply-style-name="Default" calcext:value="=0" calcext:base-cell-address="A5.B6"/>
          </calcext:conditional-format>
          <calcext:conditional-format calcext:target-range-address="A5.D6:A5.E7">
            <calcext:condition calcext:apply-style-name="Heading" calcext:value="begins-with('a')" calcext:base-cell-address="A5.D6"/>
            <calcext:condition calcext:apply-style-name="Default" calcext:value="=0" calcext:base-cell-address="A5.D6"/>
          </calcext:conditional-format>
          <calcext:conditional-format calcext:target-range-address="A5.F6:A5.G7">
            <calcext:condition calcext:apply-style-name="Heading" calcext:value="begins-with('a')" calcext:base-cell-address="A5.F6"/>
            <calcext:condition calcext:apply-style-name="Default" calcext:value="=0" calcext:base-cell-address="A5.F6"/>
          </calcext:conditional-format>
          <calcext:conditional-format calcext:target-range-address="A5.H6:A5.I7">
            <calcext:condition calcext:apply-style-name="Heading" calcext:value="begins-with('a')" calcext:base-cell-address="A5.H6"/>
            <calcext:condition calcext:apply-style-name="Default" calcext:value="=0" calcext:base-cell-address="A5.H6"/>
          </calcext:conditional-format>
          <calcext:conditional-format calcext:target-range-address="A5.J6:A5.K7">
            <calcext:condition calcext:apply-style-name="Heading" calcext:value="begins-with('a')" calcext:base-cell-address="A5.J6"/>
            <calcext:condition calcext:apply-style-name="Default" calcext:value="=0" calcext:base-cell-address="A5.J6"/>
          </calcext:conditional-format>
          <calcext:conditional-format calcext:target-range-address="A5.B8:A5.C9">
            <calcext:condition calcext:apply-style-name="Heading" calcext:value="begins-with('a')" calcext:base-cell-address="A5.B8"/>
            <calcext:condition calcext:apply-style-name="Default" calcext:value="=0" calcext:base-cell-address="A5.B8"/>
          </calcext:conditional-format>
          <calcext:conditional-format calcext:target-range-address="A5.D8:A5.E9">
            <calcext:condition calcext:apply-style-name="Heading" calcext:value="begins-with('a')" calcext:base-cell-address="A5.D8"/>
            <calcext:condition calcext:apply-style-name="Default" calcext:value="=0" calcext:base-cell-address="A5.D8"/>
          </calcext:conditional-format>
          <calcext:conditional-format calcext:target-range-address="A5.F8:A5.G9">
            <calcext:condition calcext:apply-style-name="Heading" calcext:value="begins-with('a')" calcext:base-cell-address="A5.F8"/>
            <calcext:condition calcext:apply-style-name="Default" calcext:value="=0" calcext:base-cell-address="A5.F8"/>
          </calcext:conditional-format>
          <calcext:conditional-format calcext:target-range-address="A5.H8:A5.I9">
            <calcext:condition calcext:apply-style-name="Heading" calcext:value="begins-with('a')" calcext:base-cell-address="A5.H8"/>
            <calcext:condition calcext:apply-style-name="Default" calcext:value="=0" calcext:base-cell-address="A5.H8"/>
          </calcext:conditional-format>
          <calcext:conditional-format calcext:target-range-address="A5.J8:A5.K9">
            <calcext:condition calcext:apply-style-name="Heading" calcext:value="begins-with('a')" calcext:base-cell-address="A5.J8"/>
            <calcext:condition calcext:apply-style-name="Default" calcext:value="=0" calcext:base-cell-address="A5.J8"/>
          </calcext:conditional-format>
          <calcext:conditional-format calcext:target-range-address="A5.B10:A5.C11">
            <calcext:condition calcext:apply-style-name="Heading" calcext:value="begins-with('a')" calcext:base-cell-address="A5.B10"/>
            <calcext:condition calcext:apply-style-name="Default" calcext:value="=0" calcext:base-cell-address="A5.B10"/>
          </calcext:conditional-format>
          <calcext:conditional-format calcext:target-range-address="A5.D10:A5.E11">
            <calcext:condition calcext:apply-style-name="Heading" calcext:value="begins-with('a')" calcext:base-cell-address="A5.D10"/>
            <calcext:condition calcext:apply-style-name="Default" calcext:value="=0" calcext:base-cell-address="A5.D10"/>
          </calcext:conditional-format>
          <calcext:conditional-format calcext:target-range-address="A5.F10:A5.G11">
            <calcext:condition calcext:apply-style-name="Heading" calcext:value="begins-with('a')" calcext:base-cell-address="A5.F10"/>
            <calcext:condition calcext:apply-style-name="Default" calcext:value="=0" calcext:base-cell-address="A5.F10"/>
          </calcext:conditional-format>
          <calcext:conditional-format calcext:target-range-address="A5.H10:A5.I11">
            <calcext:condition calcext:apply-style-name="Heading" calcext:value="begins-with('a')" calcext:base-cell-address="A5.H10"/>
            <calcext:condition calcext:apply-style-name="Default" calcext:value="=0" calcext:base-cell-address="A5.H10"/>
          </calcext:conditional-format>
          <calcext:conditional-format calcext:target-range-address="A5.J10:A5.K11">
            <calcext:condition calcext:apply-style-name="Heading" calcext:value="begins-with('a')" calcext:base-cell-address="A5.J10"/>
            <calcext:condition calcext:apply-style-name="Default" calcext:value="=0" calcext:base-cell-address="A5.J10"/>
          </calcext:conditional-format>
        </calcext:conditional-formats>
      </table:table>
      <table:table table:name="B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502"/>
          <table:table-cell table:style-name="ce512"/>
          <table:table-cell table:style-name="ce522"/>
          <table:table-cell table:style-name="ce532"/>
          <table:table-cell table:style-name="ce542"/>
          <table:table-cell table:style-name="ce552"/>
          <table:table-cell table:style-name="ce562"/>
          <table:table-cell table:style-name="ce572"/>
          <table:table-cell table:style-name="ce582"/>
          <table:table-cell table:style-name="ce592"/>
          <table:table-cell table:number-columns-repeated="1013"/>
        </table:table-row>
        <table:table-row table:style-name="ro1">
          <table:table-cell/>
          <table:table-cell table:style-name="ce503"/>
          <table:table-cell table:style-name="ce513"/>
          <table:table-cell table:style-name="ce523"/>
          <table:table-cell table:style-name="ce533"/>
          <table:table-cell table:style-name="ce543"/>
          <table:table-cell table:style-name="ce553"/>
          <table:table-cell table:style-name="ce563"/>
          <table:table-cell table:style-name="ce573"/>
          <table:table-cell table:style-name="ce583"/>
          <table:table-cell table:style-name="ce593"/>
          <table:table-cell table:number-columns-repeated="1013"/>
        </table:table-row>
        <table:table-row table:style-name="ro1">
          <table:table-cell/>
          <table:table-cell table:style-name="ce504"/>
          <table:table-cell table:style-name="ce514"/>
          <table:table-cell table:style-name="ce524"/>
          <table:table-cell table:style-name="ce534"/>
          <table:table-cell table:style-name="ce544"/>
          <table:table-cell table:style-name="ce554"/>
          <table:table-cell table:style-name="ce564"/>
          <table:table-cell table:style-name="ce574"/>
          <table:table-cell table:style-name="ce584"/>
          <table:table-cell table:style-name="ce594"/>
          <table:table-cell table:number-columns-repeated="1013"/>
        </table:table-row>
        <table:table-row table:style-name="ro1">
          <table:table-cell/>
          <table:table-cell table:style-name="ce505"/>
          <table:table-cell table:style-name="ce515"/>
          <table:table-cell table:style-name="ce525"/>
          <table:table-cell table:style-name="ce535"/>
          <table:table-cell table:style-name="ce545"/>
          <table:table-cell table:style-name="ce555"/>
          <table:table-cell table:style-name="ce565"/>
          <table:table-cell table:style-name="ce575"/>
          <table:table-cell table:style-name="ce585"/>
          <table:table-cell table:style-name="ce595"/>
          <table:table-cell table:number-columns-repeated="1013"/>
        </table:table-row>
        <table:table-row table:style-name="ro1">
          <table:table-cell/>
          <table:table-cell table:style-name="ce506"/>
          <table:table-cell table:style-name="ce516"/>
          <table:table-cell table:style-name="ce526"/>
          <table:table-cell table:style-name="ce536"/>
          <table:table-cell table:style-name="ce546"/>
          <table:table-cell table:style-name="ce556"/>
          <table:table-cell table:style-name="ce566"/>
          <table:table-cell table:style-name="ce576"/>
          <table:table-cell table:style-name="ce586"/>
          <table:table-cell table:style-name="ce596"/>
          <table:table-cell table:number-columns-repeated="1013"/>
        </table:table-row>
        <table:table-row table:style-name="ro1">
          <table:table-cell/>
          <table:table-cell table:style-name="ce507"/>
          <table:table-cell table:style-name="ce517"/>
          <table:table-cell table:style-name="ce527"/>
          <table:table-cell table:style-name="ce537"/>
          <table:table-cell table:style-name="ce547"/>
          <table:table-cell table:style-name="ce557"/>
          <table:table-cell table:style-name="ce567"/>
          <table:table-cell table:style-name="ce577"/>
          <table:table-cell table:style-name="ce587"/>
          <table:table-cell table:style-name="ce597"/>
          <table:table-cell table:number-columns-repeated="1013"/>
        </table:table-row>
        <table:table-row table:style-name="ro1">
          <table:table-cell/>
          <table:table-cell table:style-name="ce508"/>
          <table:table-cell table:style-name="ce518"/>
          <table:table-cell table:style-name="ce528"/>
          <table:table-cell table:style-name="ce538"/>
          <table:table-cell table:style-name="ce548"/>
          <table:table-cell table:style-name="ce558"/>
          <table:table-cell table:style-name="ce568"/>
          <table:table-cell table:style-name="ce578"/>
          <table:table-cell table:style-name="ce588"/>
          <table:table-cell table:style-name="ce598"/>
          <table:table-cell table:number-columns-repeated="1013"/>
        </table:table-row>
        <table:table-row table:style-name="ro1">
          <table:table-cell/>
          <table:table-cell table:style-name="ce509"/>
          <table:table-cell table:style-name="ce519"/>
          <table:table-cell table:style-name="ce529"/>
          <table:table-cell table:style-name="ce539"/>
          <table:table-cell table:style-name="ce549"/>
          <table:table-cell table:style-name="ce559"/>
          <table:table-cell table:style-name="ce569"/>
          <table:table-cell table:style-name="ce579"/>
          <table:table-cell table:style-name="ce589"/>
          <table:table-cell table:style-name="ce599"/>
          <table:table-cell table:number-columns-repeated="1013"/>
        </table:table-row>
        <table:table-row table:style-name="ro1">
          <table:table-cell/>
          <table:table-cell table:style-name="ce510"/>
          <table:table-cell table:style-name="ce520"/>
          <table:table-cell table:style-name="ce530"/>
          <table:table-cell table:style-name="ce540"/>
          <table:table-cell table:style-name="ce550"/>
          <table:table-cell table:style-name="ce560"/>
          <table:table-cell table:style-name="ce570"/>
          <table:table-cell table:style-name="ce580"/>
          <table:table-cell table:style-name="ce590"/>
          <table:table-cell table:style-name="ce600"/>
          <table:table-cell table:number-columns-repeated="1013"/>
        </table:table-row>
        <table:table-row table:style-name="ro1">
          <table:table-cell/>
          <table:table-cell table:style-name="ce511" office:value-type="string" calcext:value-type="string">
            <text:p>B1</text:p>
          </table:table-cell>
          <table:table-cell table:style-name="ce521"/>
          <table:table-cell table:style-name="ce531"/>
          <table:table-cell table:style-name="ce541"/>
          <table:table-cell table:style-name="ce551"/>
          <table:table-cell table:style-name="ce561"/>
          <table:table-cell table:style-name="ce571"/>
          <table:table-cell table:style-name="ce581"/>
          <table:table-cell table:style-name="ce591"/>
          <table:table-cell table:style-name="ce6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1.B2:B1.C3">
            <calcext:condition calcext:apply-style-name="Heading" calcext:value="begins-with('a')" calcext:base-cell-address="B1.B2"/>
            <calcext:condition calcext:apply-style-name="Default" calcext:value="=0" calcext:base-cell-address="B1.B2"/>
          </calcext:conditional-format>
          <calcext:conditional-format calcext:target-range-address="B1.D2:B1.E3">
            <calcext:condition calcext:apply-style-name="Heading" calcext:value="begins-with('a')" calcext:base-cell-address="B1.D2"/>
            <calcext:condition calcext:apply-style-name="Default" calcext:value="=0" calcext:base-cell-address="B1.D2"/>
          </calcext:conditional-format>
          <calcext:conditional-format calcext:target-range-address="B1.F2:B1.G3">
            <calcext:condition calcext:apply-style-name="Heading" calcext:value="begins-with('a')" calcext:base-cell-address="B1.F2"/>
            <calcext:condition calcext:apply-style-name="Default" calcext:value="=0" calcext:base-cell-address="B1.F2"/>
          </calcext:conditional-format>
          <calcext:conditional-format calcext:target-range-address="B1.H2:B1.I3">
            <calcext:condition calcext:apply-style-name="Heading" calcext:value="begins-with('a')" calcext:base-cell-address="B1.H2"/>
            <calcext:condition calcext:apply-style-name="Default" calcext:value="=0" calcext:base-cell-address="B1.H2"/>
          </calcext:conditional-format>
          <calcext:conditional-format calcext:target-range-address="B1.J2:B1.K3">
            <calcext:condition calcext:apply-style-name="Heading" calcext:value="begins-with('a')" calcext:base-cell-address="B1.J2"/>
            <calcext:condition calcext:apply-style-name="Default" calcext:value="=0" calcext:base-cell-address="B1.J2"/>
          </calcext:conditional-format>
          <calcext:conditional-format calcext:target-range-address="B1.B4:B1.C5">
            <calcext:condition calcext:apply-style-name="Heading" calcext:value="begins-with('a')" calcext:base-cell-address="B1.B4"/>
            <calcext:condition calcext:apply-style-name="Default" calcext:value="=0" calcext:base-cell-address="B1.B4"/>
          </calcext:conditional-format>
          <calcext:conditional-format calcext:target-range-address="B1.D4:B1.E5">
            <calcext:condition calcext:apply-style-name="Heading" calcext:value="begins-with('a')" calcext:base-cell-address="B1.D4"/>
            <calcext:condition calcext:apply-style-name="Default" calcext:value="=0" calcext:base-cell-address="B1.D4"/>
          </calcext:conditional-format>
          <calcext:conditional-format calcext:target-range-address="B1.F4:B1.G5">
            <calcext:condition calcext:apply-style-name="Heading" calcext:value="begins-with('a')" calcext:base-cell-address="B1.F4"/>
            <calcext:condition calcext:apply-style-name="Default" calcext:value="=0" calcext:base-cell-address="B1.F4"/>
          </calcext:conditional-format>
          <calcext:conditional-format calcext:target-range-address="B1.H4:B1.I5">
            <calcext:condition calcext:apply-style-name="Heading" calcext:value="begins-with('a')" calcext:base-cell-address="B1.H4"/>
            <calcext:condition calcext:apply-style-name="Default" calcext:value="=0" calcext:base-cell-address="B1.H4"/>
          </calcext:conditional-format>
          <calcext:conditional-format calcext:target-range-address="B1.J4:B1.K5">
            <calcext:condition calcext:apply-style-name="Heading" calcext:value="begins-with('a')" calcext:base-cell-address="B1.J4"/>
            <calcext:condition calcext:apply-style-name="Default" calcext:value="=0" calcext:base-cell-address="B1.J4"/>
          </calcext:conditional-format>
          <calcext:conditional-format calcext:target-range-address="B1.B6:B1.C7">
            <calcext:condition calcext:apply-style-name="Heading" calcext:value="begins-with('a')" calcext:base-cell-address="B1.B6"/>
            <calcext:condition calcext:apply-style-name="Default" calcext:value="=0" calcext:base-cell-address="B1.B6"/>
          </calcext:conditional-format>
          <calcext:conditional-format calcext:target-range-address="B1.D6:B1.E7">
            <calcext:condition calcext:apply-style-name="Heading" calcext:value="begins-with('a')" calcext:base-cell-address="B1.D6"/>
            <calcext:condition calcext:apply-style-name="Default" calcext:value="=0" calcext:base-cell-address="B1.D6"/>
          </calcext:conditional-format>
          <calcext:conditional-format calcext:target-range-address="B1.F6:B1.G7">
            <calcext:condition calcext:apply-style-name="Heading" calcext:value="begins-with('a')" calcext:base-cell-address="B1.F6"/>
            <calcext:condition calcext:apply-style-name="Default" calcext:value="=0" calcext:base-cell-address="B1.F6"/>
          </calcext:conditional-format>
          <calcext:conditional-format calcext:target-range-address="B1.H6:B1.I7">
            <calcext:condition calcext:apply-style-name="Heading" calcext:value="begins-with('a')" calcext:base-cell-address="B1.H6"/>
            <calcext:condition calcext:apply-style-name="Default" calcext:value="=0" calcext:base-cell-address="B1.H6"/>
          </calcext:conditional-format>
          <calcext:conditional-format calcext:target-range-address="B1.J6:B1.K7">
            <calcext:condition calcext:apply-style-name="Heading" calcext:value="begins-with('a')" calcext:base-cell-address="B1.J6"/>
            <calcext:condition calcext:apply-style-name="Default" calcext:value="=0" calcext:base-cell-address="B1.J6"/>
          </calcext:conditional-format>
          <calcext:conditional-format calcext:target-range-address="B1.B8:B1.C9">
            <calcext:condition calcext:apply-style-name="Heading" calcext:value="begins-with('a')" calcext:base-cell-address="B1.B8"/>
            <calcext:condition calcext:apply-style-name="Default" calcext:value="=0" calcext:base-cell-address="B1.B8"/>
          </calcext:conditional-format>
          <calcext:conditional-format calcext:target-range-address="B1.D8:B1.E9">
            <calcext:condition calcext:apply-style-name="Heading" calcext:value="begins-with('a')" calcext:base-cell-address="B1.D8"/>
            <calcext:condition calcext:apply-style-name="Default" calcext:value="=0" calcext:base-cell-address="B1.D8"/>
          </calcext:conditional-format>
          <calcext:conditional-format calcext:target-range-address="B1.F8:B1.G9">
            <calcext:condition calcext:apply-style-name="Heading" calcext:value="begins-with('a')" calcext:base-cell-address="B1.F8"/>
            <calcext:condition calcext:apply-style-name="Default" calcext:value="=0" calcext:base-cell-address="B1.F8"/>
          </calcext:conditional-format>
          <calcext:conditional-format calcext:target-range-address="B1.H8:B1.I9">
            <calcext:condition calcext:apply-style-name="Heading" calcext:value="begins-with('a')" calcext:base-cell-address="B1.H8"/>
            <calcext:condition calcext:apply-style-name="Default" calcext:value="=0" calcext:base-cell-address="B1.H8"/>
          </calcext:conditional-format>
          <calcext:conditional-format calcext:target-range-address="B1.J8:B1.K9">
            <calcext:condition calcext:apply-style-name="Heading" calcext:value="begins-with('a')" calcext:base-cell-address="B1.J8"/>
            <calcext:condition calcext:apply-style-name="Default" calcext:value="=0" calcext:base-cell-address="B1.J8"/>
          </calcext:conditional-format>
          <calcext:conditional-format calcext:target-range-address="B1.B10:B1.C11">
            <calcext:condition calcext:apply-style-name="Heading" calcext:value="begins-with('a')" calcext:base-cell-address="B1.B10"/>
            <calcext:condition calcext:apply-style-name="Default" calcext:value="=0" calcext:base-cell-address="B1.B10"/>
          </calcext:conditional-format>
          <calcext:conditional-format calcext:target-range-address="B1.D10:B1.E11">
            <calcext:condition calcext:apply-style-name="Heading" calcext:value="begins-with('a')" calcext:base-cell-address="B1.D10"/>
            <calcext:condition calcext:apply-style-name="Default" calcext:value="=0" calcext:base-cell-address="B1.D10"/>
          </calcext:conditional-format>
          <calcext:conditional-format calcext:target-range-address="B1.F10:B1.G11">
            <calcext:condition calcext:apply-style-name="Heading" calcext:value="begins-with('a')" calcext:base-cell-address="B1.F10"/>
            <calcext:condition calcext:apply-style-name="Default" calcext:value="=0" calcext:base-cell-address="B1.F10"/>
          </calcext:conditional-format>
          <calcext:conditional-format calcext:target-range-address="B1.H10:B1.I11">
            <calcext:condition calcext:apply-style-name="Heading" calcext:value="begins-with('a')" calcext:base-cell-address="B1.H10"/>
            <calcext:condition calcext:apply-style-name="Default" calcext:value="=0" calcext:base-cell-address="B1.H10"/>
          </calcext:conditional-format>
          <calcext:conditional-format calcext:target-range-address="B1.J10:B1.K11">
            <calcext:condition calcext:apply-style-name="Heading" calcext:value="begins-with('a')" calcext:base-cell-address="B1.J10"/>
            <calcext:condition calcext:apply-style-name="Default" calcext:value="=0" calcext:base-cell-address="B1.J10"/>
          </calcext:conditional-format>
        </calcext:conditional-formats>
      </table:table>
      <table:table table:name="B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02"/>
          <table:table-cell table:style-name="ce612"/>
          <table:table-cell table:style-name="ce622"/>
          <table:table-cell table:style-name="ce632"/>
          <table:table-cell table:style-name="ce642"/>
          <table:table-cell table:style-name="ce652"/>
          <table:table-cell table:style-name="ce662"/>
          <table:table-cell table:style-name="ce672"/>
          <table:table-cell table:style-name="ce682"/>
          <table:table-cell table:style-name="ce692"/>
          <table:table-cell table:number-columns-repeated="1013"/>
        </table:table-row>
        <table:table-row table:style-name="ro1">
          <table:table-cell/>
          <table:table-cell table:style-name="ce603"/>
          <table:table-cell table:style-name="ce613"/>
          <table:table-cell table:style-name="ce623"/>
          <table:table-cell table:style-name="ce633"/>
          <table:table-cell table:style-name="ce643"/>
          <table:table-cell table:style-name="ce653"/>
          <table:table-cell table:style-name="ce663"/>
          <table:table-cell table:style-name="ce673"/>
          <table:table-cell table:style-name="ce683"/>
          <table:table-cell table:style-name="ce693"/>
          <table:table-cell table:number-columns-repeated="1013"/>
        </table:table-row>
        <table:table-row table:style-name="ro1">
          <table:table-cell/>
          <table:table-cell table:style-name="ce604"/>
          <table:table-cell table:style-name="ce614"/>
          <table:table-cell table:style-name="ce624"/>
          <table:table-cell table:style-name="ce634"/>
          <table:table-cell table:style-name="ce644"/>
          <table:table-cell table:style-name="ce654"/>
          <table:table-cell table:style-name="ce664"/>
          <table:table-cell table:style-name="ce674"/>
          <table:table-cell table:style-name="ce684"/>
          <table:table-cell table:style-name="ce694"/>
          <table:table-cell table:number-columns-repeated="1013"/>
        </table:table-row>
        <table:table-row table:style-name="ro1">
          <table:table-cell/>
          <table:table-cell table:style-name="ce605"/>
          <table:table-cell table:style-name="ce615"/>
          <table:table-cell table:style-name="ce625"/>
          <table:table-cell table:style-name="ce635"/>
          <table:table-cell table:style-name="ce645"/>
          <table:table-cell table:style-name="ce655"/>
          <table:table-cell table:style-name="ce665"/>
          <table:table-cell table:style-name="ce675"/>
          <table:table-cell table:style-name="ce685"/>
          <table:table-cell table:style-name="ce695"/>
          <table:table-cell table:number-columns-repeated="1013"/>
        </table:table-row>
        <table:table-row table:style-name="ro1">
          <table:table-cell/>
          <table:table-cell table:style-name="ce606"/>
          <table:table-cell table:style-name="ce616"/>
          <table:table-cell table:style-name="ce626"/>
          <table:table-cell table:style-name="ce636"/>
          <table:table-cell table:style-name="ce646"/>
          <table:table-cell table:style-name="ce656"/>
          <table:table-cell table:style-name="ce666"/>
          <table:table-cell table:style-name="ce676"/>
          <table:table-cell table:style-name="ce686"/>
          <table:table-cell table:style-name="ce696"/>
          <table:table-cell table:number-columns-repeated="1013"/>
        </table:table-row>
        <table:table-row table:style-name="ro1">
          <table:table-cell/>
          <table:table-cell table:style-name="ce607"/>
          <table:table-cell table:style-name="ce617"/>
          <table:table-cell table:style-name="ce627"/>
          <table:table-cell table:style-name="ce637"/>
          <table:table-cell table:style-name="ce647"/>
          <table:table-cell table:style-name="ce657"/>
          <table:table-cell table:style-name="ce667"/>
          <table:table-cell table:style-name="ce677"/>
          <table:table-cell table:style-name="ce687"/>
          <table:table-cell table:style-name="ce697"/>
          <table:table-cell table:number-columns-repeated="1013"/>
        </table:table-row>
        <table:table-row table:style-name="ro1">
          <table:table-cell/>
          <table:table-cell table:style-name="ce608"/>
          <table:table-cell table:style-name="ce618"/>
          <table:table-cell table:style-name="ce628"/>
          <table:table-cell table:style-name="ce638"/>
          <table:table-cell table:style-name="ce648"/>
          <table:table-cell table:style-name="ce658"/>
          <table:table-cell table:style-name="ce668"/>
          <table:table-cell table:style-name="ce678"/>
          <table:table-cell table:style-name="ce688"/>
          <table:table-cell table:style-name="ce698"/>
          <table:table-cell table:number-columns-repeated="1013"/>
        </table:table-row>
        <table:table-row table:style-name="ro1">
          <table:table-cell/>
          <table:table-cell table:style-name="ce609" office:value-type="string" calcext:value-type="string">
            <text:p>B2</text:p>
          </table:table-cell>
          <table:table-cell table:style-name="ce619"/>
          <table:table-cell table:style-name="ce629"/>
          <table:table-cell table:style-name="ce639"/>
          <table:table-cell table:style-name="ce649"/>
          <table:table-cell table:style-name="ce659"/>
          <table:table-cell table:style-name="ce669"/>
          <table:table-cell table:style-name="ce679"/>
          <table:table-cell table:style-name="ce689"/>
          <table:table-cell table:style-name="ce699"/>
          <table:table-cell table:number-columns-repeated="1013"/>
        </table:table-row>
        <table:table-row table:style-name="ro1">
          <table:table-cell/>
          <table:table-cell table:style-name="ce610"/>
          <table:table-cell table:style-name="ce620"/>
          <table:table-cell table:style-name="ce630"/>
          <table:table-cell table:style-name="ce640"/>
          <table:table-cell table:style-name="ce650"/>
          <table:table-cell table:style-name="ce660"/>
          <table:table-cell table:style-name="ce670"/>
          <table:table-cell table:style-name="ce680"/>
          <table:table-cell table:style-name="ce690"/>
          <table:table-cell table:style-name="ce700"/>
          <table:table-cell table:number-columns-repeated="1013"/>
        </table:table-row>
        <table:table-row table:style-name="ro1">
          <table:table-cell/>
          <table:table-cell table:style-name="ce611" office:value-type="string" calcext:value-type="string">
            <text:p>B1</text:p>
          </table:table-cell>
          <table:table-cell table:style-name="ce621"/>
          <table:table-cell table:style-name="ce631" office:value-type="string" calcext:value-type="string">
            <text:p>B2</text:p>
          </table:table-cell>
          <table:table-cell table:style-name="ce641"/>
          <table:table-cell table:style-name="ce651"/>
          <table:table-cell table:style-name="ce661"/>
          <table:table-cell table:style-name="ce671"/>
          <table:table-cell table:style-name="ce681"/>
          <table:table-cell table:style-name="ce691"/>
          <table:table-cell table:style-name="ce7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2.B2:B2.C3">
            <calcext:condition calcext:apply-style-name="Heading" calcext:value="begins-with('a')" calcext:base-cell-address="B2.B2"/>
            <calcext:condition calcext:apply-style-name="Default" calcext:value="=0" calcext:base-cell-address="B2.B2"/>
          </calcext:conditional-format>
          <calcext:conditional-format calcext:target-range-address="B2.D2:B2.E3">
            <calcext:condition calcext:apply-style-name="Heading" calcext:value="begins-with('a')" calcext:base-cell-address="B2.D2"/>
            <calcext:condition calcext:apply-style-name="Default" calcext:value="=0" calcext:base-cell-address="B2.D2"/>
          </calcext:conditional-format>
          <calcext:conditional-format calcext:target-range-address="B2.F2:B2.G3">
            <calcext:condition calcext:apply-style-name="Heading" calcext:value="begins-with('a')" calcext:base-cell-address="B2.F2"/>
            <calcext:condition calcext:apply-style-name="Default" calcext:value="=0" calcext:base-cell-address="B2.F2"/>
          </calcext:conditional-format>
          <calcext:conditional-format calcext:target-range-address="B2.H2:B2.I3">
            <calcext:condition calcext:apply-style-name="Heading" calcext:value="begins-with('a')" calcext:base-cell-address="B2.H2"/>
            <calcext:condition calcext:apply-style-name="Default" calcext:value="=0" calcext:base-cell-address="B2.H2"/>
          </calcext:conditional-format>
          <calcext:conditional-format calcext:target-range-address="B2.J2:B2.K3">
            <calcext:condition calcext:apply-style-name="Heading" calcext:value="begins-with('a')" calcext:base-cell-address="B2.J2"/>
            <calcext:condition calcext:apply-style-name="Default" calcext:value="=0" calcext:base-cell-address="B2.J2"/>
          </calcext:conditional-format>
          <calcext:conditional-format calcext:target-range-address="B2.B4:B2.C5">
            <calcext:condition calcext:apply-style-name="Heading" calcext:value="begins-with('a')" calcext:base-cell-address="B2.B4"/>
            <calcext:condition calcext:apply-style-name="Default" calcext:value="=0" calcext:base-cell-address="B2.B4"/>
          </calcext:conditional-format>
          <calcext:conditional-format calcext:target-range-address="B2.D4:B2.E5">
            <calcext:condition calcext:apply-style-name="Heading" calcext:value="begins-with('a')" calcext:base-cell-address="B2.D4"/>
            <calcext:condition calcext:apply-style-name="Default" calcext:value="=0" calcext:base-cell-address="B2.D4"/>
          </calcext:conditional-format>
          <calcext:conditional-format calcext:target-range-address="B2.F4:B2.G5">
            <calcext:condition calcext:apply-style-name="Heading" calcext:value="begins-with('a')" calcext:base-cell-address="B2.F4"/>
            <calcext:condition calcext:apply-style-name="Default" calcext:value="=0" calcext:base-cell-address="B2.F4"/>
          </calcext:conditional-format>
          <calcext:conditional-format calcext:target-range-address="B2.H4:B2.I5">
            <calcext:condition calcext:apply-style-name="Heading" calcext:value="begins-with('a')" calcext:base-cell-address="B2.H4"/>
            <calcext:condition calcext:apply-style-name="Default" calcext:value="=0" calcext:base-cell-address="B2.H4"/>
          </calcext:conditional-format>
          <calcext:conditional-format calcext:target-range-address="B2.J4:B2.K5">
            <calcext:condition calcext:apply-style-name="Heading" calcext:value="begins-with('a')" calcext:base-cell-address="B2.J4"/>
            <calcext:condition calcext:apply-style-name="Default" calcext:value="=0" calcext:base-cell-address="B2.J4"/>
          </calcext:conditional-format>
          <calcext:conditional-format calcext:target-range-address="B2.B6:B2.C7">
            <calcext:condition calcext:apply-style-name="Heading" calcext:value="begins-with('a')" calcext:base-cell-address="B2.B6"/>
            <calcext:condition calcext:apply-style-name="Default" calcext:value="=0" calcext:base-cell-address="B2.B6"/>
          </calcext:conditional-format>
          <calcext:conditional-format calcext:target-range-address="B2.D6:B2.E7">
            <calcext:condition calcext:apply-style-name="Heading" calcext:value="begins-with('a')" calcext:base-cell-address="B2.D6"/>
            <calcext:condition calcext:apply-style-name="Default" calcext:value="=0" calcext:base-cell-address="B2.D6"/>
          </calcext:conditional-format>
          <calcext:conditional-format calcext:target-range-address="B2.F6:B2.G7">
            <calcext:condition calcext:apply-style-name="Heading" calcext:value="begins-with('a')" calcext:base-cell-address="B2.F6"/>
            <calcext:condition calcext:apply-style-name="Default" calcext:value="=0" calcext:base-cell-address="B2.F6"/>
          </calcext:conditional-format>
          <calcext:conditional-format calcext:target-range-address="B2.H6:B2.I7">
            <calcext:condition calcext:apply-style-name="Heading" calcext:value="begins-with('a')" calcext:base-cell-address="B2.H6"/>
            <calcext:condition calcext:apply-style-name="Default" calcext:value="=0" calcext:base-cell-address="B2.H6"/>
          </calcext:conditional-format>
          <calcext:conditional-format calcext:target-range-address="B2.J6:B2.K7">
            <calcext:condition calcext:apply-style-name="Heading" calcext:value="begins-with('a')" calcext:base-cell-address="B2.J6"/>
            <calcext:condition calcext:apply-style-name="Default" calcext:value="=0" calcext:base-cell-address="B2.J6"/>
          </calcext:conditional-format>
          <calcext:conditional-format calcext:target-range-address="B2.B8:B2.C9">
            <calcext:condition calcext:apply-style-name="Heading" calcext:value="begins-with('a')" calcext:base-cell-address="B2.B8"/>
            <calcext:condition calcext:apply-style-name="Default" calcext:value="=0" calcext:base-cell-address="B2.B8"/>
          </calcext:conditional-format>
          <calcext:conditional-format calcext:target-range-address="B2.D8:B2.E9">
            <calcext:condition calcext:apply-style-name="Heading" calcext:value="begins-with('a')" calcext:base-cell-address="B2.D8"/>
            <calcext:condition calcext:apply-style-name="Default" calcext:value="=0" calcext:base-cell-address="B2.D8"/>
          </calcext:conditional-format>
          <calcext:conditional-format calcext:target-range-address="B2.F8:B2.G9">
            <calcext:condition calcext:apply-style-name="Heading" calcext:value="begins-with('a')" calcext:base-cell-address="B2.F8"/>
            <calcext:condition calcext:apply-style-name="Default" calcext:value="=0" calcext:base-cell-address="B2.F8"/>
          </calcext:conditional-format>
          <calcext:conditional-format calcext:target-range-address="B2.H8:B2.I9">
            <calcext:condition calcext:apply-style-name="Heading" calcext:value="begins-with('a')" calcext:base-cell-address="B2.H8"/>
            <calcext:condition calcext:apply-style-name="Default" calcext:value="=0" calcext:base-cell-address="B2.H8"/>
          </calcext:conditional-format>
          <calcext:conditional-format calcext:target-range-address="B2.J8:B2.K9">
            <calcext:condition calcext:apply-style-name="Heading" calcext:value="begins-with('a')" calcext:base-cell-address="B2.J8"/>
            <calcext:condition calcext:apply-style-name="Default" calcext:value="=0" calcext:base-cell-address="B2.J8"/>
          </calcext:conditional-format>
          <calcext:conditional-format calcext:target-range-address="B2.B10:B2.C11">
            <calcext:condition calcext:apply-style-name="Heading" calcext:value="begins-with('a')" calcext:base-cell-address="B2.B10"/>
            <calcext:condition calcext:apply-style-name="Default" calcext:value="=0" calcext:base-cell-address="B2.B10"/>
          </calcext:conditional-format>
          <calcext:conditional-format calcext:target-range-address="B2.D10:B2.E11">
            <calcext:condition calcext:apply-style-name="Heading" calcext:value="begins-with('a')" calcext:base-cell-address="B2.D10"/>
            <calcext:condition calcext:apply-style-name="Default" calcext:value="=0" calcext:base-cell-address="B2.D10"/>
          </calcext:conditional-format>
          <calcext:conditional-format calcext:target-range-address="B2.F10:B2.G11">
            <calcext:condition calcext:apply-style-name="Heading" calcext:value="begins-with('a')" calcext:base-cell-address="B2.F10"/>
            <calcext:condition calcext:apply-style-name="Default" calcext:value="=0" calcext:base-cell-address="B2.F10"/>
          </calcext:conditional-format>
          <calcext:conditional-format calcext:target-range-address="B2.H10:B2.I11">
            <calcext:condition calcext:apply-style-name="Heading" calcext:value="begins-with('a')" calcext:base-cell-address="B2.H10"/>
            <calcext:condition calcext:apply-style-name="Default" calcext:value="=0" calcext:base-cell-address="B2.H10"/>
          </calcext:conditional-format>
          <calcext:conditional-format calcext:target-range-address="B2.J10:B2.K11">
            <calcext:condition calcext:apply-style-name="Heading" calcext:value="begins-with('a')" calcext:base-cell-address="B2.J10"/>
            <calcext:condition calcext:apply-style-name="Default" calcext:value="=0" calcext:base-cell-address="B2.J10"/>
          </calcext:conditional-format>
        </calcext:conditional-formats>
      </table:table>
      <table:table table:name="B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02"/>
          <table:table-cell table:style-name="ce712"/>
          <table:table-cell table:style-name="ce722"/>
          <table:table-cell table:style-name="ce732"/>
          <table:table-cell table:style-name="ce742"/>
          <table:table-cell table:style-name="ce752"/>
          <table:table-cell table:style-name="ce762"/>
          <table:table-cell table:style-name="ce772"/>
          <table:table-cell table:style-name="ce782"/>
          <table:table-cell table:style-name="ce792"/>
          <table:table-cell table:number-columns-repeated="1013"/>
        </table:table-row>
        <table:table-row table:style-name="ro1">
          <table:table-cell/>
          <table:table-cell table:style-name="ce703"/>
          <table:table-cell table:style-name="ce713"/>
          <table:table-cell table:style-name="ce723"/>
          <table:table-cell table:style-name="ce733"/>
          <table:table-cell table:style-name="ce743"/>
          <table:table-cell table:style-name="ce753"/>
          <table:table-cell table:style-name="ce763"/>
          <table:table-cell table:style-name="ce773"/>
          <table:table-cell table:style-name="ce783"/>
          <table:table-cell table:style-name="ce793"/>
          <table:table-cell table:number-columns-repeated="1013"/>
        </table:table-row>
        <table:table-row table:style-name="ro1">
          <table:table-cell/>
          <table:table-cell table:style-name="ce704"/>
          <table:table-cell table:style-name="ce714"/>
          <table:table-cell table:style-name="ce724"/>
          <table:table-cell table:style-name="ce734"/>
          <table:table-cell table:style-name="ce744"/>
          <table:table-cell table:style-name="ce754"/>
          <table:table-cell table:style-name="ce764"/>
          <table:table-cell table:style-name="ce774"/>
          <table:table-cell table:style-name="ce784"/>
          <table:table-cell table:style-name="ce794"/>
          <table:table-cell table:number-columns-repeated="1013"/>
        </table:table-row>
        <table:table-row table:style-name="ro1">
          <table:table-cell/>
          <table:table-cell table:style-name="ce705"/>
          <table:table-cell table:style-name="ce715"/>
          <table:table-cell table:style-name="ce725"/>
          <table:table-cell table:style-name="ce735"/>
          <table:table-cell table:style-name="ce745"/>
          <table:table-cell table:style-name="ce755"/>
          <table:table-cell table:style-name="ce765"/>
          <table:table-cell table:style-name="ce775"/>
          <table:table-cell table:style-name="ce785"/>
          <table:table-cell table:style-name="ce795"/>
          <table:table-cell table:number-columns-repeated="1013"/>
        </table:table-row>
        <table:table-row table:style-name="ro1">
          <table:table-cell/>
          <table:table-cell table:style-name="ce706"/>
          <table:table-cell table:style-name="ce716"/>
          <table:table-cell table:style-name="ce726"/>
          <table:table-cell table:style-name="ce736"/>
          <table:table-cell table:style-name="ce746"/>
          <table:table-cell table:style-name="ce756"/>
          <table:table-cell table:style-name="ce766"/>
          <table:table-cell table:style-name="ce776"/>
          <table:table-cell table:style-name="ce786"/>
          <table:table-cell table:style-name="ce796"/>
          <table:table-cell table:number-columns-repeated="1013"/>
        </table:table-row>
        <table:table-row table:style-name="ro1">
          <table:table-cell/>
          <table:table-cell table:style-name="ce707" office:value-type="string" calcext:value-type="string">
            <text:p>B3</text:p>
          </table:table-cell>
          <table:table-cell table:style-name="ce717"/>
          <table:table-cell table:style-name="ce727"/>
          <table:table-cell table:style-name="ce737"/>
          <table:table-cell table:style-name="ce747"/>
          <table:table-cell table:style-name="ce757"/>
          <table:table-cell table:style-name="ce767"/>
          <table:table-cell table:style-name="ce777"/>
          <table:table-cell table:style-name="ce787"/>
          <table:table-cell table:style-name="ce797"/>
          <table:table-cell table:number-columns-repeated="1013"/>
        </table:table-row>
        <table:table-row table:style-name="ro1">
          <table:table-cell/>
          <table:table-cell table:style-name="ce708"/>
          <table:table-cell table:style-name="ce718"/>
          <table:table-cell table:style-name="ce728"/>
          <table:table-cell table:style-name="ce738"/>
          <table:table-cell table:style-name="ce748"/>
          <table:table-cell table:style-name="ce758"/>
          <table:table-cell table:style-name="ce768"/>
          <table:table-cell table:style-name="ce778"/>
          <table:table-cell table:style-name="ce788"/>
          <table:table-cell table:style-name="ce798"/>
          <table:table-cell table:number-columns-repeated="1013"/>
        </table:table-row>
        <table:table-row table:style-name="ro1">
          <table:table-cell/>
          <table:table-cell table:style-name="ce709" office:value-type="string" calcext:value-type="string">
            <text:p>B2</text:p>
          </table:table-cell>
          <table:table-cell table:style-name="ce719"/>
          <table:table-cell table:style-name="ce729" office:value-type="string" calcext:value-type="string">
            <text:p>B3</text:p>
          </table:table-cell>
          <table:table-cell table:style-name="ce739"/>
          <table:table-cell table:style-name="ce749"/>
          <table:table-cell table:style-name="ce759"/>
          <table:table-cell table:style-name="ce769"/>
          <table:table-cell table:style-name="ce779"/>
          <table:table-cell table:style-name="ce789"/>
          <table:table-cell table:style-name="ce799"/>
          <table:table-cell table:number-columns-repeated="1013"/>
        </table:table-row>
        <table:table-row table:style-name="ro1">
          <table:table-cell/>
          <table:table-cell table:style-name="ce710"/>
          <table:table-cell table:style-name="ce720"/>
          <table:table-cell table:style-name="ce730"/>
          <table:table-cell table:style-name="ce740"/>
          <table:table-cell table:style-name="ce750"/>
          <table:table-cell table:style-name="ce760"/>
          <table:table-cell table:style-name="ce770"/>
          <table:table-cell table:style-name="ce780"/>
          <table:table-cell table:style-name="ce790"/>
          <table:table-cell table:style-name="ce800"/>
          <table:table-cell table:number-columns-repeated="1013"/>
        </table:table-row>
        <table:table-row table:style-name="ro1">
          <table:table-cell/>
          <table:table-cell table:style-name="ce711" office:value-type="string" calcext:value-type="string">
            <text:p>B1</text:p>
          </table:table-cell>
          <table:table-cell table:style-name="ce721"/>
          <table:table-cell table:style-name="ce731" office:value-type="string" calcext:value-type="string">
            <text:p>B2</text:p>
          </table:table-cell>
          <table:table-cell table:style-name="ce741"/>
          <table:table-cell table:style-name="ce751" office:value-type="string" calcext:value-type="string">
            <text:p>B3</text:p>
          </table:table-cell>
          <table:table-cell table:style-name="ce761"/>
          <table:table-cell table:style-name="ce771"/>
          <table:table-cell table:style-name="ce781"/>
          <table:table-cell table:style-name="ce791"/>
          <table:table-cell table:style-name="ce8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3.B2:B3.C3">
            <calcext:condition calcext:apply-style-name="Heading" calcext:value="begins-with('a')" calcext:base-cell-address="B3.B2"/>
            <calcext:condition calcext:apply-style-name="Default" calcext:value="=0" calcext:base-cell-address="B3.B2"/>
          </calcext:conditional-format>
          <calcext:conditional-format calcext:target-range-address="B3.D2:B3.E3">
            <calcext:condition calcext:apply-style-name="Heading" calcext:value="begins-with('a')" calcext:base-cell-address="B3.D2"/>
            <calcext:condition calcext:apply-style-name="Default" calcext:value="=0" calcext:base-cell-address="B3.D2"/>
          </calcext:conditional-format>
          <calcext:conditional-format calcext:target-range-address="B3.F2:B3.G3">
            <calcext:condition calcext:apply-style-name="Heading" calcext:value="begins-with('a')" calcext:base-cell-address="B3.F2"/>
            <calcext:condition calcext:apply-style-name="Default" calcext:value="=0" calcext:base-cell-address="B3.F2"/>
          </calcext:conditional-format>
          <calcext:conditional-format calcext:target-range-address="B3.H2:B3.I3">
            <calcext:condition calcext:apply-style-name="Heading" calcext:value="begins-with('a')" calcext:base-cell-address="B3.H2"/>
            <calcext:condition calcext:apply-style-name="Default" calcext:value="=0" calcext:base-cell-address="B3.H2"/>
          </calcext:conditional-format>
          <calcext:conditional-format calcext:target-range-address="B3.J2:B3.K3">
            <calcext:condition calcext:apply-style-name="Heading" calcext:value="begins-with('a')" calcext:base-cell-address="B3.J2"/>
            <calcext:condition calcext:apply-style-name="Default" calcext:value="=0" calcext:base-cell-address="B3.J2"/>
          </calcext:conditional-format>
          <calcext:conditional-format calcext:target-range-address="B3.B4:B3.C5">
            <calcext:condition calcext:apply-style-name="Heading" calcext:value="begins-with('a')" calcext:base-cell-address="B3.B4"/>
            <calcext:condition calcext:apply-style-name="Default" calcext:value="=0" calcext:base-cell-address="B3.B4"/>
          </calcext:conditional-format>
          <calcext:conditional-format calcext:target-range-address="B3.D4:B3.E5">
            <calcext:condition calcext:apply-style-name="Heading" calcext:value="begins-with('a')" calcext:base-cell-address="B3.D4"/>
            <calcext:condition calcext:apply-style-name="Default" calcext:value="=0" calcext:base-cell-address="B3.D4"/>
          </calcext:conditional-format>
          <calcext:conditional-format calcext:target-range-address="B3.F4:B3.G5">
            <calcext:condition calcext:apply-style-name="Heading" calcext:value="begins-with('a')" calcext:base-cell-address="B3.F4"/>
            <calcext:condition calcext:apply-style-name="Default" calcext:value="=0" calcext:base-cell-address="B3.F4"/>
          </calcext:conditional-format>
          <calcext:conditional-format calcext:target-range-address="B3.H4:B3.I5">
            <calcext:condition calcext:apply-style-name="Heading" calcext:value="begins-with('a')" calcext:base-cell-address="B3.H4"/>
            <calcext:condition calcext:apply-style-name="Default" calcext:value="=0" calcext:base-cell-address="B3.H4"/>
          </calcext:conditional-format>
          <calcext:conditional-format calcext:target-range-address="B3.J4:B3.K5">
            <calcext:condition calcext:apply-style-name="Heading" calcext:value="begins-with('a')" calcext:base-cell-address="B3.J4"/>
            <calcext:condition calcext:apply-style-name="Default" calcext:value="=0" calcext:base-cell-address="B3.J4"/>
          </calcext:conditional-format>
          <calcext:conditional-format calcext:target-range-address="B3.B6:B3.C7">
            <calcext:condition calcext:apply-style-name="Heading" calcext:value="begins-with('a')" calcext:base-cell-address="B3.B6"/>
            <calcext:condition calcext:apply-style-name="Default" calcext:value="=0" calcext:base-cell-address="B3.B6"/>
          </calcext:conditional-format>
          <calcext:conditional-format calcext:target-range-address="B3.D6:B3.E7">
            <calcext:condition calcext:apply-style-name="Heading" calcext:value="begins-with('a')" calcext:base-cell-address="B3.D6"/>
            <calcext:condition calcext:apply-style-name="Default" calcext:value="=0" calcext:base-cell-address="B3.D6"/>
          </calcext:conditional-format>
          <calcext:conditional-format calcext:target-range-address="B3.F6:B3.G7">
            <calcext:condition calcext:apply-style-name="Heading" calcext:value="begins-with('a')" calcext:base-cell-address="B3.F6"/>
            <calcext:condition calcext:apply-style-name="Default" calcext:value="=0" calcext:base-cell-address="B3.F6"/>
          </calcext:conditional-format>
          <calcext:conditional-format calcext:target-range-address="B3.H6:B3.I7">
            <calcext:condition calcext:apply-style-name="Heading" calcext:value="begins-with('a')" calcext:base-cell-address="B3.H6"/>
            <calcext:condition calcext:apply-style-name="Default" calcext:value="=0" calcext:base-cell-address="B3.H6"/>
          </calcext:conditional-format>
          <calcext:conditional-format calcext:target-range-address="B3.J6:B3.K7">
            <calcext:condition calcext:apply-style-name="Heading" calcext:value="begins-with('a')" calcext:base-cell-address="B3.J6"/>
            <calcext:condition calcext:apply-style-name="Default" calcext:value="=0" calcext:base-cell-address="B3.J6"/>
          </calcext:conditional-format>
          <calcext:conditional-format calcext:target-range-address="B3.B8:B3.C9">
            <calcext:condition calcext:apply-style-name="Heading" calcext:value="begins-with('a')" calcext:base-cell-address="B3.B8"/>
            <calcext:condition calcext:apply-style-name="Default" calcext:value="=0" calcext:base-cell-address="B3.B8"/>
          </calcext:conditional-format>
          <calcext:conditional-format calcext:target-range-address="B3.D8:B3.E9">
            <calcext:condition calcext:apply-style-name="Heading" calcext:value="begins-with('a')" calcext:base-cell-address="B3.D8"/>
            <calcext:condition calcext:apply-style-name="Default" calcext:value="=0" calcext:base-cell-address="B3.D8"/>
          </calcext:conditional-format>
          <calcext:conditional-format calcext:target-range-address="B3.F8:B3.G9">
            <calcext:condition calcext:apply-style-name="Heading" calcext:value="begins-with('a')" calcext:base-cell-address="B3.F8"/>
            <calcext:condition calcext:apply-style-name="Default" calcext:value="=0" calcext:base-cell-address="B3.F8"/>
          </calcext:conditional-format>
          <calcext:conditional-format calcext:target-range-address="B3.H8:B3.I9">
            <calcext:condition calcext:apply-style-name="Heading" calcext:value="begins-with('a')" calcext:base-cell-address="B3.H8"/>
            <calcext:condition calcext:apply-style-name="Default" calcext:value="=0" calcext:base-cell-address="B3.H8"/>
          </calcext:conditional-format>
          <calcext:conditional-format calcext:target-range-address="B3.J8:B3.K9">
            <calcext:condition calcext:apply-style-name="Heading" calcext:value="begins-with('a')" calcext:base-cell-address="B3.J8"/>
            <calcext:condition calcext:apply-style-name="Default" calcext:value="=0" calcext:base-cell-address="B3.J8"/>
          </calcext:conditional-format>
          <calcext:conditional-format calcext:target-range-address="B3.B10:B3.C11">
            <calcext:condition calcext:apply-style-name="Heading" calcext:value="begins-with('a')" calcext:base-cell-address="B3.B10"/>
            <calcext:condition calcext:apply-style-name="Default" calcext:value="=0" calcext:base-cell-address="B3.B10"/>
          </calcext:conditional-format>
          <calcext:conditional-format calcext:target-range-address="B3.D10:B3.E11">
            <calcext:condition calcext:apply-style-name="Heading" calcext:value="begins-with('a')" calcext:base-cell-address="B3.D10"/>
            <calcext:condition calcext:apply-style-name="Default" calcext:value="=0" calcext:base-cell-address="B3.D10"/>
          </calcext:conditional-format>
          <calcext:conditional-format calcext:target-range-address="B3.F10:B3.G11">
            <calcext:condition calcext:apply-style-name="Heading" calcext:value="begins-with('a')" calcext:base-cell-address="B3.F10"/>
            <calcext:condition calcext:apply-style-name="Default" calcext:value="=0" calcext:base-cell-address="B3.F10"/>
          </calcext:conditional-format>
          <calcext:conditional-format calcext:target-range-address="B3.H10:B3.I11">
            <calcext:condition calcext:apply-style-name="Heading" calcext:value="begins-with('a')" calcext:base-cell-address="B3.H10"/>
            <calcext:condition calcext:apply-style-name="Default" calcext:value="=0" calcext:base-cell-address="B3.H10"/>
          </calcext:conditional-format>
          <calcext:conditional-format calcext:target-range-address="B3.J10:B3.K11">
            <calcext:condition calcext:apply-style-name="Heading" calcext:value="begins-with('a')" calcext:base-cell-address="B3.J10"/>
            <calcext:condition calcext:apply-style-name="Default" calcext:value="=0" calcext:base-cell-address="B3.J10"/>
          </calcext:conditional-format>
        </calcext:conditional-formats>
      </table:table>
      <table:table table:name="B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02"/>
          <table:table-cell table:style-name="ce812"/>
          <table:table-cell table:style-name="ce822"/>
          <table:table-cell table:style-name="ce832"/>
          <table:table-cell table:style-name="ce842"/>
          <table:table-cell table:style-name="ce852"/>
          <table:table-cell table:style-name="ce862"/>
          <table:table-cell table:style-name="ce872"/>
          <table:table-cell table:style-name="ce882"/>
          <table:table-cell table:style-name="ce892"/>
          <table:table-cell table:number-columns-repeated="1013"/>
        </table:table-row>
        <table:table-row table:style-name="ro1">
          <table:table-cell/>
          <table:table-cell table:style-name="ce803"/>
          <table:table-cell table:style-name="ce813"/>
          <table:table-cell table:style-name="ce823"/>
          <table:table-cell table:style-name="ce833"/>
          <table:table-cell table:style-name="ce843"/>
          <table:table-cell table:style-name="ce853"/>
          <table:table-cell table:style-name="ce863"/>
          <table:table-cell table:style-name="ce873"/>
          <table:table-cell table:style-name="ce883"/>
          <table:table-cell table:style-name="ce893"/>
          <table:table-cell table:number-columns-repeated="1013"/>
        </table:table-row>
        <table:table-row table:style-name="ro1">
          <table:table-cell/>
          <table:table-cell table:style-name="ce804"/>
          <table:table-cell table:style-name="ce814"/>
          <table:table-cell table:style-name="ce824"/>
          <table:table-cell table:style-name="ce834"/>
          <table:table-cell table:style-name="ce844"/>
          <table:table-cell table:style-name="ce854"/>
          <table:table-cell table:style-name="ce864"/>
          <table:table-cell table:style-name="ce874"/>
          <table:table-cell table:style-name="ce884"/>
          <table:table-cell table:style-name="ce894"/>
          <table:table-cell table:number-columns-repeated="1013"/>
        </table:table-row>
        <table:table-row table:style-name="ro1">
          <table:table-cell/>
          <table:table-cell table:style-name="ce805" office:value-type="string" calcext:value-type="string">
            <text:p>B4</text:p>
          </table:table-cell>
          <table:table-cell table:style-name="ce815"/>
          <table:table-cell table:style-name="ce825"/>
          <table:table-cell table:style-name="ce835"/>
          <table:table-cell table:style-name="ce845"/>
          <table:table-cell table:style-name="ce855"/>
          <table:table-cell table:style-name="ce865"/>
          <table:table-cell table:style-name="ce875"/>
          <table:table-cell table:style-name="ce885"/>
          <table:table-cell table:style-name="ce895"/>
          <table:table-cell table:number-columns-repeated="1013"/>
        </table:table-row>
        <table:table-row table:style-name="ro1">
          <table:table-cell/>
          <table:table-cell table:style-name="ce806"/>
          <table:table-cell table:style-name="ce816"/>
          <table:table-cell table:style-name="ce826"/>
          <table:table-cell table:style-name="ce836"/>
          <table:table-cell table:style-name="ce846"/>
          <table:table-cell table:style-name="ce856"/>
          <table:table-cell table:style-name="ce866"/>
          <table:table-cell table:style-name="ce876"/>
          <table:table-cell table:style-name="ce886"/>
          <table:table-cell table:style-name="ce896"/>
          <table:table-cell table:number-columns-repeated="1013"/>
        </table:table-row>
        <table:table-row table:style-name="ro1">
          <table:table-cell/>
          <table:table-cell table:style-name="ce807" office:value-type="string" calcext:value-type="string">
            <text:p>B3</text:p>
          </table:table-cell>
          <table:table-cell table:style-name="ce817"/>
          <table:table-cell table:style-name="ce827" office:value-type="string" calcext:value-type="string">
            <text:p>B4</text:p>
          </table:table-cell>
          <table:table-cell table:style-name="ce837"/>
          <table:table-cell table:style-name="ce847"/>
          <table:table-cell table:style-name="ce857"/>
          <table:table-cell table:style-name="ce867"/>
          <table:table-cell table:style-name="ce877"/>
          <table:table-cell table:style-name="ce887"/>
          <table:table-cell table:style-name="ce897"/>
          <table:table-cell table:number-columns-repeated="1013"/>
        </table:table-row>
        <table:table-row table:style-name="ro1">
          <table:table-cell/>
          <table:table-cell table:style-name="ce808"/>
          <table:table-cell table:style-name="ce818"/>
          <table:table-cell table:style-name="ce828"/>
          <table:table-cell table:style-name="ce838"/>
          <table:table-cell table:style-name="ce848"/>
          <table:table-cell table:style-name="ce858"/>
          <table:table-cell table:style-name="ce868"/>
          <table:table-cell table:style-name="ce878"/>
          <table:table-cell table:style-name="ce888"/>
          <table:table-cell table:style-name="ce898"/>
          <table:table-cell table:number-columns-repeated="1013"/>
        </table:table-row>
        <table:table-row table:style-name="ro1">
          <table:table-cell/>
          <table:table-cell table:style-name="ce809" office:value-type="string" calcext:value-type="string">
            <text:p>B2</text:p>
          </table:table-cell>
          <table:table-cell table:style-name="ce819"/>
          <table:table-cell table:style-name="ce829" office:value-type="string" calcext:value-type="string">
            <text:p>B3</text:p>
          </table:table-cell>
          <table:table-cell table:style-name="ce839"/>
          <table:table-cell table:style-name="ce849" office:value-type="string" calcext:value-type="string">
            <text:p>B4</text:p>
          </table:table-cell>
          <table:table-cell table:style-name="ce859"/>
          <table:table-cell table:style-name="ce869"/>
          <table:table-cell table:style-name="ce879"/>
          <table:table-cell table:style-name="ce889"/>
          <table:table-cell table:style-name="ce899"/>
          <table:table-cell table:number-columns-repeated="1013"/>
        </table:table-row>
        <table:table-row table:style-name="ro1">
          <table:table-cell/>
          <table:table-cell table:style-name="ce810"/>
          <table:table-cell table:style-name="ce820"/>
          <table:table-cell table:style-name="ce830"/>
          <table:table-cell table:style-name="ce840"/>
          <table:table-cell table:style-name="ce850"/>
          <table:table-cell table:style-name="ce860"/>
          <table:table-cell table:style-name="ce870"/>
          <table:table-cell table:style-name="ce880"/>
          <table:table-cell table:style-name="ce890"/>
          <table:table-cell table:style-name="ce900"/>
          <table:table-cell table:number-columns-repeated="1013"/>
        </table:table-row>
        <table:table-row table:style-name="ro1">
          <table:table-cell/>
          <table:table-cell table:style-name="ce811" office:value-type="string" calcext:value-type="string">
            <text:p>B1</text:p>
          </table:table-cell>
          <table:table-cell table:style-name="ce821"/>
          <table:table-cell table:style-name="ce831" office:value-type="string" calcext:value-type="string">
            <text:p>B2</text:p>
          </table:table-cell>
          <table:table-cell table:style-name="ce841"/>
          <table:table-cell table:style-name="ce851" office:value-type="string" calcext:value-type="string">
            <text:p>B3</text:p>
          </table:table-cell>
          <table:table-cell table:style-name="ce861"/>
          <table:table-cell table:style-name="ce871" office:value-type="string" calcext:value-type="string">
            <text:p>B4</text:p>
          </table:table-cell>
          <table:table-cell table:style-name="ce881"/>
          <table:table-cell table:style-name="ce891"/>
          <table:table-cell table:style-name="ce9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4.B2:B4.C3">
            <calcext:condition calcext:apply-style-name="Heading" calcext:value="begins-with('a')" calcext:base-cell-address="B4.B2"/>
            <calcext:condition calcext:apply-style-name="Default" calcext:value="=0" calcext:base-cell-address="B4.B2"/>
          </calcext:conditional-format>
          <calcext:conditional-format calcext:target-range-address="B4.D2:B4.E3">
            <calcext:condition calcext:apply-style-name="Heading" calcext:value="begins-with('a')" calcext:base-cell-address="B4.D2"/>
            <calcext:condition calcext:apply-style-name="Default" calcext:value="=0" calcext:base-cell-address="B4.D2"/>
          </calcext:conditional-format>
          <calcext:conditional-format calcext:target-range-address="B4.F2:B4.G3">
            <calcext:condition calcext:apply-style-name="Heading" calcext:value="begins-with('a')" calcext:base-cell-address="B4.F2"/>
            <calcext:condition calcext:apply-style-name="Default" calcext:value="=0" calcext:base-cell-address="B4.F2"/>
          </calcext:conditional-format>
          <calcext:conditional-format calcext:target-range-address="B4.H2:B4.I3">
            <calcext:condition calcext:apply-style-name="Heading" calcext:value="begins-with('a')" calcext:base-cell-address="B4.H2"/>
            <calcext:condition calcext:apply-style-name="Default" calcext:value="=0" calcext:base-cell-address="B4.H2"/>
          </calcext:conditional-format>
          <calcext:conditional-format calcext:target-range-address="B4.J2:B4.K3">
            <calcext:condition calcext:apply-style-name="Heading" calcext:value="begins-with('a')" calcext:base-cell-address="B4.J2"/>
            <calcext:condition calcext:apply-style-name="Default" calcext:value="=0" calcext:base-cell-address="B4.J2"/>
          </calcext:conditional-format>
          <calcext:conditional-format calcext:target-range-address="B4.B4:B4.C5">
            <calcext:condition calcext:apply-style-name="Heading" calcext:value="begins-with('a')" calcext:base-cell-address="B4.B4"/>
            <calcext:condition calcext:apply-style-name="Default" calcext:value="=0" calcext:base-cell-address="B4.B4"/>
          </calcext:conditional-format>
          <calcext:conditional-format calcext:target-range-address="B4.D4:B4.E5">
            <calcext:condition calcext:apply-style-name="Heading" calcext:value="begins-with('a')" calcext:base-cell-address="B4.D4"/>
            <calcext:condition calcext:apply-style-name="Default" calcext:value="=0" calcext:base-cell-address="B4.D4"/>
          </calcext:conditional-format>
          <calcext:conditional-format calcext:target-range-address="B4.F4:B4.G5">
            <calcext:condition calcext:apply-style-name="Heading" calcext:value="begins-with('a')" calcext:base-cell-address="B4.F4"/>
            <calcext:condition calcext:apply-style-name="Default" calcext:value="=0" calcext:base-cell-address="B4.F4"/>
          </calcext:conditional-format>
          <calcext:conditional-format calcext:target-range-address="B4.H4:B4.I5">
            <calcext:condition calcext:apply-style-name="Heading" calcext:value="begins-with('a')" calcext:base-cell-address="B4.H4"/>
            <calcext:condition calcext:apply-style-name="Default" calcext:value="=0" calcext:base-cell-address="B4.H4"/>
          </calcext:conditional-format>
          <calcext:conditional-format calcext:target-range-address="B4.J4:B4.K5">
            <calcext:condition calcext:apply-style-name="Heading" calcext:value="begins-with('a')" calcext:base-cell-address="B4.J4"/>
            <calcext:condition calcext:apply-style-name="Default" calcext:value="=0" calcext:base-cell-address="B4.J4"/>
          </calcext:conditional-format>
          <calcext:conditional-format calcext:target-range-address="B4.B6:B4.C7">
            <calcext:condition calcext:apply-style-name="Heading" calcext:value="begins-with('a')" calcext:base-cell-address="B4.B6"/>
            <calcext:condition calcext:apply-style-name="Default" calcext:value="=0" calcext:base-cell-address="B4.B6"/>
          </calcext:conditional-format>
          <calcext:conditional-format calcext:target-range-address="B4.D6:B4.E7">
            <calcext:condition calcext:apply-style-name="Heading" calcext:value="begins-with('a')" calcext:base-cell-address="B4.D6"/>
            <calcext:condition calcext:apply-style-name="Default" calcext:value="=0" calcext:base-cell-address="B4.D6"/>
          </calcext:conditional-format>
          <calcext:conditional-format calcext:target-range-address="B4.F6:B4.G7">
            <calcext:condition calcext:apply-style-name="Heading" calcext:value="begins-with('a')" calcext:base-cell-address="B4.F6"/>
            <calcext:condition calcext:apply-style-name="Default" calcext:value="=0" calcext:base-cell-address="B4.F6"/>
          </calcext:conditional-format>
          <calcext:conditional-format calcext:target-range-address="B4.H6:B4.I7">
            <calcext:condition calcext:apply-style-name="Heading" calcext:value="begins-with('a')" calcext:base-cell-address="B4.H6"/>
            <calcext:condition calcext:apply-style-name="Default" calcext:value="=0" calcext:base-cell-address="B4.H6"/>
          </calcext:conditional-format>
          <calcext:conditional-format calcext:target-range-address="B4.J6:B4.K7">
            <calcext:condition calcext:apply-style-name="Heading" calcext:value="begins-with('a')" calcext:base-cell-address="B4.J6"/>
            <calcext:condition calcext:apply-style-name="Default" calcext:value="=0" calcext:base-cell-address="B4.J6"/>
          </calcext:conditional-format>
          <calcext:conditional-format calcext:target-range-address="B4.B8:B4.C9">
            <calcext:condition calcext:apply-style-name="Heading" calcext:value="begins-with('a')" calcext:base-cell-address="B4.B8"/>
            <calcext:condition calcext:apply-style-name="Default" calcext:value="=0" calcext:base-cell-address="B4.B8"/>
          </calcext:conditional-format>
          <calcext:conditional-format calcext:target-range-address="B4.D8:B4.E9">
            <calcext:condition calcext:apply-style-name="Heading" calcext:value="begins-with('a')" calcext:base-cell-address="B4.D8"/>
            <calcext:condition calcext:apply-style-name="Default" calcext:value="=0" calcext:base-cell-address="B4.D8"/>
          </calcext:conditional-format>
          <calcext:conditional-format calcext:target-range-address="B4.F8:B4.G9">
            <calcext:condition calcext:apply-style-name="Heading" calcext:value="begins-with('a')" calcext:base-cell-address="B4.F8"/>
            <calcext:condition calcext:apply-style-name="Default" calcext:value="=0" calcext:base-cell-address="B4.F8"/>
          </calcext:conditional-format>
          <calcext:conditional-format calcext:target-range-address="B4.H8:B4.I9">
            <calcext:condition calcext:apply-style-name="Heading" calcext:value="begins-with('a')" calcext:base-cell-address="B4.H8"/>
            <calcext:condition calcext:apply-style-name="Default" calcext:value="=0" calcext:base-cell-address="B4.H8"/>
          </calcext:conditional-format>
          <calcext:conditional-format calcext:target-range-address="B4.J8:B4.K9">
            <calcext:condition calcext:apply-style-name="Heading" calcext:value="begins-with('a')" calcext:base-cell-address="B4.J8"/>
            <calcext:condition calcext:apply-style-name="Default" calcext:value="=0" calcext:base-cell-address="B4.J8"/>
          </calcext:conditional-format>
          <calcext:conditional-format calcext:target-range-address="B4.B10:B4.C11">
            <calcext:condition calcext:apply-style-name="Heading" calcext:value="begins-with('a')" calcext:base-cell-address="B4.B10"/>
            <calcext:condition calcext:apply-style-name="Default" calcext:value="=0" calcext:base-cell-address="B4.B10"/>
          </calcext:conditional-format>
          <calcext:conditional-format calcext:target-range-address="B4.D10:B4.E11">
            <calcext:condition calcext:apply-style-name="Heading" calcext:value="begins-with('a')" calcext:base-cell-address="B4.D10"/>
            <calcext:condition calcext:apply-style-name="Default" calcext:value="=0" calcext:base-cell-address="B4.D10"/>
          </calcext:conditional-format>
          <calcext:conditional-format calcext:target-range-address="B4.F10:B4.G11">
            <calcext:condition calcext:apply-style-name="Heading" calcext:value="begins-with('a')" calcext:base-cell-address="B4.F10"/>
            <calcext:condition calcext:apply-style-name="Default" calcext:value="=0" calcext:base-cell-address="B4.F10"/>
          </calcext:conditional-format>
          <calcext:conditional-format calcext:target-range-address="B4.H10:B4.I11">
            <calcext:condition calcext:apply-style-name="Heading" calcext:value="begins-with('a')" calcext:base-cell-address="B4.H10"/>
            <calcext:condition calcext:apply-style-name="Default" calcext:value="=0" calcext:base-cell-address="B4.H10"/>
          </calcext:conditional-format>
          <calcext:conditional-format calcext:target-range-address="B4.J10:B4.K11">
            <calcext:condition calcext:apply-style-name="Heading" calcext:value="begins-with('a')" calcext:base-cell-address="B4.J10"/>
            <calcext:condition calcext:apply-style-name="Default" calcext:value="=0" calcext:base-cell-address="B4.J10"/>
          </calcext:conditional-format>
        </calcext:conditional-formats>
      </table:table>
      <table:table table:name="B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02"/>
          <table:table-cell table:style-name="ce912"/>
          <table:table-cell table:style-name="ce922"/>
          <table:table-cell table:style-name="ce932"/>
          <table:table-cell table:style-name="ce942"/>
          <table:table-cell table:style-name="ce952"/>
          <table:table-cell table:style-name="ce962"/>
          <table:table-cell table:style-name="ce972"/>
          <table:table-cell table:style-name="ce982"/>
          <table:table-cell table:style-name="ce992"/>
          <table:table-cell table:number-columns-repeated="1013"/>
        </table:table-row>
        <table:table-row table:style-name="ro1">
          <table:table-cell/>
          <table:table-cell table:style-name="ce903" office:value-type="string" calcext:value-type="string">
            <text:p>B5</text:p>
          </table:table-cell>
          <table:table-cell table:style-name="ce913"/>
          <table:table-cell table:style-name="ce923"/>
          <table:table-cell table:style-name="ce933"/>
          <table:table-cell table:style-name="ce943"/>
          <table:table-cell table:style-name="ce953"/>
          <table:table-cell table:style-name="ce963"/>
          <table:table-cell table:style-name="ce973"/>
          <table:table-cell table:style-name="ce983"/>
          <table:table-cell table:style-name="ce993"/>
          <table:table-cell table:number-columns-repeated="1013"/>
        </table:table-row>
        <table:table-row table:style-name="ro1">
          <table:table-cell/>
          <table:table-cell table:style-name="ce904"/>
          <table:table-cell table:style-name="ce914"/>
          <table:table-cell table:style-name="ce924"/>
          <table:table-cell table:style-name="ce934"/>
          <table:table-cell table:style-name="ce944"/>
          <table:table-cell table:style-name="ce954"/>
          <table:table-cell table:style-name="ce964"/>
          <table:table-cell table:style-name="ce974"/>
          <table:table-cell table:style-name="ce984"/>
          <table:table-cell table:style-name="ce994"/>
          <table:table-cell table:number-columns-repeated="1013"/>
        </table:table-row>
        <table:table-row table:style-name="ro1">
          <table:table-cell/>
          <table:table-cell table:style-name="ce905" office:value-type="string" calcext:value-type="string">
            <text:p>B4</text:p>
          </table:table-cell>
          <table:table-cell table:style-name="ce915"/>
          <table:table-cell table:style-name="ce925" office:value-type="string" calcext:value-type="string">
            <text:p>B5</text:p>
          </table:table-cell>
          <table:table-cell table:style-name="ce935"/>
          <table:table-cell table:style-name="ce945"/>
          <table:table-cell table:style-name="ce955"/>
          <table:table-cell table:style-name="ce965"/>
          <table:table-cell table:style-name="ce975"/>
          <table:table-cell table:style-name="ce985"/>
          <table:table-cell table:style-name="ce995"/>
          <table:table-cell table:number-columns-repeated="1013"/>
        </table:table-row>
        <table:table-row table:style-name="ro1">
          <table:table-cell/>
          <table:table-cell table:style-name="ce906"/>
          <table:table-cell table:style-name="ce916"/>
          <table:table-cell table:style-name="ce926"/>
          <table:table-cell table:style-name="ce936"/>
          <table:table-cell table:style-name="ce946"/>
          <table:table-cell table:style-name="ce956"/>
          <table:table-cell table:style-name="ce966"/>
          <table:table-cell table:style-name="ce976"/>
          <table:table-cell table:style-name="ce986"/>
          <table:table-cell table:style-name="ce996"/>
          <table:table-cell table:number-columns-repeated="1013"/>
        </table:table-row>
        <table:table-row table:style-name="ro1">
          <table:table-cell/>
          <table:table-cell table:style-name="ce907" office:value-type="string" calcext:value-type="string">
            <text:p>B3</text:p>
          </table:table-cell>
          <table:table-cell table:style-name="ce917"/>
          <table:table-cell table:style-name="ce927" office:value-type="string" calcext:value-type="string">
            <text:p>B4</text:p>
          </table:table-cell>
          <table:table-cell table:style-name="ce937"/>
          <table:table-cell table:style-name="ce947" office:value-type="string" calcext:value-type="string">
            <text:p>B5</text:p>
          </table:table-cell>
          <table:table-cell table:style-name="ce957"/>
          <table:table-cell table:style-name="ce967"/>
          <table:table-cell table:style-name="ce977"/>
          <table:table-cell table:style-name="ce987"/>
          <table:table-cell table:style-name="ce997"/>
          <table:table-cell table:number-columns-repeated="1013"/>
        </table:table-row>
        <table:table-row table:style-name="ro1">
          <table:table-cell/>
          <table:table-cell table:style-name="ce908"/>
          <table:table-cell table:style-name="ce918"/>
          <table:table-cell table:style-name="ce928"/>
          <table:table-cell table:style-name="ce938"/>
          <table:table-cell table:style-name="ce948"/>
          <table:table-cell table:style-name="ce958"/>
          <table:table-cell table:style-name="ce968"/>
          <table:table-cell table:style-name="ce978"/>
          <table:table-cell table:style-name="ce988"/>
          <table:table-cell table:style-name="ce998"/>
          <table:table-cell table:number-columns-repeated="1013"/>
        </table:table-row>
        <table:table-row table:style-name="ro1">
          <table:table-cell/>
          <table:table-cell table:style-name="ce909" office:value-type="string" calcext:value-type="string">
            <text:p>B2</text:p>
          </table:table-cell>
          <table:table-cell table:style-name="ce919"/>
          <table:table-cell table:style-name="ce929" office:value-type="string" calcext:value-type="string">
            <text:p>B3</text:p>
          </table:table-cell>
          <table:table-cell table:style-name="ce939"/>
          <table:table-cell table:style-name="ce949" office:value-type="string" calcext:value-type="string">
            <text:p>B4</text:p>
          </table:table-cell>
          <table:table-cell table:style-name="ce959"/>
          <table:table-cell table:style-name="ce969" office:value-type="string" calcext:value-type="string">
            <text:p>B5</text:p>
          </table:table-cell>
          <table:table-cell table:style-name="ce979"/>
          <table:table-cell table:style-name="ce989"/>
          <table:table-cell table:style-name="ce999"/>
          <table:table-cell table:number-columns-repeated="1013"/>
        </table:table-row>
        <table:table-row table:style-name="ro1">
          <table:table-cell/>
          <table:table-cell table:style-name="ce910"/>
          <table:table-cell table:style-name="ce920"/>
          <table:table-cell table:style-name="ce930"/>
          <table:table-cell table:style-name="ce940"/>
          <table:table-cell table:style-name="ce950"/>
          <table:table-cell table:style-name="ce960"/>
          <table:table-cell table:style-name="ce970"/>
          <table:table-cell table:style-name="ce980"/>
          <table:table-cell table:style-name="ce990"/>
          <table:table-cell table:style-name="ce1000"/>
          <table:table-cell table:number-columns-repeated="1013"/>
        </table:table-row>
        <table:table-row table:style-name="ro1">
          <table:table-cell/>
          <table:table-cell table:style-name="ce911" office:value-type="string" calcext:value-type="string">
            <text:p>B1</text:p>
          </table:table-cell>
          <table:table-cell table:style-name="ce921"/>
          <table:table-cell table:style-name="ce931" office:value-type="string" calcext:value-type="string">
            <text:p>B2</text:p>
          </table:table-cell>
          <table:table-cell table:style-name="ce941"/>
          <table:table-cell table:style-name="ce951" office:value-type="string" calcext:value-type="string">
            <text:p>B3</text:p>
          </table:table-cell>
          <table:table-cell table:style-name="ce961"/>
          <table:table-cell table:style-name="ce971" office:value-type="string" calcext:value-type="string">
            <text:p>B4</text:p>
          </table:table-cell>
          <table:table-cell table:style-name="ce981"/>
          <table:table-cell table:style-name="ce991" office:value-type="string" calcext:value-type="string">
            <text:p>B5</text:p>
          </table:table-cell>
          <table:table-cell table:style-name="ce10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5.B2:B5.C3">
            <calcext:condition calcext:apply-style-name="Heading" calcext:value="begins-with('a')" calcext:base-cell-address="B5.B2"/>
            <calcext:condition calcext:apply-style-name="Default" calcext:value="=0" calcext:base-cell-address="B5.B2"/>
          </calcext:conditional-format>
          <calcext:conditional-format calcext:target-range-address="B5.D2:B5.E3">
            <calcext:condition calcext:apply-style-name="Heading" calcext:value="begins-with('a')" calcext:base-cell-address="B5.D2"/>
            <calcext:condition calcext:apply-style-name="Default" calcext:value="=0" calcext:base-cell-address="B5.D2"/>
          </calcext:conditional-format>
          <calcext:conditional-format calcext:target-range-address="B5.F2:B5.G3">
            <calcext:condition calcext:apply-style-name="Heading" calcext:value="begins-with('a')" calcext:base-cell-address="B5.F2"/>
            <calcext:condition calcext:apply-style-name="Default" calcext:value="=0" calcext:base-cell-address="B5.F2"/>
          </calcext:conditional-format>
          <calcext:conditional-format calcext:target-range-address="B5.H2:B5.I3">
            <calcext:condition calcext:apply-style-name="Heading" calcext:value="begins-with('a')" calcext:base-cell-address="B5.H2"/>
            <calcext:condition calcext:apply-style-name="Default" calcext:value="=0" calcext:base-cell-address="B5.H2"/>
          </calcext:conditional-format>
          <calcext:conditional-format calcext:target-range-address="B5.J2:B5.K3">
            <calcext:condition calcext:apply-style-name="Heading" calcext:value="begins-with('a')" calcext:base-cell-address="B5.J2"/>
            <calcext:condition calcext:apply-style-name="Default" calcext:value="=0" calcext:base-cell-address="B5.J2"/>
          </calcext:conditional-format>
          <calcext:conditional-format calcext:target-range-address="B5.B4:B5.C5">
            <calcext:condition calcext:apply-style-name="Heading" calcext:value="begins-with('a')" calcext:base-cell-address="B5.B4"/>
            <calcext:condition calcext:apply-style-name="Default" calcext:value="=0" calcext:base-cell-address="B5.B4"/>
          </calcext:conditional-format>
          <calcext:conditional-format calcext:target-range-address="B5.D4:B5.E5">
            <calcext:condition calcext:apply-style-name="Heading" calcext:value="begins-with('a')" calcext:base-cell-address="B5.D4"/>
            <calcext:condition calcext:apply-style-name="Default" calcext:value="=0" calcext:base-cell-address="B5.D4"/>
          </calcext:conditional-format>
          <calcext:conditional-format calcext:target-range-address="B5.F4:B5.G5">
            <calcext:condition calcext:apply-style-name="Heading" calcext:value="begins-with('a')" calcext:base-cell-address="B5.F4"/>
            <calcext:condition calcext:apply-style-name="Default" calcext:value="=0" calcext:base-cell-address="B5.F4"/>
          </calcext:conditional-format>
          <calcext:conditional-format calcext:target-range-address="B5.H4:B5.I5">
            <calcext:condition calcext:apply-style-name="Heading" calcext:value="begins-with('a')" calcext:base-cell-address="B5.H4"/>
            <calcext:condition calcext:apply-style-name="Default" calcext:value="=0" calcext:base-cell-address="B5.H4"/>
          </calcext:conditional-format>
          <calcext:conditional-format calcext:target-range-address="B5.J4:B5.K5">
            <calcext:condition calcext:apply-style-name="Heading" calcext:value="begins-with('a')" calcext:base-cell-address="B5.J4"/>
            <calcext:condition calcext:apply-style-name="Default" calcext:value="=0" calcext:base-cell-address="B5.J4"/>
          </calcext:conditional-format>
          <calcext:conditional-format calcext:target-range-address="B5.B6:B5.C7">
            <calcext:condition calcext:apply-style-name="Heading" calcext:value="begins-with('a')" calcext:base-cell-address="B5.B6"/>
            <calcext:condition calcext:apply-style-name="Default" calcext:value="=0" calcext:base-cell-address="B5.B6"/>
          </calcext:conditional-format>
          <calcext:conditional-format calcext:target-range-address="B5.D6:B5.E7">
            <calcext:condition calcext:apply-style-name="Heading" calcext:value="begins-with('a')" calcext:base-cell-address="B5.D6"/>
            <calcext:condition calcext:apply-style-name="Default" calcext:value="=0" calcext:base-cell-address="B5.D6"/>
          </calcext:conditional-format>
          <calcext:conditional-format calcext:target-range-address="B5.F6:B5.G7">
            <calcext:condition calcext:apply-style-name="Heading" calcext:value="begins-with('a')" calcext:base-cell-address="B5.F6"/>
            <calcext:condition calcext:apply-style-name="Default" calcext:value="=0" calcext:base-cell-address="B5.F6"/>
          </calcext:conditional-format>
          <calcext:conditional-format calcext:target-range-address="B5.H6:B5.I7">
            <calcext:condition calcext:apply-style-name="Heading" calcext:value="begins-with('a')" calcext:base-cell-address="B5.H6"/>
            <calcext:condition calcext:apply-style-name="Default" calcext:value="=0" calcext:base-cell-address="B5.H6"/>
          </calcext:conditional-format>
          <calcext:conditional-format calcext:target-range-address="B5.J6:B5.K7">
            <calcext:condition calcext:apply-style-name="Heading" calcext:value="begins-with('a')" calcext:base-cell-address="B5.J6"/>
            <calcext:condition calcext:apply-style-name="Default" calcext:value="=0" calcext:base-cell-address="B5.J6"/>
          </calcext:conditional-format>
          <calcext:conditional-format calcext:target-range-address="B5.B8:B5.C9">
            <calcext:condition calcext:apply-style-name="Heading" calcext:value="begins-with('a')" calcext:base-cell-address="B5.B8"/>
            <calcext:condition calcext:apply-style-name="Default" calcext:value="=0" calcext:base-cell-address="B5.B8"/>
          </calcext:conditional-format>
          <calcext:conditional-format calcext:target-range-address="B5.D8:B5.E9">
            <calcext:condition calcext:apply-style-name="Heading" calcext:value="begins-with('a')" calcext:base-cell-address="B5.D8"/>
            <calcext:condition calcext:apply-style-name="Default" calcext:value="=0" calcext:base-cell-address="B5.D8"/>
          </calcext:conditional-format>
          <calcext:conditional-format calcext:target-range-address="B5.F8:B5.G9">
            <calcext:condition calcext:apply-style-name="Heading" calcext:value="begins-with('a')" calcext:base-cell-address="B5.F8"/>
            <calcext:condition calcext:apply-style-name="Default" calcext:value="=0" calcext:base-cell-address="B5.F8"/>
          </calcext:conditional-format>
          <calcext:conditional-format calcext:target-range-address="B5.H8:B5.I9">
            <calcext:condition calcext:apply-style-name="Heading" calcext:value="begins-with('a')" calcext:base-cell-address="B5.H8"/>
            <calcext:condition calcext:apply-style-name="Default" calcext:value="=0" calcext:base-cell-address="B5.H8"/>
          </calcext:conditional-format>
          <calcext:conditional-format calcext:target-range-address="B5.J8:B5.K9">
            <calcext:condition calcext:apply-style-name="Heading" calcext:value="begins-with('a')" calcext:base-cell-address="B5.J8"/>
            <calcext:condition calcext:apply-style-name="Default" calcext:value="=0" calcext:base-cell-address="B5.J8"/>
          </calcext:conditional-format>
          <calcext:conditional-format calcext:target-range-address="B5.B10:B5.C11">
            <calcext:condition calcext:apply-style-name="Heading" calcext:value="begins-with('a')" calcext:base-cell-address="B5.B10"/>
            <calcext:condition calcext:apply-style-name="Default" calcext:value="=0" calcext:base-cell-address="B5.B10"/>
          </calcext:conditional-format>
          <calcext:conditional-format calcext:target-range-address="B5.D10:B5.E11">
            <calcext:condition calcext:apply-style-name="Heading" calcext:value="begins-with('a')" calcext:base-cell-address="B5.D10"/>
            <calcext:condition calcext:apply-style-name="Default" calcext:value="=0" calcext:base-cell-address="B5.D10"/>
          </calcext:conditional-format>
          <calcext:conditional-format calcext:target-range-address="B5.F10:B5.G11">
            <calcext:condition calcext:apply-style-name="Heading" calcext:value="begins-with('a')" calcext:base-cell-address="B5.F10"/>
            <calcext:condition calcext:apply-style-name="Default" calcext:value="=0" calcext:base-cell-address="B5.F10"/>
          </calcext:conditional-format>
          <calcext:conditional-format calcext:target-range-address="B5.H10:B5.I11">
            <calcext:condition calcext:apply-style-name="Heading" calcext:value="begins-with('a')" calcext:base-cell-address="B5.H10"/>
            <calcext:condition calcext:apply-style-name="Default" calcext:value="=0" calcext:base-cell-address="B5.H10"/>
          </calcext:conditional-format>
          <calcext:conditional-format calcext:target-range-address="B5.J10:B5.K11">
            <calcext:condition calcext:apply-style-name="Heading" calcext:value="begins-with('a')" calcext:base-cell-address="B5.J10"/>
            <calcext:condition calcext:apply-style-name="Default" calcext:value="=0" calcext:base-cell-address="B5.J10"/>
          </calcext:conditional-format>
        </calcext:conditional-formats>
      </table:table>
      <table:table table:name="A1B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02" office:value-type="string" calcext:value-type="string">
            <text:p>A1</text:p>
          </table:table-cell>
          <table:table-cell table:style-name="ce1012"/>
          <table:table-cell table:style-name="ce1022"/>
          <table:table-cell table:style-name="ce1032"/>
          <table:table-cell table:style-name="ce1042"/>
          <table:table-cell table:style-name="ce1052"/>
          <table:table-cell table:style-name="ce1062"/>
          <table:table-cell table:style-name="ce1072"/>
          <table:table-cell table:style-name="ce1082"/>
          <table:table-cell table:style-name="ce1092"/>
          <table:table-cell table:number-columns-repeated="1013"/>
        </table:table-row>
        <table:table-row table:style-name="ro1">
          <table:table-cell/>
          <table:table-cell table:style-name="ce1003"/>
          <table:table-cell table:style-name="ce1013"/>
          <table:table-cell table:style-name="ce1023"/>
          <table:table-cell table:style-name="ce1033"/>
          <table:table-cell table:style-name="ce1043"/>
          <table:table-cell table:style-name="ce1053"/>
          <table:table-cell table:style-name="ce1063"/>
          <table:table-cell table:style-name="ce1073"/>
          <table:table-cell table:style-name="ce1083"/>
          <table:table-cell table:style-name="ce1093"/>
          <table:table-cell table:number-columns-repeated="1013"/>
        </table:table-row>
        <table:table-row table:style-name="ro1">
          <table:table-cell/>
          <table:table-cell table:style-name="ce1004"/>
          <table:table-cell table:style-name="ce1014"/>
          <table:table-cell table:style-name="ce1024"/>
          <table:table-cell table:style-name="ce1034"/>
          <table:table-cell table:style-name="ce1044"/>
          <table:table-cell table:style-name="ce1054"/>
          <table:table-cell table:style-name="ce1064"/>
          <table:table-cell table:style-name="ce1074"/>
          <table:table-cell table:style-name="ce1084"/>
          <table:table-cell table:style-name="ce1094"/>
          <table:table-cell table:number-columns-repeated="1013"/>
        </table:table-row>
        <table:table-row table:style-name="ro1">
          <table:table-cell/>
          <table:table-cell table:style-name="ce1005"/>
          <table:table-cell table:style-name="ce1015"/>
          <table:table-cell table:style-name="ce1025"/>
          <table:table-cell table:style-name="ce1035"/>
          <table:table-cell table:style-name="ce1045"/>
          <table:table-cell table:style-name="ce1055"/>
          <table:table-cell table:style-name="ce1065"/>
          <table:table-cell table:style-name="ce1075"/>
          <table:table-cell table:style-name="ce1085"/>
          <table:table-cell table:style-name="ce1095"/>
          <table:table-cell table:number-columns-repeated="1013"/>
        </table:table-row>
        <table:table-row table:style-name="ro1">
          <table:table-cell/>
          <table:table-cell table:style-name="ce1006"/>
          <table:table-cell table:style-name="ce1016"/>
          <table:table-cell table:style-name="ce1026"/>
          <table:table-cell table:style-name="ce1036"/>
          <table:table-cell table:style-name="ce1046"/>
          <table:table-cell table:style-name="ce1056"/>
          <table:table-cell table:style-name="ce1066"/>
          <table:table-cell table:style-name="ce1076"/>
          <table:table-cell table:style-name="ce1086"/>
          <table:table-cell table:style-name="ce1096"/>
          <table:table-cell table:number-columns-repeated="1013"/>
        </table:table-row>
        <table:table-row table:style-name="ro1">
          <table:table-cell/>
          <table:table-cell table:style-name="ce1007"/>
          <table:table-cell table:style-name="ce1017"/>
          <table:table-cell table:style-name="ce1027"/>
          <table:table-cell table:style-name="ce1037"/>
          <table:table-cell table:style-name="ce1047"/>
          <table:table-cell table:style-name="ce1057"/>
          <table:table-cell table:style-name="ce1067"/>
          <table:table-cell table:style-name="ce1077"/>
          <table:table-cell table:style-name="ce1087"/>
          <table:table-cell table:style-name="ce1097"/>
          <table:table-cell table:number-columns-repeated="1013"/>
        </table:table-row>
        <table:table-row table:style-name="ro1">
          <table:table-cell/>
          <table:table-cell table:style-name="ce1008"/>
          <table:table-cell table:style-name="ce1018"/>
          <table:table-cell table:style-name="ce1028"/>
          <table:table-cell table:style-name="ce1038"/>
          <table:table-cell table:style-name="ce1048"/>
          <table:table-cell table:style-name="ce1058"/>
          <table:table-cell table:style-name="ce1068"/>
          <table:table-cell table:style-name="ce1078"/>
          <table:table-cell table:style-name="ce1088"/>
          <table:table-cell table:style-name="ce1098"/>
          <table:table-cell table:number-columns-repeated="1013"/>
        </table:table-row>
        <table:table-row table:style-name="ro1">
          <table:table-cell/>
          <table:table-cell table:style-name="ce1009"/>
          <table:table-cell table:style-name="ce1019"/>
          <table:table-cell table:style-name="ce1029"/>
          <table:table-cell table:style-name="ce1039"/>
          <table:table-cell table:style-name="ce1049"/>
          <table:table-cell table:style-name="ce1059"/>
          <table:table-cell table:style-name="ce1069"/>
          <table:table-cell table:style-name="ce1079"/>
          <table:table-cell table:style-name="ce1089"/>
          <table:table-cell table:style-name="ce1099"/>
          <table:table-cell table:number-columns-repeated="1013"/>
        </table:table-row>
        <table:table-row table:style-name="ro1">
          <table:table-cell/>
          <table:table-cell table:style-name="ce1010"/>
          <table:table-cell table:style-name="ce1020"/>
          <table:table-cell table:style-name="ce1030"/>
          <table:table-cell table:style-name="ce1040"/>
          <table:table-cell table:style-name="ce1050"/>
          <table:table-cell table:style-name="ce1060"/>
          <table:table-cell table:style-name="ce1070"/>
          <table:table-cell table:style-name="ce1080"/>
          <table:table-cell table:style-name="ce1090"/>
          <table:table-cell table:style-name="ce1100"/>
          <table:table-cell table:number-columns-repeated="1013"/>
        </table:table-row>
        <table:table-row table:style-name="ro1">
          <table:table-cell/>
          <table:table-cell table:style-name="ce1011" office:value-type="string" calcext:value-type="string">
            <text:p>B1</text:p>
          </table:table-cell>
          <table:table-cell table:style-name="ce1021"/>
          <table:table-cell table:style-name="ce1031"/>
          <table:table-cell table:style-name="ce1041"/>
          <table:table-cell table:style-name="ce1051"/>
          <table:table-cell table:style-name="ce1061"/>
          <table:table-cell table:style-name="ce1071"/>
          <table:table-cell table:style-name="ce1081"/>
          <table:table-cell table:style-name="ce1091"/>
          <table:table-cell table:style-name="ce1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B1.B2:A1B1.C3">
            <calcext:condition calcext:apply-style-name="Heading" calcext:value="begins-with('a')" calcext:base-cell-address="A1B1.B2"/>
            <calcext:condition calcext:apply-style-name="Default" calcext:value="=0" calcext:base-cell-address="A1B1.B2"/>
          </calcext:conditional-format>
          <calcext:conditional-format calcext:target-range-address="A1B1.D2:A1B1.E3">
            <calcext:condition calcext:apply-style-name="Heading" calcext:value="begins-with('a')" calcext:base-cell-address="A1B1.D2"/>
            <calcext:condition calcext:apply-style-name="Default" calcext:value="=0" calcext:base-cell-address="A1B1.D2"/>
          </calcext:conditional-format>
          <calcext:conditional-format calcext:target-range-address="A1B1.F2:A1B1.G3">
            <calcext:condition calcext:apply-style-name="Heading" calcext:value="begins-with('a')" calcext:base-cell-address="A1B1.F2"/>
            <calcext:condition calcext:apply-style-name="Default" calcext:value="=0" calcext:base-cell-address="A1B1.F2"/>
          </calcext:conditional-format>
          <calcext:conditional-format calcext:target-range-address="A1B1.H2:A1B1.I3">
            <calcext:condition calcext:apply-style-name="Heading" calcext:value="begins-with('a')" calcext:base-cell-address="A1B1.H2"/>
            <calcext:condition calcext:apply-style-name="Default" calcext:value="=0" calcext:base-cell-address="A1B1.H2"/>
          </calcext:conditional-format>
          <calcext:conditional-format calcext:target-range-address="A1B1.J2:A1B1.K3">
            <calcext:condition calcext:apply-style-name="Heading" calcext:value="begins-with('a')" calcext:base-cell-address="A1B1.J2"/>
            <calcext:condition calcext:apply-style-name="Default" calcext:value="=0" calcext:base-cell-address="A1B1.J2"/>
          </calcext:conditional-format>
          <calcext:conditional-format calcext:target-range-address="A1B1.B4:A1B1.C5">
            <calcext:condition calcext:apply-style-name="Heading" calcext:value="begins-with('a')" calcext:base-cell-address="A1B1.B4"/>
            <calcext:condition calcext:apply-style-name="Default" calcext:value="=0" calcext:base-cell-address="A1B1.B4"/>
          </calcext:conditional-format>
          <calcext:conditional-format calcext:target-range-address="A1B1.D4:A1B1.E5">
            <calcext:condition calcext:apply-style-name="Heading" calcext:value="begins-with('a')" calcext:base-cell-address="A1B1.D4"/>
            <calcext:condition calcext:apply-style-name="Default" calcext:value="=0" calcext:base-cell-address="A1B1.D4"/>
          </calcext:conditional-format>
          <calcext:conditional-format calcext:target-range-address="A1B1.F4:A1B1.G5">
            <calcext:condition calcext:apply-style-name="Heading" calcext:value="begins-with('a')" calcext:base-cell-address="A1B1.F4"/>
            <calcext:condition calcext:apply-style-name="Default" calcext:value="=0" calcext:base-cell-address="A1B1.F4"/>
          </calcext:conditional-format>
          <calcext:conditional-format calcext:target-range-address="A1B1.H4:A1B1.I5">
            <calcext:condition calcext:apply-style-name="Heading" calcext:value="begins-with('a')" calcext:base-cell-address="A1B1.H4"/>
            <calcext:condition calcext:apply-style-name="Default" calcext:value="=0" calcext:base-cell-address="A1B1.H4"/>
          </calcext:conditional-format>
          <calcext:conditional-format calcext:target-range-address="A1B1.J4:A1B1.K5">
            <calcext:condition calcext:apply-style-name="Heading" calcext:value="begins-with('a')" calcext:base-cell-address="A1B1.J4"/>
            <calcext:condition calcext:apply-style-name="Default" calcext:value="=0" calcext:base-cell-address="A1B1.J4"/>
          </calcext:conditional-format>
          <calcext:conditional-format calcext:target-range-address="A1B1.B6:A1B1.C7">
            <calcext:condition calcext:apply-style-name="Heading" calcext:value="begins-with('a')" calcext:base-cell-address="A1B1.B6"/>
            <calcext:condition calcext:apply-style-name="Default" calcext:value="=0" calcext:base-cell-address="A1B1.B6"/>
          </calcext:conditional-format>
          <calcext:conditional-format calcext:target-range-address="A1B1.D6:A1B1.E7">
            <calcext:condition calcext:apply-style-name="Heading" calcext:value="begins-with('a')" calcext:base-cell-address="A1B1.D6"/>
            <calcext:condition calcext:apply-style-name="Default" calcext:value="=0" calcext:base-cell-address="A1B1.D6"/>
          </calcext:conditional-format>
          <calcext:conditional-format calcext:target-range-address="A1B1.F6:A1B1.G7">
            <calcext:condition calcext:apply-style-name="Heading" calcext:value="begins-with('a')" calcext:base-cell-address="A1B1.F6"/>
            <calcext:condition calcext:apply-style-name="Default" calcext:value="=0" calcext:base-cell-address="A1B1.F6"/>
          </calcext:conditional-format>
          <calcext:conditional-format calcext:target-range-address="A1B1.H6:A1B1.I7">
            <calcext:condition calcext:apply-style-name="Heading" calcext:value="begins-with('a')" calcext:base-cell-address="A1B1.H6"/>
            <calcext:condition calcext:apply-style-name="Default" calcext:value="=0" calcext:base-cell-address="A1B1.H6"/>
          </calcext:conditional-format>
          <calcext:conditional-format calcext:target-range-address="A1B1.J6:A1B1.K7">
            <calcext:condition calcext:apply-style-name="Heading" calcext:value="begins-with('a')" calcext:base-cell-address="A1B1.J6"/>
            <calcext:condition calcext:apply-style-name="Default" calcext:value="=0" calcext:base-cell-address="A1B1.J6"/>
          </calcext:conditional-format>
          <calcext:conditional-format calcext:target-range-address="A1B1.B8:A1B1.C9">
            <calcext:condition calcext:apply-style-name="Heading" calcext:value="begins-with('a')" calcext:base-cell-address="A1B1.B8"/>
            <calcext:condition calcext:apply-style-name="Default" calcext:value="=0" calcext:base-cell-address="A1B1.B8"/>
          </calcext:conditional-format>
          <calcext:conditional-format calcext:target-range-address="A1B1.D8:A1B1.E9">
            <calcext:condition calcext:apply-style-name="Heading" calcext:value="begins-with('a')" calcext:base-cell-address="A1B1.D8"/>
            <calcext:condition calcext:apply-style-name="Default" calcext:value="=0" calcext:base-cell-address="A1B1.D8"/>
          </calcext:conditional-format>
          <calcext:conditional-format calcext:target-range-address="A1B1.F8:A1B1.G9">
            <calcext:condition calcext:apply-style-name="Heading" calcext:value="begins-with('a')" calcext:base-cell-address="A1B1.F8"/>
            <calcext:condition calcext:apply-style-name="Default" calcext:value="=0" calcext:base-cell-address="A1B1.F8"/>
          </calcext:conditional-format>
          <calcext:conditional-format calcext:target-range-address="A1B1.H8:A1B1.I9">
            <calcext:condition calcext:apply-style-name="Heading" calcext:value="begins-with('a')" calcext:base-cell-address="A1B1.H8"/>
            <calcext:condition calcext:apply-style-name="Default" calcext:value="=0" calcext:base-cell-address="A1B1.H8"/>
          </calcext:conditional-format>
          <calcext:conditional-format calcext:target-range-address="A1B1.J8:A1B1.K9">
            <calcext:condition calcext:apply-style-name="Heading" calcext:value="begins-with('a')" calcext:base-cell-address="A1B1.J8"/>
            <calcext:condition calcext:apply-style-name="Default" calcext:value="=0" calcext:base-cell-address="A1B1.J8"/>
          </calcext:conditional-format>
          <calcext:conditional-format calcext:target-range-address="A1B1.B10:A1B1.C11">
            <calcext:condition calcext:apply-style-name="Heading" calcext:value="begins-with('a')" calcext:base-cell-address="A1B1.B10"/>
            <calcext:condition calcext:apply-style-name="Default" calcext:value="=0" calcext:base-cell-address="A1B1.B10"/>
          </calcext:conditional-format>
          <calcext:conditional-format calcext:target-range-address="A1B1.D10:A1B1.E11">
            <calcext:condition calcext:apply-style-name="Heading" calcext:value="begins-with('a')" calcext:base-cell-address="A1B1.D10"/>
            <calcext:condition calcext:apply-style-name="Default" calcext:value="=0" calcext:base-cell-address="A1B1.D10"/>
          </calcext:conditional-format>
          <calcext:conditional-format calcext:target-range-address="A1B1.F10:A1B1.G11">
            <calcext:condition calcext:apply-style-name="Heading" calcext:value="begins-with('a')" calcext:base-cell-address="A1B1.F10"/>
            <calcext:condition calcext:apply-style-name="Default" calcext:value="=0" calcext:base-cell-address="A1B1.F10"/>
          </calcext:conditional-format>
          <calcext:conditional-format calcext:target-range-address="A1B1.H10:A1B1.I11">
            <calcext:condition calcext:apply-style-name="Heading" calcext:value="begins-with('a')" calcext:base-cell-address="A1B1.H10"/>
            <calcext:condition calcext:apply-style-name="Default" calcext:value="=0" calcext:base-cell-address="A1B1.H10"/>
          </calcext:conditional-format>
          <calcext:conditional-format calcext:target-range-address="A1B1.J10:A1B1.K11">
            <calcext:condition calcext:apply-style-name="Heading" calcext:value="begins-with('a')" calcext:base-cell-address="A1B1.J10"/>
            <calcext:condition calcext:apply-style-name="Default" calcext:value="=0" calcext:base-cell-address="A1B1.J10"/>
          </calcext:conditional-format>
        </calcext:conditional-formats>
      </table:table>
      <table:table table:name="A2B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102" office:value-type="string" calcext:value-type="string">
            <text:p>A1</text:p>
          </table:table-cell>
          <table:table-cell table:style-name="ce1112"/>
          <table:table-cell table:style-name="ce1122" office:value-type="string" calcext:value-type="string">
            <text:p>A2</text:p>
          </table:table-cell>
          <table:table-cell table:style-name="ce1132"/>
          <table:table-cell table:style-name="ce1142"/>
          <table:table-cell table:style-name="ce1152"/>
          <table:table-cell table:style-name="ce1162"/>
          <table:table-cell table:style-name="ce1172"/>
          <table:table-cell table:style-name="ce1182"/>
          <table:table-cell table:style-name="ce1192"/>
          <table:table-cell table:number-columns-repeated="1013"/>
        </table:table-row>
        <table:table-row table:style-name="ro1">
          <table:table-cell/>
          <table:table-cell table:style-name="ce1103"/>
          <table:table-cell table:style-name="ce1113"/>
          <table:table-cell table:style-name="ce1123"/>
          <table:table-cell table:style-name="ce1133"/>
          <table:table-cell table:style-name="ce1143"/>
          <table:table-cell table:style-name="ce1153"/>
          <table:table-cell table:style-name="ce1163"/>
          <table:table-cell table:style-name="ce1173"/>
          <table:table-cell table:style-name="ce1183"/>
          <table:table-cell table:style-name="ce1193"/>
          <table:table-cell table:number-columns-repeated="1013"/>
        </table:table-row>
        <table:table-row table:style-name="ro1">
          <table:table-cell/>
          <table:table-cell table:style-name="ce1104" office:value-type="string" calcext:value-type="string">
            <text:p>A2</text:p>
          </table:table-cell>
          <table:table-cell table:style-name="ce1114"/>
          <table:table-cell table:style-name="ce1124"/>
          <table:table-cell table:style-name="ce1134"/>
          <table:table-cell table:style-name="ce1144"/>
          <table:table-cell table:style-name="ce1154"/>
          <table:table-cell table:style-name="ce1164"/>
          <table:table-cell table:style-name="ce1174"/>
          <table:table-cell table:style-name="ce1184"/>
          <table:table-cell table:style-name="ce1194"/>
          <table:table-cell table:number-columns-repeated="1013"/>
        </table:table-row>
        <table:table-row table:style-name="ro1">
          <table:table-cell/>
          <table:table-cell table:style-name="ce1105"/>
          <table:table-cell table:style-name="ce1115"/>
          <table:table-cell table:style-name="ce1125"/>
          <table:table-cell table:style-name="ce1135"/>
          <table:table-cell table:style-name="ce1145"/>
          <table:table-cell table:style-name="ce1155"/>
          <table:table-cell table:style-name="ce1165"/>
          <table:table-cell table:style-name="ce1175"/>
          <table:table-cell table:style-name="ce1185"/>
          <table:table-cell table:style-name="ce1195"/>
          <table:table-cell table:number-columns-repeated="1013"/>
        </table:table-row>
        <table:table-row table:style-name="ro1">
          <table:table-cell/>
          <table:table-cell table:style-name="ce1106"/>
          <table:table-cell table:style-name="ce1116"/>
          <table:table-cell table:style-name="ce1126"/>
          <table:table-cell table:style-name="ce1136"/>
          <table:table-cell table:style-name="ce1146"/>
          <table:table-cell table:style-name="ce1156"/>
          <table:table-cell table:style-name="ce1166"/>
          <table:table-cell table:style-name="ce1176"/>
          <table:table-cell table:style-name="ce1186"/>
          <table:table-cell table:style-name="ce1196"/>
          <table:table-cell table:number-columns-repeated="1013"/>
        </table:table-row>
        <table:table-row table:style-name="ro1">
          <table:table-cell/>
          <table:table-cell table:style-name="ce1107"/>
          <table:table-cell table:style-name="ce1117"/>
          <table:table-cell table:style-name="ce1127"/>
          <table:table-cell table:style-name="ce1137"/>
          <table:table-cell table:style-name="ce1147"/>
          <table:table-cell table:style-name="ce1157"/>
          <table:table-cell table:style-name="ce1167"/>
          <table:table-cell table:style-name="ce1177"/>
          <table:table-cell table:style-name="ce1187"/>
          <table:table-cell table:style-name="ce1197"/>
          <table:table-cell table:number-columns-repeated="1013"/>
        </table:table-row>
        <table:table-row table:style-name="ro1">
          <table:table-cell/>
          <table:table-cell table:style-name="ce1108"/>
          <table:table-cell table:style-name="ce1118"/>
          <table:table-cell table:style-name="ce1128"/>
          <table:table-cell table:style-name="ce1138"/>
          <table:table-cell table:style-name="ce1148"/>
          <table:table-cell table:style-name="ce1158"/>
          <table:table-cell table:style-name="ce1168"/>
          <table:table-cell table:style-name="ce1178"/>
          <table:table-cell table:style-name="ce1188"/>
          <table:table-cell table:style-name="ce1198"/>
          <table:table-cell table:number-columns-repeated="1013"/>
        </table:table-row>
        <table:table-row table:style-name="ro1">
          <table:table-cell/>
          <table:table-cell table:style-name="ce1109" office:value-type="string" calcext:value-type="string">
            <text:p>B2</text:p>
          </table:table-cell>
          <table:table-cell table:style-name="ce1119"/>
          <table:table-cell table:style-name="ce1129"/>
          <table:table-cell table:style-name="ce1139"/>
          <table:table-cell table:style-name="ce1149"/>
          <table:table-cell table:style-name="ce1159"/>
          <table:table-cell table:style-name="ce1169"/>
          <table:table-cell table:style-name="ce1179"/>
          <table:table-cell table:style-name="ce1189"/>
          <table:table-cell table:style-name="ce1199"/>
          <table:table-cell table:number-columns-repeated="1013"/>
        </table:table-row>
        <table:table-row table:style-name="ro1">
          <table:table-cell/>
          <table:table-cell table:style-name="ce1110"/>
          <table:table-cell table:style-name="ce1120"/>
          <table:table-cell table:style-name="ce1130"/>
          <table:table-cell table:style-name="ce1140"/>
          <table:table-cell table:style-name="ce1150"/>
          <table:table-cell table:style-name="ce1160"/>
          <table:table-cell table:style-name="ce1170"/>
          <table:table-cell table:style-name="ce1180"/>
          <table:table-cell table:style-name="ce1190"/>
          <table:table-cell table:style-name="ce1200"/>
          <table:table-cell table:number-columns-repeated="1013"/>
        </table:table-row>
        <table:table-row table:style-name="ro1">
          <table:table-cell/>
          <table:table-cell table:style-name="ce1111" office:value-type="string" calcext:value-type="string">
            <text:p>B1</text:p>
          </table:table-cell>
          <table:table-cell table:style-name="ce1121"/>
          <table:table-cell table:style-name="ce1131" office:value-type="string" calcext:value-type="string">
            <text:p>B2</text:p>
          </table:table-cell>
          <table:table-cell table:style-name="ce1141"/>
          <table:table-cell table:style-name="ce1151"/>
          <table:table-cell table:style-name="ce1161"/>
          <table:table-cell table:style-name="ce1171"/>
          <table:table-cell table:style-name="ce1181"/>
          <table:table-cell table:style-name="ce1191"/>
          <table:table-cell table:style-name="ce1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B2.B2:A2B2.C3">
            <calcext:condition calcext:apply-style-name="Heading" calcext:value="begins-with('a')" calcext:base-cell-address="A2B2.B2"/>
            <calcext:condition calcext:apply-style-name="Default" calcext:value="=0" calcext:base-cell-address="A2B2.B2"/>
          </calcext:conditional-format>
          <calcext:conditional-format calcext:target-range-address="A2B2.D2:A2B2.E3">
            <calcext:condition calcext:apply-style-name="Heading" calcext:value="begins-with('a')" calcext:base-cell-address="A2B2.D2"/>
            <calcext:condition calcext:apply-style-name="Default" calcext:value="=0" calcext:base-cell-address="A2B2.D2"/>
          </calcext:conditional-format>
          <calcext:conditional-format calcext:target-range-address="A2B2.F2:A2B2.G3">
            <calcext:condition calcext:apply-style-name="Heading" calcext:value="begins-with('a')" calcext:base-cell-address="A2B2.F2"/>
            <calcext:condition calcext:apply-style-name="Default" calcext:value="=0" calcext:base-cell-address="A2B2.F2"/>
          </calcext:conditional-format>
          <calcext:conditional-format calcext:target-range-address="A2B2.H2:A2B2.I3">
            <calcext:condition calcext:apply-style-name="Heading" calcext:value="begins-with('a')" calcext:base-cell-address="A2B2.H2"/>
            <calcext:condition calcext:apply-style-name="Default" calcext:value="=0" calcext:base-cell-address="A2B2.H2"/>
          </calcext:conditional-format>
          <calcext:conditional-format calcext:target-range-address="A2B2.J2:A2B2.K3">
            <calcext:condition calcext:apply-style-name="Heading" calcext:value="begins-with('a')" calcext:base-cell-address="A2B2.J2"/>
            <calcext:condition calcext:apply-style-name="Default" calcext:value="=0" calcext:base-cell-address="A2B2.J2"/>
          </calcext:conditional-format>
          <calcext:conditional-format calcext:target-range-address="A2B2.B4:A2B2.C5">
            <calcext:condition calcext:apply-style-name="Heading" calcext:value="begins-with('a')" calcext:base-cell-address="A2B2.B4"/>
            <calcext:condition calcext:apply-style-name="Default" calcext:value="=0" calcext:base-cell-address="A2B2.B4"/>
          </calcext:conditional-format>
          <calcext:conditional-format calcext:target-range-address="A2B2.D4:A2B2.E5">
            <calcext:condition calcext:apply-style-name="Heading" calcext:value="begins-with('a')" calcext:base-cell-address="A2B2.D4"/>
            <calcext:condition calcext:apply-style-name="Default" calcext:value="=0" calcext:base-cell-address="A2B2.D4"/>
          </calcext:conditional-format>
          <calcext:conditional-format calcext:target-range-address="A2B2.F4:A2B2.G5">
            <calcext:condition calcext:apply-style-name="Heading" calcext:value="begins-with('a')" calcext:base-cell-address="A2B2.F4"/>
            <calcext:condition calcext:apply-style-name="Default" calcext:value="=0" calcext:base-cell-address="A2B2.F4"/>
          </calcext:conditional-format>
          <calcext:conditional-format calcext:target-range-address="A2B2.H4:A2B2.I5">
            <calcext:condition calcext:apply-style-name="Heading" calcext:value="begins-with('a')" calcext:base-cell-address="A2B2.H4"/>
            <calcext:condition calcext:apply-style-name="Default" calcext:value="=0" calcext:base-cell-address="A2B2.H4"/>
          </calcext:conditional-format>
          <calcext:conditional-format calcext:target-range-address="A2B2.J4:A2B2.K5">
            <calcext:condition calcext:apply-style-name="Heading" calcext:value="begins-with('a')" calcext:base-cell-address="A2B2.J4"/>
            <calcext:condition calcext:apply-style-name="Default" calcext:value="=0" calcext:base-cell-address="A2B2.J4"/>
          </calcext:conditional-format>
          <calcext:conditional-format calcext:target-range-address="A2B2.B6:A2B2.C7">
            <calcext:condition calcext:apply-style-name="Heading" calcext:value="begins-with('a')" calcext:base-cell-address="A2B2.B6"/>
            <calcext:condition calcext:apply-style-name="Default" calcext:value="=0" calcext:base-cell-address="A2B2.B6"/>
          </calcext:conditional-format>
          <calcext:conditional-format calcext:target-range-address="A2B2.D6:A2B2.E7">
            <calcext:condition calcext:apply-style-name="Heading" calcext:value="begins-with('a')" calcext:base-cell-address="A2B2.D6"/>
            <calcext:condition calcext:apply-style-name="Default" calcext:value="=0" calcext:base-cell-address="A2B2.D6"/>
          </calcext:conditional-format>
          <calcext:conditional-format calcext:target-range-address="A2B2.F6:A2B2.G7">
            <calcext:condition calcext:apply-style-name="Heading" calcext:value="begins-with('a')" calcext:base-cell-address="A2B2.F6"/>
            <calcext:condition calcext:apply-style-name="Default" calcext:value="=0" calcext:base-cell-address="A2B2.F6"/>
          </calcext:conditional-format>
          <calcext:conditional-format calcext:target-range-address="A2B2.H6:A2B2.I7">
            <calcext:condition calcext:apply-style-name="Heading" calcext:value="begins-with('a')" calcext:base-cell-address="A2B2.H6"/>
            <calcext:condition calcext:apply-style-name="Default" calcext:value="=0" calcext:base-cell-address="A2B2.H6"/>
          </calcext:conditional-format>
          <calcext:conditional-format calcext:target-range-address="A2B2.J6:A2B2.K7">
            <calcext:condition calcext:apply-style-name="Heading" calcext:value="begins-with('a')" calcext:base-cell-address="A2B2.J6"/>
            <calcext:condition calcext:apply-style-name="Default" calcext:value="=0" calcext:base-cell-address="A2B2.J6"/>
          </calcext:conditional-format>
          <calcext:conditional-format calcext:target-range-address="A2B2.B8:A2B2.C9">
            <calcext:condition calcext:apply-style-name="Heading" calcext:value="begins-with('a')" calcext:base-cell-address="A2B2.B8"/>
            <calcext:condition calcext:apply-style-name="Default" calcext:value="=0" calcext:base-cell-address="A2B2.B8"/>
          </calcext:conditional-format>
          <calcext:conditional-format calcext:target-range-address="A2B2.D8:A2B2.E9">
            <calcext:condition calcext:apply-style-name="Heading" calcext:value="begins-with('a')" calcext:base-cell-address="A2B2.D8"/>
            <calcext:condition calcext:apply-style-name="Default" calcext:value="=0" calcext:base-cell-address="A2B2.D8"/>
          </calcext:conditional-format>
          <calcext:conditional-format calcext:target-range-address="A2B2.F8:A2B2.G9">
            <calcext:condition calcext:apply-style-name="Heading" calcext:value="begins-with('a')" calcext:base-cell-address="A2B2.F8"/>
            <calcext:condition calcext:apply-style-name="Default" calcext:value="=0" calcext:base-cell-address="A2B2.F8"/>
          </calcext:conditional-format>
          <calcext:conditional-format calcext:target-range-address="A2B2.H8:A2B2.I9">
            <calcext:condition calcext:apply-style-name="Heading" calcext:value="begins-with('a')" calcext:base-cell-address="A2B2.H8"/>
            <calcext:condition calcext:apply-style-name="Default" calcext:value="=0" calcext:base-cell-address="A2B2.H8"/>
          </calcext:conditional-format>
          <calcext:conditional-format calcext:target-range-address="A2B2.J8:A2B2.K9">
            <calcext:condition calcext:apply-style-name="Heading" calcext:value="begins-with('a')" calcext:base-cell-address="A2B2.J8"/>
            <calcext:condition calcext:apply-style-name="Default" calcext:value="=0" calcext:base-cell-address="A2B2.J8"/>
          </calcext:conditional-format>
          <calcext:conditional-format calcext:target-range-address="A2B2.B10:A2B2.C11">
            <calcext:condition calcext:apply-style-name="Heading" calcext:value="begins-with('a')" calcext:base-cell-address="A2B2.B10"/>
            <calcext:condition calcext:apply-style-name="Default" calcext:value="=0" calcext:base-cell-address="A2B2.B10"/>
          </calcext:conditional-format>
          <calcext:conditional-format calcext:target-range-address="A2B2.D10:A2B2.E11">
            <calcext:condition calcext:apply-style-name="Heading" calcext:value="begins-with('a')" calcext:base-cell-address="A2B2.D10"/>
            <calcext:condition calcext:apply-style-name="Default" calcext:value="=0" calcext:base-cell-address="A2B2.D10"/>
          </calcext:conditional-format>
          <calcext:conditional-format calcext:target-range-address="A2B2.F10:A2B2.G11">
            <calcext:condition calcext:apply-style-name="Heading" calcext:value="begins-with('a')" calcext:base-cell-address="A2B2.F10"/>
            <calcext:condition calcext:apply-style-name="Default" calcext:value="=0" calcext:base-cell-address="A2B2.F10"/>
          </calcext:conditional-format>
          <calcext:conditional-format calcext:target-range-address="A2B2.H10:A2B2.I11">
            <calcext:condition calcext:apply-style-name="Heading" calcext:value="begins-with('a')" calcext:base-cell-address="A2B2.H10"/>
            <calcext:condition calcext:apply-style-name="Default" calcext:value="=0" calcext:base-cell-address="A2B2.H10"/>
          </calcext:conditional-format>
          <calcext:conditional-format calcext:target-range-address="A2B2.J10:A2B2.K11">
            <calcext:condition calcext:apply-style-name="Heading" calcext:value="begins-with('a')" calcext:base-cell-address="A2B2.J10"/>
            <calcext:condition calcext:apply-style-name="Default" calcext:value="=0" calcext:base-cell-address="A2B2.J10"/>
          </calcext:conditional-format>
        </calcext:conditional-formats>
      </table:table>
      <table:table table:name="A3B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202" office:value-type="string" calcext:value-type="string">
            <text:p>A1</text:p>
          </table:table-cell>
          <table:table-cell table:style-name="ce1212"/>
          <table:table-cell table:style-name="ce1222" office:value-type="string" calcext:value-type="string">
            <text:p>A2</text:p>
          </table:table-cell>
          <table:table-cell table:style-name="ce1232"/>
          <table:table-cell table:style-name="ce1242" office:value-type="string" calcext:value-type="string">
            <text:p>A3</text:p>
          </table:table-cell>
          <table:table-cell table:style-name="ce1252"/>
          <table:table-cell table:style-name="ce1262"/>
          <table:table-cell table:style-name="ce1272"/>
          <table:table-cell table:style-name="ce1282"/>
          <table:table-cell table:style-name="ce1292"/>
          <table:table-cell table:number-columns-repeated="1013"/>
        </table:table-row>
        <table:table-row table:style-name="ro1">
          <table:table-cell/>
          <table:table-cell table:style-name="ce1203"/>
          <table:table-cell table:style-name="ce1213"/>
          <table:table-cell table:style-name="ce1223"/>
          <table:table-cell table:style-name="ce1233"/>
          <table:table-cell table:style-name="ce1243"/>
          <table:table-cell table:style-name="ce1253"/>
          <table:table-cell table:style-name="ce1263"/>
          <table:table-cell table:style-name="ce1273"/>
          <table:table-cell table:style-name="ce1283"/>
          <table:table-cell table:style-name="ce1293"/>
          <table:table-cell table:number-columns-repeated="1013"/>
        </table:table-row>
        <table:table-row table:style-name="ro1">
          <table:table-cell/>
          <table:table-cell table:style-name="ce1204" office:value-type="string" calcext:value-type="string">
            <text:p>A2</text:p>
          </table:table-cell>
          <table:table-cell table:style-name="ce1214"/>
          <table:table-cell table:style-name="ce1224" office:value-type="string" calcext:value-type="string">
            <text:p>A3</text:p>
          </table:table-cell>
          <table:table-cell table:style-name="ce1234"/>
          <table:table-cell table:style-name="ce1244"/>
          <table:table-cell table:style-name="ce1254"/>
          <table:table-cell table:style-name="ce1264"/>
          <table:table-cell table:style-name="ce1274"/>
          <table:table-cell table:style-name="ce1284"/>
          <table:table-cell table:style-name="ce1294"/>
          <table:table-cell table:number-columns-repeated="1013"/>
        </table:table-row>
        <table:table-row table:style-name="ro1">
          <table:table-cell/>
          <table:table-cell table:style-name="ce1205"/>
          <table:table-cell table:style-name="ce1215"/>
          <table:table-cell table:style-name="ce1225"/>
          <table:table-cell table:style-name="ce1235"/>
          <table:table-cell table:style-name="ce1245"/>
          <table:table-cell table:style-name="ce1255"/>
          <table:table-cell table:style-name="ce1265"/>
          <table:table-cell table:style-name="ce1275"/>
          <table:table-cell table:style-name="ce1285"/>
          <table:table-cell table:style-name="ce1295"/>
          <table:table-cell table:number-columns-repeated="1013"/>
        </table:table-row>
        <table:table-row table:style-name="ro1">
          <table:table-cell/>
          <table:table-cell table:style-name="ce1206" office:value-type="string" calcext:value-type="string">
            <text:p>A3</text:p>
          </table:table-cell>
          <table:table-cell table:style-name="ce1216"/>
          <table:table-cell table:style-name="ce1226"/>
          <table:table-cell table:style-name="ce1236"/>
          <table:table-cell table:style-name="ce1246"/>
          <table:table-cell table:style-name="ce1256"/>
          <table:table-cell table:style-name="ce1266"/>
          <table:table-cell table:style-name="ce1276"/>
          <table:table-cell table:style-name="ce1286"/>
          <table:table-cell table:style-name="ce1296"/>
          <table:table-cell table:number-columns-repeated="1013"/>
        </table:table-row>
        <table:table-row table:style-name="ro1">
          <table:table-cell/>
          <table:table-cell table:style-name="ce1207" office:value-type="string" calcext:value-type="string">
            <text:p>B3</text:p>
          </table:table-cell>
          <table:table-cell table:style-name="ce1217"/>
          <table:table-cell table:style-name="ce1227"/>
          <table:table-cell table:style-name="ce1237"/>
          <table:table-cell table:style-name="ce1247"/>
          <table:table-cell table:style-name="ce1257"/>
          <table:table-cell table:style-name="ce1267"/>
          <table:table-cell table:style-name="ce1277"/>
          <table:table-cell table:style-name="ce1287"/>
          <table:table-cell table:style-name="ce1297"/>
          <table:table-cell table:number-columns-repeated="1013"/>
        </table:table-row>
        <table:table-row table:style-name="ro1">
          <table:table-cell/>
          <table:table-cell table:style-name="ce1208"/>
          <table:table-cell table:style-name="ce1218"/>
          <table:table-cell table:style-name="ce1228"/>
          <table:table-cell table:style-name="ce1238"/>
          <table:table-cell table:style-name="ce1248"/>
          <table:table-cell table:style-name="ce1258"/>
          <table:table-cell table:style-name="ce1268"/>
          <table:table-cell table:style-name="ce1278"/>
          <table:table-cell table:style-name="ce1288"/>
          <table:table-cell table:style-name="ce1298"/>
          <table:table-cell table:number-columns-repeated="1013"/>
        </table:table-row>
        <table:table-row table:style-name="ro1">
          <table:table-cell/>
          <table:table-cell table:style-name="ce1209" office:value-type="string" calcext:value-type="string">
            <text:p>B2</text:p>
          </table:table-cell>
          <table:table-cell table:style-name="ce1219"/>
          <table:table-cell table:style-name="ce1229" office:value-type="string" calcext:value-type="string">
            <text:p>B3</text:p>
          </table:table-cell>
          <table:table-cell table:style-name="ce1239"/>
          <table:table-cell table:style-name="ce1249"/>
          <table:table-cell table:style-name="ce1259"/>
          <table:table-cell table:style-name="ce1269"/>
          <table:table-cell table:style-name="ce1279"/>
          <table:table-cell table:style-name="ce1289"/>
          <table:table-cell table:style-name="ce1299"/>
          <table:table-cell table:number-columns-repeated="1013"/>
        </table:table-row>
        <table:table-row table:style-name="ro1">
          <table:table-cell/>
          <table:table-cell table:style-name="ce1210"/>
          <table:table-cell table:style-name="ce1220"/>
          <table:table-cell table:style-name="ce1230"/>
          <table:table-cell table:style-name="ce1240"/>
          <table:table-cell table:style-name="ce1250"/>
          <table:table-cell table:style-name="ce1260"/>
          <table:table-cell table:style-name="ce1270"/>
          <table:table-cell table:style-name="ce1280"/>
          <table:table-cell table:style-name="ce1290"/>
          <table:table-cell table:style-name="ce1300"/>
          <table:table-cell table:number-columns-repeated="1013"/>
        </table:table-row>
        <table:table-row table:style-name="ro1">
          <table:table-cell/>
          <table:table-cell table:style-name="ce1211" office:value-type="string" calcext:value-type="string">
            <text:p>B1</text:p>
          </table:table-cell>
          <table:table-cell table:style-name="ce1221"/>
          <table:table-cell table:style-name="ce1231" office:value-type="string" calcext:value-type="string">
            <text:p>B2</text:p>
          </table:table-cell>
          <table:table-cell table:style-name="ce1241"/>
          <table:table-cell table:style-name="ce1251" office:value-type="string" calcext:value-type="string">
            <text:p>B3</text:p>
          </table:table-cell>
          <table:table-cell table:style-name="ce1261"/>
          <table:table-cell table:style-name="ce1271"/>
          <table:table-cell table:style-name="ce1281"/>
          <table:table-cell table:style-name="ce1291"/>
          <table:table-cell table:style-name="ce1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B3.B2:A3B3.C3">
            <calcext:condition calcext:apply-style-name="Heading" calcext:value="begins-with('a')" calcext:base-cell-address="A3B3.B2"/>
            <calcext:condition calcext:apply-style-name="Default" calcext:value="=0" calcext:base-cell-address="A3B3.B2"/>
          </calcext:conditional-format>
          <calcext:conditional-format calcext:target-range-address="A3B3.D2:A3B3.E3">
            <calcext:condition calcext:apply-style-name="Heading" calcext:value="begins-with('a')" calcext:base-cell-address="A3B3.D2"/>
            <calcext:condition calcext:apply-style-name="Default" calcext:value="=0" calcext:base-cell-address="A3B3.D2"/>
          </calcext:conditional-format>
          <calcext:conditional-format calcext:target-range-address="A3B3.F2:A3B3.G3">
            <calcext:condition calcext:apply-style-name="Heading" calcext:value="begins-with('a')" calcext:base-cell-address="A3B3.F2"/>
            <calcext:condition calcext:apply-style-name="Default" calcext:value="=0" calcext:base-cell-address="A3B3.F2"/>
          </calcext:conditional-format>
          <calcext:conditional-format calcext:target-range-address="A3B3.H2:A3B3.I3">
            <calcext:condition calcext:apply-style-name="Heading" calcext:value="begins-with('a')" calcext:base-cell-address="A3B3.H2"/>
            <calcext:condition calcext:apply-style-name="Default" calcext:value="=0" calcext:base-cell-address="A3B3.H2"/>
          </calcext:conditional-format>
          <calcext:conditional-format calcext:target-range-address="A3B3.J2:A3B3.K3">
            <calcext:condition calcext:apply-style-name="Heading" calcext:value="begins-with('a')" calcext:base-cell-address="A3B3.J2"/>
            <calcext:condition calcext:apply-style-name="Default" calcext:value="=0" calcext:base-cell-address="A3B3.J2"/>
          </calcext:conditional-format>
          <calcext:conditional-format calcext:target-range-address="A3B3.B4:A3B3.C5">
            <calcext:condition calcext:apply-style-name="Heading" calcext:value="begins-with('a')" calcext:base-cell-address="A3B3.B4"/>
            <calcext:condition calcext:apply-style-name="Default" calcext:value="=0" calcext:base-cell-address="A3B3.B4"/>
          </calcext:conditional-format>
          <calcext:conditional-format calcext:target-range-address="A3B3.D4:A3B3.E5">
            <calcext:condition calcext:apply-style-name="Heading" calcext:value="begins-with('a')" calcext:base-cell-address="A3B3.D4"/>
            <calcext:condition calcext:apply-style-name="Default" calcext:value="=0" calcext:base-cell-address="A3B3.D4"/>
          </calcext:conditional-format>
          <calcext:conditional-format calcext:target-range-address="A3B3.F4:A3B3.G5">
            <calcext:condition calcext:apply-style-name="Heading" calcext:value="begins-with('a')" calcext:base-cell-address="A3B3.F4"/>
            <calcext:condition calcext:apply-style-name="Default" calcext:value="=0" calcext:base-cell-address="A3B3.F4"/>
          </calcext:conditional-format>
          <calcext:conditional-format calcext:target-range-address="A3B3.H4:A3B3.I5">
            <calcext:condition calcext:apply-style-name="Heading" calcext:value="begins-with('a')" calcext:base-cell-address="A3B3.H4"/>
            <calcext:condition calcext:apply-style-name="Default" calcext:value="=0" calcext:base-cell-address="A3B3.H4"/>
          </calcext:conditional-format>
          <calcext:conditional-format calcext:target-range-address="A3B3.J4:A3B3.K5">
            <calcext:condition calcext:apply-style-name="Heading" calcext:value="begins-with('a')" calcext:base-cell-address="A3B3.J4"/>
            <calcext:condition calcext:apply-style-name="Default" calcext:value="=0" calcext:base-cell-address="A3B3.J4"/>
          </calcext:conditional-format>
          <calcext:conditional-format calcext:target-range-address="A3B3.B6:A3B3.C7">
            <calcext:condition calcext:apply-style-name="Heading" calcext:value="begins-with('a')" calcext:base-cell-address="A3B3.B6"/>
            <calcext:condition calcext:apply-style-name="Default" calcext:value="=0" calcext:base-cell-address="A3B3.B6"/>
          </calcext:conditional-format>
          <calcext:conditional-format calcext:target-range-address="A3B3.D6:A3B3.E7">
            <calcext:condition calcext:apply-style-name="Heading" calcext:value="begins-with('a')" calcext:base-cell-address="A3B3.D6"/>
            <calcext:condition calcext:apply-style-name="Default" calcext:value="=0" calcext:base-cell-address="A3B3.D6"/>
          </calcext:conditional-format>
          <calcext:conditional-format calcext:target-range-address="A3B3.F6:A3B3.G7">
            <calcext:condition calcext:apply-style-name="Heading" calcext:value="begins-with('a')" calcext:base-cell-address="A3B3.F6"/>
            <calcext:condition calcext:apply-style-name="Default" calcext:value="=0" calcext:base-cell-address="A3B3.F6"/>
          </calcext:conditional-format>
          <calcext:conditional-format calcext:target-range-address="A3B3.H6:A3B3.I7">
            <calcext:condition calcext:apply-style-name="Heading" calcext:value="begins-with('a')" calcext:base-cell-address="A3B3.H6"/>
            <calcext:condition calcext:apply-style-name="Default" calcext:value="=0" calcext:base-cell-address="A3B3.H6"/>
          </calcext:conditional-format>
          <calcext:conditional-format calcext:target-range-address="A3B3.J6:A3B3.K7">
            <calcext:condition calcext:apply-style-name="Heading" calcext:value="begins-with('a')" calcext:base-cell-address="A3B3.J6"/>
            <calcext:condition calcext:apply-style-name="Default" calcext:value="=0" calcext:base-cell-address="A3B3.J6"/>
          </calcext:conditional-format>
          <calcext:conditional-format calcext:target-range-address="A3B3.B8:A3B3.C9">
            <calcext:condition calcext:apply-style-name="Heading" calcext:value="begins-with('a')" calcext:base-cell-address="A3B3.B8"/>
            <calcext:condition calcext:apply-style-name="Default" calcext:value="=0" calcext:base-cell-address="A3B3.B8"/>
          </calcext:conditional-format>
          <calcext:conditional-format calcext:target-range-address="A3B3.D8:A3B3.E9">
            <calcext:condition calcext:apply-style-name="Heading" calcext:value="begins-with('a')" calcext:base-cell-address="A3B3.D8"/>
            <calcext:condition calcext:apply-style-name="Default" calcext:value="=0" calcext:base-cell-address="A3B3.D8"/>
          </calcext:conditional-format>
          <calcext:conditional-format calcext:target-range-address="A3B3.F8:A3B3.G9">
            <calcext:condition calcext:apply-style-name="Heading" calcext:value="begins-with('a')" calcext:base-cell-address="A3B3.F8"/>
            <calcext:condition calcext:apply-style-name="Default" calcext:value="=0" calcext:base-cell-address="A3B3.F8"/>
          </calcext:conditional-format>
          <calcext:conditional-format calcext:target-range-address="A3B3.H8:A3B3.I9">
            <calcext:condition calcext:apply-style-name="Heading" calcext:value="begins-with('a')" calcext:base-cell-address="A3B3.H8"/>
            <calcext:condition calcext:apply-style-name="Default" calcext:value="=0" calcext:base-cell-address="A3B3.H8"/>
          </calcext:conditional-format>
          <calcext:conditional-format calcext:target-range-address="A3B3.J8:A3B3.K9">
            <calcext:condition calcext:apply-style-name="Heading" calcext:value="begins-with('a')" calcext:base-cell-address="A3B3.J8"/>
            <calcext:condition calcext:apply-style-name="Default" calcext:value="=0" calcext:base-cell-address="A3B3.J8"/>
          </calcext:conditional-format>
          <calcext:conditional-format calcext:target-range-address="A3B3.B10:A3B3.C11">
            <calcext:condition calcext:apply-style-name="Heading" calcext:value="begins-with('a')" calcext:base-cell-address="A3B3.B10"/>
            <calcext:condition calcext:apply-style-name="Default" calcext:value="=0" calcext:base-cell-address="A3B3.B10"/>
          </calcext:conditional-format>
          <calcext:conditional-format calcext:target-range-address="A3B3.D10:A3B3.E11">
            <calcext:condition calcext:apply-style-name="Heading" calcext:value="begins-with('a')" calcext:base-cell-address="A3B3.D10"/>
            <calcext:condition calcext:apply-style-name="Default" calcext:value="=0" calcext:base-cell-address="A3B3.D10"/>
          </calcext:conditional-format>
          <calcext:conditional-format calcext:target-range-address="A3B3.F10:A3B3.G11">
            <calcext:condition calcext:apply-style-name="Heading" calcext:value="begins-with('a')" calcext:base-cell-address="A3B3.F10"/>
            <calcext:condition calcext:apply-style-name="Default" calcext:value="=0" calcext:base-cell-address="A3B3.F10"/>
          </calcext:conditional-format>
          <calcext:conditional-format calcext:target-range-address="A3B3.H10:A3B3.I11">
            <calcext:condition calcext:apply-style-name="Heading" calcext:value="begins-with('a')" calcext:base-cell-address="A3B3.H10"/>
            <calcext:condition calcext:apply-style-name="Default" calcext:value="=0" calcext:base-cell-address="A3B3.H10"/>
          </calcext:conditional-format>
          <calcext:conditional-format calcext:target-range-address="A3B3.J10:A3B3.K11">
            <calcext:condition calcext:apply-style-name="Heading" calcext:value="begins-with('a')" calcext:base-cell-address="A3B3.J10"/>
            <calcext:condition calcext:apply-style-name="Default" calcext:value="=0" calcext:base-cell-address="A3B3.J10"/>
          </calcext:conditional-format>
        </calcext:conditional-formats>
      </table:table>
      <table:table table:name="A4B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302" office:value-type="string" calcext:value-type="string">
            <text:p>A1</text:p>
          </table:table-cell>
          <table:table-cell table:style-name="ce1312"/>
          <table:table-cell table:style-name="ce1322" office:value-type="string" calcext:value-type="string">
            <text:p>A2</text:p>
          </table:table-cell>
          <table:table-cell table:style-name="ce1332"/>
          <table:table-cell table:style-name="ce1342" office:value-type="string" calcext:value-type="string">
            <text:p>A3</text:p>
          </table:table-cell>
          <table:table-cell table:style-name="ce1352"/>
          <table:table-cell table:style-name="ce1362" office:value-type="string" calcext:value-type="string">
            <text:p>A4</text:p>
          </table:table-cell>
          <table:table-cell table:style-name="ce1372"/>
          <table:table-cell table:style-name="ce1382"/>
          <table:table-cell table:style-name="ce1392"/>
          <table:table-cell table:number-columns-repeated="1013"/>
        </table:table-row>
        <table:table-row table:style-name="ro1">
          <table:table-cell/>
          <table:table-cell table:style-name="ce1303"/>
          <table:table-cell table:style-name="ce1313"/>
          <table:table-cell table:style-name="ce1323"/>
          <table:table-cell table:style-name="ce1333"/>
          <table:table-cell table:style-name="ce1343"/>
          <table:table-cell table:style-name="ce1353"/>
          <table:table-cell table:style-name="ce1363"/>
          <table:table-cell table:style-name="ce1373"/>
          <table:table-cell table:style-name="ce1383"/>
          <table:table-cell table:style-name="ce1393"/>
          <table:table-cell table:number-columns-repeated="1013"/>
        </table:table-row>
        <table:table-row table:style-name="ro1">
          <table:table-cell/>
          <table:table-cell table:style-name="ce1304" office:value-type="string" calcext:value-type="string">
            <text:p>A2</text:p>
          </table:table-cell>
          <table:table-cell table:style-name="ce1314"/>
          <table:table-cell table:style-name="ce1324" office:value-type="string" calcext:value-type="string">
            <text:p>A3</text:p>
          </table:table-cell>
          <table:table-cell table:style-name="ce1334"/>
          <table:table-cell table:style-name="ce1344" office:value-type="string" calcext:value-type="string">
            <text:p>A4</text:p>
          </table:table-cell>
          <table:table-cell table:style-name="ce1354"/>
          <table:table-cell table:style-name="ce1364"/>
          <table:table-cell table:style-name="ce1374"/>
          <table:table-cell table:style-name="ce1384"/>
          <table:table-cell table:style-name="ce1394"/>
          <table:table-cell table:number-columns-repeated="1013"/>
        </table:table-row>
        <table:table-row table:style-name="ro1">
          <table:table-cell/>
          <table:table-cell table:style-name="ce1305" office:value-type="string" calcext:value-type="string">
            <text:p>B4</text:p>
          </table:table-cell>
          <table:table-cell table:style-name="ce1315"/>
          <table:table-cell table:style-name="ce1325"/>
          <table:table-cell table:style-name="ce1335"/>
          <table:table-cell table:style-name="ce1345"/>
          <table:table-cell table:style-name="ce1355"/>
          <table:table-cell table:style-name="ce1365"/>
          <table:table-cell table:style-name="ce1375"/>
          <table:table-cell table:style-name="ce1385"/>
          <table:table-cell table:style-name="ce1395"/>
          <table:table-cell table:number-columns-repeated="1013"/>
        </table:table-row>
        <table:table-row table:style-name="ro1">
          <table:table-cell/>
          <table:table-cell table:style-name="ce1306" office:value-type="string" calcext:value-type="string">
            <text:p>A3</text:p>
          </table:table-cell>
          <table:table-cell table:style-name="ce1316"/>
          <table:table-cell table:style-name="ce1326" office:value-type="string" calcext:value-type="string">
            <text:p>A4</text:p>
          </table:table-cell>
          <table:table-cell table:style-name="ce1336"/>
          <table:table-cell table:style-name="ce1346"/>
          <table:table-cell table:style-name="ce1356"/>
          <table:table-cell table:style-name="ce1366"/>
          <table:table-cell table:style-name="ce1376"/>
          <table:table-cell table:style-name="ce1386"/>
          <table:table-cell table:style-name="ce1396"/>
          <table:table-cell table:number-columns-repeated="1013"/>
        </table:table-row>
        <table:table-row table:style-name="ro1">
          <table:table-cell/>
          <table:table-cell table:style-name="ce1307" office:value-type="string" calcext:value-type="string">
            <text:p>B3</text:p>
          </table:table-cell>
          <table:table-cell table:style-name="ce1317"/>
          <table:table-cell table:style-name="ce1327" office:value-type="string" calcext:value-type="string">
            <text:p>B4</text:p>
          </table:table-cell>
          <table:table-cell table:style-name="ce1337"/>
          <table:table-cell table:style-name="ce1347"/>
          <table:table-cell table:style-name="ce1357"/>
          <table:table-cell table:style-name="ce1367"/>
          <table:table-cell table:style-name="ce1377"/>
          <table:table-cell table:style-name="ce1387"/>
          <table:table-cell table:style-name="ce1397"/>
          <table:table-cell table:number-columns-repeated="1013"/>
        </table:table-row>
        <table:table-row table:style-name="ro1">
          <table:table-cell/>
          <table:table-cell table:style-name="ce1308" office:value-type="string" calcext:value-type="string">
            <text:p>A4</text:p>
          </table:table-cell>
          <table:table-cell table:style-name="ce1318"/>
          <table:table-cell table:style-name="ce1328"/>
          <table:table-cell table:style-name="ce1338"/>
          <table:table-cell table:style-name="ce1348"/>
          <table:table-cell table:style-name="ce1358"/>
          <table:table-cell table:style-name="ce1368"/>
          <table:table-cell table:style-name="ce1378"/>
          <table:table-cell table:style-name="ce1388"/>
          <table:table-cell table:style-name="ce1398"/>
          <table:table-cell table:number-columns-repeated="1013"/>
        </table:table-row>
        <table:table-row table:style-name="ro1">
          <table:table-cell/>
          <table:table-cell table:style-name="ce1309" office:value-type="string" calcext:value-type="string">
            <text:p>B2</text:p>
          </table:table-cell>
          <table:table-cell table:style-name="ce1319"/>
          <table:table-cell table:style-name="ce1329" office:value-type="string" calcext:value-type="string">
            <text:p>B3</text:p>
          </table:table-cell>
          <table:table-cell table:style-name="ce1339"/>
          <table:table-cell table:style-name="ce1349" office:value-type="string" calcext:value-type="string">
            <text:p>B4</text:p>
          </table:table-cell>
          <table:table-cell table:style-name="ce1359"/>
          <table:table-cell table:style-name="ce1369"/>
          <table:table-cell table:style-name="ce1379"/>
          <table:table-cell table:style-name="ce1389"/>
          <table:table-cell table:style-name="ce1399"/>
          <table:table-cell table:number-columns-repeated="1013"/>
        </table:table-row>
        <table:table-row table:style-name="ro1">
          <table:table-cell/>
          <table:table-cell table:style-name="ce1310"/>
          <table:table-cell table:style-name="ce1320"/>
          <table:table-cell table:style-name="ce1330"/>
          <table:table-cell table:style-name="ce1340"/>
          <table:table-cell table:style-name="ce1350"/>
          <table:table-cell table:style-name="ce1360"/>
          <table:table-cell table:style-name="ce1370"/>
          <table:table-cell table:style-name="ce1380"/>
          <table:table-cell table:style-name="ce1390"/>
          <table:table-cell table:style-name="ce1400"/>
          <table:table-cell table:number-columns-repeated="1013"/>
        </table:table-row>
        <table:table-row table:style-name="ro1">
          <table:table-cell/>
          <table:table-cell table:style-name="ce1311" office:value-type="string" calcext:value-type="string">
            <text:p>B1</text:p>
          </table:table-cell>
          <table:table-cell table:style-name="ce1321"/>
          <table:table-cell table:style-name="ce1331" office:value-type="string" calcext:value-type="string">
            <text:p>B2</text:p>
          </table:table-cell>
          <table:table-cell table:style-name="ce1341"/>
          <table:table-cell table:style-name="ce1351" office:value-type="string" calcext:value-type="string">
            <text:p>B3</text:p>
          </table:table-cell>
          <table:table-cell table:style-name="ce1361"/>
          <table:table-cell table:style-name="ce1371" office:value-type="string" calcext:value-type="string">
            <text:p>B4</text:p>
          </table:table-cell>
          <table:table-cell table:style-name="ce1381"/>
          <table:table-cell table:style-name="ce1391"/>
          <table:table-cell table:style-name="ce1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B4.B2:A4B4.C3">
            <calcext:condition calcext:apply-style-name="Heading" calcext:value="begins-with('a')" calcext:base-cell-address="A4B4.B2"/>
            <calcext:condition calcext:apply-style-name="Default" calcext:value="=0" calcext:base-cell-address="A4B4.B2"/>
          </calcext:conditional-format>
          <calcext:conditional-format calcext:target-range-address="A4B4.D2:A4B4.E3">
            <calcext:condition calcext:apply-style-name="Heading" calcext:value="begins-with('a')" calcext:base-cell-address="A4B4.D2"/>
            <calcext:condition calcext:apply-style-name="Default" calcext:value="=0" calcext:base-cell-address="A4B4.D2"/>
          </calcext:conditional-format>
          <calcext:conditional-format calcext:target-range-address="A4B4.F2:A4B4.G3">
            <calcext:condition calcext:apply-style-name="Heading" calcext:value="begins-with('a')" calcext:base-cell-address="A4B4.F2"/>
            <calcext:condition calcext:apply-style-name="Default" calcext:value="=0" calcext:base-cell-address="A4B4.F2"/>
          </calcext:conditional-format>
          <calcext:conditional-format calcext:target-range-address="A4B4.H2:A4B4.I3">
            <calcext:condition calcext:apply-style-name="Heading" calcext:value="begins-with('a')" calcext:base-cell-address="A4B4.H2"/>
            <calcext:condition calcext:apply-style-name="Default" calcext:value="=0" calcext:base-cell-address="A4B4.H2"/>
          </calcext:conditional-format>
          <calcext:conditional-format calcext:target-range-address="A4B4.J2:A4B4.K3">
            <calcext:condition calcext:apply-style-name="Heading" calcext:value="begins-with('a')" calcext:base-cell-address="A4B4.J2"/>
            <calcext:condition calcext:apply-style-name="Default" calcext:value="=0" calcext:base-cell-address="A4B4.J2"/>
          </calcext:conditional-format>
          <calcext:conditional-format calcext:target-range-address="A4B4.B4:A4B4.C4 A4B4.C5:A4B4.C5">
            <calcext:condition calcext:apply-style-name="Heading" calcext:value="begins-with('a')" calcext:base-cell-address="A4B4.B4"/>
            <calcext:condition calcext:apply-style-name="Default" calcext:value="=0" calcext:base-cell-address="A4B4.B4"/>
          </calcext:conditional-format>
          <calcext:conditional-format calcext:target-range-address="A4B4.D4:A4B4.E5">
            <calcext:condition calcext:apply-style-name="Heading" calcext:value="begins-with('a')" calcext:base-cell-address="A4B4.D4"/>
            <calcext:condition calcext:apply-style-name="Default" calcext:value="=0" calcext:base-cell-address="A4B4.D4"/>
          </calcext:conditional-format>
          <calcext:conditional-format calcext:target-range-address="A4B4.F4:A4B4.G5">
            <calcext:condition calcext:apply-style-name="Heading" calcext:value="begins-with('a')" calcext:base-cell-address="A4B4.F4"/>
            <calcext:condition calcext:apply-style-name="Default" calcext:value="=0" calcext:base-cell-address="A4B4.F4"/>
          </calcext:conditional-format>
          <calcext:conditional-format calcext:target-range-address="A4B4.H4:A4B4.I5">
            <calcext:condition calcext:apply-style-name="Heading" calcext:value="begins-with('a')" calcext:base-cell-address="A4B4.H4"/>
            <calcext:condition calcext:apply-style-name="Default" calcext:value="=0" calcext:base-cell-address="A4B4.H4"/>
          </calcext:conditional-format>
          <calcext:conditional-format calcext:target-range-address="A4B4.J4:A4B4.K5">
            <calcext:condition calcext:apply-style-name="Heading" calcext:value="begins-with('a')" calcext:base-cell-address="A4B4.J4"/>
            <calcext:condition calcext:apply-style-name="Default" calcext:value="=0" calcext:base-cell-address="A4B4.J4"/>
          </calcext:conditional-format>
          <calcext:conditional-format calcext:target-range-address="A4B4.B6:A4B4.C6 A4B4.C7:A4B4.C7">
            <calcext:condition calcext:apply-style-name="Heading" calcext:value="begins-with('a')" calcext:base-cell-address="A4B4.B6"/>
            <calcext:condition calcext:apply-style-name="Default" calcext:value="=0" calcext:base-cell-address="A4B4.B6"/>
          </calcext:conditional-format>
          <calcext:conditional-format calcext:target-range-address="A4B4.D6:A4B4.E7">
            <calcext:condition calcext:apply-style-name="Heading" calcext:value="begins-with('a')" calcext:base-cell-address="A4B4.D6"/>
            <calcext:condition calcext:apply-style-name="Default" calcext:value="=0" calcext:base-cell-address="A4B4.D6"/>
          </calcext:conditional-format>
          <calcext:conditional-format calcext:target-range-address="A4B4.F6:A4B4.G7">
            <calcext:condition calcext:apply-style-name="Heading" calcext:value="begins-with('a')" calcext:base-cell-address="A4B4.F6"/>
            <calcext:condition calcext:apply-style-name="Default" calcext:value="=0" calcext:base-cell-address="A4B4.F6"/>
          </calcext:conditional-format>
          <calcext:conditional-format calcext:target-range-address="A4B4.H6:A4B4.I7">
            <calcext:condition calcext:apply-style-name="Heading" calcext:value="begins-with('a')" calcext:base-cell-address="A4B4.H6"/>
            <calcext:condition calcext:apply-style-name="Default" calcext:value="=0" calcext:base-cell-address="A4B4.H6"/>
          </calcext:conditional-format>
          <calcext:conditional-format calcext:target-range-address="A4B4.J6:A4B4.K7">
            <calcext:condition calcext:apply-style-name="Heading" calcext:value="begins-with('a')" calcext:base-cell-address="A4B4.J6"/>
            <calcext:condition calcext:apply-style-name="Default" calcext:value="=0" calcext:base-cell-address="A4B4.J6"/>
          </calcext:conditional-format>
          <calcext:conditional-format calcext:target-range-address="A4B4.B8:A4B4.C8 A4B4.C9:A4B4.C9">
            <calcext:condition calcext:apply-style-name="Heading" calcext:value="begins-with('a')" calcext:base-cell-address="A4B4.B8"/>
            <calcext:condition calcext:apply-style-name="Default" calcext:value="=0" calcext:base-cell-address="A4B4.B8"/>
          </calcext:conditional-format>
          <calcext:conditional-format calcext:target-range-address="A4B4.D8:A4B4.E9">
            <calcext:condition calcext:apply-style-name="Heading" calcext:value="begins-with('a')" calcext:base-cell-address="A4B4.D8"/>
            <calcext:condition calcext:apply-style-name="Default" calcext:value="=0" calcext:base-cell-address="A4B4.D8"/>
          </calcext:conditional-format>
          <calcext:conditional-format calcext:target-range-address="A4B4.F8:A4B4.G9">
            <calcext:condition calcext:apply-style-name="Heading" calcext:value="begins-with('a')" calcext:base-cell-address="A4B4.F8"/>
            <calcext:condition calcext:apply-style-name="Default" calcext:value="=0" calcext:base-cell-address="A4B4.F8"/>
          </calcext:conditional-format>
          <calcext:conditional-format calcext:target-range-address="A4B4.H8:A4B4.I9">
            <calcext:condition calcext:apply-style-name="Heading" calcext:value="begins-with('a')" calcext:base-cell-address="A4B4.H8"/>
            <calcext:condition calcext:apply-style-name="Default" calcext:value="=0" calcext:base-cell-address="A4B4.H8"/>
          </calcext:conditional-format>
          <calcext:conditional-format calcext:target-range-address="A4B4.J8:A4B4.K9">
            <calcext:condition calcext:apply-style-name="Heading" calcext:value="begins-with('a')" calcext:base-cell-address="A4B4.J8"/>
            <calcext:condition calcext:apply-style-name="Default" calcext:value="=0" calcext:base-cell-address="A4B4.J8"/>
          </calcext:conditional-format>
          <calcext:conditional-format calcext:target-range-address="A4B4.B10:A4B4.C11">
            <calcext:condition calcext:apply-style-name="Heading" calcext:value="begins-with('a')" calcext:base-cell-address="A4B4.B10"/>
            <calcext:condition calcext:apply-style-name="Default" calcext:value="=0" calcext:base-cell-address="A4B4.B10"/>
          </calcext:conditional-format>
          <calcext:conditional-format calcext:target-range-address="A4B4.D10:A4B4.E11">
            <calcext:condition calcext:apply-style-name="Heading" calcext:value="begins-with('a')" calcext:base-cell-address="A4B4.D10"/>
            <calcext:condition calcext:apply-style-name="Default" calcext:value="=0" calcext:base-cell-address="A4B4.D10"/>
          </calcext:conditional-format>
          <calcext:conditional-format calcext:target-range-address="A4B4.F10:A4B4.G11">
            <calcext:condition calcext:apply-style-name="Heading" calcext:value="begins-with('a')" calcext:base-cell-address="A4B4.F10"/>
            <calcext:condition calcext:apply-style-name="Default" calcext:value="=0" calcext:base-cell-address="A4B4.F10"/>
          </calcext:conditional-format>
          <calcext:conditional-format calcext:target-range-address="A4B4.H10:A4B4.I11">
            <calcext:condition calcext:apply-style-name="Heading" calcext:value="begins-with('a')" calcext:base-cell-address="A4B4.H10"/>
            <calcext:condition calcext:apply-style-name="Default" calcext:value="=0" calcext:base-cell-address="A4B4.H10"/>
          </calcext:conditional-format>
          <calcext:conditional-format calcext:target-range-address="A4B4.J10:A4B4.K11">
            <calcext:condition calcext:apply-style-name="Heading" calcext:value="begins-with('a')" calcext:base-cell-address="A4B4.J10"/>
            <calcext:condition calcext:apply-style-name="Default" calcext:value="=0" calcext:base-cell-address="A4B4.J10"/>
          </calcext:conditional-format>
          <calcext:conditional-format calcext:target-range-address="A4B4.B9:A4B4.B9">
            <calcext:condition calcext:apply-style-name="Heading" calcext:value="begins-with('a')" calcext:base-cell-address="A4B4.B9"/>
            <calcext:condition calcext:apply-style-name="Default" calcext:value="=0" calcext:base-cell-address="A4B4.B9"/>
          </calcext:conditional-format>
          <calcext:conditional-format calcext:target-range-address="A4B4.B7:A4B4.B7">
            <calcext:condition calcext:apply-style-name="Heading" calcext:value="begins-with('a')" calcext:base-cell-address="A4B4.B7"/>
            <calcext:condition calcext:apply-style-name="Default" calcext:value="=0" calcext:base-cell-address="A4B4.B7"/>
          </calcext:conditional-format>
          <calcext:conditional-format calcext:target-range-address="A4B4.B5:A4B4.B5">
            <calcext:condition calcext:apply-style-name="Heading" calcext:value="begins-with('a')" calcext:base-cell-address="A4B4.B5"/>
            <calcext:condition calcext:apply-style-name="Default" calcext:value="=0" calcext:base-cell-address="A4B4.B5"/>
          </calcext:conditional-format>
        </calcext:conditional-formats>
      </table:table>
      <table:table table:name="A5B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402" office:value-type="string" calcext:value-type="string">
            <text:p>A1</text:p>
          </table:table-cell>
          <table:table-cell table:style-name="ce1412"/>
          <table:table-cell table:style-name="ce1422" office:value-type="string" calcext:value-type="string">
            <text:p>A2</text:p>
          </table:table-cell>
          <table:table-cell table:style-name="ce1432"/>
          <table:table-cell table:style-name="ce1442" office:value-type="string" calcext:value-type="string">
            <text:p>A3</text:p>
          </table:table-cell>
          <table:table-cell table:style-name="ce1452"/>
          <table:table-cell table:style-name="ce1462" office:value-type="string" calcext:value-type="string">
            <text:p>A4</text:p>
          </table:table-cell>
          <table:table-cell table:style-name="ce1472"/>
          <table:table-cell table:style-name="ce1482" office:value-type="string" calcext:value-type="string">
            <text:p>A5</text:p>
          </table:table-cell>
          <table:table-cell table:style-name="ce1492"/>
          <table:table-cell table:number-columns-repeated="1013"/>
        </table:table-row>
        <table:table-row table:style-name="ro1">
          <table:table-cell/>
          <table:table-cell table:style-name="ce1403" office:value-type="string" calcext:value-type="string">
            <text:p>B5</text:p>
          </table:table-cell>
          <table:table-cell table:style-name="ce1413"/>
          <table:table-cell table:style-name="ce1423"/>
          <table:table-cell table:style-name="ce1433"/>
          <table:table-cell table:style-name="ce1443"/>
          <table:table-cell table:style-name="ce1453"/>
          <table:table-cell table:style-name="ce1463"/>
          <table:table-cell table:style-name="ce1473"/>
          <table:table-cell table:style-name="ce1483"/>
          <table:table-cell table:style-name="ce1493"/>
          <table:table-cell table:number-columns-repeated="1013"/>
        </table:table-row>
        <table:table-row table:style-name="ro1">
          <table:table-cell/>
          <table:table-cell table:style-name="ce1404" office:value-type="string" calcext:value-type="string">
            <text:p>A2</text:p>
          </table:table-cell>
          <table:table-cell table:style-name="ce1414"/>
          <table:table-cell table:style-name="ce1424" office:value-type="string" calcext:value-type="string">
            <text:p>A3</text:p>
          </table:table-cell>
          <table:table-cell table:style-name="ce1434"/>
          <table:table-cell table:style-name="ce1444" office:value-type="string" calcext:value-type="string">
            <text:p>A4</text:p>
          </table:table-cell>
          <table:table-cell table:style-name="ce1454"/>
          <table:table-cell table:style-name="ce1464" office:value-type="string" calcext:value-type="string">
            <text:p>A5</text:p>
          </table:table-cell>
          <table:table-cell table:style-name="ce1474"/>
          <table:table-cell table:style-name="ce1484"/>
          <table:table-cell table:style-name="ce1494"/>
          <table:table-cell table:number-columns-repeated="1013"/>
        </table:table-row>
        <table:table-row table:style-name="ro1">
          <table:table-cell/>
          <table:table-cell table:style-name="ce1405" office:value-type="string" calcext:value-type="string">
            <text:p>B4</text:p>
          </table:table-cell>
          <table:table-cell table:style-name="ce1415"/>
          <table:table-cell table:style-name="ce1425" office:value-type="string" calcext:value-type="string">
            <text:p>B5</text:p>
          </table:table-cell>
          <table:table-cell table:style-name="ce1435"/>
          <table:table-cell table:style-name="ce1445"/>
          <table:table-cell table:style-name="ce1455"/>
          <table:table-cell table:style-name="ce1465"/>
          <table:table-cell table:style-name="ce1475"/>
          <table:table-cell table:style-name="ce1485"/>
          <table:table-cell table:style-name="ce1495"/>
          <table:table-cell table:number-columns-repeated="1013"/>
        </table:table-row>
        <table:table-row table:style-name="ro1">
          <table:table-cell/>
          <table:table-cell table:style-name="ce1406" office:value-type="string" calcext:value-type="string">
            <text:p>A3</text:p>
          </table:table-cell>
          <table:table-cell table:style-name="ce1416"/>
          <table:table-cell table:style-name="ce1426" office:value-type="string" calcext:value-type="string">
            <text:p>A4</text:p>
          </table:table-cell>
          <table:table-cell table:style-name="ce1436"/>
          <table:table-cell table:style-name="ce1446" office:value-type="string" calcext:value-type="string">
            <text:p>A5</text:p>
          </table:table-cell>
          <table:table-cell table:style-name="ce1456"/>
          <table:table-cell table:style-name="ce1466"/>
          <table:table-cell table:style-name="ce1476"/>
          <table:table-cell table:style-name="ce1486"/>
          <table:table-cell table:style-name="ce1496"/>
          <table:table-cell table:number-columns-repeated="1013"/>
        </table:table-row>
        <table:table-row table:style-name="ro1">
          <table:table-cell/>
          <table:table-cell table:style-name="ce1407" office:value-type="string" calcext:value-type="string">
            <text:p>B3</text:p>
          </table:table-cell>
          <table:table-cell table:style-name="ce1417"/>
          <table:table-cell table:style-name="ce1427" office:value-type="string" calcext:value-type="string">
            <text:p>B4</text:p>
          </table:table-cell>
          <table:table-cell table:style-name="ce1437"/>
          <table:table-cell table:style-name="ce1447" office:value-type="string" calcext:value-type="string">
            <text:p>B5</text:p>
          </table:table-cell>
          <table:table-cell table:style-name="ce1457"/>
          <table:table-cell table:style-name="ce1467"/>
          <table:table-cell table:style-name="ce1477"/>
          <table:table-cell table:style-name="ce1487"/>
          <table:table-cell table:style-name="ce1497"/>
          <table:table-cell table:number-columns-repeated="1013"/>
        </table:table-row>
        <table:table-row table:style-name="ro1">
          <table:table-cell/>
          <table:table-cell table:style-name="ce1408" office:value-type="string" calcext:value-type="string">
            <text:p>A4</text:p>
          </table:table-cell>
          <table:table-cell table:style-name="ce1418"/>
          <table:table-cell table:style-name="ce1428" office:value-type="string" calcext:value-type="string">
            <text:p>A5</text:p>
          </table:table-cell>
          <table:table-cell table:style-name="ce1438"/>
          <table:table-cell table:style-name="ce1448"/>
          <table:table-cell table:style-name="ce1458"/>
          <table:table-cell table:style-name="ce1468"/>
          <table:table-cell table:style-name="ce1478"/>
          <table:table-cell table:style-name="ce1488"/>
          <table:table-cell table:style-name="ce1498"/>
          <table:table-cell table:number-columns-repeated="1013"/>
        </table:table-row>
        <table:table-row table:style-name="ro1">
          <table:table-cell/>
          <table:table-cell table:style-name="ce1409" office:value-type="string" calcext:value-type="string">
            <text:p>B2</text:p>
          </table:table-cell>
          <table:table-cell table:style-name="ce1419"/>
          <table:table-cell table:style-name="ce1429" office:value-type="string" calcext:value-type="string">
            <text:p>B3</text:p>
          </table:table-cell>
          <table:table-cell table:style-name="ce1439"/>
          <table:table-cell table:style-name="ce1449" office:value-type="string" calcext:value-type="string">
            <text:p>B4</text:p>
          </table:table-cell>
          <table:table-cell table:style-name="ce1459"/>
          <table:table-cell table:style-name="ce1469" office:value-type="string" calcext:value-type="string">
            <text:p>B5</text:p>
          </table:table-cell>
          <table:table-cell table:style-name="ce1479"/>
          <table:table-cell table:style-name="ce1489"/>
          <table:table-cell table:style-name="ce1499"/>
          <table:table-cell table:number-columns-repeated="1013"/>
        </table:table-row>
        <table:table-row table:style-name="ro1">
          <table:table-cell/>
          <table:table-cell table:style-name="ce1410" office:value-type="string" calcext:value-type="string">
            <text:p>A5</text:p>
          </table:table-cell>
          <table:table-cell table:style-name="ce1420"/>
          <table:table-cell table:style-name="ce1430"/>
          <table:table-cell table:style-name="ce1440"/>
          <table:table-cell table:style-name="ce1450"/>
          <table:table-cell table:style-name="ce1460"/>
          <table:table-cell table:style-name="ce1470"/>
          <table:table-cell table:style-name="ce1480"/>
          <table:table-cell table:style-name="ce1490"/>
          <table:table-cell table:style-name="ce1500"/>
          <table:table-cell table:number-columns-repeated="1013"/>
        </table:table-row>
        <table:table-row table:style-name="ro1">
          <table:table-cell/>
          <table:table-cell table:style-name="ce1411" office:value-type="string" calcext:value-type="string">
            <text:p>B1</text:p>
          </table:table-cell>
          <table:table-cell table:style-name="ce1421"/>
          <table:table-cell table:style-name="ce1431" office:value-type="string" calcext:value-type="string">
            <text:p>B2</text:p>
          </table:table-cell>
          <table:table-cell table:style-name="ce1441"/>
          <table:table-cell table:style-name="ce1451" office:value-type="string" calcext:value-type="string">
            <text:p>B3</text:p>
          </table:table-cell>
          <table:table-cell table:style-name="ce1461"/>
          <table:table-cell table:style-name="ce1471" office:value-type="string" calcext:value-type="string">
            <text:p>B4</text:p>
          </table:table-cell>
          <table:table-cell table:style-name="ce1481"/>
          <table:table-cell table:style-name="ce1491" office:value-type="string" calcext:value-type="string">
            <text:p>B5</text:p>
          </table:table-cell>
          <table:table-cell table:style-name="ce1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B5.B2:A5B5.C3">
            <calcext:condition calcext:apply-style-name="Heading" calcext:value="begins-with('a')" calcext:base-cell-address="A5B5.B2"/>
            <calcext:condition calcext:apply-style-name="Default" calcext:value="=0" calcext:base-cell-address="A5B5.B2"/>
          </calcext:conditional-format>
          <calcext:conditional-format calcext:target-range-address="A5B5.D2:A5B5.E3">
            <calcext:condition calcext:apply-style-name="Heading" calcext:value="begins-with('a')" calcext:base-cell-address="A5B5.D2"/>
            <calcext:condition calcext:apply-style-name="Default" calcext:value="=0" calcext:base-cell-address="A5B5.D2"/>
          </calcext:conditional-format>
          <calcext:conditional-format calcext:target-range-address="A5B5.F2:A5B5.G3">
            <calcext:condition calcext:apply-style-name="Heading" calcext:value="begins-with('a')" calcext:base-cell-address="A5B5.F2"/>
            <calcext:condition calcext:apply-style-name="Default" calcext:value="=0" calcext:base-cell-address="A5B5.F2"/>
          </calcext:conditional-format>
          <calcext:conditional-format calcext:target-range-address="A5B5.H2:A5B5.I3">
            <calcext:condition calcext:apply-style-name="Heading" calcext:value="begins-with('a')" calcext:base-cell-address="A5B5.H2"/>
            <calcext:condition calcext:apply-style-name="Default" calcext:value="=0" calcext:base-cell-address="A5B5.H2"/>
          </calcext:conditional-format>
          <calcext:conditional-format calcext:target-range-address="A5B5.J2:A5B5.K3">
            <calcext:condition calcext:apply-style-name="Heading" calcext:value="begins-with('a')" calcext:base-cell-address="A5B5.J2"/>
            <calcext:condition calcext:apply-style-name="Default" calcext:value="=0" calcext:base-cell-address="A5B5.J2"/>
          </calcext:conditional-format>
          <calcext:conditional-format calcext:target-range-address="A5B5.B4:A5B5.C5">
            <calcext:condition calcext:apply-style-name="Heading" calcext:value="begins-with('a')" calcext:base-cell-address="A5B5.B4"/>
            <calcext:condition calcext:apply-style-name="Default" calcext:value="=0" calcext:base-cell-address="A5B5.B4"/>
          </calcext:conditional-format>
          <calcext:conditional-format calcext:target-range-address="A5B5.D4:A5B5.E5">
            <calcext:condition calcext:apply-style-name="Heading" calcext:value="begins-with('a')" calcext:base-cell-address="A5B5.D4"/>
            <calcext:condition calcext:apply-style-name="Default" calcext:value="=0" calcext:base-cell-address="A5B5.D4"/>
          </calcext:conditional-format>
          <calcext:conditional-format calcext:target-range-address="A5B5.F4:A5B5.G5">
            <calcext:condition calcext:apply-style-name="Heading" calcext:value="begins-with('a')" calcext:base-cell-address="A5B5.F4"/>
            <calcext:condition calcext:apply-style-name="Default" calcext:value="=0" calcext:base-cell-address="A5B5.F4"/>
          </calcext:conditional-format>
          <calcext:conditional-format calcext:target-range-address="A5B5.H4:A5B5.I5">
            <calcext:condition calcext:apply-style-name="Heading" calcext:value="begins-with('a')" calcext:base-cell-address="A5B5.H4"/>
            <calcext:condition calcext:apply-style-name="Default" calcext:value="=0" calcext:base-cell-address="A5B5.H4"/>
          </calcext:conditional-format>
          <calcext:conditional-format calcext:target-range-address="A5B5.J4:A5B5.K5">
            <calcext:condition calcext:apply-style-name="Heading" calcext:value="begins-with('a')" calcext:base-cell-address="A5B5.J4"/>
            <calcext:condition calcext:apply-style-name="Default" calcext:value="=0" calcext:base-cell-address="A5B5.J4"/>
          </calcext:conditional-format>
          <calcext:conditional-format calcext:target-range-address="A5B5.B6:A5B5.C7">
            <calcext:condition calcext:apply-style-name="Heading" calcext:value="begins-with('a')" calcext:base-cell-address="A5B5.B6"/>
            <calcext:condition calcext:apply-style-name="Default" calcext:value="=0" calcext:base-cell-address="A5B5.B6"/>
          </calcext:conditional-format>
          <calcext:conditional-format calcext:target-range-address="A5B5.D6:A5B5.E7">
            <calcext:condition calcext:apply-style-name="Heading" calcext:value="begins-with('a')" calcext:base-cell-address="A5B5.D6"/>
            <calcext:condition calcext:apply-style-name="Default" calcext:value="=0" calcext:base-cell-address="A5B5.D6"/>
          </calcext:conditional-format>
          <calcext:conditional-format calcext:target-range-address="A5B5.F6:A5B5.G7">
            <calcext:condition calcext:apply-style-name="Heading" calcext:value="begins-with('a')" calcext:base-cell-address="A5B5.F6"/>
            <calcext:condition calcext:apply-style-name="Default" calcext:value="=0" calcext:base-cell-address="A5B5.F6"/>
          </calcext:conditional-format>
          <calcext:conditional-format calcext:target-range-address="A5B5.H6:A5B5.I7">
            <calcext:condition calcext:apply-style-name="Heading" calcext:value="begins-with('a')" calcext:base-cell-address="A5B5.H6"/>
            <calcext:condition calcext:apply-style-name="Default" calcext:value="=0" calcext:base-cell-address="A5B5.H6"/>
          </calcext:conditional-format>
          <calcext:conditional-format calcext:target-range-address="A5B5.J6:A5B5.K7">
            <calcext:condition calcext:apply-style-name="Heading" calcext:value="begins-with('a')" calcext:base-cell-address="A5B5.J6"/>
            <calcext:condition calcext:apply-style-name="Default" calcext:value="=0" calcext:base-cell-address="A5B5.J6"/>
          </calcext:conditional-format>
          <calcext:conditional-format calcext:target-range-address="A5B5.B8:A5B5.C9">
            <calcext:condition calcext:apply-style-name="Heading" calcext:value="begins-with('a')" calcext:base-cell-address="A5B5.B8"/>
            <calcext:condition calcext:apply-style-name="Default" calcext:value="=0" calcext:base-cell-address="A5B5.B8"/>
          </calcext:conditional-format>
          <calcext:conditional-format calcext:target-range-address="A5B5.D8:A5B5.E9">
            <calcext:condition calcext:apply-style-name="Heading" calcext:value="begins-with('a')" calcext:base-cell-address="A5B5.D8"/>
            <calcext:condition calcext:apply-style-name="Default" calcext:value="=0" calcext:base-cell-address="A5B5.D8"/>
          </calcext:conditional-format>
          <calcext:conditional-format calcext:target-range-address="A5B5.F8:A5B5.G9">
            <calcext:condition calcext:apply-style-name="Heading" calcext:value="begins-with('a')" calcext:base-cell-address="A5B5.F8"/>
            <calcext:condition calcext:apply-style-name="Default" calcext:value="=0" calcext:base-cell-address="A5B5.F8"/>
          </calcext:conditional-format>
          <calcext:conditional-format calcext:target-range-address="A5B5.H8:A5B5.I9">
            <calcext:condition calcext:apply-style-name="Heading" calcext:value="begins-with('a')" calcext:base-cell-address="A5B5.H8"/>
            <calcext:condition calcext:apply-style-name="Default" calcext:value="=0" calcext:base-cell-address="A5B5.H8"/>
          </calcext:conditional-format>
          <calcext:conditional-format calcext:target-range-address="A5B5.J8:A5B5.K9">
            <calcext:condition calcext:apply-style-name="Heading" calcext:value="begins-with('a')" calcext:base-cell-address="A5B5.J8"/>
            <calcext:condition calcext:apply-style-name="Default" calcext:value="=0" calcext:base-cell-address="A5B5.J8"/>
          </calcext:conditional-format>
          <calcext:conditional-format calcext:target-range-address="A5B5.B10:A5B5.C11">
            <calcext:condition calcext:apply-style-name="Heading" calcext:value="begins-with('a')" calcext:base-cell-address="A5B5.B10"/>
            <calcext:condition calcext:apply-style-name="Default" calcext:value="=0" calcext:base-cell-address="A5B5.B10"/>
          </calcext:conditional-format>
          <calcext:conditional-format calcext:target-range-address="A5B5.D10:A5B5.E11">
            <calcext:condition calcext:apply-style-name="Heading" calcext:value="begins-with('a')" calcext:base-cell-address="A5B5.D10"/>
            <calcext:condition calcext:apply-style-name="Default" calcext:value="=0" calcext:base-cell-address="A5B5.D10"/>
          </calcext:conditional-format>
          <calcext:conditional-format calcext:target-range-address="A5B5.F10:A5B5.G11">
            <calcext:condition calcext:apply-style-name="Heading" calcext:value="begins-with('a')" calcext:base-cell-address="A5B5.F10"/>
            <calcext:condition calcext:apply-style-name="Default" calcext:value="=0" calcext:base-cell-address="A5B5.F10"/>
          </calcext:conditional-format>
          <calcext:conditional-format calcext:target-range-address="A5B5.H10:A5B5.I11">
            <calcext:condition calcext:apply-style-name="Heading" calcext:value="begins-with('a')" calcext:base-cell-address="A5B5.H10"/>
            <calcext:condition calcext:apply-style-name="Default" calcext:value="=0" calcext:base-cell-address="A5B5.H10"/>
          </calcext:conditional-format>
          <calcext:conditional-format calcext:target-range-address="A5B5.J10:A5B5.K11">
            <calcext:condition calcext:apply-style-name="Heading" calcext:value="begins-with('a')" calcext:base-cell-address="A5B5.J10"/>
            <calcext:condition calcext:apply-style-name="Default" calcext:value="=0" calcext:base-cell-address="A5B5.J10"/>
          </calcext:conditional-format>
        </calcext:conditional-formats>
      </table:table>
      <table:table table:name="C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502"/>
          <table:table-cell table:style-name="ce1512"/>
          <table:table-cell table:style-name="ce1522"/>
          <table:table-cell table:style-name="ce1532"/>
          <table:table-cell table:style-name="ce1542"/>
          <table:table-cell table:style-name="ce1552"/>
          <table:table-cell table:style-name="ce1562"/>
          <table:table-cell table:style-name="ce1572"/>
          <table:table-cell table:style-name="ce1582"/>
          <table:table-cell table:style-name="ce1592"/>
          <table:table-cell table:number-columns-repeated="1013"/>
        </table:table-row>
        <table:table-row table:style-name="ro1">
          <table:table-cell/>
          <table:table-cell table:style-name="ce1503"/>
          <table:table-cell table:style-name="ce1513"/>
          <table:table-cell table:style-name="ce1523"/>
          <table:table-cell table:style-name="ce1533"/>
          <table:table-cell table:style-name="ce1543"/>
          <table:table-cell table:style-name="ce1553"/>
          <table:table-cell table:style-name="ce1563"/>
          <table:table-cell table:style-name="ce1573"/>
          <table:table-cell table:style-name="ce1583"/>
          <table:table-cell table:style-name="ce1593"/>
          <table:table-cell table:number-columns-repeated="1013"/>
        </table:table-row>
        <table:table-row table:style-name="ro1">
          <table:table-cell/>
          <table:table-cell table:style-name="ce1504"/>
          <table:table-cell table:style-name="ce1514"/>
          <table:table-cell table:style-name="ce1524"/>
          <table:table-cell table:style-name="ce1534"/>
          <table:table-cell table:style-name="ce1544"/>
          <table:table-cell table:style-name="ce1554"/>
          <table:table-cell table:style-name="ce1564"/>
          <table:table-cell table:style-name="ce1574"/>
          <table:table-cell table:style-name="ce1584"/>
          <table:table-cell table:style-name="ce1594"/>
          <table:table-cell table:number-columns-repeated="1013"/>
        </table:table-row>
        <table:table-row table:style-name="ro1">
          <table:table-cell/>
          <table:table-cell table:style-name="ce1505"/>
          <table:table-cell table:style-name="ce1515"/>
          <table:table-cell table:style-name="ce1525"/>
          <table:table-cell table:style-name="ce1535"/>
          <table:table-cell table:style-name="ce1545"/>
          <table:table-cell table:style-name="ce1555"/>
          <table:table-cell table:style-name="ce1565"/>
          <table:table-cell table:style-name="ce1575"/>
          <table:table-cell table:style-name="ce1585"/>
          <table:table-cell table:style-name="ce1595"/>
          <table:table-cell table:number-columns-repeated="1013"/>
        </table:table-row>
        <table:table-row table:style-name="ro1">
          <table:table-cell/>
          <table:table-cell table:style-name="ce1506"/>
          <table:table-cell table:style-name="ce1516"/>
          <table:table-cell table:style-name="ce1526"/>
          <table:table-cell table:style-name="ce1536"/>
          <table:table-cell table:style-name="ce1546"/>
          <table:table-cell table:style-name="ce1556"/>
          <table:table-cell table:style-name="ce1566"/>
          <table:table-cell table:style-name="ce1576"/>
          <table:table-cell table:style-name="ce1586"/>
          <table:table-cell table:style-name="ce1596"/>
          <table:table-cell table:number-columns-repeated="1013"/>
        </table:table-row>
        <table:table-row table:style-name="ro1">
          <table:table-cell/>
          <table:table-cell table:style-name="ce1507"/>
          <table:table-cell table:style-name="ce1517"/>
          <table:table-cell table:style-name="ce1527"/>
          <table:table-cell table:style-name="ce1537"/>
          <table:table-cell table:style-name="ce1547"/>
          <table:table-cell table:style-name="ce1557"/>
          <table:table-cell table:style-name="ce1567"/>
          <table:table-cell table:style-name="ce1577"/>
          <table:table-cell table:style-name="ce1587"/>
          <table:table-cell table:style-name="ce1597"/>
          <table:table-cell table:number-columns-repeated="1013"/>
        </table:table-row>
        <table:table-row table:style-name="ro1">
          <table:table-cell/>
          <table:table-cell table:style-name="ce1508"/>
          <table:table-cell table:style-name="ce1518"/>
          <table:table-cell table:style-name="ce1528"/>
          <table:table-cell table:style-name="ce1538"/>
          <table:table-cell table:style-name="ce1548"/>
          <table:table-cell table:style-name="ce1558"/>
          <table:table-cell table:style-name="ce1568"/>
          <table:table-cell table:style-name="ce1578"/>
          <table:table-cell table:style-name="ce1588"/>
          <table:table-cell table:style-name="ce1598"/>
          <table:table-cell table:number-columns-repeated="1013"/>
        </table:table-row>
        <table:table-row table:style-name="ro1">
          <table:table-cell/>
          <table:table-cell table:style-name="ce1509"/>
          <table:table-cell table:style-name="ce1519"/>
          <table:table-cell table:style-name="ce1529"/>
          <table:table-cell table:style-name="ce1539"/>
          <table:table-cell table:style-name="ce1549"/>
          <table:table-cell table:style-name="ce1559"/>
          <table:table-cell table:style-name="ce1569"/>
          <table:table-cell table:style-name="ce1579"/>
          <table:table-cell table:style-name="ce1589"/>
          <table:table-cell table:style-name="ce1599"/>
          <table:table-cell table:number-columns-repeated="1013"/>
        </table:table-row>
        <table:table-row table:style-name="ro1">
          <table:table-cell/>
          <table:table-cell table:style-name="ce1510"/>
          <table:table-cell table:style-name="ce1520"/>
          <table:table-cell table:style-name="ce1530"/>
          <table:table-cell table:style-name="ce1540"/>
          <table:table-cell table:style-name="ce1550"/>
          <table:table-cell table:style-name="ce1560"/>
          <table:table-cell table:style-name="ce1570"/>
          <table:table-cell table:style-name="ce1580"/>
          <table:table-cell table:style-name="ce1590"/>
          <table:table-cell table:style-name="ce1600"/>
          <table:table-cell table:number-columns-repeated="1013"/>
        </table:table-row>
        <table:table-row table:style-name="ro1">
          <table:table-cell/>
          <table:table-cell table:style-name="ce1511"/>
          <table:table-cell table:style-name="ce1521"/>
          <table:table-cell table:style-name="ce1531"/>
          <table:table-cell table:style-name="ce1541"/>
          <table:table-cell table:style-name="ce1551"/>
          <table:table-cell table:style-name="ce1561"/>
          <table:table-cell table:style-name="ce1571"/>
          <table:table-cell table:style-name="ce1581"/>
          <table:table-cell table:style-name="ce1591"/>
          <table:table-cell table:style-name="ce16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1.B2:C1.C3">
            <calcext:condition calcext:apply-style-name="Heading" calcext:value="begins-with('a')" calcext:base-cell-address="C1.B2"/>
            <calcext:condition calcext:apply-style-name="Default" calcext:value="=0" calcext:base-cell-address="C1.B2"/>
          </calcext:conditional-format>
          <calcext:conditional-format calcext:target-range-address="C1.D2:C1.E3">
            <calcext:condition calcext:apply-style-name="Heading" calcext:value="begins-with('a')" calcext:base-cell-address="C1.D2"/>
            <calcext:condition calcext:apply-style-name="Default" calcext:value="=0" calcext:base-cell-address="C1.D2"/>
          </calcext:conditional-format>
          <calcext:conditional-format calcext:target-range-address="C1.F2:C1.G3">
            <calcext:condition calcext:apply-style-name="Heading" calcext:value="begins-with('a')" calcext:base-cell-address="C1.F2"/>
            <calcext:condition calcext:apply-style-name="Default" calcext:value="=0" calcext:base-cell-address="C1.F2"/>
          </calcext:conditional-format>
          <calcext:conditional-format calcext:target-range-address="C1.H2:C1.I3">
            <calcext:condition calcext:apply-style-name="Heading" calcext:value="begins-with('a')" calcext:base-cell-address="C1.H2"/>
            <calcext:condition calcext:apply-style-name="Default" calcext:value="=0" calcext:base-cell-address="C1.H2"/>
          </calcext:conditional-format>
          <calcext:conditional-format calcext:target-range-address="C1.J2:C1.K3">
            <calcext:condition calcext:apply-style-name="Heading" calcext:value="begins-with('a')" calcext:base-cell-address="C1.J2"/>
            <calcext:condition calcext:apply-style-name="Default" calcext:value="=0" calcext:base-cell-address="C1.J2"/>
          </calcext:conditional-format>
          <calcext:conditional-format calcext:target-range-address="C1.B4:C1.C5">
            <calcext:condition calcext:apply-style-name="Heading" calcext:value="begins-with('a')" calcext:base-cell-address="C1.B4"/>
            <calcext:condition calcext:apply-style-name="Default" calcext:value="=0" calcext:base-cell-address="C1.B4"/>
          </calcext:conditional-format>
          <calcext:conditional-format calcext:target-range-address="C1.D4:C1.E5">
            <calcext:condition calcext:apply-style-name="Heading" calcext:value="begins-with('a')" calcext:base-cell-address="C1.D4"/>
            <calcext:condition calcext:apply-style-name="Default" calcext:value="=0" calcext:base-cell-address="C1.D4"/>
          </calcext:conditional-format>
          <calcext:conditional-format calcext:target-range-address="C1.F4:C1.G5">
            <calcext:condition calcext:apply-style-name="Heading" calcext:value="begins-with('a')" calcext:base-cell-address="C1.F4"/>
            <calcext:condition calcext:apply-style-name="Default" calcext:value="=0" calcext:base-cell-address="C1.F4"/>
          </calcext:conditional-format>
          <calcext:conditional-format calcext:target-range-address="C1.H4:C1.I5">
            <calcext:condition calcext:apply-style-name="Heading" calcext:value="begins-with('a')" calcext:base-cell-address="C1.H4"/>
            <calcext:condition calcext:apply-style-name="Default" calcext:value="=0" calcext:base-cell-address="C1.H4"/>
          </calcext:conditional-format>
          <calcext:conditional-format calcext:target-range-address="C1.J4:C1.K5">
            <calcext:condition calcext:apply-style-name="Heading" calcext:value="begins-with('a')" calcext:base-cell-address="C1.J4"/>
            <calcext:condition calcext:apply-style-name="Default" calcext:value="=0" calcext:base-cell-address="C1.J4"/>
          </calcext:conditional-format>
          <calcext:conditional-format calcext:target-range-address="C1.B6:C1.C7">
            <calcext:condition calcext:apply-style-name="Heading" calcext:value="begins-with('a')" calcext:base-cell-address="C1.B6"/>
            <calcext:condition calcext:apply-style-name="Default" calcext:value="=0" calcext:base-cell-address="C1.B6"/>
          </calcext:conditional-format>
          <calcext:conditional-format calcext:target-range-address="C1.D6:C1.E7">
            <calcext:condition calcext:apply-style-name="Heading" calcext:value="begins-with('a')" calcext:base-cell-address="C1.D6"/>
            <calcext:condition calcext:apply-style-name="Default" calcext:value="=0" calcext:base-cell-address="C1.D6"/>
          </calcext:conditional-format>
          <calcext:conditional-format calcext:target-range-address="C1.F6:C1.G7">
            <calcext:condition calcext:apply-style-name="Heading" calcext:value="begins-with('a')" calcext:base-cell-address="C1.F6"/>
            <calcext:condition calcext:apply-style-name="Default" calcext:value="=0" calcext:base-cell-address="C1.F6"/>
          </calcext:conditional-format>
          <calcext:conditional-format calcext:target-range-address="C1.H6:C1.I7">
            <calcext:condition calcext:apply-style-name="Heading" calcext:value="begins-with('a')" calcext:base-cell-address="C1.H6"/>
            <calcext:condition calcext:apply-style-name="Default" calcext:value="=0" calcext:base-cell-address="C1.H6"/>
          </calcext:conditional-format>
          <calcext:conditional-format calcext:target-range-address="C1.J6:C1.K7">
            <calcext:condition calcext:apply-style-name="Heading" calcext:value="begins-with('a')" calcext:base-cell-address="C1.J6"/>
            <calcext:condition calcext:apply-style-name="Default" calcext:value="=0" calcext:base-cell-address="C1.J6"/>
          </calcext:conditional-format>
          <calcext:conditional-format calcext:target-range-address="C1.B8:C1.C9">
            <calcext:condition calcext:apply-style-name="Heading" calcext:value="begins-with('a')" calcext:base-cell-address="C1.B8"/>
            <calcext:condition calcext:apply-style-name="Default" calcext:value="=0" calcext:base-cell-address="C1.B8"/>
          </calcext:conditional-format>
          <calcext:conditional-format calcext:target-range-address="C1.D8:C1.E9">
            <calcext:condition calcext:apply-style-name="Heading" calcext:value="begins-with('a')" calcext:base-cell-address="C1.D8"/>
            <calcext:condition calcext:apply-style-name="Default" calcext:value="=0" calcext:base-cell-address="C1.D8"/>
          </calcext:conditional-format>
          <calcext:conditional-format calcext:target-range-address="C1.F8:C1.G9">
            <calcext:condition calcext:apply-style-name="Heading" calcext:value="begins-with('a')" calcext:base-cell-address="C1.F8"/>
            <calcext:condition calcext:apply-style-name="Default" calcext:value="=0" calcext:base-cell-address="C1.F8"/>
          </calcext:conditional-format>
          <calcext:conditional-format calcext:target-range-address="C1.H8:C1.I9">
            <calcext:condition calcext:apply-style-name="Heading" calcext:value="begins-with('a')" calcext:base-cell-address="C1.H8"/>
            <calcext:condition calcext:apply-style-name="Default" calcext:value="=0" calcext:base-cell-address="C1.H8"/>
          </calcext:conditional-format>
          <calcext:conditional-format calcext:target-range-address="C1.J8:C1.K9">
            <calcext:condition calcext:apply-style-name="Heading" calcext:value="begins-with('a')" calcext:base-cell-address="C1.J8"/>
            <calcext:condition calcext:apply-style-name="Default" calcext:value="=0" calcext:base-cell-address="C1.J8"/>
          </calcext:conditional-format>
          <calcext:conditional-format calcext:target-range-address="C1.B10:C1.C11">
            <calcext:condition calcext:apply-style-name="Heading" calcext:value="begins-with('a')" calcext:base-cell-address="C1.B10"/>
            <calcext:condition calcext:apply-style-name="Default" calcext:value="=0" calcext:base-cell-address="C1.B10"/>
          </calcext:conditional-format>
          <calcext:conditional-format calcext:target-range-address="C1.D10:C1.E11">
            <calcext:condition calcext:apply-style-name="Heading" calcext:value="begins-with('a')" calcext:base-cell-address="C1.D10"/>
            <calcext:condition calcext:apply-style-name="Default" calcext:value="=0" calcext:base-cell-address="C1.D10"/>
          </calcext:conditional-format>
          <calcext:conditional-format calcext:target-range-address="C1.F10:C1.G11">
            <calcext:condition calcext:apply-style-name="Heading" calcext:value="begins-with('a')" calcext:base-cell-address="C1.F10"/>
            <calcext:condition calcext:apply-style-name="Default" calcext:value="=0" calcext:base-cell-address="C1.F10"/>
          </calcext:conditional-format>
          <calcext:conditional-format calcext:target-range-address="C1.H10:C1.I11">
            <calcext:condition calcext:apply-style-name="Heading" calcext:value="begins-with('a')" calcext:base-cell-address="C1.H10"/>
            <calcext:condition calcext:apply-style-name="Default" calcext:value="=0" calcext:base-cell-address="C1.H10"/>
          </calcext:conditional-format>
          <calcext:conditional-format calcext:target-range-address="C1.J10:C1.K11">
            <calcext:condition calcext:apply-style-name="Heading" calcext:value="begins-with('a')" calcext:base-cell-address="C1.J10"/>
            <calcext:condition calcext:apply-style-name="Default" calcext:value="=0" calcext:base-cell-address="C1.J10"/>
          </calcext:conditional-format>
        </calcext:conditional-formats>
      </table:table>
      <table:table table:name="C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602"/>
          <table:table-cell table:style-name="ce1612"/>
          <table:table-cell table:style-name="ce1622"/>
          <table:table-cell table:style-name="ce1632"/>
          <table:table-cell table:style-name="ce1642"/>
          <table:table-cell table:style-name="ce1652"/>
          <table:table-cell table:style-name="ce1662"/>
          <table:table-cell table:style-name="ce1672"/>
          <table:table-cell table:style-name="ce1682"/>
          <table:table-cell table:style-name="ce1692"/>
          <table:table-cell table:number-columns-repeated="1013"/>
        </table:table-row>
        <table:table-row table:style-name="ro1">
          <table:table-cell/>
          <table:table-cell table:style-name="ce1603"/>
          <table:table-cell table:style-name="ce1613"/>
          <table:table-cell table:style-name="ce1623"/>
          <table:table-cell table:style-name="ce1633"/>
          <table:table-cell table:style-name="ce1643"/>
          <table:table-cell table:style-name="ce1653"/>
          <table:table-cell table:style-name="ce1663"/>
          <table:table-cell table:style-name="ce1673"/>
          <table:table-cell table:style-name="ce1683"/>
          <table:table-cell table:style-name="ce1693"/>
          <table:table-cell table:number-columns-repeated="1013"/>
        </table:table-row>
        <table:table-row table:style-name="ro1">
          <table:table-cell/>
          <table:table-cell table:style-name="ce1604"/>
          <table:table-cell table:style-name="ce1614"/>
          <table:table-cell table:style-name="ce1624"/>
          <table:table-cell table:style-name="ce1634"/>
          <table:table-cell table:style-name="ce1644"/>
          <table:table-cell table:style-name="ce1654"/>
          <table:table-cell table:style-name="ce1664"/>
          <table:table-cell table:style-name="ce1674"/>
          <table:table-cell table:style-name="ce1684"/>
          <table:table-cell table:style-name="ce1694"/>
          <table:table-cell table:number-columns-repeated="1013"/>
        </table:table-row>
        <table:table-row table:style-name="ro1">
          <table:table-cell/>
          <table:table-cell table:style-name="ce1605"/>
          <table:table-cell table:style-name="ce1615"/>
          <table:table-cell table:style-name="ce1625"/>
          <table:table-cell table:style-name="ce1635"/>
          <table:table-cell table:style-name="ce1645"/>
          <table:table-cell table:style-name="ce1655"/>
          <table:table-cell table:style-name="ce1665"/>
          <table:table-cell table:style-name="ce1675"/>
          <table:table-cell table:style-name="ce1685"/>
          <table:table-cell table:style-name="ce1695"/>
          <table:table-cell table:number-columns-repeated="1013"/>
        </table:table-row>
        <table:table-row table:style-name="ro1">
          <table:table-cell/>
          <table:table-cell table:style-name="ce1606"/>
          <table:table-cell table:style-name="ce1616"/>
          <table:table-cell table:style-name="ce1626"/>
          <table:table-cell table:style-name="ce1636"/>
          <table:table-cell table:style-name="ce1646"/>
          <table:table-cell table:style-name="ce1656"/>
          <table:table-cell table:style-name="ce1666"/>
          <table:table-cell table:style-name="ce1676"/>
          <table:table-cell table:style-name="ce1686"/>
          <table:table-cell table:style-name="ce1696"/>
          <table:table-cell table:number-columns-repeated="1013"/>
        </table:table-row>
        <table:table-row table:style-name="ro1">
          <table:table-cell/>
          <table:table-cell table:style-name="ce1607"/>
          <table:table-cell table:style-name="ce1617"/>
          <table:table-cell table:style-name="ce1627"/>
          <table:table-cell table:style-name="ce1637"/>
          <table:table-cell table:style-name="ce1647"/>
          <table:table-cell table:style-name="ce1657"/>
          <table:table-cell table:style-name="ce1667"/>
          <table:table-cell table:style-name="ce1677"/>
          <table:table-cell table:style-name="ce1687"/>
          <table:table-cell table:style-name="ce1697"/>
          <table:table-cell table:number-columns-repeated="1013"/>
        </table:table-row>
        <table:table-row table:style-name="ro1">
          <table:table-cell/>
          <table:table-cell table:style-name="ce1608"/>
          <table:table-cell table:style-name="ce1618"/>
          <table:table-cell table:style-name="ce1628"/>
          <table:table-cell table:style-name="ce1638"/>
          <table:table-cell table:style-name="ce1648"/>
          <table:table-cell table:style-name="ce1658"/>
          <table:table-cell table:style-name="ce1668"/>
          <table:table-cell table:style-name="ce1678"/>
          <table:table-cell table:style-name="ce1688"/>
          <table:table-cell table:style-name="ce1698"/>
          <table:table-cell table:number-columns-repeated="1013"/>
        </table:table-row>
        <table:table-row table:style-name="ro1">
          <table:table-cell/>
          <table:table-cell table:style-name="ce1609"/>
          <table:table-cell table:style-name="ce1619"/>
          <table:table-cell table:style-name="ce1629"/>
          <table:table-cell table:style-name="ce1639"/>
          <table:table-cell table:style-name="ce1649"/>
          <table:table-cell table:style-name="ce1659"/>
          <table:table-cell table:style-name="ce1669"/>
          <table:table-cell table:style-name="ce1679"/>
          <table:table-cell table:style-name="ce1689"/>
          <table:table-cell table:style-name="ce16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610"/>
          <table:table-cell table:style-name="ce1620"/>
          <table:table-cell table:style-name="ce1630"/>
          <table:table-cell table:style-name="ce1640"/>
          <table:table-cell table:style-name="ce1650"/>
          <table:table-cell table:style-name="ce1660"/>
          <table:table-cell table:style-name="ce1670"/>
          <table:table-cell table:style-name="ce1680"/>
          <table:table-cell table:style-name="ce1690"/>
          <table:table-cell table:style-name="ce1700"/>
          <table:table-cell table:number-columns-repeated="1013"/>
        </table:table-row>
        <table:table-row table:style-name="ro1">
          <table:table-cell/>
          <table:table-cell table:style-name="ce1611"/>
          <table:table-cell table:style-name="ce1621"/>
          <table:table-cell table:style-name="ce1631"/>
          <table:table-cell table:style-name="ce1641"/>
          <table:table-cell table:style-name="ce1651"/>
          <table:table-cell table:style-name="ce1661"/>
          <table:table-cell table:style-name="ce1671"/>
          <table:table-cell table:style-name="ce1681" office:value-type="string" calcext:value-type="string">
            <text:p>C2</text:p>
          </table:table-cell>
          <table:table-cell table:style-name="ce1691"/>
          <table:table-cell table:style-name="ce17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2.B2:C2.C3">
            <calcext:condition calcext:apply-style-name="Heading" calcext:value="begins-with('a')" calcext:base-cell-address="C2.B2"/>
            <calcext:condition calcext:apply-style-name="Default" calcext:value="=0" calcext:base-cell-address="C2.B2"/>
          </calcext:conditional-format>
          <calcext:conditional-format calcext:target-range-address="C2.D2:C2.E3">
            <calcext:condition calcext:apply-style-name="Heading" calcext:value="begins-with('a')" calcext:base-cell-address="C2.D2"/>
            <calcext:condition calcext:apply-style-name="Default" calcext:value="=0" calcext:base-cell-address="C2.D2"/>
          </calcext:conditional-format>
          <calcext:conditional-format calcext:target-range-address="C2.F2:C2.G3">
            <calcext:condition calcext:apply-style-name="Heading" calcext:value="begins-with('a')" calcext:base-cell-address="C2.F2"/>
            <calcext:condition calcext:apply-style-name="Default" calcext:value="=0" calcext:base-cell-address="C2.F2"/>
          </calcext:conditional-format>
          <calcext:conditional-format calcext:target-range-address="C2.H2:C2.I3">
            <calcext:condition calcext:apply-style-name="Heading" calcext:value="begins-with('a')" calcext:base-cell-address="C2.H2"/>
            <calcext:condition calcext:apply-style-name="Default" calcext:value="=0" calcext:base-cell-address="C2.H2"/>
          </calcext:conditional-format>
          <calcext:conditional-format calcext:target-range-address="C2.J2:C2.K3">
            <calcext:condition calcext:apply-style-name="Heading" calcext:value="begins-with('a')" calcext:base-cell-address="C2.J2"/>
            <calcext:condition calcext:apply-style-name="Default" calcext:value="=0" calcext:base-cell-address="C2.J2"/>
          </calcext:conditional-format>
          <calcext:conditional-format calcext:target-range-address="C2.B4:C2.C5">
            <calcext:condition calcext:apply-style-name="Heading" calcext:value="begins-with('a')" calcext:base-cell-address="C2.B4"/>
            <calcext:condition calcext:apply-style-name="Default" calcext:value="=0" calcext:base-cell-address="C2.B4"/>
          </calcext:conditional-format>
          <calcext:conditional-format calcext:target-range-address="C2.D4:C2.E5">
            <calcext:condition calcext:apply-style-name="Heading" calcext:value="begins-with('a')" calcext:base-cell-address="C2.D4"/>
            <calcext:condition calcext:apply-style-name="Default" calcext:value="=0" calcext:base-cell-address="C2.D4"/>
          </calcext:conditional-format>
          <calcext:conditional-format calcext:target-range-address="C2.F4:C2.G5">
            <calcext:condition calcext:apply-style-name="Heading" calcext:value="begins-with('a')" calcext:base-cell-address="C2.F4"/>
            <calcext:condition calcext:apply-style-name="Default" calcext:value="=0" calcext:base-cell-address="C2.F4"/>
          </calcext:conditional-format>
          <calcext:conditional-format calcext:target-range-address="C2.H4:C2.I5">
            <calcext:condition calcext:apply-style-name="Heading" calcext:value="begins-with('a')" calcext:base-cell-address="C2.H4"/>
            <calcext:condition calcext:apply-style-name="Default" calcext:value="=0" calcext:base-cell-address="C2.H4"/>
          </calcext:conditional-format>
          <calcext:conditional-format calcext:target-range-address="C2.J4:C2.K5">
            <calcext:condition calcext:apply-style-name="Heading" calcext:value="begins-with('a')" calcext:base-cell-address="C2.J4"/>
            <calcext:condition calcext:apply-style-name="Default" calcext:value="=0" calcext:base-cell-address="C2.J4"/>
          </calcext:conditional-format>
          <calcext:conditional-format calcext:target-range-address="C2.B6:C2.C7">
            <calcext:condition calcext:apply-style-name="Heading" calcext:value="begins-with('a')" calcext:base-cell-address="C2.B6"/>
            <calcext:condition calcext:apply-style-name="Default" calcext:value="=0" calcext:base-cell-address="C2.B6"/>
          </calcext:conditional-format>
          <calcext:conditional-format calcext:target-range-address="C2.D6:C2.E7">
            <calcext:condition calcext:apply-style-name="Heading" calcext:value="begins-with('a')" calcext:base-cell-address="C2.D6"/>
            <calcext:condition calcext:apply-style-name="Default" calcext:value="=0" calcext:base-cell-address="C2.D6"/>
          </calcext:conditional-format>
          <calcext:conditional-format calcext:target-range-address="C2.F6:C2.G7">
            <calcext:condition calcext:apply-style-name="Heading" calcext:value="begins-with('a')" calcext:base-cell-address="C2.F6"/>
            <calcext:condition calcext:apply-style-name="Default" calcext:value="=0" calcext:base-cell-address="C2.F6"/>
          </calcext:conditional-format>
          <calcext:conditional-format calcext:target-range-address="C2.H6:C2.I7">
            <calcext:condition calcext:apply-style-name="Heading" calcext:value="begins-with('a')" calcext:base-cell-address="C2.H6"/>
            <calcext:condition calcext:apply-style-name="Default" calcext:value="=0" calcext:base-cell-address="C2.H6"/>
          </calcext:conditional-format>
          <calcext:conditional-format calcext:target-range-address="C2.J6:C2.K7">
            <calcext:condition calcext:apply-style-name="Heading" calcext:value="begins-with('a')" calcext:base-cell-address="C2.J6"/>
            <calcext:condition calcext:apply-style-name="Default" calcext:value="=0" calcext:base-cell-address="C2.J6"/>
          </calcext:conditional-format>
          <calcext:conditional-format calcext:target-range-address="C2.B8:C2.C9">
            <calcext:condition calcext:apply-style-name="Heading" calcext:value="begins-with('a')" calcext:base-cell-address="C2.B8"/>
            <calcext:condition calcext:apply-style-name="Default" calcext:value="=0" calcext:base-cell-address="C2.B8"/>
          </calcext:conditional-format>
          <calcext:conditional-format calcext:target-range-address="C2.D8:C2.E9">
            <calcext:condition calcext:apply-style-name="Heading" calcext:value="begins-with('a')" calcext:base-cell-address="C2.D8"/>
            <calcext:condition calcext:apply-style-name="Default" calcext:value="=0" calcext:base-cell-address="C2.D8"/>
          </calcext:conditional-format>
          <calcext:conditional-format calcext:target-range-address="C2.F8:C2.G9">
            <calcext:condition calcext:apply-style-name="Heading" calcext:value="begins-with('a')" calcext:base-cell-address="C2.F8"/>
            <calcext:condition calcext:apply-style-name="Default" calcext:value="=0" calcext:base-cell-address="C2.F8"/>
          </calcext:conditional-format>
          <calcext:conditional-format calcext:target-range-address="C2.H8:C2.I9">
            <calcext:condition calcext:apply-style-name="Heading" calcext:value="begins-with('a')" calcext:base-cell-address="C2.H8"/>
            <calcext:condition calcext:apply-style-name="Default" calcext:value="=0" calcext:base-cell-address="C2.H8"/>
          </calcext:conditional-format>
          <calcext:conditional-format calcext:target-range-address="C2.J8:C2.K9">
            <calcext:condition calcext:apply-style-name="Heading" calcext:value="begins-with('a')" calcext:base-cell-address="C2.J8"/>
            <calcext:condition calcext:apply-style-name="Default" calcext:value="=0" calcext:base-cell-address="C2.J8"/>
          </calcext:conditional-format>
          <calcext:conditional-format calcext:target-range-address="C2.B10:C2.C11">
            <calcext:condition calcext:apply-style-name="Heading" calcext:value="begins-with('a')" calcext:base-cell-address="C2.B10"/>
            <calcext:condition calcext:apply-style-name="Default" calcext:value="=0" calcext:base-cell-address="C2.B10"/>
          </calcext:conditional-format>
          <calcext:conditional-format calcext:target-range-address="C2.D10:C2.E11">
            <calcext:condition calcext:apply-style-name="Heading" calcext:value="begins-with('a')" calcext:base-cell-address="C2.D10"/>
            <calcext:condition calcext:apply-style-name="Default" calcext:value="=0" calcext:base-cell-address="C2.D10"/>
          </calcext:conditional-format>
          <calcext:conditional-format calcext:target-range-address="C2.F10:C2.G11">
            <calcext:condition calcext:apply-style-name="Heading" calcext:value="begins-with('a')" calcext:base-cell-address="C2.F10"/>
            <calcext:condition calcext:apply-style-name="Default" calcext:value="=0" calcext:base-cell-address="C2.F10"/>
          </calcext:conditional-format>
          <calcext:conditional-format calcext:target-range-address="C2.H10:C2.I11">
            <calcext:condition calcext:apply-style-name="Heading" calcext:value="begins-with('a')" calcext:base-cell-address="C2.H10"/>
            <calcext:condition calcext:apply-style-name="Default" calcext:value="=0" calcext:base-cell-address="C2.H10"/>
          </calcext:conditional-format>
          <calcext:conditional-format calcext:target-range-address="C2.J10:C2.K11">
            <calcext:condition calcext:apply-style-name="Heading" calcext:value="begins-with('a')" calcext:base-cell-address="C2.J10"/>
            <calcext:condition calcext:apply-style-name="Default" calcext:value="=0" calcext:base-cell-address="C2.J10"/>
          </calcext:conditional-format>
        </calcext:conditional-formats>
      </table:table>
      <table:table table:name="C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702"/>
          <table:table-cell table:style-name="ce1712"/>
          <table:table-cell table:style-name="ce1722"/>
          <table:table-cell table:style-name="ce1732"/>
          <table:table-cell table:style-name="ce1742"/>
          <table:table-cell table:style-name="ce1752"/>
          <table:table-cell table:style-name="ce1762"/>
          <table:table-cell table:style-name="ce1772"/>
          <table:table-cell table:style-name="ce1782"/>
          <table:table-cell table:style-name="ce1792"/>
          <table:table-cell table:number-columns-repeated="1013"/>
        </table:table-row>
        <table:table-row table:style-name="ro1">
          <table:table-cell/>
          <table:table-cell table:style-name="ce1703"/>
          <table:table-cell table:style-name="ce1713"/>
          <table:table-cell table:style-name="ce1723"/>
          <table:table-cell table:style-name="ce1733"/>
          <table:table-cell table:style-name="ce1743"/>
          <table:table-cell table:style-name="ce1753"/>
          <table:table-cell table:style-name="ce1763"/>
          <table:table-cell table:style-name="ce1773"/>
          <table:table-cell table:style-name="ce1783"/>
          <table:table-cell table:style-name="ce1793"/>
          <table:table-cell table:number-columns-repeated="1013"/>
        </table:table-row>
        <table:table-row table:style-name="ro1">
          <table:table-cell/>
          <table:table-cell table:style-name="ce1704"/>
          <table:table-cell table:style-name="ce1714"/>
          <table:table-cell table:style-name="ce1724"/>
          <table:table-cell table:style-name="ce1734"/>
          <table:table-cell table:style-name="ce1744"/>
          <table:table-cell table:style-name="ce1754"/>
          <table:table-cell table:style-name="ce1764"/>
          <table:table-cell table:style-name="ce1774"/>
          <table:table-cell table:style-name="ce1784"/>
          <table:table-cell table:style-name="ce1794"/>
          <table:table-cell table:number-columns-repeated="1013"/>
        </table:table-row>
        <table:table-row table:style-name="ro1">
          <table:table-cell/>
          <table:table-cell table:style-name="ce1705"/>
          <table:table-cell table:style-name="ce1715"/>
          <table:table-cell table:style-name="ce1725"/>
          <table:table-cell table:style-name="ce1735"/>
          <table:table-cell table:style-name="ce1745"/>
          <table:table-cell table:style-name="ce1755"/>
          <table:table-cell table:style-name="ce1765"/>
          <table:table-cell table:style-name="ce1775"/>
          <table:table-cell table:style-name="ce1785"/>
          <table:table-cell table:style-name="ce1795"/>
          <table:table-cell table:number-columns-repeated="1013"/>
        </table:table-row>
        <table:table-row table:style-name="ro1">
          <table:table-cell/>
          <table:table-cell table:style-name="ce1706"/>
          <table:table-cell table:style-name="ce1716"/>
          <table:table-cell table:style-name="ce1726"/>
          <table:table-cell table:style-name="ce1736"/>
          <table:table-cell table:style-name="ce1746"/>
          <table:table-cell table:style-name="ce1756"/>
          <table:table-cell table:style-name="ce1766"/>
          <table:table-cell table:style-name="ce1776"/>
          <table:table-cell table:style-name="ce1786"/>
          <table:table-cell table:style-name="ce1796"/>
          <table:table-cell table:number-columns-repeated="1013"/>
        </table:table-row>
        <table:table-row table:style-name="ro1">
          <table:table-cell/>
          <table:table-cell table:style-name="ce1707"/>
          <table:table-cell table:style-name="ce1717"/>
          <table:table-cell table:style-name="ce1727"/>
          <table:table-cell table:style-name="ce1737"/>
          <table:table-cell table:style-name="ce1747"/>
          <table:table-cell table:style-name="ce1757"/>
          <table:table-cell table:style-name="ce1767"/>
          <table:table-cell table:style-name="ce1777"/>
          <table:table-cell table:style-name="ce1787"/>
          <table:table-cell table:style-name="ce17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708"/>
          <table:table-cell table:style-name="ce1718"/>
          <table:table-cell table:style-name="ce1728"/>
          <table:table-cell table:style-name="ce1738"/>
          <table:table-cell table:style-name="ce1748"/>
          <table:table-cell table:style-name="ce1758"/>
          <table:table-cell table:style-name="ce1768"/>
          <table:table-cell table:style-name="ce1778"/>
          <table:table-cell table:style-name="ce1788"/>
          <table:table-cell table:style-name="ce1798"/>
          <table:table-cell table:number-columns-repeated="1013"/>
        </table:table-row>
        <table:table-row table:style-name="ro1">
          <table:table-cell/>
          <table:table-cell table:style-name="ce1709"/>
          <table:table-cell table:style-name="ce1719"/>
          <table:table-cell table:style-name="ce1729"/>
          <table:table-cell table:style-name="ce1739"/>
          <table:table-cell table:style-name="ce1749"/>
          <table:table-cell table:style-name="ce1759"/>
          <table:table-cell table:style-name="ce1769"/>
          <table:table-cell table:style-name="ce1779" office:value-type="string" calcext:value-type="string">
            <text:p>C3</text:p>
          </table:table-cell>
          <table:table-cell table:style-name="ce1789"/>
          <table:table-cell table:style-name="ce17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710"/>
          <table:table-cell table:style-name="ce1720"/>
          <table:table-cell table:style-name="ce1730"/>
          <table:table-cell table:style-name="ce1740"/>
          <table:table-cell table:style-name="ce1750"/>
          <table:table-cell table:style-name="ce1760"/>
          <table:table-cell table:style-name="ce1770"/>
          <table:table-cell table:style-name="ce1780"/>
          <table:table-cell table:style-name="ce1790"/>
          <table:table-cell table:style-name="ce1800"/>
          <table:table-cell table:number-columns-repeated="1013"/>
        </table:table-row>
        <table:table-row table:style-name="ro1">
          <table:table-cell/>
          <table:table-cell table:style-name="ce1711"/>
          <table:table-cell table:style-name="ce1721"/>
          <table:table-cell table:style-name="ce1731"/>
          <table:table-cell table:style-name="ce1741"/>
          <table:table-cell table:style-name="ce1751"/>
          <table:table-cell table:style-name="ce1761" office:value-type="string" calcext:value-type="string">
            <text:p>C3</text:p>
          </table:table-cell>
          <table:table-cell table:style-name="ce1771"/>
          <table:table-cell table:style-name="ce1781" office:value-type="string" calcext:value-type="string">
            <text:p>C2</text:p>
          </table:table-cell>
          <table:table-cell table:style-name="ce1791"/>
          <table:table-cell table:style-name="ce18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3.B2:C3.C3">
            <calcext:condition calcext:apply-style-name="Heading" calcext:value="begins-with('a')" calcext:base-cell-address="C3.B2"/>
            <calcext:condition calcext:apply-style-name="Default" calcext:value="=0" calcext:base-cell-address="C3.B2"/>
          </calcext:conditional-format>
          <calcext:conditional-format calcext:target-range-address="C3.D2:C3.E3">
            <calcext:condition calcext:apply-style-name="Heading" calcext:value="begins-with('a')" calcext:base-cell-address="C3.D2"/>
            <calcext:condition calcext:apply-style-name="Default" calcext:value="=0" calcext:base-cell-address="C3.D2"/>
          </calcext:conditional-format>
          <calcext:conditional-format calcext:target-range-address="C3.F2:C3.G3">
            <calcext:condition calcext:apply-style-name="Heading" calcext:value="begins-with('a')" calcext:base-cell-address="C3.F2"/>
            <calcext:condition calcext:apply-style-name="Default" calcext:value="=0" calcext:base-cell-address="C3.F2"/>
          </calcext:conditional-format>
          <calcext:conditional-format calcext:target-range-address="C3.H2:C3.I3">
            <calcext:condition calcext:apply-style-name="Heading" calcext:value="begins-with('a')" calcext:base-cell-address="C3.H2"/>
            <calcext:condition calcext:apply-style-name="Default" calcext:value="=0" calcext:base-cell-address="C3.H2"/>
          </calcext:conditional-format>
          <calcext:conditional-format calcext:target-range-address="C3.J2:C3.K3">
            <calcext:condition calcext:apply-style-name="Heading" calcext:value="begins-with('a')" calcext:base-cell-address="C3.J2"/>
            <calcext:condition calcext:apply-style-name="Default" calcext:value="=0" calcext:base-cell-address="C3.J2"/>
          </calcext:conditional-format>
          <calcext:conditional-format calcext:target-range-address="C3.B4:C3.C5">
            <calcext:condition calcext:apply-style-name="Heading" calcext:value="begins-with('a')" calcext:base-cell-address="C3.B4"/>
            <calcext:condition calcext:apply-style-name="Default" calcext:value="=0" calcext:base-cell-address="C3.B4"/>
          </calcext:conditional-format>
          <calcext:conditional-format calcext:target-range-address="C3.D4:C3.E5">
            <calcext:condition calcext:apply-style-name="Heading" calcext:value="begins-with('a')" calcext:base-cell-address="C3.D4"/>
            <calcext:condition calcext:apply-style-name="Default" calcext:value="=0" calcext:base-cell-address="C3.D4"/>
          </calcext:conditional-format>
          <calcext:conditional-format calcext:target-range-address="C3.F4:C3.G5">
            <calcext:condition calcext:apply-style-name="Heading" calcext:value="begins-with('a')" calcext:base-cell-address="C3.F4"/>
            <calcext:condition calcext:apply-style-name="Default" calcext:value="=0" calcext:base-cell-address="C3.F4"/>
          </calcext:conditional-format>
          <calcext:conditional-format calcext:target-range-address="C3.H4:C3.I5">
            <calcext:condition calcext:apply-style-name="Heading" calcext:value="begins-with('a')" calcext:base-cell-address="C3.H4"/>
            <calcext:condition calcext:apply-style-name="Default" calcext:value="=0" calcext:base-cell-address="C3.H4"/>
          </calcext:conditional-format>
          <calcext:conditional-format calcext:target-range-address="C3.J4:C3.K5">
            <calcext:condition calcext:apply-style-name="Heading" calcext:value="begins-with('a')" calcext:base-cell-address="C3.J4"/>
            <calcext:condition calcext:apply-style-name="Default" calcext:value="=0" calcext:base-cell-address="C3.J4"/>
          </calcext:conditional-format>
          <calcext:conditional-format calcext:target-range-address="C3.B6:C3.C7">
            <calcext:condition calcext:apply-style-name="Heading" calcext:value="begins-with('a')" calcext:base-cell-address="C3.B6"/>
            <calcext:condition calcext:apply-style-name="Default" calcext:value="=0" calcext:base-cell-address="C3.B6"/>
          </calcext:conditional-format>
          <calcext:conditional-format calcext:target-range-address="C3.D6:C3.E7">
            <calcext:condition calcext:apply-style-name="Heading" calcext:value="begins-with('a')" calcext:base-cell-address="C3.D6"/>
            <calcext:condition calcext:apply-style-name="Default" calcext:value="=0" calcext:base-cell-address="C3.D6"/>
          </calcext:conditional-format>
          <calcext:conditional-format calcext:target-range-address="C3.F6:C3.G7">
            <calcext:condition calcext:apply-style-name="Heading" calcext:value="begins-with('a')" calcext:base-cell-address="C3.F6"/>
            <calcext:condition calcext:apply-style-name="Default" calcext:value="=0" calcext:base-cell-address="C3.F6"/>
          </calcext:conditional-format>
          <calcext:conditional-format calcext:target-range-address="C3.H6:C3.I7">
            <calcext:condition calcext:apply-style-name="Heading" calcext:value="begins-with('a')" calcext:base-cell-address="C3.H6"/>
            <calcext:condition calcext:apply-style-name="Default" calcext:value="=0" calcext:base-cell-address="C3.H6"/>
          </calcext:conditional-format>
          <calcext:conditional-format calcext:target-range-address="C3.J6:C3.K7">
            <calcext:condition calcext:apply-style-name="Heading" calcext:value="begins-with('a')" calcext:base-cell-address="C3.J6"/>
            <calcext:condition calcext:apply-style-name="Default" calcext:value="=0" calcext:base-cell-address="C3.J6"/>
          </calcext:conditional-format>
          <calcext:conditional-format calcext:target-range-address="C3.B8:C3.C9">
            <calcext:condition calcext:apply-style-name="Heading" calcext:value="begins-with('a')" calcext:base-cell-address="C3.B8"/>
            <calcext:condition calcext:apply-style-name="Default" calcext:value="=0" calcext:base-cell-address="C3.B8"/>
          </calcext:conditional-format>
          <calcext:conditional-format calcext:target-range-address="C3.D8:C3.E9">
            <calcext:condition calcext:apply-style-name="Heading" calcext:value="begins-with('a')" calcext:base-cell-address="C3.D8"/>
            <calcext:condition calcext:apply-style-name="Default" calcext:value="=0" calcext:base-cell-address="C3.D8"/>
          </calcext:conditional-format>
          <calcext:conditional-format calcext:target-range-address="C3.F8:C3.G9">
            <calcext:condition calcext:apply-style-name="Heading" calcext:value="begins-with('a')" calcext:base-cell-address="C3.F8"/>
            <calcext:condition calcext:apply-style-name="Default" calcext:value="=0" calcext:base-cell-address="C3.F8"/>
          </calcext:conditional-format>
          <calcext:conditional-format calcext:target-range-address="C3.H8:C3.I9">
            <calcext:condition calcext:apply-style-name="Heading" calcext:value="begins-with('a')" calcext:base-cell-address="C3.H8"/>
            <calcext:condition calcext:apply-style-name="Default" calcext:value="=0" calcext:base-cell-address="C3.H8"/>
          </calcext:conditional-format>
          <calcext:conditional-format calcext:target-range-address="C3.J8:C3.K9">
            <calcext:condition calcext:apply-style-name="Heading" calcext:value="begins-with('a')" calcext:base-cell-address="C3.J8"/>
            <calcext:condition calcext:apply-style-name="Default" calcext:value="=0" calcext:base-cell-address="C3.J8"/>
          </calcext:conditional-format>
          <calcext:conditional-format calcext:target-range-address="C3.B10:C3.C11">
            <calcext:condition calcext:apply-style-name="Heading" calcext:value="begins-with('a')" calcext:base-cell-address="C3.B10"/>
            <calcext:condition calcext:apply-style-name="Default" calcext:value="=0" calcext:base-cell-address="C3.B10"/>
          </calcext:conditional-format>
          <calcext:conditional-format calcext:target-range-address="C3.D10:C3.E11">
            <calcext:condition calcext:apply-style-name="Heading" calcext:value="begins-with('a')" calcext:base-cell-address="C3.D10"/>
            <calcext:condition calcext:apply-style-name="Default" calcext:value="=0" calcext:base-cell-address="C3.D10"/>
          </calcext:conditional-format>
          <calcext:conditional-format calcext:target-range-address="C3.F10:C3.G11">
            <calcext:condition calcext:apply-style-name="Heading" calcext:value="begins-with('a')" calcext:base-cell-address="C3.F10"/>
            <calcext:condition calcext:apply-style-name="Default" calcext:value="=0" calcext:base-cell-address="C3.F10"/>
          </calcext:conditional-format>
          <calcext:conditional-format calcext:target-range-address="C3.H10:C3.I11">
            <calcext:condition calcext:apply-style-name="Heading" calcext:value="begins-with('a')" calcext:base-cell-address="C3.H10"/>
            <calcext:condition calcext:apply-style-name="Default" calcext:value="=0" calcext:base-cell-address="C3.H10"/>
          </calcext:conditional-format>
          <calcext:conditional-format calcext:target-range-address="C3.J10:C3.K11">
            <calcext:condition calcext:apply-style-name="Heading" calcext:value="begins-with('a')" calcext:base-cell-address="C3.J10"/>
            <calcext:condition calcext:apply-style-name="Default" calcext:value="=0" calcext:base-cell-address="C3.J10"/>
          </calcext:conditional-format>
        </calcext:conditional-formats>
      </table:table>
      <table:table table:name="C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802"/>
          <table:table-cell table:style-name="ce1812"/>
          <table:table-cell table:style-name="ce1822"/>
          <table:table-cell table:style-name="ce1832"/>
          <table:table-cell table:style-name="ce1842"/>
          <table:table-cell table:style-name="ce1852"/>
          <table:table-cell table:style-name="ce1862"/>
          <table:table-cell table:style-name="ce1872"/>
          <table:table-cell table:style-name="ce1882"/>
          <table:table-cell table:style-name="ce1892"/>
          <table:table-cell table:number-columns-repeated="1013"/>
        </table:table-row>
        <table:table-row table:style-name="ro1">
          <table:table-cell/>
          <table:table-cell table:style-name="ce1803"/>
          <table:table-cell table:style-name="ce1813"/>
          <table:table-cell table:style-name="ce1823"/>
          <table:table-cell table:style-name="ce1833"/>
          <table:table-cell table:style-name="ce1843"/>
          <table:table-cell table:style-name="ce1853"/>
          <table:table-cell table:style-name="ce1863"/>
          <table:table-cell table:style-name="ce1873"/>
          <table:table-cell table:style-name="ce1883"/>
          <table:table-cell table:style-name="ce1893"/>
          <table:table-cell table:number-columns-repeated="1013"/>
        </table:table-row>
        <table:table-row table:style-name="ro1">
          <table:table-cell/>
          <table:table-cell table:style-name="ce1804"/>
          <table:table-cell table:style-name="ce1814"/>
          <table:table-cell table:style-name="ce1824"/>
          <table:table-cell table:style-name="ce1834"/>
          <table:table-cell table:style-name="ce1844"/>
          <table:table-cell table:style-name="ce1854"/>
          <table:table-cell table:style-name="ce1864"/>
          <table:table-cell table:style-name="ce1874"/>
          <table:table-cell table:style-name="ce1884"/>
          <table:table-cell table:style-name="ce1894"/>
          <table:table-cell table:number-columns-repeated="1013"/>
        </table:table-row>
        <table:table-row table:style-name="ro1">
          <table:table-cell/>
          <table:table-cell table:style-name="ce1805"/>
          <table:table-cell table:style-name="ce1815"/>
          <table:table-cell table:style-name="ce1825"/>
          <table:table-cell table:style-name="ce1835"/>
          <table:table-cell table:style-name="ce1845"/>
          <table:table-cell table:style-name="ce1855"/>
          <table:table-cell table:style-name="ce1865"/>
          <table:table-cell table:style-name="ce1875"/>
          <table:table-cell table:style-name="ce1885"/>
          <table:table-cell table:style-name="ce18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806"/>
          <table:table-cell table:style-name="ce1816"/>
          <table:table-cell table:style-name="ce1826"/>
          <table:table-cell table:style-name="ce1836"/>
          <table:table-cell table:style-name="ce1846"/>
          <table:table-cell table:style-name="ce1856"/>
          <table:table-cell table:style-name="ce1866"/>
          <table:table-cell table:style-name="ce1876"/>
          <table:table-cell table:style-name="ce1886"/>
          <table:table-cell table:style-name="ce1896"/>
          <table:table-cell table:number-columns-repeated="1013"/>
        </table:table-row>
        <table:table-row table:style-name="ro1">
          <table:table-cell/>
          <table:table-cell table:style-name="ce1807"/>
          <table:table-cell table:style-name="ce1817"/>
          <table:table-cell table:style-name="ce1827"/>
          <table:table-cell table:style-name="ce1837"/>
          <table:table-cell table:style-name="ce1847"/>
          <table:table-cell table:style-name="ce1857"/>
          <table:table-cell table:style-name="ce1867"/>
          <table:table-cell table:style-name="ce1877" office:value-type="string" calcext:value-type="string">
            <text:p>C4</text:p>
          </table:table-cell>
          <table:table-cell table:style-name="ce1887"/>
          <table:table-cell table:style-name="ce18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808"/>
          <table:table-cell table:style-name="ce1818"/>
          <table:table-cell table:style-name="ce1828"/>
          <table:table-cell table:style-name="ce1838"/>
          <table:table-cell table:style-name="ce1848"/>
          <table:table-cell table:style-name="ce1858"/>
          <table:table-cell table:style-name="ce1868"/>
          <table:table-cell table:style-name="ce1878"/>
          <table:table-cell table:style-name="ce1888"/>
          <table:table-cell table:style-name="ce1898"/>
          <table:table-cell table:number-columns-repeated="1013"/>
        </table:table-row>
        <table:table-row table:style-name="ro1">
          <table:table-cell/>
          <table:table-cell table:style-name="ce1809"/>
          <table:table-cell table:style-name="ce1819"/>
          <table:table-cell table:style-name="ce1829"/>
          <table:table-cell table:style-name="ce1839"/>
          <table:table-cell table:style-name="ce1849"/>
          <table:table-cell table:style-name="ce1859" office:value-type="string" calcext:value-type="string">
            <text:p>C4</text:p>
          </table:table-cell>
          <table:table-cell table:style-name="ce1869"/>
          <table:table-cell table:style-name="ce1879" office:value-type="string" calcext:value-type="string">
            <text:p>C3</text:p>
          </table:table-cell>
          <table:table-cell table:style-name="ce1889"/>
          <table:table-cell table:style-name="ce18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810"/>
          <table:table-cell table:style-name="ce1820"/>
          <table:table-cell table:style-name="ce1830"/>
          <table:table-cell table:style-name="ce1840"/>
          <table:table-cell table:style-name="ce1850"/>
          <table:table-cell table:style-name="ce1860"/>
          <table:table-cell table:style-name="ce1870"/>
          <table:table-cell table:style-name="ce1880"/>
          <table:table-cell table:style-name="ce1890"/>
          <table:table-cell table:style-name="ce1900"/>
          <table:table-cell table:number-columns-repeated="1013"/>
        </table:table-row>
        <table:table-row table:style-name="ro1">
          <table:table-cell/>
          <table:table-cell table:style-name="ce1811"/>
          <table:table-cell table:style-name="ce1821"/>
          <table:table-cell table:style-name="ce1831"/>
          <table:table-cell table:style-name="ce1841" office:value-type="string" calcext:value-type="string">
            <text:p>C4</text:p>
          </table:table-cell>
          <table:table-cell table:style-name="ce1851"/>
          <table:table-cell table:style-name="ce1861" office:value-type="string" calcext:value-type="string">
            <text:p>C3</text:p>
          </table:table-cell>
          <table:table-cell table:style-name="ce1871"/>
          <table:table-cell table:style-name="ce1881" office:value-type="string" calcext:value-type="string">
            <text:p>C2</text:p>
          </table:table-cell>
          <table:table-cell table:style-name="ce1891"/>
          <table:table-cell table:style-name="ce19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4.B2:C4.C3">
            <calcext:condition calcext:apply-style-name="Heading" calcext:value="begins-with('a')" calcext:base-cell-address="C4.B2"/>
            <calcext:condition calcext:apply-style-name="Default" calcext:value="=0" calcext:base-cell-address="C4.B2"/>
          </calcext:conditional-format>
          <calcext:conditional-format calcext:target-range-address="C4.D2:C4.E3">
            <calcext:condition calcext:apply-style-name="Heading" calcext:value="begins-with('a')" calcext:base-cell-address="C4.D2"/>
            <calcext:condition calcext:apply-style-name="Default" calcext:value="=0" calcext:base-cell-address="C4.D2"/>
          </calcext:conditional-format>
          <calcext:conditional-format calcext:target-range-address="C4.F2:C4.G3">
            <calcext:condition calcext:apply-style-name="Heading" calcext:value="begins-with('a')" calcext:base-cell-address="C4.F2"/>
            <calcext:condition calcext:apply-style-name="Default" calcext:value="=0" calcext:base-cell-address="C4.F2"/>
          </calcext:conditional-format>
          <calcext:conditional-format calcext:target-range-address="C4.H2:C4.I3">
            <calcext:condition calcext:apply-style-name="Heading" calcext:value="begins-with('a')" calcext:base-cell-address="C4.H2"/>
            <calcext:condition calcext:apply-style-name="Default" calcext:value="=0" calcext:base-cell-address="C4.H2"/>
          </calcext:conditional-format>
          <calcext:conditional-format calcext:target-range-address="C4.J2:C4.K3">
            <calcext:condition calcext:apply-style-name="Heading" calcext:value="begins-with('a')" calcext:base-cell-address="C4.J2"/>
            <calcext:condition calcext:apply-style-name="Default" calcext:value="=0" calcext:base-cell-address="C4.J2"/>
          </calcext:conditional-format>
          <calcext:conditional-format calcext:target-range-address="C4.B4:C4.C5">
            <calcext:condition calcext:apply-style-name="Heading" calcext:value="begins-with('a')" calcext:base-cell-address="C4.B4"/>
            <calcext:condition calcext:apply-style-name="Default" calcext:value="=0" calcext:base-cell-address="C4.B4"/>
          </calcext:conditional-format>
          <calcext:conditional-format calcext:target-range-address="C4.D4:C4.E5">
            <calcext:condition calcext:apply-style-name="Heading" calcext:value="begins-with('a')" calcext:base-cell-address="C4.D4"/>
            <calcext:condition calcext:apply-style-name="Default" calcext:value="=0" calcext:base-cell-address="C4.D4"/>
          </calcext:conditional-format>
          <calcext:conditional-format calcext:target-range-address="C4.F4:C4.G5">
            <calcext:condition calcext:apply-style-name="Heading" calcext:value="begins-with('a')" calcext:base-cell-address="C4.F4"/>
            <calcext:condition calcext:apply-style-name="Default" calcext:value="=0" calcext:base-cell-address="C4.F4"/>
          </calcext:conditional-format>
          <calcext:conditional-format calcext:target-range-address="C4.H4:C4.I5">
            <calcext:condition calcext:apply-style-name="Heading" calcext:value="begins-with('a')" calcext:base-cell-address="C4.H4"/>
            <calcext:condition calcext:apply-style-name="Default" calcext:value="=0" calcext:base-cell-address="C4.H4"/>
          </calcext:conditional-format>
          <calcext:conditional-format calcext:target-range-address="C4.J4:C4.K5">
            <calcext:condition calcext:apply-style-name="Heading" calcext:value="begins-with('a')" calcext:base-cell-address="C4.J4"/>
            <calcext:condition calcext:apply-style-name="Default" calcext:value="=0" calcext:base-cell-address="C4.J4"/>
          </calcext:conditional-format>
          <calcext:conditional-format calcext:target-range-address="C4.B6:C4.C7">
            <calcext:condition calcext:apply-style-name="Heading" calcext:value="begins-with('a')" calcext:base-cell-address="C4.B6"/>
            <calcext:condition calcext:apply-style-name="Default" calcext:value="=0" calcext:base-cell-address="C4.B6"/>
          </calcext:conditional-format>
          <calcext:conditional-format calcext:target-range-address="C4.D6:C4.E7">
            <calcext:condition calcext:apply-style-name="Heading" calcext:value="begins-with('a')" calcext:base-cell-address="C4.D6"/>
            <calcext:condition calcext:apply-style-name="Default" calcext:value="=0" calcext:base-cell-address="C4.D6"/>
          </calcext:conditional-format>
          <calcext:conditional-format calcext:target-range-address="C4.F6:C4.G7">
            <calcext:condition calcext:apply-style-name="Heading" calcext:value="begins-with('a')" calcext:base-cell-address="C4.F6"/>
            <calcext:condition calcext:apply-style-name="Default" calcext:value="=0" calcext:base-cell-address="C4.F6"/>
          </calcext:conditional-format>
          <calcext:conditional-format calcext:target-range-address="C4.H6:C4.I7">
            <calcext:condition calcext:apply-style-name="Heading" calcext:value="begins-with('a')" calcext:base-cell-address="C4.H6"/>
            <calcext:condition calcext:apply-style-name="Default" calcext:value="=0" calcext:base-cell-address="C4.H6"/>
          </calcext:conditional-format>
          <calcext:conditional-format calcext:target-range-address="C4.J6:C4.K7">
            <calcext:condition calcext:apply-style-name="Heading" calcext:value="begins-with('a')" calcext:base-cell-address="C4.J6"/>
            <calcext:condition calcext:apply-style-name="Default" calcext:value="=0" calcext:base-cell-address="C4.J6"/>
          </calcext:conditional-format>
          <calcext:conditional-format calcext:target-range-address="C4.B8:C4.C9">
            <calcext:condition calcext:apply-style-name="Heading" calcext:value="begins-with('a')" calcext:base-cell-address="C4.B8"/>
            <calcext:condition calcext:apply-style-name="Default" calcext:value="=0" calcext:base-cell-address="C4.B8"/>
          </calcext:conditional-format>
          <calcext:conditional-format calcext:target-range-address="C4.D8:C4.E9">
            <calcext:condition calcext:apply-style-name="Heading" calcext:value="begins-with('a')" calcext:base-cell-address="C4.D8"/>
            <calcext:condition calcext:apply-style-name="Default" calcext:value="=0" calcext:base-cell-address="C4.D8"/>
          </calcext:conditional-format>
          <calcext:conditional-format calcext:target-range-address="C4.F8:C4.G9">
            <calcext:condition calcext:apply-style-name="Heading" calcext:value="begins-with('a')" calcext:base-cell-address="C4.F8"/>
            <calcext:condition calcext:apply-style-name="Default" calcext:value="=0" calcext:base-cell-address="C4.F8"/>
          </calcext:conditional-format>
          <calcext:conditional-format calcext:target-range-address="C4.H8:C4.I9">
            <calcext:condition calcext:apply-style-name="Heading" calcext:value="begins-with('a')" calcext:base-cell-address="C4.H8"/>
            <calcext:condition calcext:apply-style-name="Default" calcext:value="=0" calcext:base-cell-address="C4.H8"/>
          </calcext:conditional-format>
          <calcext:conditional-format calcext:target-range-address="C4.J8:C4.K9">
            <calcext:condition calcext:apply-style-name="Heading" calcext:value="begins-with('a')" calcext:base-cell-address="C4.J8"/>
            <calcext:condition calcext:apply-style-name="Default" calcext:value="=0" calcext:base-cell-address="C4.J8"/>
          </calcext:conditional-format>
          <calcext:conditional-format calcext:target-range-address="C4.B10:C4.C11">
            <calcext:condition calcext:apply-style-name="Heading" calcext:value="begins-with('a')" calcext:base-cell-address="C4.B10"/>
            <calcext:condition calcext:apply-style-name="Default" calcext:value="=0" calcext:base-cell-address="C4.B10"/>
          </calcext:conditional-format>
          <calcext:conditional-format calcext:target-range-address="C4.D10:C4.E11">
            <calcext:condition calcext:apply-style-name="Heading" calcext:value="begins-with('a')" calcext:base-cell-address="C4.D10"/>
            <calcext:condition calcext:apply-style-name="Default" calcext:value="=0" calcext:base-cell-address="C4.D10"/>
          </calcext:conditional-format>
          <calcext:conditional-format calcext:target-range-address="C4.F10:C4.G11">
            <calcext:condition calcext:apply-style-name="Heading" calcext:value="begins-with('a')" calcext:base-cell-address="C4.F10"/>
            <calcext:condition calcext:apply-style-name="Default" calcext:value="=0" calcext:base-cell-address="C4.F10"/>
          </calcext:conditional-format>
          <calcext:conditional-format calcext:target-range-address="C4.H10:C4.I11">
            <calcext:condition calcext:apply-style-name="Heading" calcext:value="begins-with('a')" calcext:base-cell-address="C4.H10"/>
            <calcext:condition calcext:apply-style-name="Default" calcext:value="=0" calcext:base-cell-address="C4.H10"/>
          </calcext:conditional-format>
          <calcext:conditional-format calcext:target-range-address="C4.J10:C4.K11">
            <calcext:condition calcext:apply-style-name="Heading" calcext:value="begins-with('a')" calcext:base-cell-address="C4.J10"/>
            <calcext:condition calcext:apply-style-name="Default" calcext:value="=0" calcext:base-cell-address="C4.J10"/>
          </calcext:conditional-format>
        </calcext:conditional-formats>
      </table:table>
      <table:table table:name="C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902"/>
          <table:table-cell table:style-name="ce1912"/>
          <table:table-cell table:style-name="ce1922"/>
          <table:table-cell table:style-name="ce1932"/>
          <table:table-cell table:style-name="ce1942"/>
          <table:table-cell table:style-name="ce1952"/>
          <table:table-cell table:style-name="ce1962"/>
          <table:table-cell table:style-name="ce1972"/>
          <table:table-cell table:style-name="ce1982"/>
          <table:table-cell table:style-name="ce1992"/>
          <table:table-cell table:number-columns-repeated="1013"/>
        </table:table-row>
        <table:table-row table:style-name="ro1">
          <table:table-cell/>
          <table:table-cell table:style-name="ce1903"/>
          <table:table-cell table:style-name="ce1913"/>
          <table:table-cell table:style-name="ce1923"/>
          <table:table-cell table:style-name="ce1933"/>
          <table:table-cell table:style-name="ce1943"/>
          <table:table-cell table:style-name="ce1953"/>
          <table:table-cell table:style-name="ce1963"/>
          <table:table-cell table:style-name="ce1973"/>
          <table:table-cell table:style-name="ce1983"/>
          <table:table-cell table:style-name="ce1993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904"/>
          <table:table-cell table:style-name="ce1914"/>
          <table:table-cell table:style-name="ce1924"/>
          <table:table-cell table:style-name="ce1934"/>
          <table:table-cell table:style-name="ce1944"/>
          <table:table-cell table:style-name="ce1954"/>
          <table:table-cell table:style-name="ce1964"/>
          <table:table-cell table:style-name="ce1974"/>
          <table:table-cell table:style-name="ce1984"/>
          <table:table-cell table:style-name="ce1994"/>
          <table:table-cell table:number-columns-repeated="1013"/>
        </table:table-row>
        <table:table-row table:style-name="ro1">
          <table:table-cell/>
          <table:table-cell table:style-name="ce1905"/>
          <table:table-cell table:style-name="ce1915"/>
          <table:table-cell table:style-name="ce1925"/>
          <table:table-cell table:style-name="ce1935"/>
          <table:table-cell table:style-name="ce1945"/>
          <table:table-cell table:style-name="ce1955"/>
          <table:table-cell table:style-name="ce1965"/>
          <table:table-cell table:style-name="ce1975" office:value-type="string" calcext:value-type="string">
            <text:p>C5</text:p>
          </table:table-cell>
          <table:table-cell table:style-name="ce1985"/>
          <table:table-cell table:style-name="ce19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906"/>
          <table:table-cell table:style-name="ce1916"/>
          <table:table-cell table:style-name="ce1926"/>
          <table:table-cell table:style-name="ce1936"/>
          <table:table-cell table:style-name="ce1946"/>
          <table:table-cell table:style-name="ce1956"/>
          <table:table-cell table:style-name="ce1966"/>
          <table:table-cell table:style-name="ce1976"/>
          <table:table-cell table:style-name="ce1986"/>
          <table:table-cell table:style-name="ce1996"/>
          <table:table-cell table:number-columns-repeated="1013"/>
        </table:table-row>
        <table:table-row table:style-name="ro1">
          <table:table-cell/>
          <table:table-cell table:style-name="ce1907"/>
          <table:table-cell table:style-name="ce1917"/>
          <table:table-cell table:style-name="ce1927"/>
          <table:table-cell table:style-name="ce1937"/>
          <table:table-cell table:style-name="ce1947"/>
          <table:table-cell table:style-name="ce1957" office:value-type="string" calcext:value-type="string">
            <text:p>C5</text:p>
          </table:table-cell>
          <table:table-cell table:style-name="ce1967"/>
          <table:table-cell table:style-name="ce1977" office:value-type="string" calcext:value-type="string">
            <text:p>C4</text:p>
          </table:table-cell>
          <table:table-cell table:style-name="ce1987"/>
          <table:table-cell table:style-name="ce19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908"/>
          <table:table-cell table:style-name="ce1918"/>
          <table:table-cell table:style-name="ce1928"/>
          <table:table-cell table:style-name="ce1938"/>
          <table:table-cell table:style-name="ce1948"/>
          <table:table-cell table:style-name="ce1958"/>
          <table:table-cell table:style-name="ce1968"/>
          <table:table-cell table:style-name="ce1978"/>
          <table:table-cell table:style-name="ce1988"/>
          <table:table-cell table:style-name="ce1998"/>
          <table:table-cell table:number-columns-repeated="1013"/>
        </table:table-row>
        <table:table-row table:style-name="ro1">
          <table:table-cell/>
          <table:table-cell table:style-name="ce1909"/>
          <table:table-cell table:style-name="ce1919"/>
          <table:table-cell table:style-name="ce1929"/>
          <table:table-cell table:style-name="ce1939" office:value-type="string" calcext:value-type="string">
            <text:p>C5</text:p>
          </table:table-cell>
          <table:table-cell table:style-name="ce1949"/>
          <table:table-cell table:style-name="ce1959" office:value-type="string" calcext:value-type="string">
            <text:p>C4</text:p>
          </table:table-cell>
          <table:table-cell table:style-name="ce1969"/>
          <table:table-cell table:style-name="ce1979" office:value-type="string" calcext:value-type="string">
            <text:p>C3</text:p>
          </table:table-cell>
          <table:table-cell table:style-name="ce1989"/>
          <table:table-cell table:style-name="ce19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910"/>
          <table:table-cell table:style-name="ce1920"/>
          <table:table-cell table:style-name="ce1930"/>
          <table:table-cell table:style-name="ce1940"/>
          <table:table-cell table:style-name="ce1950"/>
          <table:table-cell table:style-name="ce1960"/>
          <table:table-cell table:style-name="ce1970"/>
          <table:table-cell table:style-name="ce1980"/>
          <table:table-cell table:style-name="ce1990"/>
          <table:table-cell table:style-name="ce2000"/>
          <table:table-cell table:number-columns-repeated="1013"/>
        </table:table-row>
        <table:table-row table:style-name="ro1">
          <table:table-cell/>
          <table:table-cell table:style-name="ce1911"/>
          <table:table-cell table:style-name="ce1921" office:value-type="string" calcext:value-type="string">
            <text:p>C5</text:p>
          </table:table-cell>
          <table:table-cell table:style-name="ce1931"/>
          <table:table-cell table:style-name="ce1941" office:value-type="string" calcext:value-type="string">
            <text:p>C4</text:p>
          </table:table-cell>
          <table:table-cell table:style-name="ce1951"/>
          <table:table-cell table:style-name="ce1961" office:value-type="string" calcext:value-type="string">
            <text:p>C3</text:p>
          </table:table-cell>
          <table:table-cell table:style-name="ce1971"/>
          <table:table-cell table:style-name="ce1981" office:value-type="string" calcext:value-type="string">
            <text:p>C2</text:p>
          </table:table-cell>
          <table:table-cell table:style-name="ce1991"/>
          <table:table-cell table:style-name="ce20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5.B2:C5.C3">
            <calcext:condition calcext:apply-style-name="Heading" calcext:value="begins-with('a')" calcext:base-cell-address="C5.B2"/>
            <calcext:condition calcext:apply-style-name="Default" calcext:value="=0" calcext:base-cell-address="C5.B2"/>
          </calcext:conditional-format>
          <calcext:conditional-format calcext:target-range-address="C5.D2:C5.E3">
            <calcext:condition calcext:apply-style-name="Heading" calcext:value="begins-with('a')" calcext:base-cell-address="C5.D2"/>
            <calcext:condition calcext:apply-style-name="Default" calcext:value="=0" calcext:base-cell-address="C5.D2"/>
          </calcext:conditional-format>
          <calcext:conditional-format calcext:target-range-address="C5.F2:C5.G3">
            <calcext:condition calcext:apply-style-name="Heading" calcext:value="begins-with('a')" calcext:base-cell-address="C5.F2"/>
            <calcext:condition calcext:apply-style-name="Default" calcext:value="=0" calcext:base-cell-address="C5.F2"/>
          </calcext:conditional-format>
          <calcext:conditional-format calcext:target-range-address="C5.H2:C5.I3">
            <calcext:condition calcext:apply-style-name="Heading" calcext:value="begins-with('a')" calcext:base-cell-address="C5.H2"/>
            <calcext:condition calcext:apply-style-name="Default" calcext:value="=0" calcext:base-cell-address="C5.H2"/>
          </calcext:conditional-format>
          <calcext:conditional-format calcext:target-range-address="C5.J2:C5.K3">
            <calcext:condition calcext:apply-style-name="Heading" calcext:value="begins-with('a')" calcext:base-cell-address="C5.J2"/>
            <calcext:condition calcext:apply-style-name="Default" calcext:value="=0" calcext:base-cell-address="C5.J2"/>
          </calcext:conditional-format>
          <calcext:conditional-format calcext:target-range-address="C5.B4:C5.C5">
            <calcext:condition calcext:apply-style-name="Heading" calcext:value="begins-with('a')" calcext:base-cell-address="C5.B4"/>
            <calcext:condition calcext:apply-style-name="Default" calcext:value="=0" calcext:base-cell-address="C5.B4"/>
          </calcext:conditional-format>
          <calcext:conditional-format calcext:target-range-address="C5.D4:C5.E5">
            <calcext:condition calcext:apply-style-name="Heading" calcext:value="begins-with('a')" calcext:base-cell-address="C5.D4"/>
            <calcext:condition calcext:apply-style-name="Default" calcext:value="=0" calcext:base-cell-address="C5.D4"/>
          </calcext:conditional-format>
          <calcext:conditional-format calcext:target-range-address="C5.F4:C5.G5">
            <calcext:condition calcext:apply-style-name="Heading" calcext:value="begins-with('a')" calcext:base-cell-address="C5.F4"/>
            <calcext:condition calcext:apply-style-name="Default" calcext:value="=0" calcext:base-cell-address="C5.F4"/>
          </calcext:conditional-format>
          <calcext:conditional-format calcext:target-range-address="C5.H4:C5.I5">
            <calcext:condition calcext:apply-style-name="Heading" calcext:value="begins-with('a')" calcext:base-cell-address="C5.H4"/>
            <calcext:condition calcext:apply-style-name="Default" calcext:value="=0" calcext:base-cell-address="C5.H4"/>
          </calcext:conditional-format>
          <calcext:conditional-format calcext:target-range-address="C5.J4:C5.K5">
            <calcext:condition calcext:apply-style-name="Heading" calcext:value="begins-with('a')" calcext:base-cell-address="C5.J4"/>
            <calcext:condition calcext:apply-style-name="Default" calcext:value="=0" calcext:base-cell-address="C5.J4"/>
          </calcext:conditional-format>
          <calcext:conditional-format calcext:target-range-address="C5.B6:C5.C7">
            <calcext:condition calcext:apply-style-name="Heading" calcext:value="begins-with('a')" calcext:base-cell-address="C5.B6"/>
            <calcext:condition calcext:apply-style-name="Default" calcext:value="=0" calcext:base-cell-address="C5.B6"/>
          </calcext:conditional-format>
          <calcext:conditional-format calcext:target-range-address="C5.D6:C5.E7">
            <calcext:condition calcext:apply-style-name="Heading" calcext:value="begins-with('a')" calcext:base-cell-address="C5.D6"/>
            <calcext:condition calcext:apply-style-name="Default" calcext:value="=0" calcext:base-cell-address="C5.D6"/>
          </calcext:conditional-format>
          <calcext:conditional-format calcext:target-range-address="C5.F6:C5.G7">
            <calcext:condition calcext:apply-style-name="Heading" calcext:value="begins-with('a')" calcext:base-cell-address="C5.F6"/>
            <calcext:condition calcext:apply-style-name="Default" calcext:value="=0" calcext:base-cell-address="C5.F6"/>
          </calcext:conditional-format>
          <calcext:conditional-format calcext:target-range-address="C5.H6:C5.I7">
            <calcext:condition calcext:apply-style-name="Heading" calcext:value="begins-with('a')" calcext:base-cell-address="C5.H6"/>
            <calcext:condition calcext:apply-style-name="Default" calcext:value="=0" calcext:base-cell-address="C5.H6"/>
          </calcext:conditional-format>
          <calcext:conditional-format calcext:target-range-address="C5.J6:C5.K7">
            <calcext:condition calcext:apply-style-name="Heading" calcext:value="begins-with('a')" calcext:base-cell-address="C5.J6"/>
            <calcext:condition calcext:apply-style-name="Default" calcext:value="=0" calcext:base-cell-address="C5.J6"/>
          </calcext:conditional-format>
          <calcext:conditional-format calcext:target-range-address="C5.B8:C5.C9">
            <calcext:condition calcext:apply-style-name="Heading" calcext:value="begins-with('a')" calcext:base-cell-address="C5.B8"/>
            <calcext:condition calcext:apply-style-name="Default" calcext:value="=0" calcext:base-cell-address="C5.B8"/>
          </calcext:conditional-format>
          <calcext:conditional-format calcext:target-range-address="C5.D8:C5.E9">
            <calcext:condition calcext:apply-style-name="Heading" calcext:value="begins-with('a')" calcext:base-cell-address="C5.D8"/>
            <calcext:condition calcext:apply-style-name="Default" calcext:value="=0" calcext:base-cell-address="C5.D8"/>
          </calcext:conditional-format>
          <calcext:conditional-format calcext:target-range-address="C5.F8:C5.G9">
            <calcext:condition calcext:apply-style-name="Heading" calcext:value="begins-with('a')" calcext:base-cell-address="C5.F8"/>
            <calcext:condition calcext:apply-style-name="Default" calcext:value="=0" calcext:base-cell-address="C5.F8"/>
          </calcext:conditional-format>
          <calcext:conditional-format calcext:target-range-address="C5.H8:C5.I9">
            <calcext:condition calcext:apply-style-name="Heading" calcext:value="begins-with('a')" calcext:base-cell-address="C5.H8"/>
            <calcext:condition calcext:apply-style-name="Default" calcext:value="=0" calcext:base-cell-address="C5.H8"/>
          </calcext:conditional-format>
          <calcext:conditional-format calcext:target-range-address="C5.J8:C5.K9">
            <calcext:condition calcext:apply-style-name="Heading" calcext:value="begins-with('a')" calcext:base-cell-address="C5.J8"/>
            <calcext:condition calcext:apply-style-name="Default" calcext:value="=0" calcext:base-cell-address="C5.J8"/>
          </calcext:conditional-format>
          <calcext:conditional-format calcext:target-range-address="C5.B10:C5.C11">
            <calcext:condition calcext:apply-style-name="Heading" calcext:value="begins-with('a')" calcext:base-cell-address="C5.B10"/>
            <calcext:condition calcext:apply-style-name="Default" calcext:value="=0" calcext:base-cell-address="C5.B10"/>
          </calcext:conditional-format>
          <calcext:conditional-format calcext:target-range-address="C5.D10:C5.E11">
            <calcext:condition calcext:apply-style-name="Heading" calcext:value="begins-with('a')" calcext:base-cell-address="C5.D10"/>
            <calcext:condition calcext:apply-style-name="Default" calcext:value="=0" calcext:base-cell-address="C5.D10"/>
          </calcext:conditional-format>
          <calcext:conditional-format calcext:target-range-address="C5.F10:C5.G11">
            <calcext:condition calcext:apply-style-name="Heading" calcext:value="begins-with('a')" calcext:base-cell-address="C5.F10"/>
            <calcext:condition calcext:apply-style-name="Default" calcext:value="=0" calcext:base-cell-address="C5.F10"/>
          </calcext:conditional-format>
          <calcext:conditional-format calcext:target-range-address="C5.H10:C5.I11">
            <calcext:condition calcext:apply-style-name="Heading" calcext:value="begins-with('a')" calcext:base-cell-address="C5.H10"/>
            <calcext:condition calcext:apply-style-name="Default" calcext:value="=0" calcext:base-cell-address="C5.H10"/>
          </calcext:conditional-format>
          <calcext:conditional-format calcext:target-range-address="C5.J10:C5.K11">
            <calcext:condition calcext:apply-style-name="Heading" calcext:value="begins-with('a')" calcext:base-cell-address="C5.J10"/>
            <calcext:condition calcext:apply-style-name="Default" calcext:value="=0" calcext:base-cell-address="C5.J10"/>
          </calcext:conditional-format>
        </calcext:conditional-formats>
      </table:table>
      <table:table table:name="D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02"/>
          <table:table-cell table:style-name="ce2012"/>
          <table:table-cell table:style-name="ce2022"/>
          <table:table-cell table:style-name="ce2032"/>
          <table:table-cell table:style-name="ce2042"/>
          <table:table-cell table:style-name="ce2052"/>
          <table:table-cell table:style-name="ce2062"/>
          <table:table-cell table:style-name="ce2072"/>
          <table:table-cell table:style-name="ce2082"/>
          <table:table-cell table:style-name="ce20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003"/>
          <table:table-cell table:style-name="ce2013"/>
          <table:table-cell table:style-name="ce2023"/>
          <table:table-cell table:style-name="ce2033"/>
          <table:table-cell table:style-name="ce2043"/>
          <table:table-cell table:style-name="ce2053"/>
          <table:table-cell table:style-name="ce2063"/>
          <table:table-cell table:style-name="ce2073"/>
          <table:table-cell table:style-name="ce2083"/>
          <table:table-cell table:style-name="ce2093"/>
          <table:table-cell table:number-columns-repeated="1013"/>
        </table:table-row>
        <table:table-row table:style-name="ro1">
          <table:table-cell/>
          <table:table-cell table:style-name="ce2004"/>
          <table:table-cell table:style-name="ce2014"/>
          <table:table-cell table:style-name="ce2024"/>
          <table:table-cell table:style-name="ce2034"/>
          <table:table-cell table:style-name="ce2044"/>
          <table:table-cell table:style-name="ce2054"/>
          <table:table-cell table:style-name="ce2064"/>
          <table:table-cell table:style-name="ce2074"/>
          <table:table-cell table:style-name="ce2084"/>
          <table:table-cell table:style-name="ce2094"/>
          <table:table-cell table:number-columns-repeated="1013"/>
        </table:table-row>
        <table:table-row table:style-name="ro1">
          <table:table-cell/>
          <table:table-cell table:style-name="ce2005"/>
          <table:table-cell table:style-name="ce2015"/>
          <table:table-cell table:style-name="ce2025"/>
          <table:table-cell table:style-name="ce2035"/>
          <table:table-cell table:style-name="ce2045"/>
          <table:table-cell table:style-name="ce2055"/>
          <table:table-cell table:style-name="ce2065"/>
          <table:table-cell table:style-name="ce2075"/>
          <table:table-cell table:style-name="ce2085"/>
          <table:table-cell table:style-name="ce2095"/>
          <table:table-cell table:number-columns-repeated="1013"/>
        </table:table-row>
        <table:table-row table:style-name="ro1">
          <table:table-cell/>
          <table:table-cell table:style-name="ce2006"/>
          <table:table-cell table:style-name="ce2016"/>
          <table:table-cell table:style-name="ce2026"/>
          <table:table-cell table:style-name="ce2036"/>
          <table:table-cell table:style-name="ce2046"/>
          <table:table-cell table:style-name="ce2056"/>
          <table:table-cell table:style-name="ce2066"/>
          <table:table-cell table:style-name="ce2076"/>
          <table:table-cell table:style-name="ce2086"/>
          <table:table-cell table:style-name="ce2096"/>
          <table:table-cell table:number-columns-repeated="1013"/>
        </table:table-row>
        <table:table-row table:style-name="ro1">
          <table:table-cell/>
          <table:table-cell table:style-name="ce2007"/>
          <table:table-cell table:style-name="ce2017"/>
          <table:table-cell table:style-name="ce2027"/>
          <table:table-cell table:style-name="ce2037"/>
          <table:table-cell table:style-name="ce2047"/>
          <table:table-cell table:style-name="ce2057"/>
          <table:table-cell table:style-name="ce2067"/>
          <table:table-cell table:style-name="ce2077"/>
          <table:table-cell table:style-name="ce2087"/>
          <table:table-cell table:style-name="ce2097"/>
          <table:table-cell table:number-columns-repeated="1013"/>
        </table:table-row>
        <table:table-row table:style-name="ro1">
          <table:table-cell/>
          <table:table-cell table:style-name="ce2008"/>
          <table:table-cell table:style-name="ce2018"/>
          <table:table-cell table:style-name="ce2028"/>
          <table:table-cell table:style-name="ce2038"/>
          <table:table-cell table:style-name="ce2048"/>
          <table:table-cell table:style-name="ce2058"/>
          <table:table-cell table:style-name="ce2068"/>
          <table:table-cell table:style-name="ce2078"/>
          <table:table-cell table:style-name="ce2088"/>
          <table:table-cell table:style-name="ce2098"/>
          <table:table-cell table:number-columns-repeated="1013"/>
        </table:table-row>
        <table:table-row table:style-name="ro1">
          <table:table-cell/>
          <table:table-cell table:style-name="ce2009"/>
          <table:table-cell table:style-name="ce2019"/>
          <table:table-cell table:style-name="ce2029"/>
          <table:table-cell table:style-name="ce2039"/>
          <table:table-cell table:style-name="ce2049"/>
          <table:table-cell table:style-name="ce2059"/>
          <table:table-cell table:style-name="ce2069"/>
          <table:table-cell table:style-name="ce2079"/>
          <table:table-cell table:style-name="ce2089"/>
          <table:table-cell table:style-name="ce2099"/>
          <table:table-cell table:number-columns-repeated="1013"/>
        </table:table-row>
        <table:table-row table:style-name="ro1">
          <table:table-cell/>
          <table:table-cell table:style-name="ce2010"/>
          <table:table-cell table:style-name="ce2020"/>
          <table:table-cell table:style-name="ce2030"/>
          <table:table-cell table:style-name="ce2040"/>
          <table:table-cell table:style-name="ce2050"/>
          <table:table-cell table:style-name="ce2060"/>
          <table:table-cell table:style-name="ce2070"/>
          <table:table-cell table:style-name="ce2080"/>
          <table:table-cell table:style-name="ce2090"/>
          <table:table-cell table:style-name="ce2100"/>
          <table:table-cell table:number-columns-repeated="1013"/>
        </table:table-row>
        <table:table-row table:style-name="ro1">
          <table:table-cell/>
          <table:table-cell table:style-name="ce2011"/>
          <table:table-cell table:style-name="ce2021"/>
          <table:table-cell table:style-name="ce2031"/>
          <table:table-cell table:style-name="ce2041"/>
          <table:table-cell table:style-name="ce2051"/>
          <table:table-cell table:style-name="ce2061"/>
          <table:table-cell table:style-name="ce2071"/>
          <table:table-cell table:style-name="ce2081"/>
          <table:table-cell table:style-name="ce2091"/>
          <table:table-cell table:style-name="ce2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1.B2:D1.C3">
            <calcext:condition calcext:apply-style-name="Heading" calcext:value="begins-with('a')" calcext:base-cell-address="D1.B2"/>
            <calcext:condition calcext:apply-style-name="Default" calcext:value="=0" calcext:base-cell-address="D1.B2"/>
          </calcext:conditional-format>
          <calcext:conditional-format calcext:target-range-address="D1.D2:D1.E3">
            <calcext:condition calcext:apply-style-name="Heading" calcext:value="begins-with('a')" calcext:base-cell-address="D1.D2"/>
            <calcext:condition calcext:apply-style-name="Default" calcext:value="=0" calcext:base-cell-address="D1.D2"/>
          </calcext:conditional-format>
          <calcext:conditional-format calcext:target-range-address="D1.F2:D1.G3">
            <calcext:condition calcext:apply-style-name="Heading" calcext:value="begins-with('a')" calcext:base-cell-address="D1.F2"/>
            <calcext:condition calcext:apply-style-name="Default" calcext:value="=0" calcext:base-cell-address="D1.F2"/>
          </calcext:conditional-format>
          <calcext:conditional-format calcext:target-range-address="D1.H2:D1.I3">
            <calcext:condition calcext:apply-style-name="Heading" calcext:value="begins-with('a')" calcext:base-cell-address="D1.H2"/>
            <calcext:condition calcext:apply-style-name="Default" calcext:value="=0" calcext:base-cell-address="D1.H2"/>
          </calcext:conditional-format>
          <calcext:conditional-format calcext:target-range-address="D1.J2:D1.K3">
            <calcext:condition calcext:apply-style-name="Heading" calcext:value="begins-with('a')" calcext:base-cell-address="D1.J2"/>
            <calcext:condition calcext:apply-style-name="Default" calcext:value="=0" calcext:base-cell-address="D1.J2"/>
          </calcext:conditional-format>
          <calcext:conditional-format calcext:target-range-address="D1.B4:D1.C5">
            <calcext:condition calcext:apply-style-name="Heading" calcext:value="begins-with('a')" calcext:base-cell-address="D1.B4"/>
            <calcext:condition calcext:apply-style-name="Default" calcext:value="=0" calcext:base-cell-address="D1.B4"/>
          </calcext:conditional-format>
          <calcext:conditional-format calcext:target-range-address="D1.D4:D1.E5">
            <calcext:condition calcext:apply-style-name="Heading" calcext:value="begins-with('a')" calcext:base-cell-address="D1.D4"/>
            <calcext:condition calcext:apply-style-name="Default" calcext:value="=0" calcext:base-cell-address="D1.D4"/>
          </calcext:conditional-format>
          <calcext:conditional-format calcext:target-range-address="D1.F4:D1.G5">
            <calcext:condition calcext:apply-style-name="Heading" calcext:value="begins-with('a')" calcext:base-cell-address="D1.F4"/>
            <calcext:condition calcext:apply-style-name="Default" calcext:value="=0" calcext:base-cell-address="D1.F4"/>
          </calcext:conditional-format>
          <calcext:conditional-format calcext:target-range-address="D1.H4:D1.I5">
            <calcext:condition calcext:apply-style-name="Heading" calcext:value="begins-with('a')" calcext:base-cell-address="D1.H4"/>
            <calcext:condition calcext:apply-style-name="Default" calcext:value="=0" calcext:base-cell-address="D1.H4"/>
          </calcext:conditional-format>
          <calcext:conditional-format calcext:target-range-address="D1.J4:D1.K5">
            <calcext:condition calcext:apply-style-name="Heading" calcext:value="begins-with('a')" calcext:base-cell-address="D1.J4"/>
            <calcext:condition calcext:apply-style-name="Default" calcext:value="=0" calcext:base-cell-address="D1.J4"/>
          </calcext:conditional-format>
          <calcext:conditional-format calcext:target-range-address="D1.B6:D1.C7">
            <calcext:condition calcext:apply-style-name="Heading" calcext:value="begins-with('a')" calcext:base-cell-address="D1.B6"/>
            <calcext:condition calcext:apply-style-name="Default" calcext:value="=0" calcext:base-cell-address="D1.B6"/>
          </calcext:conditional-format>
          <calcext:conditional-format calcext:target-range-address="D1.D6:D1.E7">
            <calcext:condition calcext:apply-style-name="Heading" calcext:value="begins-with('a')" calcext:base-cell-address="D1.D6"/>
            <calcext:condition calcext:apply-style-name="Default" calcext:value="=0" calcext:base-cell-address="D1.D6"/>
          </calcext:conditional-format>
          <calcext:conditional-format calcext:target-range-address="D1.F6:D1.G7">
            <calcext:condition calcext:apply-style-name="Heading" calcext:value="begins-with('a')" calcext:base-cell-address="D1.F6"/>
            <calcext:condition calcext:apply-style-name="Default" calcext:value="=0" calcext:base-cell-address="D1.F6"/>
          </calcext:conditional-format>
          <calcext:conditional-format calcext:target-range-address="D1.H6:D1.I7">
            <calcext:condition calcext:apply-style-name="Heading" calcext:value="begins-with('a')" calcext:base-cell-address="D1.H6"/>
            <calcext:condition calcext:apply-style-name="Default" calcext:value="=0" calcext:base-cell-address="D1.H6"/>
          </calcext:conditional-format>
          <calcext:conditional-format calcext:target-range-address="D1.J6:D1.K7">
            <calcext:condition calcext:apply-style-name="Heading" calcext:value="begins-with('a')" calcext:base-cell-address="D1.J6"/>
            <calcext:condition calcext:apply-style-name="Default" calcext:value="=0" calcext:base-cell-address="D1.J6"/>
          </calcext:conditional-format>
          <calcext:conditional-format calcext:target-range-address="D1.B8:D1.C9">
            <calcext:condition calcext:apply-style-name="Heading" calcext:value="begins-with('a')" calcext:base-cell-address="D1.B8"/>
            <calcext:condition calcext:apply-style-name="Default" calcext:value="=0" calcext:base-cell-address="D1.B8"/>
          </calcext:conditional-format>
          <calcext:conditional-format calcext:target-range-address="D1.D8:D1.E9">
            <calcext:condition calcext:apply-style-name="Heading" calcext:value="begins-with('a')" calcext:base-cell-address="D1.D8"/>
            <calcext:condition calcext:apply-style-name="Default" calcext:value="=0" calcext:base-cell-address="D1.D8"/>
          </calcext:conditional-format>
          <calcext:conditional-format calcext:target-range-address="D1.F8:D1.G9">
            <calcext:condition calcext:apply-style-name="Heading" calcext:value="begins-with('a')" calcext:base-cell-address="D1.F8"/>
            <calcext:condition calcext:apply-style-name="Default" calcext:value="=0" calcext:base-cell-address="D1.F8"/>
          </calcext:conditional-format>
          <calcext:conditional-format calcext:target-range-address="D1.H8:D1.I9">
            <calcext:condition calcext:apply-style-name="Heading" calcext:value="begins-with('a')" calcext:base-cell-address="D1.H8"/>
            <calcext:condition calcext:apply-style-name="Default" calcext:value="=0" calcext:base-cell-address="D1.H8"/>
          </calcext:conditional-format>
          <calcext:conditional-format calcext:target-range-address="D1.J8:D1.K9">
            <calcext:condition calcext:apply-style-name="Heading" calcext:value="begins-with('a')" calcext:base-cell-address="D1.J8"/>
            <calcext:condition calcext:apply-style-name="Default" calcext:value="=0" calcext:base-cell-address="D1.J8"/>
          </calcext:conditional-format>
          <calcext:conditional-format calcext:target-range-address="D1.B10:D1.C11">
            <calcext:condition calcext:apply-style-name="Heading" calcext:value="begins-with('a')" calcext:base-cell-address="D1.B10"/>
            <calcext:condition calcext:apply-style-name="Default" calcext:value="=0" calcext:base-cell-address="D1.B10"/>
          </calcext:conditional-format>
          <calcext:conditional-format calcext:target-range-address="D1.D10:D1.E11">
            <calcext:condition calcext:apply-style-name="Heading" calcext:value="begins-with('a')" calcext:base-cell-address="D1.D10"/>
            <calcext:condition calcext:apply-style-name="Default" calcext:value="=0" calcext:base-cell-address="D1.D10"/>
          </calcext:conditional-format>
          <calcext:conditional-format calcext:target-range-address="D1.F10:D1.G11">
            <calcext:condition calcext:apply-style-name="Heading" calcext:value="begins-with('a')" calcext:base-cell-address="D1.F10"/>
            <calcext:condition calcext:apply-style-name="Default" calcext:value="=0" calcext:base-cell-address="D1.F10"/>
          </calcext:conditional-format>
          <calcext:conditional-format calcext:target-range-address="D1.H10:D1.I11">
            <calcext:condition calcext:apply-style-name="Heading" calcext:value="begins-with('a')" calcext:base-cell-address="D1.H10"/>
            <calcext:condition calcext:apply-style-name="Default" calcext:value="=0" calcext:base-cell-address="D1.H10"/>
          </calcext:conditional-format>
          <calcext:conditional-format calcext:target-range-address="D1.J10:D1.K11">
            <calcext:condition calcext:apply-style-name="Heading" calcext:value="begins-with('a')" calcext:base-cell-address="D1.J10"/>
            <calcext:condition calcext:apply-style-name="Default" calcext:value="=0" calcext:base-cell-address="D1.J10"/>
          </calcext:conditional-format>
        </calcext:conditional-formats>
      </table:table>
      <table:table table:name="D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102"/>
          <table:table-cell table:style-name="ce2112"/>
          <table:table-cell table:style-name="ce2122"/>
          <table:table-cell table:style-name="ce2132"/>
          <table:table-cell table:style-name="ce2142"/>
          <table:table-cell table:style-name="ce2152"/>
          <table:table-cell table:style-name="ce2162"/>
          <table:table-cell table:style-name="ce2172" office:value-type="string" calcext:value-type="string">
            <text:p>D2</text:p>
          </table:table-cell>
          <table:table-cell table:style-name="ce2182"/>
          <table:table-cell table:style-name="ce21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103"/>
          <table:table-cell table:style-name="ce2113"/>
          <table:table-cell table:style-name="ce2123"/>
          <table:table-cell table:style-name="ce2133"/>
          <table:table-cell table:style-name="ce2143"/>
          <table:table-cell table:style-name="ce2153"/>
          <table:table-cell table:style-name="ce2163"/>
          <table:table-cell table:style-name="ce2173"/>
          <table:table-cell table:style-name="ce2183"/>
          <table:table-cell table:style-name="ce2193"/>
          <table:table-cell table:number-columns-repeated="1013"/>
        </table:table-row>
        <table:table-row table:style-name="ro1">
          <table:table-cell/>
          <table:table-cell table:style-name="ce2104"/>
          <table:table-cell table:style-name="ce2114"/>
          <table:table-cell table:style-name="ce2124"/>
          <table:table-cell table:style-name="ce2134"/>
          <table:table-cell table:style-name="ce2144"/>
          <table:table-cell table:style-name="ce2154"/>
          <table:table-cell table:style-name="ce2164"/>
          <table:table-cell table:style-name="ce2174"/>
          <table:table-cell table:style-name="ce2184"/>
          <table:table-cell table:style-name="ce21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105"/>
          <table:table-cell table:style-name="ce2115"/>
          <table:table-cell table:style-name="ce2125"/>
          <table:table-cell table:style-name="ce2135"/>
          <table:table-cell table:style-name="ce2145"/>
          <table:table-cell table:style-name="ce2155"/>
          <table:table-cell table:style-name="ce2165"/>
          <table:table-cell table:style-name="ce2175"/>
          <table:table-cell table:style-name="ce2185"/>
          <table:table-cell table:style-name="ce2195"/>
          <table:table-cell table:number-columns-repeated="1013"/>
        </table:table-row>
        <table:table-row table:style-name="ro1">
          <table:table-cell/>
          <table:table-cell table:style-name="ce2106"/>
          <table:table-cell table:style-name="ce2116"/>
          <table:table-cell table:style-name="ce2126"/>
          <table:table-cell table:style-name="ce2136"/>
          <table:table-cell table:style-name="ce2146"/>
          <table:table-cell table:style-name="ce2156"/>
          <table:table-cell table:style-name="ce2166"/>
          <table:table-cell table:style-name="ce2176"/>
          <table:table-cell table:style-name="ce2186"/>
          <table:table-cell table:style-name="ce2196"/>
          <table:table-cell table:number-columns-repeated="1013"/>
        </table:table-row>
        <table:table-row table:style-name="ro1">
          <table:table-cell/>
          <table:table-cell table:style-name="ce2107"/>
          <table:table-cell table:style-name="ce2117"/>
          <table:table-cell table:style-name="ce2127"/>
          <table:table-cell table:style-name="ce2137"/>
          <table:table-cell table:style-name="ce2147"/>
          <table:table-cell table:style-name="ce2157"/>
          <table:table-cell table:style-name="ce2167"/>
          <table:table-cell table:style-name="ce2177"/>
          <table:table-cell table:style-name="ce2187"/>
          <table:table-cell table:style-name="ce2197"/>
          <table:table-cell table:number-columns-repeated="1013"/>
        </table:table-row>
        <table:table-row table:style-name="ro1">
          <table:table-cell/>
          <table:table-cell table:style-name="ce2108"/>
          <table:table-cell table:style-name="ce2118"/>
          <table:table-cell table:style-name="ce2128"/>
          <table:table-cell table:style-name="ce2138"/>
          <table:table-cell table:style-name="ce2148"/>
          <table:table-cell table:style-name="ce2158"/>
          <table:table-cell table:style-name="ce2168"/>
          <table:table-cell table:style-name="ce2178"/>
          <table:table-cell table:style-name="ce2188"/>
          <table:table-cell table:style-name="ce2198"/>
          <table:table-cell table:number-columns-repeated="1013"/>
        </table:table-row>
        <table:table-row table:style-name="ro1">
          <table:table-cell/>
          <table:table-cell table:style-name="ce2109"/>
          <table:table-cell table:style-name="ce2119"/>
          <table:table-cell table:style-name="ce2129"/>
          <table:table-cell table:style-name="ce2139"/>
          <table:table-cell table:style-name="ce2149"/>
          <table:table-cell table:style-name="ce2159"/>
          <table:table-cell table:style-name="ce2169"/>
          <table:table-cell table:style-name="ce2179"/>
          <table:table-cell table:style-name="ce2189"/>
          <table:table-cell table:style-name="ce2199"/>
          <table:table-cell table:number-columns-repeated="1013"/>
        </table:table-row>
        <table:table-row table:style-name="ro1">
          <table:table-cell/>
          <table:table-cell table:style-name="ce2110"/>
          <table:table-cell table:style-name="ce2120"/>
          <table:table-cell table:style-name="ce2130"/>
          <table:table-cell table:style-name="ce2140"/>
          <table:table-cell table:style-name="ce2150"/>
          <table:table-cell table:style-name="ce2160"/>
          <table:table-cell table:style-name="ce2170"/>
          <table:table-cell table:style-name="ce2180"/>
          <table:table-cell table:style-name="ce2190"/>
          <table:table-cell table:style-name="ce2200"/>
          <table:table-cell table:number-columns-repeated="1013"/>
        </table:table-row>
        <table:table-row table:style-name="ro1">
          <table:table-cell/>
          <table:table-cell table:style-name="ce2111"/>
          <table:table-cell table:style-name="ce2121"/>
          <table:table-cell table:style-name="ce2131"/>
          <table:table-cell table:style-name="ce2141"/>
          <table:table-cell table:style-name="ce2151"/>
          <table:table-cell table:style-name="ce2161"/>
          <table:table-cell table:style-name="ce2171"/>
          <table:table-cell table:style-name="ce2181"/>
          <table:table-cell table:style-name="ce2191"/>
          <table:table-cell table:style-name="ce2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2.B2:D2.C3">
            <calcext:condition calcext:apply-style-name="Heading" calcext:value="begins-with('a')" calcext:base-cell-address="D2.B2"/>
            <calcext:condition calcext:apply-style-name="Default" calcext:value="=0" calcext:base-cell-address="D2.B2"/>
          </calcext:conditional-format>
          <calcext:conditional-format calcext:target-range-address="D2.D2:D2.E3">
            <calcext:condition calcext:apply-style-name="Heading" calcext:value="begins-with('a')" calcext:base-cell-address="D2.D2"/>
            <calcext:condition calcext:apply-style-name="Default" calcext:value="=0" calcext:base-cell-address="D2.D2"/>
          </calcext:conditional-format>
          <calcext:conditional-format calcext:target-range-address="D2.F2:D2.G3">
            <calcext:condition calcext:apply-style-name="Heading" calcext:value="begins-with('a')" calcext:base-cell-address="D2.F2"/>
            <calcext:condition calcext:apply-style-name="Default" calcext:value="=0" calcext:base-cell-address="D2.F2"/>
          </calcext:conditional-format>
          <calcext:conditional-format calcext:target-range-address="D2.H2:D2.I3">
            <calcext:condition calcext:apply-style-name="Heading" calcext:value="begins-with('a')" calcext:base-cell-address="D2.H2"/>
            <calcext:condition calcext:apply-style-name="Default" calcext:value="=0" calcext:base-cell-address="D2.H2"/>
          </calcext:conditional-format>
          <calcext:conditional-format calcext:target-range-address="D2.J2:D2.K3">
            <calcext:condition calcext:apply-style-name="Heading" calcext:value="begins-with('a')" calcext:base-cell-address="D2.J2"/>
            <calcext:condition calcext:apply-style-name="Default" calcext:value="=0" calcext:base-cell-address="D2.J2"/>
          </calcext:conditional-format>
          <calcext:conditional-format calcext:target-range-address="D2.B4:D2.C5">
            <calcext:condition calcext:apply-style-name="Heading" calcext:value="begins-with('a')" calcext:base-cell-address="D2.B4"/>
            <calcext:condition calcext:apply-style-name="Default" calcext:value="=0" calcext:base-cell-address="D2.B4"/>
          </calcext:conditional-format>
          <calcext:conditional-format calcext:target-range-address="D2.D4:D2.E5">
            <calcext:condition calcext:apply-style-name="Heading" calcext:value="begins-with('a')" calcext:base-cell-address="D2.D4"/>
            <calcext:condition calcext:apply-style-name="Default" calcext:value="=0" calcext:base-cell-address="D2.D4"/>
          </calcext:conditional-format>
          <calcext:conditional-format calcext:target-range-address="D2.F4:D2.G5">
            <calcext:condition calcext:apply-style-name="Heading" calcext:value="begins-with('a')" calcext:base-cell-address="D2.F4"/>
            <calcext:condition calcext:apply-style-name="Default" calcext:value="=0" calcext:base-cell-address="D2.F4"/>
          </calcext:conditional-format>
          <calcext:conditional-format calcext:target-range-address="D2.H4:D2.I5">
            <calcext:condition calcext:apply-style-name="Heading" calcext:value="begins-with('a')" calcext:base-cell-address="D2.H4"/>
            <calcext:condition calcext:apply-style-name="Default" calcext:value="=0" calcext:base-cell-address="D2.H4"/>
          </calcext:conditional-format>
          <calcext:conditional-format calcext:target-range-address="D2.J4:D2.K5">
            <calcext:condition calcext:apply-style-name="Heading" calcext:value="begins-with('a')" calcext:base-cell-address="D2.J4"/>
            <calcext:condition calcext:apply-style-name="Default" calcext:value="=0" calcext:base-cell-address="D2.J4"/>
          </calcext:conditional-format>
          <calcext:conditional-format calcext:target-range-address="D2.B6:D2.C7">
            <calcext:condition calcext:apply-style-name="Heading" calcext:value="begins-with('a')" calcext:base-cell-address="D2.B6"/>
            <calcext:condition calcext:apply-style-name="Default" calcext:value="=0" calcext:base-cell-address="D2.B6"/>
          </calcext:conditional-format>
          <calcext:conditional-format calcext:target-range-address="D2.D6:D2.E7">
            <calcext:condition calcext:apply-style-name="Heading" calcext:value="begins-with('a')" calcext:base-cell-address="D2.D6"/>
            <calcext:condition calcext:apply-style-name="Default" calcext:value="=0" calcext:base-cell-address="D2.D6"/>
          </calcext:conditional-format>
          <calcext:conditional-format calcext:target-range-address="D2.F6:D2.G7">
            <calcext:condition calcext:apply-style-name="Heading" calcext:value="begins-with('a')" calcext:base-cell-address="D2.F6"/>
            <calcext:condition calcext:apply-style-name="Default" calcext:value="=0" calcext:base-cell-address="D2.F6"/>
          </calcext:conditional-format>
          <calcext:conditional-format calcext:target-range-address="D2.H6:D2.I7">
            <calcext:condition calcext:apply-style-name="Heading" calcext:value="begins-with('a')" calcext:base-cell-address="D2.H6"/>
            <calcext:condition calcext:apply-style-name="Default" calcext:value="=0" calcext:base-cell-address="D2.H6"/>
          </calcext:conditional-format>
          <calcext:conditional-format calcext:target-range-address="D2.J6:D2.K7">
            <calcext:condition calcext:apply-style-name="Heading" calcext:value="begins-with('a')" calcext:base-cell-address="D2.J6"/>
            <calcext:condition calcext:apply-style-name="Default" calcext:value="=0" calcext:base-cell-address="D2.J6"/>
          </calcext:conditional-format>
          <calcext:conditional-format calcext:target-range-address="D2.B8:D2.C9">
            <calcext:condition calcext:apply-style-name="Heading" calcext:value="begins-with('a')" calcext:base-cell-address="D2.B8"/>
            <calcext:condition calcext:apply-style-name="Default" calcext:value="=0" calcext:base-cell-address="D2.B8"/>
          </calcext:conditional-format>
          <calcext:conditional-format calcext:target-range-address="D2.D8:D2.E9">
            <calcext:condition calcext:apply-style-name="Heading" calcext:value="begins-with('a')" calcext:base-cell-address="D2.D8"/>
            <calcext:condition calcext:apply-style-name="Default" calcext:value="=0" calcext:base-cell-address="D2.D8"/>
          </calcext:conditional-format>
          <calcext:conditional-format calcext:target-range-address="D2.F8:D2.G9">
            <calcext:condition calcext:apply-style-name="Heading" calcext:value="begins-with('a')" calcext:base-cell-address="D2.F8"/>
            <calcext:condition calcext:apply-style-name="Default" calcext:value="=0" calcext:base-cell-address="D2.F8"/>
          </calcext:conditional-format>
          <calcext:conditional-format calcext:target-range-address="D2.H8:D2.I9">
            <calcext:condition calcext:apply-style-name="Heading" calcext:value="begins-with('a')" calcext:base-cell-address="D2.H8"/>
            <calcext:condition calcext:apply-style-name="Default" calcext:value="=0" calcext:base-cell-address="D2.H8"/>
          </calcext:conditional-format>
          <calcext:conditional-format calcext:target-range-address="D2.J8:D2.K9">
            <calcext:condition calcext:apply-style-name="Heading" calcext:value="begins-with('a')" calcext:base-cell-address="D2.J8"/>
            <calcext:condition calcext:apply-style-name="Default" calcext:value="=0" calcext:base-cell-address="D2.J8"/>
          </calcext:conditional-format>
          <calcext:conditional-format calcext:target-range-address="D2.B10:D2.C11">
            <calcext:condition calcext:apply-style-name="Heading" calcext:value="begins-with('a')" calcext:base-cell-address="D2.B10"/>
            <calcext:condition calcext:apply-style-name="Default" calcext:value="=0" calcext:base-cell-address="D2.B10"/>
          </calcext:conditional-format>
          <calcext:conditional-format calcext:target-range-address="D2.D10:D2.E11">
            <calcext:condition calcext:apply-style-name="Heading" calcext:value="begins-with('a')" calcext:base-cell-address="D2.D10"/>
            <calcext:condition calcext:apply-style-name="Default" calcext:value="=0" calcext:base-cell-address="D2.D10"/>
          </calcext:conditional-format>
          <calcext:conditional-format calcext:target-range-address="D2.F10:D2.G11">
            <calcext:condition calcext:apply-style-name="Heading" calcext:value="begins-with('a')" calcext:base-cell-address="D2.F10"/>
            <calcext:condition calcext:apply-style-name="Default" calcext:value="=0" calcext:base-cell-address="D2.F10"/>
          </calcext:conditional-format>
          <calcext:conditional-format calcext:target-range-address="D2.H10:D2.I11">
            <calcext:condition calcext:apply-style-name="Heading" calcext:value="begins-with('a')" calcext:base-cell-address="D2.H10"/>
            <calcext:condition calcext:apply-style-name="Default" calcext:value="=0" calcext:base-cell-address="D2.H10"/>
          </calcext:conditional-format>
          <calcext:conditional-format calcext:target-range-address="D2.J10:D2.K11">
            <calcext:condition calcext:apply-style-name="Heading" calcext:value="begins-with('a')" calcext:base-cell-address="D2.J10"/>
            <calcext:condition calcext:apply-style-name="Default" calcext:value="=0" calcext:base-cell-address="D2.J10"/>
          </calcext:conditional-format>
        </calcext:conditional-formats>
      </table:table>
      <table:table table:name="D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202"/>
          <table:table-cell table:style-name="ce2212"/>
          <table:table-cell table:style-name="ce2222"/>
          <table:table-cell table:style-name="ce2232"/>
          <table:table-cell table:style-name="ce2242"/>
          <table:table-cell table:style-name="ce2252" office:value-type="string" calcext:value-type="string">
            <text:p>D3</text:p>
          </table:table-cell>
          <table:table-cell table:style-name="ce2262"/>
          <table:table-cell table:style-name="ce2272" office:value-type="string" calcext:value-type="string">
            <text:p>D2</text:p>
          </table:table-cell>
          <table:table-cell table:style-name="ce2282"/>
          <table:table-cell table:style-name="ce22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203"/>
          <table:table-cell table:style-name="ce2213"/>
          <table:table-cell table:style-name="ce2223"/>
          <table:table-cell table:style-name="ce2233"/>
          <table:table-cell table:style-name="ce2243"/>
          <table:table-cell table:style-name="ce2253"/>
          <table:table-cell table:style-name="ce2263"/>
          <table:table-cell table:style-name="ce2273"/>
          <table:table-cell table:style-name="ce2283"/>
          <table:table-cell table:style-name="ce2293"/>
          <table:table-cell table:number-columns-repeated="1013"/>
        </table:table-row>
        <table:table-row table:style-name="ro1">
          <table:table-cell/>
          <table:table-cell table:style-name="ce2204"/>
          <table:table-cell table:style-name="ce2214"/>
          <table:table-cell table:style-name="ce2224"/>
          <table:table-cell table:style-name="ce2234"/>
          <table:table-cell table:style-name="ce2244"/>
          <table:table-cell table:style-name="ce2254"/>
          <table:table-cell table:style-name="ce2264"/>
          <table:table-cell table:style-name="ce2274" office:value-type="string" calcext:value-type="string">
            <text:p>D3</text:p>
          </table:table-cell>
          <table:table-cell table:style-name="ce2284"/>
          <table:table-cell table:style-name="ce22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205"/>
          <table:table-cell table:style-name="ce2215"/>
          <table:table-cell table:style-name="ce2225"/>
          <table:table-cell table:style-name="ce2235"/>
          <table:table-cell table:style-name="ce2245"/>
          <table:table-cell table:style-name="ce2255"/>
          <table:table-cell table:style-name="ce2265"/>
          <table:table-cell table:style-name="ce2275"/>
          <table:table-cell table:style-name="ce2285"/>
          <table:table-cell table:style-name="ce2295"/>
          <table:table-cell table:number-columns-repeated="1013"/>
        </table:table-row>
        <table:table-row table:style-name="ro1">
          <table:table-cell/>
          <table:table-cell table:style-name="ce2206"/>
          <table:table-cell table:style-name="ce2216"/>
          <table:table-cell table:style-name="ce2226"/>
          <table:table-cell table:style-name="ce2236"/>
          <table:table-cell table:style-name="ce2246"/>
          <table:table-cell table:style-name="ce2256"/>
          <table:table-cell table:style-name="ce2266"/>
          <table:table-cell table:style-name="ce2276"/>
          <table:table-cell table:style-name="ce2286"/>
          <table:table-cell table:style-name="ce22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207"/>
          <table:table-cell table:style-name="ce2217"/>
          <table:table-cell table:style-name="ce2227"/>
          <table:table-cell table:style-name="ce2237"/>
          <table:table-cell table:style-name="ce2247"/>
          <table:table-cell table:style-name="ce2257"/>
          <table:table-cell table:style-name="ce2267"/>
          <table:table-cell table:style-name="ce2277"/>
          <table:table-cell table:style-name="ce2287"/>
          <table:table-cell table:style-name="ce2297"/>
          <table:table-cell table:number-columns-repeated="1013"/>
        </table:table-row>
        <table:table-row table:style-name="ro1">
          <table:table-cell/>
          <table:table-cell table:style-name="ce2208"/>
          <table:table-cell table:style-name="ce2218"/>
          <table:table-cell table:style-name="ce2228"/>
          <table:table-cell table:style-name="ce2238"/>
          <table:table-cell table:style-name="ce2248"/>
          <table:table-cell table:style-name="ce2258"/>
          <table:table-cell table:style-name="ce2268"/>
          <table:table-cell table:style-name="ce2278"/>
          <table:table-cell table:style-name="ce2288"/>
          <table:table-cell table:style-name="ce2298"/>
          <table:table-cell table:number-columns-repeated="1013"/>
        </table:table-row>
        <table:table-row table:style-name="ro1">
          <table:table-cell/>
          <table:table-cell table:style-name="ce2209"/>
          <table:table-cell table:style-name="ce2219"/>
          <table:table-cell table:style-name="ce2229"/>
          <table:table-cell table:style-name="ce2239"/>
          <table:table-cell table:style-name="ce2249"/>
          <table:table-cell table:style-name="ce2259"/>
          <table:table-cell table:style-name="ce2269"/>
          <table:table-cell table:style-name="ce2279"/>
          <table:table-cell table:style-name="ce2289"/>
          <table:table-cell table:style-name="ce2299"/>
          <table:table-cell table:number-columns-repeated="1013"/>
        </table:table-row>
        <table:table-row table:style-name="ro1">
          <table:table-cell/>
          <table:table-cell table:style-name="ce2210"/>
          <table:table-cell table:style-name="ce2220"/>
          <table:table-cell table:style-name="ce2230"/>
          <table:table-cell table:style-name="ce2240"/>
          <table:table-cell table:style-name="ce2250"/>
          <table:table-cell table:style-name="ce2260"/>
          <table:table-cell table:style-name="ce2270"/>
          <table:table-cell table:style-name="ce2280"/>
          <table:table-cell table:style-name="ce2290"/>
          <table:table-cell table:style-name="ce2300"/>
          <table:table-cell table:number-columns-repeated="1013"/>
        </table:table-row>
        <table:table-row table:style-name="ro1">
          <table:table-cell/>
          <table:table-cell table:style-name="ce2211"/>
          <table:table-cell table:style-name="ce2221"/>
          <table:table-cell table:style-name="ce2231"/>
          <table:table-cell table:style-name="ce2241"/>
          <table:table-cell table:style-name="ce2251"/>
          <table:table-cell table:style-name="ce2261"/>
          <table:table-cell table:style-name="ce2271"/>
          <table:table-cell table:style-name="ce2281"/>
          <table:table-cell table:style-name="ce2291"/>
          <table:table-cell table:style-name="ce2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3.B2:D3.C3">
            <calcext:condition calcext:apply-style-name="Heading" calcext:value="begins-with('a')" calcext:base-cell-address="D3.B2"/>
            <calcext:condition calcext:apply-style-name="Default" calcext:value="=0" calcext:base-cell-address="D3.B2"/>
          </calcext:conditional-format>
          <calcext:conditional-format calcext:target-range-address="D3.D2:D3.E3">
            <calcext:condition calcext:apply-style-name="Heading" calcext:value="begins-with('a')" calcext:base-cell-address="D3.D2"/>
            <calcext:condition calcext:apply-style-name="Default" calcext:value="=0" calcext:base-cell-address="D3.D2"/>
          </calcext:conditional-format>
          <calcext:conditional-format calcext:target-range-address="D3.F2:D3.G3">
            <calcext:condition calcext:apply-style-name="Heading" calcext:value="begins-with('a')" calcext:base-cell-address="D3.F2"/>
            <calcext:condition calcext:apply-style-name="Default" calcext:value="=0" calcext:base-cell-address="D3.F2"/>
          </calcext:conditional-format>
          <calcext:conditional-format calcext:target-range-address="D3.H2:D3.I3">
            <calcext:condition calcext:apply-style-name="Heading" calcext:value="begins-with('a')" calcext:base-cell-address="D3.H2"/>
            <calcext:condition calcext:apply-style-name="Default" calcext:value="=0" calcext:base-cell-address="D3.H2"/>
          </calcext:conditional-format>
          <calcext:conditional-format calcext:target-range-address="D3.J2:D3.K3">
            <calcext:condition calcext:apply-style-name="Heading" calcext:value="begins-with('a')" calcext:base-cell-address="D3.J2"/>
            <calcext:condition calcext:apply-style-name="Default" calcext:value="=0" calcext:base-cell-address="D3.J2"/>
          </calcext:conditional-format>
          <calcext:conditional-format calcext:target-range-address="D3.B4:D3.C5">
            <calcext:condition calcext:apply-style-name="Heading" calcext:value="begins-with('a')" calcext:base-cell-address="D3.B4"/>
            <calcext:condition calcext:apply-style-name="Default" calcext:value="=0" calcext:base-cell-address="D3.B4"/>
          </calcext:conditional-format>
          <calcext:conditional-format calcext:target-range-address="D3.D4:D3.E5">
            <calcext:condition calcext:apply-style-name="Heading" calcext:value="begins-with('a')" calcext:base-cell-address="D3.D4"/>
            <calcext:condition calcext:apply-style-name="Default" calcext:value="=0" calcext:base-cell-address="D3.D4"/>
          </calcext:conditional-format>
          <calcext:conditional-format calcext:target-range-address="D3.F4:D3.G5">
            <calcext:condition calcext:apply-style-name="Heading" calcext:value="begins-with('a')" calcext:base-cell-address="D3.F4"/>
            <calcext:condition calcext:apply-style-name="Default" calcext:value="=0" calcext:base-cell-address="D3.F4"/>
          </calcext:conditional-format>
          <calcext:conditional-format calcext:target-range-address="D3.H4:D3.I5">
            <calcext:condition calcext:apply-style-name="Heading" calcext:value="begins-with('a')" calcext:base-cell-address="D3.H4"/>
            <calcext:condition calcext:apply-style-name="Default" calcext:value="=0" calcext:base-cell-address="D3.H4"/>
          </calcext:conditional-format>
          <calcext:conditional-format calcext:target-range-address="D3.J4:D3.K5">
            <calcext:condition calcext:apply-style-name="Heading" calcext:value="begins-with('a')" calcext:base-cell-address="D3.J4"/>
            <calcext:condition calcext:apply-style-name="Default" calcext:value="=0" calcext:base-cell-address="D3.J4"/>
          </calcext:conditional-format>
          <calcext:conditional-format calcext:target-range-address="D3.B6:D3.C7">
            <calcext:condition calcext:apply-style-name="Heading" calcext:value="begins-with('a')" calcext:base-cell-address="D3.B6"/>
            <calcext:condition calcext:apply-style-name="Default" calcext:value="=0" calcext:base-cell-address="D3.B6"/>
          </calcext:conditional-format>
          <calcext:conditional-format calcext:target-range-address="D3.D6:D3.E7">
            <calcext:condition calcext:apply-style-name="Heading" calcext:value="begins-with('a')" calcext:base-cell-address="D3.D6"/>
            <calcext:condition calcext:apply-style-name="Default" calcext:value="=0" calcext:base-cell-address="D3.D6"/>
          </calcext:conditional-format>
          <calcext:conditional-format calcext:target-range-address="D3.F6:D3.G7">
            <calcext:condition calcext:apply-style-name="Heading" calcext:value="begins-with('a')" calcext:base-cell-address="D3.F6"/>
            <calcext:condition calcext:apply-style-name="Default" calcext:value="=0" calcext:base-cell-address="D3.F6"/>
          </calcext:conditional-format>
          <calcext:conditional-format calcext:target-range-address="D3.H6:D3.I7">
            <calcext:condition calcext:apply-style-name="Heading" calcext:value="begins-with('a')" calcext:base-cell-address="D3.H6"/>
            <calcext:condition calcext:apply-style-name="Default" calcext:value="=0" calcext:base-cell-address="D3.H6"/>
          </calcext:conditional-format>
          <calcext:conditional-format calcext:target-range-address="D3.J6:D3.K7">
            <calcext:condition calcext:apply-style-name="Heading" calcext:value="begins-with('a')" calcext:base-cell-address="D3.J6"/>
            <calcext:condition calcext:apply-style-name="Default" calcext:value="=0" calcext:base-cell-address="D3.J6"/>
          </calcext:conditional-format>
          <calcext:conditional-format calcext:target-range-address="D3.B8:D3.C9">
            <calcext:condition calcext:apply-style-name="Heading" calcext:value="begins-with('a')" calcext:base-cell-address="D3.B8"/>
            <calcext:condition calcext:apply-style-name="Default" calcext:value="=0" calcext:base-cell-address="D3.B8"/>
          </calcext:conditional-format>
          <calcext:conditional-format calcext:target-range-address="D3.D8:D3.E9">
            <calcext:condition calcext:apply-style-name="Heading" calcext:value="begins-with('a')" calcext:base-cell-address="D3.D8"/>
            <calcext:condition calcext:apply-style-name="Default" calcext:value="=0" calcext:base-cell-address="D3.D8"/>
          </calcext:conditional-format>
          <calcext:conditional-format calcext:target-range-address="D3.F8:D3.G9">
            <calcext:condition calcext:apply-style-name="Heading" calcext:value="begins-with('a')" calcext:base-cell-address="D3.F8"/>
            <calcext:condition calcext:apply-style-name="Default" calcext:value="=0" calcext:base-cell-address="D3.F8"/>
          </calcext:conditional-format>
          <calcext:conditional-format calcext:target-range-address="D3.H8:D3.I9">
            <calcext:condition calcext:apply-style-name="Heading" calcext:value="begins-with('a')" calcext:base-cell-address="D3.H8"/>
            <calcext:condition calcext:apply-style-name="Default" calcext:value="=0" calcext:base-cell-address="D3.H8"/>
          </calcext:conditional-format>
          <calcext:conditional-format calcext:target-range-address="D3.J8:D3.K9">
            <calcext:condition calcext:apply-style-name="Heading" calcext:value="begins-with('a')" calcext:base-cell-address="D3.J8"/>
            <calcext:condition calcext:apply-style-name="Default" calcext:value="=0" calcext:base-cell-address="D3.J8"/>
          </calcext:conditional-format>
          <calcext:conditional-format calcext:target-range-address="D3.B10:D3.C11">
            <calcext:condition calcext:apply-style-name="Heading" calcext:value="begins-with('a')" calcext:base-cell-address="D3.B10"/>
            <calcext:condition calcext:apply-style-name="Default" calcext:value="=0" calcext:base-cell-address="D3.B10"/>
          </calcext:conditional-format>
          <calcext:conditional-format calcext:target-range-address="D3.D10:D3.E11">
            <calcext:condition calcext:apply-style-name="Heading" calcext:value="begins-with('a')" calcext:base-cell-address="D3.D10"/>
            <calcext:condition calcext:apply-style-name="Default" calcext:value="=0" calcext:base-cell-address="D3.D10"/>
          </calcext:conditional-format>
          <calcext:conditional-format calcext:target-range-address="D3.F10:D3.G11">
            <calcext:condition calcext:apply-style-name="Heading" calcext:value="begins-with('a')" calcext:base-cell-address="D3.F10"/>
            <calcext:condition calcext:apply-style-name="Default" calcext:value="=0" calcext:base-cell-address="D3.F10"/>
          </calcext:conditional-format>
          <calcext:conditional-format calcext:target-range-address="D3.H10:D3.I11">
            <calcext:condition calcext:apply-style-name="Heading" calcext:value="begins-with('a')" calcext:base-cell-address="D3.H10"/>
            <calcext:condition calcext:apply-style-name="Default" calcext:value="=0" calcext:base-cell-address="D3.H10"/>
          </calcext:conditional-format>
          <calcext:conditional-format calcext:target-range-address="D3.J10:D3.K11">
            <calcext:condition calcext:apply-style-name="Heading" calcext:value="begins-with('a')" calcext:base-cell-address="D3.J10"/>
            <calcext:condition calcext:apply-style-name="Default" calcext:value="=0" calcext:base-cell-address="D3.J10"/>
          </calcext:conditional-format>
        </calcext:conditional-formats>
      </table:table>
      <table:table table:name="D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302"/>
          <table:table-cell table:style-name="ce2312"/>
          <table:table-cell table:style-name="ce2322"/>
          <table:table-cell table:style-name="ce2332" office:value-type="string" calcext:value-type="string">
            <text:p>D4</text:p>
          </table:table-cell>
          <table:table-cell table:style-name="ce2342"/>
          <table:table-cell table:style-name="ce2352" office:value-type="string" calcext:value-type="string">
            <text:p>D3</text:p>
          </table:table-cell>
          <table:table-cell table:style-name="ce2362"/>
          <table:table-cell table:style-name="ce2372" office:value-type="string" calcext:value-type="string">
            <text:p>D2</text:p>
          </table:table-cell>
          <table:table-cell table:style-name="ce2382"/>
          <table:table-cell table:style-name="ce23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303"/>
          <table:table-cell table:style-name="ce2313"/>
          <table:table-cell table:style-name="ce2323"/>
          <table:table-cell table:style-name="ce2333"/>
          <table:table-cell table:style-name="ce2343"/>
          <table:table-cell table:style-name="ce2353"/>
          <table:table-cell table:style-name="ce2363"/>
          <table:table-cell table:style-name="ce2373"/>
          <table:table-cell table:style-name="ce2383"/>
          <table:table-cell table:style-name="ce2393"/>
          <table:table-cell table:number-columns-repeated="1013"/>
        </table:table-row>
        <table:table-row table:style-name="ro1">
          <table:table-cell/>
          <table:table-cell table:style-name="ce2304"/>
          <table:table-cell table:style-name="ce2314"/>
          <table:table-cell table:style-name="ce2324"/>
          <table:table-cell table:style-name="ce2334"/>
          <table:table-cell table:style-name="ce2344"/>
          <table:table-cell table:style-name="ce2354" office:value-type="string" calcext:value-type="string">
            <text:p>D4</text:p>
          </table:table-cell>
          <table:table-cell table:style-name="ce2364"/>
          <table:table-cell table:style-name="ce2374" office:value-type="string" calcext:value-type="string">
            <text:p>D3</text:p>
          </table:table-cell>
          <table:table-cell table:style-name="ce2384"/>
          <table:table-cell table:style-name="ce23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305"/>
          <table:table-cell table:style-name="ce2315"/>
          <table:table-cell table:style-name="ce2325"/>
          <table:table-cell table:style-name="ce2335"/>
          <table:table-cell table:style-name="ce2345"/>
          <table:table-cell table:style-name="ce2355"/>
          <table:table-cell table:style-name="ce2365"/>
          <table:table-cell table:style-name="ce2375"/>
          <table:table-cell table:style-name="ce2385"/>
          <table:table-cell table:style-name="ce2395"/>
          <table:table-cell table:number-columns-repeated="1013"/>
        </table:table-row>
        <table:table-row table:style-name="ro1">
          <table:table-cell/>
          <table:table-cell table:style-name="ce2306"/>
          <table:table-cell table:style-name="ce2316"/>
          <table:table-cell table:style-name="ce2326"/>
          <table:table-cell table:style-name="ce2336"/>
          <table:table-cell table:style-name="ce2346"/>
          <table:table-cell table:style-name="ce2356"/>
          <table:table-cell table:style-name="ce2366"/>
          <table:table-cell table:style-name="ce2376" office:value-type="string" calcext:value-type="string">
            <text:p>D4</text:p>
          </table:table-cell>
          <table:table-cell table:style-name="ce2386"/>
          <table:table-cell table:style-name="ce23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307"/>
          <table:table-cell table:style-name="ce2317"/>
          <table:table-cell table:style-name="ce2327"/>
          <table:table-cell table:style-name="ce2337"/>
          <table:table-cell table:style-name="ce2347"/>
          <table:table-cell table:style-name="ce2357"/>
          <table:table-cell table:style-name="ce2367"/>
          <table:table-cell table:style-name="ce2377"/>
          <table:table-cell table:style-name="ce2387"/>
          <table:table-cell table:style-name="ce2397"/>
          <table:table-cell table:number-columns-repeated="1013"/>
        </table:table-row>
        <table:table-row table:style-name="ro1">
          <table:table-cell/>
          <table:table-cell table:style-name="ce2308"/>
          <table:table-cell table:style-name="ce2318"/>
          <table:table-cell table:style-name="ce2328"/>
          <table:table-cell table:style-name="ce2338"/>
          <table:table-cell table:style-name="ce2348"/>
          <table:table-cell table:style-name="ce2358"/>
          <table:table-cell table:style-name="ce2368"/>
          <table:table-cell table:style-name="ce2378"/>
          <table:table-cell table:style-name="ce2388"/>
          <table:table-cell table:style-name="ce23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309"/>
          <table:table-cell table:style-name="ce2319"/>
          <table:table-cell table:style-name="ce2329"/>
          <table:table-cell table:style-name="ce2339"/>
          <table:table-cell table:style-name="ce2349"/>
          <table:table-cell table:style-name="ce2359"/>
          <table:table-cell table:style-name="ce2369"/>
          <table:table-cell table:style-name="ce2379"/>
          <table:table-cell table:style-name="ce2389"/>
          <table:table-cell table:style-name="ce2399"/>
          <table:table-cell table:number-columns-repeated="1013"/>
        </table:table-row>
        <table:table-row table:style-name="ro1">
          <table:table-cell/>
          <table:table-cell table:style-name="ce2310"/>
          <table:table-cell table:style-name="ce2320"/>
          <table:table-cell table:style-name="ce2330"/>
          <table:table-cell table:style-name="ce2340"/>
          <table:table-cell table:style-name="ce2350"/>
          <table:table-cell table:style-name="ce2360"/>
          <table:table-cell table:style-name="ce2370"/>
          <table:table-cell table:style-name="ce2380"/>
          <table:table-cell table:style-name="ce2390"/>
          <table:table-cell table:style-name="ce2400"/>
          <table:table-cell table:number-columns-repeated="1013"/>
        </table:table-row>
        <table:table-row table:style-name="ro1">
          <table:table-cell/>
          <table:table-cell table:style-name="ce2311"/>
          <table:table-cell table:style-name="ce2321"/>
          <table:table-cell table:style-name="ce2331"/>
          <table:table-cell table:style-name="ce2341"/>
          <table:table-cell table:style-name="ce2351"/>
          <table:table-cell table:style-name="ce2361"/>
          <table:table-cell table:style-name="ce2371"/>
          <table:table-cell table:style-name="ce2381"/>
          <table:table-cell table:style-name="ce2391"/>
          <table:table-cell table:style-name="ce2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4.B2:D4.C3">
            <calcext:condition calcext:apply-style-name="Heading" calcext:value="begins-with('a')" calcext:base-cell-address="D4.B2"/>
            <calcext:condition calcext:apply-style-name="Default" calcext:value="=0" calcext:base-cell-address="D4.B2"/>
          </calcext:conditional-format>
          <calcext:conditional-format calcext:target-range-address="D4.D2:D4.E3">
            <calcext:condition calcext:apply-style-name="Heading" calcext:value="begins-with('a')" calcext:base-cell-address="D4.D2"/>
            <calcext:condition calcext:apply-style-name="Default" calcext:value="=0" calcext:base-cell-address="D4.D2"/>
          </calcext:conditional-format>
          <calcext:conditional-format calcext:target-range-address="D4.F2:D4.G3">
            <calcext:condition calcext:apply-style-name="Heading" calcext:value="begins-with('a')" calcext:base-cell-address="D4.F2"/>
            <calcext:condition calcext:apply-style-name="Default" calcext:value="=0" calcext:base-cell-address="D4.F2"/>
          </calcext:conditional-format>
          <calcext:conditional-format calcext:target-range-address="D4.H2:D4.I3">
            <calcext:condition calcext:apply-style-name="Heading" calcext:value="begins-with('a')" calcext:base-cell-address="D4.H2"/>
            <calcext:condition calcext:apply-style-name="Default" calcext:value="=0" calcext:base-cell-address="D4.H2"/>
          </calcext:conditional-format>
          <calcext:conditional-format calcext:target-range-address="D4.J2:D4.K3">
            <calcext:condition calcext:apply-style-name="Heading" calcext:value="begins-with('a')" calcext:base-cell-address="D4.J2"/>
            <calcext:condition calcext:apply-style-name="Default" calcext:value="=0" calcext:base-cell-address="D4.J2"/>
          </calcext:conditional-format>
          <calcext:conditional-format calcext:target-range-address="D4.B4:D4.C5">
            <calcext:condition calcext:apply-style-name="Heading" calcext:value="begins-with('a')" calcext:base-cell-address="D4.B4"/>
            <calcext:condition calcext:apply-style-name="Default" calcext:value="=0" calcext:base-cell-address="D4.B4"/>
          </calcext:conditional-format>
          <calcext:conditional-format calcext:target-range-address="D4.D4:D4.E5">
            <calcext:condition calcext:apply-style-name="Heading" calcext:value="begins-with('a')" calcext:base-cell-address="D4.D4"/>
            <calcext:condition calcext:apply-style-name="Default" calcext:value="=0" calcext:base-cell-address="D4.D4"/>
          </calcext:conditional-format>
          <calcext:conditional-format calcext:target-range-address="D4.F4:D4.G5">
            <calcext:condition calcext:apply-style-name="Heading" calcext:value="begins-with('a')" calcext:base-cell-address="D4.F4"/>
            <calcext:condition calcext:apply-style-name="Default" calcext:value="=0" calcext:base-cell-address="D4.F4"/>
          </calcext:conditional-format>
          <calcext:conditional-format calcext:target-range-address="D4.H4:D4.I5">
            <calcext:condition calcext:apply-style-name="Heading" calcext:value="begins-with('a')" calcext:base-cell-address="D4.H4"/>
            <calcext:condition calcext:apply-style-name="Default" calcext:value="=0" calcext:base-cell-address="D4.H4"/>
          </calcext:conditional-format>
          <calcext:conditional-format calcext:target-range-address="D4.J4:D4.K5">
            <calcext:condition calcext:apply-style-name="Heading" calcext:value="begins-with('a')" calcext:base-cell-address="D4.J4"/>
            <calcext:condition calcext:apply-style-name="Default" calcext:value="=0" calcext:base-cell-address="D4.J4"/>
          </calcext:conditional-format>
          <calcext:conditional-format calcext:target-range-address="D4.B6:D4.C7">
            <calcext:condition calcext:apply-style-name="Heading" calcext:value="begins-with('a')" calcext:base-cell-address="D4.B6"/>
            <calcext:condition calcext:apply-style-name="Default" calcext:value="=0" calcext:base-cell-address="D4.B6"/>
          </calcext:conditional-format>
          <calcext:conditional-format calcext:target-range-address="D4.D6:D4.E7">
            <calcext:condition calcext:apply-style-name="Heading" calcext:value="begins-with('a')" calcext:base-cell-address="D4.D6"/>
            <calcext:condition calcext:apply-style-name="Default" calcext:value="=0" calcext:base-cell-address="D4.D6"/>
          </calcext:conditional-format>
          <calcext:conditional-format calcext:target-range-address="D4.F6:D4.G7">
            <calcext:condition calcext:apply-style-name="Heading" calcext:value="begins-with('a')" calcext:base-cell-address="D4.F6"/>
            <calcext:condition calcext:apply-style-name="Default" calcext:value="=0" calcext:base-cell-address="D4.F6"/>
          </calcext:conditional-format>
          <calcext:conditional-format calcext:target-range-address="D4.H6:D4.I7">
            <calcext:condition calcext:apply-style-name="Heading" calcext:value="begins-with('a')" calcext:base-cell-address="D4.H6"/>
            <calcext:condition calcext:apply-style-name="Default" calcext:value="=0" calcext:base-cell-address="D4.H6"/>
          </calcext:conditional-format>
          <calcext:conditional-format calcext:target-range-address="D4.J6:D4.K7">
            <calcext:condition calcext:apply-style-name="Heading" calcext:value="begins-with('a')" calcext:base-cell-address="D4.J6"/>
            <calcext:condition calcext:apply-style-name="Default" calcext:value="=0" calcext:base-cell-address="D4.J6"/>
          </calcext:conditional-format>
          <calcext:conditional-format calcext:target-range-address="D4.B8:D4.C9">
            <calcext:condition calcext:apply-style-name="Heading" calcext:value="begins-with('a')" calcext:base-cell-address="D4.B8"/>
            <calcext:condition calcext:apply-style-name="Default" calcext:value="=0" calcext:base-cell-address="D4.B8"/>
          </calcext:conditional-format>
          <calcext:conditional-format calcext:target-range-address="D4.D8:D4.E9">
            <calcext:condition calcext:apply-style-name="Heading" calcext:value="begins-with('a')" calcext:base-cell-address="D4.D8"/>
            <calcext:condition calcext:apply-style-name="Default" calcext:value="=0" calcext:base-cell-address="D4.D8"/>
          </calcext:conditional-format>
          <calcext:conditional-format calcext:target-range-address="D4.F8:D4.G9">
            <calcext:condition calcext:apply-style-name="Heading" calcext:value="begins-with('a')" calcext:base-cell-address="D4.F8"/>
            <calcext:condition calcext:apply-style-name="Default" calcext:value="=0" calcext:base-cell-address="D4.F8"/>
          </calcext:conditional-format>
          <calcext:conditional-format calcext:target-range-address="D4.H8:D4.I9">
            <calcext:condition calcext:apply-style-name="Heading" calcext:value="begins-with('a')" calcext:base-cell-address="D4.H8"/>
            <calcext:condition calcext:apply-style-name="Default" calcext:value="=0" calcext:base-cell-address="D4.H8"/>
          </calcext:conditional-format>
          <calcext:conditional-format calcext:target-range-address="D4.J8:D4.K9">
            <calcext:condition calcext:apply-style-name="Heading" calcext:value="begins-with('a')" calcext:base-cell-address="D4.J8"/>
            <calcext:condition calcext:apply-style-name="Default" calcext:value="=0" calcext:base-cell-address="D4.J8"/>
          </calcext:conditional-format>
          <calcext:conditional-format calcext:target-range-address="D4.B10:D4.C11">
            <calcext:condition calcext:apply-style-name="Heading" calcext:value="begins-with('a')" calcext:base-cell-address="D4.B10"/>
            <calcext:condition calcext:apply-style-name="Default" calcext:value="=0" calcext:base-cell-address="D4.B10"/>
          </calcext:conditional-format>
          <calcext:conditional-format calcext:target-range-address="D4.D10:D4.E11">
            <calcext:condition calcext:apply-style-name="Heading" calcext:value="begins-with('a')" calcext:base-cell-address="D4.D10"/>
            <calcext:condition calcext:apply-style-name="Default" calcext:value="=0" calcext:base-cell-address="D4.D10"/>
          </calcext:conditional-format>
          <calcext:conditional-format calcext:target-range-address="D4.F10:D4.G11">
            <calcext:condition calcext:apply-style-name="Heading" calcext:value="begins-with('a')" calcext:base-cell-address="D4.F10"/>
            <calcext:condition calcext:apply-style-name="Default" calcext:value="=0" calcext:base-cell-address="D4.F10"/>
          </calcext:conditional-format>
          <calcext:conditional-format calcext:target-range-address="D4.H10:D4.I11">
            <calcext:condition calcext:apply-style-name="Heading" calcext:value="begins-with('a')" calcext:base-cell-address="D4.H10"/>
            <calcext:condition calcext:apply-style-name="Default" calcext:value="=0" calcext:base-cell-address="D4.H10"/>
          </calcext:conditional-format>
          <calcext:conditional-format calcext:target-range-address="D4.J10:D4.K11">
            <calcext:condition calcext:apply-style-name="Heading" calcext:value="begins-with('a')" calcext:base-cell-address="D4.J10"/>
            <calcext:condition calcext:apply-style-name="Default" calcext:value="=0" calcext:base-cell-address="D4.J10"/>
          </calcext:conditional-format>
        </calcext:conditional-formats>
      </table:table>
      <table:table table:name="D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402"/>
          <table:table-cell table:style-name="ce2412" office:value-type="string" calcext:value-type="string">
            <text:p>D5</text:p>
          </table:table-cell>
          <table:table-cell table:style-name="ce2422"/>
          <table:table-cell table:style-name="ce2432" office:value-type="string" calcext:value-type="string">
            <text:p>D4</text:p>
          </table:table-cell>
          <table:table-cell table:style-name="ce2442"/>
          <table:table-cell table:style-name="ce2452" office:value-type="string" calcext:value-type="string">
            <text:p>D3</text:p>
          </table:table-cell>
          <table:table-cell table:style-name="ce2462"/>
          <table:table-cell table:style-name="ce2472" office:value-type="string" calcext:value-type="string">
            <text:p>D2</text:p>
          </table:table-cell>
          <table:table-cell table:style-name="ce2482"/>
          <table:table-cell table:style-name="ce24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403"/>
          <table:table-cell table:style-name="ce2413"/>
          <table:table-cell table:style-name="ce2423"/>
          <table:table-cell table:style-name="ce2433"/>
          <table:table-cell table:style-name="ce2443"/>
          <table:table-cell table:style-name="ce2453"/>
          <table:table-cell table:style-name="ce2463"/>
          <table:table-cell table:style-name="ce2473"/>
          <table:table-cell table:style-name="ce2483"/>
          <table:table-cell table:style-name="ce2493"/>
          <table:table-cell table:number-columns-repeated="1013"/>
        </table:table-row>
        <table:table-row table:style-name="ro1">
          <table:table-cell/>
          <table:table-cell table:style-name="ce2404"/>
          <table:table-cell table:style-name="ce2414"/>
          <table:table-cell table:style-name="ce2424"/>
          <table:table-cell table:style-name="ce2434" office:value-type="string" calcext:value-type="string">
            <text:p>D5</text:p>
          </table:table-cell>
          <table:table-cell table:style-name="ce2444"/>
          <table:table-cell table:style-name="ce2454" office:value-type="string" calcext:value-type="string">
            <text:p>D4</text:p>
          </table:table-cell>
          <table:table-cell table:style-name="ce2464"/>
          <table:table-cell table:style-name="ce2474" office:value-type="string" calcext:value-type="string">
            <text:p>D3</text:p>
          </table:table-cell>
          <table:table-cell table:style-name="ce2484"/>
          <table:table-cell table:style-name="ce24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405"/>
          <table:table-cell table:style-name="ce2415"/>
          <table:table-cell table:style-name="ce2425"/>
          <table:table-cell table:style-name="ce2435"/>
          <table:table-cell table:style-name="ce2445"/>
          <table:table-cell table:style-name="ce2455"/>
          <table:table-cell table:style-name="ce2465"/>
          <table:table-cell table:style-name="ce2475"/>
          <table:table-cell table:style-name="ce2485"/>
          <table:table-cell table:style-name="ce2495"/>
          <table:table-cell table:number-columns-repeated="1013"/>
        </table:table-row>
        <table:table-row table:style-name="ro1">
          <table:table-cell/>
          <table:table-cell table:style-name="ce2406"/>
          <table:table-cell table:style-name="ce2416"/>
          <table:table-cell table:style-name="ce2426"/>
          <table:table-cell table:style-name="ce2436"/>
          <table:table-cell table:style-name="ce2446"/>
          <table:table-cell table:style-name="ce2456" office:value-type="string" calcext:value-type="string">
            <text:p>D5</text:p>
          </table:table-cell>
          <table:table-cell table:style-name="ce2466"/>
          <table:table-cell table:style-name="ce2476" office:value-type="string" calcext:value-type="string">
            <text:p>D4</text:p>
          </table:table-cell>
          <table:table-cell table:style-name="ce2486"/>
          <table:table-cell table:style-name="ce24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407"/>
          <table:table-cell table:style-name="ce2417"/>
          <table:table-cell table:style-name="ce2427"/>
          <table:table-cell table:style-name="ce2437"/>
          <table:table-cell table:style-name="ce2447"/>
          <table:table-cell table:style-name="ce2457"/>
          <table:table-cell table:style-name="ce2467"/>
          <table:table-cell table:style-name="ce2477"/>
          <table:table-cell table:style-name="ce2487"/>
          <table:table-cell table:style-name="ce2497"/>
          <table:table-cell table:number-columns-repeated="1013"/>
        </table:table-row>
        <table:table-row table:style-name="ro1">
          <table:table-cell/>
          <table:table-cell table:style-name="ce2408"/>
          <table:table-cell table:style-name="ce2418"/>
          <table:table-cell table:style-name="ce2428"/>
          <table:table-cell table:style-name="ce2438"/>
          <table:table-cell table:style-name="ce2448"/>
          <table:table-cell table:style-name="ce2458"/>
          <table:table-cell table:style-name="ce2468"/>
          <table:table-cell table:style-name="ce2478" office:value-type="string" calcext:value-type="string">
            <text:p>D5</text:p>
          </table:table-cell>
          <table:table-cell table:style-name="ce2488"/>
          <table:table-cell table:style-name="ce24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409"/>
          <table:table-cell table:style-name="ce2419"/>
          <table:table-cell table:style-name="ce2429"/>
          <table:table-cell table:style-name="ce2439"/>
          <table:table-cell table:style-name="ce2449"/>
          <table:table-cell table:style-name="ce2459"/>
          <table:table-cell table:style-name="ce2469"/>
          <table:table-cell table:style-name="ce2479"/>
          <table:table-cell table:style-name="ce2489"/>
          <table:table-cell table:style-name="ce2499"/>
          <table:table-cell table:number-columns-repeated="1013"/>
        </table:table-row>
        <table:table-row table:style-name="ro1">
          <table:table-cell/>
          <table:table-cell table:style-name="ce2410"/>
          <table:table-cell table:style-name="ce2420"/>
          <table:table-cell table:style-name="ce2430"/>
          <table:table-cell table:style-name="ce2440"/>
          <table:table-cell table:style-name="ce2450"/>
          <table:table-cell table:style-name="ce2460"/>
          <table:table-cell table:style-name="ce2470"/>
          <table:table-cell table:style-name="ce2480"/>
          <table:table-cell table:style-name="ce2490"/>
          <table:table-cell table:style-name="ce2500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2411"/>
          <table:table-cell table:style-name="ce2421"/>
          <table:table-cell table:style-name="ce2431"/>
          <table:table-cell table:style-name="ce2441"/>
          <table:table-cell table:style-name="ce2451"/>
          <table:table-cell table:style-name="ce2461"/>
          <table:table-cell table:style-name="ce2471"/>
          <table:table-cell table:style-name="ce2481"/>
          <table:table-cell table:style-name="ce2491"/>
          <table:table-cell table:style-name="ce2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5.B2:D5.C3">
            <calcext:condition calcext:apply-style-name="Heading" calcext:value="begins-with('a')" calcext:base-cell-address="D5.B2"/>
            <calcext:condition calcext:apply-style-name="Default" calcext:value="=0" calcext:base-cell-address="D5.B2"/>
          </calcext:conditional-format>
          <calcext:conditional-format calcext:target-range-address="D5.D2:D5.E3">
            <calcext:condition calcext:apply-style-name="Heading" calcext:value="begins-with('a')" calcext:base-cell-address="D5.D2"/>
            <calcext:condition calcext:apply-style-name="Default" calcext:value="=0" calcext:base-cell-address="D5.D2"/>
          </calcext:conditional-format>
          <calcext:conditional-format calcext:target-range-address="D5.F2:D5.G3">
            <calcext:condition calcext:apply-style-name="Heading" calcext:value="begins-with('a')" calcext:base-cell-address="D5.F2"/>
            <calcext:condition calcext:apply-style-name="Default" calcext:value="=0" calcext:base-cell-address="D5.F2"/>
          </calcext:conditional-format>
          <calcext:conditional-format calcext:target-range-address="D5.H2:D5.I3">
            <calcext:condition calcext:apply-style-name="Heading" calcext:value="begins-with('a')" calcext:base-cell-address="D5.H2"/>
            <calcext:condition calcext:apply-style-name="Default" calcext:value="=0" calcext:base-cell-address="D5.H2"/>
          </calcext:conditional-format>
          <calcext:conditional-format calcext:target-range-address="D5.J2:D5.K3">
            <calcext:condition calcext:apply-style-name="Heading" calcext:value="begins-with('a')" calcext:base-cell-address="D5.J2"/>
            <calcext:condition calcext:apply-style-name="Default" calcext:value="=0" calcext:base-cell-address="D5.J2"/>
          </calcext:conditional-format>
          <calcext:conditional-format calcext:target-range-address="D5.B4:D5.C5">
            <calcext:condition calcext:apply-style-name="Heading" calcext:value="begins-with('a')" calcext:base-cell-address="D5.B4"/>
            <calcext:condition calcext:apply-style-name="Default" calcext:value="=0" calcext:base-cell-address="D5.B4"/>
          </calcext:conditional-format>
          <calcext:conditional-format calcext:target-range-address="D5.D4:D5.E5">
            <calcext:condition calcext:apply-style-name="Heading" calcext:value="begins-with('a')" calcext:base-cell-address="D5.D4"/>
            <calcext:condition calcext:apply-style-name="Default" calcext:value="=0" calcext:base-cell-address="D5.D4"/>
          </calcext:conditional-format>
          <calcext:conditional-format calcext:target-range-address="D5.F4:D5.G5">
            <calcext:condition calcext:apply-style-name="Heading" calcext:value="begins-with('a')" calcext:base-cell-address="D5.F4"/>
            <calcext:condition calcext:apply-style-name="Default" calcext:value="=0" calcext:base-cell-address="D5.F4"/>
          </calcext:conditional-format>
          <calcext:conditional-format calcext:target-range-address="D5.H4:D5.I5">
            <calcext:condition calcext:apply-style-name="Heading" calcext:value="begins-with('a')" calcext:base-cell-address="D5.H4"/>
            <calcext:condition calcext:apply-style-name="Default" calcext:value="=0" calcext:base-cell-address="D5.H4"/>
          </calcext:conditional-format>
          <calcext:conditional-format calcext:target-range-address="D5.J4:D5.K5">
            <calcext:condition calcext:apply-style-name="Heading" calcext:value="begins-with('a')" calcext:base-cell-address="D5.J4"/>
            <calcext:condition calcext:apply-style-name="Default" calcext:value="=0" calcext:base-cell-address="D5.J4"/>
          </calcext:conditional-format>
          <calcext:conditional-format calcext:target-range-address="D5.B6:D5.C7">
            <calcext:condition calcext:apply-style-name="Heading" calcext:value="begins-with('a')" calcext:base-cell-address="D5.B6"/>
            <calcext:condition calcext:apply-style-name="Default" calcext:value="=0" calcext:base-cell-address="D5.B6"/>
          </calcext:conditional-format>
          <calcext:conditional-format calcext:target-range-address="D5.D6:D5.E7">
            <calcext:condition calcext:apply-style-name="Heading" calcext:value="begins-with('a')" calcext:base-cell-address="D5.D6"/>
            <calcext:condition calcext:apply-style-name="Default" calcext:value="=0" calcext:base-cell-address="D5.D6"/>
          </calcext:conditional-format>
          <calcext:conditional-format calcext:target-range-address="D5.F6:D5.G7">
            <calcext:condition calcext:apply-style-name="Heading" calcext:value="begins-with('a')" calcext:base-cell-address="D5.F6"/>
            <calcext:condition calcext:apply-style-name="Default" calcext:value="=0" calcext:base-cell-address="D5.F6"/>
          </calcext:conditional-format>
          <calcext:conditional-format calcext:target-range-address="D5.H6:D5.I7">
            <calcext:condition calcext:apply-style-name="Heading" calcext:value="begins-with('a')" calcext:base-cell-address="D5.H6"/>
            <calcext:condition calcext:apply-style-name="Default" calcext:value="=0" calcext:base-cell-address="D5.H6"/>
          </calcext:conditional-format>
          <calcext:conditional-format calcext:target-range-address="D5.J6:D5.K7">
            <calcext:condition calcext:apply-style-name="Heading" calcext:value="begins-with('a')" calcext:base-cell-address="D5.J6"/>
            <calcext:condition calcext:apply-style-name="Default" calcext:value="=0" calcext:base-cell-address="D5.J6"/>
          </calcext:conditional-format>
          <calcext:conditional-format calcext:target-range-address="D5.B8:D5.C9">
            <calcext:condition calcext:apply-style-name="Heading" calcext:value="begins-with('a')" calcext:base-cell-address="D5.B8"/>
            <calcext:condition calcext:apply-style-name="Default" calcext:value="=0" calcext:base-cell-address="D5.B8"/>
          </calcext:conditional-format>
          <calcext:conditional-format calcext:target-range-address="D5.D8:D5.E9">
            <calcext:condition calcext:apply-style-name="Heading" calcext:value="begins-with('a')" calcext:base-cell-address="D5.D8"/>
            <calcext:condition calcext:apply-style-name="Default" calcext:value="=0" calcext:base-cell-address="D5.D8"/>
          </calcext:conditional-format>
          <calcext:conditional-format calcext:target-range-address="D5.F8:D5.G9">
            <calcext:condition calcext:apply-style-name="Heading" calcext:value="begins-with('a')" calcext:base-cell-address="D5.F8"/>
            <calcext:condition calcext:apply-style-name="Default" calcext:value="=0" calcext:base-cell-address="D5.F8"/>
          </calcext:conditional-format>
          <calcext:conditional-format calcext:target-range-address="D5.H8:D5.I9">
            <calcext:condition calcext:apply-style-name="Heading" calcext:value="begins-with('a')" calcext:base-cell-address="D5.H8"/>
            <calcext:condition calcext:apply-style-name="Default" calcext:value="=0" calcext:base-cell-address="D5.H8"/>
          </calcext:conditional-format>
          <calcext:conditional-format calcext:target-range-address="D5.J8:D5.K9">
            <calcext:condition calcext:apply-style-name="Heading" calcext:value="begins-with('a')" calcext:base-cell-address="D5.J8"/>
            <calcext:condition calcext:apply-style-name="Default" calcext:value="=0" calcext:base-cell-address="D5.J8"/>
          </calcext:conditional-format>
          <calcext:conditional-format calcext:target-range-address="D5.B10:D5.C11">
            <calcext:condition calcext:apply-style-name="Heading" calcext:value="begins-with('a')" calcext:base-cell-address="D5.B10"/>
            <calcext:condition calcext:apply-style-name="Default" calcext:value="=0" calcext:base-cell-address="D5.B10"/>
          </calcext:conditional-format>
          <calcext:conditional-format calcext:target-range-address="D5.D10:D5.E11">
            <calcext:condition calcext:apply-style-name="Heading" calcext:value="begins-with('a')" calcext:base-cell-address="D5.D10"/>
            <calcext:condition calcext:apply-style-name="Default" calcext:value="=0" calcext:base-cell-address="D5.D10"/>
          </calcext:conditional-format>
          <calcext:conditional-format calcext:target-range-address="D5.F10:D5.G11">
            <calcext:condition calcext:apply-style-name="Heading" calcext:value="begins-with('a')" calcext:base-cell-address="D5.F10"/>
            <calcext:condition calcext:apply-style-name="Default" calcext:value="=0" calcext:base-cell-address="D5.F10"/>
          </calcext:conditional-format>
          <calcext:conditional-format calcext:target-range-address="D5.H10:D5.I11">
            <calcext:condition calcext:apply-style-name="Heading" calcext:value="begins-with('a')" calcext:base-cell-address="D5.H10"/>
            <calcext:condition calcext:apply-style-name="Default" calcext:value="=0" calcext:base-cell-address="D5.H10"/>
          </calcext:conditional-format>
          <calcext:conditional-format calcext:target-range-address="D5.J10:D5.K11">
            <calcext:condition calcext:apply-style-name="Heading" calcext:value="begins-with('a')" calcext:base-cell-address="D5.J10"/>
            <calcext:condition calcext:apply-style-name="Default" calcext:value="=0" calcext:base-cell-address="D5.J10"/>
          </calcext:conditional-format>
        </calcext:conditional-formats>
      </table:table>
      <table:table table:name="A1B1C1D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502" office:value-type="string" calcext:value-type="string">
            <text:p>A1</text:p>
          </table:table-cell>
          <table:table-cell table:style-name="ce2512"/>
          <table:table-cell table:style-name="ce2522"/>
          <table:table-cell table:style-name="ce2532"/>
          <table:table-cell table:style-name="ce2542"/>
          <table:table-cell table:style-name="ce2552"/>
          <table:table-cell table:style-name="ce2562"/>
          <table:table-cell table:style-name="ce2572"/>
          <table:table-cell table:style-name="ce2582"/>
          <table:table-cell table:style-name="ce25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503"/>
          <table:table-cell table:style-name="ce2513"/>
          <table:table-cell table:style-name="ce2523"/>
          <table:table-cell table:style-name="ce2533"/>
          <table:table-cell table:style-name="ce2543"/>
          <table:table-cell table:style-name="ce2553"/>
          <table:table-cell table:style-name="ce2563"/>
          <table:table-cell table:style-name="ce2573"/>
          <table:table-cell table:style-name="ce2583"/>
          <table:table-cell table:style-name="ce2593"/>
          <table:table-cell table:number-columns-repeated="1013"/>
        </table:table-row>
        <table:table-row table:style-name="ro1">
          <table:table-cell/>
          <table:table-cell table:style-name="ce2504"/>
          <table:table-cell table:style-name="ce2514"/>
          <table:table-cell table:style-name="ce2524"/>
          <table:table-cell table:style-name="ce2534"/>
          <table:table-cell table:style-name="ce2544"/>
          <table:table-cell table:style-name="ce2554"/>
          <table:table-cell table:style-name="ce2564"/>
          <table:table-cell table:style-name="ce2574"/>
          <table:table-cell table:style-name="ce2584"/>
          <table:table-cell table:style-name="ce2594"/>
          <table:table-cell table:number-columns-repeated="1013"/>
        </table:table-row>
        <table:table-row table:style-name="ro1">
          <table:table-cell/>
          <table:table-cell table:style-name="ce2505"/>
          <table:table-cell table:style-name="ce2515"/>
          <table:table-cell table:style-name="ce2525"/>
          <table:table-cell table:style-name="ce2535"/>
          <table:table-cell table:style-name="ce2545"/>
          <table:table-cell table:style-name="ce2555"/>
          <table:table-cell table:style-name="ce2565"/>
          <table:table-cell table:style-name="ce2575"/>
          <table:table-cell table:style-name="ce2585"/>
          <table:table-cell table:style-name="ce2595"/>
          <table:table-cell table:number-columns-repeated="1013"/>
        </table:table-row>
        <table:table-row table:style-name="ro1">
          <table:table-cell/>
          <table:table-cell table:style-name="ce2506"/>
          <table:table-cell table:style-name="ce2516"/>
          <table:table-cell table:style-name="ce2526"/>
          <table:table-cell table:style-name="ce2536"/>
          <table:table-cell table:style-name="ce2546"/>
          <table:table-cell table:style-name="ce2556"/>
          <table:table-cell table:style-name="ce2566"/>
          <table:table-cell table:style-name="ce2576"/>
          <table:table-cell table:style-name="ce2586"/>
          <table:table-cell table:style-name="ce2596"/>
          <table:table-cell table:number-columns-repeated="1013"/>
        </table:table-row>
        <table:table-row table:style-name="ro1">
          <table:table-cell/>
          <table:table-cell table:style-name="ce2507"/>
          <table:table-cell table:style-name="ce2517"/>
          <table:table-cell table:style-name="ce2527"/>
          <table:table-cell table:style-name="ce2537"/>
          <table:table-cell table:style-name="ce2547"/>
          <table:table-cell table:style-name="ce2557"/>
          <table:table-cell table:style-name="ce2567"/>
          <table:table-cell table:style-name="ce2577"/>
          <table:table-cell table:style-name="ce2587"/>
          <table:table-cell table:style-name="ce2597"/>
          <table:table-cell table:number-columns-repeated="1013"/>
        </table:table-row>
        <table:table-row table:style-name="ro1">
          <table:table-cell/>
          <table:table-cell table:style-name="ce2508"/>
          <table:table-cell table:style-name="ce2518"/>
          <table:table-cell table:style-name="ce2528"/>
          <table:table-cell table:style-name="ce2538"/>
          <table:table-cell table:style-name="ce2548"/>
          <table:table-cell table:style-name="ce2558"/>
          <table:table-cell table:style-name="ce2568"/>
          <table:table-cell table:style-name="ce2578"/>
          <table:table-cell table:style-name="ce2588"/>
          <table:table-cell table:style-name="ce2598"/>
          <table:table-cell table:number-columns-repeated="1013"/>
        </table:table-row>
        <table:table-row table:style-name="ro1">
          <table:table-cell/>
          <table:table-cell table:style-name="ce2509"/>
          <table:table-cell table:style-name="ce2519"/>
          <table:table-cell table:style-name="ce2529"/>
          <table:table-cell table:style-name="ce2539"/>
          <table:table-cell table:style-name="ce2549"/>
          <table:table-cell table:style-name="ce2559"/>
          <table:table-cell table:style-name="ce2569"/>
          <table:table-cell table:style-name="ce2579"/>
          <table:table-cell table:style-name="ce2589"/>
          <table:table-cell table:style-name="ce2599"/>
          <table:table-cell table:number-columns-repeated="1013"/>
        </table:table-row>
        <table:table-row table:style-name="ro1">
          <table:table-cell/>
          <table:table-cell table:style-name="ce2510"/>
          <table:table-cell table:style-name="ce2520"/>
          <table:table-cell table:style-name="ce2530"/>
          <table:table-cell table:style-name="ce2540"/>
          <table:table-cell table:style-name="ce2550"/>
          <table:table-cell table:style-name="ce2560"/>
          <table:table-cell table:style-name="ce2570"/>
          <table:table-cell table:style-name="ce2580"/>
          <table:table-cell table:style-name="ce2590"/>
          <table:table-cell table:style-name="ce2600"/>
          <table:table-cell table:number-columns-repeated="1013"/>
        </table:table-row>
        <table:table-row table:style-name="ro1">
          <table:table-cell/>
          <table:table-cell table:style-name="ce2511" office:value-type="string" calcext:value-type="string">
            <text:p>B1</text:p>
          </table:table-cell>
          <table:table-cell table:style-name="ce2521"/>
          <table:table-cell table:style-name="ce2531"/>
          <table:table-cell table:style-name="ce2541"/>
          <table:table-cell table:style-name="ce2551"/>
          <table:table-cell table:style-name="ce2561"/>
          <table:table-cell table:style-name="ce2571"/>
          <table:table-cell table:style-name="ce2581"/>
          <table:table-cell table:style-name="ce2591"/>
          <table:table-cell table:style-name="ce26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B1C1D1.B2:A1B1C1D1.C3">
            <calcext:condition calcext:apply-style-name="Heading" calcext:value="begins-with('a')" calcext:base-cell-address="A1B1C1D1.B2"/>
            <calcext:condition calcext:apply-style-name="Default" calcext:value="=0" calcext:base-cell-address="A1B1C1D1.B2"/>
          </calcext:conditional-format>
          <calcext:conditional-format calcext:target-range-address="A1B1C1D1.D2:A1B1C1D1.E3">
            <calcext:condition calcext:apply-style-name="Heading" calcext:value="begins-with('a')" calcext:base-cell-address="A1B1C1D1.D2"/>
            <calcext:condition calcext:apply-style-name="Default" calcext:value="=0" calcext:base-cell-address="A1B1C1D1.D2"/>
          </calcext:conditional-format>
          <calcext:conditional-format calcext:target-range-address="A1B1C1D1.F2:A1B1C1D1.G3">
            <calcext:condition calcext:apply-style-name="Heading" calcext:value="begins-with('a')" calcext:base-cell-address="A1B1C1D1.F2"/>
            <calcext:condition calcext:apply-style-name="Default" calcext:value="=0" calcext:base-cell-address="A1B1C1D1.F2"/>
          </calcext:conditional-format>
          <calcext:conditional-format calcext:target-range-address="A1B1C1D1.H2:A1B1C1D1.I3">
            <calcext:condition calcext:apply-style-name="Heading" calcext:value="begins-with('a')" calcext:base-cell-address="A1B1C1D1.H2"/>
            <calcext:condition calcext:apply-style-name="Default" calcext:value="=0" calcext:base-cell-address="A1B1C1D1.H2"/>
          </calcext:conditional-format>
          <calcext:conditional-format calcext:target-range-address="A1B1C1D1.J2:A1B1C1D1.K3">
            <calcext:condition calcext:apply-style-name="Heading" calcext:value="begins-with('a')" calcext:base-cell-address="A1B1C1D1.J2"/>
            <calcext:condition calcext:apply-style-name="Default" calcext:value="=0" calcext:base-cell-address="A1B1C1D1.J2"/>
          </calcext:conditional-format>
          <calcext:conditional-format calcext:target-range-address="A1B1C1D1.B4:A1B1C1D1.C5">
            <calcext:condition calcext:apply-style-name="Heading" calcext:value="begins-with('a')" calcext:base-cell-address="A1B1C1D1.B4"/>
            <calcext:condition calcext:apply-style-name="Default" calcext:value="=0" calcext:base-cell-address="A1B1C1D1.B4"/>
          </calcext:conditional-format>
          <calcext:conditional-format calcext:target-range-address="A1B1C1D1.D4:A1B1C1D1.E5">
            <calcext:condition calcext:apply-style-name="Heading" calcext:value="begins-with('a')" calcext:base-cell-address="A1B1C1D1.D4"/>
            <calcext:condition calcext:apply-style-name="Default" calcext:value="=0" calcext:base-cell-address="A1B1C1D1.D4"/>
          </calcext:conditional-format>
          <calcext:conditional-format calcext:target-range-address="A1B1C1D1.F4:A1B1C1D1.G5">
            <calcext:condition calcext:apply-style-name="Heading" calcext:value="begins-with('a')" calcext:base-cell-address="A1B1C1D1.F4"/>
            <calcext:condition calcext:apply-style-name="Default" calcext:value="=0" calcext:base-cell-address="A1B1C1D1.F4"/>
          </calcext:conditional-format>
          <calcext:conditional-format calcext:target-range-address="A1B1C1D1.H4:A1B1C1D1.I5">
            <calcext:condition calcext:apply-style-name="Heading" calcext:value="begins-with('a')" calcext:base-cell-address="A1B1C1D1.H4"/>
            <calcext:condition calcext:apply-style-name="Default" calcext:value="=0" calcext:base-cell-address="A1B1C1D1.H4"/>
          </calcext:conditional-format>
          <calcext:conditional-format calcext:target-range-address="A1B1C1D1.J4:A1B1C1D1.K5">
            <calcext:condition calcext:apply-style-name="Heading" calcext:value="begins-with('a')" calcext:base-cell-address="A1B1C1D1.J4"/>
            <calcext:condition calcext:apply-style-name="Default" calcext:value="=0" calcext:base-cell-address="A1B1C1D1.J4"/>
          </calcext:conditional-format>
          <calcext:conditional-format calcext:target-range-address="A1B1C1D1.B6:A1B1C1D1.C7">
            <calcext:condition calcext:apply-style-name="Heading" calcext:value="begins-with('a')" calcext:base-cell-address="A1B1C1D1.B6"/>
            <calcext:condition calcext:apply-style-name="Default" calcext:value="=0" calcext:base-cell-address="A1B1C1D1.B6"/>
          </calcext:conditional-format>
          <calcext:conditional-format calcext:target-range-address="A1B1C1D1.D6:A1B1C1D1.E7">
            <calcext:condition calcext:apply-style-name="Heading" calcext:value="begins-with('a')" calcext:base-cell-address="A1B1C1D1.D6"/>
            <calcext:condition calcext:apply-style-name="Default" calcext:value="=0" calcext:base-cell-address="A1B1C1D1.D6"/>
          </calcext:conditional-format>
          <calcext:conditional-format calcext:target-range-address="A1B1C1D1.F6:A1B1C1D1.G7">
            <calcext:condition calcext:apply-style-name="Heading" calcext:value="begins-with('a')" calcext:base-cell-address="A1B1C1D1.F6"/>
            <calcext:condition calcext:apply-style-name="Default" calcext:value="=0" calcext:base-cell-address="A1B1C1D1.F6"/>
          </calcext:conditional-format>
          <calcext:conditional-format calcext:target-range-address="A1B1C1D1.H6:A1B1C1D1.I7">
            <calcext:condition calcext:apply-style-name="Heading" calcext:value="begins-with('a')" calcext:base-cell-address="A1B1C1D1.H6"/>
            <calcext:condition calcext:apply-style-name="Default" calcext:value="=0" calcext:base-cell-address="A1B1C1D1.H6"/>
          </calcext:conditional-format>
          <calcext:conditional-format calcext:target-range-address="A1B1C1D1.J6:A1B1C1D1.K7">
            <calcext:condition calcext:apply-style-name="Heading" calcext:value="begins-with('a')" calcext:base-cell-address="A1B1C1D1.J6"/>
            <calcext:condition calcext:apply-style-name="Default" calcext:value="=0" calcext:base-cell-address="A1B1C1D1.J6"/>
          </calcext:conditional-format>
          <calcext:conditional-format calcext:target-range-address="A1B1C1D1.B8:A1B1C1D1.C9">
            <calcext:condition calcext:apply-style-name="Heading" calcext:value="begins-with('a')" calcext:base-cell-address="A1B1C1D1.B8"/>
            <calcext:condition calcext:apply-style-name="Default" calcext:value="=0" calcext:base-cell-address="A1B1C1D1.B8"/>
          </calcext:conditional-format>
          <calcext:conditional-format calcext:target-range-address="A1B1C1D1.D8:A1B1C1D1.E9">
            <calcext:condition calcext:apply-style-name="Heading" calcext:value="begins-with('a')" calcext:base-cell-address="A1B1C1D1.D8"/>
            <calcext:condition calcext:apply-style-name="Default" calcext:value="=0" calcext:base-cell-address="A1B1C1D1.D8"/>
          </calcext:conditional-format>
          <calcext:conditional-format calcext:target-range-address="A1B1C1D1.F8:A1B1C1D1.G9">
            <calcext:condition calcext:apply-style-name="Heading" calcext:value="begins-with('a')" calcext:base-cell-address="A1B1C1D1.F8"/>
            <calcext:condition calcext:apply-style-name="Default" calcext:value="=0" calcext:base-cell-address="A1B1C1D1.F8"/>
          </calcext:conditional-format>
          <calcext:conditional-format calcext:target-range-address="A1B1C1D1.H8:A1B1C1D1.I9">
            <calcext:condition calcext:apply-style-name="Heading" calcext:value="begins-with('a')" calcext:base-cell-address="A1B1C1D1.H8"/>
            <calcext:condition calcext:apply-style-name="Default" calcext:value="=0" calcext:base-cell-address="A1B1C1D1.H8"/>
          </calcext:conditional-format>
          <calcext:conditional-format calcext:target-range-address="A1B1C1D1.J8:A1B1C1D1.K9">
            <calcext:condition calcext:apply-style-name="Heading" calcext:value="begins-with('a')" calcext:base-cell-address="A1B1C1D1.J8"/>
            <calcext:condition calcext:apply-style-name="Default" calcext:value="=0" calcext:base-cell-address="A1B1C1D1.J8"/>
          </calcext:conditional-format>
          <calcext:conditional-format calcext:target-range-address="A1B1C1D1.B10:A1B1C1D1.C11">
            <calcext:condition calcext:apply-style-name="Heading" calcext:value="begins-with('a')" calcext:base-cell-address="A1B1C1D1.B10"/>
            <calcext:condition calcext:apply-style-name="Default" calcext:value="=0" calcext:base-cell-address="A1B1C1D1.B10"/>
          </calcext:conditional-format>
          <calcext:conditional-format calcext:target-range-address="A1B1C1D1.D10:A1B1C1D1.E11">
            <calcext:condition calcext:apply-style-name="Heading" calcext:value="begins-with('a')" calcext:base-cell-address="A1B1C1D1.D10"/>
            <calcext:condition calcext:apply-style-name="Default" calcext:value="=0" calcext:base-cell-address="A1B1C1D1.D10"/>
          </calcext:conditional-format>
          <calcext:conditional-format calcext:target-range-address="A1B1C1D1.F10:A1B1C1D1.G11">
            <calcext:condition calcext:apply-style-name="Heading" calcext:value="begins-with('a')" calcext:base-cell-address="A1B1C1D1.F10"/>
            <calcext:condition calcext:apply-style-name="Default" calcext:value="=0" calcext:base-cell-address="A1B1C1D1.F10"/>
          </calcext:conditional-format>
          <calcext:conditional-format calcext:target-range-address="A1B1C1D1.H10:A1B1C1D1.I11">
            <calcext:condition calcext:apply-style-name="Heading" calcext:value="begins-with('a')" calcext:base-cell-address="A1B1C1D1.H10"/>
            <calcext:condition calcext:apply-style-name="Default" calcext:value="=0" calcext:base-cell-address="A1B1C1D1.H10"/>
          </calcext:conditional-format>
          <calcext:conditional-format calcext:target-range-address="A1B1C1D1.J10:A1B1C1D1.K11">
            <calcext:condition calcext:apply-style-name="Heading" calcext:value="begins-with('a')" calcext:base-cell-address="A1B1C1D1.J10"/>
            <calcext:condition calcext:apply-style-name="Default" calcext:value="=0" calcext:base-cell-address="A1B1C1D1.J10"/>
          </calcext:conditional-format>
        </calcext:conditional-formats>
      </table:table>
      <table:table table:name="A2B2C2D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602" office:value-type="string" calcext:value-type="string">
            <text:p>A1</text:p>
          </table:table-cell>
          <table:table-cell table:style-name="ce2612"/>
          <table:table-cell table:style-name="ce2622" office:value-type="string" calcext:value-type="string">
            <text:p>A2</text:p>
          </table:table-cell>
          <table:table-cell table:style-name="ce2632"/>
          <table:table-cell table:style-name="ce2642"/>
          <table:table-cell table:style-name="ce2652"/>
          <table:table-cell table:style-name="ce2662"/>
          <table:table-cell table:style-name="ce2672" office:value-type="string" calcext:value-type="string">
            <text:p>D2</text:p>
          </table:table-cell>
          <table:table-cell table:style-name="ce2682"/>
          <table:table-cell table:style-name="ce26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603"/>
          <table:table-cell table:style-name="ce2613"/>
          <table:table-cell table:style-name="ce2623"/>
          <table:table-cell table:style-name="ce2633"/>
          <table:table-cell table:style-name="ce2643"/>
          <table:table-cell table:style-name="ce2653"/>
          <table:table-cell table:style-name="ce2663"/>
          <table:table-cell table:style-name="ce2673"/>
          <table:table-cell table:style-name="ce2683"/>
          <table:table-cell table:style-name="ce2693"/>
          <table:table-cell table:number-columns-repeated="1013"/>
        </table:table-row>
        <table:table-row table:style-name="ro1">
          <table:table-cell/>
          <table:table-cell table:style-name="ce2604" office:value-type="string" calcext:value-type="string">
            <text:p>A2</text:p>
          </table:table-cell>
          <table:table-cell table:style-name="ce2614"/>
          <table:table-cell table:style-name="ce2624"/>
          <table:table-cell table:style-name="ce2634"/>
          <table:table-cell table:style-name="ce2644"/>
          <table:table-cell table:style-name="ce2654"/>
          <table:table-cell table:style-name="ce2664"/>
          <table:table-cell table:style-name="ce2674"/>
          <table:table-cell table:style-name="ce2684"/>
          <table:table-cell table:style-name="ce26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605"/>
          <table:table-cell table:style-name="ce2615"/>
          <table:table-cell table:style-name="ce2625"/>
          <table:table-cell table:style-name="ce2635"/>
          <table:table-cell table:style-name="ce2645"/>
          <table:table-cell table:style-name="ce2655"/>
          <table:table-cell table:style-name="ce2665"/>
          <table:table-cell table:style-name="ce2675"/>
          <table:table-cell table:style-name="ce2685"/>
          <table:table-cell table:style-name="ce2695"/>
          <table:table-cell table:number-columns-repeated="1013"/>
        </table:table-row>
        <table:table-row table:style-name="ro1">
          <table:table-cell/>
          <table:table-cell table:style-name="ce2606"/>
          <table:table-cell table:style-name="ce2616"/>
          <table:table-cell table:style-name="ce2626"/>
          <table:table-cell table:style-name="ce2636"/>
          <table:table-cell table:style-name="ce2646"/>
          <table:table-cell table:style-name="ce2656"/>
          <table:table-cell table:style-name="ce2666"/>
          <table:table-cell table:style-name="ce2676"/>
          <table:table-cell table:style-name="ce2686"/>
          <table:table-cell table:style-name="ce2696"/>
          <table:table-cell table:number-columns-repeated="1013"/>
        </table:table-row>
        <table:table-row table:style-name="ro1">
          <table:table-cell/>
          <table:table-cell table:style-name="ce2607"/>
          <table:table-cell table:style-name="ce2617"/>
          <table:table-cell table:style-name="ce2627"/>
          <table:table-cell table:style-name="ce2637"/>
          <table:table-cell table:style-name="ce2647"/>
          <table:table-cell table:style-name="ce2657"/>
          <table:table-cell table:style-name="ce2667"/>
          <table:table-cell table:style-name="ce2677"/>
          <table:table-cell table:style-name="ce2687"/>
          <table:table-cell table:style-name="ce2697"/>
          <table:table-cell table:number-columns-repeated="1013"/>
        </table:table-row>
        <table:table-row table:style-name="ro1">
          <table:table-cell/>
          <table:table-cell table:style-name="ce2608"/>
          <table:table-cell table:style-name="ce2618"/>
          <table:table-cell table:style-name="ce2628"/>
          <table:table-cell table:style-name="ce2638"/>
          <table:table-cell table:style-name="ce2648"/>
          <table:table-cell table:style-name="ce2658"/>
          <table:table-cell table:style-name="ce2668"/>
          <table:table-cell table:style-name="ce2678"/>
          <table:table-cell table:style-name="ce2688"/>
          <table:table-cell table:style-name="ce2698"/>
          <table:table-cell table:number-columns-repeated="1013"/>
        </table:table-row>
        <table:table-row table:style-name="ro1">
          <table:table-cell/>
          <table:table-cell table:style-name="ce2609" office:value-type="string" calcext:value-type="string">
            <text:p>B2</text:p>
          </table:table-cell>
          <table:table-cell table:style-name="ce2619"/>
          <table:table-cell table:style-name="ce2629"/>
          <table:table-cell table:style-name="ce2639"/>
          <table:table-cell table:style-name="ce2649"/>
          <table:table-cell table:style-name="ce2659"/>
          <table:table-cell table:style-name="ce2669"/>
          <table:table-cell table:style-name="ce2679"/>
          <table:table-cell table:style-name="ce2689"/>
          <table:table-cell table:style-name="ce26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610"/>
          <table:table-cell table:style-name="ce2620"/>
          <table:table-cell table:style-name="ce2630"/>
          <table:table-cell table:style-name="ce2640"/>
          <table:table-cell table:style-name="ce2650"/>
          <table:table-cell table:style-name="ce2660"/>
          <table:table-cell table:style-name="ce2670"/>
          <table:table-cell table:style-name="ce2680"/>
          <table:table-cell table:style-name="ce2690"/>
          <table:table-cell table:style-name="ce2700"/>
          <table:table-cell table:number-columns-repeated="1013"/>
        </table:table-row>
        <table:table-row table:style-name="ro1">
          <table:table-cell/>
          <table:table-cell table:style-name="ce2611" office:value-type="string" calcext:value-type="string">
            <text:p>B1</text:p>
          </table:table-cell>
          <table:table-cell table:style-name="ce2621"/>
          <table:table-cell table:style-name="ce2631" office:value-type="string" calcext:value-type="string">
            <text:p>B2</text:p>
          </table:table-cell>
          <table:table-cell table:style-name="ce2641"/>
          <table:table-cell table:style-name="ce2651"/>
          <table:table-cell table:style-name="ce2661"/>
          <table:table-cell table:style-name="ce2671"/>
          <table:table-cell table:style-name="ce2681" office:value-type="string" calcext:value-type="string">
            <text:p>C2</text:p>
          </table:table-cell>
          <table:table-cell table:style-name="ce2691"/>
          <table:table-cell table:style-name="ce27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B2C2D2.B2:A2B2C2D2.C3">
            <calcext:condition calcext:apply-style-name="Heading" calcext:value="begins-with('a')" calcext:base-cell-address="A2B2C2D2.B2"/>
            <calcext:condition calcext:apply-style-name="Default" calcext:value="=0" calcext:base-cell-address="A2B2C2D2.B2"/>
          </calcext:conditional-format>
          <calcext:conditional-format calcext:target-range-address="A2B2C2D2.D2:A2B2C2D2.E3">
            <calcext:condition calcext:apply-style-name="Heading" calcext:value="begins-with('a')" calcext:base-cell-address="A2B2C2D2.D2"/>
            <calcext:condition calcext:apply-style-name="Default" calcext:value="=0" calcext:base-cell-address="A2B2C2D2.D2"/>
          </calcext:conditional-format>
          <calcext:conditional-format calcext:target-range-address="A2B2C2D2.F2:A2B2C2D2.G3">
            <calcext:condition calcext:apply-style-name="Heading" calcext:value="begins-with('a')" calcext:base-cell-address="A2B2C2D2.F2"/>
            <calcext:condition calcext:apply-style-name="Default" calcext:value="=0" calcext:base-cell-address="A2B2C2D2.F2"/>
          </calcext:conditional-format>
          <calcext:conditional-format calcext:target-range-address="A2B2C2D2.H2:A2B2C2D2.I3">
            <calcext:condition calcext:apply-style-name="Heading" calcext:value="begins-with('a')" calcext:base-cell-address="A2B2C2D2.H2"/>
            <calcext:condition calcext:apply-style-name="Default" calcext:value="=0" calcext:base-cell-address="A2B2C2D2.H2"/>
          </calcext:conditional-format>
          <calcext:conditional-format calcext:target-range-address="A2B2C2D2.J2:A2B2C2D2.K3">
            <calcext:condition calcext:apply-style-name="Heading" calcext:value="begins-with('a')" calcext:base-cell-address="A2B2C2D2.J2"/>
            <calcext:condition calcext:apply-style-name="Default" calcext:value="=0" calcext:base-cell-address="A2B2C2D2.J2"/>
          </calcext:conditional-format>
          <calcext:conditional-format calcext:target-range-address="A2B2C2D2.B4:A2B2C2D2.C5">
            <calcext:condition calcext:apply-style-name="Heading" calcext:value="begins-with('a')" calcext:base-cell-address="A2B2C2D2.B4"/>
            <calcext:condition calcext:apply-style-name="Default" calcext:value="=0" calcext:base-cell-address="A2B2C2D2.B4"/>
          </calcext:conditional-format>
          <calcext:conditional-format calcext:target-range-address="A2B2C2D2.D4:A2B2C2D2.E5">
            <calcext:condition calcext:apply-style-name="Heading" calcext:value="begins-with('a')" calcext:base-cell-address="A2B2C2D2.D4"/>
            <calcext:condition calcext:apply-style-name="Default" calcext:value="=0" calcext:base-cell-address="A2B2C2D2.D4"/>
          </calcext:conditional-format>
          <calcext:conditional-format calcext:target-range-address="A2B2C2D2.F4:A2B2C2D2.G5">
            <calcext:condition calcext:apply-style-name="Heading" calcext:value="begins-with('a')" calcext:base-cell-address="A2B2C2D2.F4"/>
            <calcext:condition calcext:apply-style-name="Default" calcext:value="=0" calcext:base-cell-address="A2B2C2D2.F4"/>
          </calcext:conditional-format>
          <calcext:conditional-format calcext:target-range-address="A2B2C2D2.H4:A2B2C2D2.I5">
            <calcext:condition calcext:apply-style-name="Heading" calcext:value="begins-with('a')" calcext:base-cell-address="A2B2C2D2.H4"/>
            <calcext:condition calcext:apply-style-name="Default" calcext:value="=0" calcext:base-cell-address="A2B2C2D2.H4"/>
          </calcext:conditional-format>
          <calcext:conditional-format calcext:target-range-address="A2B2C2D2.J4:A2B2C2D2.K5">
            <calcext:condition calcext:apply-style-name="Heading" calcext:value="begins-with('a')" calcext:base-cell-address="A2B2C2D2.J4"/>
            <calcext:condition calcext:apply-style-name="Default" calcext:value="=0" calcext:base-cell-address="A2B2C2D2.J4"/>
          </calcext:conditional-format>
          <calcext:conditional-format calcext:target-range-address="A2B2C2D2.B6:A2B2C2D2.C7">
            <calcext:condition calcext:apply-style-name="Heading" calcext:value="begins-with('a')" calcext:base-cell-address="A2B2C2D2.B6"/>
            <calcext:condition calcext:apply-style-name="Default" calcext:value="=0" calcext:base-cell-address="A2B2C2D2.B6"/>
          </calcext:conditional-format>
          <calcext:conditional-format calcext:target-range-address="A2B2C2D2.D6:A2B2C2D2.E7">
            <calcext:condition calcext:apply-style-name="Heading" calcext:value="begins-with('a')" calcext:base-cell-address="A2B2C2D2.D6"/>
            <calcext:condition calcext:apply-style-name="Default" calcext:value="=0" calcext:base-cell-address="A2B2C2D2.D6"/>
          </calcext:conditional-format>
          <calcext:conditional-format calcext:target-range-address="A2B2C2D2.F6:A2B2C2D2.G7">
            <calcext:condition calcext:apply-style-name="Heading" calcext:value="begins-with('a')" calcext:base-cell-address="A2B2C2D2.F6"/>
            <calcext:condition calcext:apply-style-name="Default" calcext:value="=0" calcext:base-cell-address="A2B2C2D2.F6"/>
          </calcext:conditional-format>
          <calcext:conditional-format calcext:target-range-address="A2B2C2D2.H6:A2B2C2D2.I7">
            <calcext:condition calcext:apply-style-name="Heading" calcext:value="begins-with('a')" calcext:base-cell-address="A2B2C2D2.H6"/>
            <calcext:condition calcext:apply-style-name="Default" calcext:value="=0" calcext:base-cell-address="A2B2C2D2.H6"/>
          </calcext:conditional-format>
          <calcext:conditional-format calcext:target-range-address="A2B2C2D2.J6:A2B2C2D2.K7">
            <calcext:condition calcext:apply-style-name="Heading" calcext:value="begins-with('a')" calcext:base-cell-address="A2B2C2D2.J6"/>
            <calcext:condition calcext:apply-style-name="Default" calcext:value="=0" calcext:base-cell-address="A2B2C2D2.J6"/>
          </calcext:conditional-format>
          <calcext:conditional-format calcext:target-range-address="A2B2C2D2.B8:A2B2C2D2.C9">
            <calcext:condition calcext:apply-style-name="Heading" calcext:value="begins-with('a')" calcext:base-cell-address="A2B2C2D2.B8"/>
            <calcext:condition calcext:apply-style-name="Default" calcext:value="=0" calcext:base-cell-address="A2B2C2D2.B8"/>
          </calcext:conditional-format>
          <calcext:conditional-format calcext:target-range-address="A2B2C2D2.D8:A2B2C2D2.E9">
            <calcext:condition calcext:apply-style-name="Heading" calcext:value="begins-with('a')" calcext:base-cell-address="A2B2C2D2.D8"/>
            <calcext:condition calcext:apply-style-name="Default" calcext:value="=0" calcext:base-cell-address="A2B2C2D2.D8"/>
          </calcext:conditional-format>
          <calcext:conditional-format calcext:target-range-address="A2B2C2D2.F8:A2B2C2D2.G9">
            <calcext:condition calcext:apply-style-name="Heading" calcext:value="begins-with('a')" calcext:base-cell-address="A2B2C2D2.F8"/>
            <calcext:condition calcext:apply-style-name="Default" calcext:value="=0" calcext:base-cell-address="A2B2C2D2.F8"/>
          </calcext:conditional-format>
          <calcext:conditional-format calcext:target-range-address="A2B2C2D2.H8:A2B2C2D2.I9">
            <calcext:condition calcext:apply-style-name="Heading" calcext:value="begins-with('a')" calcext:base-cell-address="A2B2C2D2.H8"/>
            <calcext:condition calcext:apply-style-name="Default" calcext:value="=0" calcext:base-cell-address="A2B2C2D2.H8"/>
          </calcext:conditional-format>
          <calcext:conditional-format calcext:target-range-address="A2B2C2D2.J8:A2B2C2D2.K9">
            <calcext:condition calcext:apply-style-name="Heading" calcext:value="begins-with('a')" calcext:base-cell-address="A2B2C2D2.J8"/>
            <calcext:condition calcext:apply-style-name="Default" calcext:value="=0" calcext:base-cell-address="A2B2C2D2.J8"/>
          </calcext:conditional-format>
          <calcext:conditional-format calcext:target-range-address="A2B2C2D2.B10:A2B2C2D2.C11">
            <calcext:condition calcext:apply-style-name="Heading" calcext:value="begins-with('a')" calcext:base-cell-address="A2B2C2D2.B10"/>
            <calcext:condition calcext:apply-style-name="Default" calcext:value="=0" calcext:base-cell-address="A2B2C2D2.B10"/>
          </calcext:conditional-format>
          <calcext:conditional-format calcext:target-range-address="A2B2C2D2.D10:A2B2C2D2.E11">
            <calcext:condition calcext:apply-style-name="Heading" calcext:value="begins-with('a')" calcext:base-cell-address="A2B2C2D2.D10"/>
            <calcext:condition calcext:apply-style-name="Default" calcext:value="=0" calcext:base-cell-address="A2B2C2D2.D10"/>
          </calcext:conditional-format>
          <calcext:conditional-format calcext:target-range-address="A2B2C2D2.F10:A2B2C2D2.G11">
            <calcext:condition calcext:apply-style-name="Heading" calcext:value="begins-with('a')" calcext:base-cell-address="A2B2C2D2.F10"/>
            <calcext:condition calcext:apply-style-name="Default" calcext:value="=0" calcext:base-cell-address="A2B2C2D2.F10"/>
          </calcext:conditional-format>
          <calcext:conditional-format calcext:target-range-address="A2B2C2D2.H10:A2B2C2D2.I11">
            <calcext:condition calcext:apply-style-name="Heading" calcext:value="begins-with('a')" calcext:base-cell-address="A2B2C2D2.H10"/>
            <calcext:condition calcext:apply-style-name="Default" calcext:value="=0" calcext:base-cell-address="A2B2C2D2.H10"/>
          </calcext:conditional-format>
          <calcext:conditional-format calcext:target-range-address="A2B2C2D2.J10:A2B2C2D2.K11">
            <calcext:condition calcext:apply-style-name="Heading" calcext:value="begins-with('a')" calcext:base-cell-address="A2B2C2D2.J10"/>
            <calcext:condition calcext:apply-style-name="Default" calcext:value="=0" calcext:base-cell-address="A2B2C2D2.J10"/>
          </calcext:conditional-format>
        </calcext:conditional-formats>
      </table:table>
      <table:table table:name="A3B3C3D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702" office:value-type="string" calcext:value-type="string">
            <text:p>A1</text:p>
          </table:table-cell>
          <table:table-cell table:style-name="ce2712"/>
          <table:table-cell table:style-name="ce2722" office:value-type="string" calcext:value-type="string">
            <text:p>A2</text:p>
          </table:table-cell>
          <table:table-cell table:style-name="ce2732"/>
          <table:table-cell table:style-name="ce2742" office:value-type="string" calcext:value-type="string">
            <text:p>A3</text:p>
          </table:table-cell>
          <table:table-cell table:style-name="ce2752" office:value-type="string" calcext:value-type="string">
            <text:p>D3</text:p>
          </table:table-cell>
          <table:table-cell table:style-name="ce2762"/>
          <table:table-cell table:style-name="ce2772" office:value-type="string" calcext:value-type="string">
            <text:p>D2</text:p>
          </table:table-cell>
          <table:table-cell table:style-name="ce2782"/>
          <table:table-cell table:style-name="ce27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703"/>
          <table:table-cell table:style-name="ce2713"/>
          <table:table-cell table:style-name="ce2723"/>
          <table:table-cell table:style-name="ce2733"/>
          <table:table-cell table:style-name="ce2743"/>
          <table:table-cell table:style-name="ce2753"/>
          <table:table-cell table:style-name="ce2763"/>
          <table:table-cell table:style-name="ce2773"/>
          <table:table-cell table:style-name="ce2783"/>
          <table:table-cell table:style-name="ce2793"/>
          <table:table-cell table:number-columns-repeated="1013"/>
        </table:table-row>
        <table:table-row table:style-name="ro1">
          <table:table-cell/>
          <table:table-cell table:style-name="ce2704" office:value-type="string" calcext:value-type="string">
            <text:p>A2</text:p>
          </table:table-cell>
          <table:table-cell table:style-name="ce2714"/>
          <table:table-cell table:style-name="ce2724" office:value-type="string" calcext:value-type="string">
            <text:p>A3</text:p>
          </table:table-cell>
          <table:table-cell table:style-name="ce2734"/>
          <table:table-cell table:style-name="ce2744"/>
          <table:table-cell table:style-name="ce2754"/>
          <table:table-cell table:style-name="ce2764"/>
          <table:table-cell table:style-name="ce2774" office:value-type="string" calcext:value-type="string">
            <text:p>D3</text:p>
          </table:table-cell>
          <table:table-cell table:style-name="ce2784"/>
          <table:table-cell table:style-name="ce27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705"/>
          <table:table-cell table:style-name="ce2715"/>
          <table:table-cell table:style-name="ce2725"/>
          <table:table-cell table:style-name="ce2735"/>
          <table:table-cell table:style-name="ce2745"/>
          <table:table-cell table:style-name="ce2755"/>
          <table:table-cell table:style-name="ce2765"/>
          <table:table-cell table:style-name="ce2775"/>
          <table:table-cell table:style-name="ce2785"/>
          <table:table-cell table:style-name="ce2795"/>
          <table:table-cell table:number-columns-repeated="1013"/>
        </table:table-row>
        <table:table-row table:style-name="ro1">
          <table:table-cell/>
          <table:table-cell table:style-name="ce2706" office:value-type="string" calcext:value-type="string">
            <text:p>A3</text:p>
          </table:table-cell>
          <table:table-cell table:style-name="ce2716"/>
          <table:table-cell table:style-name="ce2726"/>
          <table:table-cell table:style-name="ce2736"/>
          <table:table-cell table:style-name="ce2746"/>
          <table:table-cell table:style-name="ce2756"/>
          <table:table-cell table:style-name="ce2766"/>
          <table:table-cell table:style-name="ce2776"/>
          <table:table-cell table:style-name="ce2786"/>
          <table:table-cell table:style-name="ce27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707" office:value-type="string" calcext:value-type="string">
            <text:p>B3</text:p>
          </table:table-cell>
          <table:table-cell table:style-name="ce2717"/>
          <table:table-cell table:style-name="ce2727"/>
          <table:table-cell table:style-name="ce2737"/>
          <table:table-cell table:style-name="ce2747"/>
          <table:table-cell table:style-name="ce2757"/>
          <table:table-cell table:style-name="ce2767"/>
          <table:table-cell table:style-name="ce2777"/>
          <table:table-cell table:style-name="ce2787"/>
          <table:table-cell table:style-name="ce27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708"/>
          <table:table-cell table:style-name="ce2718"/>
          <table:table-cell table:style-name="ce2728"/>
          <table:table-cell table:style-name="ce2738"/>
          <table:table-cell table:style-name="ce2748"/>
          <table:table-cell table:style-name="ce2758"/>
          <table:table-cell table:style-name="ce2768"/>
          <table:table-cell table:style-name="ce2778"/>
          <table:table-cell table:style-name="ce2788"/>
          <table:table-cell table:style-name="ce2798"/>
          <table:table-cell table:number-columns-repeated="1013"/>
        </table:table-row>
        <table:table-row table:style-name="ro1">
          <table:table-cell/>
          <table:table-cell table:style-name="ce2709" office:value-type="string" calcext:value-type="string">
            <text:p>B2</text:p>
          </table:table-cell>
          <table:table-cell table:style-name="ce2719"/>
          <table:table-cell table:style-name="ce2729" office:value-type="string" calcext:value-type="string">
            <text:p>B3</text:p>
          </table:table-cell>
          <table:table-cell table:style-name="ce2739"/>
          <table:table-cell table:style-name="ce2749"/>
          <table:table-cell table:style-name="ce2759"/>
          <table:table-cell table:style-name="ce2769"/>
          <table:table-cell table:style-name="ce2779" office:value-type="string" calcext:value-type="string">
            <text:p>C3</text:p>
          </table:table-cell>
          <table:table-cell table:style-name="ce2789"/>
          <table:table-cell table:style-name="ce27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710"/>
          <table:table-cell table:style-name="ce2720"/>
          <table:table-cell table:style-name="ce2730"/>
          <table:table-cell table:style-name="ce2740"/>
          <table:table-cell table:style-name="ce2750"/>
          <table:table-cell table:style-name="ce2760"/>
          <table:table-cell table:style-name="ce2770"/>
          <table:table-cell table:style-name="ce2780"/>
          <table:table-cell table:style-name="ce2790"/>
          <table:table-cell table:style-name="ce2800"/>
          <table:table-cell table:number-columns-repeated="1013"/>
        </table:table-row>
        <table:table-row table:style-name="ro1">
          <table:table-cell/>
          <table:table-cell table:style-name="ce2711" office:value-type="string" calcext:value-type="string">
            <text:p>B1</text:p>
          </table:table-cell>
          <table:table-cell table:style-name="ce2721"/>
          <table:table-cell table:style-name="ce2731" office:value-type="string" calcext:value-type="string">
            <text:p>B2</text:p>
          </table:table-cell>
          <table:table-cell table:style-name="ce2741"/>
          <table:table-cell table:style-name="ce2751" office:value-type="string" calcext:value-type="string">
            <text:p>B3</text:p>
          </table:table-cell>
          <table:table-cell table:style-name="ce2761" office:value-type="string" calcext:value-type="string">
            <text:p>C3</text:p>
          </table:table-cell>
          <table:table-cell table:style-name="ce2771"/>
          <table:table-cell table:style-name="ce2781" office:value-type="string" calcext:value-type="string">
            <text:p>C2</text:p>
          </table:table-cell>
          <table:table-cell table:style-name="ce2791"/>
          <table:table-cell table:style-name="ce28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B3C3D3.B2:A3B3C3D3.C3">
            <calcext:condition calcext:apply-style-name="Heading" calcext:value="begins-with('a')" calcext:base-cell-address="A3B3C3D3.B2"/>
            <calcext:condition calcext:apply-style-name="Default" calcext:value="=0" calcext:base-cell-address="A3B3C3D3.B2"/>
          </calcext:conditional-format>
          <calcext:conditional-format calcext:target-range-address="A3B3C3D3.D2:A3B3C3D3.E3">
            <calcext:condition calcext:apply-style-name="Heading" calcext:value="begins-with('a')" calcext:base-cell-address="A3B3C3D3.D2"/>
            <calcext:condition calcext:apply-style-name="Default" calcext:value="=0" calcext:base-cell-address="A3B3C3D3.D2"/>
          </calcext:conditional-format>
          <calcext:conditional-format calcext:target-range-address="A3B3C3D3.F2:A3B3C3D3.G3">
            <calcext:condition calcext:apply-style-name="Heading" calcext:value="begins-with('a')" calcext:base-cell-address="A3B3C3D3.F2"/>
            <calcext:condition calcext:apply-style-name="Default" calcext:value="=0" calcext:base-cell-address="A3B3C3D3.F2"/>
          </calcext:conditional-format>
          <calcext:conditional-format calcext:target-range-address="A3B3C3D3.H2:A3B3C3D3.I3">
            <calcext:condition calcext:apply-style-name="Heading" calcext:value="begins-with('a')" calcext:base-cell-address="A3B3C3D3.H2"/>
            <calcext:condition calcext:apply-style-name="Default" calcext:value="=0" calcext:base-cell-address="A3B3C3D3.H2"/>
          </calcext:conditional-format>
          <calcext:conditional-format calcext:target-range-address="A3B3C3D3.J2:A3B3C3D3.K3">
            <calcext:condition calcext:apply-style-name="Heading" calcext:value="begins-with('a')" calcext:base-cell-address="A3B3C3D3.J2"/>
            <calcext:condition calcext:apply-style-name="Default" calcext:value="=0" calcext:base-cell-address="A3B3C3D3.J2"/>
          </calcext:conditional-format>
          <calcext:conditional-format calcext:target-range-address="A3B3C3D3.B4:A3B3C3D3.C5">
            <calcext:condition calcext:apply-style-name="Heading" calcext:value="begins-with('a')" calcext:base-cell-address="A3B3C3D3.B4"/>
            <calcext:condition calcext:apply-style-name="Default" calcext:value="=0" calcext:base-cell-address="A3B3C3D3.B4"/>
          </calcext:conditional-format>
          <calcext:conditional-format calcext:target-range-address="A3B3C3D3.D4:A3B3C3D3.E5">
            <calcext:condition calcext:apply-style-name="Heading" calcext:value="begins-with('a')" calcext:base-cell-address="A3B3C3D3.D4"/>
            <calcext:condition calcext:apply-style-name="Default" calcext:value="=0" calcext:base-cell-address="A3B3C3D3.D4"/>
          </calcext:conditional-format>
          <calcext:conditional-format calcext:target-range-address="A3B3C3D3.F4:A3B3C3D3.G5">
            <calcext:condition calcext:apply-style-name="Heading" calcext:value="begins-with('a')" calcext:base-cell-address="A3B3C3D3.F4"/>
            <calcext:condition calcext:apply-style-name="Default" calcext:value="=0" calcext:base-cell-address="A3B3C3D3.F4"/>
          </calcext:conditional-format>
          <calcext:conditional-format calcext:target-range-address="A3B3C3D3.H4:A3B3C3D3.I5">
            <calcext:condition calcext:apply-style-name="Heading" calcext:value="begins-with('a')" calcext:base-cell-address="A3B3C3D3.H4"/>
            <calcext:condition calcext:apply-style-name="Default" calcext:value="=0" calcext:base-cell-address="A3B3C3D3.H4"/>
          </calcext:conditional-format>
          <calcext:conditional-format calcext:target-range-address="A3B3C3D3.J4:A3B3C3D3.K5">
            <calcext:condition calcext:apply-style-name="Heading" calcext:value="begins-with('a')" calcext:base-cell-address="A3B3C3D3.J4"/>
            <calcext:condition calcext:apply-style-name="Default" calcext:value="=0" calcext:base-cell-address="A3B3C3D3.J4"/>
          </calcext:conditional-format>
          <calcext:conditional-format calcext:target-range-address="A3B3C3D3.B6:A3B3C3D3.C7">
            <calcext:condition calcext:apply-style-name="Heading" calcext:value="begins-with('a')" calcext:base-cell-address="A3B3C3D3.B6"/>
            <calcext:condition calcext:apply-style-name="Default" calcext:value="=0" calcext:base-cell-address="A3B3C3D3.B6"/>
          </calcext:conditional-format>
          <calcext:conditional-format calcext:target-range-address="A3B3C3D3.D6:A3B3C3D3.E7">
            <calcext:condition calcext:apply-style-name="Heading" calcext:value="begins-with('a')" calcext:base-cell-address="A3B3C3D3.D6"/>
            <calcext:condition calcext:apply-style-name="Default" calcext:value="=0" calcext:base-cell-address="A3B3C3D3.D6"/>
          </calcext:conditional-format>
          <calcext:conditional-format calcext:target-range-address="A3B3C3D3.F6:A3B3C3D3.G7">
            <calcext:condition calcext:apply-style-name="Heading" calcext:value="begins-with('a')" calcext:base-cell-address="A3B3C3D3.F6"/>
            <calcext:condition calcext:apply-style-name="Default" calcext:value="=0" calcext:base-cell-address="A3B3C3D3.F6"/>
          </calcext:conditional-format>
          <calcext:conditional-format calcext:target-range-address="A3B3C3D3.H6:A3B3C3D3.I7">
            <calcext:condition calcext:apply-style-name="Heading" calcext:value="begins-with('a')" calcext:base-cell-address="A3B3C3D3.H6"/>
            <calcext:condition calcext:apply-style-name="Default" calcext:value="=0" calcext:base-cell-address="A3B3C3D3.H6"/>
          </calcext:conditional-format>
          <calcext:conditional-format calcext:target-range-address="A3B3C3D3.J6:A3B3C3D3.K7">
            <calcext:condition calcext:apply-style-name="Heading" calcext:value="begins-with('a')" calcext:base-cell-address="A3B3C3D3.J6"/>
            <calcext:condition calcext:apply-style-name="Default" calcext:value="=0" calcext:base-cell-address="A3B3C3D3.J6"/>
          </calcext:conditional-format>
          <calcext:conditional-format calcext:target-range-address="A3B3C3D3.B8:A3B3C3D3.C9">
            <calcext:condition calcext:apply-style-name="Heading" calcext:value="begins-with('a')" calcext:base-cell-address="A3B3C3D3.B8"/>
            <calcext:condition calcext:apply-style-name="Default" calcext:value="=0" calcext:base-cell-address="A3B3C3D3.B8"/>
          </calcext:conditional-format>
          <calcext:conditional-format calcext:target-range-address="A3B3C3D3.D8:A3B3C3D3.E9">
            <calcext:condition calcext:apply-style-name="Heading" calcext:value="begins-with('a')" calcext:base-cell-address="A3B3C3D3.D8"/>
            <calcext:condition calcext:apply-style-name="Default" calcext:value="=0" calcext:base-cell-address="A3B3C3D3.D8"/>
          </calcext:conditional-format>
          <calcext:conditional-format calcext:target-range-address="A3B3C3D3.F8:A3B3C3D3.G9">
            <calcext:condition calcext:apply-style-name="Heading" calcext:value="begins-with('a')" calcext:base-cell-address="A3B3C3D3.F8"/>
            <calcext:condition calcext:apply-style-name="Default" calcext:value="=0" calcext:base-cell-address="A3B3C3D3.F8"/>
          </calcext:conditional-format>
          <calcext:conditional-format calcext:target-range-address="A3B3C3D3.H8:A3B3C3D3.I9">
            <calcext:condition calcext:apply-style-name="Heading" calcext:value="begins-with('a')" calcext:base-cell-address="A3B3C3D3.H8"/>
            <calcext:condition calcext:apply-style-name="Default" calcext:value="=0" calcext:base-cell-address="A3B3C3D3.H8"/>
          </calcext:conditional-format>
          <calcext:conditional-format calcext:target-range-address="A3B3C3D3.J8:A3B3C3D3.K9">
            <calcext:condition calcext:apply-style-name="Heading" calcext:value="begins-with('a')" calcext:base-cell-address="A3B3C3D3.J8"/>
            <calcext:condition calcext:apply-style-name="Default" calcext:value="=0" calcext:base-cell-address="A3B3C3D3.J8"/>
          </calcext:conditional-format>
          <calcext:conditional-format calcext:target-range-address="A3B3C3D3.B10:A3B3C3D3.C11">
            <calcext:condition calcext:apply-style-name="Heading" calcext:value="begins-with('a')" calcext:base-cell-address="A3B3C3D3.B10"/>
            <calcext:condition calcext:apply-style-name="Default" calcext:value="=0" calcext:base-cell-address="A3B3C3D3.B10"/>
          </calcext:conditional-format>
          <calcext:conditional-format calcext:target-range-address="A3B3C3D3.D10:A3B3C3D3.E11">
            <calcext:condition calcext:apply-style-name="Heading" calcext:value="begins-with('a')" calcext:base-cell-address="A3B3C3D3.D10"/>
            <calcext:condition calcext:apply-style-name="Default" calcext:value="=0" calcext:base-cell-address="A3B3C3D3.D10"/>
          </calcext:conditional-format>
          <calcext:conditional-format calcext:target-range-address="A3B3C3D3.F10:A3B3C3D3.G11">
            <calcext:condition calcext:apply-style-name="Heading" calcext:value="begins-with('a')" calcext:base-cell-address="A3B3C3D3.F10"/>
            <calcext:condition calcext:apply-style-name="Default" calcext:value="=0" calcext:base-cell-address="A3B3C3D3.F10"/>
          </calcext:conditional-format>
          <calcext:conditional-format calcext:target-range-address="A3B3C3D3.H10:A3B3C3D3.I11">
            <calcext:condition calcext:apply-style-name="Heading" calcext:value="begins-with('a')" calcext:base-cell-address="A3B3C3D3.H10"/>
            <calcext:condition calcext:apply-style-name="Default" calcext:value="=0" calcext:base-cell-address="A3B3C3D3.H10"/>
          </calcext:conditional-format>
          <calcext:conditional-format calcext:target-range-address="A3B3C3D3.J10:A3B3C3D3.K11">
            <calcext:condition calcext:apply-style-name="Heading" calcext:value="begins-with('a')" calcext:base-cell-address="A3B3C3D3.J10"/>
            <calcext:condition calcext:apply-style-name="Default" calcext:value="=0" calcext:base-cell-address="A3B3C3D3.J10"/>
          </calcext:conditional-format>
        </calcext:conditional-formats>
      </table:table>
      <table:table table:name="A4B4C4D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802" office:value-type="string" calcext:value-type="string">
            <text:p>A1</text:p>
          </table:table-cell>
          <table:table-cell table:style-name="ce2812"/>
          <table:table-cell table:style-name="ce2822" office:value-type="string" calcext:value-type="string">
            <text:p>A2</text:p>
          </table:table-cell>
          <table:table-cell table:style-name="ce2832" office:value-type="string" calcext:value-type="string">
            <text:p>D4</text:p>
          </table:table-cell>
          <table:table-cell table:style-name="ce2842" office:value-type="string" calcext:value-type="string">
            <text:p>A3</text:p>
          </table:table-cell>
          <table:table-cell table:style-name="ce2852" office:value-type="string" calcext:value-type="string">
            <text:p>D3</text:p>
          </table:table-cell>
          <table:table-cell table:style-name="ce2862" office:value-type="string" calcext:value-type="string">
            <text:p>A4</text:p>
          </table:table-cell>
          <table:table-cell table:style-name="ce2872" office:value-type="string" calcext:value-type="string">
            <text:p>D2</text:p>
          </table:table-cell>
          <table:table-cell table:style-name="ce2882"/>
          <table:table-cell table:style-name="ce28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803"/>
          <table:table-cell table:style-name="ce2813"/>
          <table:table-cell table:style-name="ce2823"/>
          <table:table-cell table:style-name="ce2833"/>
          <table:table-cell table:style-name="ce2843"/>
          <table:table-cell table:style-name="ce2853"/>
          <table:table-cell table:style-name="ce2863"/>
          <table:table-cell table:style-name="ce2873"/>
          <table:table-cell table:style-name="ce2883"/>
          <table:table-cell table:style-name="ce2893"/>
          <table:table-cell table:number-columns-repeated="1013"/>
        </table:table-row>
        <table:table-row table:style-name="ro1">
          <table:table-cell/>
          <table:table-cell table:style-name="ce2804" office:value-type="string" calcext:value-type="string">
            <text:p>A2</text:p>
          </table:table-cell>
          <table:table-cell table:style-name="ce2814"/>
          <table:table-cell table:style-name="ce2824" office:value-type="string" calcext:value-type="string">
            <text:p>A3</text:p>
          </table:table-cell>
          <table:table-cell table:style-name="ce2834"/>
          <table:table-cell table:style-name="ce2844" office:value-type="string" calcext:value-type="string">
            <text:p>A4</text:p>
          </table:table-cell>
          <table:table-cell table:style-name="ce2854" office:value-type="string" calcext:value-type="string">
            <text:p>D4</text:p>
          </table:table-cell>
          <table:table-cell table:style-name="ce2864"/>
          <table:table-cell table:style-name="ce2874" office:value-type="string" calcext:value-type="string">
            <text:p>D3</text:p>
          </table:table-cell>
          <table:table-cell table:style-name="ce2884"/>
          <table:table-cell table:style-name="ce28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805" office:value-type="string" calcext:value-type="string">
            <text:p>B4</text:p>
          </table:table-cell>
          <table:table-cell table:style-name="ce2815"/>
          <table:table-cell table:style-name="ce2825"/>
          <table:table-cell table:style-name="ce2835"/>
          <table:table-cell table:style-name="ce2845"/>
          <table:table-cell table:style-name="ce2855"/>
          <table:table-cell table:style-name="ce2865"/>
          <table:table-cell table:style-name="ce2875"/>
          <table:table-cell table:style-name="ce2885"/>
          <table:table-cell table:style-name="ce28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2806" office:value-type="string" calcext:value-type="string">
            <text:p>A3</text:p>
          </table:table-cell>
          <table:table-cell table:style-name="ce2816"/>
          <table:table-cell table:style-name="ce2826" office:value-type="string" calcext:value-type="string">
            <text:p>A4</text:p>
          </table:table-cell>
          <table:table-cell table:style-name="ce2836"/>
          <table:table-cell table:style-name="ce2846"/>
          <table:table-cell table:style-name="ce2856"/>
          <table:table-cell table:style-name="ce2866"/>
          <table:table-cell table:style-name="ce2876" office:value-type="string" calcext:value-type="string">
            <text:p>D4</text:p>
          </table:table-cell>
          <table:table-cell table:style-name="ce2886"/>
          <table:table-cell table:style-name="ce28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807" office:value-type="string" calcext:value-type="string">
            <text:p>B3</text:p>
          </table:table-cell>
          <table:table-cell table:style-name="ce2817"/>
          <table:table-cell table:style-name="ce2827" office:value-type="string" calcext:value-type="string">
            <text:p>B4</text:p>
          </table:table-cell>
          <table:table-cell table:style-name="ce2837"/>
          <table:table-cell table:style-name="ce2847"/>
          <table:table-cell table:style-name="ce2857"/>
          <table:table-cell table:style-name="ce2867"/>
          <table:table-cell table:style-name="ce2877" office:value-type="string" calcext:value-type="string">
            <text:p>C4</text:p>
          </table:table-cell>
          <table:table-cell table:style-name="ce2887"/>
          <table:table-cell table:style-name="ce28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808" office:value-type="string" calcext:value-type="string">
            <text:p>A4</text:p>
          </table:table-cell>
          <table:table-cell table:style-name="ce2818"/>
          <table:table-cell table:style-name="ce2828"/>
          <table:table-cell table:style-name="ce2838"/>
          <table:table-cell table:style-name="ce2848"/>
          <table:table-cell table:style-name="ce2858"/>
          <table:table-cell table:style-name="ce2868"/>
          <table:table-cell table:style-name="ce2878"/>
          <table:table-cell table:style-name="ce2888"/>
          <table:table-cell table:style-name="ce28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809" office:value-type="string" calcext:value-type="string">
            <text:p>B2</text:p>
          </table:table-cell>
          <table:table-cell table:style-name="ce2819"/>
          <table:table-cell table:style-name="ce2829" office:value-type="string" calcext:value-type="string">
            <text:p>B3</text:p>
          </table:table-cell>
          <table:table-cell table:style-name="ce2839"/>
          <table:table-cell table:style-name="ce2849" office:value-type="string" calcext:value-type="string">
            <text:p>B4</text:p>
          </table:table-cell>
          <table:table-cell table:style-name="ce2859" office:value-type="string" calcext:value-type="string">
            <text:p>C4</text:p>
          </table:table-cell>
          <table:table-cell table:style-name="ce2869"/>
          <table:table-cell table:style-name="ce2879" office:value-type="string" calcext:value-type="string">
            <text:p>C3</text:p>
          </table:table-cell>
          <table:table-cell table:style-name="ce2889"/>
          <table:table-cell table:style-name="ce28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810"/>
          <table:table-cell table:style-name="ce2820"/>
          <table:table-cell table:style-name="ce2830"/>
          <table:table-cell table:style-name="ce2840"/>
          <table:table-cell table:style-name="ce2850"/>
          <table:table-cell table:style-name="ce2860"/>
          <table:table-cell table:style-name="ce2870"/>
          <table:table-cell table:style-name="ce2880"/>
          <table:table-cell table:style-name="ce2890"/>
          <table:table-cell table:style-name="ce2900"/>
          <table:table-cell table:number-columns-repeated="1013"/>
        </table:table-row>
        <table:table-row table:style-name="ro1">
          <table:table-cell/>
          <table:table-cell table:style-name="ce2811" office:value-type="string" calcext:value-type="string">
            <text:p>B1</text:p>
          </table:table-cell>
          <table:table-cell table:style-name="ce2821"/>
          <table:table-cell table:style-name="ce2831" office:value-type="string" calcext:value-type="string">
            <text:p>B2</text:p>
          </table:table-cell>
          <table:table-cell table:style-name="ce2841" office:value-type="string" calcext:value-type="string">
            <text:p>C4</text:p>
          </table:table-cell>
          <table:table-cell table:style-name="ce2851" office:value-type="string" calcext:value-type="string">
            <text:p>B3</text:p>
          </table:table-cell>
          <table:table-cell table:style-name="ce2861" office:value-type="string" calcext:value-type="string">
            <text:p>C3</text:p>
          </table:table-cell>
          <table:table-cell table:style-name="ce2871" office:value-type="string" calcext:value-type="string">
            <text:p>B4</text:p>
          </table:table-cell>
          <table:table-cell table:style-name="ce2881" office:value-type="string" calcext:value-type="string">
            <text:p>C2</text:p>
          </table:table-cell>
          <table:table-cell table:style-name="ce2891"/>
          <table:table-cell table:style-name="ce29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B4C4D4.B2:A4B4C4D4.C3">
            <calcext:condition calcext:apply-style-name="Heading" calcext:value="begins-with('a')" calcext:base-cell-address="A4B4C4D4.B2"/>
            <calcext:condition calcext:apply-style-name="Default" calcext:value="=0" calcext:base-cell-address="A4B4C4D4.B2"/>
          </calcext:conditional-format>
          <calcext:conditional-format calcext:target-range-address="A4B4C4D4.D2:A4B4C4D4.E3">
            <calcext:condition calcext:apply-style-name="Heading" calcext:value="begins-with('a')" calcext:base-cell-address="A4B4C4D4.D2"/>
            <calcext:condition calcext:apply-style-name="Default" calcext:value="=0" calcext:base-cell-address="A4B4C4D4.D2"/>
          </calcext:conditional-format>
          <calcext:conditional-format calcext:target-range-address="A4B4C4D4.F2:A4B4C4D4.G3">
            <calcext:condition calcext:apply-style-name="Heading" calcext:value="begins-with('a')" calcext:base-cell-address="A4B4C4D4.F2"/>
            <calcext:condition calcext:apply-style-name="Default" calcext:value="=0" calcext:base-cell-address="A4B4C4D4.F2"/>
          </calcext:conditional-format>
          <calcext:conditional-format calcext:target-range-address="A4B4C4D4.H2:A4B4C4D4.I3">
            <calcext:condition calcext:apply-style-name="Heading" calcext:value="begins-with('a')" calcext:base-cell-address="A4B4C4D4.H2"/>
            <calcext:condition calcext:apply-style-name="Default" calcext:value="=0" calcext:base-cell-address="A4B4C4D4.H2"/>
          </calcext:conditional-format>
          <calcext:conditional-format calcext:target-range-address="A4B4C4D4.J2:A4B4C4D4.K3">
            <calcext:condition calcext:apply-style-name="Heading" calcext:value="begins-with('a')" calcext:base-cell-address="A4B4C4D4.J2"/>
            <calcext:condition calcext:apply-style-name="Default" calcext:value="=0" calcext:base-cell-address="A4B4C4D4.J2"/>
          </calcext:conditional-format>
          <calcext:conditional-format calcext:target-range-address="A4B4C4D4.B4:A4B4C4D4.C5">
            <calcext:condition calcext:apply-style-name="Heading" calcext:value="begins-with('a')" calcext:base-cell-address="A4B4C4D4.B4"/>
            <calcext:condition calcext:apply-style-name="Default" calcext:value="=0" calcext:base-cell-address="A4B4C4D4.B4"/>
          </calcext:conditional-format>
          <calcext:conditional-format calcext:target-range-address="A4B4C4D4.D4:A4B4C4D4.E5">
            <calcext:condition calcext:apply-style-name="Heading" calcext:value="begins-with('a')" calcext:base-cell-address="A4B4C4D4.D4"/>
            <calcext:condition calcext:apply-style-name="Default" calcext:value="=0" calcext:base-cell-address="A4B4C4D4.D4"/>
          </calcext:conditional-format>
          <calcext:conditional-format calcext:target-range-address="A4B4C4D4.F4:A4B4C4D4.G5">
            <calcext:condition calcext:apply-style-name="Heading" calcext:value="begins-with('a')" calcext:base-cell-address="A4B4C4D4.F4"/>
            <calcext:condition calcext:apply-style-name="Default" calcext:value="=0" calcext:base-cell-address="A4B4C4D4.F4"/>
          </calcext:conditional-format>
          <calcext:conditional-format calcext:target-range-address="A4B4C4D4.H4:A4B4C4D4.I5">
            <calcext:condition calcext:apply-style-name="Heading" calcext:value="begins-with('a')" calcext:base-cell-address="A4B4C4D4.H4"/>
            <calcext:condition calcext:apply-style-name="Default" calcext:value="=0" calcext:base-cell-address="A4B4C4D4.H4"/>
          </calcext:conditional-format>
          <calcext:conditional-format calcext:target-range-address="A4B4C4D4.J4:A4B4C4D4.K5">
            <calcext:condition calcext:apply-style-name="Heading" calcext:value="begins-with('a')" calcext:base-cell-address="A4B4C4D4.J4"/>
            <calcext:condition calcext:apply-style-name="Default" calcext:value="=0" calcext:base-cell-address="A4B4C4D4.J4"/>
          </calcext:conditional-format>
          <calcext:conditional-format calcext:target-range-address="A4B4C4D4.B6:A4B4C4D4.C7">
            <calcext:condition calcext:apply-style-name="Heading" calcext:value="begins-with('a')" calcext:base-cell-address="A4B4C4D4.B6"/>
            <calcext:condition calcext:apply-style-name="Default" calcext:value="=0" calcext:base-cell-address="A4B4C4D4.B6"/>
          </calcext:conditional-format>
          <calcext:conditional-format calcext:target-range-address="A4B4C4D4.D6:A4B4C4D4.E7">
            <calcext:condition calcext:apply-style-name="Heading" calcext:value="begins-with('a')" calcext:base-cell-address="A4B4C4D4.D6"/>
            <calcext:condition calcext:apply-style-name="Default" calcext:value="=0" calcext:base-cell-address="A4B4C4D4.D6"/>
          </calcext:conditional-format>
          <calcext:conditional-format calcext:target-range-address="A4B4C4D4.F6:A4B4C4D4.G7">
            <calcext:condition calcext:apply-style-name="Heading" calcext:value="begins-with('a')" calcext:base-cell-address="A4B4C4D4.F6"/>
            <calcext:condition calcext:apply-style-name="Default" calcext:value="=0" calcext:base-cell-address="A4B4C4D4.F6"/>
          </calcext:conditional-format>
          <calcext:conditional-format calcext:target-range-address="A4B4C4D4.H6:A4B4C4D4.I7">
            <calcext:condition calcext:apply-style-name="Heading" calcext:value="begins-with('a')" calcext:base-cell-address="A4B4C4D4.H6"/>
            <calcext:condition calcext:apply-style-name="Default" calcext:value="=0" calcext:base-cell-address="A4B4C4D4.H6"/>
          </calcext:conditional-format>
          <calcext:conditional-format calcext:target-range-address="A4B4C4D4.J6:A4B4C4D4.K7">
            <calcext:condition calcext:apply-style-name="Heading" calcext:value="begins-with('a')" calcext:base-cell-address="A4B4C4D4.J6"/>
            <calcext:condition calcext:apply-style-name="Default" calcext:value="=0" calcext:base-cell-address="A4B4C4D4.J6"/>
          </calcext:conditional-format>
          <calcext:conditional-format calcext:target-range-address="A4B4C4D4.B8:A4B4C4D4.C9">
            <calcext:condition calcext:apply-style-name="Heading" calcext:value="begins-with('a')" calcext:base-cell-address="A4B4C4D4.B8"/>
            <calcext:condition calcext:apply-style-name="Default" calcext:value="=0" calcext:base-cell-address="A4B4C4D4.B8"/>
          </calcext:conditional-format>
          <calcext:conditional-format calcext:target-range-address="A4B4C4D4.D8:A4B4C4D4.E9">
            <calcext:condition calcext:apply-style-name="Heading" calcext:value="begins-with('a')" calcext:base-cell-address="A4B4C4D4.D8"/>
            <calcext:condition calcext:apply-style-name="Default" calcext:value="=0" calcext:base-cell-address="A4B4C4D4.D8"/>
          </calcext:conditional-format>
          <calcext:conditional-format calcext:target-range-address="A4B4C4D4.F8:A4B4C4D4.G9">
            <calcext:condition calcext:apply-style-name="Heading" calcext:value="begins-with('a')" calcext:base-cell-address="A4B4C4D4.F8"/>
            <calcext:condition calcext:apply-style-name="Default" calcext:value="=0" calcext:base-cell-address="A4B4C4D4.F8"/>
          </calcext:conditional-format>
          <calcext:conditional-format calcext:target-range-address="A4B4C4D4.H8:A4B4C4D4.I9">
            <calcext:condition calcext:apply-style-name="Heading" calcext:value="begins-with('a')" calcext:base-cell-address="A4B4C4D4.H8"/>
            <calcext:condition calcext:apply-style-name="Default" calcext:value="=0" calcext:base-cell-address="A4B4C4D4.H8"/>
          </calcext:conditional-format>
          <calcext:conditional-format calcext:target-range-address="A4B4C4D4.J8:A4B4C4D4.K9">
            <calcext:condition calcext:apply-style-name="Heading" calcext:value="begins-with('a')" calcext:base-cell-address="A4B4C4D4.J8"/>
            <calcext:condition calcext:apply-style-name="Default" calcext:value="=0" calcext:base-cell-address="A4B4C4D4.J8"/>
          </calcext:conditional-format>
          <calcext:conditional-format calcext:target-range-address="A4B4C4D4.B10:A4B4C4D4.C11">
            <calcext:condition calcext:apply-style-name="Heading" calcext:value="begins-with('a')" calcext:base-cell-address="A4B4C4D4.B10"/>
            <calcext:condition calcext:apply-style-name="Default" calcext:value="=0" calcext:base-cell-address="A4B4C4D4.B10"/>
          </calcext:conditional-format>
          <calcext:conditional-format calcext:target-range-address="A4B4C4D4.D10:A4B4C4D4.E11">
            <calcext:condition calcext:apply-style-name="Heading" calcext:value="begins-with('a')" calcext:base-cell-address="A4B4C4D4.D10"/>
            <calcext:condition calcext:apply-style-name="Default" calcext:value="=0" calcext:base-cell-address="A4B4C4D4.D10"/>
          </calcext:conditional-format>
          <calcext:conditional-format calcext:target-range-address="A4B4C4D4.F10:A4B4C4D4.G11">
            <calcext:condition calcext:apply-style-name="Heading" calcext:value="begins-with('a')" calcext:base-cell-address="A4B4C4D4.F10"/>
            <calcext:condition calcext:apply-style-name="Default" calcext:value="=0" calcext:base-cell-address="A4B4C4D4.F10"/>
          </calcext:conditional-format>
          <calcext:conditional-format calcext:target-range-address="A4B4C4D4.H10:A4B4C4D4.I11">
            <calcext:condition calcext:apply-style-name="Heading" calcext:value="begins-with('a')" calcext:base-cell-address="A4B4C4D4.H10"/>
            <calcext:condition calcext:apply-style-name="Default" calcext:value="=0" calcext:base-cell-address="A4B4C4D4.H10"/>
          </calcext:conditional-format>
          <calcext:conditional-format calcext:target-range-address="A4B4C4D4.J10:A4B4C4D4.K11">
            <calcext:condition calcext:apply-style-name="Heading" calcext:value="begins-with('a')" calcext:base-cell-address="A4B4C4D4.J10"/>
            <calcext:condition calcext:apply-style-name="Default" calcext:value="=0" calcext:base-cell-address="A4B4C4D4.J10"/>
          </calcext:conditional-format>
        </calcext:conditional-formats>
      </table:table>
      <table:table table:name="A5B5C5D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902" office:value-type="string" calcext:value-type="string">
            <text:p>A1</text:p>
          </table:table-cell>
          <table:table-cell table:style-name="ce2912" office:value-type="string" calcext:value-type="string">
            <text:p>D5</text:p>
          </table:table-cell>
          <table:table-cell table:style-name="ce2922" office:value-type="string" calcext:value-type="string">
            <text:p>A2</text:p>
          </table:table-cell>
          <table:table-cell table:style-name="ce2932" office:value-type="string" calcext:value-type="string">
            <text:p>D4</text:p>
          </table:table-cell>
          <table:table-cell table:style-name="ce2942" office:value-type="string" calcext:value-type="string">
            <text:p>A3</text:p>
          </table:table-cell>
          <table:table-cell table:style-name="ce2952" office:value-type="string" calcext:value-type="string">
            <text:p>D3</text:p>
          </table:table-cell>
          <table:table-cell table:style-name="ce2962" office:value-type="string" calcext:value-type="string">
            <text:p>A4</text:p>
          </table:table-cell>
          <table:table-cell table:style-name="ce2972" office:value-type="string" calcext:value-type="string">
            <text:p>D2</text:p>
          </table:table-cell>
          <table:table-cell table:style-name="ce2982" office:value-type="string" calcext:value-type="string">
            <text:p>A5</text:p>
          </table:table-cell>
          <table:table-cell table:style-name="ce29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903" office:value-type="string" calcext:value-type="string">
            <text:p>B5</text:p>
          </table:table-cell>
          <table:table-cell table:style-name="ce2913"/>
          <table:table-cell table:style-name="ce2923"/>
          <table:table-cell table:style-name="ce2933"/>
          <table:table-cell table:style-name="ce2943"/>
          <table:table-cell table:style-name="ce2953"/>
          <table:table-cell table:style-name="ce2963"/>
          <table:table-cell table:style-name="ce2973"/>
          <table:table-cell table:style-name="ce2983"/>
          <table:table-cell table:style-name="ce2993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2904" office:value-type="string" calcext:value-type="string">
            <text:p>A2</text:p>
          </table:table-cell>
          <table:table-cell table:style-name="ce2914"/>
          <table:table-cell table:style-name="ce2924" office:value-type="string" calcext:value-type="string">
            <text:p>A3</text:p>
          </table:table-cell>
          <table:table-cell table:style-name="ce2934" office:value-type="string" calcext:value-type="string">
            <text:p>D5</text:p>
          </table:table-cell>
          <table:table-cell table:style-name="ce2944" office:value-type="string" calcext:value-type="string">
            <text:p>A4</text:p>
          </table:table-cell>
          <table:table-cell table:style-name="ce2954" office:value-type="string" calcext:value-type="string">
            <text:p>D4</text:p>
          </table:table-cell>
          <table:table-cell table:style-name="ce2964" office:value-type="string" calcext:value-type="string">
            <text:p>A5</text:p>
          </table:table-cell>
          <table:table-cell table:style-name="ce2974" office:value-type="string" calcext:value-type="string">
            <text:p>D3</text:p>
          </table:table-cell>
          <table:table-cell table:style-name="ce2984"/>
          <table:table-cell table:style-name="ce29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905" office:value-type="string" calcext:value-type="string">
            <text:p>B4</text:p>
          </table:table-cell>
          <table:table-cell table:style-name="ce2915"/>
          <table:table-cell table:style-name="ce2925" office:value-type="string" calcext:value-type="string">
            <text:p>B5</text:p>
          </table:table-cell>
          <table:table-cell table:style-name="ce2935"/>
          <table:table-cell table:style-name="ce2945"/>
          <table:table-cell table:style-name="ce2955"/>
          <table:table-cell table:style-name="ce2965"/>
          <table:table-cell table:style-name="ce2975" office:value-type="string" calcext:value-type="string">
            <text:p>C5</text:p>
          </table:table-cell>
          <table:table-cell table:style-name="ce2985"/>
          <table:table-cell table:style-name="ce29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2906" office:value-type="string" calcext:value-type="string">
            <text:p>A3</text:p>
          </table:table-cell>
          <table:table-cell table:style-name="ce2916"/>
          <table:table-cell table:style-name="ce2926" office:value-type="string" calcext:value-type="string">
            <text:p>A4</text:p>
          </table:table-cell>
          <table:table-cell table:style-name="ce2936"/>
          <table:table-cell table:style-name="ce2946" office:value-type="string" calcext:value-type="string">
            <text:p>A5</text:p>
          </table:table-cell>
          <table:table-cell table:style-name="ce2956" office:value-type="string" calcext:value-type="string">
            <text:p>D5</text:p>
          </table:table-cell>
          <table:table-cell table:style-name="ce2966"/>
          <table:table-cell table:style-name="ce2976" office:value-type="string" calcext:value-type="string">
            <text:p>D4</text:p>
          </table:table-cell>
          <table:table-cell table:style-name="ce2986"/>
          <table:table-cell table:style-name="ce29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907" office:value-type="string" calcext:value-type="string">
            <text:p>B3</text:p>
          </table:table-cell>
          <table:table-cell table:style-name="ce2917"/>
          <table:table-cell table:style-name="ce2927" office:value-type="string" calcext:value-type="string">
            <text:p>B4</text:p>
          </table:table-cell>
          <table:table-cell table:style-name="ce2937"/>
          <table:table-cell table:style-name="ce2947" office:value-type="string" calcext:value-type="string">
            <text:p>B5</text:p>
          </table:table-cell>
          <table:table-cell table:style-name="ce2957" office:value-type="string" calcext:value-type="string">
            <text:p>C5</text:p>
          </table:table-cell>
          <table:table-cell table:style-name="ce2967"/>
          <table:table-cell table:style-name="ce2977" office:value-type="string" calcext:value-type="string">
            <text:p>C4</text:p>
          </table:table-cell>
          <table:table-cell table:style-name="ce2987"/>
          <table:table-cell table:style-name="ce29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908" office:value-type="string" calcext:value-type="string">
            <text:p>A4</text:p>
          </table:table-cell>
          <table:table-cell table:style-name="ce2918"/>
          <table:table-cell table:style-name="ce2928" office:value-type="string" calcext:value-type="string">
            <text:p>A5</text:p>
          </table:table-cell>
          <table:table-cell table:style-name="ce2938"/>
          <table:table-cell table:style-name="ce2948"/>
          <table:table-cell table:style-name="ce2958"/>
          <table:table-cell table:style-name="ce2968"/>
          <table:table-cell table:style-name="ce2978" office:value-type="string" calcext:value-type="string">
            <text:p>D5</text:p>
          </table:table-cell>
          <table:table-cell table:style-name="ce2988"/>
          <table:table-cell table:style-name="ce29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909" office:value-type="string" calcext:value-type="string">
            <text:p>B2</text:p>
          </table:table-cell>
          <table:table-cell table:style-name="ce2919"/>
          <table:table-cell table:style-name="ce2929" office:value-type="string" calcext:value-type="string">
            <text:p>B3</text:p>
          </table:table-cell>
          <table:table-cell table:style-name="ce2939" office:value-type="string" calcext:value-type="string">
            <text:p>C5</text:p>
          </table:table-cell>
          <table:table-cell table:style-name="ce2949" office:value-type="string" calcext:value-type="string">
            <text:p>B4</text:p>
          </table:table-cell>
          <table:table-cell table:style-name="ce2959" office:value-type="string" calcext:value-type="string">
            <text:p>C4</text:p>
          </table:table-cell>
          <table:table-cell table:style-name="ce2969" office:value-type="string" calcext:value-type="string">
            <text:p>B5</text:p>
          </table:table-cell>
          <table:table-cell table:style-name="ce2979" office:value-type="string" calcext:value-type="string">
            <text:p>C3</text:p>
          </table:table-cell>
          <table:table-cell table:style-name="ce2989"/>
          <table:table-cell table:style-name="ce29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910" office:value-type="string" calcext:value-type="string">
            <text:p>A5</text:p>
          </table:table-cell>
          <table:table-cell table:style-name="ce2920"/>
          <table:table-cell table:style-name="ce2930"/>
          <table:table-cell table:style-name="ce2940"/>
          <table:table-cell table:style-name="ce2950"/>
          <table:table-cell table:style-name="ce2960"/>
          <table:table-cell table:style-name="ce2970"/>
          <table:table-cell table:style-name="ce2980"/>
          <table:table-cell table:style-name="ce2990"/>
          <table:table-cell table:style-name="ce3000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2911" office:value-type="string" calcext:value-type="string">
            <text:p>B1</text:p>
          </table:table-cell>
          <table:table-cell table:style-name="ce2921" office:value-type="string" calcext:value-type="string">
            <text:p>C5</text:p>
          </table:table-cell>
          <table:table-cell table:style-name="ce2931" office:value-type="string" calcext:value-type="string">
            <text:p>B2</text:p>
          </table:table-cell>
          <table:table-cell table:style-name="ce2941" office:value-type="string" calcext:value-type="string">
            <text:p>C4</text:p>
          </table:table-cell>
          <table:table-cell table:style-name="ce2951" office:value-type="string" calcext:value-type="string">
            <text:p>B3</text:p>
          </table:table-cell>
          <table:table-cell table:style-name="ce2961" office:value-type="string" calcext:value-type="string">
            <text:p>C3</text:p>
          </table:table-cell>
          <table:table-cell table:style-name="ce2971" office:value-type="string" calcext:value-type="string">
            <text:p>B4</text:p>
          </table:table-cell>
          <table:table-cell table:style-name="ce2981" office:value-type="string" calcext:value-type="string">
            <text:p>C2</text:p>
          </table:table-cell>
          <table:table-cell table:style-name="ce2991" office:value-type="string" calcext:value-type="string">
            <text:p>B5</text:p>
          </table:table-cell>
          <table:table-cell table:style-name="ce30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B5C5D5.B2:A5B5C5D5.C3">
            <calcext:condition calcext:apply-style-name="Heading" calcext:value="begins-with('a')" calcext:base-cell-address="A5B5C5D5.B2"/>
            <calcext:condition calcext:apply-style-name="Default" calcext:value="=0" calcext:base-cell-address="A5B5C5D5.B2"/>
          </calcext:conditional-format>
          <calcext:conditional-format calcext:target-range-address="A5B5C5D5.D2:A5B5C5D5.E3">
            <calcext:condition calcext:apply-style-name="Heading" calcext:value="begins-with('a')" calcext:base-cell-address="A5B5C5D5.D2"/>
            <calcext:condition calcext:apply-style-name="Default" calcext:value="=0" calcext:base-cell-address="A5B5C5D5.D2"/>
          </calcext:conditional-format>
          <calcext:conditional-format calcext:target-range-address="A5B5C5D5.F2:A5B5C5D5.G3">
            <calcext:condition calcext:apply-style-name="Heading" calcext:value="begins-with('a')" calcext:base-cell-address="A5B5C5D5.F2"/>
            <calcext:condition calcext:apply-style-name="Default" calcext:value="=0" calcext:base-cell-address="A5B5C5D5.F2"/>
          </calcext:conditional-format>
          <calcext:conditional-format calcext:target-range-address="A5B5C5D5.H2:A5B5C5D5.I3">
            <calcext:condition calcext:apply-style-name="Heading" calcext:value="begins-with('a')" calcext:base-cell-address="A5B5C5D5.H2"/>
            <calcext:condition calcext:apply-style-name="Default" calcext:value="=0" calcext:base-cell-address="A5B5C5D5.H2"/>
          </calcext:conditional-format>
          <calcext:conditional-format calcext:target-range-address="A5B5C5D5.J2:A5B5C5D5.K3">
            <calcext:condition calcext:apply-style-name="Heading" calcext:value="begins-with('a')" calcext:base-cell-address="A5B5C5D5.J2"/>
            <calcext:condition calcext:apply-style-name="Default" calcext:value="=0" calcext:base-cell-address="A5B5C5D5.J2"/>
          </calcext:conditional-format>
          <calcext:conditional-format calcext:target-range-address="A5B5C5D5.B4:A5B5C5D5.C5">
            <calcext:condition calcext:apply-style-name="Heading" calcext:value="begins-with('a')" calcext:base-cell-address="A5B5C5D5.B4"/>
            <calcext:condition calcext:apply-style-name="Default" calcext:value="=0" calcext:base-cell-address="A5B5C5D5.B4"/>
          </calcext:conditional-format>
          <calcext:conditional-format calcext:target-range-address="A5B5C5D5.D4:A5B5C5D5.E5">
            <calcext:condition calcext:apply-style-name="Heading" calcext:value="begins-with('a')" calcext:base-cell-address="A5B5C5D5.D4"/>
            <calcext:condition calcext:apply-style-name="Default" calcext:value="=0" calcext:base-cell-address="A5B5C5D5.D4"/>
          </calcext:conditional-format>
          <calcext:conditional-format calcext:target-range-address="A5B5C5D5.F4:A5B5C5D5.G5">
            <calcext:condition calcext:apply-style-name="Heading" calcext:value="begins-with('a')" calcext:base-cell-address="A5B5C5D5.F4"/>
            <calcext:condition calcext:apply-style-name="Default" calcext:value="=0" calcext:base-cell-address="A5B5C5D5.F4"/>
          </calcext:conditional-format>
          <calcext:conditional-format calcext:target-range-address="A5B5C5D5.H4:A5B5C5D5.I5">
            <calcext:condition calcext:apply-style-name="Heading" calcext:value="begins-with('a')" calcext:base-cell-address="A5B5C5D5.H4"/>
            <calcext:condition calcext:apply-style-name="Default" calcext:value="=0" calcext:base-cell-address="A5B5C5D5.H4"/>
          </calcext:conditional-format>
          <calcext:conditional-format calcext:target-range-address="A5B5C5D5.J4:A5B5C5D5.K5">
            <calcext:condition calcext:apply-style-name="Heading" calcext:value="begins-with('a')" calcext:base-cell-address="A5B5C5D5.J4"/>
            <calcext:condition calcext:apply-style-name="Default" calcext:value="=0" calcext:base-cell-address="A5B5C5D5.J4"/>
          </calcext:conditional-format>
          <calcext:conditional-format calcext:target-range-address="A5B5C5D5.B6:A5B5C5D5.C7">
            <calcext:condition calcext:apply-style-name="Heading" calcext:value="begins-with('a')" calcext:base-cell-address="A5B5C5D5.B6"/>
            <calcext:condition calcext:apply-style-name="Default" calcext:value="=0" calcext:base-cell-address="A5B5C5D5.B6"/>
          </calcext:conditional-format>
          <calcext:conditional-format calcext:target-range-address="A5B5C5D5.D6:A5B5C5D5.E7">
            <calcext:condition calcext:apply-style-name="Heading" calcext:value="begins-with('a')" calcext:base-cell-address="A5B5C5D5.D6"/>
            <calcext:condition calcext:apply-style-name="Default" calcext:value="=0" calcext:base-cell-address="A5B5C5D5.D6"/>
          </calcext:conditional-format>
          <calcext:conditional-format calcext:target-range-address="A5B5C5D5.F6:A5B5C5D5.G7">
            <calcext:condition calcext:apply-style-name="Heading" calcext:value="begins-with('a')" calcext:base-cell-address="A5B5C5D5.F6"/>
            <calcext:condition calcext:apply-style-name="Default" calcext:value="=0" calcext:base-cell-address="A5B5C5D5.F6"/>
          </calcext:conditional-format>
          <calcext:conditional-format calcext:target-range-address="A5B5C5D5.H6:A5B5C5D5.I7">
            <calcext:condition calcext:apply-style-name="Heading" calcext:value="begins-with('a')" calcext:base-cell-address="A5B5C5D5.H6"/>
            <calcext:condition calcext:apply-style-name="Default" calcext:value="=0" calcext:base-cell-address="A5B5C5D5.H6"/>
          </calcext:conditional-format>
          <calcext:conditional-format calcext:target-range-address="A5B5C5D5.J6:A5B5C5D5.K7">
            <calcext:condition calcext:apply-style-name="Heading" calcext:value="begins-with('a')" calcext:base-cell-address="A5B5C5D5.J6"/>
            <calcext:condition calcext:apply-style-name="Default" calcext:value="=0" calcext:base-cell-address="A5B5C5D5.J6"/>
          </calcext:conditional-format>
          <calcext:conditional-format calcext:target-range-address="A5B5C5D5.B8:A5B5C5D5.C9">
            <calcext:condition calcext:apply-style-name="Heading" calcext:value="begins-with('a')" calcext:base-cell-address="A5B5C5D5.B8"/>
            <calcext:condition calcext:apply-style-name="Default" calcext:value="=0" calcext:base-cell-address="A5B5C5D5.B8"/>
          </calcext:conditional-format>
          <calcext:conditional-format calcext:target-range-address="A5B5C5D5.D8:A5B5C5D5.E9">
            <calcext:condition calcext:apply-style-name="Heading" calcext:value="begins-with('a')" calcext:base-cell-address="A5B5C5D5.D8"/>
            <calcext:condition calcext:apply-style-name="Default" calcext:value="=0" calcext:base-cell-address="A5B5C5D5.D8"/>
          </calcext:conditional-format>
          <calcext:conditional-format calcext:target-range-address="A5B5C5D5.F8:A5B5C5D5.G9">
            <calcext:condition calcext:apply-style-name="Heading" calcext:value="begins-with('a')" calcext:base-cell-address="A5B5C5D5.F8"/>
            <calcext:condition calcext:apply-style-name="Default" calcext:value="=0" calcext:base-cell-address="A5B5C5D5.F8"/>
          </calcext:conditional-format>
          <calcext:conditional-format calcext:target-range-address="A5B5C5D5.H8:A5B5C5D5.I9">
            <calcext:condition calcext:apply-style-name="Heading" calcext:value="begins-with('a')" calcext:base-cell-address="A5B5C5D5.H8"/>
            <calcext:condition calcext:apply-style-name="Default" calcext:value="=0" calcext:base-cell-address="A5B5C5D5.H8"/>
          </calcext:conditional-format>
          <calcext:conditional-format calcext:target-range-address="A5B5C5D5.J8:A5B5C5D5.K9">
            <calcext:condition calcext:apply-style-name="Heading" calcext:value="begins-with('a')" calcext:base-cell-address="A5B5C5D5.J8"/>
            <calcext:condition calcext:apply-style-name="Default" calcext:value="=0" calcext:base-cell-address="A5B5C5D5.J8"/>
          </calcext:conditional-format>
          <calcext:conditional-format calcext:target-range-address="A5B5C5D5.B10:A5B5C5D5.C11">
            <calcext:condition calcext:apply-style-name="Heading" calcext:value="begins-with('a')" calcext:base-cell-address="A5B5C5D5.B10"/>
            <calcext:condition calcext:apply-style-name="Default" calcext:value="=0" calcext:base-cell-address="A5B5C5D5.B10"/>
          </calcext:conditional-format>
          <calcext:conditional-format calcext:target-range-address="A5B5C5D5.D10:A5B5C5D5.E11">
            <calcext:condition calcext:apply-style-name="Heading" calcext:value="begins-with('a')" calcext:base-cell-address="A5B5C5D5.D10"/>
            <calcext:condition calcext:apply-style-name="Default" calcext:value="=0" calcext:base-cell-address="A5B5C5D5.D10"/>
          </calcext:conditional-format>
          <calcext:conditional-format calcext:target-range-address="A5B5C5D5.F10:A5B5C5D5.G11">
            <calcext:condition calcext:apply-style-name="Heading" calcext:value="begins-with('a')" calcext:base-cell-address="A5B5C5D5.F10"/>
            <calcext:condition calcext:apply-style-name="Default" calcext:value="=0" calcext:base-cell-address="A5B5C5D5.F10"/>
          </calcext:conditional-format>
          <calcext:conditional-format calcext:target-range-address="A5B5C5D5.H10:A5B5C5D5.I11">
            <calcext:condition calcext:apply-style-name="Heading" calcext:value="begins-with('a')" calcext:base-cell-address="A5B5C5D5.H10"/>
            <calcext:condition calcext:apply-style-name="Default" calcext:value="=0" calcext:base-cell-address="A5B5C5D5.H10"/>
          </calcext:conditional-format>
          <calcext:conditional-format calcext:target-range-address="A5B5C5D5.J10:A5B5C5D5.K11">
            <calcext:condition calcext:apply-style-name="Heading" calcext:value="begins-with('a')" calcext:base-cell-address="A5B5C5D5.J10"/>
            <calcext:condition calcext:apply-style-name="Default" calcext:value="=0" calcext:base-cell-address="A5B5C5D5.J10"/>
          </calcext:conditional-format>
        </calcext:conditional-formats>
      </table:table>
      <table:table table:name="Feuille31" table:style-name="ta1">
        <table:table-column table:style-name="co1" table:number-columns-repeated="1024" table:default-cell-style-name="ce1"/>
        <table:table-row table:style-name="ro1">
          <table:table-cell table:number-columns-repeated="17"/>
          <table:table-cell office:value-type="string" calcext:value-type="string">
            <text:p>Utilisateu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/>
          <table:table-cell table:style-name="ce3002" office:value-type="string" calcext:value-type="string">
            <text:p>A1</text:p>
          </table:table-cell>
          <table:table-cell table:style-name="ce3012" office:value-type="string" calcext:value-type="string">
            <text:p>D5</text:p>
          </table:table-cell>
          <table:table-cell table:style-name="ce3022" office:value-type="string" calcext:value-type="string">
            <text:p>A2</text:p>
          </table:table-cell>
          <table:table-cell table:style-name="ce3032" office:value-type="string" calcext:value-type="string">
            <text:p>D4</text:p>
          </table:table-cell>
          <table:table-cell table:style-name="ce3042" office:value-type="string" calcext:value-type="string">
            <text:p>A3</text:p>
          </table:table-cell>
          <table:table-cell table:style-name="ce3052" office:value-type="string" calcext:value-type="string">
            <text:p>D3</text:p>
          </table:table-cell>
          <table:table-cell table:style-name="ce3062" office:value-type="string" calcext:value-type="string">
            <text:p>A4</text:p>
          </table:table-cell>
          <table:table-cell table:style-name="ce3072" office:value-type="string" calcext:value-type="string">
            <text:p>D2</text:p>
          </table:table-cell>
          <table:table-cell table:style-name="ce3082" office:value-type="string" calcext:value-type="string">
            <text:p>A5</text:p>
          </table:table-cell>
          <table:table-cell table:style-name="ce3092" office:value-type="string" calcext:value-type="string">
            <text:p>D1</text:p>
          </table:table-cell>
          <table:table-cell table:number-columns-repeated="6"/>
          <table:table-cell office:value-type="string" calcext:value-type="string">
            <text:p>Objet</text:p>
          </table:table-cell>
          <table:table-cell table:number-columns-repeated="2"/>
          <table:table-cell office:value-type="string" calcext:value-type="string">
            <text:p>Case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lsObj</text:p>
          </table:table-cell>
          <table:table-cell table:number-columns-repeated="997"/>
        </table:table-row>
        <table:table-row table:style-name="ro1">
          <table:table-cell/>
          <table:table-cell table:style-name="ce3003" office:value-type="string" calcext:value-type="string">
            <text:p>B5</text:p>
          </table:table-cell>
          <table:table-cell table:style-name="ce3013"/>
          <table:table-cell table:style-name="ce3023"/>
          <table:table-cell table:style-name="ce3033"/>
          <table:table-cell table:style-name="ce3043"/>
          <table:table-cell table:style-name="ce3053"/>
          <table:table-cell table:style-name="ce3063"/>
          <table:table-cell table:style-name="ce3073"/>
          <table:table-cell table:style-name="ce3083"/>
          <table:table-cell table:style-name="ce3093" office:value-type="string" calcext:value-type="string">
            <text:p>C5</text:p>
          </table:table-cell>
          <table:table-cell table:number-columns-repeated="3"/>
          <table:table-cell office:value-type="string" calcext:value-type="string">
            <text:p>Case</text:p>
          </table:table-cell>
          <table:table-cell office:value-type="string" calcext:value-type="string">
            <text:p>Temps</text:p>
          </table:table-cell>
          <table:table-cell table:number-columns-repeated="4"/>
          <table:table-cell office:value-type="string" calcext:value-type="string">
            <text:p>M1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i_Facade</text:p>
          </table:table-cell>
          <table:table-cell table:number-columns-repeated="997"/>
        </table:table-row>
        <table:table-row table:style-name="ro1">
          <table:table-cell/>
          <table:table-cell table:style-name="ce3004" office:value-type="string" calcext:value-type="string">
            <text:p>A2</text:p>
          </table:table-cell>
          <table:table-cell table:style-name="ce3014"/>
          <table:table-cell table:style-name="ce3024" office:value-type="string" calcext:value-type="string">
            <text:p>A3</text:p>
          </table:table-cell>
          <table:table-cell table:style-name="ce3034" office:value-type="string" calcext:value-type="string">
            <text:p>D5</text:p>
          </table:table-cell>
          <table:table-cell table:style-name="ce3044" office:value-type="string" calcext:value-type="string">
            <text:p>A4</text:p>
          </table:table-cell>
          <table:table-cell table:style-name="ce3054" office:value-type="string" calcext:value-type="string">
            <text:p>D4</text:p>
          </table:table-cell>
          <table:table-cell table:style-name="ce3064" office:value-type="string" calcext:value-type="string">
            <text:p>A5</text:p>
          </table:table-cell>
          <table:table-cell table:style-name="ce3074" office:value-type="string" calcext:value-type="string">
            <text:p>D3</text:p>
          </table:table-cell>
          <table:table-cell table:style-name="ce3084"/>
          <table:table-cell table:style-name="ce3094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M12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irie_Bordure</text:p>
          </table:table-cell>
          <table:table-cell table:number-columns-repeated="997"/>
        </table:table-row>
        <table:table-row table:style-name="ro1">
          <table:table-cell/>
          <table:table-cell table:style-name="ce3005" office:value-type="string" calcext:value-type="string">
            <text:p>B4</text:p>
          </table:table-cell>
          <table:table-cell table:style-name="ce3015"/>
          <table:table-cell table:style-name="ce3025" office:value-type="string" calcext:value-type="string">
            <text:p>B5</text:p>
          </table:table-cell>
          <table:table-cell table:style-name="ce3035"/>
          <table:table-cell table:style-name="ce3045"/>
          <table:table-cell table:style-name="ce3055"/>
          <table:table-cell table:style-name="ce3065"/>
          <table:table-cell table:style-name="ce3075" office:value-type="string" calcext:value-type="string">
            <text:p>C5</text:p>
          </table:table-cell>
          <table:table-cell table:style-name="ce3085"/>
          <table:table-cell table:style-name="ce3095" office:value-type="string" calcext:value-type="string">
            <text:p>C4</text:p>
          </table:table-cell>
          <table:table-cell table:number-columns-repeated="9"/>
          <table:table-cell office:value-type="string" calcext:value-type="string">
            <text:p>M1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oture_Mur</text:p>
          </table:table-cell>
          <table:table-cell table:number-columns-repeated="997"/>
        </table:table-row>
        <table:table-row table:style-name="ro1">
          <table:table-cell/>
          <table:table-cell table:style-name="ce3006" office:value-type="string" calcext:value-type="string">
            <text:p>A3</text:p>
          </table:table-cell>
          <table:table-cell table:style-name="ce3016"/>
          <table:table-cell table:style-name="ce3026" office:value-type="string" calcext:value-type="string">
            <text:p>A4</text:p>
          </table:table-cell>
          <table:table-cell table:style-name="ce3036"/>
          <table:table-cell table:style-name="ce3046" office:value-type="string" calcext:value-type="string">
            <text:p>A5</text:p>
          </table:table-cell>
          <table:table-cell table:style-name="ce3056" office:value-type="string" calcext:value-type="string">
            <text:p>D5</text:p>
          </table:table-cell>
          <table:table-cell table:style-name="ce3066"/>
          <table:table-cell table:style-name="ce3076" office:value-type="string" calcext:value-type="string">
            <text:p>D4</text:p>
          </table:table-cell>
          <table:table-cell table:style-name="ce3086"/>
          <table:table-cell table:style-name="ce3096" office:value-type="string" calcext:value-type="string">
            <text:p>D3</text:p>
          </table:table-cell>
          <table:table-cell table:number-columns-repeated="9"/>
          <table:table-cell office:value-type="string" calcext:value-type="string">
            <text:p>M14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getal_Arbre</text:p>
          </table:table-cell>
          <table:table-cell table:number-columns-repeated="997"/>
        </table:table-row>
        <table:table-row table:style-name="ro1">
          <table:table-cell/>
          <table:table-cell table:style-name="ce3007" office:value-type="string" calcext:value-type="string">
            <text:p>B3</text:p>
          </table:table-cell>
          <table:table-cell table:style-name="ce3017"/>
          <table:table-cell table:style-name="ce3027" office:value-type="string" calcext:value-type="string">
            <text:p>B4</text:p>
          </table:table-cell>
          <table:table-cell table:style-name="ce3037"/>
          <table:table-cell table:style-name="ce3047" office:value-type="string" calcext:value-type="string">
            <text:p>B5</text:p>
          </table:table-cell>
          <table:table-cell table:style-name="ce3057" office:value-type="string" calcext:value-type="string">
            <text:p>C5</text:p>
          </table:table-cell>
          <table:table-cell table:style-name="ce3067"/>
          <table:table-cell table:style-name="ce3077" office:value-type="string" calcext:value-type="string">
            <text:p>C4</text:p>
          </table:table-cell>
          <table:table-cell table:style-name="ce3087"/>
          <table:table-cell table:style-name="ce3097" office:value-type="string" calcext:value-type="string">
            <text:p>C3</text:p>
          </table:table-cell>
          <table:table-cell table:number-columns-repeated="9"/>
          <table:table-cell office:value-type="string" calcext:value-type="string">
            <text:p>M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getal_Haie</text:p>
          </table:table-cell>
          <table:table-cell table:number-columns-repeated="997"/>
        </table:table-row>
        <table:table-row table:style-name="ro1">
          <table:table-cell/>
          <table:table-cell table:style-name="ce3008" office:value-type="string" calcext:value-type="string">
            <text:p>A4</text:p>
          </table:table-cell>
          <table:table-cell table:style-name="ce3018"/>
          <table:table-cell table:style-name="ce3028" office:value-type="string" calcext:value-type="string">
            <text:p>A5</text:p>
          </table:table-cell>
          <table:table-cell table:style-name="ce3038"/>
          <table:table-cell table:style-name="ce3048"/>
          <table:table-cell table:style-name="ce3058"/>
          <table:table-cell table:style-name="ce3068"/>
          <table:table-cell table:style-name="ce3078" office:value-type="string" calcext:value-type="string">
            <text:p>D5</text:p>
          </table:table-cell>
          <table:table-cell table:style-name="ce3088"/>
          <table:table-cell table:style-name="ce3098" office:value-type="string" calcext:value-type="string">
            <text:p>D4</text:p>
          </table:table-cell>
          <table:table-cell table:number-columns-repeated="9"/>
          <table:table-cell office:value-type="string" calcext:value-type="string">
            <text:p>M21</text:p>
          </table:table-cell>
          <table:table-cell table:number-columns-repeated="5"/>
          <table:table-cell office:value-type="string" calcext:value-type="string">
            <text:p>Affleurant_Symbole</text:p>
          </table:table-cell>
          <table:table-cell table:number-columns-repeated="997"/>
        </table:table-row>
        <table:table-row table:style-name="ro1">
          <table:table-cell/>
          <table:table-cell table:style-name="ce3009" office:value-type="string" calcext:value-type="string">
            <text:p>B2</text:p>
          </table:table-cell>
          <table:table-cell table:style-name="ce3019"/>
          <table:table-cell table:style-name="ce3029" office:value-type="string" calcext:value-type="string">
            <text:p>B3</text:p>
          </table:table-cell>
          <table:table-cell table:style-name="ce3039" office:value-type="string" calcext:value-type="string">
            <text:p>C5</text:p>
          </table:table-cell>
          <table:table-cell table:style-name="ce3049" office:value-type="string" calcext:value-type="string">
            <text:p>B4</text:p>
          </table:table-cell>
          <table:table-cell table:style-name="ce3059" office:value-type="string" calcext:value-type="string">
            <text:p>C4</text:p>
          </table:table-cell>
          <table:table-cell table:style-name="ce3069" office:value-type="string" calcext:value-type="string">
            <text:p>B5</text:p>
          </table:table-cell>
          <table:table-cell table:style-name="ce3079" office:value-type="string" calcext:value-type="string">
            <text:p>C3</text:p>
          </table:table-cell>
          <table:table-cell table:style-name="ce3089"/>
          <table:table-cell table:style-name="ce3099" office:value-type="string" calcext:value-type="string">
            <text:p>C2</text:p>
          </table:table-cell>
          <table:table-cell table:number-columns-repeated="9"/>
          <table:table-cell office:value-type="string" calcext:value-type="string">
            <text:p>M22</text:p>
          </table:table-cell>
          <table:table-cell table:number-columns-repeated="5"/>
          <table:table-cell office:value-type="string" calcext:value-type="string">
            <text:p>Topographie_PointCanevas</text:p>
          </table:table-cell>
          <table:table-cell table:number-columns-repeated="997"/>
        </table:table-row>
        <table:table-row table:style-name="ro1">
          <table:table-cell/>
          <table:table-cell table:style-name="ce3010" office:value-type="string" calcext:value-type="string">
            <text:p>A5</text:p>
          </table:table-cell>
          <table:table-cell table:style-name="ce3020"/>
          <table:table-cell table:style-name="ce3030"/>
          <table:table-cell table:style-name="ce3040"/>
          <table:table-cell table:style-name="ce3050"/>
          <table:table-cell table:style-name="ce3060"/>
          <table:table-cell table:style-name="ce3070"/>
          <table:table-cell table:style-name="ce3080"/>
          <table:table-cell table:style-name="ce3090"/>
          <table:table-cell table:style-name="ce3100" office:value-type="string" calcext:value-type="string">
            <text:p>D5</text:p>
          </table:table-cell>
          <table:table-cell table:number-columns-repeated="9"/>
          <table:table-cell office:value-type="string" calcext:value-type="string">
            <text:p>M23</text:p>
          </table:table-cell>
          <table:table-cell table:number-columns-repeated="5"/>
          <table:table-cell office:value-type="string" calcext:value-type="string">
            <text:p>Emprise_Publication</text:p>
          </table:table-cell>
          <table:table-cell table:number-columns-repeated="997"/>
        </table:table-row>
        <table:table-row table:style-name="ro1">
          <table:table-cell/>
          <table:table-cell table:style-name="ce3011" office:value-type="string" calcext:value-type="string">
            <text:p>B1</text:p>
          </table:table-cell>
          <table:table-cell table:style-name="ce3021" office:value-type="string" calcext:value-type="string">
            <text:p>C5</text:p>
          </table:table-cell>
          <table:table-cell table:style-name="ce3031" office:value-type="string" calcext:value-type="string">
            <text:p>B2</text:p>
          </table:table-cell>
          <table:table-cell table:style-name="ce3041" office:value-type="string" calcext:value-type="string">
            <text:p>C4</text:p>
          </table:table-cell>
          <table:table-cell table:style-name="ce3051" office:value-type="string" calcext:value-type="string">
            <text:p>B3</text:p>
          </table:table-cell>
          <table:table-cell table:style-name="ce3061" office:value-type="string" calcext:value-type="string">
            <text:p>C3</text:p>
          </table:table-cell>
          <table:table-cell table:style-name="ce3071" office:value-type="string" calcext:value-type="string">
            <text:p>B4</text:p>
          </table:table-cell>
          <table:table-cell table:style-name="ce3081" office:value-type="string" calcext:value-type="string">
            <text:p>C2</text:p>
          </table:table-cell>
          <table:table-cell table:style-name="ce3091" office:value-type="string" calcext:value-type="string">
            <text:p>B5</text:p>
          </table:table-cell>
          <table:table-cell table:style-name="ce3101" office:value-type="string" calcext:value-type="string">
            <text:p>C1</text:p>
          </table:table-cell>
          <table:table-cell table:number-columns-repeated="9"/>
          <table:table-cell office:value-type="string" calcext:value-type="string">
            <text:p>M2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2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3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3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3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5</text:p>
          </table:table-cell>
          <table:table-cell table:number-columns-repeated="100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31.B2:Feuille31.C3">
            <calcext:condition calcext:apply-style-name="Heading" calcext:value="begins-with('A')" calcext:base-cell-address="Feuille31.B2"/>
            <calcext:condition calcext:apply-style-name="Default" calcext:value="=0" calcext:base-cell-address="Feuille31.B2"/>
          </calcext:conditional-format>
          <calcext:conditional-format calcext:target-range-address="Feuille31.D2:Feuille31.E3">
            <calcext:condition calcext:apply-style-name="Heading" calcext:value="begins-with('A')" calcext:base-cell-address="Feuille31.D2"/>
            <calcext:condition calcext:apply-style-name="Default" calcext:value="=0" calcext:base-cell-address="Feuille31.D2"/>
          </calcext:conditional-format>
          <calcext:conditional-format calcext:target-range-address="Feuille31.F2:Feuille31.G3">
            <calcext:condition calcext:apply-style-name="Heading" calcext:value="begins-with('A')" calcext:base-cell-address="Feuille31.F2"/>
            <calcext:condition calcext:apply-style-name="Default" calcext:value="=0" calcext:base-cell-address="Feuille31.F2"/>
          </calcext:conditional-format>
          <calcext:conditional-format calcext:target-range-address="Feuille31.H2:Feuille31.I3">
            <calcext:condition calcext:apply-style-name="Heading" calcext:value="begins-with('A')" calcext:base-cell-address="Feuille31.H2"/>
            <calcext:condition calcext:apply-style-name="Default" calcext:value="=0" calcext:base-cell-address="Feuille31.H2"/>
          </calcext:conditional-format>
          <calcext:conditional-format calcext:target-range-address="Feuille31.J2:Feuille31.K3">
            <calcext:condition calcext:apply-style-name="Heading" calcext:value="begins-with('A')" calcext:base-cell-address="Feuille31.J2"/>
            <calcext:condition calcext:apply-style-name="Default" calcext:value="=0" calcext:base-cell-address="Feuille31.J2"/>
          </calcext:conditional-format>
          <calcext:conditional-format calcext:target-range-address="Feuille31.B4:Feuille31.C5">
            <calcext:condition calcext:apply-style-name="Heading" calcext:value="begins-with('A')" calcext:base-cell-address="Feuille31.B4"/>
            <calcext:condition calcext:apply-style-name="Default" calcext:value="=0" calcext:base-cell-address="Feuille31.B4"/>
          </calcext:conditional-format>
          <calcext:conditional-format calcext:target-range-address="Feuille31.D4:Feuille31.E5">
            <calcext:condition calcext:apply-style-name="Heading" calcext:value="begins-with('A')" calcext:base-cell-address="Feuille31.D4"/>
            <calcext:condition calcext:apply-style-name="Default" calcext:value="=0" calcext:base-cell-address="Feuille31.D4"/>
          </calcext:conditional-format>
          <calcext:conditional-format calcext:target-range-address="Feuille31.F4:Feuille31.G5">
            <calcext:condition calcext:apply-style-name="Heading" calcext:value="begins-with('A')" calcext:base-cell-address="Feuille31.F4"/>
            <calcext:condition calcext:apply-style-name="Default" calcext:value="=0" calcext:base-cell-address="Feuille31.F4"/>
          </calcext:conditional-format>
          <calcext:conditional-format calcext:target-range-address="Feuille31.H4:Feuille31.I5">
            <calcext:condition calcext:apply-style-name="Heading" calcext:value="begins-with('A')" calcext:base-cell-address="Feuille31.H4"/>
            <calcext:condition calcext:apply-style-name="Default" calcext:value="=0" calcext:base-cell-address="Feuille31.H4"/>
          </calcext:conditional-format>
          <calcext:conditional-format calcext:target-range-address="Feuille31.J4:Feuille31.K5">
            <calcext:condition calcext:apply-style-name="Heading" calcext:value="begins-with('A')" calcext:base-cell-address="Feuille31.J4"/>
            <calcext:condition calcext:apply-style-name="Default" calcext:value="=0" calcext:base-cell-address="Feuille31.J4"/>
          </calcext:conditional-format>
          <calcext:conditional-format calcext:target-range-address="Feuille31.B6:Feuille31.C7">
            <calcext:condition calcext:apply-style-name="Heading" calcext:value="begins-with('A')" calcext:base-cell-address="Feuille31.B6"/>
            <calcext:condition calcext:apply-style-name="Default" calcext:value="=0" calcext:base-cell-address="Feuille31.B6"/>
          </calcext:conditional-format>
          <calcext:conditional-format calcext:target-range-address="Feuille31.D6:Feuille31.E7">
            <calcext:condition calcext:apply-style-name="Heading" calcext:value="begins-with('A')" calcext:base-cell-address="Feuille31.D6"/>
            <calcext:condition calcext:apply-style-name="Default" calcext:value="=0" calcext:base-cell-address="Feuille31.D6"/>
          </calcext:conditional-format>
          <calcext:conditional-format calcext:target-range-address="Feuille31.F6:Feuille31.G7">
            <calcext:condition calcext:apply-style-name="Heading" calcext:value="begins-with('A')" calcext:base-cell-address="Feuille31.F6"/>
            <calcext:condition calcext:apply-style-name="Default" calcext:value="=0" calcext:base-cell-address="Feuille31.F6"/>
          </calcext:conditional-format>
          <calcext:conditional-format calcext:target-range-address="Feuille31.H6:Feuille31.I7">
            <calcext:condition calcext:apply-style-name="Heading" calcext:value="begins-with('A')" calcext:base-cell-address="Feuille31.H6"/>
            <calcext:condition calcext:apply-style-name="Default" calcext:value="=0" calcext:base-cell-address="Feuille31.H6"/>
          </calcext:conditional-format>
          <calcext:conditional-format calcext:target-range-address="Feuille31.J6:Feuille31.K7">
            <calcext:condition calcext:apply-style-name="Heading" calcext:value="begins-with('A')" calcext:base-cell-address="Feuille31.J6"/>
            <calcext:condition calcext:apply-style-name="Default" calcext:value="=0" calcext:base-cell-address="Feuille31.J6"/>
          </calcext:conditional-format>
          <calcext:conditional-format calcext:target-range-address="Feuille31.B8:Feuille31.C9">
            <calcext:condition calcext:apply-style-name="Heading" calcext:value="begins-with('A')" calcext:base-cell-address="Feuille31.B8"/>
            <calcext:condition calcext:apply-style-name="Default" calcext:value="=0" calcext:base-cell-address="Feuille31.B8"/>
          </calcext:conditional-format>
          <calcext:conditional-format calcext:target-range-address="Feuille31.D8:Feuille31.E9">
            <calcext:condition calcext:apply-style-name="Heading" calcext:value="begins-with('A')" calcext:base-cell-address="Feuille31.D8"/>
            <calcext:condition calcext:apply-style-name="Default" calcext:value="=0" calcext:base-cell-address="Feuille31.D8"/>
          </calcext:conditional-format>
          <calcext:conditional-format calcext:target-range-address="Feuille31.F8:Feuille31.G9">
            <calcext:condition calcext:apply-style-name="Heading" calcext:value="begins-with('A')" calcext:base-cell-address="Feuille31.F8"/>
            <calcext:condition calcext:apply-style-name="Default" calcext:value="=0" calcext:base-cell-address="Feuille31.F8"/>
          </calcext:conditional-format>
          <calcext:conditional-format calcext:target-range-address="Feuille31.H8:Feuille31.I9">
            <calcext:condition calcext:apply-style-name="Heading" calcext:value="begins-with('A')" calcext:base-cell-address="Feuille31.H8"/>
            <calcext:condition calcext:apply-style-name="Default" calcext:value="=0" calcext:base-cell-address="Feuille31.H8"/>
          </calcext:conditional-format>
          <calcext:conditional-format calcext:target-range-address="Feuille31.J8:Feuille31.K9">
            <calcext:condition calcext:apply-style-name="Heading" calcext:value="begins-with('A')" calcext:base-cell-address="Feuille31.J8"/>
            <calcext:condition calcext:apply-style-name="Default" calcext:value="=0" calcext:base-cell-address="Feuille31.J8"/>
          </calcext:conditional-format>
          <calcext:conditional-format calcext:target-range-address="Feuille31.B10:Feuille31.C11">
            <calcext:condition calcext:apply-style-name="Heading" calcext:value="begins-with('A')" calcext:base-cell-address="Feuille31.B10"/>
            <calcext:condition calcext:apply-style-name="Default" calcext:value="=0" calcext:base-cell-address="Feuille31.B10"/>
          </calcext:conditional-format>
          <calcext:conditional-format calcext:target-range-address="Feuille31.D10:Feuille31.E11">
            <calcext:condition calcext:apply-style-name="Heading" calcext:value="begins-with('A')" calcext:base-cell-address="Feuille31.D10"/>
            <calcext:condition calcext:apply-style-name="Default" calcext:value="=0" calcext:base-cell-address="Feuille31.D10"/>
          </calcext:conditional-format>
          <calcext:conditional-format calcext:target-range-address="Feuille31.F10:Feuille31.G11">
            <calcext:condition calcext:apply-style-name="Heading" calcext:value="begins-with('A')" calcext:base-cell-address="Feuille31.F10"/>
            <calcext:condition calcext:apply-style-name="Default" calcext:value="=0" calcext:base-cell-address="Feuille31.F10"/>
          </calcext:conditional-format>
          <calcext:conditional-format calcext:target-range-address="Feuille31.H10:Feuille31.I11">
            <calcext:condition calcext:apply-style-name="Heading" calcext:value="begins-with('A')" calcext:base-cell-address="Feuille31.H10"/>
            <calcext:condition calcext:apply-style-name="Default" calcext:value="=0" calcext:base-cell-address="Feuille31.H10"/>
          </calcext:conditional-format>
          <calcext:conditional-format calcext:target-range-address="Feuille31.J10:Feuille31.K11">
            <calcext:condition calcext:apply-style-name="Heading" calcext:value="begins-with('A')" calcext:base-cell-address="Feuille31.J10"/>
            <calcext:condition calcext:apply-style-name="Default" calcext:value="=0" calcext:base-cell-address="Feuille31.J10"/>
          </calcext:conditional-format>
        </calcext:conditional-formats>
      </table:table>
      <table:table table:name="Feuille32" table:style-name="ta1">
        <table:shapes>
          <draw:line draw:z-index="0" draw:style-name="gr1" draw:text-style-name="P1" svg:x1="3.028cm" svg:y1="0.919cm" svg:x2="3.028cm" svg:y2="2.919cm">
            <text:p/>
          </draw:line>
          <draw:line draw:z-index="1" draw:style-name="gr2" draw:text-style-name="P1" svg:x1="6.028cm" svg:y1="1cm" svg:x2="6cm" svg:y2="3.027cm">
            <text:p/>
          </draw:line>
          <draw:line draw:z-index="2" draw:style-name="gr2" draw:text-style-name="P1" svg:x1="4.917cm" svg:y1="5.974cm" svg:x2="9.001cm" svg:y2="8.001cm">
            <text:p/>
          </draw:line>
          <draw:line draw:z-index="3" draw:style-name="gr2" draw:text-style-name="P1" svg:x1="6.945cm" svg:y1="3.946cm" svg:x2="10.946cm" svg:y2="5.947cm">
            <text:p/>
          </draw:line>
          <draw:line draw:z-index="4" draw:style-name="gr2" draw:text-style-name="P1" svg:x1="12.946cm" svg:y1="8.947cm" svg:x2="12.918cm" svg:y2="10.974cm">
            <text:p/>
          </draw:line>
          <draw:line draw:z-index="5" draw:style-name="gr2" draw:text-style-name="P1" svg:x1="9.946cm" svg:y1="8.974cm" svg:x2="9.946cm" svg:y2="11.001cm">
            <text:p/>
          </draw:line>
          <draw:line draw:z-index="6" draw:style-name="gr2" draw:text-style-name="P1" svg:x1="13.002cm" svg:y1="6.947cm" svg:x2="14.946cm" svg:y2="7.947cm">
            <text:p/>
          </draw:line>
          <draw:line draw:z-index="7" draw:style-name="gr2" draw:text-style-name="P1" svg:x1="13.002cm" svg:y1="8.974cm" svg:x2="14.974cm" svg:y2="9.974cm">
            <text:p/>
          </draw:line>
          <draw:line draw:z-index="8" draw:style-name="gr2" draw:text-style-name="P1" svg:x1="0.917cm" svg:y1="1.946cm" svg:x2="2.973cm" svg:y2="2.946cm">
            <text:p/>
          </draw:line>
          <draw:line draw:z-index="9" draw:style-name="gr2" draw:text-style-name="P1" svg:x1="0.945cm" svg:y1="4.028cm" svg:x2="3cm" svg:y2="4.974cm">
            <text:p/>
          </draw:line>
          <draw:line draw:z-index="10" draw:style-name="gr2" draw:text-style-name="P1" svg:x1="0.945cm" svg:y1="10.001cm" svg:x2="2.973cm" svg:y2="9.974cm">
            <text:p/>
          </draw:line>
          <draw:line draw:z-index="11" draw:style-name="gr2" draw:text-style-name="P1" svg:x1="1.001cm" svg:y1="7.947cm" svg:x2="2cm" svg:y2="7.001cm">
            <text:p/>
          </draw:line>
          <draw:line draw:z-index="12" draw:style-name="gr2" draw:text-style-name="P1" svg:x1="14.974cm" svg:y1="1.946cm" svg:x2="12.946cm" svg:y2="1.946cm">
            <text:p/>
          </draw:line>
          <draw:line draw:z-index="13" draw:style-name="gr2" draw:text-style-name="P1" svg:x1="14.947cm" svg:y1="3.892cm" svg:x2="13.946cm" svg:y2="4.947cm">
            <text:p/>
          </draw:line>
          <draw:line draw:z-index="14" draw:style-name="gr2" draw:text-style-name="P1" svg:x1="3cm" svg:y1="10.947cm" svg:x2="3cm" svg:y2="9.947cm">
            <text:p/>
          </draw:line>
          <draw:line draw:z-index="15" draw:style-name="gr2" draw:text-style-name="P1" svg:x1="6.001cm" svg:y1="11.001cm" svg:x2="6.001cm" svg:y2="9.947cm">
            <text:p/>
          </draw:line>
          <draw:line draw:z-index="16" draw:style-name="gr2" draw:text-style-name="P1" svg:x1="12.974cm" svg:y1="0.919cm" svg:x2="12.946cm" svg:y2="1.973cm">
            <text:p/>
          </draw:line>
          <draw:line draw:z-index="17" draw:style-name="gr2" draw:text-style-name="P1" svg:x1="10.001cm" svg:y1="1cm" svg:x2="10.001cm" svg:y2="2.027cm">
            <text:p/>
          </draw:line>
          <draw:line draw:z-index="18" draw:style-name="gr2" draw:text-style-name="P1" svg:x1="12.002cm" svg:y1="4.001cm" svg:x2="11.001cm" svg:y2="5.866cm">
            <text:p/>
          </draw:line>
          <draw:line draw:z-index="19" draw:style-name="gr2" draw:text-style-name="P1" svg:x1="13.974cm" svg:y1="4.947cm" svg:x2="12.974cm" svg:y2="6.974cm">
            <text:p/>
          </draw:line>
          <draw:line draw:z-index="20" draw:style-name="gr2" draw:text-style-name="P1" svg:x1="1.889cm" svg:y1="7.082cm" svg:x2="2.973cm" svg:y2="5.001cm">
            <text:p/>
          </draw:line>
          <draw:line draw:z-index="21" draw:style-name="gr2" draw:text-style-name="P1" svg:x1="5.028cm" svg:y1="5.974cm" svg:x2="4.001cm" svg:y2="7.947cm">
            <text:p/>
          </draw:line>
          <draw:line draw:z-index="22" draw:style-name="gr2" draw:text-style-name="P1" svg:x1="10.029cm" svg:y1="1.973cm" svg:x2="11.946cm" svg:y2="4.001cm">
            <text:p/>
          </draw:line>
          <draw:line draw:z-index="23" draw:style-name="gr2" draw:text-style-name="P1" svg:x1="4.028cm" svg:y1="8.028cm" svg:x2="5.945cm" svg:y2="10.001cm">
            <text:p/>
          </draw:line>
          <draw:line draw:z-index="24" draw:style-name="gr2" draw:text-style-name="P1" svg:x1="9.029cm" svg:y1="8.028cm" svg:x2="9.946cm" svg:y2="9.055cm">
            <text:p/>
          </draw:line>
          <draw:line draw:z-index="25" draw:style-name="gr2" draw:text-style-name="P1" svg:x1="6.029cm" svg:y1="3cm" svg:x2="6.945cm" svg:y2="3.974cm">
            <text:p/>
          </draw:line>
          <draw:line draw:z-index="26" draw:style-name="gr3" draw:text-style-name="P1" svg:x1="10.001cm" svg:y1="4.974cm" svg:x2="7.918cm" svg:y2="3.974cm">
            <text:p/>
          </draw:line>
          <draw:line draw:z-index="27" draw:style-name="gr3" draw:text-style-name="P1" svg:x1="6.001cm" svg:y1="6.974cm" svg:x2="8.029cm" svg:y2="8.001cm">
            <text:p/>
          </draw:line>
          <draw:line draw:z-index="28" draw:style-name="gr3" draw:text-style-name="P1" svg:x1="5.973cm" svg:y1="7.001cm" svg:x2="5.001cm" svg:y2="8.92cm">
            <text:p/>
          </draw:line>
          <draw:line draw:z-index="29" draw:style-name="gr3" draw:text-style-name="P1" svg:x1="6.945cm" svg:y1="9.974cm" svg:x2="5.001cm" svg:y2="8.92cm">
            <text:p/>
          </draw:line>
          <draw:line draw:z-index="30" draw:style-name="gr3" draw:text-style-name="P1" svg:x1="8.001cm" svg:y1="7.974cm" svg:x2="8.946cm" svg:y2="8.947cm">
            <text:p/>
          </draw:line>
          <draw:line draw:z-index="31" draw:style-name="gr3" draw:text-style-name="P1" svg:x1="9.001cm" svg:y1="10.947cm" svg:x2="8.973cm" svg:y2="8.947cm">
            <text:p/>
          </draw:line>
          <draw:line draw:z-index="32" draw:style-name="gr3" draw:text-style-name="P1" svg:x1="6.945cm" svg:y1="10.974cm" svg:x2="6.945cm" svg:y2="9.974cm">
            <text:p/>
          </draw:line>
          <draw:line draw:z-index="33" draw:style-name="gr3" draw:text-style-name="P1" svg:x1="9.973cm" svg:y1="4.92cm" svg:x2="10.946cm" svg:y2="3cm">
            <text:p/>
          </draw:line>
          <draw:line draw:z-index="34" draw:style-name="gr3" draw:text-style-name="P1" svg:x1="6.973cm" svg:y1="3cm" svg:x2="7.945cm" svg:y2="4.001cm">
            <text:p/>
          </draw:line>
          <draw:line draw:z-index="35" draw:style-name="gr3" draw:text-style-name="P1" svg:x1="6.973cm" svg:y1="0.973cm" svg:x2="6.945cm" svg:y2="2.973cm">
            <text:p/>
          </draw:line>
          <draw:line draw:z-index="36" draw:style-name="gr3" draw:text-style-name="P1" svg:x1="9.001cm" svg:y1="1cm" svg:x2="9.001cm" svg:y2="2cm">
            <text:p/>
          </draw:line>
          <draw:line draw:z-index="37" draw:style-name="gr3" draw:text-style-name="P1" svg:x1="10.835cm" svg:y1="3cm" svg:x2="8.973cm" svg:y2="2cm">
            <text:p/>
          </draw:line>
          <draw:line draw:z-index="38" draw:style-name="gr4" draw:text-style-name="P1" svg:x1="6.445cm" svg:y1="0.973cm" svg:x2="6.417cm" svg:y2="2.973cm">
            <text:p/>
          </draw:line>
          <draw:line draw:z-index="39" draw:style-name="gr4" draw:text-style-name="P1" svg:x1="9.585cm" svg:y1="2.217cm" svg:x2="9.585cm" svg:y2="0.973cm">
            <text:p/>
          </draw:line>
          <draw:line draw:z-index="40" draw:style-name="gr4" draw:text-style-name="P1" svg:x1="6.445cm" svg:y1="9.65cm" svg:x2="6.417cm" svg:y2="11.001cm">
            <text:p/>
          </draw:line>
          <draw:line draw:z-index="41" draw:style-name="gr4" draw:text-style-name="P1" svg:x1="9.473cm" svg:y1="10.974cm" svg:x2="9.418cm" svg:y2="9.001cm">
            <text:p/>
          </draw:line>
          <draw:line draw:z-index="42" draw:style-name="gr4" draw:text-style-name="P1" svg:x1="9.001cm" svg:y1="8.92cm" svg:x2="9.446cm" svg:y2="8.947cm">
            <text:p/>
          </draw:line>
          <draw:line draw:z-index="43" draw:style-name="gr4" draw:text-style-name="P1" svg:x1="6.473cm" svg:y1="2.946cm" svg:x2="6.973cm" svg:y2="2.946cm">
            <text:p/>
          </draw:line>
          <draw:line draw:z-index="44" draw:style-name="gr4" draw:text-style-name="P1" svg:x1="0.972cm" svg:y1="10.542cm" svg:x2="2.473cm" svg:y2="10.542cm">
            <text:p/>
          </draw:line>
          <draw:line draw:z-index="45" draw:style-name="gr4" draw:text-style-name="P1" svg:x1="13.529cm" svg:y1="10.434cm" svg:x2="15.002cm" svg:y2="10.434cm">
            <text:p/>
          </draw:line>
          <draw:line draw:z-index="46" draw:style-name="gr4" draw:text-style-name="P1" svg:x1="13.529cm" svg:y1="1.379cm" svg:x2="14.946cm" svg:y2="1.406cm">
            <text:p/>
          </draw:line>
          <draw:line draw:z-index="47" draw:style-name="gr4" draw:text-style-name="P1" svg:x1="1.028cm" svg:y1="1.487cm" svg:x2="2.445cm" svg:y2="1.514cm">
            <text:p/>
          </draw:line>
          <draw:line draw:z-index="48" draw:style-name="gr4" draw:text-style-name="P1" svg:x1="2.417cm" svg:y1="10.623cm" svg:x2="2.389cm" svg:y2="10.974cm">
            <text:p/>
          </draw:line>
          <draw:line draw:z-index="49" draw:style-name="gr4" draw:text-style-name="P1" svg:x1="2.361cm" svg:y1="1.46cm" svg:x2="2.389cm" svg:y2="0.919cm">
            <text:p/>
          </draw:line>
          <draw:line draw:z-index="50" draw:style-name="gr4" draw:text-style-name="P1" svg:x1="13.557cm" svg:y1="1.297cm" svg:x2="13.585cm" svg:y2="0.892cm">
            <text:p/>
          </draw:line>
          <draw:line draw:z-index="51" draw:style-name="gr4" draw:text-style-name="P1" svg:x1="13.474cm" svg:y1="10.407cm" svg:x2="13.502cm" svg:y2="10.947cm">
            <text:p/>
          </draw:line>
          <draw:line draw:z-index="52" draw:style-name="gr4" draw:text-style-name="P1" svg:x1="14.641cm" svg:y1="5.028cm" svg:x2="14.002cm" svg:y2="6.379cm">
            <text:p/>
          </draw:line>
          <draw:line draw:z-index="53" draw:style-name="gr4" draw:text-style-name="P1" svg:x1="1.417cm" svg:y1="6.947cm" svg:x2="2.084cm" svg:y2="5.487cm">
            <text:p/>
          </draw:line>
          <draw:line draw:z-index="54" draw:style-name="gr4" draw:text-style-name="P1" svg:x1="0.945cm" svg:y1="4.974cm" svg:x2="2.084cm" svg:y2="5.487cm">
            <text:p/>
          </draw:line>
          <draw:line draw:z-index="55" draw:style-name="gr4" draw:text-style-name="P1" svg:x1="1.334cm" svg:y1="7.001cm" svg:x2="0.945cm" svg:y2="7.001cm">
            <text:p/>
          </draw:line>
          <draw:line draw:z-index="56" draw:style-name="gr4" draw:text-style-name="P1" svg:x1="14.057cm" svg:y1="6.46cm" svg:x2="15.002cm" svg:y2="7.028cm">
            <text:p/>
          </draw:line>
          <draw:line draw:z-index="57" draw:style-name="gr4" draw:text-style-name="P1" svg:x1="14.641cm" svg:y1="4.974cm" svg:x2="15.03cm" svg:y2="4.974cm">
            <text:p/>
          </draw:line>
          <draw:ellipse draw:z-index="58" draw:style-name="gr5" draw:text-style-name="P1" svg:width="0.25cm" svg:height="0.325cm" svg:x="2.945cm" svg:y="8.352cm">
            <text:p/>
          </draw:ellipse>
          <draw:ellipse draw:z-index="59" draw:style-name="gr5" draw:text-style-name="P1" svg:width="0.195cm" svg:height="0.189cm" draw:transform="rotate (-3.14159265358979) translate (13.113cm 3.676cm)">
            <text:p/>
          </draw:ellipse>
          <draw:ellipse draw:z-index="60" draw:style-name="gr5" draw:text-style-name="P1" svg:width="0.111cm" svg:height="0.081cm" svg:x="12.002cm" svg:y="7.974cm">
            <text:p/>
          </draw:ellipse>
          <draw:ellipse draw:z-index="61" draw:style-name="gr5" draw:text-style-name="P1" svg:width="0.056cm" svg:height="0.109cm" svg:x="4.028cm" svg:y="3.946cm">
            <text:p/>
          </draw:ellipse>
          <draw:ellipse draw:z-index="62" draw:style-name="gr6" draw:text-style-name="P1" svg:width="0.111cm" svg:height="0.108cm" svg:x="2.306cm" svg:y="1.919cm">
            <text:p/>
          </draw:ellipse>
          <draw:ellipse draw:z-index="63" draw:style-name="gr6" draw:text-style-name="P1" svg:width="0.194cm" svg:height="0.162cm" svg:x="13.391cm" svg:y="9.866cm">
            <text:p/>
          </draw:ellipse>
          <draw:ellipse draw:z-index="64" draw:style-name="gr6" draw:text-style-name="P1" svg:width="0.222cm" svg:height="0.216cm" svg:x="4.556cm" svg:y="7.758cm">
            <text:p/>
          </draw:ellipse>
          <draw:ellipse draw:z-index="65" draw:style-name="gr6" draw:text-style-name="P1" svg:width="0.389cm" svg:height="0.271cm" draw:transform="rotate (-3.14159265358979) translate (11.585cm 4.163cm)">
            <text:p/>
          </draw:ellipse>
          <draw:line draw:z-index="66" draw:style-name="gr6" draw:text-style-name="P1" svg:x1="14.891cm" svg:y1="7.487cm" svg:x2="13.891cm" svg:y2="6.947cm">
            <text:p/>
          </draw:line>
          <draw:line draw:z-index="67" draw:style-name="gr6" draw:text-style-name="P1" svg:x1="1cm" svg:y1="4.514cm" svg:x2="2.028cm" svg:y2="5.001cm">
            <text:p/>
          </draw:line>
          <draw:line draw:z-index="68" draw:style-name="gr6" draw:text-style-name="P1" svg:x1="5.001cm" svg:y1="7.001cm" svg:x2="6.001cm" svg:y2="7.028cm">
            <text:p/>
          </draw:line>
          <draw:line draw:z-index="69" draw:style-name="gr6" draw:text-style-name="P1" svg:x1="10.029cm" svg:y1="4.947cm" svg:x2="11.001cm" svg:y2="4.92cm">
            <text:p/>
          </draw:line>
          <draw:line draw:z-index="70" draw:style-name="gr6" draw:text-style-name="P1" svg:x1="5.001cm" svg:y1="7.001cm" svg:x2="5.001cm" svg:y2="8.812cm">
            <text:p/>
          </draw:line>
          <draw:line draw:z-index="71" draw:style-name="gr6" draw:text-style-name="P1" svg:x1="11.001cm" svg:y1="3.217cm" svg:x2="10.918cm" svg:y2="5.001cm">
            <text:p/>
          </draw:line>
          <draw:ellipse draw:z-index="72" draw:style-name="gr7" draw:text-style-name="P1" svg:width="0.125cm" svg:height="0.061cm" svg:x="2.938cm" svg:y="2.909cm">
            <text:p/>
          </draw:ellipse>
          <draw:ellipse draw:z-index="73" draw:style-name="gr7" draw:text-style-name="P1" svg:width="0.25cm" svg:height="0.151cm" svg:x="12.815cm" svg:y="8.88cm">
            <text:p/>
          </draw:ellipse>
          <draw:ellipse draw:z-index="74" draw:style-name="gr7" draw:text-style-name="P1" svg:width="0.219cm" svg:height="0.243cm" svg:x="11.94cm" svg:y="3.879cm">
            <text:p/>
          </draw:ellipse>
          <draw:ellipse draw:z-index="75" draw:style-name="gr7" draw:text-style-name="P1" svg:width="0.25cm" svg:height="0.091cm" svg:x="3.97cm" svg:y="7.91cm">
            <text:p/>
          </draw:ellips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102"/>
          <table:table-cell table:style-name="ce3112"/>
          <table:table-cell table:style-name="ce3122"/>
          <table:table-cell table:style-name="ce3132"/>
          <table:table-cell table:style-name="ce3142"/>
          <table:table-cell table:style-name="ce3152"/>
          <table:table-cell table:style-name="ce3162"/>
          <table:table-cell table:style-name="ce3172"/>
          <table:table-cell table:style-name="ce3182"/>
          <table:table-cell table:style-name="ce3192"/>
          <table:table-cell table:style-name="ce3202"/>
          <table:table-cell table:style-name="ce3212"/>
          <table:table-cell table:style-name="ce3222"/>
          <table:table-cell table:style-name="ce3232"/>
          <table:table-cell table:number-columns-repeated="1009"/>
        </table:table-row>
        <table:table-row table:style-name="ro1">
          <table:table-cell/>
          <table:table-cell table:style-name="ce3103"/>
          <table:table-cell table:style-name="ce3113"/>
          <table:table-cell table:style-name="ce3123"/>
          <table:table-cell table:style-name="ce3133"/>
          <table:table-cell table:style-name="ce3143"/>
          <table:table-cell table:style-name="ce3153"/>
          <table:table-cell table:style-name="ce3163"/>
          <table:table-cell table:style-name="ce3173"/>
          <table:table-cell table:style-name="ce3183"/>
          <table:table-cell table:style-name="ce3193"/>
          <table:table-cell table:style-name="ce3203"/>
          <table:table-cell table:style-name="ce3213"/>
          <table:table-cell table:style-name="ce3223"/>
          <table:table-cell table:style-name="ce3233"/>
          <table:table-cell table:number-columns-repeated="2"/>
          <table:table-cell office:value-type="string" calcext:value-type="string">
            <text:p>Facade</text:p>
          </table:table-cell>
          <table:table-cell table:number-columns-repeated="2"/>
          <table:table-cell office:value-type="string" calcext:value-type="string">
            <text:p>Facade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/>
          <table:table-cell table:style-name="ce3104"/>
          <table:table-cell table:style-name="ce3114"/>
          <table:table-cell table:style-name="ce3124"/>
          <table:table-cell table:style-name="ce3134"/>
          <table:table-cell table:style-name="ce3144"/>
          <table:table-cell table:style-name="ce3154"/>
          <table:table-cell table:style-name="ce3164"/>
          <table:table-cell table:style-name="ce3174"/>
          <table:table-cell table:style-name="ce3184"/>
          <table:table-cell table:style-name="ce3194"/>
          <table:table-cell table:style-name="ce3204"/>
          <table:table-cell table:style-name="ce3214"/>
          <table:table-cell table:style-name="ce3224"/>
          <table:table-cell table:style-name="ce3234"/>
          <table:table-cell table:number-columns-repeated="5"/>
          <table:table-cell office:value-type="string" calcext:value-type="string">
            <text:p>Facade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/>
          <table:table-cell table:style-name="ce3105"/>
          <table:table-cell table:style-name="ce3115"/>
          <table:table-cell table:style-name="ce3125"/>
          <table:table-cell table:style-name="ce3135"/>
          <table:table-cell table:style-name="ce3145"/>
          <table:table-cell table:style-name="ce3155"/>
          <table:table-cell table:style-name="ce3165"/>
          <table:table-cell table:style-name="ce3175"/>
          <table:table-cell table:style-name="ce3185"/>
          <table:table-cell table:style-name="ce3195"/>
          <table:table-cell table:style-name="ce3205"/>
          <table:table-cell table:style-name="ce3215"/>
          <table:table-cell table:style-name="ce3225"/>
          <table:table-cell table:style-name="ce3235"/>
          <table:table-cell table:number-columns-repeated="1009"/>
        </table:table-row>
        <table:table-row table:style-name="ro1">
          <table:table-cell/>
          <table:table-cell table:style-name="ce3106"/>
          <table:table-cell table:style-name="ce3116"/>
          <table:table-cell table:style-name="ce3126"/>
          <table:table-cell table:style-name="ce3136"/>
          <table:table-cell table:style-name="ce3146"/>
          <table:table-cell table:style-name="ce3156"/>
          <table:table-cell table:style-name="ce3166"/>
          <table:table-cell table:style-name="ce3176"/>
          <table:table-cell table:style-name="ce3186"/>
          <table:table-cell table:style-name="ce3196"/>
          <table:table-cell table:style-name="ce3206"/>
          <table:table-cell table:style-name="ce3216"/>
          <table:table-cell table:style-name="ce3226"/>
          <table:table-cell table:style-name="ce3236"/>
          <table:table-cell table:number-columns-repeated="2"/>
          <table:table-cell office:value-type="string" calcext:value-type="string">
            <text:p>Bordure</text:p>
          </table:table-cell>
          <table:table-cell table:number-columns-repeated="2"/>
          <table:table-cell office:value-type="string" calcext:value-type="string">
            <text:p>Bordure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1">
          <table:table-cell/>
          <table:table-cell table:style-name="ce3107"/>
          <table:table-cell table:style-name="ce3117"/>
          <table:table-cell table:style-name="ce3127"/>
          <table:table-cell table:style-name="ce3137"/>
          <table:table-cell table:style-name="ce3147"/>
          <table:table-cell table:style-name="ce3157"/>
          <table:table-cell table:style-name="ce3167"/>
          <table:table-cell table:style-name="ce3177"/>
          <table:table-cell table:style-name="ce3187"/>
          <table:table-cell table:style-name="ce3197"/>
          <table:table-cell table:style-name="ce3207"/>
          <table:table-cell table:style-name="ce3217"/>
          <table:table-cell table:style-name="ce3227"/>
          <table:table-cell table:style-name="ce3237"/>
          <table:table-cell table:number-columns-repeated="5"/>
          <table:table-cell office:value-type="string" calcext:value-type="string">
            <text:p>Bordure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94"/>
        </table:table-row>
        <table:table-row table:style-name="ro1">
          <table:table-cell/>
          <table:table-cell table:style-name="ce3108"/>
          <table:table-cell table:style-name="ce3118"/>
          <table:table-cell table:style-name="ce3128"/>
          <table:table-cell table:style-name="ce3138"/>
          <table:table-cell table:style-name="ce3148"/>
          <table:table-cell table:style-name="ce3158"/>
          <table:table-cell table:style-name="ce3168"/>
          <table:table-cell table:style-name="ce3178"/>
          <table:table-cell table:style-name="ce3188"/>
          <table:table-cell table:style-name="ce3198"/>
          <table:table-cell table:style-name="ce3208"/>
          <table:table-cell table:style-name="ce3218"/>
          <table:table-cell table:style-name="ce3228"/>
          <table:table-cell table:style-name="ce3238"/>
          <table:table-cell table:number-columns-repeated="5"/>
          <table:table-cell office:value-type="string" calcext:value-type="string">
            <text:p>Bordure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1">
          <table:table-cell/>
          <table:table-cell table:style-name="ce3109"/>
          <table:table-cell table:style-name="ce3119"/>
          <table:table-cell table:style-name="ce3129"/>
          <table:table-cell table:style-name="ce3139"/>
          <table:table-cell table:style-name="ce3149"/>
          <table:table-cell table:style-name="ce3159"/>
          <table:table-cell table:style-name="ce3169"/>
          <table:table-cell table:style-name="ce3179"/>
          <table:table-cell table:style-name="ce3189"/>
          <table:table-cell table:style-name="ce3199"/>
          <table:table-cell table:style-name="ce3209"/>
          <table:table-cell table:style-name="ce3219"/>
          <table:table-cell table:style-name="ce3229"/>
          <table:table-cell table:style-name="ce3239"/>
          <table:table-cell table:number-columns-repeated="5"/>
          <table:table-cell office:value-type="string" calcext:value-type="string">
            <text:p>Bordure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/>
          <table:table-cell table:style-name="ce3110"/>
          <table:table-cell table:style-name="ce3120"/>
          <table:table-cell table:style-name="ce3130"/>
          <table:table-cell table:style-name="ce3140"/>
          <table:table-cell table:style-name="ce3150"/>
          <table:table-cell table:style-name="ce3160"/>
          <table:table-cell table:style-name="ce3170"/>
          <table:table-cell table:style-name="ce3180"/>
          <table:table-cell table:style-name="ce3190"/>
          <table:table-cell table:style-name="ce3200"/>
          <table:table-cell table:style-name="ce3210"/>
          <table:table-cell table:style-name="ce3220"/>
          <table:table-cell table:style-name="ce3230"/>
          <table:table-cell table:style-name="ce3240"/>
          <table:table-cell table:number-columns-repeated="5"/>
          <table:table-cell office:value-type="string" calcext:value-type="string">
            <text:p>Bordure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1">
          <table:table-cell/>
          <table:table-cell table:style-name="ce3111"/>
          <table:table-cell table:style-name="ce3121"/>
          <table:table-cell table:style-name="ce3131"/>
          <table:table-cell table:style-name="ce3141"/>
          <table:table-cell table:style-name="ce3151"/>
          <table:table-cell table:style-name="ce3161"/>
          <table:table-cell table:style-name="ce3171"/>
          <table:table-cell table:style-name="ce3181"/>
          <table:table-cell table:style-name="ce3191"/>
          <table:table-cell table:style-name="ce3201"/>
          <table:table-cell table:style-name="ce3211"/>
          <table:table-cell table:style-name="ce3221"/>
          <table:table-cell table:style-name="ce3231"/>
          <table:table-cell table:style-name="ce3241"/>
          <table:table-cell table:number-columns-repeated="5"/>
          <table:table-cell office:value-type="string" calcext:value-type="string">
            <text:p>Bordure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Bordure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Bordure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Mur</text:p>
          </table:table-cell>
          <table:table-cell table:number-columns-repeated="2"/>
          <table:table-cell office:value-type="string" calcext:value-type="string">
            <text:p>Mur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Mur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Mur0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Mur0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Arbre</text:p>
          </table:table-cell>
          <table:table-cell table:number-columns-repeated="2"/>
          <table:table-cell office:value-type="string" calcext:value-type="string">
            <text:p>Arbre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Arbre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Arbre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Arbre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Haie</text:p>
          </table:table-cell>
          <table:table-cell table:number-columns-repeated="2"/>
          <table:table-cell office:value-type="string" calcext:value-type="string">
            <text:p>Haie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Haie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Haie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Haie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AffleurantSymbole</text:p>
          </table:table-cell>
          <table:table-cell table:number-columns-repeated="2"/>
          <table:table-cell office:value-type="string" calcext:value-type="string">
            <text:p>AffleurantSymbole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AffleurantSymbole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AffleurantSymbole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AffleurantSymbole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PointCanevas</text:p>
          </table:table-cell>
          <table:table-cell table:number-columns-repeated="2"/>
          <table:table-cell office:value-type="string" calcext:value-type="string">
            <text:p>PointCanevas1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PointCanevas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PointCanevas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PointCanevas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Emprise</text:p>
          </table:table-cell>
          <table:table-cell table:number-columns-repeated="2"/>
          <table:table-cell office:value-type="string" calcext:value-type="string">
            <text:p>Empris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32.B2:Feuille32.C3">
            <calcext:condition calcext:apply-style-name="Heading" calcext:value="begins-with('a')" calcext:base-cell-address="Feuille32.B2"/>
            <calcext:condition calcext:apply-style-name="Default" calcext:value="=0" calcext:base-cell-address="Feuille32.B2"/>
          </calcext:conditional-format>
          <calcext:conditional-format calcext:target-range-address="Feuille32.D2:Feuille32.E3">
            <calcext:condition calcext:apply-style-name="Heading" calcext:value="begins-with('a')" calcext:base-cell-address="Feuille32.D2"/>
            <calcext:condition calcext:apply-style-name="Default" calcext:value="=0" calcext:base-cell-address="Feuille32.D2"/>
          </calcext:conditional-format>
          <calcext:conditional-format calcext:target-range-address="Feuille32.F2:Feuille32.G3">
            <calcext:condition calcext:apply-style-name="Heading" calcext:value="begins-with('a')" calcext:base-cell-address="Feuille32.F2"/>
            <calcext:condition calcext:apply-style-name="Default" calcext:value="=0" calcext:base-cell-address="Feuille32.F2"/>
          </calcext:conditional-format>
          <calcext:conditional-format calcext:target-range-address="Feuille32.H2:Feuille32.I3">
            <calcext:condition calcext:apply-style-name="Heading" calcext:value="begins-with('a')" calcext:base-cell-address="Feuille32.H2"/>
            <calcext:condition calcext:apply-style-name="Default" calcext:value="=0" calcext:base-cell-address="Feuille32.H2"/>
          </calcext:conditional-format>
          <calcext:conditional-format calcext:target-range-address="Feuille32.J2:Feuille32.K3">
            <calcext:condition calcext:apply-style-name="Heading" calcext:value="begins-with('a')" calcext:base-cell-address="Feuille32.J2"/>
            <calcext:condition calcext:apply-style-name="Default" calcext:value="=0" calcext:base-cell-address="Feuille32.J2"/>
          </calcext:conditional-format>
          <calcext:conditional-format calcext:target-range-address="Feuille32.B4:Feuille32.C5">
            <calcext:condition calcext:apply-style-name="Heading" calcext:value="begins-with('a')" calcext:base-cell-address="Feuille32.B4"/>
            <calcext:condition calcext:apply-style-name="Default" calcext:value="=0" calcext:base-cell-address="Feuille32.B4"/>
          </calcext:conditional-format>
          <calcext:conditional-format calcext:target-range-address="Feuille32.D4:Feuille32.E5">
            <calcext:condition calcext:apply-style-name="Heading" calcext:value="begins-with('a')" calcext:base-cell-address="Feuille32.D4"/>
            <calcext:condition calcext:apply-style-name="Default" calcext:value="=0" calcext:base-cell-address="Feuille32.D4"/>
          </calcext:conditional-format>
          <calcext:conditional-format calcext:target-range-address="Feuille32.F4:Feuille32.G5">
            <calcext:condition calcext:apply-style-name="Heading" calcext:value="begins-with('a')" calcext:base-cell-address="Feuille32.F4"/>
            <calcext:condition calcext:apply-style-name="Default" calcext:value="=0" calcext:base-cell-address="Feuille32.F4"/>
          </calcext:conditional-format>
          <calcext:conditional-format calcext:target-range-address="Feuille32.H4:Feuille32.I5">
            <calcext:condition calcext:apply-style-name="Heading" calcext:value="begins-with('a')" calcext:base-cell-address="Feuille32.H4"/>
            <calcext:condition calcext:apply-style-name="Default" calcext:value="=0" calcext:base-cell-address="Feuille32.H4"/>
          </calcext:conditional-format>
          <calcext:conditional-format calcext:target-range-address="Feuille32.J4:Feuille32.K5">
            <calcext:condition calcext:apply-style-name="Heading" calcext:value="begins-with('a')" calcext:base-cell-address="Feuille32.J4"/>
            <calcext:condition calcext:apply-style-name="Default" calcext:value="=0" calcext:base-cell-address="Feuille32.J4"/>
          </calcext:conditional-format>
          <calcext:conditional-format calcext:target-range-address="Feuille32.B6:Feuille32.C7">
            <calcext:condition calcext:apply-style-name="Heading" calcext:value="begins-with('a')" calcext:base-cell-address="Feuille32.B6"/>
            <calcext:condition calcext:apply-style-name="Default" calcext:value="=0" calcext:base-cell-address="Feuille32.B6"/>
          </calcext:conditional-format>
          <calcext:conditional-format calcext:target-range-address="Feuille32.D6:Feuille32.E7">
            <calcext:condition calcext:apply-style-name="Heading" calcext:value="begins-with('a')" calcext:base-cell-address="Feuille32.D6"/>
            <calcext:condition calcext:apply-style-name="Default" calcext:value="=0" calcext:base-cell-address="Feuille32.D6"/>
          </calcext:conditional-format>
          <calcext:conditional-format calcext:target-range-address="Feuille32.F6:Feuille32.G7">
            <calcext:condition calcext:apply-style-name="Heading" calcext:value="begins-with('a')" calcext:base-cell-address="Feuille32.F6"/>
            <calcext:condition calcext:apply-style-name="Default" calcext:value="=0" calcext:base-cell-address="Feuille32.F6"/>
          </calcext:conditional-format>
          <calcext:conditional-format calcext:target-range-address="Feuille32.H6:Feuille32.I7">
            <calcext:condition calcext:apply-style-name="Heading" calcext:value="begins-with('a')" calcext:base-cell-address="Feuille32.H6"/>
            <calcext:condition calcext:apply-style-name="Default" calcext:value="=0" calcext:base-cell-address="Feuille32.H6"/>
          </calcext:conditional-format>
          <calcext:conditional-format calcext:target-range-address="Feuille32.J6:Feuille32.K7">
            <calcext:condition calcext:apply-style-name="Heading" calcext:value="begins-with('a')" calcext:base-cell-address="Feuille32.J6"/>
            <calcext:condition calcext:apply-style-name="Default" calcext:value="=0" calcext:base-cell-address="Feuille32.J6"/>
          </calcext:conditional-format>
          <calcext:conditional-format calcext:target-range-address="Feuille32.B8:Feuille32.C9">
            <calcext:condition calcext:apply-style-name="Heading" calcext:value="begins-with('a')" calcext:base-cell-address="Feuille32.B8"/>
            <calcext:condition calcext:apply-style-name="Default" calcext:value="=0" calcext:base-cell-address="Feuille32.B8"/>
          </calcext:conditional-format>
          <calcext:conditional-format calcext:target-range-address="Feuille32.D8:Feuille32.E9">
            <calcext:condition calcext:apply-style-name="Heading" calcext:value="begins-with('a')" calcext:base-cell-address="Feuille32.D8"/>
            <calcext:condition calcext:apply-style-name="Default" calcext:value="=0" calcext:base-cell-address="Feuille32.D8"/>
          </calcext:conditional-format>
          <calcext:conditional-format calcext:target-range-address="Feuille32.F8:Feuille32.G9">
            <calcext:condition calcext:apply-style-name="Heading" calcext:value="begins-with('a')" calcext:base-cell-address="Feuille32.F8"/>
            <calcext:condition calcext:apply-style-name="Default" calcext:value="=0" calcext:base-cell-address="Feuille32.F8"/>
          </calcext:conditional-format>
          <calcext:conditional-format calcext:target-range-address="Feuille32.H8:Feuille32.I9">
            <calcext:condition calcext:apply-style-name="Heading" calcext:value="begins-with('a')" calcext:base-cell-address="Feuille32.H8"/>
            <calcext:condition calcext:apply-style-name="Default" calcext:value="=0" calcext:base-cell-address="Feuille32.H8"/>
          </calcext:conditional-format>
          <calcext:conditional-format calcext:target-range-address="Feuille32.J8:Feuille32.K9">
            <calcext:condition calcext:apply-style-name="Heading" calcext:value="begins-with('a')" calcext:base-cell-address="Feuille32.J8"/>
            <calcext:condition calcext:apply-style-name="Default" calcext:value="=0" calcext:base-cell-address="Feuille32.J8"/>
          </calcext:conditional-format>
          <calcext:conditional-format calcext:target-range-address="Feuille32.B10:Feuille32.C11">
            <calcext:condition calcext:apply-style-name="Heading" calcext:value="begins-with('a')" calcext:base-cell-address="Feuille32.B10"/>
            <calcext:condition calcext:apply-style-name="Default" calcext:value="=0" calcext:base-cell-address="Feuille32.B10"/>
          </calcext:conditional-format>
          <calcext:conditional-format calcext:target-range-address="Feuille32.D10:Feuille32.E11">
            <calcext:condition calcext:apply-style-name="Heading" calcext:value="begins-with('a')" calcext:base-cell-address="Feuille32.D10"/>
            <calcext:condition calcext:apply-style-name="Default" calcext:value="=0" calcext:base-cell-address="Feuille32.D10"/>
          </calcext:conditional-format>
          <calcext:conditional-format calcext:target-range-address="Feuille32.F10:Feuille32.G11">
            <calcext:condition calcext:apply-style-name="Heading" calcext:value="begins-with('a')" calcext:base-cell-address="Feuille32.F10"/>
            <calcext:condition calcext:apply-style-name="Default" calcext:value="=0" calcext:base-cell-address="Feuille32.F10"/>
          </calcext:conditional-format>
          <calcext:conditional-format calcext:target-range-address="Feuille32.H10:Feuille32.I11">
            <calcext:condition calcext:apply-style-name="Heading" calcext:value="begins-with('a')" calcext:base-cell-address="Feuille32.H10"/>
            <calcext:condition calcext:apply-style-name="Default" calcext:value="=0" calcext:base-cell-address="Feuille32.H10"/>
          </calcext:conditional-format>
          <calcext:conditional-format calcext:target-range-address="Feuille32.J10:Feuille32.K11">
            <calcext:condition calcext:apply-style-name="Heading" calcext:value="begins-with('a')" calcext:base-cell-address="Feuille32.J10"/>
            <calcext:condition calcext:apply-style-name="Default" calcext:value="=0" calcext:base-cell-address="Feuille32.J10"/>
          </calcext:conditional-format>
          <calcext:conditional-format calcext:target-range-address="Feuille32.L2:Feuille32.M3">
            <calcext:condition calcext:apply-style-name="Heading" calcext:value="begins-with('a')" calcext:base-cell-address="Feuille32.L2"/>
            <calcext:condition calcext:apply-style-name="Default" calcext:value="=0" calcext:base-cell-address="Feuille32.L2"/>
          </calcext:conditional-format>
          <calcext:conditional-format calcext:target-range-address="Feuille32.N2:Feuille32.O3">
            <calcext:condition calcext:apply-style-name="Heading" calcext:value="begins-with('a')" calcext:base-cell-address="Feuille32.N2"/>
            <calcext:condition calcext:apply-style-name="Default" calcext:value="=0" calcext:base-cell-address="Feuille32.N2"/>
          </calcext:conditional-format>
          <calcext:conditional-format calcext:target-range-address="Feuille32.L4:Feuille32.M5">
            <calcext:condition calcext:apply-style-name="Heading" calcext:value="begins-with('a')" calcext:base-cell-address="Feuille32.L4"/>
            <calcext:condition calcext:apply-style-name="Default" calcext:value="=0" calcext:base-cell-address="Feuille32.L4"/>
          </calcext:conditional-format>
          <calcext:conditional-format calcext:target-range-address="Feuille32.N4:Feuille32.O5">
            <calcext:condition calcext:apply-style-name="Heading" calcext:value="begins-with('a')" calcext:base-cell-address="Feuille32.N4"/>
            <calcext:condition calcext:apply-style-name="Default" calcext:value="=0" calcext:base-cell-address="Feuille32.N4"/>
          </calcext:conditional-format>
          <calcext:conditional-format calcext:target-range-address="Feuille32.L6:Feuille32.M7">
            <calcext:condition calcext:apply-style-name="Heading" calcext:value="begins-with('a')" calcext:base-cell-address="Feuille32.L6"/>
            <calcext:condition calcext:apply-style-name="Default" calcext:value="=0" calcext:base-cell-address="Feuille32.L6"/>
          </calcext:conditional-format>
          <calcext:conditional-format calcext:target-range-address="Feuille32.N6:Feuille32.O7">
            <calcext:condition calcext:apply-style-name="Heading" calcext:value="begins-with('a')" calcext:base-cell-address="Feuille32.N6"/>
            <calcext:condition calcext:apply-style-name="Default" calcext:value="=0" calcext:base-cell-address="Feuille32.N6"/>
          </calcext:conditional-format>
          <calcext:conditional-format calcext:target-range-address="Feuille32.L8:Feuille32.M9">
            <calcext:condition calcext:apply-style-name="Heading" calcext:value="begins-with('a')" calcext:base-cell-address="Feuille32.L8"/>
            <calcext:condition calcext:apply-style-name="Default" calcext:value="=0" calcext:base-cell-address="Feuille32.L8"/>
          </calcext:conditional-format>
          <calcext:conditional-format calcext:target-range-address="Feuille32.N8:Feuille32.O9">
            <calcext:condition calcext:apply-style-name="Heading" calcext:value="begins-with('a')" calcext:base-cell-address="Feuille32.N8"/>
            <calcext:condition calcext:apply-style-name="Default" calcext:value="=0" calcext:base-cell-address="Feuille32.N8"/>
          </calcext:conditional-format>
          <calcext:conditional-format calcext:target-range-address="Feuille32.L10:Feuille32.M11">
            <calcext:condition calcext:apply-style-name="Heading" calcext:value="begins-with('a')" calcext:base-cell-address="Feuille32.L10"/>
            <calcext:condition calcext:apply-style-name="Default" calcext:value="=0" calcext:base-cell-address="Feuille32.L10"/>
          </calcext:conditional-format>
          <calcext:conditional-format calcext:target-range-address="Feuille32.N10:Feuille32.O11">
            <calcext:condition calcext:apply-style-name="Heading" calcext:value="begins-with('a')" calcext:base-cell-address="Feuille32.N10"/>
            <calcext:condition calcext:apply-style-name="Default" calcext:value="=0" calcext:base-cell-address="Feuille32.N10"/>
          </calcext:conditional-format>
        </calcext:conditional-formats>
      </table:table>
      <table:table table:name="geocsv" table:style-name="ta1">
        <table:table-column table:style-name="co2" table:default-cell-style-name="Default"/>
        <table:table-row table:style-name="ro2">
          <table:table-cell office:value-type="string" calcext:value-type="string">
            <text:p>http://giswiki.hsr.ch/GeoCSV</text:p>
          </table:table-cell>
        </table:table-row>
      </table:table>
      <table:table table:name="facade_prj" table:style-name="ta1">
        <table:table-column table:style-name="co2" table:default-cell-style-name="Default"/>
        <table:table-row table:style-name="ro2">
          <table:table-cell office:value-type="string" calcext:value-type="string">
            <text:p>EPSG:3946</text:p>
          </table:table-cell>
        </table:table-row>
      </table:table>
      <table:table table:name="facade_csvt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WKT</text:p>
          </table:table-cell>
        </table:table-row>
      </table:table>
      <table:table table:name="facade_csv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geom</text:p>
          </table:table-cell>
        </table:table-row>
        <table:table-row table:style-name="ro2">
          <table:table-cell table:formula="of:=[Feuille32.U3]" office:value-type="string" office:string-value="Facade1" calcext:value-type="string">
            <text:p>Facade1</text:p>
          </table:table-cell>
          <table:table-cell table:formula="of:=CONCATENATE(&quot;LINESTRING (&quot;;[Feuille32.W3];&quot; &quot;;[Feuille32.X3];&quot;, &quot;;[Feuille32.Y3];&quot; &quot;;[Feuille32.Z3];&quot;, &quot;;[Feuille32.AA3];&quot; &quot;;[Feuille32.AB3];&quot;, &quot;;[Feuille32.AC3];&quot; &quot;;[Feuille32.AD3];&quot;, &quot;;[Feuille32.AE3];&quot; &quot;;[Feuille32.AF3];&quot;, &quot;;[Feuille32.AG3];&quot; &quot;;[Feuille32.AH3];&quot;, &quot;;[Feuille32.AI3];&quot; &quot;;[Feuille32.AJ3];&quot;)&quot;)" office:value-type="string" office:string-value="LINESTRING (60 0, 60 10, 40 20, 50 40, 70 30, 80 20, 80 0)" calcext:value-type="string">
            <text:p>LINESTRING (60 0, 60 10, 40 20, 50 40, 70 30, 80 20, 80 0)</text:p>
          </table:table-cell>
        </table:table-row>
        <table:table-row table:style-name="ro2">
          <table:table-cell table:formula="of:=[Feuille32.U4]" office:value-type="string" office:string-value="Facade2" calcext:value-type="string">
            <text:p>Facade2</text:p>
          </table:table-cell>
          <table:table-cell table:formula="of:=CONCATENATE(&quot;LINESTRING (&quot;;[Feuille32.W4];&quot; &quot;;[Feuille32.X4];&quot;, &quot;;[Feuille32.Y4];&quot; &quot;;[Feuille32.Z4];&quot;, &quot;;[Feuille32.AA4];&quot; &quot;;[Feuille32.AB4];&quot;, &quot;;[Feuille32.AC4];&quot; &quot;;[Feuille32.AD4];&quot;, &quot;;[Feuille32.AE4];&quot; &quot;;[Feuille32.AF4];&quot;, &quot;;[Feuille32.AG4];&quot; &quot;;[Feuille32.AH4];&quot;, &quot;;[Feuille32.AI4];&quot; &quot;;[Feuille32.AJ4];&quot;)&quot;)" office:value-type="string" office:string-value="LINESTRING (80 100, 80 90, 100 80, 90 60, 70 70, 60 80, 60 100)" calcext:value-type="string">
            <text:p>LINESTRING (80 100, 80 90, 100 80, 90 60, 70 70, 60 80, 60 100)</text:p>
          </table:table-cell>
        </table:table-row>
      </table:table>
      <table:table table:name="Feuille37" table:style-name="ta1">
        <table:table-column table:style-name="co1" table:number-columns-repeated="1024" table:default-cell-style-name="ce1"/>
        <table:table-row table:style-name="ro1">
          <table:table-cell table:number-columns-repeated="15"/>
          <table:table-cell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C</text:p>
          </table:table-cell>
          <table:table-cell table:number-columns-repeated="13"/>
          <table:table-cell office:value-type="string" calcext:value-type="string">
            <text:p>D</text:p>
          </table:table-cell>
          <table:table-cell table:number-columns-repeated="13"/>
          <table:table-cell office:value-type="string" calcext:value-type="string">
            <text:p>A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A</text:p>
          </table:table-cell>
          <table:table-cell table:style-name="ce3242"/>
          <table:table-cell table:style-name="ce3273"/>
          <table:table-cell table:style-name="ce3299"/>
          <table:table-cell table:style-name="ce3316"/>
          <table:table-cell table:style-name="ce3324"/>
          <table:table-cell table:style-name="ce3340"/>
          <table:table-cell table:style-name="ce3363"/>
          <table:table-cell table:style-name="ce3388"/>
          <table:table-cell table:style-name="ce3395"/>
          <table:table-cell table:style-name="ce3416"/>
          <table:table-cell table:style-name="ce3425"/>
          <table:table-cell table:style-name="ce3436"/>
          <table:table-cell table:style-name="ce3445"/>
          <table:table-cell table:style-name="ce3465"/>
          <table:table-cell table:style-name="ce3252"/>
          <table:table-cell table:style-name="ce3282"/>
          <table:table-cell table:style-name="ce3306"/>
          <table:table-cell table:style-name="ce3320"/>
          <table:table-cell table:style-name="ce3333"/>
          <table:table-cell table:style-name="ce3348"/>
          <table:table-cell table:style-name="ce3373" table:number-columns-repeated="2"/>
          <table:table-cell table:style-name="ce3404"/>
          <table:table-cell table:style-name="ce3309"/>
          <table:table-cell table:style-name="ce3320"/>
          <table:table-cell table:style-name="ce3333"/>
          <table:table-cell table:style-name="ce3353"/>
          <table:table-cell table:style-name="ce3475"/>
          <table:table-cell table:style-name="ce3252"/>
          <table:table-cell table:style-name="ce3404"/>
          <table:table-cell table:style-name="ce3309"/>
          <table:table-cell table:style-name="ce3320"/>
          <table:table-cell table:style-name="ce3333"/>
          <table:table-cell table:style-name="ce3353"/>
          <table:table-cell table:style-name="ce3320" table:number-columns-repeated="2"/>
          <table:table-cell table:style-name="ce3288"/>
          <table:table-cell table:style-name="ce3309"/>
          <table:table-cell table:style-name="ce3320"/>
          <table:table-cell table:style-name="ce3333"/>
          <table:table-cell table:style-name="ce3353"/>
          <table:table-cell table:style-name="ce3484"/>
          <table:table-cell table:style-name="ce3252"/>
          <table:table-cell table:style-name="ce3288"/>
          <table:table-cell table:style-name="ce3309"/>
          <table:table-cell table:style-name="ce3320"/>
          <table:table-cell table:style-name="ce3333"/>
          <table:table-cell table:style-name="ce3353"/>
          <table:table-cell table:style-name="ce3320" table:number-columns-repeated="2"/>
          <table:table-cell table:style-name="ce3288"/>
          <table:table-cell table:style-name="ce3309"/>
          <table:table-cell table:style-name="ce3320"/>
          <table:table-cell table:style-name="ce3333"/>
          <table:table-cell table:style-name="ce3348"/>
          <table:table-cell table:style-name="ce3484"/>
          <table:table-cell table:style-name="ce3265"/>
          <table:table-cell table:style-name="ce3291"/>
          <table:table-cell table:style-name="ce3312"/>
          <table:table-cell table:style-name="ce3322"/>
          <table:table-cell table:style-name="ce3336"/>
          <table:table-cell table:style-name="ce3356"/>
          <table:table-cell table:style-name="ce3383" table:number-columns-repeated="2"/>
          <table:table-cell table:style-name="ce3412"/>
          <table:table-cell table:style-name="ce3312"/>
          <table:table-cell table:style-name="ce3322"/>
          <table:table-cell table:style-name="ce3441"/>
          <table:table-cell table:style-name="ce3601"/>
          <table:table-cell table:style-name="ce3610"/>
          <table:table-cell table:number-columns-repeated="953"/>
        </table:table-row>
        <table:table-row table:style-name="ro1">
          <table:table-cell/>
          <table:table-cell table:style-name="ce3243"/>
          <table:table-cell table:style-name="ce3274"/>
          <table:table-cell table:style-name="ce3300"/>
          <table:table-cell table:style-name="ce3317"/>
          <table:table-cell table:style-name="ce3325"/>
          <table:table-cell table:style-name="ce3341"/>
          <table:table-cell table:style-name="ce3364"/>
          <table:table-cell table:style-name="ce3389"/>
          <table:table-cell table:style-name="ce3396"/>
          <table:table-cell table:style-name="ce3417"/>
          <table:table-cell table:style-name="ce3426" table:number-columns-repeated="2"/>
          <table:table-cell table:style-name="ce3446"/>
          <table:table-cell table:style-name="ce3466"/>
          <table:table-cell table:style-name="ce3253"/>
          <table:table-cell table:number-columns-repeated="3"/>
          <table:table-cell table:style-name="ce3283"/>
          <table:table-cell table:style-name="ce3349"/>
          <table:table-cell table:style-name="ce3374" table:number-columns-repeated="2"/>
          <table:table-cell table:style-name="ce3350"/>
          <table:table-cell table:style-name="ce3284"/>
          <table:table-cell/>
          <table:table-cell table:style-name="ce3310"/>
          <table:table-cell table:style-name="ce3354"/>
          <table:table-cell table:style-name="ce3476"/>
          <table:table-cell table:style-name="ce3261"/>
          <table:table-cell table:style-name="ce3375"/>
          <table:table-cell table:style-name="ce3285"/>
          <table:table-cell/>
          <table:table-cell table:style-name="ce3334"/>
          <table:table-cell table:style-name="ce3354"/>
          <table:table-cell table:style-name="ce3379" table:number-columns-repeated="2"/>
          <table:table-cell table:style-name="ce3408"/>
          <table:table-cell table:style-name="ce3284"/>
          <table:table-cell/>
          <table:table-cell table:style-name="ce3283"/>
          <table:table-cell table:style-name="ce3508"/>
          <table:table-cell table:style-name="ce3485"/>
          <table:table-cell table:style-name="ce3261"/>
          <table:table-cell table:style-name="ce3289"/>
          <table:table-cell table:style-name="ce3285"/>
          <table:table-cell/>
          <table:table-cell table:style-name="ce3334"/>
          <table:table-cell table:style-name="ce3354"/>
          <table:table-cell table:style-name="ce3379" table:number-columns-repeated="2"/>
          <table:table-cell table:style-name="ce3408"/>
          <table:table-cell table:style-name="ce3284"/>
          <table:table-cell/>
          <table:table-cell table:style-name="ce3283"/>
          <table:table-cell table:style-name="ce3375"/>
          <table:table-cell table:style-name="ce3485"/>
          <table:table-cell table:style-name="ce3266"/>
          <table:table-cell table:style-name="ce3292"/>
          <table:table-cell table:style-name="ce3313"/>
          <table:table-cell table:style-name="ce3293"/>
          <table:table-cell table:style-name="ce3337"/>
          <table:table-cell table:style-name="ce3357"/>
          <table:table-cell table:style-name="ce3384" table:number-columns-repeated="2"/>
          <table:table-cell table:style-name="ce3296"/>
          <table:table-cell table:style-name="ce3338"/>
          <table:table-cell table:style-name="ce3293" table:number-columns-repeated="2"/>
          <table:table-cell table:style-name="ce3602"/>
          <table:table-cell table:style-name="ce3611"/>
          <table:table-cell table:number-columns-repeated="953"/>
        </table:table-row>
        <table:table-row table:style-name="ro1">
          <table:table-cell/>
          <table:table-cell table:style-name="ce3244"/>
          <table:table-cell table:style-name="ce3275"/>
          <table:table-cell table:style-name="ce3301" table:number-columns-repeated="2"/>
          <table:table-cell table:style-name="ce3326"/>
          <table:table-cell table:style-name="ce3342"/>
          <table:table-cell table:style-name="ce3365" table:number-columns-repeated="2"/>
          <table:table-cell table:style-name="ce3397"/>
          <table:table-cell table:style-name="ce3398"/>
          <table:table-cell table:style-name="ce3427"/>
          <table:table-cell table:style-name="ce3437"/>
          <table:table-cell table:style-name="ce3447"/>
          <table:table-cell table:style-name="ce3467"/>
          <table:table-cell table:style-name="ce3254"/>
          <table:table-cell/>
          <table:table-cell table:style-name="ce3307"/>
          <table:table-cell table:style-name="ce3283"/>
          <table:table-cell/>
          <table:table-cell table:style-name="ce3283"/>
          <table:table-cell table:style-name="ce3375" table:number-columns-repeated="3"/>
          <table:table-cell table:style-name="ce3285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334"/>
          <table:table-cell table:style-name="ce3504"/>
          <table:table-cell table:style-name="ce3374" table:number-columns-repeated="2"/>
          <table:table-cell table:style-name="ce3350"/>
          <table:table-cell table:style-name="ce3285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283"/>
          <table:table-cell table:style-name="ce3349"/>
          <table:table-cell table:style-name="ce3374" table:number-columns-repeated="2"/>
          <table:table-cell table:style-name="ce3409"/>
          <table:table-cell table:style-name="ce3284"/>
          <table:table-cell table:number-columns-repeated="3"/>
          <table:table-cell table:style-name="ce3477"/>
          <table:table-cell table:style-name="ce3267"/>
          <table:table-cell table:style-name="ce3293" table:number-columns-repeated="3"/>
          <table:table-cell table:style-name="ce3314"/>
          <table:table-cell table:style-name="ce3358" table:number-columns-repeated="3"/>
          <table:table-cell table:style-name="ce3338"/>
          <table:table-cell table:style-name="ce3293"/>
          <table:table-cell table:style-name="ce3338"/>
          <table:table-cell table:style-name="ce3442"/>
          <table:table-cell table:style-name="ce3603"/>
          <table:table-cell table:style-name="ce3612"/>
          <table:table-cell table:number-columns-repeated="953"/>
        </table:table-row>
        <table:table-row table:style-name="ro1">
          <table:table-cell/>
          <table:table-cell table:style-name="ce3245"/>
          <table:table-cell table:style-name="ce3275"/>
          <table:table-cell table:style-name="ce3301" table:number-columns-repeated="2"/>
          <table:table-cell table:style-name="ce3327" table:number-columns-repeated="2"/>
          <table:table-cell table:style-name="ce3366" table:number-columns-repeated="2"/>
          <table:table-cell table:style-name="ce3398"/>
          <table:table-cell table:style-name="ce3418"/>
          <table:table-cell table:style-name="ce3428"/>
          <table:table-cell table:style-name="ce3438"/>
          <table:table-cell table:style-name="ce3447"/>
          <table:table-cell table:style-name="ce3468"/>
          <table:table-cell table:style-name="ce3255"/>
          <table:table-cell/>
          <table:table-cell table:style-name="ce3283"/>
          <table:table-cell/>
          <table:table-cell table:style-name="ce3283"/>
          <table:table-cell table:number-columns-repeated="8"/>
          <table:table-cell table:style-name="ce3478"/>
          <table:table-cell table:style-name="ce3500"/>
          <table:table-cell table:style-name="ce3349"/>
          <table:table-cell table:number-columns-repeated="2"/>
          <table:table-cell table:style-name="ce3334"/>
          <table:table-cell table:style-name="ce3505"/>
          <table:table-cell table:style-name="ce3393"/>
          <table:table-cell table:style-name="ce3376"/>
          <table:table-cell table:style-name="ce3285"/>
          <table:table-cell table:number-columns-repeated="3"/>
          <table:table-cell table:style-name="ce3285"/>
          <table:table-cell table:style-name="ce3510"/>
          <table:table-cell table:style-name="ce3262"/>
          <table:table-cell table:style-name="ce3283"/>
          <table:table-cell table:number-columns-repeated="3"/>
          <table:table-cell table:style-name="ce3283"/>
          <table:table-cell table:style-name="ce3380"/>
          <table:table-cell table:style-name="ce3393"/>
          <table:table-cell table:style-name="ce3410"/>
          <table:table-cell table:style-name="ce3284"/>
          <table:table-cell table:number-columns-repeated="2"/>
          <table:table-cell table:style-name="ce3350"/>
          <table:table-cell table:style-name="ce3486"/>
          <table:table-cell table:style-name="ce3255"/>
          <table:table-cell table:style-name="ce3293" table:number-columns-repeated="8"/>
          <table:table-cell table:style-name="ce3338"/>
          <table:table-cell table:style-name="ce3293"/>
          <table:table-cell table:style-name="ce3338"/>
          <table:table-cell table:style-name="ce3603"/>
          <table:table-cell table:style-name="ce3613"/>
          <table:table-cell table:number-columns-repeated="953"/>
        </table:table-row>
        <table:table-row table:style-name="ro1">
          <table:table-cell/>
          <table:table-cell table:style-name="ce3246"/>
          <table:table-cell table:style-name="ce3276"/>
          <table:table-cell table:style-name="ce3302" table:number-columns-repeated="2"/>
          <table:table-cell table:style-name="ce3328" table:number-columns-repeated="2"/>
          <table:table-cell table:style-name="ce3367" table:number-columns-repeated="2"/>
          <table:table-cell table:style-name="ce3399"/>
          <table:table-cell table:style-name="ce3419"/>
          <table:table-cell table:style-name="ce3429"/>
          <table:table-cell table:style-name="ce3430"/>
          <table:table-cell table:style-name="ce3448"/>
          <table:table-cell table:style-name="ce3469"/>
          <table:table-cell table:style-name="ce3256"/>
          <table:table-cell table:style-name="ce3283"/>
          <table:table-cell/>
          <table:table-cell table:style-name="ce3310"/>
          <table:table-cell table:style-name="ce3285"/>
          <table:table-cell table:number-columns-repeated="7"/>
          <table:table-cell table:style-name="ce3454"/>
          <table:table-cell table:style-name="ce3479"/>
          <table:table-cell table:style-name="ce3256"/>
          <table:table-cell table:style-name="ce3405"/>
          <table:table-cell table:number-columns-repeated="2"/>
          <table:table-cell table:style-name="ce3283"/>
          <table:table-cell table:style-name="ce3375" table:number-columns-repeated="2"/>
          <table:table-cell table:style-name="ce3285"/>
          <table:table-cell table:number-columns-repeated="4"/>
          <table:table-cell table:style-name="ce3334"/>
          <table:table-cell table:style-name="ce3479"/>
          <table:table-cell table:style-name="ce3256"/>
          <table:table-cell table:style-name="ce3284"/>
          <table:table-cell table:number-columns-repeated="4"/>
          <table:table-cell table:style-name="ce3283"/>
          <table:table-cell table:style-name="ce3375" table:number-columns-repeated="2"/>
          <table:table-cell table:style-name="ce3285"/>
          <table:table-cell table:number-columns-repeated="2"/>
          <table:table-cell table:style-name="ce3454"/>
          <table:table-cell table:style-name="ce3479"/>
          <table:table-cell table:style-name="ce3268"/>
          <table:table-cell table:style-name="ce3294"/>
          <table:table-cell table:style-name="ce3293" table:number-columns-repeated="7"/>
          <table:table-cell table:style-name="ce3314"/>
          <table:table-cell table:style-name="ce3313"/>
          <table:table-cell table:style-name="ce3293"/>
          <table:table-cell table:style-name="ce3604"/>
          <table:table-cell table:style-name="ce3614"/>
          <table:table-cell table:number-columns-repeated="953"/>
        </table:table-row>
        <table:table-row table:style-name="ro1">
          <table:table-cell/>
          <table:table-cell table:style-name="ce3247"/>
          <table:table-cell table:style-name="ce3277"/>
          <table:table-cell table:style-name="ce3302" table:number-columns-repeated="2"/>
          <table:table-cell table:style-name="ce3329"/>
          <table:table-cell table:style-name="ce3343"/>
          <table:table-cell table:style-name="ce3368"/>
          <table:table-cell table:style-name="ce3390"/>
          <table:table-cell table:style-name="ce3399" table:number-columns-repeated="2"/>
          <table:table-cell table:style-name="ce3430" table:number-columns-repeated="2"/>
          <table:table-cell table:style-name="ce3449"/>
          <table:table-cell table:style-name="ce3470"/>
          <table:table-cell table:style-name="ce3257"/>
          <table:table-cell table:style-name="ce3284"/>
          <table:table-cell table:number-columns-repeated="4"/>
          <table:table-cell table:style-name="ce3285"/>
          <table:table-cell table:style-name="ce3381" table:number-columns-repeated="2"/>
          <table:table-cell table:style-name="ce3283"/>
          <table:table-cell table:number-columns-repeated="2"/>
          <table:table-cell table:style-name="ce3455"/>
          <table:table-cell table:style-name="ce3480"/>
          <table:table-cell table:style-name="ce3257"/>
          <table:table-cell table:style-name="ce3410"/>
          <table:table-cell table:number-columns-repeated="7"/>
          <table:table-cell table:style-name="ce3285"/>
          <table:table-cell table:style-name="ce3503"/>
          <table:table-cell/>
          <table:table-cell table:style-name="ce3283"/>
          <table:table-cell table:style-name="ce3480"/>
          <table:table-cell table:style-name="ce3257"/>
          <table:table-cell table:style-name="ce3285"/>
          <table:table-cell/>
          <table:table-cell table:style-name="ce3307"/>
          <table:table-cell table:style-name="ce3283"/>
          <table:table-cell table:number-columns-repeated="7"/>
          <table:table-cell table:style-name="ce3455"/>
          <table:table-cell table:style-name="ce3480"/>
          <table:table-cell table:style-name="ce3269"/>
          <table:table-cell table:style-name="ce3295"/>
          <table:table-cell table:style-name="ce3293" table:number-columns-repeated="2"/>
          <table:table-cell table:style-name="ce3338"/>
          <table:table-cell table:style-name="ce3297" table:number-columns-repeated="2"/>
          <table:table-cell table:style-name="ce3314"/>
          <table:table-cell table:style-name="ce3293" table:number-columns-repeated="4"/>
          <table:table-cell table:style-name="ce3605"/>
          <table:table-cell table:style-name="ce3615"/>
          <table:table-cell table:number-columns-repeated="953"/>
        </table:table-row>
        <table:table-row table:style-name="ro1">
          <table:table-cell/>
          <table:table-cell table:style-name="ce3248"/>
          <table:table-cell table:style-name="ce3278"/>
          <table:table-cell table:style-name="ce3303" table:number-columns-repeated="2"/>
          <table:table-cell table:style-name="ce3330"/>
          <table:table-cell table:style-name="ce3344"/>
          <table:table-cell table:style-name="ce3369"/>
          <table:table-cell table:style-name="ce3391"/>
          <table:table-cell table:style-name="ce3400"/>
          <table:table-cell table:style-name="ce3420"/>
          <table:table-cell table:style-name="ce3431" table:number-columns-repeated="2"/>
          <table:table-cell table:style-name="ce3450"/>
          <table:table-cell table:style-name="ce3471"/>
          <table:table-cell table:style-name="ce3258"/>
          <table:table-cell table:style-name="ce3285"/>
          <table:table-cell table:number-columns-repeated="3"/>
          <table:table-cell table:style-name="ce3285"/>
          <table:table-cell table:style-name="ce3376"/>
          <table:table-cell table:style-name="ce3392"/>
          <table:table-cell table:style-name="ce3405"/>
          <table:table-cell table:style-name="ce3284"/>
          <table:table-cell table:number-columns-repeated="2"/>
          <table:table-cell table:style-name="ce3349"/>
          <table:table-cell table:style-name="ce3481"/>
          <table:table-cell table:style-name="ce3263"/>
          <table:table-cell table:number-columns-repeated="8"/>
          <table:table-cell table:style-name="ce3283"/>
          <table:table-cell/>
          <table:table-cell table:style-name="ce3283"/>
          <table:table-cell/>
          <table:table-cell table:style-name="ce3487"/>
          <table:table-cell table:style-name="ce3263"/>
          <table:table-cell/>
          <table:table-cell table:style-name="ce3285"/>
          <table:table-cell/>
          <table:table-cell table:style-name="ce3285"/>
          <table:table-cell table:number-columns-repeated="8"/>
          <table:table-cell table:style-name="ce3487"/>
          <table:table-cell table:style-name="ce3270"/>
          <table:table-cell table:style-name="ce3296"/>
          <table:table-cell table:style-name="ce3293" table:number-columns-repeated="2"/>
          <table:table-cell table:style-name="ce3337"/>
          <table:table-cell table:style-name="ce3359"/>
          <table:table-cell table:style-name="ce3385"/>
          <table:table-cell table:style-name="ce3394"/>
          <table:table-cell table:style-name="ce3314"/>
          <table:table-cell table:style-name="ce3293" table:number-columns-repeated="3"/>
          <table:table-cell table:style-name="ce3606"/>
          <table:table-cell table:style-name="ce3616"/>
          <table:table-cell table:number-columns-repeated="953"/>
        </table:table-row>
        <table:table-row table:style-name="ro1">
          <table:table-cell/>
          <table:table-cell table:style-name="ce3249"/>
          <table:table-cell table:style-name="ce3279"/>
          <table:table-cell table:style-name="ce3303" table:number-columns-repeated="2"/>
          <table:table-cell table:style-name="ce3330"/>
          <table:table-cell table:style-name="ce3345"/>
          <table:table-cell table:style-name="ce3370" table:number-columns-repeated="2"/>
          <table:table-cell table:style-name="ce3401"/>
          <table:table-cell table:style-name="ce3400"/>
          <table:table-cell table:style-name="ce3431" table:number-columns-repeated="2"/>
          <table:table-cell table:style-name="ce3451"/>
          <table:table-cell table:style-name="ce3472"/>
          <table:table-cell table:style-name="ce3254"/>
          <table:table-cell table:number-columns-repeated="3"/>
          <table:table-cell table:style-name="ce3285"/>
          <table:table-cell table:style-name="ce3350"/>
          <table:table-cell table:style-name="ce3377" table:number-columns-repeated="2"/>
          <table:table-cell table:style-name="ce3406"/>
          <table:table-cell table:style-name="ce3284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285"/>
          <table:table-cell table:style-name="ce3381" table:number-columns-repeated="3"/>
          <table:table-cell table:style-name="ce3283"/>
          <table:table-cell/>
          <table:table-cell table:style-name="ce3283"/>
          <table:table-cell table:style-name="ce3506"/>
          <table:table-cell/>
          <table:table-cell table:style-name="ce3477"/>
          <table:table-cell table:style-name="ce3254"/>
          <table:table-cell/>
          <table:table-cell table:style-name="ce3310"/>
          <table:table-cell table:style-name="ce3285"/>
          <table:table-cell/>
          <table:table-cell table:style-name="ce3285"/>
          <table:table-cell table:style-name="ce3381" table:number-columns-repeated="3"/>
          <table:table-cell table:style-name="ce3283"/>
          <table:table-cell table:number-columns-repeated="3"/>
          <table:table-cell table:style-name="ce3477"/>
          <table:table-cell table:style-name="ce3267"/>
          <table:table-cell table:style-name="ce3293" table:number-columns-repeated="3"/>
          <table:table-cell table:style-name="ce3337"/>
          <table:table-cell table:style-name="ce3360"/>
          <table:table-cell table:style-name="ce3386" table:number-columns-repeated="2"/>
          <table:table-cell table:style-name="ce3413"/>
          <table:table-cell table:style-name="ce3314"/>
          <table:table-cell table:style-name="ce3293" table:number-columns-repeated="2"/>
          <table:table-cell table:style-name="ce3607"/>
          <table:table-cell table:style-name="ce3617"/>
          <table:table-cell table:number-columns-repeated="953"/>
        </table:table-row>
        <table:table-row table:style-name="ro1">
          <table:table-cell/>
          <table:table-cell table:style-name="ce3250"/>
          <table:table-cell table:style-name="ce3280"/>
          <table:table-cell table:style-name="ce3304"/>
          <table:table-cell table:style-name="ce3318"/>
          <table:table-cell table:style-name="ce3331"/>
          <table:table-cell table:style-name="ce3346"/>
          <table:table-cell table:style-name="ce3371" table:number-columns-repeated="2"/>
          <table:table-cell table:style-name="ce3402"/>
          <table:table-cell table:style-name="ce3421"/>
          <table:table-cell table:style-name="ce3432"/>
          <table:table-cell table:style-name="ce3439"/>
          <table:table-cell table:style-name="ce3452"/>
          <table:table-cell table:style-name="ce3473"/>
          <table:table-cell table:style-name="ce3259"/>
          <table:table-cell table:style-name="ce3286"/>
          <table:table-cell table:style-name="ce3283"/>
          <table:table-cell/>
          <table:table-cell table:style-name="ce3334"/>
          <table:table-cell table:style-name="ce3351"/>
          <table:table-cell table:style-name="ce3378" table:number-columns-repeated="2"/>
          <table:table-cell table:style-name="ce3407"/>
          <table:table-cell table:style-name="ce3284"/>
          <table:table-cell/>
          <table:table-cell table:style-name="ce3285"/>
          <table:table-cell table:style-name="ce3381"/>
          <table:table-cell table:style-name="ce3482"/>
          <table:table-cell table:style-name="ce3501"/>
          <table:table-cell table:style-name="ce3407"/>
          <table:table-cell table:style-name="ce3503"/>
          <table:table-cell/>
          <table:table-cell table:style-name="ce3334"/>
          <table:table-cell table:style-name="ce3350"/>
          <table:table-cell table:style-name="ce3377" table:number-columns-repeated="2"/>
          <table:table-cell table:style-name="ce3349"/>
          <table:table-cell table:style-name="ce3283"/>
          <table:table-cell table:number-columns-repeated="3"/>
          <table:table-cell table:style-name="ce3511"/>
          <table:table-cell table:style-name="ce3264"/>
          <table:table-cell table:number-columns-repeated="3"/>
          <table:table-cell table:style-name="ce3285"/>
          <table:table-cell table:style-name="ce3350"/>
          <table:table-cell table:style-name="ce3377" table:number-columns-repeated="2"/>
          <table:table-cell table:style-name="ce3349"/>
          <table:table-cell table:style-name="ce3284"/>
          <table:table-cell/>
          <table:table-cell table:style-name="ce3307"/>
          <table:table-cell table:style-name="ce3351"/>
          <table:table-cell table:style-name="ce3488"/>
          <table:table-cell table:style-name="ce3271"/>
          <table:table-cell table:style-name="ce3297"/>
          <table:table-cell table:style-name="ce3314"/>
          <table:table-cell table:style-name="ce3293"/>
          <table:table-cell table:style-name="ce3337"/>
          <table:table-cell table:style-name="ce3361"/>
          <table:table-cell table:style-name="ce3387" table:number-columns-repeated="2"/>
          <table:table-cell table:style-name="ce3593"/>
          <table:table-cell table:style-name="ce3595"/>
          <table:table-cell table:style-name="ce3597"/>
          <table:table-cell table:style-name="ce3599"/>
          <table:table-cell table:style-name="ce3608"/>
          <table:table-cell table:style-name="ce3618"/>
          <table:table-cell table:number-columns-repeated="953"/>
        </table:table-row>
        <table:table-row table:style-name="ro1">
          <table:table-cell/>
          <table:table-cell table:style-name="ce3251"/>
          <table:table-cell table:style-name="ce3281"/>
          <table:table-cell table:style-name="ce3305"/>
          <table:table-cell table:style-name="ce3319"/>
          <table:table-cell table:style-name="ce3332"/>
          <table:table-cell table:style-name="ce3347"/>
          <table:table-cell table:style-name="ce3372" table:number-columns-repeated="2"/>
          <table:table-cell table:style-name="ce3403"/>
          <table:table-cell table:style-name="ce3422"/>
          <table:table-cell table:style-name="ce3433"/>
          <table:table-cell table:style-name="ce3440"/>
          <table:table-cell table:style-name="ce3453"/>
          <table:table-cell table:style-name="ce3474"/>
          <table:table-cell table:style-name="ce3260"/>
          <table:table-cell table:style-name="ce3287"/>
          <table:table-cell table:style-name="ce3308"/>
          <table:table-cell table:style-name="ce3321"/>
          <table:table-cell table:style-name="ce3335"/>
          <table:table-cell table:style-name="ce3352"/>
          <table:table-cell table:style-name="ce3321" table:number-columns-repeated="2"/>
          <table:table-cell table:style-name="ce3287"/>
          <table:table-cell table:style-name="ce3308"/>
          <table:table-cell table:style-name="ce3321"/>
          <table:table-cell table:style-name="ce3335"/>
          <table:table-cell table:style-name="ce3355"/>
          <table:table-cell table:style-name="ce3483"/>
          <table:table-cell table:style-name="ce3502"/>
          <table:table-cell table:style-name="ce3287"/>
          <table:table-cell table:style-name="ce3308"/>
          <table:table-cell table:style-name="ce3321"/>
          <table:table-cell table:style-name="ce3335"/>
          <table:table-cell table:style-name="ce3355"/>
          <table:table-cell table:style-name="ce3382" table:number-columns-repeated="2"/>
          <table:table-cell table:style-name="ce3411"/>
          <table:table-cell table:style-name="ce3308"/>
          <table:table-cell table:style-name="ce3321"/>
          <table:table-cell table:style-name="ce3507"/>
          <table:table-cell table:style-name="ce3509"/>
          <table:table-cell table:style-name="ce3483"/>
          <table:table-cell table:style-name="ce3260"/>
          <table:table-cell table:style-name="ce3290"/>
          <table:table-cell table:style-name="ce3311"/>
          <table:table-cell table:style-name="ce3321"/>
          <table:table-cell table:style-name="ce3335"/>
          <table:table-cell table:style-name="ce3355"/>
          <table:table-cell table:style-name="ce3382" table:number-columns-repeated="2"/>
          <table:table-cell table:style-name="ce3411"/>
          <table:table-cell table:style-name="ce3308"/>
          <table:table-cell table:style-name="ce3321"/>
          <table:table-cell table:style-name="ce3335"/>
          <table:table-cell table:style-name="ce3352"/>
          <table:table-cell table:style-name="ce3489"/>
          <table:table-cell table:style-name="ce3272"/>
          <table:table-cell table:style-name="ce3298"/>
          <table:table-cell table:style-name="ce3315"/>
          <table:table-cell table:style-name="ce3323"/>
          <table:table-cell table:style-name="ce3339"/>
          <table:table-cell table:style-name="ce3362"/>
          <table:table-cell table:style-name="ce3323" table:number-columns-repeated="2"/>
          <table:table-cell table:style-name="ce3594"/>
          <table:table-cell table:style-name="ce3596"/>
          <table:table-cell table:style-name="ce3598"/>
          <table:table-cell table:style-name="ce3600"/>
          <table:table-cell table:style-name="ce3609"/>
          <table:table-cell table:style-name="ce3619"/>
          <table:table-cell table:number-columns-repeated="953"/>
        </table:table-row>
        <table:table-row table:style-name="ro1">
          <table:table-cell office:value-type="string" calcext:value-type="string">
            <text:p>Sym Vert</text:p>
          </table:table-cell>
          <table:table-cell table:style-name="ce3252"/>
          <table:table-cell table:style-name="ce3282"/>
          <table:table-cell table:style-name="ce3306"/>
          <table:table-cell table:style-name="ce3320"/>
          <table:table-cell table:style-name="ce3333"/>
          <table:table-cell table:style-name="ce3348"/>
          <table:table-cell table:style-name="ce3373" table:number-columns-repeated="2"/>
          <table:table-cell table:style-name="ce3404"/>
          <table:table-cell table:style-name="ce3309"/>
          <table:table-cell table:style-name="ce3320"/>
          <table:table-cell table:style-name="ce3333"/>
          <table:table-cell table:style-name="ce3353"/>
          <table:table-cell table:style-name="ce3475"/>
          <table:table-cell table:style-name="ce3252"/>
          <table:table-cell table:style-name="ce3404"/>
          <table:table-cell table:style-name="ce3309"/>
          <table:table-cell table:style-name="ce3320"/>
          <table:table-cell table:style-name="ce3333"/>
          <table:table-cell table:style-name="ce3353"/>
          <table:table-cell table:style-name="ce3320" table:number-columns-repeated="2"/>
          <table:table-cell table:style-name="ce3288"/>
          <table:table-cell table:style-name="ce3309"/>
          <table:table-cell table:style-name="ce3320"/>
          <table:table-cell table:style-name="ce3333"/>
          <table:table-cell table:style-name="ce3353"/>
          <table:table-cell table:style-name="ce3484"/>
          <table:table-cell table:style-name="ce3252"/>
          <table:table-cell table:style-name="ce3288"/>
          <table:table-cell table:style-name="ce3309"/>
          <table:table-cell table:style-name="ce3320"/>
          <table:table-cell table:style-name="ce3333"/>
          <table:table-cell table:style-name="ce3353"/>
          <table:table-cell table:style-name="ce3320" table:number-columns-repeated="2"/>
          <table:table-cell table:style-name="ce3288"/>
          <table:table-cell table:style-name="ce3309"/>
          <table:table-cell table:style-name="ce3320"/>
          <table:table-cell table:style-name="ce3333"/>
          <table:table-cell table:style-name="ce3348"/>
          <table:table-cell table:style-name="ce3484"/>
          <table:table-cell table:style-name="ce3265"/>
          <table:table-cell table:style-name="ce3291"/>
          <table:table-cell table:style-name="ce3312"/>
          <table:table-cell table:style-name="ce3322"/>
          <table:table-cell table:style-name="ce3336"/>
          <table:table-cell table:style-name="ce3356"/>
          <table:table-cell table:style-name="ce3383" table:number-columns-repeated="2"/>
          <table:table-cell table:style-name="ce3412"/>
          <table:table-cell table:style-name="ce3312"/>
          <table:table-cell table:style-name="ce3322"/>
          <table:table-cell table:style-name="ce3441"/>
          <table:table-cell table:style-name="ce3555"/>
          <table:table-cell table:style-name="ce3573"/>
          <table:table-cell table:style-name="ce3252"/>
          <table:table-cell table:style-name="ce3282"/>
          <table:table-cell table:style-name="ce3306"/>
          <table:table-cell table:style-name="ce3320"/>
          <table:table-cell table:style-name="ce3333"/>
          <table:table-cell table:style-name="ce3348"/>
          <table:table-cell table:style-name="ce3373" table:number-columns-repeated="2"/>
          <table:table-cell table:style-name="ce3404"/>
          <table:table-cell table:style-name="ce3309"/>
          <table:table-cell table:style-name="ce3320"/>
          <table:table-cell table:style-name="ce3333"/>
          <table:table-cell table:style-name="ce3353"/>
          <table:table-cell table:style-name="ce3475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53"/>
          <table:table-cell table:number-columns-repeated="3"/>
          <table:table-cell table:style-name="ce3283"/>
          <table:table-cell table:style-name="ce3349"/>
          <table:table-cell table:style-name="ce3374" table:number-columns-repeated="2"/>
          <table:table-cell table:style-name="ce3350"/>
          <table:table-cell table:style-name="ce3284"/>
          <table:table-cell/>
          <table:table-cell table:style-name="ce3310"/>
          <table:table-cell table:style-name="ce3354"/>
          <table:table-cell table:style-name="ce3476"/>
          <table:table-cell table:style-name="ce3261"/>
          <table:table-cell table:style-name="ce3375"/>
          <table:table-cell table:style-name="ce3285"/>
          <table:table-cell/>
          <table:table-cell table:style-name="ce3334"/>
          <table:table-cell table:style-name="ce3354"/>
          <table:table-cell table:style-name="ce3379" table:number-columns-repeated="2"/>
          <table:table-cell table:style-name="ce3408"/>
          <table:table-cell table:style-name="ce3284"/>
          <table:table-cell/>
          <table:table-cell table:style-name="ce3283"/>
          <table:table-cell table:style-name="ce3508"/>
          <table:table-cell table:style-name="ce3485"/>
          <table:table-cell table:style-name="ce3261"/>
          <table:table-cell table:style-name="ce3289"/>
          <table:table-cell table:style-name="ce3285"/>
          <table:table-cell/>
          <table:table-cell table:style-name="ce3334"/>
          <table:table-cell table:style-name="ce3354"/>
          <table:table-cell table:style-name="ce3379" table:number-columns-repeated="2"/>
          <table:table-cell table:style-name="ce3408"/>
          <table:table-cell table:style-name="ce3284"/>
          <table:table-cell/>
          <table:table-cell table:style-name="ce3283"/>
          <table:table-cell table:style-name="ce3375"/>
          <table:table-cell table:style-name="ce3485"/>
          <table:table-cell table:style-name="ce3266"/>
          <table:table-cell table:style-name="ce3292"/>
          <table:table-cell table:style-name="ce3313"/>
          <table:table-cell table:style-name="ce3293"/>
          <table:table-cell table:style-name="ce3337"/>
          <table:table-cell table:style-name="ce3357"/>
          <table:table-cell table:style-name="ce3384" table:number-columns-repeated="2"/>
          <table:table-cell table:style-name="ce3296"/>
          <table:table-cell table:style-name="ce3338"/>
          <table:table-cell table:style-name="ce3293" table:number-columns-repeated="2"/>
          <table:table-cell table:style-name="ce3556"/>
          <table:table-cell table:style-name="ce3574"/>
          <table:table-cell table:style-name="ce3253"/>
          <table:table-cell table:number-columns-repeated="3"/>
          <table:table-cell table:style-name="ce3283"/>
          <table:table-cell table:style-name="ce3349"/>
          <table:table-cell table:style-name="ce3374" table:number-columns-repeated="2"/>
          <table:table-cell table:style-name="ce3350"/>
          <table:table-cell table:style-name="ce3284"/>
          <table:table-cell/>
          <table:table-cell table:style-name="ce3310"/>
          <table:table-cell table:style-name="ce3354"/>
          <table:table-cell table:style-name="ce3476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54"/>
          <table:table-cell/>
          <table:table-cell table:style-name="ce3307"/>
          <table:table-cell table:style-name="ce3283"/>
          <table:table-cell/>
          <table:table-cell table:style-name="ce3283"/>
          <table:table-cell table:style-name="ce3375" table:number-columns-repeated="3"/>
          <table:table-cell table:style-name="ce3285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334"/>
          <table:table-cell table:style-name="ce3504"/>
          <table:table-cell table:style-name="ce3374" table:number-columns-repeated="2"/>
          <table:table-cell table:style-name="ce3350"/>
          <table:table-cell table:style-name="ce3285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283"/>
          <table:table-cell table:style-name="ce3349"/>
          <table:table-cell table:style-name="ce3374" table:number-columns-repeated="2"/>
          <table:table-cell table:style-name="ce3409"/>
          <table:table-cell table:style-name="ce3284"/>
          <table:table-cell table:number-columns-repeated="3"/>
          <table:table-cell table:style-name="ce3477"/>
          <table:table-cell table:style-name="ce3267"/>
          <table:table-cell table:style-name="ce3293" table:number-columns-repeated="3"/>
          <table:table-cell table:style-name="ce3314"/>
          <table:table-cell table:style-name="ce3358" table:number-columns-repeated="3"/>
          <table:table-cell table:style-name="ce3338"/>
          <table:table-cell table:style-name="ce3293"/>
          <table:table-cell table:style-name="ce3338"/>
          <table:table-cell table:style-name="ce3442"/>
          <table:table-cell table:style-name="ce3557"/>
          <table:table-cell table:style-name="ce3575"/>
          <table:table-cell table:style-name="ce3254"/>
          <table:table-cell/>
          <table:table-cell table:style-name="ce3307"/>
          <table:table-cell table:style-name="ce3283"/>
          <table:table-cell/>
          <table:table-cell table:style-name="ce3283"/>
          <table:table-cell table:style-name="ce3375" table:number-columns-repeated="3"/>
          <table:table-cell table:style-name="ce3285"/>
          <table:table-cell table:number-columns-repeated="3"/>
          <table:table-cell table:style-name="ce3477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55"/>
          <table:table-cell/>
          <table:table-cell table:style-name="ce3283"/>
          <table:table-cell/>
          <table:table-cell table:style-name="ce3283"/>
          <table:table-cell table:number-columns-repeated="8"/>
          <table:table-cell table:style-name="ce3478"/>
          <table:table-cell table:style-name="ce3500"/>
          <table:table-cell table:style-name="ce3349"/>
          <table:table-cell table:number-columns-repeated="2"/>
          <table:table-cell table:style-name="ce3334"/>
          <table:table-cell table:style-name="ce3505"/>
          <table:table-cell table:style-name="ce3393"/>
          <table:table-cell table:style-name="ce3376"/>
          <table:table-cell table:style-name="ce3285"/>
          <table:table-cell table:number-columns-repeated="3"/>
          <table:table-cell table:style-name="ce3285"/>
          <table:table-cell table:style-name="ce3510"/>
          <table:table-cell table:style-name="ce3262"/>
          <table:table-cell table:style-name="ce3283"/>
          <table:table-cell table:number-columns-repeated="3"/>
          <table:table-cell table:style-name="ce3283"/>
          <table:table-cell table:style-name="ce3380"/>
          <table:table-cell table:style-name="ce3393"/>
          <table:table-cell table:style-name="ce3410"/>
          <table:table-cell table:style-name="ce3284"/>
          <table:table-cell table:number-columns-repeated="2"/>
          <table:table-cell table:style-name="ce3350"/>
          <table:table-cell table:style-name="ce3486"/>
          <table:table-cell table:style-name="ce3255"/>
          <table:table-cell table:style-name="ce3293" table:number-columns-repeated="8"/>
          <table:table-cell table:style-name="ce3338"/>
          <table:table-cell table:style-name="ce3293"/>
          <table:table-cell table:style-name="ce3338"/>
          <table:table-cell table:style-name="ce3557"/>
          <table:table-cell table:style-name="ce3576"/>
          <table:table-cell table:style-name="ce3255"/>
          <table:table-cell/>
          <table:table-cell table:style-name="ce3283"/>
          <table:table-cell/>
          <table:table-cell table:style-name="ce3283"/>
          <table:table-cell table:number-columns-repeated="8"/>
          <table:table-cell table:style-name="ce3478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56"/>
          <table:table-cell table:style-name="ce3283"/>
          <table:table-cell/>
          <table:table-cell table:style-name="ce3310"/>
          <table:table-cell table:style-name="ce3285"/>
          <table:table-cell table:number-columns-repeated="7"/>
          <table:table-cell table:style-name="ce3454"/>
          <table:table-cell table:style-name="ce3479"/>
          <table:table-cell table:style-name="ce3256"/>
          <table:table-cell table:style-name="ce3405"/>
          <table:table-cell table:number-columns-repeated="2"/>
          <table:table-cell table:style-name="ce3283"/>
          <table:table-cell table:style-name="ce3375" table:number-columns-repeated="2"/>
          <table:table-cell table:style-name="ce3285"/>
          <table:table-cell table:number-columns-repeated="4"/>
          <table:table-cell table:style-name="ce3334"/>
          <table:table-cell table:style-name="ce3479"/>
          <table:table-cell table:style-name="ce3256"/>
          <table:table-cell table:style-name="ce3284"/>
          <table:table-cell table:number-columns-repeated="4"/>
          <table:table-cell table:style-name="ce3283"/>
          <table:table-cell table:style-name="ce3375" table:number-columns-repeated="2"/>
          <table:table-cell table:style-name="ce3285"/>
          <table:table-cell table:number-columns-repeated="2"/>
          <table:table-cell table:style-name="ce3454"/>
          <table:table-cell table:style-name="ce3479"/>
          <table:table-cell table:style-name="ce3268"/>
          <table:table-cell table:style-name="ce3294"/>
          <table:table-cell table:style-name="ce3293" table:number-columns-repeated="7"/>
          <table:table-cell table:style-name="ce3314"/>
          <table:table-cell table:style-name="ce3313"/>
          <table:table-cell table:style-name="ce3293"/>
          <table:table-cell table:style-name="ce3558"/>
          <table:table-cell table:style-name="ce3577"/>
          <table:table-cell table:style-name="ce3256"/>
          <table:table-cell table:style-name="ce3283"/>
          <table:table-cell/>
          <table:table-cell table:style-name="ce3310"/>
          <table:table-cell table:style-name="ce3285"/>
          <table:table-cell table:number-columns-repeated="7"/>
          <table:table-cell table:style-name="ce3454"/>
          <table:table-cell table:style-name="ce3479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57"/>
          <table:table-cell table:style-name="ce3284"/>
          <table:table-cell table:number-columns-repeated="4"/>
          <table:table-cell table:style-name="ce3285"/>
          <table:table-cell table:style-name="ce3381" table:number-columns-repeated="2"/>
          <table:table-cell table:style-name="ce3283"/>
          <table:table-cell table:number-columns-repeated="2"/>
          <table:table-cell table:style-name="ce3455"/>
          <table:table-cell table:style-name="ce3480"/>
          <table:table-cell table:style-name="ce3257"/>
          <table:table-cell table:style-name="ce3410"/>
          <table:table-cell table:number-columns-repeated="7"/>
          <table:table-cell table:style-name="ce3285"/>
          <table:table-cell table:style-name="ce3503"/>
          <table:table-cell/>
          <table:table-cell table:style-name="ce3283"/>
          <table:table-cell table:style-name="ce3480"/>
          <table:table-cell table:style-name="ce3257"/>
          <table:table-cell table:style-name="ce3285"/>
          <table:table-cell/>
          <table:table-cell table:style-name="ce3307"/>
          <table:table-cell table:style-name="ce3283"/>
          <table:table-cell table:number-columns-repeated="7"/>
          <table:table-cell table:style-name="ce3455"/>
          <table:table-cell table:style-name="ce3480"/>
          <table:table-cell table:style-name="ce3269"/>
          <table:table-cell table:style-name="ce3295"/>
          <table:table-cell table:style-name="ce3293" table:number-columns-repeated="2"/>
          <table:table-cell table:style-name="ce3338"/>
          <table:table-cell table:style-name="ce3297" table:number-columns-repeated="2"/>
          <table:table-cell table:style-name="ce3314"/>
          <table:table-cell table:style-name="ce3293" table:number-columns-repeated="4"/>
          <table:table-cell table:style-name="ce3559"/>
          <table:table-cell table:style-name="ce3578"/>
          <table:table-cell table:style-name="ce3257"/>
          <table:table-cell table:style-name="ce3284"/>
          <table:table-cell table:number-columns-repeated="4"/>
          <table:table-cell table:style-name="ce3285"/>
          <table:table-cell table:style-name="ce3381" table:number-columns-repeated="2"/>
          <table:table-cell table:style-name="ce3283"/>
          <table:table-cell table:number-columns-repeated="2"/>
          <table:table-cell table:style-name="ce3455"/>
          <table:table-cell table:style-name="ce3480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58"/>
          <table:table-cell table:style-name="ce3285"/>
          <table:table-cell table:number-columns-repeated="3"/>
          <table:table-cell table:style-name="ce3285"/>
          <table:table-cell table:style-name="ce3376"/>
          <table:table-cell table:style-name="ce3392"/>
          <table:table-cell table:style-name="ce3405"/>
          <table:table-cell table:style-name="ce3284"/>
          <table:table-cell table:number-columns-repeated="2"/>
          <table:table-cell table:style-name="ce3349"/>
          <table:table-cell table:style-name="ce3481"/>
          <table:table-cell table:style-name="ce3263"/>
          <table:table-cell table:number-columns-repeated="8"/>
          <table:table-cell table:style-name="ce3283"/>
          <table:table-cell/>
          <table:table-cell table:style-name="ce3283"/>
          <table:table-cell/>
          <table:table-cell table:style-name="ce3487"/>
          <table:table-cell table:style-name="ce3263"/>
          <table:table-cell/>
          <table:table-cell table:style-name="ce3285"/>
          <table:table-cell/>
          <table:table-cell table:style-name="ce3285"/>
          <table:table-cell table:number-columns-repeated="8"/>
          <table:table-cell table:style-name="ce3487"/>
          <table:table-cell table:style-name="ce3270"/>
          <table:table-cell table:style-name="ce3296"/>
          <table:table-cell table:style-name="ce3293" table:number-columns-repeated="2"/>
          <table:table-cell table:style-name="ce3337"/>
          <table:table-cell table:style-name="ce3359"/>
          <table:table-cell table:style-name="ce3385"/>
          <table:table-cell table:style-name="ce3394"/>
          <table:table-cell table:style-name="ce3314"/>
          <table:table-cell table:style-name="ce3293" table:number-columns-repeated="3"/>
          <table:table-cell table:style-name="ce3560"/>
          <table:table-cell table:style-name="ce3579"/>
          <table:table-cell table:style-name="ce3258"/>
          <table:table-cell table:style-name="ce3285"/>
          <table:table-cell table:number-columns-repeated="3"/>
          <table:table-cell table:style-name="ce3285"/>
          <table:table-cell table:style-name="ce3376"/>
          <table:table-cell table:style-name="ce3392"/>
          <table:table-cell table:style-name="ce3405"/>
          <table:table-cell table:style-name="ce3284"/>
          <table:table-cell table:number-columns-repeated="2"/>
          <table:table-cell table:style-name="ce3349"/>
          <table:table-cell table:style-name="ce3481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54"/>
          <table:table-cell table:number-columns-repeated="3"/>
          <table:table-cell table:style-name="ce3285"/>
          <table:table-cell table:style-name="ce3350"/>
          <table:table-cell table:style-name="ce3377" table:number-columns-repeated="2"/>
          <table:table-cell table:style-name="ce3406"/>
          <table:table-cell table:style-name="ce3284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285"/>
          <table:table-cell table:style-name="ce3381" table:number-columns-repeated="3"/>
          <table:table-cell table:style-name="ce3283"/>
          <table:table-cell/>
          <table:table-cell table:style-name="ce3283"/>
          <table:table-cell table:style-name="ce3506"/>
          <table:table-cell/>
          <table:table-cell table:style-name="ce3477"/>
          <table:table-cell table:style-name="ce3254"/>
          <table:table-cell/>
          <table:table-cell table:style-name="ce3310"/>
          <table:table-cell table:style-name="ce3285"/>
          <table:table-cell/>
          <table:table-cell table:style-name="ce3285"/>
          <table:table-cell table:style-name="ce3381" table:number-columns-repeated="3"/>
          <table:table-cell table:style-name="ce3283"/>
          <table:table-cell table:number-columns-repeated="3"/>
          <table:table-cell table:style-name="ce3477"/>
          <table:table-cell table:style-name="ce3267"/>
          <table:table-cell table:style-name="ce3293" table:number-columns-repeated="3"/>
          <table:table-cell table:style-name="ce3337"/>
          <table:table-cell table:style-name="ce3360"/>
          <table:table-cell table:style-name="ce3386" table:number-columns-repeated="2"/>
          <table:table-cell table:style-name="ce3413"/>
          <table:table-cell table:style-name="ce3314"/>
          <table:table-cell table:style-name="ce3293" table:number-columns-repeated="2"/>
          <table:table-cell table:style-name="ce3561"/>
          <table:table-cell table:style-name="ce3580"/>
          <table:table-cell table:style-name="ce3254"/>
          <table:table-cell table:number-columns-repeated="3"/>
          <table:table-cell table:style-name="ce3285"/>
          <table:table-cell table:style-name="ce3350"/>
          <table:table-cell table:style-name="ce3377" table:number-columns-repeated="2"/>
          <table:table-cell table:style-name="ce3406"/>
          <table:table-cell table:style-name="ce3284"/>
          <table:table-cell table:number-columns-repeated="3"/>
          <table:table-cell table:style-name="ce3477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59"/>
          <table:table-cell table:style-name="ce3286"/>
          <table:table-cell table:style-name="ce3283"/>
          <table:table-cell/>
          <table:table-cell table:style-name="ce3334"/>
          <table:table-cell table:style-name="ce3351"/>
          <table:table-cell table:style-name="ce3378" table:number-columns-repeated="2"/>
          <table:table-cell table:style-name="ce3407"/>
          <table:table-cell table:style-name="ce3284"/>
          <table:table-cell/>
          <table:table-cell table:style-name="ce3285"/>
          <table:table-cell table:style-name="ce3381"/>
          <table:table-cell table:style-name="ce3482"/>
          <table:table-cell table:style-name="ce3501"/>
          <table:table-cell table:style-name="ce3407"/>
          <table:table-cell table:style-name="ce3503"/>
          <table:table-cell/>
          <table:table-cell table:style-name="ce3334"/>
          <table:table-cell table:style-name="ce3350"/>
          <table:table-cell table:style-name="ce3377" table:number-columns-repeated="2"/>
          <table:table-cell table:style-name="ce3349"/>
          <table:table-cell table:style-name="ce3283"/>
          <table:table-cell table:number-columns-repeated="3"/>
          <table:table-cell table:style-name="ce3511"/>
          <table:table-cell table:style-name="ce3264"/>
          <table:table-cell table:number-columns-repeated="3"/>
          <table:table-cell table:style-name="ce3285"/>
          <table:table-cell table:style-name="ce3350"/>
          <table:table-cell table:style-name="ce3377" table:number-columns-repeated="2"/>
          <table:table-cell table:style-name="ce3349"/>
          <table:table-cell table:style-name="ce3284"/>
          <table:table-cell/>
          <table:table-cell table:style-name="ce3307"/>
          <table:table-cell table:style-name="ce3351"/>
          <table:table-cell table:style-name="ce3488"/>
          <table:table-cell table:style-name="ce3271"/>
          <table:table-cell table:style-name="ce3297"/>
          <table:table-cell table:style-name="ce3314"/>
          <table:table-cell table:style-name="ce3293"/>
          <table:table-cell table:style-name="ce3337"/>
          <table:table-cell table:style-name="ce3361"/>
          <table:table-cell table:style-name="ce3387" table:number-columns-repeated="2"/>
          <table:table-cell table:style-name="ce3539"/>
          <table:table-cell table:style-name="ce3543"/>
          <table:table-cell table:style-name="ce3547"/>
          <table:table-cell table:style-name="ce3551"/>
          <table:table-cell table:style-name="ce3562"/>
          <table:table-cell table:style-name="ce3581"/>
          <table:table-cell table:style-name="ce3259"/>
          <table:table-cell table:style-name="ce3286"/>
          <table:table-cell table:style-name="ce3283"/>
          <table:table-cell/>
          <table:table-cell table:style-name="ce3334"/>
          <table:table-cell table:style-name="ce3351"/>
          <table:table-cell table:style-name="ce3378" table:number-columns-repeated="2"/>
          <table:table-cell table:style-name="ce3407"/>
          <table:table-cell table:style-name="ce3284"/>
          <table:table-cell/>
          <table:table-cell table:style-name="ce3285"/>
          <table:table-cell table:style-name="ce3381"/>
          <table:table-cell table:style-name="ce3482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60"/>
          <table:table-cell table:style-name="ce3287"/>
          <table:table-cell table:style-name="ce3308"/>
          <table:table-cell table:style-name="ce3321"/>
          <table:table-cell table:style-name="ce3335"/>
          <table:table-cell table:style-name="ce3352"/>
          <table:table-cell table:style-name="ce3321" table:number-columns-repeated="2"/>
          <table:table-cell table:style-name="ce3287"/>
          <table:table-cell table:style-name="ce3308"/>
          <table:table-cell table:style-name="ce3321"/>
          <table:table-cell table:style-name="ce3335"/>
          <table:table-cell table:style-name="ce3355"/>
          <table:table-cell table:style-name="ce3483"/>
          <table:table-cell table:style-name="ce3502"/>
          <table:table-cell table:style-name="ce3287"/>
          <table:table-cell table:style-name="ce3308"/>
          <table:table-cell table:style-name="ce3321"/>
          <table:table-cell table:style-name="ce3335"/>
          <table:table-cell table:style-name="ce3355"/>
          <table:table-cell table:style-name="ce3382" table:number-columns-repeated="2"/>
          <table:table-cell table:style-name="ce3411"/>
          <table:table-cell table:style-name="ce3308"/>
          <table:table-cell table:style-name="ce3321"/>
          <table:table-cell table:style-name="ce3507"/>
          <table:table-cell table:style-name="ce3509"/>
          <table:table-cell table:style-name="ce3483"/>
          <table:table-cell table:style-name="ce3260"/>
          <table:table-cell table:style-name="ce3290"/>
          <table:table-cell table:style-name="ce3311"/>
          <table:table-cell table:style-name="ce3321"/>
          <table:table-cell table:style-name="ce3335"/>
          <table:table-cell table:style-name="ce3355"/>
          <table:table-cell table:style-name="ce3382" table:number-columns-repeated="2"/>
          <table:table-cell table:style-name="ce3411"/>
          <table:table-cell table:style-name="ce3308"/>
          <table:table-cell table:style-name="ce3321"/>
          <table:table-cell table:style-name="ce3335"/>
          <table:table-cell table:style-name="ce3352"/>
          <table:table-cell table:style-name="ce3489"/>
          <table:table-cell table:style-name="ce3272"/>
          <table:table-cell table:style-name="ce3298"/>
          <table:table-cell table:style-name="ce3315"/>
          <table:table-cell table:style-name="ce3323"/>
          <table:table-cell table:style-name="ce3339"/>
          <table:table-cell table:style-name="ce3362"/>
          <table:table-cell table:style-name="ce3323" table:number-columns-repeated="2"/>
          <table:table-cell table:style-name="ce3540"/>
          <table:table-cell table:style-name="ce3544"/>
          <table:table-cell table:style-name="ce3548"/>
          <table:table-cell table:style-name="ce3552"/>
          <table:table-cell table:style-name="ce3563"/>
          <table:table-cell table:style-name="ce3582"/>
          <table:table-cell table:style-name="ce3260"/>
          <table:table-cell table:style-name="ce3287"/>
          <table:table-cell table:style-name="ce3308"/>
          <table:table-cell table:style-name="ce3321"/>
          <table:table-cell table:style-name="ce3335"/>
          <table:table-cell table:style-name="ce3352"/>
          <table:table-cell table:style-name="ce3321" table:number-columns-repeated="2"/>
          <table:table-cell table:style-name="ce3287"/>
          <table:table-cell table:style-name="ce3308"/>
          <table:table-cell table:style-name="ce3321"/>
          <table:table-cell table:style-name="ce3335"/>
          <table:table-cell table:style-name="ce3355"/>
          <table:table-cell table:style-name="ce3483"/>
          <table:table-cell table:number-columns-repeated="911"/>
          <table:table-cell table:style-name="Default" table:number-columns-repeated="42"/>
        </table:table-row>
        <table:table-row table:style-name="ro1">
          <table:table-cell office:value-type="string" calcext:value-type="string">
            <text:p>Sym Hor</text:p>
          </table:table-cell>
          <table:table-cell table:style-name="ce3252"/>
          <table:table-cell table:style-name="ce3288"/>
          <table:table-cell table:style-name="ce3309"/>
          <table:table-cell table:style-name="ce3320"/>
          <table:table-cell table:style-name="ce3333"/>
          <table:table-cell table:style-name="ce3353"/>
          <table:table-cell table:style-name="ce3320" table:number-columns-repeated="2"/>
          <table:table-cell table:style-name="ce3288"/>
          <table:table-cell table:style-name="ce3309"/>
          <table:table-cell table:style-name="ce3320"/>
          <table:table-cell table:style-name="ce3333"/>
          <table:table-cell table:style-name="ce3348"/>
          <table:table-cell table:style-name="ce3484"/>
          <table:table-cell table:style-name="ce3252"/>
          <table:table-cell table:style-name="ce3404"/>
          <table:table-cell table:style-name="ce3309"/>
          <table:table-cell table:style-name="ce3320"/>
          <table:table-cell table:style-name="ce3333"/>
          <table:table-cell table:style-name="ce3353"/>
          <table:table-cell table:style-name="ce3320" table:number-columns-repeated="2"/>
          <table:table-cell table:style-name="ce3288"/>
          <table:table-cell table:style-name="ce3309"/>
          <table:table-cell table:style-name="ce3320"/>
          <table:table-cell table:style-name="ce3333"/>
          <table:table-cell table:style-name="ce3353"/>
          <table:table-cell table:style-name="ce3484"/>
          <table:table-cell table:style-name="ce3252"/>
          <table:table-cell table:style-name="ce3282"/>
          <table:table-cell table:style-name="ce3306"/>
          <table:table-cell table:style-name="ce3320"/>
          <table:table-cell table:style-name="ce3333"/>
          <table:table-cell table:style-name="ce3348"/>
          <table:table-cell table:style-name="ce3373" table:number-columns-repeated="2"/>
          <table:table-cell table:style-name="ce3404"/>
          <table:table-cell table:style-name="ce3309"/>
          <table:table-cell table:style-name="ce3320"/>
          <table:table-cell table:style-name="ce3333"/>
          <table:table-cell table:style-name="ce3353"/>
          <table:table-cell table:style-name="ce3475"/>
          <table:table-cell table:style-name="ce3265"/>
          <table:table-cell table:style-name="ce3291"/>
          <table:table-cell table:style-name="ce3312"/>
          <table:table-cell table:style-name="ce3322"/>
          <table:table-cell table:style-name="ce3336"/>
          <table:table-cell table:style-name="ce3356"/>
          <table:table-cell table:style-name="ce3383" table:number-columns-repeated="2"/>
          <table:table-cell table:style-name="ce3412"/>
          <table:table-cell table:style-name="ce3312"/>
          <table:table-cell table:style-name="ce3322"/>
          <table:table-cell table:style-name="ce3441"/>
          <table:table-cell table:style-name="ce3564"/>
          <table:table-cell table:style-name="ce3583"/>
          <table:table-cell table:style-name="ce3252"/>
          <table:table-cell table:style-name="ce3288"/>
          <table:table-cell table:style-name="ce3309"/>
          <table:table-cell table:style-name="ce3320"/>
          <table:table-cell table:style-name="ce3333"/>
          <table:table-cell table:style-name="ce3353"/>
          <table:table-cell table:style-name="ce3320" table:number-columns-repeated="2"/>
          <table:table-cell table:style-name="ce3288"/>
          <table:table-cell table:style-name="ce3309"/>
          <table:table-cell table:style-name="ce3320"/>
          <table:table-cell table:style-name="ce3333"/>
          <table:table-cell table:style-name="ce3348"/>
          <table:table-cell table:style-name="ce3484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61"/>
          <table:table-cell table:style-name="ce3289"/>
          <table:table-cell table:style-name="ce3285"/>
          <table:table-cell/>
          <table:table-cell table:style-name="ce3334"/>
          <table:table-cell table:style-name="ce3354"/>
          <table:table-cell table:style-name="ce3379" table:number-columns-repeated="2"/>
          <table:table-cell table:style-name="ce3408"/>
          <table:table-cell table:style-name="ce3284"/>
          <table:table-cell/>
          <table:table-cell table:style-name="ce3283"/>
          <table:table-cell table:style-name="ce3375"/>
          <table:table-cell table:style-name="ce3485"/>
          <table:table-cell table:style-name="ce3261"/>
          <table:table-cell table:style-name="ce3375"/>
          <table:table-cell table:style-name="ce3285"/>
          <table:table-cell/>
          <table:table-cell table:style-name="ce3334"/>
          <table:table-cell table:style-name="ce3354"/>
          <table:table-cell table:style-name="ce3379" table:number-columns-repeated="2"/>
          <table:table-cell table:style-name="ce3408"/>
          <table:table-cell table:style-name="ce3284"/>
          <table:table-cell/>
          <table:table-cell table:style-name="ce3283"/>
          <table:table-cell table:style-name="ce3508"/>
          <table:table-cell table:style-name="ce3485"/>
          <table:table-cell table:style-name="ce3253"/>
          <table:table-cell table:number-columns-repeated="3"/>
          <table:table-cell table:style-name="ce3283"/>
          <table:table-cell table:style-name="ce3349"/>
          <table:table-cell table:style-name="ce3374" table:number-columns-repeated="2"/>
          <table:table-cell table:style-name="ce3350"/>
          <table:table-cell table:style-name="ce3284"/>
          <table:table-cell/>
          <table:table-cell table:style-name="ce3310"/>
          <table:table-cell table:style-name="ce3354"/>
          <table:table-cell table:style-name="ce3476"/>
          <table:table-cell table:style-name="ce3266"/>
          <table:table-cell table:style-name="ce3292"/>
          <table:table-cell table:style-name="ce3313"/>
          <table:table-cell table:style-name="ce3293"/>
          <table:table-cell table:style-name="ce3337"/>
          <table:table-cell table:style-name="ce3357"/>
          <table:table-cell table:style-name="ce3384" table:number-columns-repeated="2"/>
          <table:table-cell table:style-name="ce3296"/>
          <table:table-cell table:style-name="ce3338"/>
          <table:table-cell table:style-name="ce3293" table:number-columns-repeated="2"/>
          <table:table-cell table:style-name="ce3565"/>
          <table:table-cell table:style-name="ce3584"/>
          <table:table-cell table:style-name="ce3261"/>
          <table:table-cell table:style-name="ce3289"/>
          <table:table-cell table:style-name="ce3285"/>
          <table:table-cell/>
          <table:table-cell table:style-name="ce3334"/>
          <table:table-cell table:style-name="ce3354"/>
          <table:table-cell table:style-name="ce3379" table:number-columns-repeated="2"/>
          <table:table-cell table:style-name="ce3408"/>
          <table:table-cell table:style-name="ce3284"/>
          <table:table-cell/>
          <table:table-cell table:style-name="ce3283"/>
          <table:table-cell table:style-name="ce3375"/>
          <table:table-cell table:style-name="ce3485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54"/>
          <table:table-cell table:number-columns-repeated="3"/>
          <table:table-cell table:style-name="ce3283"/>
          <table:table-cell table:style-name="ce3349"/>
          <table:table-cell table:style-name="ce3374" table:number-columns-repeated="2"/>
          <table:table-cell table:style-name="ce3409"/>
          <table:table-cell table:style-name="ce3284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334"/>
          <table:table-cell table:style-name="ce3504"/>
          <table:table-cell table:style-name="ce3374" table:number-columns-repeated="2"/>
          <table:table-cell table:style-name="ce3350"/>
          <table:table-cell table:style-name="ce3285"/>
          <table:table-cell table:number-columns-repeated="3"/>
          <table:table-cell table:style-name="ce3477"/>
          <table:table-cell table:style-name="ce3254"/>
          <table:table-cell/>
          <table:table-cell table:style-name="ce3307"/>
          <table:table-cell table:style-name="ce3283"/>
          <table:table-cell/>
          <table:table-cell table:style-name="ce3283"/>
          <table:table-cell table:style-name="ce3375" table:number-columns-repeated="3"/>
          <table:table-cell table:style-name="ce3285"/>
          <table:table-cell table:number-columns-repeated="3"/>
          <table:table-cell table:style-name="ce3477"/>
          <table:table-cell table:style-name="ce3267"/>
          <table:table-cell table:style-name="ce3293" table:number-columns-repeated="3"/>
          <table:table-cell table:style-name="ce3314"/>
          <table:table-cell table:style-name="ce3358" table:number-columns-repeated="3"/>
          <table:table-cell table:style-name="ce3338"/>
          <table:table-cell table:style-name="ce3293"/>
          <table:table-cell table:style-name="ce3338"/>
          <table:table-cell table:style-name="ce3442"/>
          <table:table-cell table:style-name="ce3566"/>
          <table:table-cell table:style-name="ce3585"/>
          <table:table-cell table:style-name="ce3254"/>
          <table:table-cell table:number-columns-repeated="3"/>
          <table:table-cell table:style-name="ce3283"/>
          <table:table-cell table:style-name="ce3349"/>
          <table:table-cell table:style-name="ce3374" table:number-columns-repeated="2"/>
          <table:table-cell table:style-name="ce3409"/>
          <table:table-cell table:style-name="ce3284"/>
          <table:table-cell table:number-columns-repeated="3"/>
          <table:table-cell table:style-name="ce3477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62"/>
          <table:table-cell table:style-name="ce3283"/>
          <table:table-cell table:number-columns-repeated="3"/>
          <table:table-cell table:style-name="ce3283"/>
          <table:table-cell table:style-name="ce3380"/>
          <table:table-cell table:style-name="ce3393"/>
          <table:table-cell table:style-name="ce3410"/>
          <table:table-cell table:style-name="ce3284"/>
          <table:table-cell table:number-columns-repeated="2"/>
          <table:table-cell table:style-name="ce3350"/>
          <table:table-cell table:style-name="ce3486"/>
          <table:table-cell table:style-name="ce3500"/>
          <table:table-cell table:style-name="ce3349"/>
          <table:table-cell table:number-columns-repeated="2"/>
          <table:table-cell table:style-name="ce3334"/>
          <table:table-cell table:style-name="ce3505"/>
          <table:table-cell table:style-name="ce3393"/>
          <table:table-cell table:style-name="ce3376"/>
          <table:table-cell table:style-name="ce3285"/>
          <table:table-cell table:number-columns-repeated="3"/>
          <table:table-cell table:style-name="ce3285"/>
          <table:table-cell table:style-name="ce3510"/>
          <table:table-cell table:style-name="ce3255"/>
          <table:table-cell/>
          <table:table-cell table:style-name="ce3283"/>
          <table:table-cell/>
          <table:table-cell table:style-name="ce3283"/>
          <table:table-cell table:number-columns-repeated="8"/>
          <table:table-cell table:style-name="ce3478"/>
          <table:table-cell table:style-name="ce3255"/>
          <table:table-cell table:style-name="ce3293" table:number-columns-repeated="8"/>
          <table:table-cell table:style-name="ce3338"/>
          <table:table-cell table:style-name="ce3293"/>
          <table:table-cell table:style-name="ce3338"/>
          <table:table-cell table:style-name="ce3566"/>
          <table:table-cell table:style-name="ce3586"/>
          <table:table-cell table:style-name="ce3262"/>
          <table:table-cell table:style-name="ce3283"/>
          <table:table-cell table:number-columns-repeated="3"/>
          <table:table-cell table:style-name="ce3283"/>
          <table:table-cell table:style-name="ce3380"/>
          <table:table-cell table:style-name="ce3393"/>
          <table:table-cell table:style-name="ce3410"/>
          <table:table-cell table:style-name="ce3284"/>
          <table:table-cell table:number-columns-repeated="2"/>
          <table:table-cell table:style-name="ce3350"/>
          <table:table-cell table:style-name="ce3486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56"/>
          <table:table-cell table:style-name="ce3284"/>
          <table:table-cell table:number-columns-repeated="4"/>
          <table:table-cell table:style-name="ce3283"/>
          <table:table-cell table:style-name="ce3375" table:number-columns-repeated="2"/>
          <table:table-cell table:style-name="ce3285"/>
          <table:table-cell table:number-columns-repeated="2"/>
          <table:table-cell table:style-name="ce3454"/>
          <table:table-cell table:style-name="ce3479"/>
          <table:table-cell table:style-name="ce3256"/>
          <table:table-cell table:style-name="ce3405"/>
          <table:table-cell table:number-columns-repeated="2"/>
          <table:table-cell table:style-name="ce3283"/>
          <table:table-cell table:style-name="ce3375" table:number-columns-repeated="2"/>
          <table:table-cell table:style-name="ce3285"/>
          <table:table-cell table:number-columns-repeated="4"/>
          <table:table-cell table:style-name="ce3334"/>
          <table:table-cell table:style-name="ce3479"/>
          <table:table-cell table:style-name="ce3256"/>
          <table:table-cell table:style-name="ce3283"/>
          <table:table-cell/>
          <table:table-cell table:style-name="ce3310"/>
          <table:table-cell table:style-name="ce3285"/>
          <table:table-cell table:number-columns-repeated="7"/>
          <table:table-cell table:style-name="ce3454"/>
          <table:table-cell table:style-name="ce3479"/>
          <table:table-cell table:style-name="ce3268"/>
          <table:table-cell table:style-name="ce3294"/>
          <table:table-cell table:style-name="ce3293" table:number-columns-repeated="7"/>
          <table:table-cell table:style-name="ce3314"/>
          <table:table-cell table:style-name="ce3313"/>
          <table:table-cell table:style-name="ce3293"/>
          <table:table-cell table:style-name="ce3567"/>
          <table:table-cell table:style-name="ce3587"/>
          <table:table-cell table:style-name="ce3256"/>
          <table:table-cell table:style-name="ce3284"/>
          <table:table-cell table:number-columns-repeated="4"/>
          <table:table-cell table:style-name="ce3283"/>
          <table:table-cell table:style-name="ce3375" table:number-columns-repeated="2"/>
          <table:table-cell table:style-name="ce3285"/>
          <table:table-cell table:number-columns-repeated="2"/>
          <table:table-cell table:style-name="ce3454"/>
          <table:table-cell table:style-name="ce3479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57"/>
          <table:table-cell table:style-name="ce3285"/>
          <table:table-cell/>
          <table:table-cell table:style-name="ce3307"/>
          <table:table-cell table:style-name="ce3283"/>
          <table:table-cell table:number-columns-repeated="7"/>
          <table:table-cell table:style-name="ce3455"/>
          <table:table-cell table:style-name="ce3480"/>
          <table:table-cell table:style-name="ce3257"/>
          <table:table-cell table:style-name="ce3410"/>
          <table:table-cell table:number-columns-repeated="7"/>
          <table:table-cell table:style-name="ce3285"/>
          <table:table-cell table:style-name="ce3503"/>
          <table:table-cell/>
          <table:table-cell table:style-name="ce3283"/>
          <table:table-cell table:style-name="ce3480"/>
          <table:table-cell table:style-name="ce3257"/>
          <table:table-cell table:style-name="ce3284"/>
          <table:table-cell table:number-columns-repeated="4"/>
          <table:table-cell table:style-name="ce3285"/>
          <table:table-cell table:style-name="ce3381" table:number-columns-repeated="2"/>
          <table:table-cell table:style-name="ce3283"/>
          <table:table-cell table:number-columns-repeated="2"/>
          <table:table-cell table:style-name="ce3455"/>
          <table:table-cell table:style-name="ce3480"/>
          <table:table-cell table:style-name="ce3269"/>
          <table:table-cell table:style-name="ce3295"/>
          <table:table-cell table:style-name="ce3293" table:number-columns-repeated="2"/>
          <table:table-cell table:style-name="ce3338"/>
          <table:table-cell table:style-name="ce3297" table:number-columns-repeated="2"/>
          <table:table-cell table:style-name="ce3314"/>
          <table:table-cell table:style-name="ce3293" table:number-columns-repeated="4"/>
          <table:table-cell table:style-name="ce3568"/>
          <table:table-cell table:style-name="ce3588"/>
          <table:table-cell table:style-name="ce3257"/>
          <table:table-cell table:style-name="ce3285"/>
          <table:table-cell/>
          <table:table-cell table:style-name="ce3307"/>
          <table:table-cell table:style-name="ce3283"/>
          <table:table-cell table:number-columns-repeated="7"/>
          <table:table-cell table:style-name="ce3455"/>
          <table:table-cell table:style-name="ce3480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63"/>
          <table:table-cell/>
          <table:table-cell table:style-name="ce3285"/>
          <table:table-cell/>
          <table:table-cell table:style-name="ce3285"/>
          <table:table-cell table:number-columns-repeated="8"/>
          <table:table-cell table:style-name="ce3487"/>
          <table:table-cell table:style-name="ce3263"/>
          <table:table-cell table:number-columns-repeated="8"/>
          <table:table-cell table:style-name="ce3283"/>
          <table:table-cell/>
          <table:table-cell table:style-name="ce3283"/>
          <table:table-cell/>
          <table:table-cell table:style-name="ce3487"/>
          <table:table-cell table:style-name="ce3258"/>
          <table:table-cell table:style-name="ce3285"/>
          <table:table-cell table:number-columns-repeated="3"/>
          <table:table-cell table:style-name="ce3285"/>
          <table:table-cell table:style-name="ce3376"/>
          <table:table-cell table:style-name="ce3392"/>
          <table:table-cell table:style-name="ce3405"/>
          <table:table-cell table:style-name="ce3284"/>
          <table:table-cell table:number-columns-repeated="2"/>
          <table:table-cell table:style-name="ce3349"/>
          <table:table-cell table:style-name="ce3481"/>
          <table:table-cell table:style-name="ce3270"/>
          <table:table-cell table:style-name="ce3296"/>
          <table:table-cell table:style-name="ce3293" table:number-columns-repeated="2"/>
          <table:table-cell table:style-name="ce3337"/>
          <table:table-cell table:style-name="ce3359"/>
          <table:table-cell table:style-name="ce3385"/>
          <table:table-cell table:style-name="ce3394"/>
          <table:table-cell table:style-name="ce3314"/>
          <table:table-cell table:style-name="ce3293" table:number-columns-repeated="3"/>
          <table:table-cell table:style-name="ce3569"/>
          <table:table-cell table:style-name="ce3589"/>
          <table:table-cell table:style-name="ce3263"/>
          <table:table-cell/>
          <table:table-cell table:style-name="ce3285"/>
          <table:table-cell/>
          <table:table-cell table:style-name="ce3285"/>
          <table:table-cell table:number-columns-repeated="8"/>
          <table:table-cell table:style-name="ce3487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54"/>
          <table:table-cell/>
          <table:table-cell table:style-name="ce3310"/>
          <table:table-cell table:style-name="ce3285"/>
          <table:table-cell/>
          <table:table-cell table:style-name="ce3285"/>
          <table:table-cell table:style-name="ce3381" table:number-columns-repeated="3"/>
          <table:table-cell table:style-name="ce3283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285"/>
          <table:table-cell table:style-name="ce3381" table:number-columns-repeated="3"/>
          <table:table-cell table:style-name="ce3283"/>
          <table:table-cell/>
          <table:table-cell table:style-name="ce3283"/>
          <table:table-cell table:style-name="ce3506"/>
          <table:table-cell/>
          <table:table-cell table:style-name="ce3477"/>
          <table:table-cell table:style-name="ce3254"/>
          <table:table-cell table:number-columns-repeated="3"/>
          <table:table-cell table:style-name="ce3285"/>
          <table:table-cell table:style-name="ce3350"/>
          <table:table-cell table:style-name="ce3377" table:number-columns-repeated="2"/>
          <table:table-cell table:style-name="ce3406"/>
          <table:table-cell table:style-name="ce3284"/>
          <table:table-cell table:number-columns-repeated="3"/>
          <table:table-cell table:style-name="ce3477"/>
          <table:table-cell table:style-name="ce3267"/>
          <table:table-cell table:style-name="ce3293" table:number-columns-repeated="3"/>
          <table:table-cell table:style-name="ce3337"/>
          <table:table-cell table:style-name="ce3360"/>
          <table:table-cell table:style-name="ce3386" table:number-columns-repeated="2"/>
          <table:table-cell table:style-name="ce3413"/>
          <table:table-cell table:style-name="ce3314"/>
          <table:table-cell table:style-name="ce3293" table:number-columns-repeated="2"/>
          <table:table-cell table:style-name="ce3570"/>
          <table:table-cell table:style-name="ce3590"/>
          <table:table-cell table:style-name="ce3254"/>
          <table:table-cell/>
          <table:table-cell table:style-name="ce3310"/>
          <table:table-cell table:style-name="ce3285"/>
          <table:table-cell/>
          <table:table-cell table:style-name="ce3285"/>
          <table:table-cell table:style-name="ce3381" table:number-columns-repeated="3"/>
          <table:table-cell table:style-name="ce3283"/>
          <table:table-cell table:number-columns-repeated="3"/>
          <table:table-cell table:style-name="ce3477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64"/>
          <table:table-cell table:number-columns-repeated="3"/>
          <table:table-cell table:style-name="ce3285"/>
          <table:table-cell table:style-name="ce3350"/>
          <table:table-cell table:style-name="ce3377" table:number-columns-repeated="2"/>
          <table:table-cell table:style-name="ce3349"/>
          <table:table-cell table:style-name="ce3284"/>
          <table:table-cell/>
          <table:table-cell table:style-name="ce3307"/>
          <table:table-cell table:style-name="ce3351"/>
          <table:table-cell table:style-name="ce3488"/>
          <table:table-cell table:style-name="ce3501"/>
          <table:table-cell table:style-name="ce3407"/>
          <table:table-cell table:style-name="ce3503"/>
          <table:table-cell/>
          <table:table-cell table:style-name="ce3334"/>
          <table:table-cell table:style-name="ce3350"/>
          <table:table-cell table:style-name="ce3377" table:number-columns-repeated="2"/>
          <table:table-cell table:style-name="ce3349"/>
          <table:table-cell table:style-name="ce3283"/>
          <table:table-cell table:number-columns-repeated="3"/>
          <table:table-cell table:style-name="ce3511"/>
          <table:table-cell table:style-name="ce3259"/>
          <table:table-cell table:style-name="ce3286"/>
          <table:table-cell table:style-name="ce3283"/>
          <table:table-cell/>
          <table:table-cell table:style-name="ce3334"/>
          <table:table-cell table:style-name="ce3351"/>
          <table:table-cell table:style-name="ce3378" table:number-columns-repeated="2"/>
          <table:table-cell table:style-name="ce3407"/>
          <table:table-cell table:style-name="ce3284"/>
          <table:table-cell/>
          <table:table-cell table:style-name="ce3285"/>
          <table:table-cell table:style-name="ce3381"/>
          <table:table-cell table:style-name="ce3482"/>
          <table:table-cell table:style-name="ce3271"/>
          <table:table-cell table:style-name="ce3297"/>
          <table:table-cell table:style-name="ce3314"/>
          <table:table-cell table:style-name="ce3293"/>
          <table:table-cell table:style-name="ce3337"/>
          <table:table-cell table:style-name="ce3361"/>
          <table:table-cell table:style-name="ce3387" table:number-columns-repeated="2"/>
          <table:table-cell table:style-name="ce3541"/>
          <table:table-cell table:style-name="ce3545"/>
          <table:table-cell table:style-name="ce3549"/>
          <table:table-cell table:style-name="ce3553"/>
          <table:table-cell table:style-name="ce3571"/>
          <table:table-cell table:style-name="ce3591"/>
          <table:table-cell table:style-name="ce3264"/>
          <table:table-cell table:number-columns-repeated="3"/>
          <table:table-cell table:style-name="ce3285"/>
          <table:table-cell table:style-name="ce3350"/>
          <table:table-cell table:style-name="ce3377" table:number-columns-repeated="2"/>
          <table:table-cell table:style-name="ce3349"/>
          <table:table-cell table:style-name="ce3284"/>
          <table:table-cell/>
          <table:table-cell table:style-name="ce3307"/>
          <table:table-cell table:style-name="ce3351"/>
          <table:table-cell table:style-name="ce3488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60"/>
          <table:table-cell table:style-name="ce3290"/>
          <table:table-cell table:style-name="ce3311"/>
          <table:table-cell table:style-name="ce3321"/>
          <table:table-cell table:style-name="ce3335"/>
          <table:table-cell table:style-name="ce3355"/>
          <table:table-cell table:style-name="ce3382" table:number-columns-repeated="2"/>
          <table:table-cell table:style-name="ce3411"/>
          <table:table-cell table:style-name="ce3308"/>
          <table:table-cell table:style-name="ce3321"/>
          <table:table-cell table:style-name="ce3335"/>
          <table:table-cell table:style-name="ce3352"/>
          <table:table-cell table:style-name="ce3489"/>
          <table:table-cell table:style-name="ce3502"/>
          <table:table-cell table:style-name="ce3287"/>
          <table:table-cell table:style-name="ce3308"/>
          <table:table-cell table:style-name="ce3321"/>
          <table:table-cell table:style-name="ce3335"/>
          <table:table-cell table:style-name="ce3355"/>
          <table:table-cell table:style-name="ce3382" table:number-columns-repeated="2"/>
          <table:table-cell table:style-name="ce3411"/>
          <table:table-cell table:style-name="ce3308"/>
          <table:table-cell table:style-name="ce3321"/>
          <table:table-cell table:style-name="ce3507"/>
          <table:table-cell table:style-name="ce3509"/>
          <table:table-cell table:style-name="ce3483"/>
          <table:table-cell table:style-name="ce3260"/>
          <table:table-cell table:style-name="ce3287"/>
          <table:table-cell table:style-name="ce3308"/>
          <table:table-cell table:style-name="ce3321"/>
          <table:table-cell table:style-name="ce3335"/>
          <table:table-cell table:style-name="ce3352"/>
          <table:table-cell table:style-name="ce3321" table:number-columns-repeated="2"/>
          <table:table-cell table:style-name="ce3287"/>
          <table:table-cell table:style-name="ce3308"/>
          <table:table-cell table:style-name="ce3321"/>
          <table:table-cell table:style-name="ce3335"/>
          <table:table-cell table:style-name="ce3355"/>
          <table:table-cell table:style-name="ce3483"/>
          <table:table-cell table:style-name="ce3272"/>
          <table:table-cell table:style-name="ce3298"/>
          <table:table-cell table:style-name="ce3315"/>
          <table:table-cell table:style-name="ce3323"/>
          <table:table-cell table:style-name="ce3339"/>
          <table:table-cell table:style-name="ce3362"/>
          <table:table-cell table:style-name="ce3323" table:number-columns-repeated="2"/>
          <table:table-cell table:style-name="ce3542"/>
          <table:table-cell table:style-name="ce3546"/>
          <table:table-cell table:style-name="ce3550"/>
          <table:table-cell table:style-name="ce3554"/>
          <table:table-cell table:style-name="ce3572"/>
          <table:table-cell table:style-name="ce3592"/>
          <table:table-cell table:style-name="ce3260"/>
          <table:table-cell table:style-name="ce3290"/>
          <table:table-cell table:style-name="ce3311"/>
          <table:table-cell table:style-name="ce3321"/>
          <table:table-cell table:style-name="ce3335"/>
          <table:table-cell table:style-name="ce3355"/>
          <table:table-cell table:style-name="ce3382" table:number-columns-repeated="2"/>
          <table:table-cell table:style-name="ce3411"/>
          <table:table-cell table:style-name="ce3308"/>
          <table:table-cell table:style-name="ce3321"/>
          <table:table-cell table:style-name="ce3335"/>
          <table:table-cell table:style-name="ce3352"/>
          <table:table-cell table:style-name="ce3489"/>
          <table:table-cell table:number-columns-repeated="911"/>
          <table:table-cell table:style-name="Default" table:number-columns-repeated="42"/>
        </table:table-row>
        <table:table-row table:style-name="ro1">
          <table:table-cell office:value-type="string" calcext:value-type="string">
            <text:p>Sym Cen</text:p>
          </table:table-cell>
          <table:table-cell table:style-name="ce3252"/>
          <table:table-cell table:style-name="ce3282"/>
          <table:table-cell table:style-name="ce3306"/>
          <table:table-cell table:style-name="ce3320"/>
          <table:table-cell table:style-name="ce3333"/>
          <table:table-cell table:style-name="ce3348"/>
          <table:table-cell table:style-name="ce3373" table:number-columns-repeated="2"/>
          <table:table-cell table:style-name="ce3404"/>
          <table:table-cell table:style-name="ce3309"/>
          <table:table-cell table:style-name="ce3320"/>
          <table:table-cell table:style-name="ce3333"/>
          <table:table-cell table:style-name="ce3353"/>
          <table:table-cell table:style-name="ce3475"/>
          <table:table-cell table:style-name="ce3252"/>
          <table:table-cell table:style-name="ce3404"/>
          <table:table-cell table:style-name="ce3309"/>
          <table:table-cell table:style-name="ce3320"/>
          <table:table-cell table:style-name="ce3333"/>
          <table:table-cell table:style-name="ce3353"/>
          <table:table-cell table:style-name="ce3320" table:number-columns-repeated="2"/>
          <table:table-cell table:style-name="ce3288"/>
          <table:table-cell table:style-name="ce3309"/>
          <table:table-cell table:style-name="ce3320"/>
          <table:table-cell table:style-name="ce3333"/>
          <table:table-cell table:style-name="ce3353"/>
          <table:table-cell table:style-name="ce3484"/>
          <table:table-cell table:style-name="ce3265"/>
          <table:table-cell table:style-name="ce3291"/>
          <table:table-cell table:style-name="ce3312"/>
          <table:table-cell table:style-name="ce3322"/>
          <table:table-cell table:style-name="ce3336"/>
          <table:table-cell table:style-name="ce3356"/>
          <table:table-cell table:style-name="ce3383" table:number-columns-repeated="2"/>
          <table:table-cell table:style-name="ce3412"/>
          <table:table-cell table:style-name="ce3312"/>
          <table:table-cell table:style-name="ce3322"/>
          <table:table-cell table:style-name="ce3441"/>
          <table:table-cell table:style-name="ce3520"/>
          <table:table-cell table:style-name="ce3529"/>
          <table:table-cell table:style-name="ce3252"/>
          <table:table-cell table:style-name="ce3288"/>
          <table:table-cell table:style-name="ce3309"/>
          <table:table-cell table:style-name="ce3320"/>
          <table:table-cell table:style-name="ce3333"/>
          <table:table-cell table:style-name="ce3353"/>
          <table:table-cell table:style-name="ce3320" table:number-columns-repeated="2"/>
          <table:table-cell table:style-name="ce3288"/>
          <table:table-cell table:style-name="ce3309"/>
          <table:table-cell table:style-name="ce3320"/>
          <table:table-cell table:style-name="ce3333"/>
          <table:table-cell table:style-name="ce3348"/>
          <table:table-cell table:style-name="ce3484"/>
          <table:table-cell table:style-name="ce3252"/>
          <table:table-cell table:style-name="ce3282"/>
          <table:table-cell table:style-name="ce3306"/>
          <table:table-cell table:style-name="ce3320"/>
          <table:table-cell table:style-name="ce3333"/>
          <table:table-cell table:style-name="ce3348"/>
          <table:table-cell table:style-name="ce3373" table:number-columns-repeated="2"/>
          <table:table-cell table:style-name="ce3404"/>
          <table:table-cell table:style-name="ce3309"/>
          <table:table-cell table:style-name="ce3320"/>
          <table:table-cell table:style-name="ce3333"/>
          <table:table-cell table:style-name="ce3353"/>
          <table:table-cell table:style-name="ce3475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53"/>
          <table:table-cell table:number-columns-repeated="3"/>
          <table:table-cell table:style-name="ce3283"/>
          <table:table-cell table:style-name="ce3349"/>
          <table:table-cell table:style-name="ce3374" table:number-columns-repeated="2"/>
          <table:table-cell table:style-name="ce3350"/>
          <table:table-cell table:style-name="ce3284"/>
          <table:table-cell/>
          <table:table-cell table:style-name="ce3310"/>
          <table:table-cell table:style-name="ce3354"/>
          <table:table-cell table:style-name="ce3476"/>
          <table:table-cell table:style-name="ce3261"/>
          <table:table-cell table:style-name="ce3375"/>
          <table:table-cell table:style-name="ce3285"/>
          <table:table-cell/>
          <table:table-cell table:style-name="ce3334"/>
          <table:table-cell table:style-name="ce3354"/>
          <table:table-cell table:style-name="ce3379" table:number-columns-repeated="2"/>
          <table:table-cell table:style-name="ce3408"/>
          <table:table-cell table:style-name="ce3284"/>
          <table:table-cell/>
          <table:table-cell table:style-name="ce3283"/>
          <table:table-cell table:style-name="ce3508"/>
          <table:table-cell table:style-name="ce3485"/>
          <table:table-cell table:style-name="ce3266"/>
          <table:table-cell table:style-name="ce3292"/>
          <table:table-cell table:style-name="ce3313"/>
          <table:table-cell table:style-name="ce3293"/>
          <table:table-cell table:style-name="ce3337"/>
          <table:table-cell table:style-name="ce3357"/>
          <table:table-cell table:style-name="ce3384" table:number-columns-repeated="2"/>
          <table:table-cell table:style-name="ce3296"/>
          <table:table-cell table:style-name="ce3338"/>
          <table:table-cell table:style-name="ce3293" table:number-columns-repeated="2"/>
          <table:table-cell table:style-name="ce3521"/>
          <table:table-cell table:style-name="ce3530"/>
          <table:table-cell table:style-name="ce3261"/>
          <table:table-cell table:style-name="ce3289"/>
          <table:table-cell table:style-name="ce3285"/>
          <table:table-cell/>
          <table:table-cell table:style-name="ce3334"/>
          <table:table-cell table:style-name="ce3354"/>
          <table:table-cell table:style-name="ce3379" table:number-columns-repeated="2"/>
          <table:table-cell table:style-name="ce3408"/>
          <table:table-cell table:style-name="ce3284"/>
          <table:table-cell/>
          <table:table-cell table:style-name="ce3283"/>
          <table:table-cell table:style-name="ce3375"/>
          <table:table-cell table:style-name="ce3485"/>
          <table:table-cell table:style-name="ce3253"/>
          <table:table-cell table:number-columns-repeated="3"/>
          <table:table-cell table:style-name="ce3283"/>
          <table:table-cell table:style-name="ce3349"/>
          <table:table-cell table:style-name="ce3374" table:number-columns-repeated="2"/>
          <table:table-cell table:style-name="ce3350"/>
          <table:table-cell table:style-name="ce3284"/>
          <table:table-cell/>
          <table:table-cell table:style-name="ce3310"/>
          <table:table-cell table:style-name="ce3354"/>
          <table:table-cell table:style-name="ce3476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54"/>
          <table:table-cell/>
          <table:table-cell table:style-name="ce3307"/>
          <table:table-cell table:style-name="ce3283"/>
          <table:table-cell/>
          <table:table-cell table:style-name="ce3283"/>
          <table:table-cell table:style-name="ce3375" table:number-columns-repeated="3"/>
          <table:table-cell table:style-name="ce3285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334"/>
          <table:table-cell table:style-name="ce3504"/>
          <table:table-cell table:style-name="ce3374" table:number-columns-repeated="2"/>
          <table:table-cell table:style-name="ce3350"/>
          <table:table-cell table:style-name="ce3285"/>
          <table:table-cell table:number-columns-repeated="3"/>
          <table:table-cell table:style-name="ce3477"/>
          <table:table-cell table:style-name="ce3267"/>
          <table:table-cell table:style-name="ce3293" table:number-columns-repeated="3"/>
          <table:table-cell table:style-name="ce3314"/>
          <table:table-cell table:style-name="ce3358" table:number-columns-repeated="3"/>
          <table:table-cell table:style-name="ce3338"/>
          <table:table-cell table:style-name="ce3293"/>
          <table:table-cell table:style-name="ce3338"/>
          <table:table-cell table:style-name="ce3442"/>
          <table:table-cell table:style-name="ce3522"/>
          <table:table-cell table:style-name="ce3531"/>
          <table:table-cell table:style-name="ce3254"/>
          <table:table-cell table:number-columns-repeated="3"/>
          <table:table-cell table:style-name="ce3283"/>
          <table:table-cell table:style-name="ce3349"/>
          <table:table-cell table:style-name="ce3374" table:number-columns-repeated="2"/>
          <table:table-cell table:style-name="ce3409"/>
          <table:table-cell table:style-name="ce3284"/>
          <table:table-cell table:number-columns-repeated="3"/>
          <table:table-cell table:style-name="ce3477"/>
          <table:table-cell table:style-name="ce3254"/>
          <table:table-cell/>
          <table:table-cell table:style-name="ce3307"/>
          <table:table-cell table:style-name="ce3283"/>
          <table:table-cell/>
          <table:table-cell table:style-name="ce3283"/>
          <table:table-cell table:style-name="ce3375" table:number-columns-repeated="3"/>
          <table:table-cell table:style-name="ce3285"/>
          <table:table-cell table:number-columns-repeated="3"/>
          <table:table-cell table:style-name="ce3477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55"/>
          <table:table-cell/>
          <table:table-cell table:style-name="ce3283"/>
          <table:table-cell/>
          <table:table-cell table:style-name="ce3283"/>
          <table:table-cell table:number-columns-repeated="8"/>
          <table:table-cell table:style-name="ce3478"/>
          <table:table-cell table:style-name="ce3500"/>
          <table:table-cell table:style-name="ce3349"/>
          <table:table-cell table:number-columns-repeated="2"/>
          <table:table-cell table:style-name="ce3334"/>
          <table:table-cell table:style-name="ce3505"/>
          <table:table-cell table:style-name="ce3393"/>
          <table:table-cell table:style-name="ce3376"/>
          <table:table-cell table:style-name="ce3285"/>
          <table:table-cell table:number-columns-repeated="3"/>
          <table:table-cell table:style-name="ce3285"/>
          <table:table-cell table:style-name="ce3510"/>
          <table:table-cell table:style-name="ce3255"/>
          <table:table-cell table:style-name="ce3293" table:number-columns-repeated="8"/>
          <table:table-cell table:style-name="ce3338"/>
          <table:table-cell table:style-name="ce3293"/>
          <table:table-cell table:style-name="ce3338"/>
          <table:table-cell table:style-name="ce3522"/>
          <table:table-cell table:style-name="ce3532"/>
          <table:table-cell table:style-name="ce3262"/>
          <table:table-cell table:style-name="ce3283"/>
          <table:table-cell table:number-columns-repeated="3"/>
          <table:table-cell table:style-name="ce3283"/>
          <table:table-cell table:style-name="ce3380"/>
          <table:table-cell table:style-name="ce3393"/>
          <table:table-cell table:style-name="ce3410"/>
          <table:table-cell table:style-name="ce3284"/>
          <table:table-cell table:number-columns-repeated="2"/>
          <table:table-cell table:style-name="ce3350"/>
          <table:table-cell table:style-name="ce3486"/>
          <table:table-cell table:style-name="ce3255"/>
          <table:table-cell/>
          <table:table-cell table:style-name="ce3283"/>
          <table:table-cell/>
          <table:table-cell table:style-name="ce3283"/>
          <table:table-cell table:number-columns-repeated="8"/>
          <table:table-cell table:style-name="ce3478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56"/>
          <table:table-cell table:style-name="ce3283"/>
          <table:table-cell/>
          <table:table-cell table:style-name="ce3310"/>
          <table:table-cell table:style-name="ce3285"/>
          <table:table-cell table:number-columns-repeated="7"/>
          <table:table-cell table:style-name="ce3454"/>
          <table:table-cell table:style-name="ce3479"/>
          <table:table-cell table:style-name="ce3256"/>
          <table:table-cell table:style-name="ce3405"/>
          <table:table-cell table:number-columns-repeated="2"/>
          <table:table-cell table:style-name="ce3283"/>
          <table:table-cell table:style-name="ce3375" table:number-columns-repeated="2"/>
          <table:table-cell table:style-name="ce3285"/>
          <table:table-cell table:number-columns-repeated="4"/>
          <table:table-cell table:style-name="ce3334"/>
          <table:table-cell table:style-name="ce3479"/>
          <table:table-cell table:style-name="ce3268"/>
          <table:table-cell table:style-name="ce3294"/>
          <table:table-cell table:style-name="ce3293" table:number-columns-repeated="7"/>
          <table:table-cell table:style-name="ce3314"/>
          <table:table-cell table:style-name="ce3313"/>
          <table:table-cell table:style-name="ce3293"/>
          <table:table-cell table:style-name="ce3523"/>
          <table:table-cell table:style-name="ce3533"/>
          <table:table-cell table:style-name="ce3256"/>
          <table:table-cell table:style-name="ce3284"/>
          <table:table-cell table:number-columns-repeated="4"/>
          <table:table-cell table:style-name="ce3283"/>
          <table:table-cell table:style-name="ce3375" table:number-columns-repeated="2"/>
          <table:table-cell table:style-name="ce3285"/>
          <table:table-cell table:number-columns-repeated="2"/>
          <table:table-cell table:style-name="ce3454"/>
          <table:table-cell table:style-name="ce3479"/>
          <table:table-cell table:style-name="ce3256"/>
          <table:table-cell table:style-name="ce3283"/>
          <table:table-cell/>
          <table:table-cell table:style-name="ce3310"/>
          <table:table-cell table:style-name="ce3285"/>
          <table:table-cell table:number-columns-repeated="7"/>
          <table:table-cell table:style-name="ce3454"/>
          <table:table-cell table:style-name="ce3479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57"/>
          <table:table-cell table:style-name="ce3284"/>
          <table:table-cell table:number-columns-repeated="4"/>
          <table:table-cell table:style-name="ce3285"/>
          <table:table-cell table:style-name="ce3381" table:number-columns-repeated="2"/>
          <table:table-cell table:style-name="ce3283"/>
          <table:table-cell table:number-columns-repeated="2"/>
          <table:table-cell table:style-name="ce3455"/>
          <table:table-cell table:style-name="ce3480"/>
          <table:table-cell table:style-name="ce3257"/>
          <table:table-cell table:style-name="ce3410"/>
          <table:table-cell table:number-columns-repeated="7"/>
          <table:table-cell table:style-name="ce3285"/>
          <table:table-cell table:style-name="ce3503"/>
          <table:table-cell/>
          <table:table-cell table:style-name="ce3283"/>
          <table:table-cell table:style-name="ce3480"/>
          <table:table-cell table:style-name="ce3269"/>
          <table:table-cell table:style-name="ce3295"/>
          <table:table-cell table:style-name="ce3293" table:number-columns-repeated="2"/>
          <table:table-cell table:style-name="ce3338"/>
          <table:table-cell table:style-name="ce3297" table:number-columns-repeated="2"/>
          <table:table-cell table:style-name="ce3314"/>
          <table:table-cell table:style-name="ce3293" table:number-columns-repeated="4"/>
          <table:table-cell table:style-name="ce3524"/>
          <table:table-cell table:style-name="ce3534"/>
          <table:table-cell table:style-name="ce3257"/>
          <table:table-cell table:style-name="ce3285"/>
          <table:table-cell/>
          <table:table-cell table:style-name="ce3307"/>
          <table:table-cell table:style-name="ce3283"/>
          <table:table-cell table:number-columns-repeated="7"/>
          <table:table-cell table:style-name="ce3455"/>
          <table:table-cell table:style-name="ce3480"/>
          <table:table-cell table:style-name="ce3257"/>
          <table:table-cell table:style-name="ce3284"/>
          <table:table-cell table:number-columns-repeated="4"/>
          <table:table-cell table:style-name="ce3285"/>
          <table:table-cell table:style-name="ce3381" table:number-columns-repeated="2"/>
          <table:table-cell table:style-name="ce3283"/>
          <table:table-cell table:number-columns-repeated="2"/>
          <table:table-cell table:style-name="ce3455"/>
          <table:table-cell table:style-name="ce3480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58"/>
          <table:table-cell table:style-name="ce3285"/>
          <table:table-cell table:number-columns-repeated="3"/>
          <table:table-cell table:style-name="ce3285"/>
          <table:table-cell table:style-name="ce3376"/>
          <table:table-cell table:style-name="ce3392"/>
          <table:table-cell table:style-name="ce3405"/>
          <table:table-cell table:style-name="ce3284"/>
          <table:table-cell table:number-columns-repeated="2"/>
          <table:table-cell table:style-name="ce3349"/>
          <table:table-cell table:style-name="ce3481"/>
          <table:table-cell table:style-name="ce3263"/>
          <table:table-cell table:number-columns-repeated="8"/>
          <table:table-cell table:style-name="ce3283"/>
          <table:table-cell/>
          <table:table-cell table:style-name="ce3283"/>
          <table:table-cell/>
          <table:table-cell table:style-name="ce3487"/>
          <table:table-cell table:style-name="ce3270"/>
          <table:table-cell table:style-name="ce3296"/>
          <table:table-cell table:style-name="ce3293" table:number-columns-repeated="2"/>
          <table:table-cell table:style-name="ce3337"/>
          <table:table-cell table:style-name="ce3359"/>
          <table:table-cell table:style-name="ce3385"/>
          <table:table-cell table:style-name="ce3394"/>
          <table:table-cell table:style-name="ce3314"/>
          <table:table-cell table:style-name="ce3293" table:number-columns-repeated="3"/>
          <table:table-cell table:style-name="ce3525"/>
          <table:table-cell table:style-name="ce3535"/>
          <table:table-cell table:style-name="ce3263"/>
          <table:table-cell/>
          <table:table-cell table:style-name="ce3285"/>
          <table:table-cell/>
          <table:table-cell table:style-name="ce3285"/>
          <table:table-cell table:number-columns-repeated="8"/>
          <table:table-cell table:style-name="ce3487"/>
          <table:table-cell table:style-name="ce3258"/>
          <table:table-cell table:style-name="ce3285"/>
          <table:table-cell table:number-columns-repeated="3"/>
          <table:table-cell table:style-name="ce3285"/>
          <table:table-cell table:style-name="ce3376"/>
          <table:table-cell table:style-name="ce3392"/>
          <table:table-cell table:style-name="ce3405"/>
          <table:table-cell table:style-name="ce3284"/>
          <table:table-cell table:number-columns-repeated="2"/>
          <table:table-cell table:style-name="ce3349"/>
          <table:table-cell table:style-name="ce3481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54"/>
          <table:table-cell table:number-columns-repeated="3"/>
          <table:table-cell table:style-name="ce3285"/>
          <table:table-cell table:style-name="ce3350"/>
          <table:table-cell table:style-name="ce3377" table:number-columns-repeated="2"/>
          <table:table-cell table:style-name="ce3406"/>
          <table:table-cell table:style-name="ce3284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285"/>
          <table:table-cell table:style-name="ce3381" table:number-columns-repeated="3"/>
          <table:table-cell table:style-name="ce3283"/>
          <table:table-cell/>
          <table:table-cell table:style-name="ce3283"/>
          <table:table-cell table:style-name="ce3506"/>
          <table:table-cell/>
          <table:table-cell table:style-name="ce3477"/>
          <table:table-cell table:style-name="ce3267"/>
          <table:table-cell table:style-name="ce3293" table:number-columns-repeated="3"/>
          <table:table-cell table:style-name="ce3337"/>
          <table:table-cell table:style-name="ce3360"/>
          <table:table-cell table:style-name="ce3386" table:number-columns-repeated="2"/>
          <table:table-cell table:style-name="ce3413"/>
          <table:table-cell table:style-name="ce3314"/>
          <table:table-cell table:style-name="ce3293" table:number-columns-repeated="2"/>
          <table:table-cell table:style-name="ce3526"/>
          <table:table-cell table:style-name="ce3536"/>
          <table:table-cell table:style-name="ce3254"/>
          <table:table-cell/>
          <table:table-cell table:style-name="ce3310"/>
          <table:table-cell table:style-name="ce3285"/>
          <table:table-cell/>
          <table:table-cell table:style-name="ce3285"/>
          <table:table-cell table:style-name="ce3381" table:number-columns-repeated="3"/>
          <table:table-cell table:style-name="ce3283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285"/>
          <table:table-cell table:style-name="ce3350"/>
          <table:table-cell table:style-name="ce3377" table:number-columns-repeated="2"/>
          <table:table-cell table:style-name="ce3406"/>
          <table:table-cell table:style-name="ce3284"/>
          <table:table-cell table:number-columns-repeated="3"/>
          <table:table-cell table:style-name="ce3477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59"/>
          <table:table-cell table:style-name="ce3286"/>
          <table:table-cell table:style-name="ce3283"/>
          <table:table-cell/>
          <table:table-cell table:style-name="ce3334"/>
          <table:table-cell table:style-name="ce3351"/>
          <table:table-cell table:style-name="ce3378" table:number-columns-repeated="2"/>
          <table:table-cell table:style-name="ce3407"/>
          <table:table-cell table:style-name="ce3284"/>
          <table:table-cell/>
          <table:table-cell table:style-name="ce3285"/>
          <table:table-cell table:style-name="ce3381"/>
          <table:table-cell table:style-name="ce3482"/>
          <table:table-cell table:style-name="ce3501"/>
          <table:table-cell table:style-name="ce3407"/>
          <table:table-cell table:style-name="ce3503"/>
          <table:table-cell/>
          <table:table-cell table:style-name="ce3334"/>
          <table:table-cell table:style-name="ce3350"/>
          <table:table-cell table:style-name="ce3377" table:number-columns-repeated="2"/>
          <table:table-cell table:style-name="ce3349"/>
          <table:table-cell table:style-name="ce3283"/>
          <table:table-cell table:number-columns-repeated="3"/>
          <table:table-cell table:style-name="ce3511"/>
          <table:table-cell table:style-name="ce3271"/>
          <table:table-cell table:style-name="ce3297"/>
          <table:table-cell table:style-name="ce3314"/>
          <table:table-cell table:style-name="ce3293"/>
          <table:table-cell table:style-name="ce3337"/>
          <table:table-cell table:style-name="ce3361"/>
          <table:table-cell table:style-name="ce3387" table:number-columns-repeated="2"/>
          <table:table-cell table:style-name="ce3512"/>
          <table:table-cell table:style-name="ce3514"/>
          <table:table-cell table:style-name="ce3516"/>
          <table:table-cell table:style-name="ce3518"/>
          <table:table-cell table:style-name="ce3527"/>
          <table:table-cell table:style-name="ce3537"/>
          <table:table-cell table:style-name="ce3264"/>
          <table:table-cell table:number-columns-repeated="3"/>
          <table:table-cell table:style-name="ce3285"/>
          <table:table-cell table:style-name="ce3350"/>
          <table:table-cell table:style-name="ce3377" table:number-columns-repeated="2"/>
          <table:table-cell table:style-name="ce3349"/>
          <table:table-cell table:style-name="ce3284"/>
          <table:table-cell/>
          <table:table-cell table:style-name="ce3307"/>
          <table:table-cell table:style-name="ce3351"/>
          <table:table-cell table:style-name="ce3488"/>
          <table:table-cell table:style-name="ce3259"/>
          <table:table-cell table:style-name="ce3286"/>
          <table:table-cell table:style-name="ce3283"/>
          <table:table-cell/>
          <table:table-cell table:style-name="ce3334"/>
          <table:table-cell table:style-name="ce3351"/>
          <table:table-cell table:style-name="ce3378" table:number-columns-repeated="2"/>
          <table:table-cell table:style-name="ce3407"/>
          <table:table-cell table:style-name="ce3284"/>
          <table:table-cell/>
          <table:table-cell table:style-name="ce3285"/>
          <table:table-cell table:style-name="ce3381"/>
          <table:table-cell table:style-name="ce3482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60"/>
          <table:table-cell table:style-name="ce3287"/>
          <table:table-cell table:style-name="ce3308"/>
          <table:table-cell table:style-name="ce3321"/>
          <table:table-cell table:style-name="ce3335"/>
          <table:table-cell table:style-name="ce3352"/>
          <table:table-cell table:style-name="ce3321" table:number-columns-repeated="2"/>
          <table:table-cell table:style-name="ce3287"/>
          <table:table-cell table:style-name="ce3308"/>
          <table:table-cell table:style-name="ce3321"/>
          <table:table-cell table:style-name="ce3335"/>
          <table:table-cell table:style-name="ce3355"/>
          <table:table-cell table:style-name="ce3483"/>
          <table:table-cell table:style-name="ce3502"/>
          <table:table-cell table:style-name="ce3287"/>
          <table:table-cell table:style-name="ce3308"/>
          <table:table-cell table:style-name="ce3321"/>
          <table:table-cell table:style-name="ce3335"/>
          <table:table-cell table:style-name="ce3355"/>
          <table:table-cell table:style-name="ce3382" table:number-columns-repeated="2"/>
          <table:table-cell table:style-name="ce3411"/>
          <table:table-cell table:style-name="ce3308"/>
          <table:table-cell table:style-name="ce3321"/>
          <table:table-cell table:style-name="ce3507"/>
          <table:table-cell table:style-name="ce3509"/>
          <table:table-cell table:style-name="ce3483"/>
          <table:table-cell table:style-name="ce3272"/>
          <table:table-cell table:style-name="ce3298"/>
          <table:table-cell table:style-name="ce3315"/>
          <table:table-cell table:style-name="ce3323"/>
          <table:table-cell table:style-name="ce3339"/>
          <table:table-cell table:style-name="ce3362"/>
          <table:table-cell table:style-name="ce3323" table:number-columns-repeated="2"/>
          <table:table-cell table:style-name="ce3513"/>
          <table:table-cell table:style-name="ce3515"/>
          <table:table-cell table:style-name="ce3517"/>
          <table:table-cell table:style-name="ce3519"/>
          <table:table-cell table:style-name="ce3528"/>
          <table:table-cell table:style-name="ce3538"/>
          <table:table-cell table:style-name="ce3260"/>
          <table:table-cell table:style-name="ce3290"/>
          <table:table-cell table:style-name="ce3311"/>
          <table:table-cell table:style-name="ce3321"/>
          <table:table-cell table:style-name="ce3335"/>
          <table:table-cell table:style-name="ce3355"/>
          <table:table-cell table:style-name="ce3382" table:number-columns-repeated="2"/>
          <table:table-cell table:style-name="ce3411"/>
          <table:table-cell table:style-name="ce3308"/>
          <table:table-cell table:style-name="ce3321"/>
          <table:table-cell table:style-name="ce3335"/>
          <table:table-cell table:style-name="ce3352"/>
          <table:table-cell table:style-name="ce3489"/>
          <table:table-cell table:style-name="ce3260"/>
          <table:table-cell table:style-name="ce3287"/>
          <table:table-cell table:style-name="ce3308"/>
          <table:table-cell table:style-name="ce3321"/>
          <table:table-cell table:style-name="ce3335"/>
          <table:table-cell table:style-name="ce3352"/>
          <table:table-cell table:style-name="ce3321" table:number-columns-repeated="2"/>
          <table:table-cell table:style-name="ce3287"/>
          <table:table-cell table:style-name="ce3308"/>
          <table:table-cell table:style-name="ce3321"/>
          <table:table-cell table:style-name="ce3335"/>
          <table:table-cell table:style-name="ce3355"/>
          <table:table-cell table:style-name="ce3483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65"/>
          <table:table-cell table:style-name="ce3291"/>
          <table:table-cell table:style-name="ce3312"/>
          <table:table-cell table:style-name="ce3322"/>
          <table:table-cell table:style-name="ce3336"/>
          <table:table-cell table:style-name="ce3356"/>
          <table:table-cell table:style-name="ce3383" table:number-columns-repeated="2"/>
          <table:table-cell table:style-name="ce3412"/>
          <table:table-cell table:style-name="ce3312"/>
          <table:table-cell table:style-name="ce3322"/>
          <table:table-cell table:style-name="ce3441"/>
          <table:table-cell table:style-name="ce3456"/>
          <table:table-cell table:style-name="ce3490"/>
          <table:table-cell table:style-name="ce3252"/>
          <table:table-cell table:style-name="ce3404"/>
          <table:table-cell table:style-name="ce3309"/>
          <table:table-cell table:style-name="ce3320"/>
          <table:table-cell table:style-name="ce3333"/>
          <table:table-cell table:style-name="ce3353"/>
          <table:table-cell table:style-name="ce3320" table:number-columns-repeated="2"/>
          <table:table-cell table:style-name="ce3288"/>
          <table:table-cell table:style-name="ce3309"/>
          <table:table-cell table:style-name="ce3320"/>
          <table:table-cell table:style-name="ce3333"/>
          <table:table-cell table:style-name="ce3353"/>
          <table:table-cell table:style-name="ce3484"/>
          <table:table-cell table:style-name="ce3252"/>
          <table:table-cell table:style-name="ce3288"/>
          <table:table-cell table:style-name="ce3309"/>
          <table:table-cell table:style-name="ce3320"/>
          <table:table-cell table:style-name="ce3333"/>
          <table:table-cell table:style-name="ce3353"/>
          <table:table-cell table:style-name="ce3320" table:number-columns-repeated="2"/>
          <table:table-cell table:style-name="ce3288"/>
          <table:table-cell table:style-name="ce3309"/>
          <table:table-cell table:style-name="ce3320"/>
          <table:table-cell table:style-name="ce3333"/>
          <table:table-cell table:style-name="ce3348"/>
          <table:table-cell table:style-name="ce3484"/>
          <table:table-cell table:style-name="ce3252"/>
          <table:table-cell table:style-name="ce3282"/>
          <table:table-cell table:style-name="ce3306"/>
          <table:table-cell table:style-name="ce3320"/>
          <table:table-cell table:style-name="ce3333"/>
          <table:table-cell table:style-name="ce3348"/>
          <table:table-cell table:style-name="ce3373" table:number-columns-repeated="2"/>
          <table:table-cell table:style-name="ce3404"/>
          <table:table-cell table:style-name="ce3309"/>
          <table:table-cell table:style-name="ce3320"/>
          <table:table-cell table:style-name="ce3333"/>
          <table:table-cell table:style-name="ce3353"/>
          <table:table-cell table:style-name="ce3475"/>
          <table:table-cell table:style-name="ce3252"/>
          <table:table-cell table:style-name="ce3404"/>
          <table:table-cell table:style-name="ce3309"/>
          <table:table-cell table:style-name="ce3320"/>
          <table:table-cell table:style-name="ce3333"/>
          <table:table-cell table:style-name="ce3353"/>
          <table:table-cell table:style-name="ce3320" table:number-columns-repeated="2"/>
          <table:table-cell table:style-name="ce3288"/>
          <table:table-cell table:style-name="ce3309"/>
          <table:table-cell table:style-name="ce3320"/>
          <table:table-cell table:style-name="ce3333"/>
          <table:table-cell table:style-name="ce3353"/>
          <table:table-cell table:style-name="ce3484"/>
          <table:table-cell table:number-columns-repeated="953"/>
        </table:table-row>
        <table:table-row table:style-name="ro1">
          <table:table-cell/>
          <table:table-cell table:style-name="ce3266"/>
          <table:table-cell table:style-name="ce3292"/>
          <table:table-cell table:style-name="ce3313"/>
          <table:table-cell table:style-name="ce3293"/>
          <table:table-cell table:style-name="ce3337"/>
          <table:table-cell table:style-name="ce3357"/>
          <table:table-cell table:style-name="ce3384" table:number-columns-repeated="2"/>
          <table:table-cell table:style-name="ce3296"/>
          <table:table-cell table:style-name="ce3338"/>
          <table:table-cell table:style-name="ce3293" table:number-columns-repeated="2"/>
          <table:table-cell table:style-name="ce3457"/>
          <table:table-cell table:style-name="ce3491"/>
          <table:table-cell table:style-name="ce3261"/>
          <table:table-cell table:style-name="ce3375"/>
          <table:table-cell table:style-name="ce3285"/>
          <table:table-cell/>
          <table:table-cell table:style-name="ce3334"/>
          <table:table-cell table:style-name="ce3354"/>
          <table:table-cell table:style-name="ce3379" table:number-columns-repeated="2"/>
          <table:table-cell table:style-name="ce3408"/>
          <table:table-cell table:style-name="ce3284"/>
          <table:table-cell/>
          <table:table-cell table:style-name="ce3283"/>
          <table:table-cell table:style-name="ce3508"/>
          <table:table-cell table:style-name="ce3485"/>
          <table:table-cell table:style-name="ce3261"/>
          <table:table-cell table:style-name="ce3289"/>
          <table:table-cell table:style-name="ce3285"/>
          <table:table-cell/>
          <table:table-cell table:style-name="ce3334"/>
          <table:table-cell table:style-name="ce3354"/>
          <table:table-cell table:style-name="ce3379" table:number-columns-repeated="2"/>
          <table:table-cell table:style-name="ce3408"/>
          <table:table-cell table:style-name="ce3284"/>
          <table:table-cell/>
          <table:table-cell table:style-name="ce3283"/>
          <table:table-cell table:style-name="ce3375"/>
          <table:table-cell table:style-name="ce3485"/>
          <table:table-cell table:style-name="ce3253"/>
          <table:table-cell table:number-columns-repeated="3"/>
          <table:table-cell table:style-name="ce3283"/>
          <table:table-cell table:style-name="ce3349"/>
          <table:table-cell table:style-name="ce3374" table:number-columns-repeated="2"/>
          <table:table-cell table:style-name="ce3350"/>
          <table:table-cell table:style-name="ce3284"/>
          <table:table-cell/>
          <table:table-cell table:style-name="ce3310"/>
          <table:table-cell table:style-name="ce3354"/>
          <table:table-cell table:style-name="ce3476"/>
          <table:table-cell table:style-name="ce3261"/>
          <table:table-cell table:style-name="ce3375"/>
          <table:table-cell table:style-name="ce3285"/>
          <table:table-cell/>
          <table:table-cell table:style-name="ce3334"/>
          <table:table-cell table:style-name="ce3354"/>
          <table:table-cell table:style-name="ce3379" table:number-columns-repeated="2"/>
          <table:table-cell table:style-name="ce3408"/>
          <table:table-cell table:style-name="ce3284"/>
          <table:table-cell/>
          <table:table-cell table:style-name="ce3283"/>
          <table:table-cell table:style-name="ce3508"/>
          <table:table-cell table:style-name="ce3485"/>
          <table:table-cell table:number-columns-repeated="953"/>
        </table:table-row>
        <table:table-row table:style-name="ro1">
          <table:table-cell/>
          <table:table-cell table:style-name="ce3267"/>
          <table:table-cell table:style-name="ce3293" table:number-columns-repeated="3"/>
          <table:table-cell table:style-name="ce3314"/>
          <table:table-cell table:style-name="ce3358" table:number-columns-repeated="3"/>
          <table:table-cell table:style-name="ce3338"/>
          <table:table-cell table:style-name="ce3293"/>
          <table:table-cell table:style-name="ce3338"/>
          <table:table-cell table:style-name="ce3442"/>
          <table:table-cell table:style-name="ce3458"/>
          <table:table-cell table:style-name="ce3492"/>
          <table:table-cell table:style-name="ce3254"/>
          <table:table-cell table:number-columns-repeated="3"/>
          <table:table-cell table:style-name="ce3334"/>
          <table:table-cell table:style-name="ce3504"/>
          <table:table-cell table:style-name="ce3374" table:number-columns-repeated="2"/>
          <table:table-cell table:style-name="ce3350"/>
          <table:table-cell table:style-name="ce3285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283"/>
          <table:table-cell table:style-name="ce3349"/>
          <table:table-cell table:style-name="ce3374" table:number-columns-repeated="2"/>
          <table:table-cell table:style-name="ce3409"/>
          <table:table-cell table:style-name="ce3284"/>
          <table:table-cell table:number-columns-repeated="3"/>
          <table:table-cell table:style-name="ce3477"/>
          <table:table-cell table:style-name="ce3254"/>
          <table:table-cell/>
          <table:table-cell table:style-name="ce3307"/>
          <table:table-cell table:style-name="ce3283"/>
          <table:table-cell/>
          <table:table-cell table:style-name="ce3283"/>
          <table:table-cell table:style-name="ce3375" table:number-columns-repeated="3"/>
          <table:table-cell table:style-name="ce3285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334"/>
          <table:table-cell table:style-name="ce3504"/>
          <table:table-cell table:style-name="ce3374" table:number-columns-repeated="2"/>
          <table:table-cell table:style-name="ce3350"/>
          <table:table-cell table:style-name="ce3285"/>
          <table:table-cell table:number-columns-repeated="3"/>
          <table:table-cell table:style-name="ce3477"/>
          <table:table-cell table:number-columns-repeated="953"/>
        </table:table-row>
        <table:table-row table:style-name="ro1">
          <table:table-cell/>
          <table:table-cell table:style-name="ce3255"/>
          <table:table-cell table:style-name="ce3293" table:number-columns-repeated="8"/>
          <table:table-cell table:style-name="ce3338"/>
          <table:table-cell table:style-name="ce3293"/>
          <table:table-cell table:style-name="ce3338"/>
          <table:table-cell table:style-name="ce3458"/>
          <table:table-cell table:style-name="ce3493"/>
          <table:table-cell table:style-name="ce3500"/>
          <table:table-cell table:style-name="ce3349"/>
          <table:table-cell table:number-columns-repeated="2"/>
          <table:table-cell table:style-name="ce3334"/>
          <table:table-cell table:style-name="ce3505"/>
          <table:table-cell table:style-name="ce3393"/>
          <table:table-cell table:style-name="ce3376"/>
          <table:table-cell table:style-name="ce3285"/>
          <table:table-cell table:number-columns-repeated="3"/>
          <table:table-cell table:style-name="ce3285"/>
          <table:table-cell table:style-name="ce3510"/>
          <table:table-cell table:style-name="ce3262"/>
          <table:table-cell table:style-name="ce3283"/>
          <table:table-cell table:number-columns-repeated="3"/>
          <table:table-cell table:style-name="ce3283"/>
          <table:table-cell table:style-name="ce3380"/>
          <table:table-cell table:style-name="ce3393"/>
          <table:table-cell table:style-name="ce3410"/>
          <table:table-cell table:style-name="ce3284"/>
          <table:table-cell table:number-columns-repeated="2"/>
          <table:table-cell table:style-name="ce3350"/>
          <table:table-cell table:style-name="ce3486"/>
          <table:table-cell table:style-name="ce3255"/>
          <table:table-cell/>
          <table:table-cell table:style-name="ce3283"/>
          <table:table-cell/>
          <table:table-cell table:style-name="ce3283"/>
          <table:table-cell table:number-columns-repeated="8"/>
          <table:table-cell table:style-name="ce3478"/>
          <table:table-cell table:style-name="ce3500"/>
          <table:table-cell table:style-name="ce3349"/>
          <table:table-cell table:number-columns-repeated="2"/>
          <table:table-cell table:style-name="ce3334"/>
          <table:table-cell table:style-name="ce3505"/>
          <table:table-cell table:style-name="ce3393"/>
          <table:table-cell table:style-name="ce3376"/>
          <table:table-cell table:style-name="ce3285"/>
          <table:table-cell table:number-columns-repeated="3"/>
          <table:table-cell table:style-name="ce3285"/>
          <table:table-cell table:style-name="ce3510"/>
          <table:table-cell table:number-columns-repeated="953"/>
        </table:table-row>
        <table:table-row table:style-name="ro1">
          <table:table-cell/>
          <table:table-cell table:style-name="ce3268"/>
          <table:table-cell table:style-name="ce3294"/>
          <table:table-cell table:style-name="ce3293" table:number-columns-repeated="7"/>
          <table:table-cell table:style-name="ce3314"/>
          <table:table-cell table:style-name="ce3313"/>
          <table:table-cell table:style-name="ce3293"/>
          <table:table-cell table:style-name="ce3459"/>
          <table:table-cell table:style-name="ce3494"/>
          <table:table-cell table:style-name="ce3256"/>
          <table:table-cell table:style-name="ce3405"/>
          <table:table-cell table:number-columns-repeated="2"/>
          <table:table-cell table:style-name="ce3283"/>
          <table:table-cell table:style-name="ce3375" table:number-columns-repeated="2"/>
          <table:table-cell table:style-name="ce3285"/>
          <table:table-cell table:number-columns-repeated="4"/>
          <table:table-cell table:style-name="ce3334"/>
          <table:table-cell table:style-name="ce3479"/>
          <table:table-cell table:style-name="ce3256"/>
          <table:table-cell table:style-name="ce3284"/>
          <table:table-cell table:number-columns-repeated="4"/>
          <table:table-cell table:style-name="ce3283"/>
          <table:table-cell table:style-name="ce3375" table:number-columns-repeated="2"/>
          <table:table-cell table:style-name="ce3285"/>
          <table:table-cell table:number-columns-repeated="2"/>
          <table:table-cell table:style-name="ce3454"/>
          <table:table-cell table:style-name="ce3479"/>
          <table:table-cell table:style-name="ce3256"/>
          <table:table-cell table:style-name="ce3283"/>
          <table:table-cell/>
          <table:table-cell table:style-name="ce3310"/>
          <table:table-cell table:style-name="ce3285"/>
          <table:table-cell table:number-columns-repeated="7"/>
          <table:table-cell table:style-name="ce3454"/>
          <table:table-cell table:style-name="ce3479"/>
          <table:table-cell table:style-name="ce3256"/>
          <table:table-cell table:style-name="ce3405"/>
          <table:table-cell table:number-columns-repeated="2"/>
          <table:table-cell table:style-name="ce3283"/>
          <table:table-cell table:style-name="ce3375" table:number-columns-repeated="2"/>
          <table:table-cell table:style-name="ce3285"/>
          <table:table-cell table:number-columns-repeated="4"/>
          <table:table-cell table:style-name="ce3334"/>
          <table:table-cell table:style-name="ce3479"/>
          <table:table-cell table:number-columns-repeated="953"/>
        </table:table-row>
        <table:table-row table:style-name="ro1">
          <table:table-cell/>
          <table:table-cell table:style-name="ce3269"/>
          <table:table-cell table:style-name="ce3295"/>
          <table:table-cell table:style-name="ce3293" table:number-columns-repeated="2"/>
          <table:table-cell table:style-name="ce3338"/>
          <table:table-cell table:style-name="ce3297" table:number-columns-repeated="2"/>
          <table:table-cell table:style-name="ce3314"/>
          <table:table-cell table:style-name="ce3293" table:number-columns-repeated="4"/>
          <table:table-cell table:style-name="ce3460"/>
          <table:table-cell table:style-name="ce3495"/>
          <table:table-cell table:style-name="ce3257"/>
          <table:table-cell table:style-name="ce3410"/>
          <table:table-cell table:number-columns-repeated="7"/>
          <table:table-cell table:style-name="ce3285"/>
          <table:table-cell table:style-name="ce3503"/>
          <table:table-cell/>
          <table:table-cell table:style-name="ce3283"/>
          <table:table-cell table:style-name="ce3480"/>
          <table:table-cell table:style-name="ce3257"/>
          <table:table-cell table:style-name="ce3285"/>
          <table:table-cell/>
          <table:table-cell table:style-name="ce3307"/>
          <table:table-cell table:style-name="ce3283"/>
          <table:table-cell table:number-columns-repeated="7"/>
          <table:table-cell table:style-name="ce3455"/>
          <table:table-cell table:style-name="ce3480"/>
          <table:table-cell table:style-name="ce3257"/>
          <table:table-cell table:style-name="ce3284"/>
          <table:table-cell table:number-columns-repeated="4"/>
          <table:table-cell table:style-name="ce3285"/>
          <table:table-cell table:style-name="ce3381" table:number-columns-repeated="2"/>
          <table:table-cell table:style-name="ce3283"/>
          <table:table-cell table:number-columns-repeated="2"/>
          <table:table-cell table:style-name="ce3455"/>
          <table:table-cell table:style-name="ce3480"/>
          <table:table-cell table:style-name="ce3257"/>
          <table:table-cell table:style-name="ce3410"/>
          <table:table-cell table:number-columns-repeated="7"/>
          <table:table-cell table:style-name="ce3285"/>
          <table:table-cell table:style-name="ce3503"/>
          <table:table-cell/>
          <table:table-cell table:style-name="ce3283"/>
          <table:table-cell table:style-name="ce3480"/>
          <table:table-cell table:number-columns-repeated="953"/>
        </table:table-row>
        <table:table-row table:style-name="ro1">
          <table:table-cell/>
          <table:table-cell table:style-name="ce3270"/>
          <table:table-cell table:style-name="ce3296"/>
          <table:table-cell table:style-name="ce3293" table:number-columns-repeated="2"/>
          <table:table-cell table:style-name="ce3337"/>
          <table:table-cell table:style-name="ce3359"/>
          <table:table-cell table:style-name="ce3385"/>
          <table:table-cell table:style-name="ce3394"/>
          <table:table-cell table:style-name="ce3314"/>
          <table:table-cell table:style-name="ce3293" table:number-columns-repeated="3"/>
          <table:table-cell table:style-name="ce3461"/>
          <table:table-cell table:style-name="ce3496"/>
          <table:table-cell table:style-name="ce3263"/>
          <table:table-cell table:number-columns-repeated="8"/>
          <table:table-cell table:style-name="ce3283"/>
          <table:table-cell/>
          <table:table-cell table:style-name="ce3283"/>
          <table:table-cell/>
          <table:table-cell table:style-name="ce3487"/>
          <table:table-cell table:style-name="ce3263"/>
          <table:table-cell/>
          <table:table-cell table:style-name="ce3285"/>
          <table:table-cell/>
          <table:table-cell table:style-name="ce3285"/>
          <table:table-cell table:number-columns-repeated="8"/>
          <table:table-cell table:style-name="ce3487"/>
          <table:table-cell table:style-name="ce3258"/>
          <table:table-cell table:style-name="ce3285"/>
          <table:table-cell table:number-columns-repeated="3"/>
          <table:table-cell table:style-name="ce3285"/>
          <table:table-cell table:style-name="ce3376"/>
          <table:table-cell table:style-name="ce3392"/>
          <table:table-cell table:style-name="ce3405"/>
          <table:table-cell table:style-name="ce3284"/>
          <table:table-cell table:number-columns-repeated="2"/>
          <table:table-cell table:style-name="ce3349"/>
          <table:table-cell table:style-name="ce3481"/>
          <table:table-cell table:style-name="ce3263"/>
          <table:table-cell table:number-columns-repeated="8"/>
          <table:table-cell table:style-name="ce3283"/>
          <table:table-cell/>
          <table:table-cell table:style-name="ce3283"/>
          <table:table-cell/>
          <table:table-cell table:style-name="ce3487"/>
          <table:table-cell table:number-columns-repeated="953"/>
        </table:table-row>
        <table:table-row table:style-name="ro1">
          <table:table-cell/>
          <table:table-cell table:style-name="ce3267"/>
          <table:table-cell table:style-name="ce3293" table:number-columns-repeated="3"/>
          <table:table-cell table:style-name="ce3337"/>
          <table:table-cell table:style-name="ce3360"/>
          <table:table-cell table:style-name="ce3386" table:number-columns-repeated="2"/>
          <table:table-cell table:style-name="ce3413"/>
          <table:table-cell table:style-name="ce3314"/>
          <table:table-cell table:style-name="ce3293" table:number-columns-repeated="2"/>
          <table:table-cell table:style-name="ce3462"/>
          <table:table-cell table:style-name="ce3497"/>
          <table:table-cell table:style-name="ce3254"/>
          <table:table-cell table:number-columns-repeated="3"/>
          <table:table-cell table:style-name="ce3285"/>
          <table:table-cell table:style-name="ce3381" table:number-columns-repeated="3"/>
          <table:table-cell table:style-name="ce3283"/>
          <table:table-cell/>
          <table:table-cell table:style-name="ce3283"/>
          <table:table-cell table:style-name="ce3506"/>
          <table:table-cell/>
          <table:table-cell table:style-name="ce3477"/>
          <table:table-cell table:style-name="ce3254"/>
          <table:table-cell/>
          <table:table-cell table:style-name="ce3310"/>
          <table:table-cell table:style-name="ce3285"/>
          <table:table-cell/>
          <table:table-cell table:style-name="ce3285"/>
          <table:table-cell table:style-name="ce3381" table:number-columns-repeated="3"/>
          <table:table-cell table:style-name="ce3283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285"/>
          <table:table-cell table:style-name="ce3350"/>
          <table:table-cell table:style-name="ce3377" table:number-columns-repeated="2"/>
          <table:table-cell table:style-name="ce3406"/>
          <table:table-cell table:style-name="ce3284"/>
          <table:table-cell table:number-columns-repeated="3"/>
          <table:table-cell table:style-name="ce3477"/>
          <table:table-cell table:style-name="ce3254"/>
          <table:table-cell table:number-columns-repeated="3"/>
          <table:table-cell table:style-name="ce3285"/>
          <table:table-cell table:style-name="ce3381" table:number-columns-repeated="3"/>
          <table:table-cell table:style-name="ce3283"/>
          <table:table-cell/>
          <table:table-cell table:style-name="ce3283"/>
          <table:table-cell table:style-name="ce3506"/>
          <table:table-cell/>
          <table:table-cell table:style-name="ce3477"/>
          <table:table-cell table:number-columns-repeated="953"/>
        </table:table-row>
        <table:table-row table:style-name="ro1">
          <table:table-cell/>
          <table:table-cell table:style-name="ce3271"/>
          <table:table-cell table:style-name="ce3297"/>
          <table:table-cell table:style-name="ce3314"/>
          <table:table-cell table:style-name="ce3293"/>
          <table:table-cell table:style-name="ce3337"/>
          <table:table-cell table:style-name="ce3361"/>
          <table:table-cell table:style-name="ce3387" table:number-columns-repeated="2"/>
          <table:table-cell table:style-name="ce3414"/>
          <table:table-cell table:style-name="ce3423"/>
          <table:table-cell table:style-name="ce3434"/>
          <table:table-cell table:style-name="ce3443"/>
          <table:table-cell table:style-name="ce3463"/>
          <table:table-cell table:style-name="ce3498"/>
          <table:table-cell table:style-name="ce3501"/>
          <table:table-cell table:style-name="ce3407"/>
          <table:table-cell table:style-name="ce3503"/>
          <table:table-cell/>
          <table:table-cell table:style-name="ce3334"/>
          <table:table-cell table:style-name="ce3350"/>
          <table:table-cell table:style-name="ce3377" table:number-columns-repeated="2"/>
          <table:table-cell table:style-name="ce3349"/>
          <table:table-cell table:style-name="ce3283"/>
          <table:table-cell table:number-columns-repeated="3"/>
          <table:table-cell table:style-name="ce3511"/>
          <table:table-cell table:style-name="ce3264"/>
          <table:table-cell table:number-columns-repeated="3"/>
          <table:table-cell table:style-name="ce3285"/>
          <table:table-cell table:style-name="ce3350"/>
          <table:table-cell table:style-name="ce3377" table:number-columns-repeated="2"/>
          <table:table-cell table:style-name="ce3349"/>
          <table:table-cell table:style-name="ce3284"/>
          <table:table-cell/>
          <table:table-cell table:style-name="ce3307"/>
          <table:table-cell table:style-name="ce3351"/>
          <table:table-cell table:style-name="ce3488"/>
          <table:table-cell table:style-name="ce3259"/>
          <table:table-cell table:style-name="ce3286"/>
          <table:table-cell table:style-name="ce3283"/>
          <table:table-cell/>
          <table:table-cell table:style-name="ce3334"/>
          <table:table-cell table:style-name="ce3351"/>
          <table:table-cell table:style-name="ce3378" table:number-columns-repeated="2"/>
          <table:table-cell table:style-name="ce3407"/>
          <table:table-cell table:style-name="ce3284"/>
          <table:table-cell/>
          <table:table-cell table:style-name="ce3285"/>
          <table:table-cell table:style-name="ce3381"/>
          <table:table-cell table:style-name="ce3482"/>
          <table:table-cell table:style-name="ce3501"/>
          <table:table-cell table:style-name="ce3407"/>
          <table:table-cell table:style-name="ce3503"/>
          <table:table-cell/>
          <table:table-cell table:style-name="ce3334"/>
          <table:table-cell table:style-name="ce3350"/>
          <table:table-cell table:style-name="ce3377" table:number-columns-repeated="2"/>
          <table:table-cell table:style-name="ce3349"/>
          <table:table-cell table:style-name="ce3283"/>
          <table:table-cell table:number-columns-repeated="3"/>
          <table:table-cell table:style-name="ce3511"/>
          <table:table-cell table:number-columns-repeated="953"/>
        </table:table-row>
        <table:table-row table:style-name="ro1">
          <table:table-cell/>
          <table:table-cell table:style-name="ce3272"/>
          <table:table-cell table:style-name="ce3298"/>
          <table:table-cell table:style-name="ce3315"/>
          <table:table-cell table:style-name="ce3323"/>
          <table:table-cell table:style-name="ce3339"/>
          <table:table-cell table:style-name="ce3362"/>
          <table:table-cell table:style-name="ce3323" table:number-columns-repeated="2"/>
          <table:table-cell table:style-name="ce3415"/>
          <table:table-cell table:style-name="ce3424"/>
          <table:table-cell table:style-name="ce3435"/>
          <table:table-cell table:style-name="ce3444"/>
          <table:table-cell table:style-name="ce3464"/>
          <table:table-cell table:style-name="ce3499"/>
          <table:table-cell table:style-name="ce3502"/>
          <table:table-cell table:style-name="ce3287"/>
          <table:table-cell table:style-name="ce3308"/>
          <table:table-cell table:style-name="ce3321"/>
          <table:table-cell table:style-name="ce3335"/>
          <table:table-cell table:style-name="ce3355"/>
          <table:table-cell table:style-name="ce3382" table:number-columns-repeated="2"/>
          <table:table-cell table:style-name="ce3411"/>
          <table:table-cell table:style-name="ce3308"/>
          <table:table-cell table:style-name="ce3321"/>
          <table:table-cell table:style-name="ce3507"/>
          <table:table-cell table:style-name="ce3509"/>
          <table:table-cell table:style-name="ce3483"/>
          <table:table-cell table:style-name="ce3260"/>
          <table:table-cell table:style-name="ce3290"/>
          <table:table-cell table:style-name="ce3311"/>
          <table:table-cell table:style-name="ce3321"/>
          <table:table-cell table:style-name="ce3335"/>
          <table:table-cell table:style-name="ce3355"/>
          <table:table-cell table:style-name="ce3382" table:number-columns-repeated="2"/>
          <table:table-cell table:style-name="ce3411"/>
          <table:table-cell table:style-name="ce3308"/>
          <table:table-cell table:style-name="ce3321"/>
          <table:table-cell table:style-name="ce3335"/>
          <table:table-cell table:style-name="ce3352"/>
          <table:table-cell table:style-name="ce3489"/>
          <table:table-cell table:style-name="ce3260"/>
          <table:table-cell table:style-name="ce3287"/>
          <table:table-cell table:style-name="ce3308"/>
          <table:table-cell table:style-name="ce3321"/>
          <table:table-cell table:style-name="ce3335"/>
          <table:table-cell table:style-name="ce3352"/>
          <table:table-cell table:style-name="ce3321" table:number-columns-repeated="2"/>
          <table:table-cell table:style-name="ce3287"/>
          <table:table-cell table:style-name="ce3308"/>
          <table:table-cell table:style-name="ce3321"/>
          <table:table-cell table:style-name="ce3335"/>
          <table:table-cell table:style-name="ce3355"/>
          <table:table-cell table:style-name="ce3483"/>
          <table:table-cell table:style-name="ce3502"/>
          <table:table-cell table:style-name="ce3287"/>
          <table:table-cell table:style-name="ce3308"/>
          <table:table-cell table:style-name="ce3321"/>
          <table:table-cell table:style-name="ce3335"/>
          <table:table-cell table:style-name="ce3355"/>
          <table:table-cell table:style-name="ce3382" table:number-columns-repeated="2"/>
          <table:table-cell table:style-name="ce3411"/>
          <table:table-cell table:style-name="ce3308"/>
          <table:table-cell table:style-name="ce3321"/>
          <table:table-cell table:style-name="ce3507"/>
          <table:table-cell table:style-name="ce3509"/>
          <table:table-cell table:style-name="ce3483"/>
          <table:table-cell table:number-columns-repeated="95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37.J10:Feuille37.K11">
            <calcext:condition calcext:apply-style-name="Heading" calcext:value="begins-with('a')" calcext:base-cell-address="Feuille37.J10"/>
            <calcext:condition calcext:apply-style-name="Default" calcext:value="=0" calcext:base-cell-address="Feuille37.J10"/>
          </calcext:conditional-format>
          <calcext:conditional-format calcext:target-range-address="Feuille37.N2:Feuille37.O3">
            <calcext:condition calcext:apply-style-name="Heading" calcext:value="begins-with('a')" calcext:base-cell-address="Feuille37.N2"/>
            <calcext:condition calcext:apply-style-name="Default" calcext:value="=0" calcext:base-cell-address="Feuille37.N2"/>
          </calcext:conditional-format>
          <calcext:conditional-format calcext:target-range-address="Feuille37.N4:Feuille37.O5">
            <calcext:condition calcext:apply-style-name="Heading" calcext:value="begins-with('a')" calcext:base-cell-address="Feuille37.N4"/>
            <calcext:condition calcext:apply-style-name="Default" calcext:value="=0" calcext:base-cell-address="Feuille37.N4"/>
          </calcext:conditional-format>
          <calcext:conditional-format calcext:target-range-address="Feuille37.N6:Feuille37.O7">
            <calcext:condition calcext:apply-style-name="Heading" calcext:value="begins-with('a')" calcext:base-cell-address="Feuille37.N6"/>
            <calcext:condition calcext:apply-style-name="Default" calcext:value="=0" calcext:base-cell-address="Feuille37.N6"/>
          </calcext:conditional-format>
          <calcext:conditional-format calcext:target-range-address="Feuille37.N8:Feuille37.O9">
            <calcext:condition calcext:apply-style-name="Heading" calcext:value="begins-with('a')" calcext:base-cell-address="Feuille37.N8"/>
            <calcext:condition calcext:apply-style-name="Default" calcext:value="=0" calcext:base-cell-address="Feuille37.N8"/>
          </calcext:conditional-format>
          <calcext:conditional-format calcext:target-range-address="Feuille37.L10:Feuille37.M11">
            <calcext:condition calcext:apply-style-name="Heading" calcext:value="begins-with('a')" calcext:base-cell-address="Feuille37.L10"/>
            <calcext:condition calcext:apply-style-name="Default" calcext:value="=0" calcext:base-cell-address="Feuille37.L10"/>
          </calcext:conditional-format>
          <calcext:conditional-format calcext:target-range-address="Feuille37.N10:Feuille37.O11">
            <calcext:condition calcext:apply-style-name="Heading" calcext:value="begins-with('a')" calcext:base-cell-address="Feuille37.N10"/>
            <calcext:condition calcext:apply-style-name="Default" calcext:value="=0" calcext:base-cell-address="Feuille37.N10"/>
          </calcext:conditional-format>
          <calcext:conditional-format calcext:target-range-address="Feuille37.BN10:Feuille37.BO11">
            <calcext:condition calcext:apply-style-name="Heading" calcext:value="begins-with('a')" calcext:base-cell-address="Feuille37.BN10"/>
            <calcext:condition calcext:apply-style-name="Default" calcext:value="=0" calcext:base-cell-address="Feuille37.BN10"/>
          </calcext:conditional-format>
          <calcext:conditional-format calcext:target-range-address="Feuille37.BR2:Feuille37.BS3">
            <calcext:condition calcext:apply-style-name="Heading" calcext:value="begins-with('a')" calcext:base-cell-address="Feuille37.BR2"/>
            <calcext:condition calcext:apply-style-name="Default" calcext:value="=0" calcext:base-cell-address="Feuille37.BR2"/>
          </calcext:conditional-format>
          <calcext:conditional-format calcext:target-range-address="Feuille37.BR4:Feuille37.BS5">
            <calcext:condition calcext:apply-style-name="Heading" calcext:value="begins-with('a')" calcext:base-cell-address="Feuille37.BR4"/>
            <calcext:condition calcext:apply-style-name="Default" calcext:value="=0" calcext:base-cell-address="Feuille37.BR4"/>
          </calcext:conditional-format>
          <calcext:conditional-format calcext:target-range-address="Feuille37.BR6:Feuille37.BS7">
            <calcext:condition calcext:apply-style-name="Heading" calcext:value="begins-with('a')" calcext:base-cell-address="Feuille37.BR6"/>
            <calcext:condition calcext:apply-style-name="Default" calcext:value="=0" calcext:base-cell-address="Feuille37.BR6"/>
          </calcext:conditional-format>
          <calcext:conditional-format calcext:target-range-address="Feuille37.BR8:Feuille37.BS9">
            <calcext:condition calcext:apply-style-name="Heading" calcext:value="begins-with('a')" calcext:base-cell-address="Feuille37.BR8"/>
            <calcext:condition calcext:apply-style-name="Default" calcext:value="=0" calcext:base-cell-address="Feuille37.BR8"/>
          </calcext:conditional-format>
          <calcext:conditional-format calcext:target-range-address="Feuille37.BP10:Feuille37.BQ11">
            <calcext:condition calcext:apply-style-name="Heading" calcext:value="begins-with('a')" calcext:base-cell-address="Feuille37.BP10"/>
            <calcext:condition calcext:apply-style-name="Default" calcext:value="=0" calcext:base-cell-address="Feuille37.BP10"/>
          </calcext:conditional-format>
          <calcext:conditional-format calcext:target-range-address="Feuille37.BR10:Feuille37.BS11">
            <calcext:condition calcext:apply-style-name="Heading" calcext:value="begins-with('a')" calcext:base-cell-address="Feuille37.BR10"/>
            <calcext:condition calcext:apply-style-name="Default" calcext:value="=0" calcext:base-cell-address="Feuille37.BR10"/>
          </calcext:conditional-format>
          <calcext:conditional-format calcext:target-range-address="Feuille37.AZ20:Feuille37.BA21">
            <calcext:condition calcext:apply-style-name="Heading" calcext:value="begins-with('a')" calcext:base-cell-address="Feuille37.AZ20"/>
            <calcext:condition calcext:apply-style-name="Default" calcext:value="=0" calcext:base-cell-address="Feuille37.AZ20"/>
          </calcext:conditional-format>
          <calcext:conditional-format calcext:target-range-address="Feuille37.BD12:Feuille37.BE13">
            <calcext:condition calcext:apply-style-name="Heading" calcext:value="begins-with('a')" calcext:base-cell-address="Feuille37.BD12"/>
            <calcext:condition calcext:apply-style-name="Default" calcext:value="=0" calcext:base-cell-address="Feuille37.BD12"/>
          </calcext:conditional-format>
          <calcext:conditional-format calcext:target-range-address="Feuille37.BD14:Feuille37.BE15">
            <calcext:condition calcext:apply-style-name="Heading" calcext:value="begins-with('a')" calcext:base-cell-address="Feuille37.BD14"/>
            <calcext:condition calcext:apply-style-name="Default" calcext:value="=0" calcext:base-cell-address="Feuille37.BD14"/>
          </calcext:conditional-format>
          <calcext:conditional-format calcext:target-range-address="Feuille37.BD16:Feuille37.BE17">
            <calcext:condition calcext:apply-style-name="Heading" calcext:value="begins-with('a')" calcext:base-cell-address="Feuille37.BD16"/>
            <calcext:condition calcext:apply-style-name="Default" calcext:value="=0" calcext:base-cell-address="Feuille37.BD16"/>
          </calcext:conditional-format>
          <calcext:conditional-format calcext:target-range-address="Feuille37.BD18:Feuille37.BE19">
            <calcext:condition calcext:apply-style-name="Heading" calcext:value="begins-with('a')" calcext:base-cell-address="Feuille37.BD18"/>
            <calcext:condition calcext:apply-style-name="Default" calcext:value="=0" calcext:base-cell-address="Feuille37.BD18"/>
          </calcext:conditional-format>
          <calcext:conditional-format calcext:target-range-address="Feuille37.BB20:Feuille37.BC21">
            <calcext:condition calcext:apply-style-name="Heading" calcext:value="begins-with('a')" calcext:base-cell-address="Feuille37.BB20"/>
            <calcext:condition calcext:apply-style-name="Default" calcext:value="=0" calcext:base-cell-address="Feuille37.BB20"/>
          </calcext:conditional-format>
          <calcext:conditional-format calcext:target-range-address="Feuille37.BD20:Feuille37.BE21">
            <calcext:condition calcext:apply-style-name="Heading" calcext:value="begins-with('a')" calcext:base-cell-address="Feuille37.BD20"/>
            <calcext:condition calcext:apply-style-name="Default" calcext:value="=0" calcext:base-cell-address="Feuille37.BD20"/>
          </calcext:conditional-format>
          <calcext:conditional-format calcext:target-range-address="Feuille37.AZ30:Feuille37.BA31">
            <calcext:condition calcext:apply-style-name="Heading" calcext:value="begins-with('a')" calcext:base-cell-address="Feuille37.AZ30"/>
            <calcext:condition calcext:apply-style-name="Default" calcext:value="=0" calcext:base-cell-address="Feuille37.AZ30"/>
          </calcext:conditional-format>
          <calcext:conditional-format calcext:target-range-address="Feuille37.BD22:Feuille37.BE23">
            <calcext:condition calcext:apply-style-name="Heading" calcext:value="begins-with('a')" calcext:base-cell-address="Feuille37.BD22"/>
            <calcext:condition calcext:apply-style-name="Default" calcext:value="=0" calcext:base-cell-address="Feuille37.BD22"/>
          </calcext:conditional-format>
          <calcext:conditional-format calcext:target-range-address="Feuille37.BD24:Feuille37.BE25">
            <calcext:condition calcext:apply-style-name="Heading" calcext:value="begins-with('a')" calcext:base-cell-address="Feuille37.BD24"/>
            <calcext:condition calcext:apply-style-name="Default" calcext:value="=0" calcext:base-cell-address="Feuille37.BD24"/>
          </calcext:conditional-format>
          <calcext:conditional-format calcext:target-range-address="Feuille37.BD26:Feuille37.BE27">
            <calcext:condition calcext:apply-style-name="Heading" calcext:value="begins-with('a')" calcext:base-cell-address="Feuille37.BD26"/>
            <calcext:condition calcext:apply-style-name="Default" calcext:value="=0" calcext:base-cell-address="Feuille37.BD26"/>
          </calcext:conditional-format>
          <calcext:conditional-format calcext:target-range-address="Feuille37.BD28:Feuille37.BE29">
            <calcext:condition calcext:apply-style-name="Heading" calcext:value="begins-with('a')" calcext:base-cell-address="Feuille37.BD28"/>
            <calcext:condition calcext:apply-style-name="Default" calcext:value="=0" calcext:base-cell-address="Feuille37.BD28"/>
          </calcext:conditional-format>
          <calcext:conditional-format calcext:target-range-address="Feuille37.BB30:Feuille37.BC31">
            <calcext:condition calcext:apply-style-name="Heading" calcext:value="begins-with('a')" calcext:base-cell-address="Feuille37.BB30"/>
            <calcext:condition calcext:apply-style-name="Default" calcext:value="=0" calcext:base-cell-address="Feuille37.BB30"/>
          </calcext:conditional-format>
          <calcext:conditional-format calcext:target-range-address="Feuille37.BD30:Feuille37.BE31">
            <calcext:condition calcext:apply-style-name="Heading" calcext:value="begins-with('a')" calcext:base-cell-address="Feuille37.BD30"/>
            <calcext:condition calcext:apply-style-name="Default" calcext:value="=0" calcext:base-cell-address="Feuille37.BD30"/>
          </calcext:conditional-format>
          <calcext:conditional-format calcext:target-range-address="Feuille37.AL40:Feuille37.AM41">
            <calcext:condition calcext:apply-style-name="Heading" calcext:value="begins-with('a')" calcext:base-cell-address="Feuille37.AL40"/>
            <calcext:condition calcext:apply-style-name="Default" calcext:value="=0" calcext:base-cell-address="Feuille37.AL40"/>
          </calcext:conditional-format>
          <calcext:conditional-format calcext:target-range-address="Feuille37.AP32:Feuille37.AQ33">
            <calcext:condition calcext:apply-style-name="Heading" calcext:value="begins-with('a')" calcext:base-cell-address="Feuille37.AP32"/>
            <calcext:condition calcext:apply-style-name="Default" calcext:value="=0" calcext:base-cell-address="Feuille37.AP32"/>
          </calcext:conditional-format>
          <calcext:conditional-format calcext:target-range-address="Feuille37.AP34:Feuille37.AQ35">
            <calcext:condition calcext:apply-style-name="Heading" calcext:value="begins-with('a')" calcext:base-cell-address="Feuille37.AP34"/>
            <calcext:condition calcext:apply-style-name="Default" calcext:value="=0" calcext:base-cell-address="Feuille37.AP34"/>
          </calcext:conditional-format>
          <calcext:conditional-format calcext:target-range-address="Feuille37.AP36:Feuille37.AQ37">
            <calcext:condition calcext:apply-style-name="Heading" calcext:value="begins-with('a')" calcext:base-cell-address="Feuille37.AP36"/>
            <calcext:condition calcext:apply-style-name="Default" calcext:value="=0" calcext:base-cell-address="Feuille37.AP36"/>
          </calcext:conditional-format>
          <calcext:conditional-format calcext:target-range-address="Feuille37.AP38:Feuille37.AQ39">
            <calcext:condition calcext:apply-style-name="Heading" calcext:value="begins-with('a')" calcext:base-cell-address="Feuille37.AP38"/>
            <calcext:condition calcext:apply-style-name="Default" calcext:value="=0" calcext:base-cell-address="Feuille37.AP38"/>
          </calcext:conditional-format>
          <calcext:conditional-format calcext:target-range-address="Feuille37.AN40:Feuille37.AO41">
            <calcext:condition calcext:apply-style-name="Heading" calcext:value="begins-with('a')" calcext:base-cell-address="Feuille37.AN40"/>
            <calcext:condition calcext:apply-style-name="Default" calcext:value="=0" calcext:base-cell-address="Feuille37.AN40"/>
          </calcext:conditional-format>
          <calcext:conditional-format calcext:target-range-address="Feuille37.AP40:Feuille37.AQ41">
            <calcext:condition calcext:apply-style-name="Heading" calcext:value="begins-with('a')" calcext:base-cell-address="Feuille37.AP40"/>
            <calcext:condition calcext:apply-style-name="Default" calcext:value="=0" calcext:base-cell-address="Feuille37.AP40"/>
          </calcext:conditional-format>
          <calcext:conditional-format calcext:target-range-address="Feuille37.J50:Feuille37.K51">
            <calcext:condition calcext:apply-style-name="Heading" calcext:value="begins-with('a')" calcext:base-cell-address="Feuille37.J50"/>
            <calcext:condition calcext:apply-style-name="Default" calcext:value="=0" calcext:base-cell-address="Feuille37.J50"/>
          </calcext:conditional-format>
          <calcext:conditional-format calcext:target-range-address="Feuille37.N42:Feuille37.O43">
            <calcext:condition calcext:apply-style-name="Heading" calcext:value="begins-with('a')" calcext:base-cell-address="Feuille37.N42"/>
            <calcext:condition calcext:apply-style-name="Default" calcext:value="=0" calcext:base-cell-address="Feuille37.N42"/>
          </calcext:conditional-format>
          <calcext:conditional-format calcext:target-range-address="Feuille37.N44:Feuille37.O45">
            <calcext:condition calcext:apply-style-name="Heading" calcext:value="begins-with('a')" calcext:base-cell-address="Feuille37.N44"/>
            <calcext:condition calcext:apply-style-name="Default" calcext:value="=0" calcext:base-cell-address="Feuille37.N44"/>
          </calcext:conditional-format>
          <calcext:conditional-format calcext:target-range-address="Feuille37.N46:Feuille37.O47">
            <calcext:condition calcext:apply-style-name="Heading" calcext:value="begins-with('a')" calcext:base-cell-address="Feuille37.N46"/>
            <calcext:condition calcext:apply-style-name="Default" calcext:value="=0" calcext:base-cell-address="Feuille37.N46"/>
          </calcext:conditional-format>
          <calcext:conditional-format calcext:target-range-address="Feuille37.N48:Feuille37.O49">
            <calcext:condition calcext:apply-style-name="Heading" calcext:value="begins-with('a')" calcext:base-cell-address="Feuille37.N48"/>
            <calcext:condition calcext:apply-style-name="Default" calcext:value="=0" calcext:base-cell-address="Feuille37.N48"/>
          </calcext:conditional-format>
          <calcext:conditional-format calcext:target-range-address="Feuille37.L50:Feuille37.M51">
            <calcext:condition calcext:apply-style-name="Heading" calcext:value="begins-with('a')" calcext:base-cell-address="Feuille37.L50"/>
            <calcext:condition calcext:apply-style-name="Default" calcext:value="=0" calcext:base-cell-address="Feuille37.L50"/>
          </calcext:conditional-format>
          <calcext:conditional-format calcext:target-range-address="Feuille37.N50:Feuille37.O51">
            <calcext:condition calcext:apply-style-name="Heading" calcext:value="begins-with('a')" calcext:base-cell-address="Feuille37.N50"/>
            <calcext:condition calcext:apply-style-name="Default" calcext:value="=0" calcext:base-cell-address="Feuille37.N5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15:32:38.143884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8:18:50.565277884</meta:creation-date>
    <dc:date>2015-11-22T18:49:53.956333380</dc:date>
    <meta:editing-duration>PT4H50M54S</meta:editing-duration>
    <meta:editing-cycles>19</meta:editing-cycles>
    <meta:generator>LibreOffice/4.3.3.2$Linux_X86_64 LibreOffice_project/430m0$Build-2</meta:generator>
    <meta:document-statistic meta:table-count="37" meta:cell-count="737" meta:object-count="76"/>
  </office:meta>
</office:document-meta>
</file>